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77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62cm"/>
    </style:style>
    <style:style style:name="co4" style:family="table-column">
      <style:table-column-properties fo:break-before="auto" style:column-width="11.871cm"/>
    </style:style>
    <style:style style:name="co5" style:family="table-column">
      <style:table-column-properties fo:break-before="auto" style:column-width="8.172cm"/>
    </style:style>
    <style:style style:name="co6" style:family="table-column">
      <style:table-column-properties fo:break-before="auto" style:column-width="8.474cm"/>
    </style:style>
    <style:style style:name="co7" style:family="table-column">
      <style:table-column-properties fo:break-before="auto" style:column-width="3.526cm"/>
    </style:style>
    <style:style style:name="co8" style:family="table-column">
      <style:table-column-properties fo:break-before="auto" style:column-width="4.045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padding="0.071cm"/>
    </style:style>
    <style:style style:name="ce4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5" style:family="table-cell" style:parent-style-name="Default">
      <style:table-cell-properties fo:border-bottom="none" fo:border-left="0.002cm solid #000000" fo:border-right="0.002cm solid #000000" fo:border-top="none"/>
    </style:style>
    <style:style style:name="ce6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7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0.002cm solid #000000" fo:border-right="none" fo:border-top="none"/>
    </style:style>
    <style:style style:name="ce10" style:family="table-cell" style:parent-style-name="Default" style:data-style-name="N0">
      <style:table-cell-properties fo:border-bottom="0.002cm solid #000000" fo:border-left="none" fo:padding="0.071cm" fo:border-right="none" fo:border-top="0.002cm solid #000000"/>
    </style:style>
    <style:style style:name="ce11" style:family="table-cell" style:parent-style-name="Default">
      <style:table-cell-properties fo:border-bottom="0.002cm solid #000000" fo:border-left="none" fo:border-right="none" fo:border-top="none"/>
    </style:style>
    <style:style style:name="ce12" style:family="table-cell" style:parent-style-name="Default" style:data-style-name="N0">
      <style:table-cell-properties fo:border-bottom="0.002cm solid #000000" fo:border-left="none" fo:padding="0.071cm" fo:border-right="0.002cm solid #000000" fo:border-top="0.002cm solid #000000"/>
    </style:style>
    <style:style style:name="ce13" style:family="table-cell" style:parent-style-name="Default">
      <style:table-cell-properties fo:border-bottom="none" fo:border-left="none" fo:border-right="0.002cm solid #000000" fo:border-top="none"/>
    </style:style>
    <style:style style:name="ce14" style:family="table-cell" style:parent-style-name="Default">
      <style:table-cell-properties fo:border-bottom="0.002cm solid #000000" fo:border-left="none" fo:border-right="0.002cm solid #000000" fo:border-top="none"/>
    </style:style>
    <style:style style:name="ce15" style:family="table-cell" style:parent-style-name="Default">
      <style:text-properties style:font-name="Arial" style:font-name-asian="WenQuanYi Micro Hei" style:font-name-complex="Lohit Hindi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order-bottom="none" fo:border-left="0.002cm solid #000000" fo:border-right="none" fo:border-top="0.002cm solid #000000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002cm solid #000000" fo:border-top="0.002cm solid #000000"/>
    </style:style>
    <style:style style:name="ce20" style:family="table-cell" style:parent-style-name="Default" style:data-style-name="N0">
      <style:table-cell-properties fo:border-bottom="0.002cm solid #000000" fo:border-left="0.002cm solid #000000" fo:padding="0.071cm" fo:border-right="none" fo:border-top="none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22" style:family="table-cell" style:parent-style-name="Default" style:data-style-name="N0">
      <style:table-cell-properties fo:border-bottom="none" fo:border-left="0.002cm solid #000000" fo:padding="0.071cm" fo:border-right="none" fo:border-top="none"/>
    </style:style>
    <style:style style:name="ce23" style:family="table-cell" style:parent-style-name="Default" style:data-style-name="N0">
      <style:table-cell-properties fo:border-bottom="0.002cm solid #000000" fo:border-left="none" fo:padding="0.071cm" fo:border-right="none" fo:border-top="none"/>
    </style:style>
    <style:style style:name="ce24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order-bottom="0.002cm solid #000000" fo:border-left="none" fo:padding="0.071cm" fo:border-right="0.002cm solid #000000" fo:border-top="none"/>
    </style:style>
  </office:automatic-styles>
  <office:body>
    <office:spreadsheet>
      <table:calculation-settings table:case-sensitive="false" table:use-regular-expressions="false"/>
      <table:table table:name="height based ol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ce1" table:formula="of:=['age based'.$B$1]" office:value-type="string" office:string-value="amd_stats">
            <text:p>amd_stats</text:p>
          </table:table-cell>
          <table:table-cell table:style-name="ce1" table:formula="of:=[$#REF!.B#REF!]" office:value-type="float" office:value="0">
            <text:p>#REF!</text:p>
          </table:table-cell>
          <table:table-cell table:style-name="ce2" table:number-columns-repeated="2"/>
          <table:table-cell office:value-type="string">
            <text:p>m</text:p>
          </table:table-cell>
          <table:table-cell table:number-columns-repeated="4"/>
          <table:table-cell office:value-type="string">
            <text:p>f</text:p>
          </table:table-cell>
          <table:table-cell table:number-columns-repeated="3"/>
        </table:table-row>
        <table:table-row table:style-name="ro2">
          <table:table-cell table:style-name="ce2"/>
          <table:table-cell table:number-columns-repeated="3"/>
          <table:table-cell office:value-type="string">
            <text:p>wh</text:p>
          </table:table-cell>
          <table:table-cell table:number-columns-repeated="4"/>
          <table:table-cell office:value-type="string">
            <text:p>wh</text:p>
          </table:table-cell>
          <table:table-cell table:number-columns-repeated="3"/>
        </table:table-row>
        <table:table-row table:style-name="ro2">
          <table:table-cell table:style-name="ce1" table:formula="of:=[.H3]&amp;[.M3]&amp;[.R3]&amp;[.W3]&amp;[.AB3]&amp;[.AG3]" office:value-type="float" office:value="0">
            <text:p>#REF!</text:p>
          </table:table-cell>
          <table:table-cell office:value-type="string">
            <text:p>cm</text:p>
          </table:table-cell>
          <table:table-cell office:value-type="string">
            <text:p>empty</text:p>
          </table:table-cell>
          <table:table-cell office:value-type="string">
            <text:p>empty</text:p>
          </table:table-cell>
          <table:table-cell office:value-type="string">
            <text:p>min</text:p>
          </table:table-cell>
          <table:table-cell office:value-type="string">
            <text:p>medium</text:p>
          </table:table-cell>
          <table:table-cell office:value-type="string">
            <text:p>max</text:p>
          </table:table-cell>
          <table:table-cell table:formula="of:=[.$A$1]&amp;&quot;.&quot;&amp;[.E2]&amp;&quot;=&quot;&amp;[.$B$1]&amp;&quot;;&quot;" office:value-type="float" office:value="0">
            <text:p>#REF!</text:p>
          </table:table-cell>
          <table:table-cell/>
          <table:table-cell office:value-type="string">
            <text:p>min</text:p>
          </table:table-cell>
          <table:table-cell office:value-type="string">
            <text:p>medium</text:p>
          </table:table-cell>
          <table:table-cell office:value-type="string">
            <text:p>max</text:p>
          </table:table-cell>
          <table:table-cell table:formula="of:=[.$A$1]&amp;&quot;.&quot;&amp;[.J2]&amp;&quot;=&quot;&amp;[.$B$1]&amp;&quot;;&quot;" office:value-type="float" office:value="0">
            <text:p>#REF!</text:p>
          </table:table-cell>
        </table:table-row>
        <table:table-row table:style-name="ro1">
          <table:table-cell table:style-name="ce1" table:formula="of:=[.H4]&amp;[.M4]&amp;[.R4]&amp;[.W4]&amp;[.AB4]&amp;[.AG4]" office:value-type="string" office:string-value=";;">
            <text:p>;;</text:p>
          </table:table-cell>
          <table:table-cell table:style-name="ce3" office:value-type="float" office:value="50">
            <text:p>50</text:p>
          </table:table-cell>
          <table:table-cell table:style-name="ce3" table:number-columns-repeated="2"/>
          <table:table-cell table:number-columns-repeated="3"/>
          <table:table-cell table:formula="of:=IF([.F4]&gt;0;[.$A$1]&amp;&quot;.&quot;&amp;[.E$2]&amp;&quot;.&quot;&amp;[.E$1]&amp;&quot;['&quot;&amp;[.$B4]&amp;&quot;'] = {min: &quot;&amp;SUBSTITUTE([.E4];&quot;,&quot;;&quot;.&quot;)&amp;&quot;,avg: &quot;&amp;SUBSTITUTE([.F4];&quot;,&quot;;&quot;.&quot;)&amp;&quot;,max:&quot;&amp;SUBSTITUTE([.G4];&quot;,&quot;;&quot;.&quot;)&amp;&quot;};&quot;;&quot;;&quot;)" office:value-type="string" office:string-value=";">
            <text:p>;</text:p>
          </table:table-cell>
          <table:table-cell/>
          <table:table-cell table:number-columns-repeated="3"/>
          <table:table-cell table:formula="of:=IF([.K4]&gt;0;[.$A$1]&amp;&quot;.&quot;&amp;[.J$2]&amp;&quot;.&quot;&amp;[.J$1]&amp;&quot;['&quot;&amp;[.$B4]&amp;&quot;'] = {min: &quot;&amp;SUBSTITUTE([.J4];&quot;,&quot;;&quot;.&quot;)&amp;&quot;,avg: &quot;&amp;SUBSTITUTE([.K4];&quot;,&quot;;&quot;.&quot;)&amp;&quot;,max:&quot;&amp;SUBSTITUTE([.L4];&quot;,&quot;;&quot;.&quot;)&amp;&quot;};&quot;;&quot;;&quot;)" office:value-type="string" office:string-value=";">
            <text:p>;</text:p>
          </table:table-cell>
        </table:table-row>
        <table:table-row table:style-name="ro1">
          <table:table-cell table:style-name="ce1" table:formula="of:=[.H5]&amp;[.M5]&amp;[.R5]&amp;[.W5]&amp;[.AB5]&amp;[.AG5]" office:value-type="string" office:string-value=";;">
            <text:p>;;</text:p>
          </table:table-cell>
          <table:table-cell table:style-name="ce3" table:formula="of:=[.B4]+5" office:value-type="float" office:value="55">
            <text:p>55</text:p>
          </table:table-cell>
          <table:table-cell table:style-name="ce3" table:number-columns-repeated="2"/>
          <table:table-cell table:number-columns-repeated="3"/>
          <table:table-cell table:formula="of:=IF([.F5]&gt;0;[.$A$1]&amp;&quot;.&quot;&amp;[.E$2]&amp;&quot;.&quot;&amp;[.E$1]&amp;&quot;['&quot;&amp;[.$B5]&amp;&quot;'] = {min: &quot;&amp;SUBSTITUTE([.E5];&quot;,&quot;;&quot;.&quot;)&amp;&quot;,avg: &quot;&amp;SUBSTITUTE([.F5];&quot;,&quot;;&quot;.&quot;)&amp;&quot;,max:&quot;&amp;SUBSTITUTE([.G5];&quot;,&quot;;&quot;.&quot;)&amp;&quot;};&quot;;&quot;;&quot;)" office:value-type="string" office:string-value=";">
            <text:p>;</text:p>
          </table:table-cell>
          <table:table-cell/>
          <table:table-cell table:number-columns-repeated="3"/>
          <table:table-cell table:formula="of:=IF([.K5]&gt;0;[.$A$1]&amp;&quot;.&quot;&amp;[.J$2]&amp;&quot;.&quot;&amp;[.J$1]&amp;&quot;['&quot;&amp;[.$B5]&amp;&quot;'] = {min: &quot;&amp;SUBSTITUTE([.J5];&quot;,&quot;;&quot;.&quot;)&amp;&quot;,avg: &quot;&amp;SUBSTITUTE([.K5];&quot;,&quot;;&quot;.&quot;)&amp;&quot;,max:&quot;&amp;SUBSTITUTE([.L5];&quot;,&quot;;&quot;.&quot;)&amp;&quot;};&quot;;&quot;;&quot;)" office:value-type="string" office:string-value=";">
            <text:p>;</text:p>
          </table:table-cell>
        </table:table-row>
        <table:table-row table:style-name="ro1">
          <table:table-cell table:style-name="ce1" table:formula="of:=[.H6]&amp;[.M6]&amp;[.R6]&amp;[.W6]&amp;[.AB6]&amp;[.AG6]" office:value-type="string" office:string-value=";;">
            <text:p>;;</text:p>
          </table:table-cell>
          <table:table-cell table:style-name="ce3" table:formula="of:=[.B5]+5" office:value-type="float" office:value="60">
            <text:p>60</text:p>
          </table:table-cell>
          <table:table-cell table:style-name="ce3" table:number-columns-repeated="2"/>
          <table:table-cell table:number-columns-repeated="3"/>
          <table:table-cell table:formula="of:=IF([.F6]&gt;0;[.$A$1]&amp;&quot;.&quot;&amp;[.E$2]&amp;&quot;.&quot;&amp;[.E$1]&amp;&quot;['&quot;&amp;[.$B6]&amp;&quot;'] = {min: &quot;&amp;SUBSTITUTE([.E6];&quot;,&quot;;&quot;.&quot;)&amp;&quot;,avg: &quot;&amp;SUBSTITUTE([.F6];&quot;,&quot;;&quot;.&quot;)&amp;&quot;,max:&quot;&amp;SUBSTITUTE([.G6];&quot;,&quot;;&quot;.&quot;)&amp;&quot;};&quot;;&quot;;&quot;)" office:value-type="string" office:string-value=";">
            <text:p>;</text:p>
          </table:table-cell>
          <table:table-cell/>
          <table:table-cell table:number-columns-repeated="3"/>
          <table:table-cell table:formula="of:=IF([.K6]&gt;0;[.$A$1]&amp;&quot;.&quot;&amp;[.J$2]&amp;&quot;.&quot;&amp;[.J$1]&amp;&quot;['&quot;&amp;[.$B6]&amp;&quot;'] = {min: &quot;&amp;SUBSTITUTE([.J6];&quot;,&quot;;&quot;.&quot;)&amp;&quot;,avg: &quot;&amp;SUBSTITUTE([.K6];&quot;,&quot;;&quot;.&quot;)&amp;&quot;,max:&quot;&amp;SUBSTITUTE([.L6];&quot;,&quot;;&quot;.&quot;)&amp;&quot;};&quot;;&quot;;&quot;)" office:value-type="string" office:string-value=";">
            <text:p>;</text:p>
          </table:table-cell>
        </table:table-row>
        <table:table-row table:style-name="ro1">
          <table:table-cell table:style-name="ce1" table:formula="of:=[.H7]&amp;[.M7]&amp;[.R7]&amp;[.W7]&amp;[.AB7]&amp;[.AG7]" office:value-type="string" office:string-value=";;">
            <text:p>;;</text:p>
          </table:table-cell>
          <table:table-cell table:style-name="ce3" table:formula="of:=[.B6]+5" office:value-type="float" office:value="65">
            <text:p>65</text:p>
          </table:table-cell>
          <table:table-cell table:style-name="ce3" table:number-columns-repeated="2"/>
          <table:table-cell table:number-columns-repeated="3"/>
          <table:table-cell table:formula="of:=IF([.F7]&gt;0;[.$A$1]&amp;&quot;.&quot;&amp;[.E$2]&amp;&quot;.&quot;&amp;[.E$1]&amp;&quot;['&quot;&amp;[.$B7]&amp;&quot;'] = {min: &quot;&amp;SUBSTITUTE([.E7];&quot;,&quot;;&quot;.&quot;)&amp;&quot;,avg: &quot;&amp;SUBSTITUTE([.F7];&quot;,&quot;;&quot;.&quot;)&amp;&quot;,max:&quot;&amp;SUBSTITUTE([.G7];&quot;,&quot;;&quot;.&quot;)&amp;&quot;};&quot;;&quot;;&quot;)" office:value-type="string" office:string-value=";">
            <text:p>;</text:p>
          </table:table-cell>
          <table:table-cell/>
          <table:table-cell table:number-columns-repeated="3"/>
          <table:table-cell table:formula="of:=IF([.K7]&gt;0;[.$A$1]&amp;&quot;.&quot;&amp;[.J$2]&amp;&quot;.&quot;&amp;[.J$1]&amp;&quot;['&quot;&amp;[.$B7]&amp;&quot;'] = {min: &quot;&amp;SUBSTITUTE([.J7];&quot;,&quot;;&quot;.&quot;)&amp;&quot;,avg: &quot;&amp;SUBSTITUTE([.K7];&quot;,&quot;;&quot;.&quot;)&amp;&quot;,max:&quot;&amp;SUBSTITUTE([.L7];&quot;,&quot;;&quot;.&quot;)&amp;&quot;};&quot;;&quot;;&quot;)" office:value-type="string" office:string-value=";">
            <text:p>;</text:p>
          </table:table-cell>
        </table:table-row>
        <table:table-row table:style-name="ro1">
          <table:table-cell table:style-name="ce1" table:formula="of:=[.H8]&amp;[.M8]&amp;[.R8]&amp;[.W8]&amp;[.AB8]&amp;[.AG8]" office:value-type="string" office:string-value=";;">
            <text:p>;;</text:p>
          </table:table-cell>
          <table:table-cell table:style-name="ce3" table:formula="of:=[.B7]+5" office:value-type="float" office:value="70">
            <text:p>70</text:p>
          </table:table-cell>
          <table:table-cell table:style-name="ce3" table:number-columns-repeated="2"/>
          <table:table-cell table:number-columns-repeated="3"/>
          <table:table-cell table:formula="of:=IF([.F8]&gt;0;[.$A$1]&amp;&quot;.&quot;&amp;[.E$2]&amp;&quot;.&quot;&amp;[.E$1]&amp;&quot;['&quot;&amp;[.$B8]&amp;&quot;'] = {min: &quot;&amp;SUBSTITUTE([.E8];&quot;,&quot;;&quot;.&quot;)&amp;&quot;,avg: &quot;&amp;SUBSTITUTE([.F8];&quot;,&quot;;&quot;.&quot;)&amp;&quot;,max:&quot;&amp;SUBSTITUTE([.G8];&quot;,&quot;;&quot;.&quot;)&amp;&quot;};&quot;;&quot;;&quot;)" office:value-type="string" office:string-value=";">
            <text:p>;</text:p>
          </table:table-cell>
          <table:table-cell/>
          <table:table-cell table:number-columns-repeated="3"/>
          <table:table-cell table:formula="of:=IF([.K8]&gt;0;[.$A$1]&amp;&quot;.&quot;&amp;[.J$2]&amp;&quot;.&quot;&amp;[.J$1]&amp;&quot;['&quot;&amp;[.$B8]&amp;&quot;'] = {min: &quot;&amp;SUBSTITUTE([.J8];&quot;,&quot;;&quot;.&quot;)&amp;&quot;,avg: &quot;&amp;SUBSTITUTE([.K8];&quot;,&quot;;&quot;.&quot;)&amp;&quot;,max:&quot;&amp;SUBSTITUTE([.L8];&quot;,&quot;;&quot;.&quot;)&amp;&quot;};&quot;;&quot;;&quot;)" office:value-type="string" office:string-value=";">
            <text:p>;</text:p>
          </table:table-cell>
        </table:table-row>
        <table:table-row table:style-name="ro1">
          <table:table-cell table:style-name="ce1" table:formula="of:=[.H9]&amp;[.M9]&amp;[.R9]&amp;[.W9]&amp;[.AB9]&amp;[.AG9]" office:value-type="string" office:string-value=";;">
            <text:p>;;</text:p>
          </table:table-cell>
          <table:table-cell table:style-name="ce3" table:formula="of:=[.B8]+5" office:value-type="float" office:value="75">
            <text:p>75</text:p>
          </table:table-cell>
          <table:table-cell table:style-name="ce3" table:number-columns-repeated="2"/>
          <table:table-cell table:number-columns-repeated="3"/>
          <table:table-cell table:formula="of:=IF([.F9]&gt;0;[.$A$1]&amp;&quot;.&quot;&amp;[.E$2]&amp;&quot;.&quot;&amp;[.E$1]&amp;&quot;['&quot;&amp;[.$B9]&amp;&quot;'] = {min: &quot;&amp;SUBSTITUTE([.E9];&quot;,&quot;;&quot;.&quot;)&amp;&quot;,avg: &quot;&amp;SUBSTITUTE([.F9];&quot;,&quot;;&quot;.&quot;)&amp;&quot;,max:&quot;&amp;SUBSTITUTE([.G9];&quot;,&quot;;&quot;.&quot;)&amp;&quot;};&quot;;&quot;;&quot;)" office:value-type="string" office:string-value=";">
            <text:p>;</text:p>
          </table:table-cell>
          <table:table-cell/>
          <table:table-cell table:number-columns-repeated="3"/>
          <table:table-cell table:formula="of:=IF([.K9]&gt;0;[.$A$1]&amp;&quot;.&quot;&amp;[.J$2]&amp;&quot;.&quot;&amp;[.J$1]&amp;&quot;['&quot;&amp;[.$B9]&amp;&quot;'] = {min: &quot;&amp;SUBSTITUTE([.J9];&quot;,&quot;;&quot;.&quot;)&amp;&quot;,avg: &quot;&amp;SUBSTITUTE([.K9];&quot;,&quot;;&quot;.&quot;)&amp;&quot;,max:&quot;&amp;SUBSTITUTE([.L9];&quot;,&quot;;&quot;.&quot;)&amp;&quot;};&quot;;&quot;;&quot;)" office:value-type="string" office:string-value=";">
            <text:p>;</text:p>
          </table:table-cell>
        </table:table-row>
        <table:table-row table:style-name="ro1">
          <table:table-cell table:style-name="ce1" table:formula="of:=[.H10]&amp;[.M10]&amp;[.R10]&amp;[.W10]&amp;[.AB10]&amp;[.AG10]" office:value-type="string" office:string-value="amd_stats.wh.m['80'] = {min: 10,avg: 11,max:12.2};amd_stats.wh.f['80'] = {min: 9.8,avg: 10.8,max:12};">
            <text:p>amd_stats.wh.m['80'] = {min: 10,avg: 11,max:12.2};amd_stats.wh.f['80'] = {min: 9.8,avg: 10.8,max:12};</text:p>
          </table:table-cell>
          <table:table-cell table:style-name="ce3" table:formula="of:=[.B9]+5" office:value-type="float" office:value="80">
            <text:p>80</text:p>
          </table:table-cell>
          <table:table-cell table:style-name="ce3" table:number-columns-repeated="2"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.2">
            <text:p>12,2</text:p>
          </table:table-cell>
          <table:table-cell table:formula="of:=IF([.F10]&gt;0;[.$A$1]&amp;&quot;.&quot;&amp;[.E$2]&amp;&quot;.&quot;&amp;[.E$1]&amp;&quot;['&quot;&amp;[.$B10]&amp;&quot;'] = {min: &quot;&amp;SUBSTITUTE([.E10];&quot;,&quot;;&quot;.&quot;)&amp;&quot;,avg: &quot;&amp;SUBSTITUTE([.F10];&quot;,&quot;;&quot;.&quot;)&amp;&quot;,max:&quot;&amp;SUBSTITUTE([.G10];&quot;,&quot;;&quot;.&quot;)&amp;&quot;};&quot;;&quot;;&quot;)" office:value-type="string" office:string-value="amd_stats.wh.m['80'] = {min: 10,avg: 11,max:12.2};">
            <text:p>amd_stats.wh.m['80'] = {min: 10,avg: 11,max:12.2};</text:p>
          </table:table-cell>
          <table:table-cell/>
          <table:table-cell office:value-type="float" office:value="9.8">
            <text:p>9,8</text:p>
          </table:table-cell>
          <table:table-cell office:value-type="float" office:value="10.8">
            <text:p>10,8</text:p>
          </table:table-cell>
          <table:table-cell office:value-type="float" office:value="12">
            <text:p>12</text:p>
          </table:table-cell>
          <table:table-cell table:formula="of:=IF([.K10]&gt;0;[.$A$1]&amp;&quot;.&quot;&amp;[.J$2]&amp;&quot;.&quot;&amp;[.J$1]&amp;&quot;['&quot;&amp;[.$B10]&amp;&quot;'] = {min: &quot;&amp;SUBSTITUTE([.J10];&quot;,&quot;;&quot;.&quot;)&amp;&quot;,avg: &quot;&amp;SUBSTITUTE([.K10];&quot;,&quot;;&quot;.&quot;)&amp;&quot;,max:&quot;&amp;SUBSTITUTE([.L10];&quot;,&quot;;&quot;.&quot;)&amp;&quot;};&quot;;&quot;;&quot;)" office:value-type="string" office:string-value="amd_stats.wh.f['80'] = {min: 9.8,avg: 10.8,max:12};">
            <text:p>amd_stats.wh.f['80'] = {min: 9.8,avg: 10.8,max:12};</text:p>
          </table:table-cell>
        </table:table-row>
        <table:table-row table:style-name="ro1">
          <table:table-cell table:style-name="ce1" table:formula="of:=[.H11]&amp;[.M11]&amp;[.R11]&amp;[.W11]&amp;[.AB11]&amp;[.AG11]" office:value-type="string" office:string-value=";;">
            <text:p>;;</text:p>
          </table:table-cell>
          <table:table-cell table:style-name="ce3" table:formula="of:=[.B10]+5" office:value-type="float" office:value="85">
            <text:p>85</text:p>
          </table:table-cell>
          <table:table-cell table:style-name="ce3" table:number-columns-repeated="2"/>
          <table:table-cell table:number-columns-repeated="3"/>
          <table:table-cell table:formula="of:=IF([.F11]&gt;0;[.$A$1]&amp;&quot;.&quot;&amp;[.E$2]&amp;&quot;.&quot;&amp;[.E$1]&amp;&quot;['&quot;&amp;[.$B11]&amp;&quot;'] = {min: &quot;&amp;SUBSTITUTE([.E11];&quot;,&quot;;&quot;.&quot;)&amp;&quot;,avg: &quot;&amp;SUBSTITUTE([.F11];&quot;,&quot;;&quot;.&quot;)&amp;&quot;,max:&quot;&amp;SUBSTITUTE([.G11];&quot;,&quot;;&quot;.&quot;)&amp;&quot;};&quot;;&quot;;&quot;)" office:value-type="string" office:string-value=";">
            <text:p>;</text:p>
          </table:table-cell>
          <table:table-cell/>
          <table:table-cell table:number-columns-repeated="3"/>
          <table:table-cell table:formula="of:=IF([.K11]&gt;0;[.$A$1]&amp;&quot;.&quot;&amp;[.J$2]&amp;&quot;.&quot;&amp;[.J$1]&amp;&quot;['&quot;&amp;[.$B11]&amp;&quot;'] = {min: &quot;&amp;SUBSTITUTE([.J11];&quot;,&quot;;&quot;.&quot;)&amp;&quot;,avg: &quot;&amp;SUBSTITUTE([.K11];&quot;,&quot;;&quot;.&quot;)&amp;&quot;,max:&quot;&amp;SUBSTITUTE([.L11];&quot;,&quot;;&quot;.&quot;)&amp;&quot;};&quot;;&quot;;&quot;)" office:value-type="string" office:string-value=";">
            <text:p>;</text:p>
          </table:table-cell>
        </table:table-row>
        <table:table-row table:style-name="ro1">
          <table:table-cell table:style-name="ce1" table:formula="of:=[.H12]&amp;[.M12]&amp;[.R12]&amp;[.W12]&amp;[.AB12]&amp;[.AG12]" office:value-type="string" office:string-value=";;">
            <text:p>;;</text:p>
          </table:table-cell>
          <table:table-cell table:style-name="ce3" table:formula="of:=[.B11]+5" office:value-type="float" office:value="90">
            <text:p>90</text:p>
          </table:table-cell>
          <table:table-cell table:style-name="ce3" table:number-columns-repeated="2"/>
          <table:table-cell table:number-columns-repeated="3"/>
          <table:table-cell table:formula="of:=IF([.F12]&gt;0;[.$A$1]&amp;&quot;.&quot;&amp;[.E$2]&amp;&quot;.&quot;&amp;[.E$1]&amp;&quot;['&quot;&amp;[.$B12]&amp;&quot;'] = {min: &quot;&amp;SUBSTITUTE([.E12];&quot;,&quot;;&quot;.&quot;)&amp;&quot;,avg: &quot;&amp;SUBSTITUTE([.F12];&quot;,&quot;;&quot;.&quot;)&amp;&quot;,max:&quot;&amp;SUBSTITUTE([.G12];&quot;,&quot;;&quot;.&quot;)&amp;&quot;};&quot;;&quot;;&quot;)" office:value-type="string" office:string-value=";">
            <text:p>;</text:p>
          </table:table-cell>
          <table:table-cell/>
          <table:table-cell table:number-columns-repeated="3"/>
          <table:table-cell table:formula="of:=IF([.K12]&gt;0;[.$A$1]&amp;&quot;.&quot;&amp;[.J$2]&amp;&quot;.&quot;&amp;[.J$1]&amp;&quot;['&quot;&amp;[.$B12]&amp;&quot;'] = {min: &quot;&amp;SUBSTITUTE([.J12];&quot;,&quot;;&quot;.&quot;)&amp;&quot;,avg: &quot;&amp;SUBSTITUTE([.K12];&quot;,&quot;;&quot;.&quot;)&amp;&quot;,max:&quot;&amp;SUBSTITUTE([.L12];&quot;,&quot;;&quot;.&quot;)&amp;&quot;};&quot;;&quot;;&quot;)" office:value-type="string" office:string-value=";">
            <text:p>;</text:p>
          </table:table-cell>
        </table:table-row>
        <table:table-row table:style-name="ro1">
          <table:table-cell table:style-name="ce1" table:formula="of:=[.H13]&amp;[.M13]&amp;[.R13]&amp;[.W13]&amp;[.AB13]&amp;[.AG13]" office:value-type="string" office:string-value="amd_stats.wh.m['95'] = {min: 13.2,avg: 14.4,max:16};;">
            <text:p>amd_stats.wh.m['95'] = {min: 13.2,avg: 14.4,max:16};;</text:p>
          </table:table-cell>
          <table:table-cell table:style-name="ce3" table:formula="of:=[.B12]+5" office:value-type="float" office:value="95">
            <text:p>95</text:p>
          </table:table-cell>
          <table:table-cell table:style-name="ce3" table:number-columns-repeated="2"/>
          <table:table-cell office:value-type="float" office:value="13.2">
            <text:p>13,2</text:p>
          </table:table-cell>
          <table:table-cell office:value-type="float" office:value="14.4">
            <text:p>14,4</text:p>
          </table:table-cell>
          <table:table-cell office:value-type="float" office:value="16">
            <text:p>16</text:p>
          </table:table-cell>
          <table:table-cell table:formula="of:=IF([.F13]&gt;0;[.$A$1]&amp;&quot;.&quot;&amp;[.E$2]&amp;&quot;.&quot;&amp;[.E$1]&amp;&quot;['&quot;&amp;[.$B13]&amp;&quot;'] = {min: &quot;&amp;SUBSTITUTE([.E13];&quot;,&quot;;&quot;.&quot;)&amp;&quot;,avg: &quot;&amp;SUBSTITUTE([.F13];&quot;,&quot;;&quot;.&quot;)&amp;&quot;,max:&quot;&amp;SUBSTITUTE([.G13];&quot;,&quot;;&quot;.&quot;)&amp;&quot;};&quot;;&quot;;&quot;)" office:value-type="string" office:string-value="amd_stats.wh.m['95'] = {min: 13.2,avg: 14.4,max:16};">
            <text:p>amd_stats.wh.m['95'] = {min: 13.2,avg: 14.4,max:16};</text:p>
          </table:table-cell>
          <table:table-cell/>
          <table:table-cell table:number-columns-repeated="3"/>
          <table:table-cell table:formula="of:=IF([.K13]&gt;0;[.$A$1]&amp;&quot;.&quot;&amp;[.J$2]&amp;&quot;.&quot;&amp;[.J$1]&amp;&quot;['&quot;&amp;[.$B13]&amp;&quot;'] = {min: &quot;&amp;SUBSTITUTE([.J13];&quot;,&quot;;&quot;.&quot;)&amp;&quot;,avg: &quot;&amp;SUBSTITUTE([.K13];&quot;,&quot;;&quot;.&quot;)&amp;&quot;,max:&quot;&amp;SUBSTITUTE([.L13];&quot;,&quot;;&quot;.&quot;)&amp;&quot;};&quot;;&quot;;&quot;)" office:value-type="string" office:string-value=";">
            <text:p>;</text:p>
          </table:table-cell>
        </table:table-row>
        <table:table-row table:style-name="ro1">
          <table:table-cell table:style-name="ce1" table:formula="of:=[.H14]&amp;[.M14]&amp;[.R14]&amp;[.W14]&amp;[.AB14]&amp;[.AG14]" office:value-type="string" office:string-value=";amd_stats.wh.f['100'] = {min: 14,avg: 15.4,max:17.6};">
            <text:p>;amd_stats.wh.f['100'] = {min: 14,avg: 15.4,max:17.6};</text:p>
          </table:table-cell>
          <table:table-cell table:style-name="ce3" table:formula="of:=[.B13]+5" office:value-type="float" office:value="100">
            <text:p>100</text:p>
          </table:table-cell>
          <table:table-cell table:style-name="ce3" table:number-columns-repeated="2"/>
          <table:table-cell table:number-columns-repeated="3"/>
          <table:table-cell table:formula="of:=IF([.F14]&gt;0;[.$A$1]&amp;&quot;.&quot;&amp;[.E$2]&amp;&quot;.&quot;&amp;[.E$1]&amp;&quot;['&quot;&amp;[.$B14]&amp;&quot;'] = {min: &quot;&amp;SUBSTITUTE([.E14];&quot;,&quot;;&quot;.&quot;)&amp;&quot;,avg: &quot;&amp;SUBSTITUTE([.F14];&quot;,&quot;;&quot;.&quot;)&amp;&quot;,max:&quot;&amp;SUBSTITUTE([.G14];&quot;,&quot;;&quot;.&quot;)&amp;&quot;};&quot;;&quot;;&quot;)" office:value-type="string" office:string-value=";">
            <text:p>;</text:p>
          </table:table-cell>
          <table:table-cell/>
          <table:table-cell office:value-type="float" office:value="14">
            <text:p>14</text:p>
          </table:table-cell>
          <table:table-cell office:value-type="float" office:value="15.4">
            <text:p>15,4</text:p>
          </table:table-cell>
          <table:table-cell office:value-type="float" office:value="17.6">
            <text:p>17,6</text:p>
          </table:table-cell>
          <table:table-cell table:formula="of:=IF([.K14]&gt;0;[.$A$1]&amp;&quot;.&quot;&amp;[.J$2]&amp;&quot;.&quot;&amp;[.J$1]&amp;&quot;['&quot;&amp;[.$B14]&amp;&quot;'] = {min: &quot;&amp;SUBSTITUTE([.J14];&quot;,&quot;;&quot;.&quot;)&amp;&quot;,avg: &quot;&amp;SUBSTITUTE([.K14];&quot;,&quot;;&quot;.&quot;)&amp;&quot;,max:&quot;&amp;SUBSTITUTE([.L14];&quot;,&quot;;&quot;.&quot;)&amp;&quot;};&quot;;&quot;;&quot;)" office:value-type="string" office:string-value="amd_stats.wh.f['100'] = {min: 14,avg: 15.4,max:17.6};">
            <text:p>amd_stats.wh.f['100'] = {min: 14,avg: 15.4,max:17.6};</text:p>
          </table:table-cell>
        </table:table-row>
        <table:table-row table:style-name="ro1">
          <table:table-cell table:style-name="ce1" table:formula="of:=[.H15]&amp;[.M15]&amp;[.R15]&amp;[.W15]&amp;[.AB15]&amp;[.AG15]" office:value-type="string" office:string-value="amd_stats.wh.m['105'] = {min: 15.6,avg: 17,max:19.2};amd_stats.wh.f['105'] = {min: 15.2,avg: 16.8,max:19.4};">
            <text:p>amd_stats.wh.m['105'] = {min: 15.6,avg: 17,max:19.2};amd_stats.wh.f['105'] = {min: 15.2,avg: 16.8,max:19.4};</text:p>
          </table:table-cell>
          <table:table-cell table:style-name="ce3" table:formula="of:=[.B14]+5" office:value-type="float" office:value="105">
            <text:p>105</text:p>
          </table:table-cell>
          <table:table-cell table:style-name="ce3" table:number-columns-repeated="2"/>
          <table:table-cell office:value-type="float" office:value="15.6">
            <text:p>15,6</text:p>
          </table:table-cell>
          <table:table-cell office:value-type="float" office:value="17">
            <text:p>17</text:p>
          </table:table-cell>
          <table:table-cell office:value-type="float" office:value="19.2">
            <text:p>19,2</text:p>
          </table:table-cell>
          <table:table-cell table:formula="of:=IF([.F15]&gt;0;[.$A$1]&amp;&quot;.&quot;&amp;[.E$2]&amp;&quot;.&quot;&amp;[.E$1]&amp;&quot;['&quot;&amp;[.$B15]&amp;&quot;'] = {min: &quot;&amp;SUBSTITUTE([.E15];&quot;,&quot;;&quot;.&quot;)&amp;&quot;,avg: &quot;&amp;SUBSTITUTE([.F15];&quot;,&quot;;&quot;.&quot;)&amp;&quot;,max:&quot;&amp;SUBSTITUTE([.G15];&quot;,&quot;;&quot;.&quot;)&amp;&quot;};&quot;;&quot;;&quot;)" office:value-type="string" office:string-value="amd_stats.wh.m['105'] = {min: 15.6,avg: 17,max:19.2};">
            <text:p>amd_stats.wh.m['105'] = {min: 15.6,avg: 17,max:19.2};</text:p>
          </table:table-cell>
          <table:table-cell/>
          <table:table-cell office:value-type="float" office:value="15.2">
            <text:p>15,2</text:p>
          </table:table-cell>
          <table:table-cell office:value-type="float" office:value="16.8">
            <text:p>16,8</text:p>
          </table:table-cell>
          <table:table-cell office:value-type="float" office:value="19.4">
            <text:p>19,4</text:p>
          </table:table-cell>
          <table:table-cell table:formula="of:=IF([.K15]&gt;0;[.$A$1]&amp;&quot;.&quot;&amp;[.J$2]&amp;&quot;.&quot;&amp;[.J$1]&amp;&quot;['&quot;&amp;[.$B15]&amp;&quot;'] = {min: &quot;&amp;SUBSTITUTE([.J15];&quot;,&quot;;&quot;.&quot;)&amp;&quot;,avg: &quot;&amp;SUBSTITUTE([.K15];&quot;,&quot;;&quot;.&quot;)&amp;&quot;,max:&quot;&amp;SUBSTITUTE([.L15];&quot;,&quot;;&quot;.&quot;)&amp;&quot;};&quot;;&quot;;&quot;)" office:value-type="string" office:string-value="amd_stats.wh.f['105'] = {min: 15.2,avg: 16.8,max:19.4};">
            <text:p>amd_stats.wh.f['105'] = {min: 15.2,avg: 16.8,max:19.4};</text:p>
          </table:table-cell>
        </table:table-row>
        <table:table-row table:style-name="ro1">
          <table:table-cell table:style-name="ce1" table:formula="of:=[.H16]&amp;[.M16]&amp;[.R16]&amp;[.W16]&amp;[.AB16]&amp;[.AG16]" office:value-type="string" office:string-value="amd_stats.wh.m['110'] = {min: 17,avg: 18.6,max:21};amd_stats.wh.f['110'] = {min: 16.6,avg: 18.4,max:21.4};">
            <text:p>amd_stats.wh.m['110'] = {min: 17,avg: 18.6,max:21};amd_stats.wh.f['110'] = {min: 16.6,avg: 18.4,max:21.4};</text:p>
          </table:table-cell>
          <table:table-cell table:style-name="ce3" table:formula="of:=[.B15]+5" office:value-type="float" office:value="110">
            <text:p>110</text:p>
          </table:table-cell>
          <table:table-cell table:style-name="ce3" table:number-columns-repeated="2"/>
          <table:table-cell office:value-type="float" office:value="17">
            <text:p>17</text:p>
          </table:table-cell>
          <table:table-cell office:value-type="float" office:value="18.6">
            <text:p>18,6</text:p>
          </table:table-cell>
          <table:table-cell office:value-type="float" office:value="21">
            <text:p>21</text:p>
          </table:table-cell>
          <table:table-cell table:formula="of:=IF([.F16]&gt;0;[.$A$1]&amp;&quot;.&quot;&amp;[.E$2]&amp;&quot;.&quot;&amp;[.E$1]&amp;&quot;['&quot;&amp;[.$B16]&amp;&quot;'] = {min: &quot;&amp;SUBSTITUTE([.E16];&quot;,&quot;;&quot;.&quot;)&amp;&quot;,avg: &quot;&amp;SUBSTITUTE([.F16];&quot;,&quot;;&quot;.&quot;)&amp;&quot;,max:&quot;&amp;SUBSTITUTE([.G16];&quot;,&quot;;&quot;.&quot;)&amp;&quot;};&quot;;&quot;;&quot;)" office:value-type="string" office:string-value="amd_stats.wh.m['110'] = {min: 17,avg: 18.6,max:21};">
            <text:p>amd_stats.wh.m['110'] = {min: 17,avg: 18.6,max:21};</text:p>
          </table:table-cell>
          <table:table-cell/>
          <table:table-cell office:value-type="float" office:value="16.6">
            <text:p>16,6</text:p>
          </table:table-cell>
          <table:table-cell office:value-type="float" office:value="18.4">
            <text:p>18,4</text:p>
          </table:table-cell>
          <table:table-cell office:value-type="float" office:value="21.4">
            <text:p>21,4</text:p>
          </table:table-cell>
          <table:table-cell table:formula="of:=IF([.K16]&gt;0;[.$A$1]&amp;&quot;.&quot;&amp;[.J$2]&amp;&quot;.&quot;&amp;[.J$1]&amp;&quot;['&quot;&amp;[.$B16]&amp;&quot;'] = {min: &quot;&amp;SUBSTITUTE([.J16];&quot;,&quot;;&quot;.&quot;)&amp;&quot;,avg: &quot;&amp;SUBSTITUTE([.K16];&quot;,&quot;;&quot;.&quot;)&amp;&quot;,max:&quot;&amp;SUBSTITUTE([.L16];&quot;,&quot;;&quot;.&quot;)&amp;&quot;};&quot;;&quot;;&quot;)" office:value-type="string" office:string-value="amd_stats.wh.f['110'] = {min: 16.6,avg: 18.4,max:21.4};">
            <text:p>amd_stats.wh.f['110'] = {min: 16.6,avg: 18.4,max:21.4};</text:p>
          </table:table-cell>
        </table:table-row>
        <table:table-row table:style-name="ro1">
          <table:table-cell table:style-name="ce1" table:formula="of:=[.H17]&amp;[.M17]&amp;[.R17]&amp;[.W17]&amp;[.AB17]&amp;[.AG17]" office:value-type="string" office:string-value="amd_stats.wh.m['115'] = {min: 18.6,avg: 20.4,max:23.2};amd_stats.wh.f['115'] = {min: 18.2,avg: 20.4,max:23.8};">
            <text:p>amd_stats.wh.m['115'] = {min: 18.6,avg: 20.4,max:23.2};amd_stats.wh.f['115'] = {min: 18.2,avg: 20.4,max:23.8};</text:p>
          </table:table-cell>
          <table:table-cell table:style-name="ce3" table:formula="of:=[.B16]+5" office:value-type="float" office:value="115">
            <text:p>115</text:p>
          </table:table-cell>
          <table:table-cell table:style-name="ce3" table:number-columns-repeated="2"/>
          <table:table-cell office:value-type="float" office:value="18.6">
            <text:p>18,6</text:p>
          </table:table-cell>
          <table:table-cell office:value-type="float" office:value="20.4">
            <text:p>20,4</text:p>
          </table:table-cell>
          <table:table-cell office:value-type="float" office:value="23.2">
            <text:p>23,2</text:p>
          </table:table-cell>
          <table:table-cell table:formula="of:=IF([.F17]&gt;0;[.$A$1]&amp;&quot;.&quot;&amp;[.E$2]&amp;&quot;.&quot;&amp;[.E$1]&amp;&quot;['&quot;&amp;[.$B17]&amp;&quot;'] = {min: &quot;&amp;SUBSTITUTE([.E17];&quot;,&quot;;&quot;.&quot;)&amp;&quot;,avg: &quot;&amp;SUBSTITUTE([.F17];&quot;,&quot;;&quot;.&quot;)&amp;&quot;,max:&quot;&amp;SUBSTITUTE([.G17];&quot;,&quot;;&quot;.&quot;)&amp;&quot;};&quot;;&quot;;&quot;)" office:value-type="string" office:string-value="amd_stats.wh.m['115'] = {min: 18.6,avg: 20.4,max:23.2};">
            <text:p>amd_stats.wh.m['115'] = {min: 18.6,avg: 20.4,max:23.2};</text:p>
          </table:table-cell>
          <table:table-cell/>
          <table:table-cell office:value-type="float" office:value="18.2">
            <text:p>18,2</text:p>
          </table:table-cell>
          <table:table-cell office:value-type="float" office:value="20.4">
            <text:p>20,4</text:p>
          </table:table-cell>
          <table:table-cell office:value-type="float" office:value="23.8">
            <text:p>23,8</text:p>
          </table:table-cell>
          <table:table-cell table:formula="of:=IF([.K17]&gt;0;[.$A$1]&amp;&quot;.&quot;&amp;[.J$2]&amp;&quot;.&quot;&amp;[.J$1]&amp;&quot;['&quot;&amp;[.$B17]&amp;&quot;'] = {min: &quot;&amp;SUBSTITUTE([.J17];&quot;,&quot;;&quot;.&quot;)&amp;&quot;,avg: &quot;&amp;SUBSTITUTE([.K17];&quot;,&quot;;&quot;.&quot;)&amp;&quot;,max:&quot;&amp;SUBSTITUTE([.L17];&quot;,&quot;;&quot;.&quot;)&amp;&quot;};&quot;;&quot;;&quot;)" office:value-type="string" office:string-value="amd_stats.wh.f['115'] = {min: 18.2,avg: 20.4,max:23.8};">
            <text:p>amd_stats.wh.f['115'] = {min: 18.2,avg: 20.4,max:23.8};</text:p>
          </table:table-cell>
        </table:table-row>
        <table:table-row table:style-name="ro1">
          <table:table-cell table:style-name="ce1" table:formula="of:=[.H18]&amp;[.M18]&amp;[.R18]&amp;[.W18]&amp;[.AB18]&amp;[.AG18]" office:value-type="string" office:string-value="amd_stats.wh.m['120'] = {min: 20.2,avg: 22.2,max:25.8};amd_stats.wh.f['120'] = {min: 20,avg: 22.4,max:26};">
            <text:p>amd_stats.wh.m['120'] = {min: 20.2,avg: 22.2,max:25.8};amd_stats.wh.f['120'] = {min: 20,avg: 22.4,max:26};</text:p>
          </table:table-cell>
          <table:table-cell table:style-name="ce3" table:formula="of:=[.B17]+5" office:value-type="float" office:value="120">
            <text:p>120</text:p>
          </table:table-cell>
          <table:table-cell table:style-name="ce3" table:number-columns-repeated="2"/>
          <table:table-cell office:value-type="float" office:value="20.2">
            <text:p>20,2</text:p>
          </table:table-cell>
          <table:table-cell office:value-type="float" office:value="22.2">
            <text:p>22,2</text:p>
          </table:table-cell>
          <table:table-cell office:value-type="float" office:value="25.8">
            <text:p>25,8</text:p>
          </table:table-cell>
          <table:table-cell table:formula="of:=IF([.F18]&gt;0;[.$A$1]&amp;&quot;.&quot;&amp;[.E$2]&amp;&quot;.&quot;&amp;[.E$1]&amp;&quot;['&quot;&amp;[.$B18]&amp;&quot;'] = {min: &quot;&amp;SUBSTITUTE([.E18];&quot;,&quot;;&quot;.&quot;)&amp;&quot;,avg: &quot;&amp;SUBSTITUTE([.F18];&quot;,&quot;;&quot;.&quot;)&amp;&quot;,max:&quot;&amp;SUBSTITUTE([.G18];&quot;,&quot;;&quot;.&quot;)&amp;&quot;};&quot;;&quot;;&quot;)" office:value-type="string" office:string-value="amd_stats.wh.m['120'] = {min: 20.2,avg: 22.2,max:25.8};">
            <text:p>amd_stats.wh.m['120'] = {min: 20.2,avg: 22.2,max:25.8};</text:p>
          </table:table-cell>
          <table:table-cell/>
          <table:table-cell office:value-type="float" office:value="20">
            <text:p>20</text:p>
          </table:table-cell>
          <table:table-cell office:value-type="float" office:value="22.4">
            <text:p>22,4</text:p>
          </table:table-cell>
          <table:table-cell office:value-type="float" office:value="26">
            <text:p>26</text:p>
          </table:table-cell>
          <table:table-cell table:formula="of:=IF([.K18]&gt;0;[.$A$1]&amp;&quot;.&quot;&amp;[.J$2]&amp;&quot;.&quot;&amp;[.J$1]&amp;&quot;['&quot;&amp;[.$B18]&amp;&quot;'] = {min: &quot;&amp;SUBSTITUTE([.J18];&quot;,&quot;;&quot;.&quot;)&amp;&quot;,avg: &quot;&amp;SUBSTITUTE([.K18];&quot;,&quot;;&quot;.&quot;)&amp;&quot;,max:&quot;&amp;SUBSTITUTE([.L18];&quot;,&quot;;&quot;.&quot;)&amp;&quot;};&quot;;&quot;;&quot;)" office:value-type="string" office:string-value="amd_stats.wh.f['120'] = {min: 20,avg: 22.4,max:26};">
            <text:p>amd_stats.wh.f['120'] = {min: 20,avg: 22.4,max:26};</text:p>
          </table:table-cell>
        </table:table-row>
        <table:table-row table:style-name="ro1">
          <table:table-cell table:style-name="ce1" table:formula="of:=[.H19]&amp;[.M19]&amp;[.R19]&amp;[.W19]&amp;[.AB19]&amp;[.AG19]" office:value-type="string" office:string-value=";;">
            <text:p>;;</text:p>
          </table:table-cell>
          <table:table-cell table:style-name="ce3" table:formula="of:=[.B18]+5" office:value-type="float" office:value="125">
            <text:p>125</text:p>
          </table:table-cell>
          <table:table-cell table:style-name="ce3" table:number-columns-repeated="2"/>
          <table:table-cell table:number-columns-repeated="3"/>
          <table:table-cell table:formula="of:=IF([.F19]&gt;0;[.$A$1]&amp;&quot;.&quot;&amp;[.E$2]&amp;&quot;.&quot;&amp;[.E$1]&amp;&quot;['&quot;&amp;[.$B19]&amp;&quot;'] = {min: &quot;&amp;SUBSTITUTE([.E19];&quot;,&quot;;&quot;.&quot;)&amp;&quot;,avg: &quot;&amp;SUBSTITUTE([.F19];&quot;,&quot;;&quot;.&quot;)&amp;&quot;,max:&quot;&amp;SUBSTITUTE([.G19];&quot;,&quot;;&quot;.&quot;)&amp;&quot;};&quot;;&quot;;&quot;)" office:value-type="string" office:string-value=";">
            <text:p>;</text:p>
          </table:table-cell>
          <table:table-cell/>
          <table:table-cell table:number-columns-repeated="3"/>
          <table:table-cell table:formula="of:=IF([.K19]&gt;0;[.$A$1]&amp;&quot;.&quot;&amp;[.J$2]&amp;&quot;.&quot;&amp;[.J$1]&amp;&quot;['&quot;&amp;[.$B19]&amp;&quot;'] = {min: &quot;&amp;SUBSTITUTE([.J19];&quot;,&quot;;&quot;.&quot;)&amp;&quot;,avg: &quot;&amp;SUBSTITUTE([.K19];&quot;,&quot;;&quot;.&quot;)&amp;&quot;,max:&quot;&amp;SUBSTITUTE([.L19];&quot;,&quot;;&quot;.&quot;)&amp;&quot;};&quot;;&quot;;&quot;)" office:value-type="string" office:string-value=";">
            <text:p>;</text:p>
          </table:table-cell>
        </table:table-row>
        <table:table-row table:style-name="ro1">
          <table:table-cell table:style-name="ce1" table:formula="of:=[.H20]&amp;[.M20]&amp;[.R20]&amp;[.W20]&amp;[.AB20]&amp;[.AG20]" office:value-type="string" office:string-value=";;">
            <text:p>;;</text:p>
          </table:table-cell>
          <table:table-cell table:style-name="ce3" table:formula="of:=[.B19]+5" office:value-type="float" office:value="130">
            <text:p>130</text:p>
          </table:table-cell>
          <table:table-cell table:style-name="ce3" table:number-columns-repeated="2"/>
          <table:table-cell table:number-columns-repeated="3"/>
          <table:table-cell table:formula="of:=IF([.F20]&gt;0;[.$A$1]&amp;&quot;.&quot;&amp;[.E$2]&amp;&quot;.&quot;&amp;[.E$1]&amp;&quot;['&quot;&amp;[.$B20]&amp;&quot;'] = {min: &quot;&amp;SUBSTITUTE([.E20];&quot;,&quot;;&quot;.&quot;)&amp;&quot;,avg: &quot;&amp;SUBSTITUTE([.F20];&quot;,&quot;;&quot;.&quot;)&amp;&quot;,max:&quot;&amp;SUBSTITUTE([.G20];&quot;,&quot;;&quot;.&quot;)&amp;&quot;};&quot;;&quot;;&quot;)" office:value-type="string" office:string-value=";">
            <text:p>;</text:p>
          </table:table-cell>
          <table:table-cell/>
          <table:table-cell table:number-columns-repeated="3"/>
          <table:table-cell table:formula="of:=IF([.K20]&gt;0;[.$A$1]&amp;&quot;.&quot;&amp;[.J$2]&amp;&quot;.&quot;&amp;[.J$1]&amp;&quot;['&quot;&amp;[.$B20]&amp;&quot;'] = {min: &quot;&amp;SUBSTITUTE([.J20];&quot;,&quot;;&quot;.&quot;)&amp;&quot;,avg: &quot;&amp;SUBSTITUTE([.K20];&quot;,&quot;;&quot;.&quot;)&amp;&quot;,max:&quot;&amp;SUBSTITUTE([.L20];&quot;,&quot;;&quot;.&quot;)&amp;&quot;};&quot;;&quot;;&quot;)" office:value-type="string" office:string-value=";">
            <text:p>;</text:p>
          </table:table-cell>
        </table:table-row>
        <table:table-row table:style-name="ro1">
          <table:table-cell table:style-name="ce1" table:formula="of:=[.H21]&amp;[.M21]&amp;[.R21]&amp;[.W21]&amp;[.AB21]&amp;[.AG21]" office:value-type="string" office:string-value=";;">
            <text:p>;;</text:p>
          </table:table-cell>
          <table:table-cell table:style-name="ce3" table:formula="of:=[.B20]+5" office:value-type="float" office:value="135">
            <text:p>135</text:p>
          </table:table-cell>
          <table:table-cell table:style-name="ce3" table:number-columns-repeated="2"/>
          <table:table-cell table:number-columns-repeated="3"/>
          <table:table-cell table:formula="of:=IF([.F21]&gt;0;[.$A$1]&amp;&quot;.&quot;&amp;[.E$2]&amp;&quot;.&quot;&amp;[.E$1]&amp;&quot;['&quot;&amp;[.$B21]&amp;&quot;'] = {min: &quot;&amp;SUBSTITUTE([.E21];&quot;,&quot;;&quot;.&quot;)&amp;&quot;,avg: &quot;&amp;SUBSTITUTE([.F21];&quot;,&quot;;&quot;.&quot;)&amp;&quot;,max:&quot;&amp;SUBSTITUTE([.G21];&quot;,&quot;;&quot;.&quot;)&amp;&quot;};&quot;;&quot;;&quot;)" office:value-type="string" office:string-value=";">
            <text:p>;</text:p>
          </table:table-cell>
          <table:table-cell/>
          <table:table-cell table:number-columns-repeated="3"/>
          <table:table-cell table:formula="of:=IF([.K21]&gt;0;[.$A$1]&amp;&quot;.&quot;&amp;[.J$2]&amp;&quot;.&quot;&amp;[.J$1]&amp;&quot;['&quot;&amp;[.$B21]&amp;&quot;'] = {min: &quot;&amp;SUBSTITUTE([.J21];&quot;,&quot;;&quot;.&quot;)&amp;&quot;,avg: &quot;&amp;SUBSTITUTE([.K21];&quot;,&quot;;&quot;.&quot;)&amp;&quot;,max:&quot;&amp;SUBSTITUTE([.L21];&quot;,&quot;;&quot;.&quot;)&amp;&quot;};&quot;;&quot;;&quot;)" office:value-type="string" office:string-value=";">
            <text:p>;</text:p>
          </table:table-cell>
        </table:table-row>
        <table:table-row table:style-name="ro1">
          <table:table-cell table:style-name="ce1" table:formula="of:=[.H22]&amp;[.M22]&amp;[.R22]&amp;[.W22]&amp;[.AB22]&amp;[.AG22]" office:value-type="string" office:string-value=";;">
            <text:p>;;</text:p>
          </table:table-cell>
          <table:table-cell table:style-name="ce3" table:formula="of:=[.B21]+5" office:value-type="float" office:value="140">
            <text:p>140</text:p>
          </table:table-cell>
          <table:table-cell table:style-name="ce3" table:number-columns-repeated="2"/>
          <table:table-cell table:number-columns-repeated="3"/>
          <table:table-cell table:formula="of:=IF([.F22]&gt;0;[.$A$1]&amp;&quot;.&quot;&amp;[.E$2]&amp;&quot;.&quot;&amp;[.E$1]&amp;&quot;['&quot;&amp;[.$B22]&amp;&quot;'] = {min: &quot;&amp;SUBSTITUTE([.E22];&quot;,&quot;;&quot;.&quot;)&amp;&quot;,avg: &quot;&amp;SUBSTITUTE([.F22];&quot;,&quot;;&quot;.&quot;)&amp;&quot;,max:&quot;&amp;SUBSTITUTE([.G22];&quot;,&quot;;&quot;.&quot;)&amp;&quot;};&quot;;&quot;;&quot;)" office:value-type="string" office:string-value=";">
            <text:p>;</text:p>
          </table:table-cell>
          <table:table-cell/>
          <table:table-cell table:number-columns-repeated="3"/>
          <table:table-cell table:formula="of:=IF([.K22]&gt;0;[.$A$1]&amp;&quot;.&quot;&amp;[.J$2]&amp;&quot;.&quot;&amp;[.J$1]&amp;&quot;['&quot;&amp;[.$B22]&amp;&quot;'] = {min: &quot;&amp;SUBSTITUTE([.J22];&quot;,&quot;;&quot;.&quot;)&amp;&quot;,avg: &quot;&amp;SUBSTITUTE([.K22];&quot;,&quot;;&quot;.&quot;)&amp;&quot;,max:&quot;&amp;SUBSTITUTE([.L22];&quot;,&quot;;&quot;.&quot;)&amp;&quot;};&quot;;&quot;;&quot;)" office:value-type="string" office:string-value=";">
            <text:p>;</text:p>
          </table:table-cell>
        </table:table-row>
        <table:table-row table:style-name="ro1">
          <table:table-cell table:style-name="ce1" table:formula="of:=[.H23]&amp;[.M23]&amp;[.R23]&amp;[.W23]&amp;[.AB23]&amp;[.AG23]" office:value-type="string" office:string-value=";;">
            <text:p>;;</text:p>
          </table:table-cell>
          <table:table-cell table:style-name="ce3" table:formula="of:=[.B22]+5" office:value-type="float" office:value="145">
            <text:p>145</text:p>
          </table:table-cell>
          <table:table-cell table:style-name="ce3" table:number-columns-repeated="2"/>
          <table:table-cell table:number-columns-repeated="3"/>
          <table:table-cell table:formula="of:=IF([.F23]&gt;0;[.$A$1]&amp;&quot;.&quot;&amp;[.E$2]&amp;&quot;.&quot;&amp;[.E$1]&amp;&quot;['&quot;&amp;[.$B23]&amp;&quot;'] = {min: &quot;&amp;SUBSTITUTE([.E23];&quot;,&quot;;&quot;.&quot;)&amp;&quot;,avg: &quot;&amp;SUBSTITUTE([.F23];&quot;,&quot;;&quot;.&quot;)&amp;&quot;,max:&quot;&amp;SUBSTITUTE([.G23];&quot;,&quot;;&quot;.&quot;)&amp;&quot;};&quot;;&quot;;&quot;)" office:value-type="string" office:string-value=";">
            <text:p>;</text:p>
          </table:table-cell>
          <table:table-cell/>
          <table:table-cell table:number-columns-repeated="3"/>
          <table:table-cell table:formula="of:=IF([.K23]&gt;0;[.$A$1]&amp;&quot;.&quot;&amp;[.J$2]&amp;&quot;.&quot;&amp;[.J$1]&amp;&quot;['&quot;&amp;[.$B23]&amp;&quot;'] = {min: &quot;&amp;SUBSTITUTE([.J23];&quot;,&quot;;&quot;.&quot;)&amp;&quot;,avg: &quot;&amp;SUBSTITUTE([.K23];&quot;,&quot;;&quot;.&quot;)&amp;&quot;,max:&quot;&amp;SUBSTITUTE([.L23];&quot;,&quot;;&quot;.&quot;)&amp;&quot;};&quot;;&quot;;&quot;)" office:value-type="string" office:string-value=";">
            <text:p>;</text:p>
          </table:table-cell>
        </table:table-row>
        <table:table-row table:style-name="ro1">
          <table:table-cell table:style-name="ce1" table:formula="of:=[.H24]&amp;[.M24]&amp;[.R24]&amp;[.W24]&amp;[.AB24]&amp;[.AG24]" office:value-type="string" office:string-value=";;">
            <text:p>;;</text:p>
          </table:table-cell>
          <table:table-cell table:style-name="ce3" table:formula="of:=[.B23]+5" office:value-type="float" office:value="150">
            <text:p>150</text:p>
          </table:table-cell>
          <table:table-cell table:style-name="ce3" table:number-columns-repeated="2"/>
          <table:table-cell table:number-columns-repeated="3"/>
          <table:table-cell table:formula="of:=IF([.F24]&gt;0;[.$A$1]&amp;&quot;.&quot;&amp;[.E$2]&amp;&quot;.&quot;&amp;[.E$1]&amp;&quot;['&quot;&amp;[.$B24]&amp;&quot;'] = {min: &quot;&amp;SUBSTITUTE([.E24];&quot;,&quot;;&quot;.&quot;)&amp;&quot;,avg: &quot;&amp;SUBSTITUTE([.F24];&quot;,&quot;;&quot;.&quot;)&amp;&quot;,max:&quot;&amp;SUBSTITUTE([.G24];&quot;,&quot;;&quot;.&quot;)&amp;&quot;};&quot;;&quot;;&quot;)" office:value-type="string" office:string-value=";">
            <text:p>;</text:p>
          </table:table-cell>
          <table:table-cell/>
          <table:table-cell table:number-columns-repeated="3"/>
          <table:table-cell table:formula="of:=IF([.K24]&gt;0;[.$A$1]&amp;&quot;.&quot;&amp;[.J$2]&amp;&quot;.&quot;&amp;[.J$1]&amp;&quot;['&quot;&amp;[.$B24]&amp;&quot;'] = {min: &quot;&amp;SUBSTITUTE([.J24];&quot;,&quot;;&quot;.&quot;)&amp;&quot;,avg: &quot;&amp;SUBSTITUTE([.K24];&quot;,&quot;;&quot;.&quot;)&amp;&quot;,max:&quot;&amp;SUBSTITUTE([.L24];&quot;,&quot;;&quot;.&quot;)&amp;&quot;};&quot;;&quot;;&quot;)" office:value-type="string" office:string-value=";">
            <text:p>;</text:p>
          </table:table-cell>
        </table:table-row>
        <table:table-row table:style-name="ro1">
          <table:table-cell table:style-name="ce1" table:formula="of:=[.H25]&amp;[.M25]&amp;[.R25]&amp;[.W25]&amp;[.AB25]&amp;[.AG25]" office:value-type="string" office:string-value=";;">
            <text:p>;;</text:p>
          </table:table-cell>
          <table:table-cell table:style-name="ce3" table:formula="of:=[.B24]+5" office:value-type="float" office:value="155">
            <text:p>155</text:p>
          </table:table-cell>
          <table:table-cell table:style-name="ce3" table:number-columns-repeated="2"/>
          <table:table-cell table:number-columns-repeated="3"/>
          <table:table-cell table:formula="of:=IF([.F25]&gt;0;[.$A$1]&amp;&quot;.&quot;&amp;[.E$2]&amp;&quot;.&quot;&amp;[.E$1]&amp;&quot;['&quot;&amp;[.$B25]&amp;&quot;'] = {min: &quot;&amp;SUBSTITUTE([.E25];&quot;,&quot;;&quot;.&quot;)&amp;&quot;,avg: &quot;&amp;SUBSTITUTE([.F25];&quot;,&quot;;&quot;.&quot;)&amp;&quot;,max:&quot;&amp;SUBSTITUTE([.G25];&quot;,&quot;;&quot;.&quot;)&amp;&quot;};&quot;;&quot;;&quot;)" office:value-type="string" office:string-value=";">
            <text:p>;</text:p>
          </table:table-cell>
          <table:table-cell/>
          <table:table-cell table:number-columns-repeated="3"/>
          <table:table-cell table:formula="of:=IF([.K25]&gt;0;[.$A$1]&amp;&quot;.&quot;&amp;[.J$2]&amp;&quot;.&quot;&amp;[.J$1]&amp;&quot;['&quot;&amp;[.$B25]&amp;&quot;'] = {min: &quot;&amp;SUBSTITUTE([.J25];&quot;,&quot;;&quot;.&quot;)&amp;&quot;,avg: &quot;&amp;SUBSTITUTE([.K25];&quot;,&quot;;&quot;.&quot;)&amp;&quot;,max:&quot;&amp;SUBSTITUTE([.L25];&quot;,&quot;;&quot;.&quot;)&amp;&quot;};&quot;;&quot;;&quot;)" office:value-type="string" office:string-value=";">
            <text:p>;</text:p>
          </table:table-cell>
        </table:table-row>
        <table:table-row table:style-name="ro1">
          <table:table-cell table:style-name="ce1" table:formula="of:=[.H26]&amp;[.M26]&amp;[.R26]&amp;[.W26]&amp;[.AB26]&amp;[.AG26]" office:value-type="string" office:string-value=";;">
            <text:p>;;</text:p>
          </table:table-cell>
          <table:table-cell table:style-name="ce3" table:formula="of:=[.B25]+5" office:value-type="float" office:value="160">
            <text:p>160</text:p>
          </table:table-cell>
          <table:table-cell table:style-name="ce3" table:number-columns-repeated="2"/>
          <table:table-cell table:number-columns-repeated="3"/>
          <table:table-cell table:formula="of:=IF([.F26]&gt;0;[.$A$1]&amp;&quot;.&quot;&amp;[.E$2]&amp;&quot;.&quot;&amp;[.E$1]&amp;&quot;['&quot;&amp;[.$B26]&amp;&quot;'] = {min: &quot;&amp;SUBSTITUTE([.E26];&quot;,&quot;;&quot;.&quot;)&amp;&quot;,avg: &quot;&amp;SUBSTITUTE([.F26];&quot;,&quot;;&quot;.&quot;)&amp;&quot;,max:&quot;&amp;SUBSTITUTE([.G26];&quot;,&quot;;&quot;.&quot;)&amp;&quot;};&quot;;&quot;;&quot;)" office:value-type="string" office:string-value=";">
            <text:p>;</text:p>
          </table:table-cell>
          <table:table-cell/>
          <table:table-cell table:number-columns-repeated="3"/>
          <table:table-cell table:formula="of:=IF([.K26]&gt;0;[.$A$1]&amp;&quot;.&quot;&amp;[.J$2]&amp;&quot;.&quot;&amp;[.J$1]&amp;&quot;['&quot;&amp;[.$B26]&amp;&quot;'] = {min: &quot;&amp;SUBSTITUTE([.J26];&quot;,&quot;;&quot;.&quot;)&amp;&quot;,avg: &quot;&amp;SUBSTITUTE([.K26];&quot;,&quot;;&quot;.&quot;)&amp;&quot;,max:&quot;&amp;SUBSTITUTE([.L26];&quot;,&quot;;&quot;.&quot;)&amp;&quot;};&quot;;&quot;;&quot;)" office:value-type="string" office:string-value=";">
            <text:p>;</text:p>
          </table:table-cell>
        </table:table-row>
        <table:table-row table:style-name="ro1">
          <table:table-cell table:style-name="ce1" table:formula="of:=[.H27]&amp;[.M27]&amp;[.R27]&amp;[.W27]&amp;[.AB27]&amp;[.AG27]" office:value-type="string" office:string-value=";;">
            <text:p>;;</text:p>
          </table:table-cell>
          <table:table-cell table:style-name="ce3" table:formula="of:=[.B26]+5" office:value-type="float" office:value="165">
            <text:p>165</text:p>
          </table:table-cell>
          <table:table-cell table:style-name="ce3" table:number-columns-repeated="2"/>
          <table:table-cell table:number-columns-repeated="3"/>
          <table:table-cell table:formula="of:=IF([.F27]&gt;0;[.$A$1]&amp;&quot;.&quot;&amp;[.E$2]&amp;&quot;.&quot;&amp;[.E$1]&amp;&quot;['&quot;&amp;[.$B27]&amp;&quot;'] = {min: &quot;&amp;SUBSTITUTE([.E27];&quot;,&quot;;&quot;.&quot;)&amp;&quot;,avg: &quot;&amp;SUBSTITUTE([.F27];&quot;,&quot;;&quot;.&quot;)&amp;&quot;,max:&quot;&amp;SUBSTITUTE([.G27];&quot;,&quot;;&quot;.&quot;)&amp;&quot;};&quot;;&quot;;&quot;)" office:value-type="string" office:string-value=";">
            <text:p>;</text:p>
          </table:table-cell>
          <table:table-cell/>
          <table:table-cell table:number-columns-repeated="3"/>
          <table:table-cell table:formula="of:=IF([.K27]&gt;0;[.$A$1]&amp;&quot;.&quot;&amp;[.J$2]&amp;&quot;.&quot;&amp;[.J$1]&amp;&quot;['&quot;&amp;[.$B27]&amp;&quot;'] = {min: &quot;&amp;SUBSTITUTE([.J27];&quot;,&quot;;&quot;.&quot;)&amp;&quot;,avg: &quot;&amp;SUBSTITUTE([.K27];&quot;,&quot;;&quot;.&quot;)&amp;&quot;,max:&quot;&amp;SUBSTITUTE([.L27];&quot;,&quot;;&quot;.&quot;)&amp;&quot;};&quot;;&quot;;&quot;)" office:value-type="string" office:string-value=";">
            <text:p>;</text:p>
          </table:table-cell>
        </table:table-row>
        <table:table-row table:style-name="ro1">
          <table:table-cell table:style-name="ce1" table:formula="of:=[.H28]&amp;[.M28]&amp;[.R28]&amp;[.W28]&amp;[.AB28]&amp;[.AG28]" office:value-type="string" office:string-value=";;">
            <text:p>;;</text:p>
          </table:table-cell>
          <table:table-cell table:style-name="ce3" table:formula="of:=[.B27]+5" office:value-type="float" office:value="170">
            <text:p>170</text:p>
          </table:table-cell>
          <table:table-cell table:style-name="ce3" table:number-columns-repeated="2"/>
          <table:table-cell table:number-columns-repeated="3"/>
          <table:table-cell table:formula="of:=IF([.F28]&gt;0;[.$A$1]&amp;&quot;.&quot;&amp;[.E$2]&amp;&quot;.&quot;&amp;[.E$1]&amp;&quot;['&quot;&amp;[.$B28]&amp;&quot;'] = {min: &quot;&amp;SUBSTITUTE([.E28];&quot;,&quot;;&quot;.&quot;)&amp;&quot;,avg: &quot;&amp;SUBSTITUTE([.F28];&quot;,&quot;;&quot;.&quot;)&amp;&quot;,max:&quot;&amp;SUBSTITUTE([.G28];&quot;,&quot;;&quot;.&quot;)&amp;&quot;};&quot;;&quot;;&quot;)" office:value-type="string" office:string-value=";">
            <text:p>;</text:p>
          </table:table-cell>
          <table:table-cell/>
          <table:table-cell table:number-columns-repeated="3"/>
          <table:table-cell table:formula="of:=IF([.K28]&gt;0;[.$A$1]&amp;&quot;.&quot;&amp;[.J$2]&amp;&quot;.&quot;&amp;[.J$1]&amp;&quot;['&quot;&amp;[.$B28]&amp;&quot;'] = {min: &quot;&amp;SUBSTITUTE([.J28];&quot;,&quot;;&quot;.&quot;)&amp;&quot;,avg: &quot;&amp;SUBSTITUTE([.K28];&quot;,&quot;;&quot;.&quot;)&amp;&quot;,max:&quot;&amp;SUBSTITUTE([.L28];&quot;,&quot;;&quot;.&quot;)&amp;&quot;};&quot;;&quot;;&quot;)" office:value-type="string" office:string-value=";">
            <text:p>;</text:p>
          </table:table-cell>
        </table:table-row>
        <table:table-row table:style-name="ro1">
          <table:table-cell table:style-name="ce1" table:formula="of:=[.H29]&amp;[.M29]&amp;[.R29]&amp;[.W29]&amp;[.AB29]&amp;[.AG29]" office:value-type="string" office:string-value=";;">
            <text:p>;;</text:p>
          </table:table-cell>
          <table:table-cell table:style-name="ce3" table:formula="of:=[.B28]+5" office:value-type="float" office:value="175">
            <text:p>175</text:p>
          </table:table-cell>
          <table:table-cell table:style-name="ce3" table:number-columns-repeated="2"/>
          <table:table-cell table:number-columns-repeated="3"/>
          <table:table-cell table:formula="of:=IF([.F29]&gt;0;[.$A$1]&amp;&quot;.&quot;&amp;[.E$2]&amp;&quot;.&quot;&amp;[.E$1]&amp;&quot;['&quot;&amp;[.$B29]&amp;&quot;'] = {min: &quot;&amp;SUBSTITUTE([.E29];&quot;,&quot;;&quot;.&quot;)&amp;&quot;,avg: &quot;&amp;SUBSTITUTE([.F29];&quot;,&quot;;&quot;.&quot;)&amp;&quot;,max:&quot;&amp;SUBSTITUTE([.G29];&quot;,&quot;;&quot;.&quot;)&amp;&quot;};&quot;;&quot;;&quot;)" office:value-type="string" office:string-value=";">
            <text:p>;</text:p>
          </table:table-cell>
          <table:table-cell/>
          <table:table-cell table:number-columns-repeated="3"/>
          <table:table-cell table:formula="of:=IF([.K29]&gt;0;[.$A$1]&amp;&quot;.&quot;&amp;[.J$2]&amp;&quot;.&quot;&amp;[.J$1]&amp;&quot;['&quot;&amp;[.$B29]&amp;&quot;'] = {min: &quot;&amp;SUBSTITUTE([.J29];&quot;,&quot;;&quot;.&quot;)&amp;&quot;,avg: &quot;&amp;SUBSTITUTE([.K29];&quot;,&quot;;&quot;.&quot;)&amp;&quot;,max:&quot;&amp;SUBSTITUTE([.L29];&quot;,&quot;;&quot;.&quot;)&amp;&quot;};&quot;;&quot;;&quot;)" office:value-type="string" office:string-value=";">
            <text:p>;</text:p>
          </table:table-cell>
        </table:table-row>
        <table:table-row table:style-name="ro1">
          <table:table-cell table:style-name="ce1" table:formula="of:=[.H30]&amp;[.M30]&amp;[.R30]&amp;[.W30]&amp;[.AB30]&amp;[.AG30]" office:value-type="string" office:string-value=";;">
            <text:p>;;</text:p>
          </table:table-cell>
          <table:table-cell table:style-name="ce3" table:formula="of:=[.B29]+5" office:value-type="float" office:value="180">
            <text:p>180</text:p>
          </table:table-cell>
          <table:table-cell table:style-name="ce3" table:number-columns-repeated="2"/>
          <table:table-cell table:number-columns-repeated="3"/>
          <table:table-cell table:formula="of:=IF([.F30]&gt;0;[.$A$1]&amp;&quot;.&quot;&amp;[.E$2]&amp;&quot;.&quot;&amp;[.E$1]&amp;&quot;['&quot;&amp;[.$B30]&amp;&quot;'] = {min: &quot;&amp;SUBSTITUTE([.E30];&quot;,&quot;;&quot;.&quot;)&amp;&quot;,avg: &quot;&amp;SUBSTITUTE([.F30];&quot;,&quot;;&quot;.&quot;)&amp;&quot;,max:&quot;&amp;SUBSTITUTE([.G30];&quot;,&quot;;&quot;.&quot;)&amp;&quot;};&quot;;&quot;;&quot;)" office:value-type="string" office:string-value=";">
            <text:p>;</text:p>
          </table:table-cell>
          <table:table-cell/>
          <table:table-cell table:number-columns-repeated="3"/>
          <table:table-cell table:formula="of:=IF([.K30]&gt;0;[.$A$1]&amp;&quot;.&quot;&amp;[.J$2]&amp;&quot;.&quot;&amp;[.J$1]&amp;&quot;['&quot;&amp;[.$B30]&amp;&quot;'] = {min: &quot;&amp;SUBSTITUTE([.J30];&quot;,&quot;;&quot;.&quot;)&amp;&quot;,avg: &quot;&amp;SUBSTITUTE([.K30];&quot;,&quot;;&quot;.&quot;)&amp;&quot;,max:&quot;&amp;SUBSTITUTE([.L30];&quot;,&quot;;&quot;.&quot;)&amp;&quot;};&quot;;&quot;;&quot;)" office:value-type="string" office:string-value=";">
            <text:p>;</text:p>
          </table:table-cell>
        </table:table-row>
        <table:table-row table:style-name="ro1">
          <table:table-cell table:style-name="ce1" table:formula="of:=[.H31]&amp;[.M31]&amp;[.R31]&amp;[.W31]&amp;[.AB31]&amp;[.AG31]" office:value-type="string" office:string-value=";;">
            <text:p>;;</text:p>
          </table:table-cell>
          <table:table-cell table:style-name="ce3" table:formula="of:=[.B30]+5" office:value-type="float" office:value="185">
            <text:p>185</text:p>
          </table:table-cell>
          <table:table-cell table:style-name="ce3" table:number-columns-repeated="2"/>
          <table:table-cell table:number-columns-repeated="3"/>
          <table:table-cell table:formula="of:=IF([.F31]&gt;0;[.$A$1]&amp;&quot;.&quot;&amp;[.E$2]&amp;&quot;.&quot;&amp;[.E$1]&amp;&quot;['&quot;&amp;[.$B31]&amp;&quot;'] = {min: &quot;&amp;SUBSTITUTE([.E31];&quot;,&quot;;&quot;.&quot;)&amp;&quot;,avg: &quot;&amp;SUBSTITUTE([.F31];&quot;,&quot;;&quot;.&quot;)&amp;&quot;,max:&quot;&amp;SUBSTITUTE([.G31];&quot;,&quot;;&quot;.&quot;)&amp;&quot;};&quot;;&quot;;&quot;)" office:value-type="string" office:string-value=";">
            <text:p>;</text:p>
          </table:table-cell>
          <table:table-cell/>
          <table:table-cell table:number-columns-repeated="3"/>
          <table:table-cell table:formula="of:=IF([.K31]&gt;0;[.$A$1]&amp;&quot;.&quot;&amp;[.J$2]&amp;&quot;.&quot;&amp;[.J$1]&amp;&quot;['&quot;&amp;[.$B31]&amp;&quot;'] = {min: &quot;&amp;SUBSTITUTE([.J31];&quot;,&quot;;&quot;.&quot;)&amp;&quot;,avg: &quot;&amp;SUBSTITUTE([.K31];&quot;,&quot;;&quot;.&quot;)&amp;&quot;,max:&quot;&amp;SUBSTITUTE([.L31];&quot;,&quot;;&quot;.&quot;)&amp;&quot;};&quot;;&quot;;&quot;)" office:value-type="string" office:string-value=";">
            <text:p>;</text:p>
          </table:table-cell>
        </table:table-row>
        <table:table-row table:style-name="ro1">
          <table:table-cell table:style-name="ce1" table:formula="of:=[.H32]&amp;[.M32]&amp;[.R32]&amp;[.W32]&amp;[.AB32]&amp;[.AG32]" office:value-type="string" office:string-value=";;">
            <text:p>;;</text:p>
          </table:table-cell>
          <table:table-cell table:style-name="ce3" table:formula="of:=[.B31]+5" office:value-type="float" office:value="190">
            <text:p>190</text:p>
          </table:table-cell>
          <table:table-cell table:style-name="ce3" table:number-columns-repeated="2"/>
          <table:table-cell table:number-columns-repeated="3"/>
          <table:table-cell table:formula="of:=IF([.F32]&gt;0;[.$A$1]&amp;&quot;.&quot;&amp;[.E$2]&amp;&quot;.&quot;&amp;[.E$1]&amp;&quot;['&quot;&amp;[.$B32]&amp;&quot;'] = {min: &quot;&amp;SUBSTITUTE([.E32];&quot;,&quot;;&quot;.&quot;)&amp;&quot;,avg: &quot;&amp;SUBSTITUTE([.F32];&quot;,&quot;;&quot;.&quot;)&amp;&quot;,max:&quot;&amp;SUBSTITUTE([.G32];&quot;,&quot;;&quot;.&quot;)&amp;&quot;};&quot;;&quot;;&quot;)" office:value-type="string" office:string-value=";">
            <text:p>;</text:p>
          </table:table-cell>
          <table:table-cell/>
          <table:table-cell table:number-columns-repeated="3"/>
          <table:table-cell table:formula="of:=IF([.K32]&gt;0;[.$A$1]&amp;&quot;.&quot;&amp;[.J$2]&amp;&quot;.&quot;&amp;[.J$1]&amp;&quot;['&quot;&amp;[.$B32]&amp;&quot;'] = {min: &quot;&amp;SUBSTITUTE([.J32];&quot;,&quot;;&quot;.&quot;)&amp;&quot;,avg: &quot;&amp;SUBSTITUTE([.K32];&quot;,&quot;;&quot;.&quot;)&amp;&quot;,max:&quot;&amp;SUBSTITUTE([.L32];&quot;,&quot;;&quot;.&quot;)&amp;&quot;};&quot;;&quot;;&quot;)" office:value-type="string" office:string-value=";">
            <text:p>;</text:p>
          </table:table-cell>
        </table:table-row>
        <table:table-row table:style-name="ro1">
          <table:table-cell table:style-name="ce1" table:formula="of:=[.H33]&amp;[.M33]&amp;[.R33]&amp;[.W33]&amp;[.AB33]&amp;[.AG33]" office:value-type="string" office:string-value=";;">
            <text:p>;;</text:p>
          </table:table-cell>
          <table:table-cell table:style-name="ce3" table:formula="of:=[.B32]+5" office:value-type="float" office:value="195">
            <text:p>195</text:p>
          </table:table-cell>
          <table:table-cell table:style-name="ce3" table:number-columns-repeated="2"/>
          <table:table-cell table:number-columns-repeated="3"/>
          <table:table-cell table:formula="of:=IF([.F33]&gt;0;[.$A$1]&amp;&quot;.&quot;&amp;[.E$2]&amp;&quot;.&quot;&amp;[.E$1]&amp;&quot;['&quot;&amp;[.$B33]&amp;&quot;'] = {min: &quot;&amp;SUBSTITUTE([.E33];&quot;,&quot;;&quot;.&quot;)&amp;&quot;,avg: &quot;&amp;SUBSTITUTE([.F33];&quot;,&quot;;&quot;.&quot;)&amp;&quot;,max:&quot;&amp;SUBSTITUTE([.G33];&quot;,&quot;;&quot;.&quot;)&amp;&quot;};&quot;;&quot;;&quot;)" office:value-type="string" office:string-value=";">
            <text:p>;</text:p>
          </table:table-cell>
          <table:table-cell/>
          <table:table-cell table:number-columns-repeated="3"/>
          <table:table-cell table:formula="of:=IF([.K33]&gt;0;[.$A$1]&amp;&quot;.&quot;&amp;[.J$2]&amp;&quot;.&quot;&amp;[.J$1]&amp;&quot;['&quot;&amp;[.$B33]&amp;&quot;'] = {min: &quot;&amp;SUBSTITUTE([.J33];&quot;,&quot;;&quot;.&quot;)&amp;&quot;,avg: &quot;&amp;SUBSTITUTE([.K33];&quot;,&quot;;&quot;.&quot;)&amp;&quot;,max:&quot;&amp;SUBSTITUTE([.L33];&quot;,&quot;;&quot;.&quot;)&amp;&quot;};&quot;;&quot;;&quot;)" office:value-type="string" office:string-value=";">
            <text:p>;</text:p>
          </table:table-cell>
        </table:table-row>
        <table:table-row table:style-name="ro1" table:number-rows-repeated="104854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height based" table:style-name="ta2" table:print="false">
        <office:forms form:automatic-focus="false" form:apply-design-mode="false"/>
        <table:table-column table:style-name="co2" table:number-columns-repeated="33" table:default-cell-style-name="Default"/>
        <table:table-row table:style-name="ro1">
          <table:table-cell table:style-name="ce1"/>
          <table:table-cell table:formula="of:=['age based'.$B$1]" office:value-type="string" office:string-value="amd_stats">
            <text:p>amd_stats</text:p>
          </table:table-cell>
          <table:table-cell table:style-name="ce7" office:value-type="string">
            <text:p>cm</text:p>
          </table:table-cell>
          <table:table-cell table:style-name="ce10" office:value-type="float" office:value="50">
            <text:p>50</text:p>
          </table:table-cell>
          <table:table-cell table:style-name="ce10" table:formula="of:=[.D1]+5" office:value-type="float" office:value="55">
            <text:p>55</text:p>
          </table:table-cell>
          <table:table-cell table:style-name="ce10" table:formula="of:=[.E1]+5" office:value-type="float" office:value="60">
            <text:p>60</text:p>
          </table:table-cell>
          <table:table-cell table:style-name="ce10" table:formula="of:=[.F1]+5" office:value-type="float" office:value="65">
            <text:p>65</text:p>
          </table:table-cell>
          <table:table-cell table:style-name="ce10" table:formula="of:=[.G1]+5" office:value-type="float" office:value="70">
            <text:p>70</text:p>
          </table:table-cell>
          <table:table-cell table:style-name="ce10" table:formula="of:=[.H1]+5" office:value-type="float" office:value="75">
            <text:p>75</text:p>
          </table:table-cell>
          <table:table-cell table:style-name="ce10" table:formula="of:=[.I1]+5" office:value-type="float" office:value="80">
            <text:p>80</text:p>
          </table:table-cell>
          <table:table-cell table:style-name="ce10" table:formula="of:=[.J1]+5" office:value-type="float" office:value="85">
            <text:p>85</text:p>
          </table:table-cell>
          <table:table-cell table:style-name="ce10" table:formula="of:=[.K1]+5" office:value-type="float" office:value="90">
            <text:p>90</text:p>
          </table:table-cell>
          <table:table-cell table:style-name="ce10" table:formula="of:=[.L1]+5" office:value-type="float" office:value="95">
            <text:p>95</text:p>
          </table:table-cell>
          <table:table-cell table:style-name="ce10" table:formula="of:=[.M1]+5" office:value-type="float" office:value="100">
            <text:p>100</text:p>
          </table:table-cell>
          <table:table-cell table:style-name="ce10" table:formula="of:=[.N1]+5" office:value-type="float" office:value="105">
            <text:p>105</text:p>
          </table:table-cell>
          <table:table-cell table:style-name="ce10" table:formula="of:=[.O1]+5" office:value-type="float" office:value="110">
            <text:p>110</text:p>
          </table:table-cell>
          <table:table-cell table:style-name="ce10" table:formula="of:=[.P1]+5" office:value-type="float" office:value="115">
            <text:p>115</text:p>
          </table:table-cell>
          <table:table-cell table:style-name="ce10" table:formula="of:=[.Q1]+5" office:value-type="float" office:value="120">
            <text:p>120</text:p>
          </table:table-cell>
          <table:table-cell table:style-name="ce10" table:formula="of:=[.R1]+5" office:value-type="float" office:value="125">
            <text:p>125</text:p>
          </table:table-cell>
          <table:table-cell table:style-name="ce10" table:formula="of:=[.S1]+5" office:value-type="float" office:value="130">
            <text:p>130</text:p>
          </table:table-cell>
          <table:table-cell table:style-name="ce10" table:formula="of:=[.T1]+5" office:value-type="float" office:value="135">
            <text:p>135</text:p>
          </table:table-cell>
          <table:table-cell table:style-name="ce10" table:formula="of:=[.U1]+5" office:value-type="float" office:value="140">
            <text:p>140</text:p>
          </table:table-cell>
          <table:table-cell table:style-name="ce10" table:formula="of:=[.V1]+5" office:value-type="float" office:value="145">
            <text:p>145</text:p>
          </table:table-cell>
          <table:table-cell table:style-name="ce10" table:formula="of:=[.W1]+5" office:value-type="float" office:value="150">
            <text:p>150</text:p>
          </table:table-cell>
          <table:table-cell table:style-name="ce10" table:formula="of:=[.X1]+5" office:value-type="float" office:value="155">
            <text:p>155</text:p>
          </table:table-cell>
          <table:table-cell table:style-name="ce10" table:formula="of:=[.Y1]+5" office:value-type="float" office:value="160">
            <text:p>160</text:p>
          </table:table-cell>
          <table:table-cell table:style-name="ce10" table:formula="of:=[.Z1]+5" office:value-type="float" office:value="165">
            <text:p>165</text:p>
          </table:table-cell>
          <table:table-cell table:style-name="ce10" table:formula="of:=[.AA1]+5" office:value-type="float" office:value="170">
            <text:p>170</text:p>
          </table:table-cell>
          <table:table-cell table:style-name="ce10" table:formula="of:=[.AB1]+5" office:value-type="float" office:value="175">
            <text:p>175</text:p>
          </table:table-cell>
          <table:table-cell table:style-name="ce10" table:formula="of:=[.AC1]+5" office:value-type="float" office:value="180">
            <text:p>180</text:p>
          </table:table-cell>
          <table:table-cell table:style-name="ce10" table:formula="of:=[.AD1]+5" office:value-type="float" office:value="185">
            <text:p>185</text:p>
          </table:table-cell>
          <table:table-cell table:style-name="ce10" table:formula="of:=[.AE1]+5" office:value-type="float" office:value="190">
            <text:p>190</text:p>
          </table:table-cell>
          <table:table-cell table:style-name="ce12" table:formula="of:=[.AF1]+5" office:value-type="float" office:value="195">
            <text:p>195</text:p>
          </table:table-cell>
        </table:table-row>
        <table:table-row table:style-name="ro2">
          <table:table-cell/>
          <table:table-cell table:style-name="ce4" office:value-type="string">
            <text:p>m.wh</text:p>
          </table:table-cell>
          <table:table-cell table:style-name="ce8" office:value-type="string">
            <text:p>min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2"/>
          <table:table-cell office:value-type="float" office:value="13.2">
            <text:p>13,2</text:p>
          </table:table-cell>
          <table:table-cell/>
          <table:table-cell office:value-type="float" office:value="15.6">
            <text:p>15,6</text:p>
          </table:table-cell>
          <table:table-cell office:value-type="float" office:value="17">
            <text:p>17</text:p>
          </table:table-cell>
          <table:table-cell office:value-type="float" office:value="18.6">
            <text:p>18,6</text:p>
          </table:table-cell>
          <table:table-cell office:value-type="float" office:value="20.2">
            <text:p>20,2</text:p>
          </table:table-cell>
          <table:table-cell table:number-columns-repeated="14"/>
          <table:table-cell table:style-name="ce13"/>
        </table:table-row>
        <table:table-row table:style-name="ro2">
          <table:table-cell/>
          <table:table-cell table:style-name="ce5"/>
          <table:table-cell table:style-name="ce8" office:value-type="string">
            <text:p>medium</text:p>
          </table:table-cell>
          <table:table-cell table:number-columns-repeated="6"/>
          <table:table-cell office:value-type="float" office:value="11">
            <text:p>11</text:p>
          </table:table-cell>
          <table:table-cell table:number-columns-repeated="2"/>
          <table:table-cell office:value-type="float" office:value="14.4">
            <text:p>14,4</text:p>
          </table:table-cell>
          <table:table-cell/>
          <table:table-cell office:value-type="float" office:value="17">
            <text:p>17</text:p>
          </table:table-cell>
          <table:table-cell office:value-type="float" office:value="18.6">
            <text:p>18,6</text:p>
          </table:table-cell>
          <table:table-cell office:value-type="float" office:value="20.4">
            <text:p>20,4</text:p>
          </table:table-cell>
          <table:table-cell office:value-type="float" office:value="22.2">
            <text:p>22,2</text:p>
          </table:table-cell>
          <table:table-cell table:number-columns-repeated="14"/>
          <table:table-cell table:style-name="ce13"/>
        </table:table-row>
        <table:table-row table:style-name="ro1">
          <table:table-cell/>
          <table:table-cell table:style-name="ce5"/>
          <table:table-cell table:style-name="ce8" office:value-type="string">
            <text:p>max</text:p>
          </table:table-cell>
          <table:table-cell table:number-columns-repeated="6"/>
          <table:table-cell office:value-type="float" office:value="12.2">
            <text:p>12,2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19.2">
            <text:p>19,2</text:p>
          </table:table-cell>
          <table:table-cell office:value-type="float" office:value="21">
            <text:p>21</text:p>
          </table:table-cell>
          <table:table-cell office:value-type="float" office:value="23.2">
            <text:p>23,2</text:p>
          </table:table-cell>
          <table:table-cell office:value-type="float" office:value="25.8">
            <text:p>25,8</text:p>
          </table:table-cell>
          <table:table-cell table:number-columns-repeated="14"/>
          <table:table-cell table:style-name="ce13"/>
        </table:table-row>
        <table:table-row table:style-name="ro1">
          <table:table-cell/>
          <table:table-cell table:style-name="ce5"/>
          <table:table-cell table:style-name="ce8"/>
          <table:table-cell table:number-columns-repeated="29"/>
          <table:table-cell table:style-name="ce13"/>
        </table:table-row>
        <table:table-row table:style-name="ro2">
          <table:table-cell/>
          <table:table-cell table:style-name="ce5" office:value-type="string">
            <text:p>f.wh</text:p>
          </table:table-cell>
          <table:table-cell table:style-name="ce8" office:value-type="string">
            <text:p>min</text:p>
          </table:table-cell>
          <table:table-cell table:number-columns-repeated="6"/>
          <table:table-cell office:value-type="float" office:value="9.8">
            <text:p>9,8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15.2">
            <text:p>15,2</text:p>
          </table:table-cell>
          <table:table-cell office:value-type="float" office:value="16.6">
            <text:p>16,6</text:p>
          </table:table-cell>
          <table:table-cell office:value-type="float" office:value="18.2">
            <text:p>18,2</text:p>
          </table:table-cell>
          <table:table-cell office:value-type="float" office:value="20">
            <text:p>20</text:p>
          </table:table-cell>
          <table:table-cell table:number-columns-repeated="14"/>
          <table:table-cell table:style-name="ce13"/>
        </table:table-row>
        <table:table-row table:style-name="ro2">
          <table:table-cell/>
          <table:table-cell table:style-name="ce5"/>
          <table:table-cell table:style-name="ce8" office:value-type="string">
            <text:p>medium</text:p>
          </table:table-cell>
          <table:table-cell table:number-columns-repeated="6"/>
          <table:table-cell office:value-type="float" office:value="10.8">
            <text:p>10,8</text:p>
          </table:table-cell>
          <table:table-cell table:number-columns-repeated="3"/>
          <table:table-cell office:value-type="float" office:value="15.4">
            <text:p>15,4</text:p>
          </table:table-cell>
          <table:table-cell office:value-type="float" office:value="16.8">
            <text:p>16,8</text:p>
          </table:table-cell>
          <table:table-cell office:value-type="float" office:value="18.4">
            <text:p>18,4</text:p>
          </table:table-cell>
          <table:table-cell office:value-type="float" office:value="20.4">
            <text:p>20,4</text:p>
          </table:table-cell>
          <table:table-cell office:value-type="float" office:value="22.4">
            <text:p>22,4</text:p>
          </table:table-cell>
          <table:table-cell table:number-columns-repeated="14"/>
          <table:table-cell table:style-name="ce13"/>
        </table:table-row>
        <table:table-row table:style-name="ro1">
          <table:table-cell/>
          <table:table-cell table:style-name="ce6"/>
          <table:table-cell table:style-name="ce9" office:value-type="string">
            <text:p>max</text:p>
          </table:table-cell>
          <table:table-cell table:number-columns-repeated="6" table:style-name="ce11"/>
          <table:table-cell table:style-name="ce11" office:value-type="float" office:value="12">
            <text:p>12</text:p>
          </table:table-cell>
          <table:table-cell table:number-columns-repeated="3" table:style-name="ce11"/>
          <table:table-cell table:style-name="ce11" office:value-type="float" office:value="17.6">
            <text:p>17,6</text:p>
          </table:table-cell>
          <table:table-cell table:style-name="ce11" office:value-type="float" office:value="19.4">
            <text:p>19,4</text:p>
          </table:table-cell>
          <table:table-cell table:style-name="ce11" office:value-type="float" office:value="21.4">
            <text:p>21,4</text:p>
          </table:table-cell>
          <table:table-cell table:style-name="ce11" office:value-type="float" office:value="23.8">
            <text:p>23,8</text:p>
          </table:table-cell>
          <table:table-cell table:style-name="ce11" office:value-type="float" office:value="26">
            <text:p>26</text:p>
          </table:table-cell>
          <table:table-cell table:number-columns-repeated="14" table:style-name="ce11"/>
          <table:table-cell table:style-name="ce14"/>
        </table:table-row>
        <table:table-row table:style-name="ro1">
          <table:table-cell/>
          <table:table-cell table:number-columns-repeated="32"/>
        </table:table-row>
        <table:table-row table:style-name="ro1">
          <table:table-cell/>
          <table:table-cell table:number-columns-repeated="32"/>
        </table:table-row>
        <table:table-row table:style-name="ro1">
          <table:table-cell/>
          <table:table-cell table:number-columns-repeated="32"/>
        </table:table-row>
        <table:table-row table:style-name="ro1">
          <table:table-cell/>
          <table:table-cell table:number-columns-repeated="32"/>
        </table:table-row>
        <table:table-row table:style-name="ro1">
          <table:table-cell/>
          <table:table-cell table:number-columns-repeated="32"/>
        </table:table-row>
        <table:table-row table:style-name="ro1">
          <table:table-cell/>
          <table:table-cell table:number-columns-repeated="32"/>
        </table:table-row>
        <table:table-row table:style-name="ro1">
          <table:table-cell/>
          <table:table-cell table:number-columns-repeated="32"/>
        </table:table-row>
        <table:table-row table:style-name="ro1">
          <table:table-cell/>
          <table:table-cell table:number-columns-repeated="32"/>
        </table:table-row>
      </table:table>
      <table:table table:name="height based concatenate" table:style-name="ta2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9" table:default-cell-style-name="Default"/>
        <table:table-row table:style-name="ro1">
          <table:table-cell table:number-columns-repeated="2"/>
          <table:table-cell/>
          <table:table-cell table:number-columns-repeated="30"/>
        </table:table-row>
        <table:table-row table:style-name="ro1">
          <table:table-cell table:formula="of:=IF(['height based'.B2]&lt;&gt;&quot;&quot;;['height based concatenate'.C2]&amp;&quot;= {};&quot;;&quot;&quot;)" office:value-type="string" office:string-value="amd_stats.m.wh= {};">
            <text:p>amd_stats.m.wh= {};</text:p>
          </table:table-cell>
          <table:table-cell table:formula="of:=IF(['height based'.C2]=&quot;&quot;;&quot;&quot;;['height based concatenate'.C2]&amp;&quot;.&quot;&amp;['height based'.C2]&amp;&quot; = [&quot; &amp; ['height based concatenate'.D2]&amp;&quot;];&quot;)" office:value-type="string" office:string-value="amd_stats.m.wh.min = [[80,10] ,[95,13.2] ,[105,15.6] ,[110,17] ,[115,18.6] ,[120,20.2] ,];">
            <text:p>amd_stats.m.wh.min = [[80,10] ,[95,13.2] ,[105,15.6] ,[110,17] ,[115,18.6] ,[120,20.2] ,];</text:p>
          </table:table-cell>
          <table:table-cell table:formula="of:=IF(['height based'.B2]&lt;&gt;&quot;&quot;;['height based'.$B$1]&amp;&quot;.&quot;&amp;['height based'.B2];[.C1])" office:value-type="string" office:string-value="amd_stats.m.wh">
            <text:p>amd_stats.m.wh</text:p>
          </table:table-cell>
          <table:table-cell table:style-name="ce15" table:formula="of:=IF(['height based'.D2]&gt;0;&quot;[&quot; &amp; ['height based'.D$1]&amp; &quot;,&quot; &amp; SUBSTITUTE(TEXT(['height based'.D2];&quot;#0,#&quot;);&quot;,&quot;;&quot;.&quot;)&amp;&quot;] ,&quot;;&quot;&quot;)&amp;[.E2]" office:value-type="string" office:string-value="[80,10] ,[95,13.2] ,[105,15.6] ,[110,17] ,[115,18.6] ,[120,20.2] ,">
            <text:p>[80,10] ,[95,13.2] ,[105,15.6] ,[110,17] ,[115,18.6] ,[120,20.2] ,</text:p>
          </table:table-cell>
          <table:table-cell table:style-name="ce15" table:formula="of:=IF(['height based'.E2]&gt;0;&quot;[&quot; &amp; ['height based'.E$1]&amp; &quot;,&quot; &amp; SUBSTITUTE(TEXT(['height based'.E2];&quot;#0,#&quot;);&quot;,&quot;;&quot;.&quot;)&amp;&quot;] ,&quot;;&quot;&quot;)&amp;[.F2]" office:value-type="string" office:string-value="[80,10] ,[95,13.2] ,[105,15.6] ,[110,17] ,[115,18.6] ,[120,20.2] ,">
            <text:p>[80,10] ,[95,13.2] ,[105,15.6] ,[110,17] ,[115,18.6] ,[120,20.2] ,</text:p>
          </table:table-cell>
          <table:table-cell table:style-name="ce15" table:formula="of:=IF(['height based'.F2]&gt;0;&quot;[&quot; &amp; ['height based'.F$1]&amp; &quot;,&quot; &amp; SUBSTITUTE(TEXT(['height based'.F2];&quot;#0,#&quot;);&quot;,&quot;;&quot;.&quot;)&amp;&quot;] ,&quot;;&quot;&quot;)&amp;[.G2]" office:value-type="string" office:string-value="[80,10] ,[95,13.2] ,[105,15.6] ,[110,17] ,[115,18.6] ,[120,20.2] ,">
            <text:p>[80,10] ,[95,13.2] ,[105,15.6] ,[110,17] ,[115,18.6] ,[120,20.2] ,</text:p>
          </table:table-cell>
          <table:table-cell table:style-name="ce15" table:formula="of:=IF(['height based'.G2]&gt;0;&quot;[&quot; &amp; ['height based'.G$1]&amp; &quot;,&quot; &amp; SUBSTITUTE(TEXT(['height based'.G2];&quot;#0,#&quot;);&quot;,&quot;;&quot;.&quot;)&amp;&quot;] ,&quot;;&quot;&quot;)&amp;[.H2]" office:value-type="string" office:string-value="[80,10] ,[95,13.2] ,[105,15.6] ,[110,17] ,[115,18.6] ,[120,20.2] ,">
            <text:p>[80,10] ,[95,13.2] ,[105,15.6] ,[110,17] ,[115,18.6] ,[120,20.2] ,</text:p>
          </table:table-cell>
          <table:table-cell table:style-name="ce15" table:formula="of:=IF(['height based'.H2]&gt;0;&quot;[&quot; &amp; ['height based'.H$1]&amp; &quot;,&quot; &amp; SUBSTITUTE(TEXT(['height based'.H2];&quot;#0,#&quot;);&quot;,&quot;;&quot;.&quot;)&amp;&quot;] ,&quot;;&quot;&quot;)&amp;[.I2]" office:value-type="string" office:string-value="[80,10] ,[95,13.2] ,[105,15.6] ,[110,17] ,[115,18.6] ,[120,20.2] ,">
            <text:p>[80,10] ,[95,13.2] ,[105,15.6] ,[110,17] ,[115,18.6] ,[120,20.2] ,</text:p>
          </table:table-cell>
          <table:table-cell table:style-name="ce15" table:formula="of:=IF(['height based'.I2]&gt;0;&quot;[&quot; &amp; ['height based'.I$1]&amp; &quot;,&quot; &amp; SUBSTITUTE(TEXT(['height based'.I2];&quot;#0,#&quot;);&quot;,&quot;;&quot;.&quot;)&amp;&quot;] ,&quot;;&quot;&quot;)&amp;[.J2]" office:value-type="string" office:string-value="[80,10] ,[95,13.2] ,[105,15.6] ,[110,17] ,[115,18.6] ,[120,20.2] ,">
            <text:p>[80,10] ,[95,13.2] ,[105,15.6] ,[110,17] ,[115,18.6] ,[120,20.2] ,</text:p>
          </table:table-cell>
          <table:table-cell table:style-name="ce15" table:formula="of:=IF(['height based'.J2]&gt;0;&quot;[&quot; &amp; ['height based'.J$1]&amp; &quot;,&quot; &amp; SUBSTITUTE(TEXT(['height based'.J2];&quot;#0,#&quot;);&quot;,&quot;;&quot;.&quot;)&amp;&quot;] ,&quot;;&quot;&quot;)&amp;[.K2]" office:value-type="string" office:string-value="[80,10] ,[95,13.2] ,[105,15.6] ,[110,17] ,[115,18.6] ,[120,20.2] ,">
            <text:p>[80,10] ,[95,13.2] ,[105,15.6] ,[110,17] ,[115,18.6] ,[120,20.2] ,</text:p>
          </table:table-cell>
          <table:table-cell table:style-name="ce15" table:formula="of:=IF(['height based'.K2]&gt;0;&quot;[&quot; &amp; ['height based'.K$1]&amp; &quot;,&quot; &amp; SUBSTITUTE(TEXT(['height based'.K2];&quot;#0,#&quot;);&quot;,&quot;;&quot;.&quot;)&amp;&quot;] ,&quot;;&quot;&quot;)&amp;[.L2]" office:value-type="string" office:string-value="[95,13.2] ,[105,15.6] ,[110,17] ,[115,18.6] ,[120,20.2] ,">
            <text:p>[95,13.2] ,[105,15.6] ,[110,17] ,[115,18.6] ,[120,20.2] ,</text:p>
          </table:table-cell>
          <table:table-cell table:style-name="ce15" table:formula="of:=IF(['height based'.L2]&gt;0;&quot;[&quot; &amp; ['height based'.L$1]&amp; &quot;,&quot; &amp; SUBSTITUTE(TEXT(['height based'.L2];&quot;#0,#&quot;);&quot;,&quot;;&quot;.&quot;)&amp;&quot;] ,&quot;;&quot;&quot;)&amp;[.M2]" office:value-type="string" office:string-value="[95,13.2] ,[105,15.6] ,[110,17] ,[115,18.6] ,[120,20.2] ,">
            <text:p>[95,13.2] ,[105,15.6] ,[110,17] ,[115,18.6] ,[120,20.2] ,</text:p>
          </table:table-cell>
          <table:table-cell table:style-name="ce15" table:formula="of:=IF(['height based'.M2]&gt;0;&quot;[&quot; &amp; ['height based'.M$1]&amp; &quot;,&quot; &amp; SUBSTITUTE(TEXT(['height based'.M2];&quot;#0,#&quot;);&quot;,&quot;;&quot;.&quot;)&amp;&quot;] ,&quot;;&quot;&quot;)&amp;[.N2]" office:value-type="string" office:string-value="[95,13.2] ,[105,15.6] ,[110,17] ,[115,18.6] ,[120,20.2] ,">
            <text:p>[95,13.2] ,[105,15.6] ,[110,17] ,[115,18.6] ,[120,20.2] ,</text:p>
          </table:table-cell>
          <table:table-cell table:style-name="ce15" table:formula="of:=IF(['height based'.N2]&gt;0;&quot;[&quot; &amp; ['height based'.N$1]&amp; &quot;,&quot; &amp; SUBSTITUTE(TEXT(['height based'.N2];&quot;#0,#&quot;);&quot;,&quot;;&quot;.&quot;)&amp;&quot;] ,&quot;;&quot;&quot;)&amp;[.O2]" office:value-type="string" office:string-value="[105,15.6] ,[110,17] ,[115,18.6] ,[120,20.2] ,">
            <text:p>[105,15.6] ,[110,17] ,[115,18.6] ,[120,20.2] ,</text:p>
          </table:table-cell>
          <table:table-cell table:style-name="ce15" table:formula="of:=IF(['height based'.O2]&gt;0;&quot;[&quot; &amp; ['height based'.O$1]&amp; &quot;,&quot; &amp; SUBSTITUTE(TEXT(['height based'.O2];&quot;#0,#&quot;);&quot;,&quot;;&quot;.&quot;)&amp;&quot;] ,&quot;;&quot;&quot;)&amp;[.P2]" office:value-type="string" office:string-value="[105,15.6] ,[110,17] ,[115,18.6] ,[120,20.2] ,">
            <text:p>[105,15.6] ,[110,17] ,[115,18.6] ,[120,20.2] ,</text:p>
          </table:table-cell>
          <table:table-cell table:style-name="ce15" table:formula="of:=IF(['height based'.P2]&gt;0;&quot;[&quot; &amp; ['height based'.P$1]&amp; &quot;,&quot; &amp; SUBSTITUTE(TEXT(['height based'.P2];&quot;#0,#&quot;);&quot;,&quot;;&quot;.&quot;)&amp;&quot;] ,&quot;;&quot;&quot;)&amp;[.Q2]" office:value-type="string" office:string-value="[110,17] ,[115,18.6] ,[120,20.2] ,">
            <text:p>[110,17] ,[115,18.6] ,[120,20.2] ,</text:p>
          </table:table-cell>
          <table:table-cell table:style-name="ce15" table:formula="of:=IF(['height based'.Q2]&gt;0;&quot;[&quot; &amp; ['height based'.Q$1]&amp; &quot;,&quot; &amp; SUBSTITUTE(TEXT(['height based'.Q2];&quot;#0,#&quot;);&quot;,&quot;;&quot;.&quot;)&amp;&quot;] ,&quot;;&quot;&quot;)&amp;[.R2]" office:value-type="string" office:string-value="[115,18.6] ,[120,20.2] ,">
            <text:p>[115,18.6] ,[120,20.2] ,</text:p>
          </table:table-cell>
          <table:table-cell table:style-name="ce15" table:formula="of:=IF(['height based'.R2]&gt;0;&quot;[&quot; &amp; ['height based'.R$1]&amp; &quot;,&quot; &amp; SUBSTITUTE(TEXT(['height based'.R2];&quot;#0,#&quot;);&quot;,&quot;;&quot;.&quot;)&amp;&quot;] ,&quot;;&quot;&quot;)&amp;[.S2]" office:value-type="string" office:string-value="[120,20.2] ,">
            <text:p>[120,20.2] ,</text:p>
          </table:table-cell>
          <table:table-cell table:style-name="ce15" table:formula="of:=IF(['height based'.S2]&gt;0;&quot;[&quot; &amp; ['height based'.S$1]&amp; &quot;,&quot; &amp; SUBSTITUTE(TEXT(['height based'.S2];&quot;#0,#&quot;);&quot;,&quot;;&quot;.&quot;)&amp;&quot;] ,&quot;;&quot;&quot;)&amp;[.T2]">
            <text:p/>
          </table:table-cell>
          <table:table-cell table:style-name="ce15" table:formula="of:=IF(['height based'.T2]&gt;0;&quot;[&quot; &amp; ['height based'.T$1]&amp; &quot;,&quot; &amp; SUBSTITUTE(TEXT(['height based'.T2];&quot;#0,#&quot;);&quot;,&quot;;&quot;.&quot;)&amp;&quot;] ,&quot;;&quot;&quot;)&amp;[.U2]">
            <text:p/>
          </table:table-cell>
          <table:table-cell table:style-name="ce15" table:formula="of:=IF(['height based'.U2]&gt;0;&quot;[&quot; &amp; ['height based'.U$1]&amp; &quot;,&quot; &amp; SUBSTITUTE(TEXT(['height based'.U2];&quot;#0,#&quot;);&quot;,&quot;;&quot;.&quot;)&amp;&quot;] ,&quot;;&quot;&quot;)&amp;[.V2]">
            <text:p/>
          </table:table-cell>
          <table:table-cell table:style-name="ce15" table:formula="of:=IF(['height based'.V2]&gt;0;&quot;[&quot; &amp; ['height based'.V$1]&amp; &quot;,&quot; &amp; SUBSTITUTE(TEXT(['height based'.V2];&quot;#0,#&quot;);&quot;,&quot;;&quot;.&quot;)&amp;&quot;] ,&quot;;&quot;&quot;)&amp;[.W2]">
            <text:p/>
          </table:table-cell>
          <table:table-cell table:style-name="ce15" table:formula="of:=IF(['height based'.W2]&gt;0;&quot;[&quot; &amp; ['height based'.W$1]&amp; &quot;,&quot; &amp; SUBSTITUTE(TEXT(['height based'.W2];&quot;#0,#&quot;);&quot;,&quot;;&quot;.&quot;)&amp;&quot;] ,&quot;;&quot;&quot;)&amp;[.X2]">
            <text:p/>
          </table:table-cell>
          <table:table-cell table:style-name="ce15" table:formula="of:=IF(['height based'.X2]&gt;0;&quot;[&quot; &amp; ['height based'.X$1]&amp; &quot;,&quot; &amp; SUBSTITUTE(TEXT(['height based'.X2];&quot;#0,#&quot;);&quot;,&quot;;&quot;.&quot;)&amp;&quot;] ,&quot;;&quot;&quot;)&amp;[.Y2]">
            <text:p/>
          </table:table-cell>
          <table:table-cell table:style-name="ce15" table:formula="of:=IF(['height based'.Y2]&gt;0;&quot;[&quot; &amp; ['height based'.Y$1]&amp; &quot;,&quot; &amp; SUBSTITUTE(TEXT(['height based'.Y2];&quot;#0,#&quot;);&quot;,&quot;;&quot;.&quot;)&amp;&quot;] ,&quot;;&quot;&quot;)&amp;[.Z2]">
            <text:p/>
          </table:table-cell>
          <table:table-cell table:style-name="ce15" table:formula="of:=IF(['height based'.Z2]&gt;0;&quot;[&quot; &amp; ['height based'.Z$1]&amp; &quot;,&quot; &amp; SUBSTITUTE(TEXT(['height based'.Z2];&quot;#0,#&quot;);&quot;,&quot;;&quot;.&quot;)&amp;&quot;] ,&quot;;&quot;&quot;)&amp;[.AA2]">
            <text:p/>
          </table:table-cell>
          <table:table-cell table:style-name="ce15" table:formula="of:=IF(['height based'.AA2]&gt;0;&quot;[&quot; &amp; ['height based'.AA$1]&amp; &quot;,&quot; &amp; SUBSTITUTE(TEXT(['height based'.AA2];&quot;#0,#&quot;);&quot;,&quot;;&quot;.&quot;)&amp;&quot;] ,&quot;;&quot;&quot;)&amp;[.AB2]">
            <text:p/>
          </table:table-cell>
          <table:table-cell table:style-name="ce15" table:formula="of:=IF(['height based'.AB2]&gt;0;&quot;[&quot; &amp; ['height based'.AB$1]&amp; &quot;,&quot; &amp; SUBSTITUTE(TEXT(['height based'.AB2];&quot;#0,#&quot;);&quot;,&quot;;&quot;.&quot;)&amp;&quot;] ,&quot;;&quot;&quot;)&amp;[.AC2]">
            <text:p/>
          </table:table-cell>
          <table:table-cell table:style-name="ce15" table:formula="of:=IF(['height based'.AC2]&gt;0;&quot;[&quot; &amp; ['height based'.AC$1]&amp; &quot;,&quot; &amp; SUBSTITUTE(TEXT(['height based'.AC2];&quot;#0,#&quot;);&quot;,&quot;;&quot;.&quot;)&amp;&quot;] ,&quot;;&quot;&quot;)&amp;[.AD2]">
            <text:p/>
          </table:table-cell>
          <table:table-cell table:style-name="ce15" table:formula="of:=IF(['height based'.AD2]&gt;0;&quot;[&quot; &amp; ['height based'.AD$1]&amp; &quot;,&quot; &amp; SUBSTITUTE(TEXT(['height based'.AD2];&quot;#0,#&quot;);&quot;,&quot;;&quot;.&quot;)&amp;&quot;] ,&quot;;&quot;&quot;)&amp;[.AE2]">
            <text:p/>
          </table:table-cell>
          <table:table-cell table:style-name="ce15" table:formula="of:=IF(['height based'.AE2]&gt;0;&quot;[&quot; &amp; ['height based'.AE$1]&amp; &quot;,&quot; &amp; SUBSTITUTE(TEXT(['height based'.AE2];&quot;#0,#&quot;);&quot;,&quot;;&quot;.&quot;)&amp;&quot;] ,&quot;;&quot;&quot;)&amp;[.AF2]">
            <text:p/>
          </table:table-cell>
          <table:table-cell table:style-name="ce15" table:formula="of:=IF(['height based'.AF2]&gt;0;&quot;[&quot; &amp; ['height based'.AF$1]&amp; &quot;,&quot; &amp; SUBSTITUTE(TEXT(['height based'.AF2];&quot;#0,#&quot;);&quot;,&quot;;&quot;.&quot;)&amp;&quot;] ,&quot;;&quot;&quot;)&amp;[.AG2]">
            <text:p/>
          </table:table-cell>
          <table:table-cell table:style-name="ce15" table:formula="of:=IF(['height based'.AG2]&gt;0;&quot;[&quot; &amp; ['height based'.AG$1]&amp; &quot;,&quot; &amp; SUBSTITUTE(TEXT(['height based'.AG2];&quot;#0,#&quot;);&quot;,&quot;;&quot;.&quot;)&amp;&quot;] ,&quot;;&quot;&quot;)&amp;[.AH2]">
            <text:p/>
          </table:table-cell>
        </table:table-row>
        <table:table-row table:style-name="ro1">
          <table:table-cell table:formula="of:=IF(['height based'.B3]&lt;&gt;&quot;&quot;;['height based concatenate'.C3]&amp;&quot;= {};&quot;;&quot;&quot;)">
            <text:p/>
          </table:table-cell>
          <table:table-cell table:formula="of:=IF(['height based'.C3]=&quot;&quot;;&quot;&quot;;['height based concatenate'.C3]&amp;&quot;.&quot;&amp;['height based'.C3]&amp;&quot; = [&quot; &amp; ['height based concatenate'.D3]&amp;&quot;];&quot;)" office:value-type="string" office:string-value="amd_stats.m.wh.medium = [[80,11] ,[95,14.4] ,[105,17] ,[110,18.6] ,[115,20.4] ,[120,22.2] ,];">
            <text:p>amd_stats.m.wh.medium = [[80,11] ,[95,14.4] ,[105,17] ,[110,18.6] ,[115,20.4] ,[120,22.2] ,];</text:p>
          </table:table-cell>
          <table:table-cell table:formula="of:=IF(['height based'.B3]&lt;&gt;&quot;&quot;;['height based'.$B$1]&amp;&quot;.&quot;&amp;['height based'.B3];[.C2])" office:value-type="string" office:string-value="amd_stats.m.wh">
            <text:p>amd_stats.m.wh</text:p>
          </table:table-cell>
          <table:table-cell table:style-name="ce15" table:formula="of:=IF(['height based'.D3]&gt;0;&quot;[&quot; &amp; ['height based'.D$1]&amp; &quot;,&quot; &amp; SUBSTITUTE(TEXT(['height based'.D3];&quot;#0,#&quot;);&quot;,&quot;;&quot;.&quot;)&amp;&quot;] ,&quot;;&quot;&quot;)&amp;[.E3]" office:value-type="string" office:string-value="[80,11] ,[95,14.4] ,[105,17] ,[110,18.6] ,[115,20.4] ,[120,22.2] ,">
            <text:p>[80,11] ,[95,14.4] ,[105,17] ,[110,18.6] ,[115,20.4] ,[120,22.2] ,</text:p>
          </table:table-cell>
          <table:table-cell table:style-name="ce15" table:formula="of:=IF(['height based'.E3]&gt;0;&quot;[&quot; &amp; ['height based'.E$1]&amp; &quot;,&quot; &amp; SUBSTITUTE(TEXT(['height based'.E3];&quot;#0,#&quot;);&quot;,&quot;;&quot;.&quot;)&amp;&quot;] ,&quot;;&quot;&quot;)&amp;[.F3]" office:value-type="string" office:string-value="[80,11] ,[95,14.4] ,[105,17] ,[110,18.6] ,[115,20.4] ,[120,22.2] ,">
            <text:p>[80,11] ,[95,14.4] ,[105,17] ,[110,18.6] ,[115,20.4] ,[120,22.2] ,</text:p>
          </table:table-cell>
          <table:table-cell table:style-name="ce15" table:formula="of:=IF(['height based'.F3]&gt;0;&quot;[&quot; &amp; ['height based'.F$1]&amp; &quot;,&quot; &amp; SUBSTITUTE(TEXT(['height based'.F3];&quot;#0,#&quot;);&quot;,&quot;;&quot;.&quot;)&amp;&quot;] ,&quot;;&quot;&quot;)&amp;[.G3]" office:value-type="string" office:string-value="[80,11] ,[95,14.4] ,[105,17] ,[110,18.6] ,[115,20.4] ,[120,22.2] ,">
            <text:p>[80,11] ,[95,14.4] ,[105,17] ,[110,18.6] ,[115,20.4] ,[120,22.2] ,</text:p>
          </table:table-cell>
          <table:table-cell table:style-name="ce15" table:formula="of:=IF(['height based'.G3]&gt;0;&quot;[&quot; &amp; ['height based'.G$1]&amp; &quot;,&quot; &amp; SUBSTITUTE(TEXT(['height based'.G3];&quot;#0,#&quot;);&quot;,&quot;;&quot;.&quot;)&amp;&quot;] ,&quot;;&quot;&quot;)&amp;[.H3]" office:value-type="string" office:string-value="[80,11] ,[95,14.4] ,[105,17] ,[110,18.6] ,[115,20.4] ,[120,22.2] ,">
            <text:p>[80,11] ,[95,14.4] ,[105,17] ,[110,18.6] ,[115,20.4] ,[120,22.2] ,</text:p>
          </table:table-cell>
          <table:table-cell table:style-name="ce15" table:formula="of:=IF(['height based'.H3]&gt;0;&quot;[&quot; &amp; ['height based'.H$1]&amp; &quot;,&quot; &amp; SUBSTITUTE(TEXT(['height based'.H3];&quot;#0,#&quot;);&quot;,&quot;;&quot;.&quot;)&amp;&quot;] ,&quot;;&quot;&quot;)&amp;[.I3]" office:value-type="string" office:string-value="[80,11] ,[95,14.4] ,[105,17] ,[110,18.6] ,[115,20.4] ,[120,22.2] ,">
            <text:p>[80,11] ,[95,14.4] ,[105,17] ,[110,18.6] ,[115,20.4] ,[120,22.2] ,</text:p>
          </table:table-cell>
          <table:table-cell table:style-name="ce15" table:formula="of:=IF(['height based'.I3]&gt;0;&quot;[&quot; &amp; ['height based'.I$1]&amp; &quot;,&quot; &amp; SUBSTITUTE(TEXT(['height based'.I3];&quot;#0,#&quot;);&quot;,&quot;;&quot;.&quot;)&amp;&quot;] ,&quot;;&quot;&quot;)&amp;[.J3]" office:value-type="string" office:string-value="[80,11] ,[95,14.4] ,[105,17] ,[110,18.6] ,[115,20.4] ,[120,22.2] ,">
            <text:p>[80,11] ,[95,14.4] ,[105,17] ,[110,18.6] ,[115,20.4] ,[120,22.2] ,</text:p>
          </table:table-cell>
          <table:table-cell table:style-name="ce15" table:formula="of:=IF(['height based'.J3]&gt;0;&quot;[&quot; &amp; ['height based'.J$1]&amp; &quot;,&quot; &amp; SUBSTITUTE(TEXT(['height based'.J3];&quot;#0,#&quot;);&quot;,&quot;;&quot;.&quot;)&amp;&quot;] ,&quot;;&quot;&quot;)&amp;[.K3]" office:value-type="string" office:string-value="[80,11] ,[95,14.4] ,[105,17] ,[110,18.6] ,[115,20.4] ,[120,22.2] ,">
            <text:p>[80,11] ,[95,14.4] ,[105,17] ,[110,18.6] ,[115,20.4] ,[120,22.2] ,</text:p>
          </table:table-cell>
          <table:table-cell table:style-name="ce15" table:formula="of:=IF(['height based'.K3]&gt;0;&quot;[&quot; &amp; ['height based'.K$1]&amp; &quot;,&quot; &amp; SUBSTITUTE(TEXT(['height based'.K3];&quot;#0,#&quot;);&quot;,&quot;;&quot;.&quot;)&amp;&quot;] ,&quot;;&quot;&quot;)&amp;[.L3]" office:value-type="string" office:string-value="[95,14.4] ,[105,17] ,[110,18.6] ,[115,20.4] ,[120,22.2] ,">
            <text:p>[95,14.4] ,[105,17] ,[110,18.6] ,[115,20.4] ,[120,22.2] ,</text:p>
          </table:table-cell>
          <table:table-cell table:style-name="ce15" table:formula="of:=IF(['height based'.L3]&gt;0;&quot;[&quot; &amp; ['height based'.L$1]&amp; &quot;,&quot; &amp; SUBSTITUTE(TEXT(['height based'.L3];&quot;#0,#&quot;);&quot;,&quot;;&quot;.&quot;)&amp;&quot;] ,&quot;;&quot;&quot;)&amp;[.M3]" office:value-type="string" office:string-value="[95,14.4] ,[105,17] ,[110,18.6] ,[115,20.4] ,[120,22.2] ,">
            <text:p>[95,14.4] ,[105,17] ,[110,18.6] ,[115,20.4] ,[120,22.2] ,</text:p>
          </table:table-cell>
          <table:table-cell table:style-name="ce15" table:formula="of:=IF(['height based'.M3]&gt;0;&quot;[&quot; &amp; ['height based'.M$1]&amp; &quot;,&quot; &amp; SUBSTITUTE(TEXT(['height based'.M3];&quot;#0,#&quot;);&quot;,&quot;;&quot;.&quot;)&amp;&quot;] ,&quot;;&quot;&quot;)&amp;[.N3]" office:value-type="string" office:string-value="[95,14.4] ,[105,17] ,[110,18.6] ,[115,20.4] ,[120,22.2] ,">
            <text:p>[95,14.4] ,[105,17] ,[110,18.6] ,[115,20.4] ,[120,22.2] ,</text:p>
          </table:table-cell>
          <table:table-cell table:style-name="ce15" table:formula="of:=IF(['height based'.N3]&gt;0;&quot;[&quot; &amp; ['height based'.N$1]&amp; &quot;,&quot; &amp; SUBSTITUTE(TEXT(['height based'.N3];&quot;#0,#&quot;);&quot;,&quot;;&quot;.&quot;)&amp;&quot;] ,&quot;;&quot;&quot;)&amp;[.O3]" office:value-type="string" office:string-value="[105,17] ,[110,18.6] ,[115,20.4] ,[120,22.2] ,">
            <text:p>[105,17] ,[110,18.6] ,[115,20.4] ,[120,22.2] ,</text:p>
          </table:table-cell>
          <table:table-cell table:style-name="ce15" table:formula="of:=IF(['height based'.O3]&gt;0;&quot;[&quot; &amp; ['height based'.O$1]&amp; &quot;,&quot; &amp; SUBSTITUTE(TEXT(['height based'.O3];&quot;#0,#&quot;);&quot;,&quot;;&quot;.&quot;)&amp;&quot;] ,&quot;;&quot;&quot;)&amp;[.P3]" office:value-type="string" office:string-value="[105,17] ,[110,18.6] ,[115,20.4] ,[120,22.2] ,">
            <text:p>[105,17] ,[110,18.6] ,[115,20.4] ,[120,22.2] ,</text:p>
          </table:table-cell>
          <table:table-cell table:style-name="ce15" table:formula="of:=IF(['height based'.P3]&gt;0;&quot;[&quot; &amp; ['height based'.P$1]&amp; &quot;,&quot; &amp; SUBSTITUTE(TEXT(['height based'.P3];&quot;#0,#&quot;);&quot;,&quot;;&quot;.&quot;)&amp;&quot;] ,&quot;;&quot;&quot;)&amp;[.Q3]" office:value-type="string" office:string-value="[110,18.6] ,[115,20.4] ,[120,22.2] ,">
            <text:p>[110,18.6] ,[115,20.4] ,[120,22.2] ,</text:p>
          </table:table-cell>
          <table:table-cell table:style-name="ce15" table:formula="of:=IF(['height based'.Q3]&gt;0;&quot;[&quot; &amp; ['height based'.Q$1]&amp; &quot;,&quot; &amp; SUBSTITUTE(TEXT(['height based'.Q3];&quot;#0,#&quot;);&quot;,&quot;;&quot;.&quot;)&amp;&quot;] ,&quot;;&quot;&quot;)&amp;[.R3]" office:value-type="string" office:string-value="[115,20.4] ,[120,22.2] ,">
            <text:p>[115,20.4] ,[120,22.2] ,</text:p>
          </table:table-cell>
          <table:table-cell table:style-name="ce15" table:formula="of:=IF(['height based'.R3]&gt;0;&quot;[&quot; &amp; ['height based'.R$1]&amp; &quot;,&quot; &amp; SUBSTITUTE(TEXT(['height based'.R3];&quot;#0,#&quot;);&quot;,&quot;;&quot;.&quot;)&amp;&quot;] ,&quot;;&quot;&quot;)&amp;[.S3]" office:value-type="string" office:string-value="[120,22.2] ,">
            <text:p>[120,22.2] ,</text:p>
          </table:table-cell>
          <table:table-cell table:style-name="ce15" table:formula="of:=IF(['height based'.S3]&gt;0;&quot;[&quot; &amp; ['height based'.S$1]&amp; &quot;,&quot; &amp; SUBSTITUTE(TEXT(['height based'.S3];&quot;#0,#&quot;);&quot;,&quot;;&quot;.&quot;)&amp;&quot;] ,&quot;;&quot;&quot;)&amp;[.T3]">
            <text:p/>
          </table:table-cell>
          <table:table-cell table:style-name="ce15" table:formula="of:=IF(['height based'.T3]&gt;0;&quot;[&quot; &amp; ['height based'.T$1]&amp; &quot;,&quot; &amp; SUBSTITUTE(TEXT(['height based'.T3];&quot;#0,#&quot;);&quot;,&quot;;&quot;.&quot;)&amp;&quot;] ,&quot;;&quot;&quot;)&amp;[.U3]">
            <text:p/>
          </table:table-cell>
          <table:table-cell table:style-name="ce15" table:formula="of:=IF(['height based'.U3]&gt;0;&quot;[&quot; &amp; ['height based'.U$1]&amp; &quot;,&quot; &amp; SUBSTITUTE(TEXT(['height based'.U3];&quot;#0,#&quot;);&quot;,&quot;;&quot;.&quot;)&amp;&quot;] ,&quot;;&quot;&quot;)&amp;[.V3]">
            <text:p/>
          </table:table-cell>
          <table:table-cell table:style-name="ce15" table:formula="of:=IF(['height based'.V3]&gt;0;&quot;[&quot; &amp; ['height based'.V$1]&amp; &quot;,&quot; &amp; SUBSTITUTE(TEXT(['height based'.V3];&quot;#0,#&quot;);&quot;,&quot;;&quot;.&quot;)&amp;&quot;] ,&quot;;&quot;&quot;)&amp;[.W3]">
            <text:p/>
          </table:table-cell>
          <table:table-cell table:style-name="ce15" table:formula="of:=IF(['height based'.W3]&gt;0;&quot;[&quot; &amp; ['height based'.W$1]&amp; &quot;,&quot; &amp; SUBSTITUTE(TEXT(['height based'.W3];&quot;#0,#&quot;);&quot;,&quot;;&quot;.&quot;)&amp;&quot;] ,&quot;;&quot;&quot;)&amp;[.X3]">
            <text:p/>
          </table:table-cell>
          <table:table-cell table:style-name="ce15" table:formula="of:=IF(['height based'.X3]&gt;0;&quot;[&quot; &amp; ['height based'.X$1]&amp; &quot;,&quot; &amp; SUBSTITUTE(TEXT(['height based'.X3];&quot;#0,#&quot;);&quot;,&quot;;&quot;.&quot;)&amp;&quot;] ,&quot;;&quot;&quot;)&amp;[.Y3]">
            <text:p/>
          </table:table-cell>
          <table:table-cell table:style-name="ce15" table:formula="of:=IF(['height based'.Y3]&gt;0;&quot;[&quot; &amp; ['height based'.Y$1]&amp; &quot;,&quot; &amp; SUBSTITUTE(TEXT(['height based'.Y3];&quot;#0,#&quot;);&quot;,&quot;;&quot;.&quot;)&amp;&quot;] ,&quot;;&quot;&quot;)&amp;[.Z3]">
            <text:p/>
          </table:table-cell>
          <table:table-cell table:style-name="ce15" table:formula="of:=IF(['height based'.Z3]&gt;0;&quot;[&quot; &amp; ['height based'.Z$1]&amp; &quot;,&quot; &amp; SUBSTITUTE(TEXT(['height based'.Z3];&quot;#0,#&quot;);&quot;,&quot;;&quot;.&quot;)&amp;&quot;] ,&quot;;&quot;&quot;)&amp;[.AA3]">
            <text:p/>
          </table:table-cell>
          <table:table-cell table:style-name="ce15" table:formula="of:=IF(['height based'.AA3]&gt;0;&quot;[&quot; &amp; ['height based'.AA$1]&amp; &quot;,&quot; &amp; SUBSTITUTE(TEXT(['height based'.AA3];&quot;#0,#&quot;);&quot;,&quot;;&quot;.&quot;)&amp;&quot;] ,&quot;;&quot;&quot;)&amp;[.AB3]">
            <text:p/>
          </table:table-cell>
          <table:table-cell table:style-name="ce15" table:formula="of:=IF(['height based'.AB3]&gt;0;&quot;[&quot; &amp; ['height based'.AB$1]&amp; &quot;,&quot; &amp; SUBSTITUTE(TEXT(['height based'.AB3];&quot;#0,#&quot;);&quot;,&quot;;&quot;.&quot;)&amp;&quot;] ,&quot;;&quot;&quot;)&amp;[.AC3]">
            <text:p/>
          </table:table-cell>
          <table:table-cell table:style-name="ce15" table:formula="of:=IF(['height based'.AC3]&gt;0;&quot;[&quot; &amp; ['height based'.AC$1]&amp; &quot;,&quot; &amp; SUBSTITUTE(TEXT(['height based'.AC3];&quot;#0,#&quot;);&quot;,&quot;;&quot;.&quot;)&amp;&quot;] ,&quot;;&quot;&quot;)&amp;[.AD3]">
            <text:p/>
          </table:table-cell>
          <table:table-cell table:style-name="ce15" table:formula="of:=IF(['height based'.AD3]&gt;0;&quot;[&quot; &amp; ['height based'.AD$1]&amp; &quot;,&quot; &amp; SUBSTITUTE(TEXT(['height based'.AD3];&quot;#0,#&quot;);&quot;,&quot;;&quot;.&quot;)&amp;&quot;] ,&quot;;&quot;&quot;)&amp;[.AE3]">
            <text:p/>
          </table:table-cell>
          <table:table-cell table:style-name="ce15" table:formula="of:=IF(['height based'.AE3]&gt;0;&quot;[&quot; &amp; ['height based'.AE$1]&amp; &quot;,&quot; &amp; SUBSTITUTE(TEXT(['height based'.AE3];&quot;#0,#&quot;);&quot;,&quot;;&quot;.&quot;)&amp;&quot;] ,&quot;;&quot;&quot;)&amp;[.AF3]">
            <text:p/>
          </table:table-cell>
          <table:table-cell table:style-name="ce15" table:formula="of:=IF(['height based'.AF3]&gt;0;&quot;[&quot; &amp; ['height based'.AF$1]&amp; &quot;,&quot; &amp; SUBSTITUTE(TEXT(['height based'.AF3];&quot;#0,#&quot;);&quot;,&quot;;&quot;.&quot;)&amp;&quot;] ,&quot;;&quot;&quot;)&amp;[.AG3]">
            <text:p/>
          </table:table-cell>
          <table:table-cell table:style-name="ce15" table:formula="of:=IF(['height based'.AG3]&gt;0;&quot;[&quot; &amp; ['height based'.AG$1]&amp; &quot;,&quot; &amp; SUBSTITUTE(TEXT(['height based'.AG3];&quot;#0,#&quot;);&quot;,&quot;;&quot;.&quot;)&amp;&quot;] ,&quot;;&quot;&quot;)&amp;[.AH3]">
            <text:p/>
          </table:table-cell>
        </table:table-row>
        <table:table-row table:style-name="ro1">
          <table:table-cell table:formula="of:=IF(['height based'.B4]&lt;&gt;&quot;&quot;;['height based concatenate'.C4]&amp;&quot;= {};&quot;;&quot;&quot;)">
            <text:p/>
          </table:table-cell>
          <table:table-cell table:formula="of:=IF(['height based'.C4]=&quot;&quot;;&quot;&quot;;['height based concatenate'.C4]&amp;&quot;.&quot;&amp;['height based'.C4]&amp;&quot; = [&quot; &amp; ['height based concatenate'.D4]&amp;&quot;];&quot;)" office:value-type="string" office:string-value="amd_stats.m.wh.max = [[80,12.2] ,[95,16] ,[105,19.2] ,[110,21] ,[115,23.2] ,[120,25.8] ,];">
            <text:p>amd_stats.m.wh.max = [[80,12.2] ,[95,16] ,[105,19.2] ,[110,21] ,[115,23.2] ,[120,25.8] ,];</text:p>
          </table:table-cell>
          <table:table-cell table:formula="of:=IF(['height based'.B4]&lt;&gt;&quot;&quot;;['height based'.$B$1]&amp;&quot;.&quot;&amp;['height based'.B4];[.C3])" office:value-type="string" office:string-value="amd_stats.m.wh">
            <text:p>amd_stats.m.wh</text:p>
          </table:table-cell>
          <table:table-cell table:style-name="ce15" table:formula="of:=IF(['height based'.D4]&gt;0;&quot;[&quot; &amp; ['height based'.D$1]&amp; &quot;,&quot; &amp; SUBSTITUTE(TEXT(['height based'.D4];&quot;#0,#&quot;);&quot;,&quot;;&quot;.&quot;)&amp;&quot;] ,&quot;;&quot;&quot;)&amp;[.E4]" office:value-type="string" office:string-value="[80,12.2] ,[95,16] ,[105,19.2] ,[110,21] ,[115,23.2] ,[120,25.8] ,">
            <text:p>[80,12.2] ,[95,16] ,[105,19.2] ,[110,21] ,[115,23.2] ,[120,25.8] ,</text:p>
          </table:table-cell>
          <table:table-cell table:style-name="ce15" table:formula="of:=IF(['height based'.E4]&gt;0;&quot;[&quot; &amp; ['height based'.E$1]&amp; &quot;,&quot; &amp; SUBSTITUTE(TEXT(['height based'.E4];&quot;#0,#&quot;);&quot;,&quot;;&quot;.&quot;)&amp;&quot;] ,&quot;;&quot;&quot;)&amp;[.F4]" office:value-type="string" office:string-value="[80,12.2] ,[95,16] ,[105,19.2] ,[110,21] ,[115,23.2] ,[120,25.8] ,">
            <text:p>[80,12.2] ,[95,16] ,[105,19.2] ,[110,21] ,[115,23.2] ,[120,25.8] ,</text:p>
          </table:table-cell>
          <table:table-cell table:style-name="ce15" table:formula="of:=IF(['height based'.F4]&gt;0;&quot;[&quot; &amp; ['height based'.F$1]&amp; &quot;,&quot; &amp; SUBSTITUTE(TEXT(['height based'.F4];&quot;#0,#&quot;);&quot;,&quot;;&quot;.&quot;)&amp;&quot;] ,&quot;;&quot;&quot;)&amp;[.G4]" office:value-type="string" office:string-value="[80,12.2] ,[95,16] ,[105,19.2] ,[110,21] ,[115,23.2] ,[120,25.8] ,">
            <text:p>[80,12.2] ,[95,16] ,[105,19.2] ,[110,21] ,[115,23.2] ,[120,25.8] ,</text:p>
          </table:table-cell>
          <table:table-cell table:style-name="ce15" table:formula="of:=IF(['height based'.G4]&gt;0;&quot;[&quot; &amp; ['height based'.G$1]&amp; &quot;,&quot; &amp; SUBSTITUTE(TEXT(['height based'.G4];&quot;#0,#&quot;);&quot;,&quot;;&quot;.&quot;)&amp;&quot;] ,&quot;;&quot;&quot;)&amp;[.H4]" office:value-type="string" office:string-value="[80,12.2] ,[95,16] ,[105,19.2] ,[110,21] ,[115,23.2] ,[120,25.8] ,">
            <text:p>[80,12.2] ,[95,16] ,[105,19.2] ,[110,21] ,[115,23.2] ,[120,25.8] ,</text:p>
          </table:table-cell>
          <table:table-cell table:style-name="ce15" table:formula="of:=IF(['height based'.H4]&gt;0;&quot;[&quot; &amp; ['height based'.H$1]&amp; &quot;,&quot; &amp; SUBSTITUTE(TEXT(['height based'.H4];&quot;#0,#&quot;);&quot;,&quot;;&quot;.&quot;)&amp;&quot;] ,&quot;;&quot;&quot;)&amp;[.I4]" office:value-type="string" office:string-value="[80,12.2] ,[95,16] ,[105,19.2] ,[110,21] ,[115,23.2] ,[120,25.8] ,">
            <text:p>[80,12.2] ,[95,16] ,[105,19.2] ,[110,21] ,[115,23.2] ,[120,25.8] ,</text:p>
          </table:table-cell>
          <table:table-cell table:style-name="ce15" table:formula="of:=IF(['height based'.I4]&gt;0;&quot;[&quot; &amp; ['height based'.I$1]&amp; &quot;,&quot; &amp; SUBSTITUTE(TEXT(['height based'.I4];&quot;#0,#&quot;);&quot;,&quot;;&quot;.&quot;)&amp;&quot;] ,&quot;;&quot;&quot;)&amp;[.J4]" office:value-type="string" office:string-value="[80,12.2] ,[95,16] ,[105,19.2] ,[110,21] ,[115,23.2] ,[120,25.8] ,">
            <text:p>[80,12.2] ,[95,16] ,[105,19.2] ,[110,21] ,[115,23.2] ,[120,25.8] ,</text:p>
          </table:table-cell>
          <table:table-cell table:style-name="ce15" table:formula="of:=IF(['height based'.J4]&gt;0;&quot;[&quot; &amp; ['height based'.J$1]&amp; &quot;,&quot; &amp; SUBSTITUTE(TEXT(['height based'.J4];&quot;#0,#&quot;);&quot;,&quot;;&quot;.&quot;)&amp;&quot;] ,&quot;;&quot;&quot;)&amp;[.K4]" office:value-type="string" office:string-value="[80,12.2] ,[95,16] ,[105,19.2] ,[110,21] ,[115,23.2] ,[120,25.8] ,">
            <text:p>[80,12.2] ,[95,16] ,[105,19.2] ,[110,21] ,[115,23.2] ,[120,25.8] ,</text:p>
          </table:table-cell>
          <table:table-cell table:style-name="ce15" table:formula="of:=IF(['height based'.K4]&gt;0;&quot;[&quot; &amp; ['height based'.K$1]&amp; &quot;,&quot; &amp; SUBSTITUTE(TEXT(['height based'.K4];&quot;#0,#&quot;);&quot;,&quot;;&quot;.&quot;)&amp;&quot;] ,&quot;;&quot;&quot;)&amp;[.L4]" office:value-type="string" office:string-value="[95,16] ,[105,19.2] ,[110,21] ,[115,23.2] ,[120,25.8] ,">
            <text:p>[95,16] ,[105,19.2] ,[110,21] ,[115,23.2] ,[120,25.8] ,</text:p>
          </table:table-cell>
          <table:table-cell table:style-name="ce15" table:formula="of:=IF(['height based'.L4]&gt;0;&quot;[&quot; &amp; ['height based'.L$1]&amp; &quot;,&quot; &amp; SUBSTITUTE(TEXT(['height based'.L4];&quot;#0,#&quot;);&quot;,&quot;;&quot;.&quot;)&amp;&quot;] ,&quot;;&quot;&quot;)&amp;[.M4]" office:value-type="string" office:string-value="[95,16] ,[105,19.2] ,[110,21] ,[115,23.2] ,[120,25.8] ,">
            <text:p>[95,16] ,[105,19.2] ,[110,21] ,[115,23.2] ,[120,25.8] ,</text:p>
          </table:table-cell>
          <table:table-cell table:style-name="ce15" table:formula="of:=IF(['height based'.M4]&gt;0;&quot;[&quot; &amp; ['height based'.M$1]&amp; &quot;,&quot; &amp; SUBSTITUTE(TEXT(['height based'.M4];&quot;#0,#&quot;);&quot;,&quot;;&quot;.&quot;)&amp;&quot;] ,&quot;;&quot;&quot;)&amp;[.N4]" office:value-type="string" office:string-value="[95,16] ,[105,19.2] ,[110,21] ,[115,23.2] ,[120,25.8] ,">
            <text:p>[95,16] ,[105,19.2] ,[110,21] ,[115,23.2] ,[120,25.8] ,</text:p>
          </table:table-cell>
          <table:table-cell table:style-name="ce15" table:formula="of:=IF(['height based'.N4]&gt;0;&quot;[&quot; &amp; ['height based'.N$1]&amp; &quot;,&quot; &amp; SUBSTITUTE(TEXT(['height based'.N4];&quot;#0,#&quot;);&quot;,&quot;;&quot;.&quot;)&amp;&quot;] ,&quot;;&quot;&quot;)&amp;[.O4]" office:value-type="string" office:string-value="[105,19.2] ,[110,21] ,[115,23.2] ,[120,25.8] ,">
            <text:p>[105,19.2] ,[110,21] ,[115,23.2] ,[120,25.8] ,</text:p>
          </table:table-cell>
          <table:table-cell table:style-name="ce15" table:formula="of:=IF(['height based'.O4]&gt;0;&quot;[&quot; &amp; ['height based'.O$1]&amp; &quot;,&quot; &amp; SUBSTITUTE(TEXT(['height based'.O4];&quot;#0,#&quot;);&quot;,&quot;;&quot;.&quot;)&amp;&quot;] ,&quot;;&quot;&quot;)&amp;[.P4]" office:value-type="string" office:string-value="[105,19.2] ,[110,21] ,[115,23.2] ,[120,25.8] ,">
            <text:p>[105,19.2] ,[110,21] ,[115,23.2] ,[120,25.8] ,</text:p>
          </table:table-cell>
          <table:table-cell table:style-name="ce15" table:formula="of:=IF(['height based'.P4]&gt;0;&quot;[&quot; &amp; ['height based'.P$1]&amp; &quot;,&quot; &amp; SUBSTITUTE(TEXT(['height based'.P4];&quot;#0,#&quot;);&quot;,&quot;;&quot;.&quot;)&amp;&quot;] ,&quot;;&quot;&quot;)&amp;[.Q4]" office:value-type="string" office:string-value="[110,21] ,[115,23.2] ,[120,25.8] ,">
            <text:p>[110,21] ,[115,23.2] ,[120,25.8] ,</text:p>
          </table:table-cell>
          <table:table-cell table:style-name="ce15" table:formula="of:=IF(['height based'.Q4]&gt;0;&quot;[&quot; &amp; ['height based'.Q$1]&amp; &quot;,&quot; &amp; SUBSTITUTE(TEXT(['height based'.Q4];&quot;#0,#&quot;);&quot;,&quot;;&quot;.&quot;)&amp;&quot;] ,&quot;;&quot;&quot;)&amp;[.R4]" office:value-type="string" office:string-value="[115,23.2] ,[120,25.8] ,">
            <text:p>[115,23.2] ,[120,25.8] ,</text:p>
          </table:table-cell>
          <table:table-cell table:style-name="ce15" table:formula="of:=IF(['height based'.R4]&gt;0;&quot;[&quot; &amp; ['height based'.R$1]&amp; &quot;,&quot; &amp; SUBSTITUTE(TEXT(['height based'.R4];&quot;#0,#&quot;);&quot;,&quot;;&quot;.&quot;)&amp;&quot;] ,&quot;;&quot;&quot;)&amp;[.S4]" office:value-type="string" office:string-value="[120,25.8] ,">
            <text:p>[120,25.8] ,</text:p>
          </table:table-cell>
          <table:table-cell table:style-name="ce15" table:formula="of:=IF(['height based'.S4]&gt;0;&quot;[&quot; &amp; ['height based'.S$1]&amp; &quot;,&quot; &amp; SUBSTITUTE(TEXT(['height based'.S4];&quot;#0,#&quot;);&quot;,&quot;;&quot;.&quot;)&amp;&quot;] ,&quot;;&quot;&quot;)&amp;[.T4]">
            <text:p/>
          </table:table-cell>
          <table:table-cell table:style-name="ce15" table:formula="of:=IF(['height based'.T4]&gt;0;&quot;[&quot; &amp; ['height based'.T$1]&amp; &quot;,&quot; &amp; SUBSTITUTE(TEXT(['height based'.T4];&quot;#0,#&quot;);&quot;,&quot;;&quot;.&quot;)&amp;&quot;] ,&quot;;&quot;&quot;)&amp;[.U4]">
            <text:p/>
          </table:table-cell>
          <table:table-cell table:style-name="ce15" table:formula="of:=IF(['height based'.U4]&gt;0;&quot;[&quot; &amp; ['height based'.U$1]&amp; &quot;,&quot; &amp; SUBSTITUTE(TEXT(['height based'.U4];&quot;#0,#&quot;);&quot;,&quot;;&quot;.&quot;)&amp;&quot;] ,&quot;;&quot;&quot;)&amp;[.V4]">
            <text:p/>
          </table:table-cell>
          <table:table-cell table:style-name="ce15" table:formula="of:=IF(['height based'.V4]&gt;0;&quot;[&quot; &amp; ['height based'.V$1]&amp; &quot;,&quot; &amp; SUBSTITUTE(TEXT(['height based'.V4];&quot;#0,#&quot;);&quot;,&quot;;&quot;.&quot;)&amp;&quot;] ,&quot;;&quot;&quot;)&amp;[.W4]">
            <text:p/>
          </table:table-cell>
          <table:table-cell table:style-name="ce15" table:formula="of:=IF(['height based'.W4]&gt;0;&quot;[&quot; &amp; ['height based'.W$1]&amp; &quot;,&quot; &amp; SUBSTITUTE(TEXT(['height based'.W4];&quot;#0,#&quot;);&quot;,&quot;;&quot;.&quot;)&amp;&quot;] ,&quot;;&quot;&quot;)&amp;[.X4]">
            <text:p/>
          </table:table-cell>
          <table:table-cell table:style-name="ce15" table:formula="of:=IF(['height based'.X4]&gt;0;&quot;[&quot; &amp; ['height based'.X$1]&amp; &quot;,&quot; &amp; SUBSTITUTE(TEXT(['height based'.X4];&quot;#0,#&quot;);&quot;,&quot;;&quot;.&quot;)&amp;&quot;] ,&quot;;&quot;&quot;)&amp;[.Y4]">
            <text:p/>
          </table:table-cell>
          <table:table-cell table:style-name="ce15" table:formula="of:=IF(['height based'.Y4]&gt;0;&quot;[&quot; &amp; ['height based'.Y$1]&amp; &quot;,&quot; &amp; SUBSTITUTE(TEXT(['height based'.Y4];&quot;#0,#&quot;);&quot;,&quot;;&quot;.&quot;)&amp;&quot;] ,&quot;;&quot;&quot;)&amp;[.Z4]">
            <text:p/>
          </table:table-cell>
          <table:table-cell table:style-name="ce15" table:formula="of:=IF(['height based'.Z4]&gt;0;&quot;[&quot; &amp; ['height based'.Z$1]&amp; &quot;,&quot; &amp; SUBSTITUTE(TEXT(['height based'.Z4];&quot;#0,#&quot;);&quot;,&quot;;&quot;.&quot;)&amp;&quot;] ,&quot;;&quot;&quot;)&amp;[.AA4]">
            <text:p/>
          </table:table-cell>
          <table:table-cell table:style-name="ce15" table:formula="of:=IF(['height based'.AA4]&gt;0;&quot;[&quot; &amp; ['height based'.AA$1]&amp; &quot;,&quot; &amp; SUBSTITUTE(TEXT(['height based'.AA4];&quot;#0,#&quot;);&quot;,&quot;;&quot;.&quot;)&amp;&quot;] ,&quot;;&quot;&quot;)&amp;[.AB4]">
            <text:p/>
          </table:table-cell>
          <table:table-cell table:style-name="ce15" table:formula="of:=IF(['height based'.AB4]&gt;0;&quot;[&quot; &amp; ['height based'.AB$1]&amp; &quot;,&quot; &amp; SUBSTITUTE(TEXT(['height based'.AB4];&quot;#0,#&quot;);&quot;,&quot;;&quot;.&quot;)&amp;&quot;] ,&quot;;&quot;&quot;)&amp;[.AC4]">
            <text:p/>
          </table:table-cell>
          <table:table-cell table:style-name="ce15" table:formula="of:=IF(['height based'.AC4]&gt;0;&quot;[&quot; &amp; ['height based'.AC$1]&amp; &quot;,&quot; &amp; SUBSTITUTE(TEXT(['height based'.AC4];&quot;#0,#&quot;);&quot;,&quot;;&quot;.&quot;)&amp;&quot;] ,&quot;;&quot;&quot;)&amp;[.AD4]">
            <text:p/>
          </table:table-cell>
          <table:table-cell table:style-name="ce15" table:formula="of:=IF(['height based'.AD4]&gt;0;&quot;[&quot; &amp; ['height based'.AD$1]&amp; &quot;,&quot; &amp; SUBSTITUTE(TEXT(['height based'.AD4];&quot;#0,#&quot;);&quot;,&quot;;&quot;.&quot;)&amp;&quot;] ,&quot;;&quot;&quot;)&amp;[.AE4]">
            <text:p/>
          </table:table-cell>
          <table:table-cell table:style-name="ce15" table:formula="of:=IF(['height based'.AE4]&gt;0;&quot;[&quot; &amp; ['height based'.AE$1]&amp; &quot;,&quot; &amp; SUBSTITUTE(TEXT(['height based'.AE4];&quot;#0,#&quot;);&quot;,&quot;;&quot;.&quot;)&amp;&quot;] ,&quot;;&quot;&quot;)&amp;[.AF4]">
            <text:p/>
          </table:table-cell>
          <table:table-cell table:style-name="ce15" table:formula="of:=IF(['height based'.AF4]&gt;0;&quot;[&quot; &amp; ['height based'.AF$1]&amp; &quot;,&quot; &amp; SUBSTITUTE(TEXT(['height based'.AF4];&quot;#0,#&quot;);&quot;,&quot;;&quot;.&quot;)&amp;&quot;] ,&quot;;&quot;&quot;)&amp;[.AG4]">
            <text:p/>
          </table:table-cell>
          <table:table-cell table:style-name="ce15" table:formula="of:=IF(['height based'.AG4]&gt;0;&quot;[&quot; &amp; ['height based'.AG$1]&amp; &quot;,&quot; &amp; SUBSTITUTE(TEXT(['height based'.AG4];&quot;#0,#&quot;);&quot;,&quot;;&quot;.&quot;)&amp;&quot;] ,&quot;;&quot;&quot;)&amp;[.AH4]">
            <text:p/>
          </table:table-cell>
        </table:table-row>
        <table:table-row table:style-name="ro1">
          <table:table-cell table:formula="of:=IF(['height based'.B5]&lt;&gt;&quot;&quot;;['height based concatenate'.C5]&amp;&quot;= {};&quot;;&quot;&quot;)">
            <text:p/>
          </table:table-cell>
          <table:table-cell table:formula="of:=IF(['height based'.C5]=&quot;&quot;;&quot;&quot;;['height based concatenate'.C5]&amp;&quot;.&quot;&amp;['height based'.C5]&amp;&quot; = [&quot; &amp; ['height based concatenate'.D5]&amp;&quot;];&quot;)">
            <text:p/>
          </table:table-cell>
          <table:table-cell table:formula="of:=IF(['height based'.B5]&lt;&gt;&quot;&quot;;['height based'.$B$1]&amp;&quot;.&quot;&amp;['height based'.B5];[.C4])" office:value-type="string" office:string-value="amd_stats.m.wh">
            <text:p>amd_stats.m.wh</text:p>
          </table:table-cell>
          <table:table-cell table:style-name="ce15" table:formula="of:=IF(['height based'.D5]&gt;0;&quot;[&quot; &amp; ['height based'.D$1]&amp; &quot;,&quot; &amp; SUBSTITUTE(TEXT(['height based'.D5];&quot;#0,#&quot;);&quot;,&quot;;&quot;.&quot;)&amp;&quot;] ,&quot;;&quot;&quot;)&amp;[.E5]">
            <text:p/>
          </table:table-cell>
          <table:table-cell table:style-name="ce15" table:formula="of:=IF(['height based'.E5]&gt;0;&quot;[&quot; &amp; ['height based'.E$1]&amp; &quot;,&quot; &amp; SUBSTITUTE(TEXT(['height based'.E5];&quot;#0,#&quot;);&quot;,&quot;;&quot;.&quot;)&amp;&quot;] ,&quot;;&quot;&quot;)&amp;[.F5]">
            <text:p/>
          </table:table-cell>
          <table:table-cell table:style-name="ce15" table:formula="of:=IF(['height based'.F5]&gt;0;&quot;[&quot; &amp; ['height based'.F$1]&amp; &quot;,&quot; &amp; SUBSTITUTE(TEXT(['height based'.F5];&quot;#0,#&quot;);&quot;,&quot;;&quot;.&quot;)&amp;&quot;] ,&quot;;&quot;&quot;)&amp;[.G5]">
            <text:p/>
          </table:table-cell>
          <table:table-cell table:style-name="ce15" table:formula="of:=IF(['height based'.G5]&gt;0;&quot;[&quot; &amp; ['height based'.G$1]&amp; &quot;,&quot; &amp; SUBSTITUTE(TEXT(['height based'.G5];&quot;#0,#&quot;);&quot;,&quot;;&quot;.&quot;)&amp;&quot;] ,&quot;;&quot;&quot;)&amp;[.H5]">
            <text:p/>
          </table:table-cell>
          <table:table-cell table:style-name="ce15" table:formula="of:=IF(['height based'.H5]&gt;0;&quot;[&quot; &amp; ['height based'.H$1]&amp; &quot;,&quot; &amp; SUBSTITUTE(TEXT(['height based'.H5];&quot;#0,#&quot;);&quot;,&quot;;&quot;.&quot;)&amp;&quot;] ,&quot;;&quot;&quot;)&amp;[.I5]">
            <text:p/>
          </table:table-cell>
          <table:table-cell table:style-name="ce15" table:formula="of:=IF(['height based'.I5]&gt;0;&quot;[&quot; &amp; ['height based'.I$1]&amp; &quot;,&quot; &amp; SUBSTITUTE(TEXT(['height based'.I5];&quot;#0,#&quot;);&quot;,&quot;;&quot;.&quot;)&amp;&quot;] ,&quot;;&quot;&quot;)&amp;[.J5]">
            <text:p/>
          </table:table-cell>
          <table:table-cell table:style-name="ce15" table:formula="of:=IF(['height based'.J5]&gt;0;&quot;[&quot; &amp; ['height based'.J$1]&amp; &quot;,&quot; &amp; SUBSTITUTE(TEXT(['height based'.J5];&quot;#0,#&quot;);&quot;,&quot;;&quot;.&quot;)&amp;&quot;] ,&quot;;&quot;&quot;)&amp;[.K5]">
            <text:p/>
          </table:table-cell>
          <table:table-cell table:style-name="ce15" table:formula="of:=IF(['height based'.K5]&gt;0;&quot;[&quot; &amp; ['height based'.K$1]&amp; &quot;,&quot; &amp; SUBSTITUTE(TEXT(['height based'.K5];&quot;#0,#&quot;);&quot;,&quot;;&quot;.&quot;)&amp;&quot;] ,&quot;;&quot;&quot;)&amp;[.L5]">
            <text:p/>
          </table:table-cell>
          <table:table-cell table:style-name="ce15" table:formula="of:=IF(['height based'.L5]&gt;0;&quot;[&quot; &amp; ['height based'.L$1]&amp; &quot;,&quot; &amp; SUBSTITUTE(TEXT(['height based'.L5];&quot;#0,#&quot;);&quot;,&quot;;&quot;.&quot;)&amp;&quot;] ,&quot;;&quot;&quot;)&amp;[.M5]">
            <text:p/>
          </table:table-cell>
          <table:table-cell table:style-name="ce15" table:formula="of:=IF(['height based'.M5]&gt;0;&quot;[&quot; &amp; ['height based'.M$1]&amp; &quot;,&quot; &amp; SUBSTITUTE(TEXT(['height based'.M5];&quot;#0,#&quot;);&quot;,&quot;;&quot;.&quot;)&amp;&quot;] ,&quot;;&quot;&quot;)&amp;[.N5]">
            <text:p/>
          </table:table-cell>
          <table:table-cell table:style-name="ce15" table:formula="of:=IF(['height based'.N5]&gt;0;&quot;[&quot; &amp; ['height based'.N$1]&amp; &quot;,&quot; &amp; SUBSTITUTE(TEXT(['height based'.N5];&quot;#0,#&quot;);&quot;,&quot;;&quot;.&quot;)&amp;&quot;] ,&quot;;&quot;&quot;)&amp;[.O5]">
            <text:p/>
          </table:table-cell>
          <table:table-cell table:style-name="ce15" table:formula="of:=IF(['height based'.O5]&gt;0;&quot;[&quot; &amp; ['height based'.O$1]&amp; &quot;,&quot; &amp; SUBSTITUTE(TEXT(['height based'.O5];&quot;#0,#&quot;);&quot;,&quot;;&quot;.&quot;)&amp;&quot;] ,&quot;;&quot;&quot;)&amp;[.P5]">
            <text:p/>
          </table:table-cell>
          <table:table-cell table:style-name="ce15" table:formula="of:=IF(['height based'.P5]&gt;0;&quot;[&quot; &amp; ['height based'.P$1]&amp; &quot;,&quot; &amp; SUBSTITUTE(TEXT(['height based'.P5];&quot;#0,#&quot;);&quot;,&quot;;&quot;.&quot;)&amp;&quot;] ,&quot;;&quot;&quot;)&amp;[.Q5]">
            <text:p/>
          </table:table-cell>
          <table:table-cell table:style-name="ce15" table:formula="of:=IF(['height based'.Q5]&gt;0;&quot;[&quot; &amp; ['height based'.Q$1]&amp; &quot;,&quot; &amp; SUBSTITUTE(TEXT(['height based'.Q5];&quot;#0,#&quot;);&quot;,&quot;;&quot;.&quot;)&amp;&quot;] ,&quot;;&quot;&quot;)&amp;[.R5]">
            <text:p/>
          </table:table-cell>
          <table:table-cell table:style-name="ce15" table:formula="of:=IF(['height based'.R5]&gt;0;&quot;[&quot; &amp; ['height based'.R$1]&amp; &quot;,&quot; &amp; SUBSTITUTE(TEXT(['height based'.R5];&quot;#0,#&quot;);&quot;,&quot;;&quot;.&quot;)&amp;&quot;] ,&quot;;&quot;&quot;)&amp;[.S5]">
            <text:p/>
          </table:table-cell>
          <table:table-cell table:style-name="ce15" table:formula="of:=IF(['height based'.S5]&gt;0;&quot;[&quot; &amp; ['height based'.S$1]&amp; &quot;,&quot; &amp; SUBSTITUTE(TEXT(['height based'.S5];&quot;#0,#&quot;);&quot;,&quot;;&quot;.&quot;)&amp;&quot;] ,&quot;;&quot;&quot;)&amp;[.T5]">
            <text:p/>
          </table:table-cell>
          <table:table-cell table:style-name="ce15" table:formula="of:=IF(['height based'.T5]&gt;0;&quot;[&quot; &amp; ['height based'.T$1]&amp; &quot;,&quot; &amp; SUBSTITUTE(TEXT(['height based'.T5];&quot;#0,#&quot;);&quot;,&quot;;&quot;.&quot;)&amp;&quot;] ,&quot;;&quot;&quot;)&amp;[.U5]">
            <text:p/>
          </table:table-cell>
          <table:table-cell table:style-name="ce15" table:formula="of:=IF(['height based'.U5]&gt;0;&quot;[&quot; &amp; ['height based'.U$1]&amp; &quot;,&quot; &amp; SUBSTITUTE(TEXT(['height based'.U5];&quot;#0,#&quot;);&quot;,&quot;;&quot;.&quot;)&amp;&quot;] ,&quot;;&quot;&quot;)&amp;[.V5]">
            <text:p/>
          </table:table-cell>
          <table:table-cell table:style-name="ce15" table:formula="of:=IF(['height based'.V5]&gt;0;&quot;[&quot; &amp; ['height based'.V$1]&amp; &quot;,&quot; &amp; SUBSTITUTE(TEXT(['height based'.V5];&quot;#0,#&quot;);&quot;,&quot;;&quot;.&quot;)&amp;&quot;] ,&quot;;&quot;&quot;)&amp;[.W5]">
            <text:p/>
          </table:table-cell>
          <table:table-cell table:style-name="ce15" table:formula="of:=IF(['height based'.W5]&gt;0;&quot;[&quot; &amp; ['height based'.W$1]&amp; &quot;,&quot; &amp; SUBSTITUTE(TEXT(['height based'.W5];&quot;#0,#&quot;);&quot;,&quot;;&quot;.&quot;)&amp;&quot;] ,&quot;;&quot;&quot;)&amp;[.X5]">
            <text:p/>
          </table:table-cell>
          <table:table-cell table:style-name="ce15" table:formula="of:=IF(['height based'.X5]&gt;0;&quot;[&quot; &amp; ['height based'.X$1]&amp; &quot;,&quot; &amp; SUBSTITUTE(TEXT(['height based'.X5];&quot;#0,#&quot;);&quot;,&quot;;&quot;.&quot;)&amp;&quot;] ,&quot;;&quot;&quot;)&amp;[.Y5]">
            <text:p/>
          </table:table-cell>
          <table:table-cell table:style-name="ce15" table:formula="of:=IF(['height based'.Y5]&gt;0;&quot;[&quot; &amp; ['height based'.Y$1]&amp; &quot;,&quot; &amp; SUBSTITUTE(TEXT(['height based'.Y5];&quot;#0,#&quot;);&quot;,&quot;;&quot;.&quot;)&amp;&quot;] ,&quot;;&quot;&quot;)&amp;[.Z5]">
            <text:p/>
          </table:table-cell>
          <table:table-cell table:style-name="ce15" table:formula="of:=IF(['height based'.Z5]&gt;0;&quot;[&quot; &amp; ['height based'.Z$1]&amp; &quot;,&quot; &amp; SUBSTITUTE(TEXT(['height based'.Z5];&quot;#0,#&quot;);&quot;,&quot;;&quot;.&quot;)&amp;&quot;] ,&quot;;&quot;&quot;)&amp;[.AA5]">
            <text:p/>
          </table:table-cell>
          <table:table-cell table:style-name="ce15" table:formula="of:=IF(['height based'.AA5]&gt;0;&quot;[&quot; &amp; ['height based'.AA$1]&amp; &quot;,&quot; &amp; SUBSTITUTE(TEXT(['height based'.AA5];&quot;#0,#&quot;);&quot;,&quot;;&quot;.&quot;)&amp;&quot;] ,&quot;;&quot;&quot;)&amp;[.AB5]">
            <text:p/>
          </table:table-cell>
          <table:table-cell table:style-name="ce15" table:formula="of:=IF(['height based'.AB5]&gt;0;&quot;[&quot; &amp; ['height based'.AB$1]&amp; &quot;,&quot; &amp; SUBSTITUTE(TEXT(['height based'.AB5];&quot;#0,#&quot;);&quot;,&quot;;&quot;.&quot;)&amp;&quot;] ,&quot;;&quot;&quot;)&amp;[.AC5]">
            <text:p/>
          </table:table-cell>
          <table:table-cell table:style-name="ce15" table:formula="of:=IF(['height based'.AC5]&gt;0;&quot;[&quot; &amp; ['height based'.AC$1]&amp; &quot;,&quot; &amp; SUBSTITUTE(TEXT(['height based'.AC5];&quot;#0,#&quot;);&quot;,&quot;;&quot;.&quot;)&amp;&quot;] ,&quot;;&quot;&quot;)&amp;[.AD5]">
            <text:p/>
          </table:table-cell>
          <table:table-cell table:style-name="ce15" table:formula="of:=IF(['height based'.AD5]&gt;0;&quot;[&quot; &amp; ['height based'.AD$1]&amp; &quot;,&quot; &amp; SUBSTITUTE(TEXT(['height based'.AD5];&quot;#0,#&quot;);&quot;,&quot;;&quot;.&quot;)&amp;&quot;] ,&quot;;&quot;&quot;)&amp;[.AE5]">
            <text:p/>
          </table:table-cell>
          <table:table-cell table:style-name="ce15" table:formula="of:=IF(['height based'.AE5]&gt;0;&quot;[&quot; &amp; ['height based'.AE$1]&amp; &quot;,&quot; &amp; SUBSTITUTE(TEXT(['height based'.AE5];&quot;#0,#&quot;);&quot;,&quot;;&quot;.&quot;)&amp;&quot;] ,&quot;;&quot;&quot;)&amp;[.AF5]">
            <text:p/>
          </table:table-cell>
          <table:table-cell table:style-name="ce15" table:formula="of:=IF(['height based'.AF5]&gt;0;&quot;[&quot; &amp; ['height based'.AF$1]&amp; &quot;,&quot; &amp; SUBSTITUTE(TEXT(['height based'.AF5];&quot;#0,#&quot;);&quot;,&quot;;&quot;.&quot;)&amp;&quot;] ,&quot;;&quot;&quot;)&amp;[.AG5]">
            <text:p/>
          </table:table-cell>
          <table:table-cell table:style-name="ce15" table:formula="of:=IF(['height based'.AG5]&gt;0;&quot;[&quot; &amp; ['height based'.AG$1]&amp; &quot;,&quot; &amp; SUBSTITUTE(TEXT(['height based'.AG5];&quot;#0,#&quot;);&quot;,&quot;;&quot;.&quot;)&amp;&quot;] ,&quot;;&quot;&quot;)&amp;[.AH5]">
            <text:p/>
          </table:table-cell>
        </table:table-row>
        <table:table-row table:style-name="ro1">
          <table:table-cell table:formula="of:=IF(['height based'.B6]&lt;&gt;&quot;&quot;;['height based concatenate'.C6]&amp;&quot;= {};&quot;;&quot;&quot;)" office:value-type="string" office:string-value="amd_stats.f.wh= {};">
            <text:p>amd_stats.f.wh= {};</text:p>
          </table:table-cell>
          <table:table-cell table:formula="of:=IF(['height based'.C6]=&quot;&quot;;&quot;&quot;;['height based concatenate'.C6]&amp;&quot;.&quot;&amp;['height based'.C6]&amp;&quot; = [&quot; &amp; ['height based concatenate'.D6]&amp;&quot;];&quot;)" office:value-type="string" office:string-value="amd_stats.f.wh.min = [[80,9.8] ,[100,14] ,[105,15.2] ,[110,16.6] ,[115,18.2] ,[120,20] ,];">
            <text:p>amd_stats.f.wh.min = [[80,9.8] ,[100,14] ,[105,15.2] ,[110,16.6] ,[115,18.2] ,[120,20] ,];</text:p>
          </table:table-cell>
          <table:table-cell table:formula="of:=IF(['height based'.B6]&lt;&gt;&quot;&quot;;['height based'.$B$1]&amp;&quot;.&quot;&amp;['height based'.B6];[.C5])" office:value-type="string" office:string-value="amd_stats.f.wh">
            <text:p>amd_stats.f.wh</text:p>
          </table:table-cell>
          <table:table-cell table:style-name="ce15" table:formula="of:=IF(['height based'.D6]&gt;0;&quot;[&quot; &amp; ['height based'.D$1]&amp; &quot;,&quot; &amp; SUBSTITUTE(TEXT(['height based'.D6];&quot;#0,#&quot;);&quot;,&quot;;&quot;.&quot;)&amp;&quot;] ,&quot;;&quot;&quot;)&amp;[.E6]" office:value-type="string" office:string-value="[80,9.8] ,[100,14] ,[105,15.2] ,[110,16.6] ,[115,18.2] ,[120,20] ,">
            <text:p>[80,9.8] ,[100,14] ,[105,15.2] ,[110,16.6] ,[115,18.2] ,[120,20] ,</text:p>
          </table:table-cell>
          <table:table-cell table:style-name="ce15" table:formula="of:=IF(['height based'.E6]&gt;0;&quot;[&quot; &amp; ['height based'.E$1]&amp; &quot;,&quot; &amp; SUBSTITUTE(TEXT(['height based'.E6];&quot;#0,#&quot;);&quot;,&quot;;&quot;.&quot;)&amp;&quot;] ,&quot;;&quot;&quot;)&amp;[.F6]" office:value-type="string" office:string-value="[80,9.8] ,[100,14] ,[105,15.2] ,[110,16.6] ,[115,18.2] ,[120,20] ,">
            <text:p>[80,9.8] ,[100,14] ,[105,15.2] ,[110,16.6] ,[115,18.2] ,[120,20] ,</text:p>
          </table:table-cell>
          <table:table-cell table:style-name="ce15" table:formula="of:=IF(['height based'.F6]&gt;0;&quot;[&quot; &amp; ['height based'.F$1]&amp; &quot;,&quot; &amp; SUBSTITUTE(TEXT(['height based'.F6];&quot;#0,#&quot;);&quot;,&quot;;&quot;.&quot;)&amp;&quot;] ,&quot;;&quot;&quot;)&amp;[.G6]" office:value-type="string" office:string-value="[80,9.8] ,[100,14] ,[105,15.2] ,[110,16.6] ,[115,18.2] ,[120,20] ,">
            <text:p>[80,9.8] ,[100,14] ,[105,15.2] ,[110,16.6] ,[115,18.2] ,[120,20] ,</text:p>
          </table:table-cell>
          <table:table-cell table:style-name="ce15" table:formula="of:=IF(['height based'.G6]&gt;0;&quot;[&quot; &amp; ['height based'.G$1]&amp; &quot;,&quot; &amp; SUBSTITUTE(TEXT(['height based'.G6];&quot;#0,#&quot;);&quot;,&quot;;&quot;.&quot;)&amp;&quot;] ,&quot;;&quot;&quot;)&amp;[.H6]" office:value-type="string" office:string-value="[80,9.8] ,[100,14] ,[105,15.2] ,[110,16.6] ,[115,18.2] ,[120,20] ,">
            <text:p>[80,9.8] ,[100,14] ,[105,15.2] ,[110,16.6] ,[115,18.2] ,[120,20] ,</text:p>
          </table:table-cell>
          <table:table-cell table:style-name="ce15" table:formula="of:=IF(['height based'.H6]&gt;0;&quot;[&quot; &amp; ['height based'.H$1]&amp; &quot;,&quot; &amp; SUBSTITUTE(TEXT(['height based'.H6];&quot;#0,#&quot;);&quot;,&quot;;&quot;.&quot;)&amp;&quot;] ,&quot;;&quot;&quot;)&amp;[.I6]" office:value-type="string" office:string-value="[80,9.8] ,[100,14] ,[105,15.2] ,[110,16.6] ,[115,18.2] ,[120,20] ,">
            <text:p>[80,9.8] ,[100,14] ,[105,15.2] ,[110,16.6] ,[115,18.2] ,[120,20] ,</text:p>
          </table:table-cell>
          <table:table-cell table:style-name="ce15" table:formula="of:=IF(['height based'.I6]&gt;0;&quot;[&quot; &amp; ['height based'.I$1]&amp; &quot;,&quot; &amp; SUBSTITUTE(TEXT(['height based'.I6];&quot;#0,#&quot;);&quot;,&quot;;&quot;.&quot;)&amp;&quot;] ,&quot;;&quot;&quot;)&amp;[.J6]" office:value-type="string" office:string-value="[80,9.8] ,[100,14] ,[105,15.2] ,[110,16.6] ,[115,18.2] ,[120,20] ,">
            <text:p>[80,9.8] ,[100,14] ,[105,15.2] ,[110,16.6] ,[115,18.2] ,[120,20] ,</text:p>
          </table:table-cell>
          <table:table-cell table:style-name="ce15" table:formula="of:=IF(['height based'.J6]&gt;0;&quot;[&quot; &amp; ['height based'.J$1]&amp; &quot;,&quot; &amp; SUBSTITUTE(TEXT(['height based'.J6];&quot;#0,#&quot;);&quot;,&quot;;&quot;.&quot;)&amp;&quot;] ,&quot;;&quot;&quot;)&amp;[.K6]" office:value-type="string" office:string-value="[80,9.8] ,[100,14] ,[105,15.2] ,[110,16.6] ,[115,18.2] ,[120,20] ,">
            <text:p>[80,9.8] ,[100,14] ,[105,15.2] ,[110,16.6] ,[115,18.2] ,[120,20] ,</text:p>
          </table:table-cell>
          <table:table-cell table:style-name="ce15" table:formula="of:=IF(['height based'.K6]&gt;0;&quot;[&quot; &amp; ['height based'.K$1]&amp; &quot;,&quot; &amp; SUBSTITUTE(TEXT(['height based'.K6];&quot;#0,#&quot;);&quot;,&quot;;&quot;.&quot;)&amp;&quot;] ,&quot;;&quot;&quot;)&amp;[.L6]" office:value-type="string" office:string-value="[100,14] ,[105,15.2] ,[110,16.6] ,[115,18.2] ,[120,20] ,">
            <text:p>[100,14] ,[105,15.2] ,[110,16.6] ,[115,18.2] ,[120,20] ,</text:p>
          </table:table-cell>
          <table:table-cell table:style-name="ce15" table:formula="of:=IF(['height based'.L6]&gt;0;&quot;[&quot; &amp; ['height based'.L$1]&amp; &quot;,&quot; &amp; SUBSTITUTE(TEXT(['height based'.L6];&quot;#0,#&quot;);&quot;,&quot;;&quot;.&quot;)&amp;&quot;] ,&quot;;&quot;&quot;)&amp;[.M6]" office:value-type="string" office:string-value="[100,14] ,[105,15.2] ,[110,16.6] ,[115,18.2] ,[120,20] ,">
            <text:p>[100,14] ,[105,15.2] ,[110,16.6] ,[115,18.2] ,[120,20] ,</text:p>
          </table:table-cell>
          <table:table-cell table:style-name="ce15" table:formula="of:=IF(['height based'.M6]&gt;0;&quot;[&quot; &amp; ['height based'.M$1]&amp; &quot;,&quot; &amp; SUBSTITUTE(TEXT(['height based'.M6];&quot;#0,#&quot;);&quot;,&quot;;&quot;.&quot;)&amp;&quot;] ,&quot;;&quot;&quot;)&amp;[.N6]" office:value-type="string" office:string-value="[100,14] ,[105,15.2] ,[110,16.6] ,[115,18.2] ,[120,20] ,">
            <text:p>[100,14] ,[105,15.2] ,[110,16.6] ,[115,18.2] ,[120,20] ,</text:p>
          </table:table-cell>
          <table:table-cell table:style-name="ce15" table:formula="of:=IF(['height based'.N6]&gt;0;&quot;[&quot; &amp; ['height based'.N$1]&amp; &quot;,&quot; &amp; SUBSTITUTE(TEXT(['height based'.N6];&quot;#0,#&quot;);&quot;,&quot;;&quot;.&quot;)&amp;&quot;] ,&quot;;&quot;&quot;)&amp;[.O6]" office:value-type="string" office:string-value="[100,14] ,[105,15.2] ,[110,16.6] ,[115,18.2] ,[120,20] ,">
            <text:p>[100,14] ,[105,15.2] ,[110,16.6] ,[115,18.2] ,[120,20] ,</text:p>
          </table:table-cell>
          <table:table-cell table:style-name="ce15" table:formula="of:=IF(['height based'.O6]&gt;0;&quot;[&quot; &amp; ['height based'.O$1]&amp; &quot;,&quot; &amp; SUBSTITUTE(TEXT(['height based'.O6];&quot;#0,#&quot;);&quot;,&quot;;&quot;.&quot;)&amp;&quot;] ,&quot;;&quot;&quot;)&amp;[.P6]" office:value-type="string" office:string-value="[105,15.2] ,[110,16.6] ,[115,18.2] ,[120,20] ,">
            <text:p>[105,15.2] ,[110,16.6] ,[115,18.2] ,[120,20] ,</text:p>
          </table:table-cell>
          <table:table-cell table:style-name="ce15" table:formula="of:=IF(['height based'.P6]&gt;0;&quot;[&quot; &amp; ['height based'.P$1]&amp; &quot;,&quot; &amp; SUBSTITUTE(TEXT(['height based'.P6];&quot;#0,#&quot;);&quot;,&quot;;&quot;.&quot;)&amp;&quot;] ,&quot;;&quot;&quot;)&amp;[.Q6]" office:value-type="string" office:string-value="[110,16.6] ,[115,18.2] ,[120,20] ,">
            <text:p>[110,16.6] ,[115,18.2] ,[120,20] ,</text:p>
          </table:table-cell>
          <table:table-cell table:style-name="ce15" table:formula="of:=IF(['height based'.Q6]&gt;0;&quot;[&quot; &amp; ['height based'.Q$1]&amp; &quot;,&quot; &amp; SUBSTITUTE(TEXT(['height based'.Q6];&quot;#0,#&quot;);&quot;,&quot;;&quot;.&quot;)&amp;&quot;] ,&quot;;&quot;&quot;)&amp;[.R6]" office:value-type="string" office:string-value="[115,18.2] ,[120,20] ,">
            <text:p>[115,18.2] ,[120,20] ,</text:p>
          </table:table-cell>
          <table:table-cell table:style-name="ce15" table:formula="of:=IF(['height based'.R6]&gt;0;&quot;[&quot; &amp; ['height based'.R$1]&amp; &quot;,&quot; &amp; SUBSTITUTE(TEXT(['height based'.R6];&quot;#0,#&quot;);&quot;,&quot;;&quot;.&quot;)&amp;&quot;] ,&quot;;&quot;&quot;)&amp;[.S6]" office:value-type="string" office:string-value="[120,20] ,">
            <text:p>[120,20] ,</text:p>
          </table:table-cell>
          <table:table-cell table:style-name="ce15" table:formula="of:=IF(['height based'.S6]&gt;0;&quot;[&quot; &amp; ['height based'.S$1]&amp; &quot;,&quot; &amp; SUBSTITUTE(TEXT(['height based'.S6];&quot;#0,#&quot;);&quot;,&quot;;&quot;.&quot;)&amp;&quot;] ,&quot;;&quot;&quot;)&amp;[.T6]">
            <text:p/>
          </table:table-cell>
          <table:table-cell table:style-name="ce15" table:formula="of:=IF(['height based'.T6]&gt;0;&quot;[&quot; &amp; ['height based'.T$1]&amp; &quot;,&quot; &amp; SUBSTITUTE(TEXT(['height based'.T6];&quot;#0,#&quot;);&quot;,&quot;;&quot;.&quot;)&amp;&quot;] ,&quot;;&quot;&quot;)&amp;[.U6]">
            <text:p/>
          </table:table-cell>
          <table:table-cell table:style-name="ce15" table:formula="of:=IF(['height based'.U6]&gt;0;&quot;[&quot; &amp; ['height based'.U$1]&amp; &quot;,&quot; &amp; SUBSTITUTE(TEXT(['height based'.U6];&quot;#0,#&quot;);&quot;,&quot;;&quot;.&quot;)&amp;&quot;] ,&quot;;&quot;&quot;)&amp;[.V6]">
            <text:p/>
          </table:table-cell>
          <table:table-cell table:style-name="ce15" table:formula="of:=IF(['height based'.V6]&gt;0;&quot;[&quot; &amp; ['height based'.V$1]&amp; &quot;,&quot; &amp; SUBSTITUTE(TEXT(['height based'.V6];&quot;#0,#&quot;);&quot;,&quot;;&quot;.&quot;)&amp;&quot;] ,&quot;;&quot;&quot;)&amp;[.W6]">
            <text:p/>
          </table:table-cell>
          <table:table-cell table:style-name="ce15" table:formula="of:=IF(['height based'.W6]&gt;0;&quot;[&quot; &amp; ['height based'.W$1]&amp; &quot;,&quot; &amp; SUBSTITUTE(TEXT(['height based'.W6];&quot;#0,#&quot;);&quot;,&quot;;&quot;.&quot;)&amp;&quot;] ,&quot;;&quot;&quot;)&amp;[.X6]">
            <text:p/>
          </table:table-cell>
          <table:table-cell table:style-name="ce15" table:formula="of:=IF(['height based'.X6]&gt;0;&quot;[&quot; &amp; ['height based'.X$1]&amp; &quot;,&quot; &amp; SUBSTITUTE(TEXT(['height based'.X6];&quot;#0,#&quot;);&quot;,&quot;;&quot;.&quot;)&amp;&quot;] ,&quot;;&quot;&quot;)&amp;[.Y6]">
            <text:p/>
          </table:table-cell>
          <table:table-cell table:style-name="ce15" table:formula="of:=IF(['height based'.Y6]&gt;0;&quot;[&quot; &amp; ['height based'.Y$1]&amp; &quot;,&quot; &amp; SUBSTITUTE(TEXT(['height based'.Y6];&quot;#0,#&quot;);&quot;,&quot;;&quot;.&quot;)&amp;&quot;] ,&quot;;&quot;&quot;)&amp;[.Z6]">
            <text:p/>
          </table:table-cell>
          <table:table-cell table:style-name="ce15" table:formula="of:=IF(['height based'.Z6]&gt;0;&quot;[&quot; &amp; ['height based'.Z$1]&amp; &quot;,&quot; &amp; SUBSTITUTE(TEXT(['height based'.Z6];&quot;#0,#&quot;);&quot;,&quot;;&quot;.&quot;)&amp;&quot;] ,&quot;;&quot;&quot;)&amp;[.AA6]">
            <text:p/>
          </table:table-cell>
          <table:table-cell table:style-name="ce15" table:formula="of:=IF(['height based'.AA6]&gt;0;&quot;[&quot; &amp; ['height based'.AA$1]&amp; &quot;,&quot; &amp; SUBSTITUTE(TEXT(['height based'.AA6];&quot;#0,#&quot;);&quot;,&quot;;&quot;.&quot;)&amp;&quot;] ,&quot;;&quot;&quot;)&amp;[.AB6]">
            <text:p/>
          </table:table-cell>
          <table:table-cell table:style-name="ce15" table:formula="of:=IF(['height based'.AB6]&gt;0;&quot;[&quot; &amp; ['height based'.AB$1]&amp; &quot;,&quot; &amp; SUBSTITUTE(TEXT(['height based'.AB6];&quot;#0,#&quot;);&quot;,&quot;;&quot;.&quot;)&amp;&quot;] ,&quot;;&quot;&quot;)&amp;[.AC6]">
            <text:p/>
          </table:table-cell>
          <table:table-cell table:style-name="ce15" table:formula="of:=IF(['height based'.AC6]&gt;0;&quot;[&quot; &amp; ['height based'.AC$1]&amp; &quot;,&quot; &amp; SUBSTITUTE(TEXT(['height based'.AC6];&quot;#0,#&quot;);&quot;,&quot;;&quot;.&quot;)&amp;&quot;] ,&quot;;&quot;&quot;)&amp;[.AD6]">
            <text:p/>
          </table:table-cell>
          <table:table-cell table:style-name="ce15" table:formula="of:=IF(['height based'.AD6]&gt;0;&quot;[&quot; &amp; ['height based'.AD$1]&amp; &quot;,&quot; &amp; SUBSTITUTE(TEXT(['height based'.AD6];&quot;#0,#&quot;);&quot;,&quot;;&quot;.&quot;)&amp;&quot;] ,&quot;;&quot;&quot;)&amp;[.AE6]">
            <text:p/>
          </table:table-cell>
          <table:table-cell table:style-name="ce15" table:formula="of:=IF(['height based'.AE6]&gt;0;&quot;[&quot; &amp; ['height based'.AE$1]&amp; &quot;,&quot; &amp; SUBSTITUTE(TEXT(['height based'.AE6];&quot;#0,#&quot;);&quot;,&quot;;&quot;.&quot;)&amp;&quot;] ,&quot;;&quot;&quot;)&amp;[.AF6]">
            <text:p/>
          </table:table-cell>
          <table:table-cell table:style-name="ce15" table:formula="of:=IF(['height based'.AF6]&gt;0;&quot;[&quot; &amp; ['height based'.AF$1]&amp; &quot;,&quot; &amp; SUBSTITUTE(TEXT(['height based'.AF6];&quot;#0,#&quot;);&quot;,&quot;;&quot;.&quot;)&amp;&quot;] ,&quot;;&quot;&quot;)&amp;[.AG6]">
            <text:p/>
          </table:table-cell>
          <table:table-cell table:style-name="ce15" table:formula="of:=IF(['height based'.AG6]&gt;0;&quot;[&quot; &amp; ['height based'.AG$1]&amp; &quot;,&quot; &amp; SUBSTITUTE(TEXT(['height based'.AG6];&quot;#0,#&quot;);&quot;,&quot;;&quot;.&quot;)&amp;&quot;] ,&quot;;&quot;&quot;)&amp;[.AH6]">
            <text:p/>
          </table:table-cell>
        </table:table-row>
        <table:table-row table:style-name="ro1">
          <table:table-cell table:formula="of:=IF(['height based'.B7]&lt;&gt;&quot;&quot;;['height based concatenate'.C7]&amp;&quot;= {};&quot;;&quot;&quot;)">
            <text:p/>
          </table:table-cell>
          <table:table-cell table:formula="of:=IF(['height based'.C7]=&quot;&quot;;&quot;&quot;;['height based concatenate'.C7]&amp;&quot;.&quot;&amp;['height based'.C7]&amp;&quot; = [&quot; &amp; ['height based concatenate'.D7]&amp;&quot;];&quot;)" office:value-type="string" office:string-value="amd_stats.f.wh.medium = [[80,10.8] ,[100,15.4] ,[105,16.8] ,[110,18.4] ,[115,20.4] ,[120,22.4] ,];">
            <text:p>amd_stats.f.wh.medium = [[80,10.8] ,[100,15.4] ,[105,16.8] ,[110,18.4] ,[115,20.4] ,[120,22.4] ,];</text:p>
          </table:table-cell>
          <table:table-cell table:formula="of:=IF(['height based'.B7]&lt;&gt;&quot;&quot;;['height based'.$B$1]&amp;&quot;.&quot;&amp;['height based'.B7];[.C6])" office:value-type="string" office:string-value="amd_stats.f.wh">
            <text:p>amd_stats.f.wh</text:p>
          </table:table-cell>
          <table:table-cell table:style-name="ce15" table:formula="of:=IF(['height based'.D7]&gt;0;&quot;[&quot; &amp; ['height based'.D$1]&amp; &quot;,&quot; &amp; SUBSTITUTE(TEXT(['height based'.D7];&quot;#0,#&quot;);&quot;,&quot;;&quot;.&quot;)&amp;&quot;] ,&quot;;&quot;&quot;)&amp;[.E7]" office:value-type="string" office:string-value="[80,10.8] ,[100,15.4] ,[105,16.8] ,[110,18.4] ,[115,20.4] ,[120,22.4] ,">
            <text:p>[80,10.8] ,[100,15.4] ,[105,16.8] ,[110,18.4] ,[115,20.4] ,[120,22.4] ,</text:p>
          </table:table-cell>
          <table:table-cell table:style-name="ce15" table:formula="of:=IF(['height based'.E7]&gt;0;&quot;[&quot; &amp; ['height based'.E$1]&amp; &quot;,&quot; &amp; SUBSTITUTE(TEXT(['height based'.E7];&quot;#0,#&quot;);&quot;,&quot;;&quot;.&quot;)&amp;&quot;] ,&quot;;&quot;&quot;)&amp;[.F7]" office:value-type="string" office:string-value="[80,10.8] ,[100,15.4] ,[105,16.8] ,[110,18.4] ,[115,20.4] ,[120,22.4] ,">
            <text:p>[80,10.8] ,[100,15.4] ,[105,16.8] ,[110,18.4] ,[115,20.4] ,[120,22.4] ,</text:p>
          </table:table-cell>
          <table:table-cell table:style-name="ce15" table:formula="of:=IF(['height based'.F7]&gt;0;&quot;[&quot; &amp; ['height based'.F$1]&amp; &quot;,&quot; &amp; SUBSTITUTE(TEXT(['height based'.F7];&quot;#0,#&quot;);&quot;,&quot;;&quot;.&quot;)&amp;&quot;] ,&quot;;&quot;&quot;)&amp;[.G7]" office:value-type="string" office:string-value="[80,10.8] ,[100,15.4] ,[105,16.8] ,[110,18.4] ,[115,20.4] ,[120,22.4] ,">
            <text:p>[80,10.8] ,[100,15.4] ,[105,16.8] ,[110,18.4] ,[115,20.4] ,[120,22.4] ,</text:p>
          </table:table-cell>
          <table:table-cell table:style-name="ce15" table:formula="of:=IF(['height based'.G7]&gt;0;&quot;[&quot; &amp; ['height based'.G$1]&amp; &quot;,&quot; &amp; SUBSTITUTE(TEXT(['height based'.G7];&quot;#0,#&quot;);&quot;,&quot;;&quot;.&quot;)&amp;&quot;] ,&quot;;&quot;&quot;)&amp;[.H7]" office:value-type="string" office:string-value="[80,10.8] ,[100,15.4] ,[105,16.8] ,[110,18.4] ,[115,20.4] ,[120,22.4] ,">
            <text:p>[80,10.8] ,[100,15.4] ,[105,16.8] ,[110,18.4] ,[115,20.4] ,[120,22.4] ,</text:p>
          </table:table-cell>
          <table:table-cell table:style-name="ce15" table:formula="of:=IF(['height based'.H7]&gt;0;&quot;[&quot; &amp; ['height based'.H$1]&amp; &quot;,&quot; &amp; SUBSTITUTE(TEXT(['height based'.H7];&quot;#0,#&quot;);&quot;,&quot;;&quot;.&quot;)&amp;&quot;] ,&quot;;&quot;&quot;)&amp;[.I7]" office:value-type="string" office:string-value="[80,10.8] ,[100,15.4] ,[105,16.8] ,[110,18.4] ,[115,20.4] ,[120,22.4] ,">
            <text:p>[80,10.8] ,[100,15.4] ,[105,16.8] ,[110,18.4] ,[115,20.4] ,[120,22.4] ,</text:p>
          </table:table-cell>
          <table:table-cell table:style-name="ce15" table:formula="of:=IF(['height based'.I7]&gt;0;&quot;[&quot; &amp; ['height based'.I$1]&amp; &quot;,&quot; &amp; SUBSTITUTE(TEXT(['height based'.I7];&quot;#0,#&quot;);&quot;,&quot;;&quot;.&quot;)&amp;&quot;] ,&quot;;&quot;&quot;)&amp;[.J7]" office:value-type="string" office:string-value="[80,10.8] ,[100,15.4] ,[105,16.8] ,[110,18.4] ,[115,20.4] ,[120,22.4] ,">
            <text:p>[80,10.8] ,[100,15.4] ,[105,16.8] ,[110,18.4] ,[115,20.4] ,[120,22.4] ,</text:p>
          </table:table-cell>
          <table:table-cell table:style-name="ce15" table:formula="of:=IF(['height based'.J7]&gt;0;&quot;[&quot; &amp; ['height based'.J$1]&amp; &quot;,&quot; &amp; SUBSTITUTE(TEXT(['height based'.J7];&quot;#0,#&quot;);&quot;,&quot;;&quot;.&quot;)&amp;&quot;] ,&quot;;&quot;&quot;)&amp;[.K7]" office:value-type="string" office:string-value="[80,10.8] ,[100,15.4] ,[105,16.8] ,[110,18.4] ,[115,20.4] ,[120,22.4] ,">
            <text:p>[80,10.8] ,[100,15.4] ,[105,16.8] ,[110,18.4] ,[115,20.4] ,[120,22.4] ,</text:p>
          </table:table-cell>
          <table:table-cell table:style-name="ce15" table:formula="of:=IF(['height based'.K7]&gt;0;&quot;[&quot; &amp; ['height based'.K$1]&amp; &quot;,&quot; &amp; SUBSTITUTE(TEXT(['height based'.K7];&quot;#0,#&quot;);&quot;,&quot;;&quot;.&quot;)&amp;&quot;] ,&quot;;&quot;&quot;)&amp;[.L7]" office:value-type="string" office:string-value="[100,15.4] ,[105,16.8] ,[110,18.4] ,[115,20.4] ,[120,22.4] ,">
            <text:p>[100,15.4] ,[105,16.8] ,[110,18.4] ,[115,20.4] ,[120,22.4] ,</text:p>
          </table:table-cell>
          <table:table-cell table:style-name="ce15" table:formula="of:=IF(['height based'.L7]&gt;0;&quot;[&quot; &amp; ['height based'.L$1]&amp; &quot;,&quot; &amp; SUBSTITUTE(TEXT(['height based'.L7];&quot;#0,#&quot;);&quot;,&quot;;&quot;.&quot;)&amp;&quot;] ,&quot;;&quot;&quot;)&amp;[.M7]" office:value-type="string" office:string-value="[100,15.4] ,[105,16.8] ,[110,18.4] ,[115,20.4] ,[120,22.4] ,">
            <text:p>[100,15.4] ,[105,16.8] ,[110,18.4] ,[115,20.4] ,[120,22.4] ,</text:p>
          </table:table-cell>
          <table:table-cell table:style-name="ce15" table:formula="of:=IF(['height based'.M7]&gt;0;&quot;[&quot; &amp; ['height based'.M$1]&amp; &quot;,&quot; &amp; SUBSTITUTE(TEXT(['height based'.M7];&quot;#0,#&quot;);&quot;,&quot;;&quot;.&quot;)&amp;&quot;] ,&quot;;&quot;&quot;)&amp;[.N7]" office:value-type="string" office:string-value="[100,15.4] ,[105,16.8] ,[110,18.4] ,[115,20.4] ,[120,22.4] ,">
            <text:p>[100,15.4] ,[105,16.8] ,[110,18.4] ,[115,20.4] ,[120,22.4] ,</text:p>
          </table:table-cell>
          <table:table-cell table:style-name="ce15" table:formula="of:=IF(['height based'.N7]&gt;0;&quot;[&quot; &amp; ['height based'.N$1]&amp; &quot;,&quot; &amp; SUBSTITUTE(TEXT(['height based'.N7];&quot;#0,#&quot;);&quot;,&quot;;&quot;.&quot;)&amp;&quot;] ,&quot;;&quot;&quot;)&amp;[.O7]" office:value-type="string" office:string-value="[100,15.4] ,[105,16.8] ,[110,18.4] ,[115,20.4] ,[120,22.4] ,">
            <text:p>[100,15.4] ,[105,16.8] ,[110,18.4] ,[115,20.4] ,[120,22.4] ,</text:p>
          </table:table-cell>
          <table:table-cell table:style-name="ce15" table:formula="of:=IF(['height based'.O7]&gt;0;&quot;[&quot; &amp; ['height based'.O$1]&amp; &quot;,&quot; &amp; SUBSTITUTE(TEXT(['height based'.O7];&quot;#0,#&quot;);&quot;,&quot;;&quot;.&quot;)&amp;&quot;] ,&quot;;&quot;&quot;)&amp;[.P7]" office:value-type="string" office:string-value="[105,16.8] ,[110,18.4] ,[115,20.4] ,[120,22.4] ,">
            <text:p>[105,16.8] ,[110,18.4] ,[115,20.4] ,[120,22.4] ,</text:p>
          </table:table-cell>
          <table:table-cell table:style-name="ce15" table:formula="of:=IF(['height based'.P7]&gt;0;&quot;[&quot; &amp; ['height based'.P$1]&amp; &quot;,&quot; &amp; SUBSTITUTE(TEXT(['height based'.P7];&quot;#0,#&quot;);&quot;,&quot;;&quot;.&quot;)&amp;&quot;] ,&quot;;&quot;&quot;)&amp;[.Q7]" office:value-type="string" office:string-value="[110,18.4] ,[115,20.4] ,[120,22.4] ,">
            <text:p>[110,18.4] ,[115,20.4] ,[120,22.4] ,</text:p>
          </table:table-cell>
          <table:table-cell table:style-name="ce15" table:formula="of:=IF(['height based'.Q7]&gt;0;&quot;[&quot; &amp; ['height based'.Q$1]&amp; &quot;,&quot; &amp; SUBSTITUTE(TEXT(['height based'.Q7];&quot;#0,#&quot;);&quot;,&quot;;&quot;.&quot;)&amp;&quot;] ,&quot;;&quot;&quot;)&amp;[.R7]" office:value-type="string" office:string-value="[115,20.4] ,[120,22.4] ,">
            <text:p>[115,20.4] ,[120,22.4] ,</text:p>
          </table:table-cell>
          <table:table-cell table:style-name="ce15" table:formula="of:=IF(['height based'.R7]&gt;0;&quot;[&quot; &amp; ['height based'.R$1]&amp; &quot;,&quot; &amp; SUBSTITUTE(TEXT(['height based'.R7];&quot;#0,#&quot;);&quot;,&quot;;&quot;.&quot;)&amp;&quot;] ,&quot;;&quot;&quot;)&amp;[.S7]" office:value-type="string" office:string-value="[120,22.4] ,">
            <text:p>[120,22.4] ,</text:p>
          </table:table-cell>
          <table:table-cell table:style-name="ce15" table:formula="of:=IF(['height based'.S7]&gt;0;&quot;[&quot; &amp; ['height based'.S$1]&amp; &quot;,&quot; &amp; SUBSTITUTE(TEXT(['height based'.S7];&quot;#0,#&quot;);&quot;,&quot;;&quot;.&quot;)&amp;&quot;] ,&quot;;&quot;&quot;)&amp;[.T7]">
            <text:p/>
          </table:table-cell>
          <table:table-cell table:style-name="ce15" table:formula="of:=IF(['height based'.T7]&gt;0;&quot;[&quot; &amp; ['height based'.T$1]&amp; &quot;,&quot; &amp; SUBSTITUTE(TEXT(['height based'.T7];&quot;#0,#&quot;);&quot;,&quot;;&quot;.&quot;)&amp;&quot;] ,&quot;;&quot;&quot;)&amp;[.U7]">
            <text:p/>
          </table:table-cell>
          <table:table-cell table:style-name="ce15" table:formula="of:=IF(['height based'.U7]&gt;0;&quot;[&quot; &amp; ['height based'.U$1]&amp; &quot;,&quot; &amp; SUBSTITUTE(TEXT(['height based'.U7];&quot;#0,#&quot;);&quot;,&quot;;&quot;.&quot;)&amp;&quot;] ,&quot;;&quot;&quot;)&amp;[.V7]">
            <text:p/>
          </table:table-cell>
          <table:table-cell table:style-name="ce15" table:formula="of:=IF(['height based'.V7]&gt;0;&quot;[&quot; &amp; ['height based'.V$1]&amp; &quot;,&quot; &amp; SUBSTITUTE(TEXT(['height based'.V7];&quot;#0,#&quot;);&quot;,&quot;;&quot;.&quot;)&amp;&quot;] ,&quot;;&quot;&quot;)&amp;[.W7]">
            <text:p/>
          </table:table-cell>
          <table:table-cell table:style-name="ce15" table:formula="of:=IF(['height based'.W7]&gt;0;&quot;[&quot; &amp; ['height based'.W$1]&amp; &quot;,&quot; &amp; SUBSTITUTE(TEXT(['height based'.W7];&quot;#0,#&quot;);&quot;,&quot;;&quot;.&quot;)&amp;&quot;] ,&quot;;&quot;&quot;)&amp;[.X7]">
            <text:p/>
          </table:table-cell>
          <table:table-cell table:style-name="ce15" table:formula="of:=IF(['height based'.X7]&gt;0;&quot;[&quot; &amp; ['height based'.X$1]&amp; &quot;,&quot; &amp; SUBSTITUTE(TEXT(['height based'.X7];&quot;#0,#&quot;);&quot;,&quot;;&quot;.&quot;)&amp;&quot;] ,&quot;;&quot;&quot;)&amp;[.Y7]">
            <text:p/>
          </table:table-cell>
          <table:table-cell table:style-name="ce15" table:formula="of:=IF(['height based'.Y7]&gt;0;&quot;[&quot; &amp; ['height based'.Y$1]&amp; &quot;,&quot; &amp; SUBSTITUTE(TEXT(['height based'.Y7];&quot;#0,#&quot;);&quot;,&quot;;&quot;.&quot;)&amp;&quot;] ,&quot;;&quot;&quot;)&amp;[.Z7]">
            <text:p/>
          </table:table-cell>
          <table:table-cell table:style-name="ce15" table:formula="of:=IF(['height based'.Z7]&gt;0;&quot;[&quot; &amp; ['height based'.Z$1]&amp; &quot;,&quot; &amp; SUBSTITUTE(TEXT(['height based'.Z7];&quot;#0,#&quot;);&quot;,&quot;;&quot;.&quot;)&amp;&quot;] ,&quot;;&quot;&quot;)&amp;[.AA7]">
            <text:p/>
          </table:table-cell>
          <table:table-cell table:style-name="ce15" table:formula="of:=IF(['height based'.AA7]&gt;0;&quot;[&quot; &amp; ['height based'.AA$1]&amp; &quot;,&quot; &amp; SUBSTITUTE(TEXT(['height based'.AA7];&quot;#0,#&quot;);&quot;,&quot;;&quot;.&quot;)&amp;&quot;] ,&quot;;&quot;&quot;)&amp;[.AB7]">
            <text:p/>
          </table:table-cell>
          <table:table-cell table:style-name="ce15" table:formula="of:=IF(['height based'.AB7]&gt;0;&quot;[&quot; &amp; ['height based'.AB$1]&amp; &quot;,&quot; &amp; SUBSTITUTE(TEXT(['height based'.AB7];&quot;#0,#&quot;);&quot;,&quot;;&quot;.&quot;)&amp;&quot;] ,&quot;;&quot;&quot;)&amp;[.AC7]">
            <text:p/>
          </table:table-cell>
          <table:table-cell table:style-name="ce15" table:formula="of:=IF(['height based'.AC7]&gt;0;&quot;[&quot; &amp; ['height based'.AC$1]&amp; &quot;,&quot; &amp; SUBSTITUTE(TEXT(['height based'.AC7];&quot;#0,#&quot;);&quot;,&quot;;&quot;.&quot;)&amp;&quot;] ,&quot;;&quot;&quot;)&amp;[.AD7]">
            <text:p/>
          </table:table-cell>
          <table:table-cell table:style-name="ce15" table:formula="of:=IF(['height based'.AD7]&gt;0;&quot;[&quot; &amp; ['height based'.AD$1]&amp; &quot;,&quot; &amp; SUBSTITUTE(TEXT(['height based'.AD7];&quot;#0,#&quot;);&quot;,&quot;;&quot;.&quot;)&amp;&quot;] ,&quot;;&quot;&quot;)&amp;[.AE7]">
            <text:p/>
          </table:table-cell>
          <table:table-cell table:style-name="ce15" table:formula="of:=IF(['height based'.AE7]&gt;0;&quot;[&quot; &amp; ['height based'.AE$1]&amp; &quot;,&quot; &amp; SUBSTITUTE(TEXT(['height based'.AE7];&quot;#0,#&quot;);&quot;,&quot;;&quot;.&quot;)&amp;&quot;] ,&quot;;&quot;&quot;)&amp;[.AF7]">
            <text:p/>
          </table:table-cell>
          <table:table-cell table:style-name="ce15" table:formula="of:=IF(['height based'.AF7]&gt;0;&quot;[&quot; &amp; ['height based'.AF$1]&amp; &quot;,&quot; &amp; SUBSTITUTE(TEXT(['height based'.AF7];&quot;#0,#&quot;);&quot;,&quot;;&quot;.&quot;)&amp;&quot;] ,&quot;;&quot;&quot;)&amp;[.AG7]">
            <text:p/>
          </table:table-cell>
          <table:table-cell table:style-name="ce15" table:formula="of:=IF(['height based'.AG7]&gt;0;&quot;[&quot; &amp; ['height based'.AG$1]&amp; &quot;,&quot; &amp; SUBSTITUTE(TEXT(['height based'.AG7];&quot;#0,#&quot;);&quot;,&quot;;&quot;.&quot;)&amp;&quot;] ,&quot;;&quot;&quot;)&amp;[.AH7]">
            <text:p/>
          </table:table-cell>
        </table:table-row>
        <table:table-row table:style-name="ro1">
          <table:table-cell table:formula="of:=IF(['height based'.B8]&lt;&gt;&quot;&quot;;['height based concatenate'.C8]&amp;&quot;= {};&quot;;&quot;&quot;)">
            <text:p/>
          </table:table-cell>
          <table:table-cell table:formula="of:=IF(['height based'.C8]=&quot;&quot;;&quot;&quot;;['height based concatenate'.C8]&amp;&quot;.&quot;&amp;['height based'.C8]&amp;&quot; = [&quot; &amp; ['height based concatenate'.D8]&amp;&quot;];&quot;)" office:value-type="string" office:string-value="amd_stats.f.wh.max = [[80,12] ,[100,17.6] ,[105,19.4] ,[110,21.4] ,[115,23.8] ,[120,26] ,];">
            <text:p>amd_stats.f.wh.max = [[80,12] ,[100,17.6] ,[105,19.4] ,[110,21.4] ,[115,23.8] ,[120,26] ,];</text:p>
          </table:table-cell>
          <table:table-cell table:formula="of:=IF(['height based'.B8]&lt;&gt;&quot;&quot;;['height based'.$B$1]&amp;&quot;.&quot;&amp;['height based'.B8];[.C7])" office:value-type="string" office:string-value="amd_stats.f.wh">
            <text:p>amd_stats.f.wh</text:p>
          </table:table-cell>
          <table:table-cell table:style-name="ce15" table:formula="of:=IF(['height based'.D8]&gt;0;&quot;[&quot; &amp; ['height based'.D$1]&amp; &quot;,&quot; &amp; SUBSTITUTE(TEXT(['height based'.D8];&quot;#0,#&quot;);&quot;,&quot;;&quot;.&quot;)&amp;&quot;] ,&quot;;&quot;&quot;)&amp;[.E8]" office:value-type="string" office:string-value="[80,12] ,[100,17.6] ,[105,19.4] ,[110,21.4] ,[115,23.8] ,[120,26] ,">
            <text:p>[80,12] ,[100,17.6] ,[105,19.4] ,[110,21.4] ,[115,23.8] ,[120,26] ,</text:p>
          </table:table-cell>
          <table:table-cell table:style-name="ce15" table:formula="of:=IF(['height based'.E8]&gt;0;&quot;[&quot; &amp; ['height based'.E$1]&amp; &quot;,&quot; &amp; SUBSTITUTE(TEXT(['height based'.E8];&quot;#0,#&quot;);&quot;,&quot;;&quot;.&quot;)&amp;&quot;] ,&quot;;&quot;&quot;)&amp;[.F8]" office:value-type="string" office:string-value="[80,12] ,[100,17.6] ,[105,19.4] ,[110,21.4] ,[115,23.8] ,[120,26] ,">
            <text:p>[80,12] ,[100,17.6] ,[105,19.4] ,[110,21.4] ,[115,23.8] ,[120,26] ,</text:p>
          </table:table-cell>
          <table:table-cell table:style-name="ce15" table:formula="of:=IF(['height based'.F8]&gt;0;&quot;[&quot; &amp; ['height based'.F$1]&amp; &quot;,&quot; &amp; SUBSTITUTE(TEXT(['height based'.F8];&quot;#0,#&quot;);&quot;,&quot;;&quot;.&quot;)&amp;&quot;] ,&quot;;&quot;&quot;)&amp;[.G8]" office:value-type="string" office:string-value="[80,12] ,[100,17.6] ,[105,19.4] ,[110,21.4] ,[115,23.8] ,[120,26] ,">
            <text:p>[80,12] ,[100,17.6] ,[105,19.4] ,[110,21.4] ,[115,23.8] ,[120,26] ,</text:p>
          </table:table-cell>
          <table:table-cell table:style-name="ce15" table:formula="of:=IF(['height based'.G8]&gt;0;&quot;[&quot; &amp; ['height based'.G$1]&amp; &quot;,&quot; &amp; SUBSTITUTE(TEXT(['height based'.G8];&quot;#0,#&quot;);&quot;,&quot;;&quot;.&quot;)&amp;&quot;] ,&quot;;&quot;&quot;)&amp;[.H8]" office:value-type="string" office:string-value="[80,12] ,[100,17.6] ,[105,19.4] ,[110,21.4] ,[115,23.8] ,[120,26] ,">
            <text:p>[80,12] ,[100,17.6] ,[105,19.4] ,[110,21.4] ,[115,23.8] ,[120,26] ,</text:p>
          </table:table-cell>
          <table:table-cell table:style-name="ce15" table:formula="of:=IF(['height based'.H8]&gt;0;&quot;[&quot; &amp; ['height based'.H$1]&amp; &quot;,&quot; &amp; SUBSTITUTE(TEXT(['height based'.H8];&quot;#0,#&quot;);&quot;,&quot;;&quot;.&quot;)&amp;&quot;] ,&quot;;&quot;&quot;)&amp;[.I8]" office:value-type="string" office:string-value="[80,12] ,[100,17.6] ,[105,19.4] ,[110,21.4] ,[115,23.8] ,[120,26] ,">
            <text:p>[80,12] ,[100,17.6] ,[105,19.4] ,[110,21.4] ,[115,23.8] ,[120,26] ,</text:p>
          </table:table-cell>
          <table:table-cell table:style-name="ce15" table:formula="of:=IF(['height based'.I8]&gt;0;&quot;[&quot; &amp; ['height based'.I$1]&amp; &quot;,&quot; &amp; SUBSTITUTE(TEXT(['height based'.I8];&quot;#0,#&quot;);&quot;,&quot;;&quot;.&quot;)&amp;&quot;] ,&quot;;&quot;&quot;)&amp;[.J8]" office:value-type="string" office:string-value="[80,12] ,[100,17.6] ,[105,19.4] ,[110,21.4] ,[115,23.8] ,[120,26] ,">
            <text:p>[80,12] ,[100,17.6] ,[105,19.4] ,[110,21.4] ,[115,23.8] ,[120,26] ,</text:p>
          </table:table-cell>
          <table:table-cell table:style-name="ce15" table:formula="of:=IF(['height based'.J8]&gt;0;&quot;[&quot; &amp; ['height based'.J$1]&amp; &quot;,&quot; &amp; SUBSTITUTE(TEXT(['height based'.J8];&quot;#0,#&quot;);&quot;,&quot;;&quot;.&quot;)&amp;&quot;] ,&quot;;&quot;&quot;)&amp;[.K8]" office:value-type="string" office:string-value="[80,12] ,[100,17.6] ,[105,19.4] ,[110,21.4] ,[115,23.8] ,[120,26] ,">
            <text:p>[80,12] ,[100,17.6] ,[105,19.4] ,[110,21.4] ,[115,23.8] ,[120,26] ,</text:p>
          </table:table-cell>
          <table:table-cell table:style-name="ce15" table:formula="of:=IF(['height based'.K8]&gt;0;&quot;[&quot; &amp; ['height based'.K$1]&amp; &quot;,&quot; &amp; SUBSTITUTE(TEXT(['height based'.K8];&quot;#0,#&quot;);&quot;,&quot;;&quot;.&quot;)&amp;&quot;] ,&quot;;&quot;&quot;)&amp;[.L8]" office:value-type="string" office:string-value="[100,17.6] ,[105,19.4] ,[110,21.4] ,[115,23.8] ,[120,26] ,">
            <text:p>[100,17.6] ,[105,19.4] ,[110,21.4] ,[115,23.8] ,[120,26] ,</text:p>
          </table:table-cell>
          <table:table-cell table:style-name="ce15" table:formula="of:=IF(['height based'.L8]&gt;0;&quot;[&quot; &amp; ['height based'.L$1]&amp; &quot;,&quot; &amp; SUBSTITUTE(TEXT(['height based'.L8];&quot;#0,#&quot;);&quot;,&quot;;&quot;.&quot;)&amp;&quot;] ,&quot;;&quot;&quot;)&amp;[.M8]" office:value-type="string" office:string-value="[100,17.6] ,[105,19.4] ,[110,21.4] ,[115,23.8] ,[120,26] ,">
            <text:p>[100,17.6] ,[105,19.4] ,[110,21.4] ,[115,23.8] ,[120,26] ,</text:p>
          </table:table-cell>
          <table:table-cell table:style-name="ce15" table:formula="of:=IF(['height based'.M8]&gt;0;&quot;[&quot; &amp; ['height based'.M$1]&amp; &quot;,&quot; &amp; SUBSTITUTE(TEXT(['height based'.M8];&quot;#0,#&quot;);&quot;,&quot;;&quot;.&quot;)&amp;&quot;] ,&quot;;&quot;&quot;)&amp;[.N8]" office:value-type="string" office:string-value="[100,17.6] ,[105,19.4] ,[110,21.4] ,[115,23.8] ,[120,26] ,">
            <text:p>[100,17.6] ,[105,19.4] ,[110,21.4] ,[115,23.8] ,[120,26] ,</text:p>
          </table:table-cell>
          <table:table-cell table:style-name="ce15" table:formula="of:=IF(['height based'.N8]&gt;0;&quot;[&quot; &amp; ['height based'.N$1]&amp; &quot;,&quot; &amp; SUBSTITUTE(TEXT(['height based'.N8];&quot;#0,#&quot;);&quot;,&quot;;&quot;.&quot;)&amp;&quot;] ,&quot;;&quot;&quot;)&amp;[.O8]" office:value-type="string" office:string-value="[100,17.6] ,[105,19.4] ,[110,21.4] ,[115,23.8] ,[120,26] ,">
            <text:p>[100,17.6] ,[105,19.4] ,[110,21.4] ,[115,23.8] ,[120,26] ,</text:p>
          </table:table-cell>
          <table:table-cell table:style-name="ce15" table:formula="of:=IF(['height based'.O8]&gt;0;&quot;[&quot; &amp; ['height based'.O$1]&amp; &quot;,&quot; &amp; SUBSTITUTE(TEXT(['height based'.O8];&quot;#0,#&quot;);&quot;,&quot;;&quot;.&quot;)&amp;&quot;] ,&quot;;&quot;&quot;)&amp;[.P8]" office:value-type="string" office:string-value="[105,19.4] ,[110,21.4] ,[115,23.8] ,[120,26] ,">
            <text:p>[105,19.4] ,[110,21.4] ,[115,23.8] ,[120,26] ,</text:p>
          </table:table-cell>
          <table:table-cell table:style-name="ce15" table:formula="of:=IF(['height based'.P8]&gt;0;&quot;[&quot; &amp; ['height based'.P$1]&amp; &quot;,&quot; &amp; SUBSTITUTE(TEXT(['height based'.P8];&quot;#0,#&quot;);&quot;,&quot;;&quot;.&quot;)&amp;&quot;] ,&quot;;&quot;&quot;)&amp;[.Q8]" office:value-type="string" office:string-value="[110,21.4] ,[115,23.8] ,[120,26] ,">
            <text:p>[110,21.4] ,[115,23.8] ,[120,26] ,</text:p>
          </table:table-cell>
          <table:table-cell table:style-name="ce15" table:formula="of:=IF(['height based'.Q8]&gt;0;&quot;[&quot; &amp; ['height based'.Q$1]&amp; &quot;,&quot; &amp; SUBSTITUTE(TEXT(['height based'.Q8];&quot;#0,#&quot;);&quot;,&quot;;&quot;.&quot;)&amp;&quot;] ,&quot;;&quot;&quot;)&amp;[.R8]" office:value-type="string" office:string-value="[115,23.8] ,[120,26] ,">
            <text:p>[115,23.8] ,[120,26] ,</text:p>
          </table:table-cell>
          <table:table-cell table:style-name="ce15" table:formula="of:=IF(['height based'.R8]&gt;0;&quot;[&quot; &amp; ['height based'.R$1]&amp; &quot;,&quot; &amp; SUBSTITUTE(TEXT(['height based'.R8];&quot;#0,#&quot;);&quot;,&quot;;&quot;.&quot;)&amp;&quot;] ,&quot;;&quot;&quot;)&amp;[.S8]" office:value-type="string" office:string-value="[120,26] ,">
            <text:p>[120,26] ,</text:p>
          </table:table-cell>
          <table:table-cell table:style-name="ce15" table:formula="of:=IF(['height based'.S8]&gt;0;&quot;[&quot; &amp; ['height based'.S$1]&amp; &quot;,&quot; &amp; SUBSTITUTE(TEXT(['height based'.S8];&quot;#0,#&quot;);&quot;,&quot;;&quot;.&quot;)&amp;&quot;] ,&quot;;&quot;&quot;)&amp;[.T8]">
            <text:p/>
          </table:table-cell>
          <table:table-cell table:style-name="ce15" table:formula="of:=IF(['height based'.T8]&gt;0;&quot;[&quot; &amp; ['height based'.T$1]&amp; &quot;,&quot; &amp; SUBSTITUTE(TEXT(['height based'.T8];&quot;#0,#&quot;);&quot;,&quot;;&quot;.&quot;)&amp;&quot;] ,&quot;;&quot;&quot;)&amp;[.U8]">
            <text:p/>
          </table:table-cell>
          <table:table-cell table:style-name="ce15" table:formula="of:=IF(['height based'.U8]&gt;0;&quot;[&quot; &amp; ['height based'.U$1]&amp; &quot;,&quot; &amp; SUBSTITUTE(TEXT(['height based'.U8];&quot;#0,#&quot;);&quot;,&quot;;&quot;.&quot;)&amp;&quot;] ,&quot;;&quot;&quot;)&amp;[.V8]">
            <text:p/>
          </table:table-cell>
          <table:table-cell table:style-name="ce15" table:formula="of:=IF(['height based'.V8]&gt;0;&quot;[&quot; &amp; ['height based'.V$1]&amp; &quot;,&quot; &amp; SUBSTITUTE(TEXT(['height based'.V8];&quot;#0,#&quot;);&quot;,&quot;;&quot;.&quot;)&amp;&quot;] ,&quot;;&quot;&quot;)&amp;[.W8]">
            <text:p/>
          </table:table-cell>
          <table:table-cell table:style-name="ce15" table:formula="of:=IF(['height based'.W8]&gt;0;&quot;[&quot; &amp; ['height based'.W$1]&amp; &quot;,&quot; &amp; SUBSTITUTE(TEXT(['height based'.W8];&quot;#0,#&quot;);&quot;,&quot;;&quot;.&quot;)&amp;&quot;] ,&quot;;&quot;&quot;)&amp;[.X8]">
            <text:p/>
          </table:table-cell>
          <table:table-cell table:style-name="ce15" table:formula="of:=IF(['height based'.X8]&gt;0;&quot;[&quot; &amp; ['height based'.X$1]&amp; &quot;,&quot; &amp; SUBSTITUTE(TEXT(['height based'.X8];&quot;#0,#&quot;);&quot;,&quot;;&quot;.&quot;)&amp;&quot;] ,&quot;;&quot;&quot;)&amp;[.Y8]">
            <text:p/>
          </table:table-cell>
          <table:table-cell table:style-name="ce15" table:formula="of:=IF(['height based'.Y8]&gt;0;&quot;[&quot; &amp; ['height based'.Y$1]&amp; &quot;,&quot; &amp; SUBSTITUTE(TEXT(['height based'.Y8];&quot;#0,#&quot;);&quot;,&quot;;&quot;.&quot;)&amp;&quot;] ,&quot;;&quot;&quot;)&amp;[.Z8]">
            <text:p/>
          </table:table-cell>
          <table:table-cell table:style-name="ce15" table:formula="of:=IF(['height based'.Z8]&gt;0;&quot;[&quot; &amp; ['height based'.Z$1]&amp; &quot;,&quot; &amp; SUBSTITUTE(TEXT(['height based'.Z8];&quot;#0,#&quot;);&quot;,&quot;;&quot;.&quot;)&amp;&quot;] ,&quot;;&quot;&quot;)&amp;[.AA8]">
            <text:p/>
          </table:table-cell>
          <table:table-cell table:style-name="ce15" table:formula="of:=IF(['height based'.AA8]&gt;0;&quot;[&quot; &amp; ['height based'.AA$1]&amp; &quot;,&quot; &amp; SUBSTITUTE(TEXT(['height based'.AA8];&quot;#0,#&quot;);&quot;,&quot;;&quot;.&quot;)&amp;&quot;] ,&quot;;&quot;&quot;)&amp;[.AB8]">
            <text:p/>
          </table:table-cell>
          <table:table-cell table:style-name="ce15" table:formula="of:=IF(['height based'.AB8]&gt;0;&quot;[&quot; &amp; ['height based'.AB$1]&amp; &quot;,&quot; &amp; SUBSTITUTE(TEXT(['height based'.AB8];&quot;#0,#&quot;);&quot;,&quot;;&quot;.&quot;)&amp;&quot;] ,&quot;;&quot;&quot;)&amp;[.AC8]">
            <text:p/>
          </table:table-cell>
          <table:table-cell table:style-name="ce15" table:formula="of:=IF(['height based'.AC8]&gt;0;&quot;[&quot; &amp; ['height based'.AC$1]&amp; &quot;,&quot; &amp; SUBSTITUTE(TEXT(['height based'.AC8];&quot;#0,#&quot;);&quot;,&quot;;&quot;.&quot;)&amp;&quot;] ,&quot;;&quot;&quot;)&amp;[.AD8]">
            <text:p/>
          </table:table-cell>
          <table:table-cell table:style-name="ce15" table:formula="of:=IF(['height based'.AD8]&gt;0;&quot;[&quot; &amp; ['height based'.AD$1]&amp; &quot;,&quot; &amp; SUBSTITUTE(TEXT(['height based'.AD8];&quot;#0,#&quot;);&quot;,&quot;;&quot;.&quot;)&amp;&quot;] ,&quot;;&quot;&quot;)&amp;[.AE8]">
            <text:p/>
          </table:table-cell>
          <table:table-cell table:style-name="ce15" table:formula="of:=IF(['height based'.AE8]&gt;0;&quot;[&quot; &amp; ['height based'.AE$1]&amp; &quot;,&quot; &amp; SUBSTITUTE(TEXT(['height based'.AE8];&quot;#0,#&quot;);&quot;,&quot;;&quot;.&quot;)&amp;&quot;] ,&quot;;&quot;&quot;)&amp;[.AF8]">
            <text:p/>
          </table:table-cell>
          <table:table-cell table:style-name="ce15" table:formula="of:=IF(['height based'.AF8]&gt;0;&quot;[&quot; &amp; ['height based'.AF$1]&amp; &quot;,&quot; &amp; SUBSTITUTE(TEXT(['height based'.AF8];&quot;#0,#&quot;);&quot;,&quot;;&quot;.&quot;)&amp;&quot;] ,&quot;;&quot;&quot;)&amp;[.AG8]">
            <text:p/>
          </table:table-cell>
          <table:table-cell table:style-name="ce15" table:formula="of:=IF(['height based'.AG8]&gt;0;&quot;[&quot; &amp; ['height based'.AG$1]&amp; &quot;,&quot; &amp; SUBSTITUTE(TEXT(['height based'.AG8];&quot;#0,#&quot;);&quot;,&quot;;&quot;.&quot;)&amp;&quot;] ,&quot;;&quot;&quot;)&amp;[.AH8]">
            <text:p/>
          </table:table-cell>
        </table:table-row>
        <table:table-row table:style-name="ro1">
          <table:table-cell table:formula="of:=IF(['height based'.B9]&lt;&gt;&quot;&quot;;['height based concatenate'.C9]&amp;&quot;= {};&quot;;&quot;&quot;)">
            <text:p/>
          </table:table-cell>
          <table:table-cell table:formula="of:=IF(['height based'.C9]=&quot;&quot;;&quot;&quot;;['height based concatenate'.C9]&amp;&quot;.&quot;&amp;['height based'.C9]&amp;&quot; = [&quot; &amp; ['height based concatenate'.D9]&amp;&quot;];&quot;)">
            <text:p/>
          </table:table-cell>
          <table:table-cell table:formula="of:=IF(['height based'.B9]&lt;&gt;&quot;&quot;;['height based'.$B$1]&amp;&quot;.&quot;&amp;['height based'.B9];[.C8])" office:value-type="string" office:string-value="amd_stats.f.wh">
            <text:p>amd_stats.f.wh</text:p>
          </table:table-cell>
          <table:table-cell table:style-name="ce15" table:formula="of:=IF(['height based'.D9]&gt;0;&quot;[&quot; &amp; ['height based'.D$1]&amp; &quot;,&quot; &amp; SUBSTITUTE(TEXT(['height based'.D9];&quot;#0,#&quot;);&quot;,&quot;;&quot;.&quot;)&amp;&quot;] ,&quot;;&quot;&quot;)&amp;[.E9]">
            <text:p/>
          </table:table-cell>
          <table:table-cell table:style-name="ce15" table:formula="of:=IF(['height based'.E9]&gt;0;&quot;[&quot; &amp; ['height based'.E$1]&amp; &quot;,&quot; &amp; SUBSTITUTE(TEXT(['height based'.E9];&quot;#0,#&quot;);&quot;,&quot;;&quot;.&quot;)&amp;&quot;] ,&quot;;&quot;&quot;)&amp;[.F9]">
            <text:p/>
          </table:table-cell>
          <table:table-cell table:style-name="ce15" table:formula="of:=IF(['height based'.F9]&gt;0;&quot;[&quot; &amp; ['height based'.F$1]&amp; &quot;,&quot; &amp; SUBSTITUTE(TEXT(['height based'.F9];&quot;#0,#&quot;);&quot;,&quot;;&quot;.&quot;)&amp;&quot;] ,&quot;;&quot;&quot;)&amp;[.G9]">
            <text:p/>
          </table:table-cell>
          <table:table-cell table:style-name="ce15" table:formula="of:=IF(['height based'.G9]&gt;0;&quot;[&quot; &amp; ['height based'.G$1]&amp; &quot;,&quot; &amp; SUBSTITUTE(TEXT(['height based'.G9];&quot;#0,#&quot;);&quot;,&quot;;&quot;.&quot;)&amp;&quot;] ,&quot;;&quot;&quot;)&amp;[.H9]">
            <text:p/>
          </table:table-cell>
          <table:table-cell table:style-name="ce15" table:formula="of:=IF(['height based'.H9]&gt;0;&quot;[&quot; &amp; ['height based'.H$1]&amp; &quot;,&quot; &amp; SUBSTITUTE(TEXT(['height based'.H9];&quot;#0,#&quot;);&quot;,&quot;;&quot;.&quot;)&amp;&quot;] ,&quot;;&quot;&quot;)&amp;[.I9]">
            <text:p/>
          </table:table-cell>
          <table:table-cell table:style-name="ce15" table:formula="of:=IF(['height based'.I9]&gt;0;&quot;[&quot; &amp; ['height based'.I$1]&amp; &quot;,&quot; &amp; SUBSTITUTE(TEXT(['height based'.I9];&quot;#0,#&quot;);&quot;,&quot;;&quot;.&quot;)&amp;&quot;] ,&quot;;&quot;&quot;)&amp;[.J9]">
            <text:p/>
          </table:table-cell>
          <table:table-cell table:style-name="ce15" table:formula="of:=IF(['height based'.J9]&gt;0;&quot;[&quot; &amp; ['height based'.J$1]&amp; &quot;,&quot; &amp; SUBSTITUTE(TEXT(['height based'.J9];&quot;#0,#&quot;);&quot;,&quot;;&quot;.&quot;)&amp;&quot;] ,&quot;;&quot;&quot;)&amp;[.K9]">
            <text:p/>
          </table:table-cell>
          <table:table-cell table:style-name="ce15" table:formula="of:=IF(['height based'.K9]&gt;0;&quot;[&quot; &amp; ['height based'.K$1]&amp; &quot;,&quot; &amp; SUBSTITUTE(TEXT(['height based'.K9];&quot;#0,#&quot;);&quot;,&quot;;&quot;.&quot;)&amp;&quot;] ,&quot;;&quot;&quot;)&amp;[.L9]">
            <text:p/>
          </table:table-cell>
          <table:table-cell table:style-name="ce15" table:formula="of:=IF(['height based'.L9]&gt;0;&quot;[&quot; &amp; ['height based'.L$1]&amp; &quot;,&quot; &amp; SUBSTITUTE(TEXT(['height based'.L9];&quot;#0,#&quot;);&quot;,&quot;;&quot;.&quot;)&amp;&quot;] ,&quot;;&quot;&quot;)&amp;[.M9]">
            <text:p/>
          </table:table-cell>
          <table:table-cell table:style-name="ce15" table:formula="of:=IF(['height based'.M9]&gt;0;&quot;[&quot; &amp; ['height based'.M$1]&amp; &quot;,&quot; &amp; SUBSTITUTE(TEXT(['height based'.M9];&quot;#0,#&quot;);&quot;,&quot;;&quot;.&quot;)&amp;&quot;] ,&quot;;&quot;&quot;)&amp;[.N9]">
            <text:p/>
          </table:table-cell>
          <table:table-cell table:style-name="ce15" table:formula="of:=IF(['height based'.N9]&gt;0;&quot;[&quot; &amp; ['height based'.N$1]&amp; &quot;,&quot; &amp; SUBSTITUTE(TEXT(['height based'.N9];&quot;#0,#&quot;);&quot;,&quot;;&quot;.&quot;)&amp;&quot;] ,&quot;;&quot;&quot;)&amp;[.O9]">
            <text:p/>
          </table:table-cell>
          <table:table-cell table:style-name="ce15" table:formula="of:=IF(['height based'.O9]&gt;0;&quot;[&quot; &amp; ['height based'.O$1]&amp; &quot;,&quot; &amp; SUBSTITUTE(TEXT(['height based'.O9];&quot;#0,#&quot;);&quot;,&quot;;&quot;.&quot;)&amp;&quot;] ,&quot;;&quot;&quot;)&amp;[.P9]">
            <text:p/>
          </table:table-cell>
          <table:table-cell table:style-name="ce15" table:formula="of:=IF(['height based'.P9]&gt;0;&quot;[&quot; &amp; ['height based'.P$1]&amp; &quot;,&quot; &amp; SUBSTITUTE(TEXT(['height based'.P9];&quot;#0,#&quot;);&quot;,&quot;;&quot;.&quot;)&amp;&quot;] ,&quot;;&quot;&quot;)&amp;[.Q9]">
            <text:p/>
          </table:table-cell>
          <table:table-cell table:style-name="ce15" table:formula="of:=IF(['height based'.Q9]&gt;0;&quot;[&quot; &amp; ['height based'.Q$1]&amp; &quot;,&quot; &amp; SUBSTITUTE(TEXT(['height based'.Q9];&quot;#0,#&quot;);&quot;,&quot;;&quot;.&quot;)&amp;&quot;] ,&quot;;&quot;&quot;)&amp;[.R9]">
            <text:p/>
          </table:table-cell>
          <table:table-cell table:style-name="ce15" table:formula="of:=IF(['height based'.R9]&gt;0;&quot;[&quot; &amp; ['height based'.R$1]&amp; &quot;,&quot; &amp; SUBSTITUTE(TEXT(['height based'.R9];&quot;#0,#&quot;);&quot;,&quot;;&quot;.&quot;)&amp;&quot;] ,&quot;;&quot;&quot;)&amp;[.S9]">
            <text:p/>
          </table:table-cell>
          <table:table-cell table:style-name="ce15" table:formula="of:=IF(['height based'.S9]&gt;0;&quot;[&quot; &amp; ['height based'.S$1]&amp; &quot;,&quot; &amp; SUBSTITUTE(TEXT(['height based'.S9];&quot;#0,#&quot;);&quot;,&quot;;&quot;.&quot;)&amp;&quot;] ,&quot;;&quot;&quot;)&amp;[.T9]">
            <text:p/>
          </table:table-cell>
          <table:table-cell table:style-name="ce15" table:formula="of:=IF(['height based'.T9]&gt;0;&quot;[&quot; &amp; ['height based'.T$1]&amp; &quot;,&quot; &amp; SUBSTITUTE(TEXT(['height based'.T9];&quot;#0,#&quot;);&quot;,&quot;;&quot;.&quot;)&amp;&quot;] ,&quot;;&quot;&quot;)&amp;[.U9]">
            <text:p/>
          </table:table-cell>
          <table:table-cell table:style-name="ce15" table:formula="of:=IF(['height based'.U9]&gt;0;&quot;[&quot; &amp; ['height based'.U$1]&amp; &quot;,&quot; &amp; SUBSTITUTE(TEXT(['height based'.U9];&quot;#0,#&quot;);&quot;,&quot;;&quot;.&quot;)&amp;&quot;] ,&quot;;&quot;&quot;)&amp;[.V9]">
            <text:p/>
          </table:table-cell>
          <table:table-cell table:style-name="ce15" table:formula="of:=IF(['height based'.V9]&gt;0;&quot;[&quot; &amp; ['height based'.V$1]&amp; &quot;,&quot; &amp; SUBSTITUTE(TEXT(['height based'.V9];&quot;#0,#&quot;);&quot;,&quot;;&quot;.&quot;)&amp;&quot;] ,&quot;;&quot;&quot;)&amp;[.W9]">
            <text:p/>
          </table:table-cell>
          <table:table-cell table:style-name="ce15" table:formula="of:=IF(['height based'.W9]&gt;0;&quot;[&quot; &amp; ['height based'.W$1]&amp; &quot;,&quot; &amp; SUBSTITUTE(TEXT(['height based'.W9];&quot;#0,#&quot;);&quot;,&quot;;&quot;.&quot;)&amp;&quot;] ,&quot;;&quot;&quot;)&amp;[.X9]">
            <text:p/>
          </table:table-cell>
          <table:table-cell table:style-name="ce15" table:formula="of:=IF(['height based'.X9]&gt;0;&quot;[&quot; &amp; ['height based'.X$1]&amp; &quot;,&quot; &amp; SUBSTITUTE(TEXT(['height based'.X9];&quot;#0,#&quot;);&quot;,&quot;;&quot;.&quot;)&amp;&quot;] ,&quot;;&quot;&quot;)&amp;[.Y9]">
            <text:p/>
          </table:table-cell>
          <table:table-cell table:style-name="ce15" table:formula="of:=IF(['height based'.Y9]&gt;0;&quot;[&quot; &amp; ['height based'.Y$1]&amp; &quot;,&quot; &amp; SUBSTITUTE(TEXT(['height based'.Y9];&quot;#0,#&quot;);&quot;,&quot;;&quot;.&quot;)&amp;&quot;] ,&quot;;&quot;&quot;)&amp;[.Z9]">
            <text:p/>
          </table:table-cell>
          <table:table-cell table:style-name="ce15" table:formula="of:=IF(['height based'.Z9]&gt;0;&quot;[&quot; &amp; ['height based'.Z$1]&amp; &quot;,&quot; &amp; SUBSTITUTE(TEXT(['height based'.Z9];&quot;#0,#&quot;);&quot;,&quot;;&quot;.&quot;)&amp;&quot;] ,&quot;;&quot;&quot;)&amp;[.AA9]">
            <text:p/>
          </table:table-cell>
          <table:table-cell table:style-name="ce15" table:formula="of:=IF(['height based'.AA9]&gt;0;&quot;[&quot; &amp; ['height based'.AA$1]&amp; &quot;,&quot; &amp; SUBSTITUTE(TEXT(['height based'.AA9];&quot;#0,#&quot;);&quot;,&quot;;&quot;.&quot;)&amp;&quot;] ,&quot;;&quot;&quot;)&amp;[.AB9]">
            <text:p/>
          </table:table-cell>
          <table:table-cell table:style-name="ce15" table:formula="of:=IF(['height based'.AB9]&gt;0;&quot;[&quot; &amp; ['height based'.AB$1]&amp; &quot;,&quot; &amp; SUBSTITUTE(TEXT(['height based'.AB9];&quot;#0,#&quot;);&quot;,&quot;;&quot;.&quot;)&amp;&quot;] ,&quot;;&quot;&quot;)&amp;[.AC9]">
            <text:p/>
          </table:table-cell>
          <table:table-cell table:style-name="ce15" table:formula="of:=IF(['height based'.AC9]&gt;0;&quot;[&quot; &amp; ['height based'.AC$1]&amp; &quot;,&quot; &amp; SUBSTITUTE(TEXT(['height based'.AC9];&quot;#0,#&quot;);&quot;,&quot;;&quot;.&quot;)&amp;&quot;] ,&quot;;&quot;&quot;)&amp;[.AD9]">
            <text:p/>
          </table:table-cell>
          <table:table-cell table:style-name="ce15" table:formula="of:=IF(['height based'.AD9]&gt;0;&quot;[&quot; &amp; ['height based'.AD$1]&amp; &quot;,&quot; &amp; SUBSTITUTE(TEXT(['height based'.AD9];&quot;#0,#&quot;);&quot;,&quot;;&quot;.&quot;)&amp;&quot;] ,&quot;;&quot;&quot;)&amp;[.AE9]">
            <text:p/>
          </table:table-cell>
          <table:table-cell table:style-name="ce15" table:formula="of:=IF(['height based'.AE9]&gt;0;&quot;[&quot; &amp; ['height based'.AE$1]&amp; &quot;,&quot; &amp; SUBSTITUTE(TEXT(['height based'.AE9];&quot;#0,#&quot;);&quot;,&quot;;&quot;.&quot;)&amp;&quot;] ,&quot;;&quot;&quot;)&amp;[.AF9]">
            <text:p/>
          </table:table-cell>
          <table:table-cell table:style-name="ce15" table:formula="of:=IF(['height based'.AF9]&gt;0;&quot;[&quot; &amp; ['height based'.AF$1]&amp; &quot;,&quot; &amp; SUBSTITUTE(TEXT(['height based'.AF9];&quot;#0,#&quot;);&quot;,&quot;;&quot;.&quot;)&amp;&quot;] ,&quot;;&quot;&quot;)&amp;[.AG9]">
            <text:p/>
          </table:table-cell>
          <table:table-cell table:style-name="ce15" table:formula="of:=IF(['height based'.AG9]&gt;0;&quot;[&quot; &amp; ['height based'.AG$1]&amp; &quot;,&quot; &amp; SUBSTITUTE(TEXT(['height based'.AG9];&quot;#0,#&quot;);&quot;,&quot;;&quot;.&quot;)&amp;&quot;] ,&quot;;&quot;&quot;)&amp;[.AH9]">
            <text:p/>
          </table:table-cell>
        </table:table-row>
        <table:table-row table:style-name="ro1">
          <table:table-cell table:formula="of:=IF(['height based'.B10]&lt;&gt;&quot;&quot;;['height based concatenate'.C10]&amp;&quot;= {};&quot;;&quot;&quot;)">
            <text:p/>
          </table:table-cell>
          <table:table-cell table:formula="of:=IF(['height based'.C10]=&quot;&quot;;&quot;&quot;;['height based concatenate'.C10]&amp;&quot;.&quot;&amp;['height based'.C10]&amp;&quot; = [&quot; &amp; ['height based concatenate'.D10]&amp;&quot;];&quot;)">
            <text:p/>
          </table:table-cell>
          <table:table-cell table:formula="of:=IF(['height based'.B10]&lt;&gt;&quot;&quot;;['height based'.$B$1]&amp;&quot;.&quot;&amp;['height based'.B10];[.C9])" office:value-type="string" office:string-value="amd_stats.f.wh">
            <text:p>amd_stats.f.wh</text:p>
          </table:table-cell>
          <table:table-cell table:style-name="ce15" table:formula="of:=IF(['height based'.D10]&gt;0;&quot;[&quot; &amp; ['height based'.D$1]&amp; &quot;,&quot; &amp; SUBSTITUTE(TEXT(['height based'.D10];&quot;#0,#&quot;);&quot;,&quot;;&quot;.&quot;)&amp;&quot;] ,&quot;;&quot;&quot;)&amp;[.E10]">
            <text:p/>
          </table:table-cell>
          <table:table-cell table:style-name="ce15" table:formula="of:=IF(['height based'.E10]&gt;0;&quot;[&quot; &amp; ['height based'.E$1]&amp; &quot;,&quot; &amp; SUBSTITUTE(TEXT(['height based'.E10];&quot;#0,#&quot;);&quot;,&quot;;&quot;.&quot;)&amp;&quot;] ,&quot;;&quot;&quot;)&amp;[.F10]">
            <text:p/>
          </table:table-cell>
          <table:table-cell table:style-name="ce15" table:formula="of:=IF(['height based'.F10]&gt;0;&quot;[&quot; &amp; ['height based'.F$1]&amp; &quot;,&quot; &amp; SUBSTITUTE(TEXT(['height based'.F10];&quot;#0,#&quot;);&quot;,&quot;;&quot;.&quot;)&amp;&quot;] ,&quot;;&quot;&quot;)&amp;[.G10]">
            <text:p/>
          </table:table-cell>
          <table:table-cell table:style-name="ce15" table:formula="of:=IF(['height based'.G10]&gt;0;&quot;[&quot; &amp; ['height based'.G$1]&amp; &quot;,&quot; &amp; SUBSTITUTE(TEXT(['height based'.G10];&quot;#0,#&quot;);&quot;,&quot;;&quot;.&quot;)&amp;&quot;] ,&quot;;&quot;&quot;)&amp;[.H10]">
            <text:p/>
          </table:table-cell>
          <table:table-cell table:style-name="ce15" table:formula="of:=IF(['height based'.H10]&gt;0;&quot;[&quot; &amp; ['height based'.H$1]&amp; &quot;,&quot; &amp; SUBSTITUTE(TEXT(['height based'.H10];&quot;#0,#&quot;);&quot;,&quot;;&quot;.&quot;)&amp;&quot;] ,&quot;;&quot;&quot;)&amp;[.I10]">
            <text:p/>
          </table:table-cell>
          <table:table-cell table:style-name="ce15" table:formula="of:=IF(['height based'.I10]&gt;0;&quot;[&quot; &amp; ['height based'.I$1]&amp; &quot;,&quot; &amp; SUBSTITUTE(TEXT(['height based'.I10];&quot;#0,#&quot;);&quot;,&quot;;&quot;.&quot;)&amp;&quot;] ,&quot;;&quot;&quot;)&amp;[.J10]">
            <text:p/>
          </table:table-cell>
          <table:table-cell table:style-name="ce15" table:formula="of:=IF(['height based'.J10]&gt;0;&quot;[&quot; &amp; ['height based'.J$1]&amp; &quot;,&quot; &amp; SUBSTITUTE(TEXT(['height based'.J10];&quot;#0,#&quot;);&quot;,&quot;;&quot;.&quot;)&amp;&quot;] ,&quot;;&quot;&quot;)&amp;[.K10]">
            <text:p/>
          </table:table-cell>
          <table:table-cell table:style-name="ce15" table:formula="of:=IF(['height based'.K10]&gt;0;&quot;[&quot; &amp; ['height based'.K$1]&amp; &quot;,&quot; &amp; SUBSTITUTE(TEXT(['height based'.K10];&quot;#0,#&quot;);&quot;,&quot;;&quot;.&quot;)&amp;&quot;] ,&quot;;&quot;&quot;)&amp;[.L10]">
            <text:p/>
          </table:table-cell>
          <table:table-cell table:style-name="ce15" table:formula="of:=IF(['height based'.L10]&gt;0;&quot;[&quot; &amp; ['height based'.L$1]&amp; &quot;,&quot; &amp; SUBSTITUTE(TEXT(['height based'.L10];&quot;#0,#&quot;);&quot;,&quot;;&quot;.&quot;)&amp;&quot;] ,&quot;;&quot;&quot;)&amp;[.M10]">
            <text:p/>
          </table:table-cell>
          <table:table-cell table:style-name="ce15" table:formula="of:=IF(['height based'.M10]&gt;0;&quot;[&quot; &amp; ['height based'.M$1]&amp; &quot;,&quot; &amp; SUBSTITUTE(TEXT(['height based'.M10];&quot;#0,#&quot;);&quot;,&quot;;&quot;.&quot;)&amp;&quot;] ,&quot;;&quot;&quot;)&amp;[.N10]">
            <text:p/>
          </table:table-cell>
          <table:table-cell table:style-name="ce15" table:formula="of:=IF(['height based'.N10]&gt;0;&quot;[&quot; &amp; ['height based'.N$1]&amp; &quot;,&quot; &amp; SUBSTITUTE(TEXT(['height based'.N10];&quot;#0,#&quot;);&quot;,&quot;;&quot;.&quot;)&amp;&quot;] ,&quot;;&quot;&quot;)&amp;[.O10]">
            <text:p/>
          </table:table-cell>
          <table:table-cell table:style-name="ce15" table:formula="of:=IF(['height based'.O10]&gt;0;&quot;[&quot; &amp; ['height based'.O$1]&amp; &quot;,&quot; &amp; SUBSTITUTE(TEXT(['height based'.O10];&quot;#0,#&quot;);&quot;,&quot;;&quot;.&quot;)&amp;&quot;] ,&quot;;&quot;&quot;)&amp;[.P10]">
            <text:p/>
          </table:table-cell>
          <table:table-cell table:style-name="ce15" table:formula="of:=IF(['height based'.P10]&gt;0;&quot;[&quot; &amp; ['height based'.P$1]&amp; &quot;,&quot; &amp; SUBSTITUTE(TEXT(['height based'.P10];&quot;#0,#&quot;);&quot;,&quot;;&quot;.&quot;)&amp;&quot;] ,&quot;;&quot;&quot;)&amp;[.Q10]">
            <text:p/>
          </table:table-cell>
          <table:table-cell table:style-name="ce15" table:formula="of:=IF(['height based'.Q10]&gt;0;&quot;[&quot; &amp; ['height based'.Q$1]&amp; &quot;,&quot; &amp; SUBSTITUTE(TEXT(['height based'.Q10];&quot;#0,#&quot;);&quot;,&quot;;&quot;.&quot;)&amp;&quot;] ,&quot;;&quot;&quot;)&amp;[.R10]">
            <text:p/>
          </table:table-cell>
          <table:table-cell table:style-name="ce15" table:formula="of:=IF(['height based'.R10]&gt;0;&quot;[&quot; &amp; ['height based'.R$1]&amp; &quot;,&quot; &amp; SUBSTITUTE(TEXT(['height based'.R10];&quot;#0,#&quot;);&quot;,&quot;;&quot;.&quot;)&amp;&quot;] ,&quot;;&quot;&quot;)&amp;[.S10]">
            <text:p/>
          </table:table-cell>
          <table:table-cell table:style-name="ce15" table:formula="of:=IF(['height based'.S10]&gt;0;&quot;[&quot; &amp; ['height based'.S$1]&amp; &quot;,&quot; &amp; SUBSTITUTE(TEXT(['height based'.S10];&quot;#0,#&quot;);&quot;,&quot;;&quot;.&quot;)&amp;&quot;] ,&quot;;&quot;&quot;)&amp;[.T10]">
            <text:p/>
          </table:table-cell>
          <table:table-cell table:style-name="ce15" table:formula="of:=IF(['height based'.T10]&gt;0;&quot;[&quot; &amp; ['height based'.T$1]&amp; &quot;,&quot; &amp; SUBSTITUTE(TEXT(['height based'.T10];&quot;#0,#&quot;);&quot;,&quot;;&quot;.&quot;)&amp;&quot;] ,&quot;;&quot;&quot;)&amp;[.U10]">
            <text:p/>
          </table:table-cell>
          <table:table-cell table:style-name="ce15" table:formula="of:=IF(['height based'.U10]&gt;0;&quot;[&quot; &amp; ['height based'.U$1]&amp; &quot;,&quot; &amp; SUBSTITUTE(TEXT(['height based'.U10];&quot;#0,#&quot;);&quot;,&quot;;&quot;.&quot;)&amp;&quot;] ,&quot;;&quot;&quot;)&amp;[.V10]">
            <text:p/>
          </table:table-cell>
          <table:table-cell table:style-name="ce15" table:formula="of:=IF(['height based'.V10]&gt;0;&quot;[&quot; &amp; ['height based'.V$1]&amp; &quot;,&quot; &amp; SUBSTITUTE(TEXT(['height based'.V10];&quot;#0,#&quot;);&quot;,&quot;;&quot;.&quot;)&amp;&quot;] ,&quot;;&quot;&quot;)&amp;[.W10]">
            <text:p/>
          </table:table-cell>
          <table:table-cell table:style-name="ce15" table:formula="of:=IF(['height based'.W10]&gt;0;&quot;[&quot; &amp; ['height based'.W$1]&amp; &quot;,&quot; &amp; SUBSTITUTE(TEXT(['height based'.W10];&quot;#0,#&quot;);&quot;,&quot;;&quot;.&quot;)&amp;&quot;] ,&quot;;&quot;&quot;)&amp;[.X10]">
            <text:p/>
          </table:table-cell>
          <table:table-cell table:style-name="ce15" table:formula="of:=IF(['height based'.X10]&gt;0;&quot;[&quot; &amp; ['height based'.X$1]&amp; &quot;,&quot; &amp; SUBSTITUTE(TEXT(['height based'.X10];&quot;#0,#&quot;);&quot;,&quot;;&quot;.&quot;)&amp;&quot;] ,&quot;;&quot;&quot;)&amp;[.Y10]">
            <text:p/>
          </table:table-cell>
          <table:table-cell table:style-name="ce15" table:formula="of:=IF(['height based'.Y10]&gt;0;&quot;[&quot; &amp; ['height based'.Y$1]&amp; &quot;,&quot; &amp; SUBSTITUTE(TEXT(['height based'.Y10];&quot;#0,#&quot;);&quot;,&quot;;&quot;.&quot;)&amp;&quot;] ,&quot;;&quot;&quot;)&amp;[.Z10]">
            <text:p/>
          </table:table-cell>
          <table:table-cell table:style-name="ce15" table:formula="of:=IF(['height based'.Z10]&gt;0;&quot;[&quot; &amp; ['height based'.Z$1]&amp; &quot;,&quot; &amp; SUBSTITUTE(TEXT(['height based'.Z10];&quot;#0,#&quot;);&quot;,&quot;;&quot;.&quot;)&amp;&quot;] ,&quot;;&quot;&quot;)&amp;[.AA10]">
            <text:p/>
          </table:table-cell>
          <table:table-cell table:style-name="ce15" table:formula="of:=IF(['height based'.AA10]&gt;0;&quot;[&quot; &amp; ['height based'.AA$1]&amp; &quot;,&quot; &amp; SUBSTITUTE(TEXT(['height based'.AA10];&quot;#0,#&quot;);&quot;,&quot;;&quot;.&quot;)&amp;&quot;] ,&quot;;&quot;&quot;)&amp;[.AB10]">
            <text:p/>
          </table:table-cell>
          <table:table-cell table:style-name="ce15" table:formula="of:=IF(['height based'.AB10]&gt;0;&quot;[&quot; &amp; ['height based'.AB$1]&amp; &quot;,&quot; &amp; SUBSTITUTE(TEXT(['height based'.AB10];&quot;#0,#&quot;);&quot;,&quot;;&quot;.&quot;)&amp;&quot;] ,&quot;;&quot;&quot;)&amp;[.AC10]">
            <text:p/>
          </table:table-cell>
          <table:table-cell table:style-name="ce15" table:formula="of:=IF(['height based'.AC10]&gt;0;&quot;[&quot; &amp; ['height based'.AC$1]&amp; &quot;,&quot; &amp; SUBSTITUTE(TEXT(['height based'.AC10];&quot;#0,#&quot;);&quot;,&quot;;&quot;.&quot;)&amp;&quot;] ,&quot;;&quot;&quot;)&amp;[.AD10]">
            <text:p/>
          </table:table-cell>
          <table:table-cell table:style-name="ce15" table:formula="of:=IF(['height based'.AD10]&gt;0;&quot;[&quot; &amp; ['height based'.AD$1]&amp; &quot;,&quot; &amp; SUBSTITUTE(TEXT(['height based'.AD10];&quot;#0,#&quot;);&quot;,&quot;;&quot;.&quot;)&amp;&quot;] ,&quot;;&quot;&quot;)&amp;[.AE10]">
            <text:p/>
          </table:table-cell>
          <table:table-cell table:style-name="ce15" table:formula="of:=IF(['height based'.AE10]&gt;0;&quot;[&quot; &amp; ['height based'.AE$1]&amp; &quot;,&quot; &amp; SUBSTITUTE(TEXT(['height based'.AE10];&quot;#0,#&quot;);&quot;,&quot;;&quot;.&quot;)&amp;&quot;] ,&quot;;&quot;&quot;)&amp;[.AF10]">
            <text:p/>
          </table:table-cell>
          <table:table-cell table:style-name="ce15" table:formula="of:=IF(['height based'.AF10]&gt;0;&quot;[&quot; &amp; ['height based'.AF$1]&amp; &quot;,&quot; &amp; SUBSTITUTE(TEXT(['height based'.AF10];&quot;#0,#&quot;);&quot;,&quot;;&quot;.&quot;)&amp;&quot;] ,&quot;;&quot;&quot;)&amp;[.AG10]">
            <text:p/>
          </table:table-cell>
          <table:table-cell table:style-name="ce15" table:formula="of:=IF(['height based'.AG10]&gt;0;&quot;[&quot; &amp; ['height based'.AG$1]&amp; &quot;,&quot; &amp; SUBSTITUTE(TEXT(['height based'.AG10];&quot;#0,#&quot;);&quot;,&quot;;&quot;.&quot;)&amp;&quot;] ,&quot;;&quot;&quot;)&amp;[.AH10]">
            <text:p/>
          </table:table-cell>
        </table:table-row>
        <table:table-row table:style-name="ro1">
          <table:table-cell table:formula="of:=IF(['height based'.B11]&lt;&gt;&quot;&quot;;['height based concatenate'.C11]&amp;&quot;= {};&quot;;&quot;&quot;)">
            <text:p/>
          </table:table-cell>
          <table:table-cell table:formula="of:=IF(['height based'.C11]=&quot;&quot;;&quot;&quot;;['height based concatenate'.C11]&amp;&quot;.&quot;&amp;['height based'.C11]&amp;&quot; = [&quot; &amp; ['height based concatenate'.D11]&amp;&quot;];&quot;)">
            <text:p/>
          </table:table-cell>
          <table:table-cell table:formula="of:=IF(['height based'.B11]&lt;&gt;&quot;&quot;;['height based'.$B$1]&amp;&quot;.&quot;&amp;['height based'.B11];[.C10])" office:value-type="string" office:string-value="amd_stats.f.wh">
            <text:p>amd_stats.f.wh</text:p>
          </table:table-cell>
          <table:table-cell table:style-name="ce15" table:formula="of:=IF(['height based'.D11]&gt;0;&quot;[&quot; &amp; ['height based'.D$1]&amp; &quot;,&quot; &amp; SUBSTITUTE(TEXT(['height based'.D11];&quot;#0,#&quot;);&quot;,&quot;;&quot;.&quot;)&amp;&quot;] ,&quot;;&quot;&quot;)&amp;[.E11]">
            <text:p/>
          </table:table-cell>
          <table:table-cell table:style-name="ce15" table:formula="of:=IF(['height based'.E11]&gt;0;&quot;[&quot; &amp; ['height based'.E$1]&amp; &quot;,&quot; &amp; SUBSTITUTE(TEXT(['height based'.E11];&quot;#0,#&quot;);&quot;,&quot;;&quot;.&quot;)&amp;&quot;] ,&quot;;&quot;&quot;)&amp;[.F11]">
            <text:p/>
          </table:table-cell>
          <table:table-cell table:style-name="ce15" table:formula="of:=IF(['height based'.F11]&gt;0;&quot;[&quot; &amp; ['height based'.F$1]&amp; &quot;,&quot; &amp; SUBSTITUTE(TEXT(['height based'.F11];&quot;#0,#&quot;);&quot;,&quot;;&quot;.&quot;)&amp;&quot;] ,&quot;;&quot;&quot;)&amp;[.G11]">
            <text:p/>
          </table:table-cell>
          <table:table-cell table:style-name="ce15" table:formula="of:=IF(['height based'.G11]&gt;0;&quot;[&quot; &amp; ['height based'.G$1]&amp; &quot;,&quot; &amp; SUBSTITUTE(TEXT(['height based'.G11];&quot;#0,#&quot;);&quot;,&quot;;&quot;.&quot;)&amp;&quot;] ,&quot;;&quot;&quot;)&amp;[.H11]">
            <text:p/>
          </table:table-cell>
          <table:table-cell table:style-name="ce15" table:formula="of:=IF(['height based'.H11]&gt;0;&quot;[&quot; &amp; ['height based'.H$1]&amp; &quot;,&quot; &amp; SUBSTITUTE(TEXT(['height based'.H11];&quot;#0,#&quot;);&quot;,&quot;;&quot;.&quot;)&amp;&quot;] ,&quot;;&quot;&quot;)&amp;[.I11]">
            <text:p/>
          </table:table-cell>
          <table:table-cell table:style-name="ce15" table:formula="of:=IF(['height based'.I11]&gt;0;&quot;[&quot; &amp; ['height based'.I$1]&amp; &quot;,&quot; &amp; SUBSTITUTE(TEXT(['height based'.I11];&quot;#0,#&quot;);&quot;,&quot;;&quot;.&quot;)&amp;&quot;] ,&quot;;&quot;&quot;)&amp;[.J11]">
            <text:p/>
          </table:table-cell>
          <table:table-cell table:style-name="ce15" table:formula="of:=IF(['height based'.J11]&gt;0;&quot;[&quot; &amp; ['height based'.J$1]&amp; &quot;,&quot; &amp; SUBSTITUTE(TEXT(['height based'.J11];&quot;#0,#&quot;);&quot;,&quot;;&quot;.&quot;)&amp;&quot;] ,&quot;;&quot;&quot;)&amp;[.K11]">
            <text:p/>
          </table:table-cell>
          <table:table-cell table:style-name="ce15" table:formula="of:=IF(['height based'.K11]&gt;0;&quot;[&quot; &amp; ['height based'.K$1]&amp; &quot;,&quot; &amp; SUBSTITUTE(TEXT(['height based'.K11];&quot;#0,#&quot;);&quot;,&quot;;&quot;.&quot;)&amp;&quot;] ,&quot;;&quot;&quot;)&amp;[.L11]">
            <text:p/>
          </table:table-cell>
          <table:table-cell table:style-name="ce15" table:formula="of:=IF(['height based'.L11]&gt;0;&quot;[&quot; &amp; ['height based'.L$1]&amp; &quot;,&quot; &amp; SUBSTITUTE(TEXT(['height based'.L11];&quot;#0,#&quot;);&quot;,&quot;;&quot;.&quot;)&amp;&quot;] ,&quot;;&quot;&quot;)&amp;[.M11]">
            <text:p/>
          </table:table-cell>
          <table:table-cell table:style-name="ce15" table:formula="of:=IF(['height based'.M11]&gt;0;&quot;[&quot; &amp; ['height based'.M$1]&amp; &quot;,&quot; &amp; SUBSTITUTE(TEXT(['height based'.M11];&quot;#0,#&quot;);&quot;,&quot;;&quot;.&quot;)&amp;&quot;] ,&quot;;&quot;&quot;)&amp;[.N11]">
            <text:p/>
          </table:table-cell>
          <table:table-cell table:style-name="ce15" table:formula="of:=IF(['height based'.N11]&gt;0;&quot;[&quot; &amp; ['height based'.N$1]&amp; &quot;,&quot; &amp; SUBSTITUTE(TEXT(['height based'.N11];&quot;#0,#&quot;);&quot;,&quot;;&quot;.&quot;)&amp;&quot;] ,&quot;;&quot;&quot;)&amp;[.O11]">
            <text:p/>
          </table:table-cell>
          <table:table-cell table:style-name="ce15" table:formula="of:=IF(['height based'.O11]&gt;0;&quot;[&quot; &amp; ['height based'.O$1]&amp; &quot;,&quot; &amp; SUBSTITUTE(TEXT(['height based'.O11];&quot;#0,#&quot;);&quot;,&quot;;&quot;.&quot;)&amp;&quot;] ,&quot;;&quot;&quot;)&amp;[.P11]">
            <text:p/>
          </table:table-cell>
          <table:table-cell table:style-name="ce15" table:formula="of:=IF(['height based'.P11]&gt;0;&quot;[&quot; &amp; ['height based'.P$1]&amp; &quot;,&quot; &amp; SUBSTITUTE(TEXT(['height based'.P11];&quot;#0,#&quot;);&quot;,&quot;;&quot;.&quot;)&amp;&quot;] ,&quot;;&quot;&quot;)&amp;[.Q11]">
            <text:p/>
          </table:table-cell>
          <table:table-cell table:style-name="ce15" table:formula="of:=IF(['height based'.Q11]&gt;0;&quot;[&quot; &amp; ['height based'.Q$1]&amp; &quot;,&quot; &amp; SUBSTITUTE(TEXT(['height based'.Q11];&quot;#0,#&quot;);&quot;,&quot;;&quot;.&quot;)&amp;&quot;] ,&quot;;&quot;&quot;)&amp;[.R11]">
            <text:p/>
          </table:table-cell>
          <table:table-cell table:style-name="ce15" table:formula="of:=IF(['height based'.R11]&gt;0;&quot;[&quot; &amp; ['height based'.R$1]&amp; &quot;,&quot; &amp; SUBSTITUTE(TEXT(['height based'.R11];&quot;#0,#&quot;);&quot;,&quot;;&quot;.&quot;)&amp;&quot;] ,&quot;;&quot;&quot;)&amp;[.S11]">
            <text:p/>
          </table:table-cell>
          <table:table-cell table:style-name="ce15" table:formula="of:=IF(['height based'.S11]&gt;0;&quot;[&quot; &amp; ['height based'.S$1]&amp; &quot;,&quot; &amp; SUBSTITUTE(TEXT(['height based'.S11];&quot;#0,#&quot;);&quot;,&quot;;&quot;.&quot;)&amp;&quot;] ,&quot;;&quot;&quot;)&amp;[.T11]">
            <text:p/>
          </table:table-cell>
          <table:table-cell table:style-name="ce15" table:formula="of:=IF(['height based'.T11]&gt;0;&quot;[&quot; &amp; ['height based'.T$1]&amp; &quot;,&quot; &amp; SUBSTITUTE(TEXT(['height based'.T11];&quot;#0,#&quot;);&quot;,&quot;;&quot;.&quot;)&amp;&quot;] ,&quot;;&quot;&quot;)&amp;[.U11]">
            <text:p/>
          </table:table-cell>
          <table:table-cell table:style-name="ce15" table:formula="of:=IF(['height based'.U11]&gt;0;&quot;[&quot; &amp; ['height based'.U$1]&amp; &quot;,&quot; &amp; SUBSTITUTE(TEXT(['height based'.U11];&quot;#0,#&quot;);&quot;,&quot;;&quot;.&quot;)&amp;&quot;] ,&quot;;&quot;&quot;)&amp;[.V11]">
            <text:p/>
          </table:table-cell>
          <table:table-cell table:style-name="ce15" table:formula="of:=IF(['height based'.V11]&gt;0;&quot;[&quot; &amp; ['height based'.V$1]&amp; &quot;,&quot; &amp; SUBSTITUTE(TEXT(['height based'.V11];&quot;#0,#&quot;);&quot;,&quot;;&quot;.&quot;)&amp;&quot;] ,&quot;;&quot;&quot;)&amp;[.W11]">
            <text:p/>
          </table:table-cell>
          <table:table-cell table:style-name="ce15" table:formula="of:=IF(['height based'.W11]&gt;0;&quot;[&quot; &amp; ['height based'.W$1]&amp; &quot;,&quot; &amp; SUBSTITUTE(TEXT(['height based'.W11];&quot;#0,#&quot;);&quot;,&quot;;&quot;.&quot;)&amp;&quot;] ,&quot;;&quot;&quot;)&amp;[.X11]">
            <text:p/>
          </table:table-cell>
          <table:table-cell table:style-name="ce15" table:formula="of:=IF(['height based'.X11]&gt;0;&quot;[&quot; &amp; ['height based'.X$1]&amp; &quot;,&quot; &amp; SUBSTITUTE(TEXT(['height based'.X11];&quot;#0,#&quot;);&quot;,&quot;;&quot;.&quot;)&amp;&quot;] ,&quot;;&quot;&quot;)&amp;[.Y11]">
            <text:p/>
          </table:table-cell>
          <table:table-cell table:style-name="ce15" table:formula="of:=IF(['height based'.Y11]&gt;0;&quot;[&quot; &amp; ['height based'.Y$1]&amp; &quot;,&quot; &amp; SUBSTITUTE(TEXT(['height based'.Y11];&quot;#0,#&quot;);&quot;,&quot;;&quot;.&quot;)&amp;&quot;] ,&quot;;&quot;&quot;)&amp;[.Z11]">
            <text:p/>
          </table:table-cell>
          <table:table-cell table:style-name="ce15" table:formula="of:=IF(['height based'.Z11]&gt;0;&quot;[&quot; &amp; ['height based'.Z$1]&amp; &quot;,&quot; &amp; SUBSTITUTE(TEXT(['height based'.Z11];&quot;#0,#&quot;);&quot;,&quot;;&quot;.&quot;)&amp;&quot;] ,&quot;;&quot;&quot;)&amp;[.AA11]">
            <text:p/>
          </table:table-cell>
          <table:table-cell table:style-name="ce15" table:formula="of:=IF(['height based'.AA11]&gt;0;&quot;[&quot; &amp; ['height based'.AA$1]&amp; &quot;,&quot; &amp; SUBSTITUTE(TEXT(['height based'.AA11];&quot;#0,#&quot;);&quot;,&quot;;&quot;.&quot;)&amp;&quot;] ,&quot;;&quot;&quot;)&amp;[.AB11]">
            <text:p/>
          </table:table-cell>
          <table:table-cell table:style-name="ce15" table:formula="of:=IF(['height based'.AB11]&gt;0;&quot;[&quot; &amp; ['height based'.AB$1]&amp; &quot;,&quot; &amp; SUBSTITUTE(TEXT(['height based'.AB11];&quot;#0,#&quot;);&quot;,&quot;;&quot;.&quot;)&amp;&quot;] ,&quot;;&quot;&quot;)&amp;[.AC11]">
            <text:p/>
          </table:table-cell>
          <table:table-cell table:style-name="ce15" table:formula="of:=IF(['height based'.AC11]&gt;0;&quot;[&quot; &amp; ['height based'.AC$1]&amp; &quot;,&quot; &amp; SUBSTITUTE(TEXT(['height based'.AC11];&quot;#0,#&quot;);&quot;,&quot;;&quot;.&quot;)&amp;&quot;] ,&quot;;&quot;&quot;)&amp;[.AD11]">
            <text:p/>
          </table:table-cell>
          <table:table-cell table:style-name="ce15" table:formula="of:=IF(['height based'.AD11]&gt;0;&quot;[&quot; &amp; ['height based'.AD$1]&amp; &quot;,&quot; &amp; SUBSTITUTE(TEXT(['height based'.AD11];&quot;#0,#&quot;);&quot;,&quot;;&quot;.&quot;)&amp;&quot;] ,&quot;;&quot;&quot;)&amp;[.AE11]">
            <text:p/>
          </table:table-cell>
          <table:table-cell table:style-name="ce15" table:formula="of:=IF(['height based'.AE11]&gt;0;&quot;[&quot; &amp; ['height based'.AE$1]&amp; &quot;,&quot; &amp; SUBSTITUTE(TEXT(['height based'.AE11];&quot;#0,#&quot;);&quot;,&quot;;&quot;.&quot;)&amp;&quot;] ,&quot;;&quot;&quot;)&amp;[.AF11]">
            <text:p/>
          </table:table-cell>
          <table:table-cell table:style-name="ce15" table:formula="of:=IF(['height based'.AF11]&gt;0;&quot;[&quot; &amp; ['height based'.AF$1]&amp; &quot;,&quot; &amp; SUBSTITUTE(TEXT(['height based'.AF11];&quot;#0,#&quot;);&quot;,&quot;;&quot;.&quot;)&amp;&quot;] ,&quot;;&quot;&quot;)&amp;[.AG11]">
            <text:p/>
          </table:table-cell>
          <table:table-cell table:style-name="ce15" table:formula="of:=IF(['height based'.AG11]&gt;0;&quot;[&quot; &amp; ['height based'.AG$1]&amp; &quot;,&quot; &amp; SUBSTITUTE(TEXT(['height based'.AG11];&quot;#0,#&quot;);&quot;,&quot;;&quot;.&quot;)&amp;&quot;] ,&quot;;&quot;&quot;)&amp;[.AH11]">
            <text:p/>
          </table:table-cell>
        </table:table-row>
        <table:table-row table:style-name="ro1">
          <table:table-cell table:formula="of:=IF(['height based'.B12]&lt;&gt;&quot;&quot;;['height based concatenate'.C12]&amp;&quot;= {};&quot;;&quot;&quot;)">
            <text:p/>
          </table:table-cell>
          <table:table-cell table:formula="of:=IF(['height based'.C12]=&quot;&quot;;&quot;&quot;;['height based concatenate'.C12]&amp;&quot;.&quot;&amp;['height based'.C12]&amp;&quot; = [&quot; &amp; ['height based concatenate'.D12]&amp;&quot;];&quot;)">
            <text:p/>
          </table:table-cell>
          <table:table-cell table:formula="of:=IF(['height based'.B12]&lt;&gt;&quot;&quot;;['height based'.$B$1]&amp;&quot;.&quot;&amp;['height based'.B12];[.C11])" office:value-type="string" office:string-value="amd_stats.f.wh">
            <text:p>amd_stats.f.wh</text:p>
          </table:table-cell>
          <table:table-cell table:style-name="ce15" table:formula="of:=IF(['height based'.D12]&gt;0;&quot;[&quot; &amp; ['height based'.D$1]&amp; &quot;,&quot; &amp; SUBSTITUTE(TEXT(['height based'.D12];&quot;#0,#&quot;);&quot;,&quot;;&quot;.&quot;)&amp;&quot;] ,&quot;;&quot;&quot;)&amp;[.E12]">
            <text:p/>
          </table:table-cell>
          <table:table-cell table:style-name="ce15" table:formula="of:=IF(['height based'.E12]&gt;0;&quot;[&quot; &amp; ['height based'.E$1]&amp; &quot;,&quot; &amp; SUBSTITUTE(TEXT(['height based'.E12];&quot;#0,#&quot;);&quot;,&quot;;&quot;.&quot;)&amp;&quot;] ,&quot;;&quot;&quot;)&amp;[.F12]">
            <text:p/>
          </table:table-cell>
          <table:table-cell table:style-name="ce15" table:formula="of:=IF(['height based'.F12]&gt;0;&quot;[&quot; &amp; ['height based'.F$1]&amp; &quot;,&quot; &amp; SUBSTITUTE(TEXT(['height based'.F12];&quot;#0,#&quot;);&quot;,&quot;;&quot;.&quot;)&amp;&quot;] ,&quot;;&quot;&quot;)&amp;[.G12]">
            <text:p/>
          </table:table-cell>
          <table:table-cell table:style-name="ce15" table:formula="of:=IF(['height based'.G12]&gt;0;&quot;[&quot; &amp; ['height based'.G$1]&amp; &quot;,&quot; &amp; SUBSTITUTE(TEXT(['height based'.G12];&quot;#0,#&quot;);&quot;,&quot;;&quot;.&quot;)&amp;&quot;] ,&quot;;&quot;&quot;)&amp;[.H12]">
            <text:p/>
          </table:table-cell>
          <table:table-cell table:style-name="ce15" table:formula="of:=IF(['height based'.H12]&gt;0;&quot;[&quot; &amp; ['height based'.H$1]&amp; &quot;,&quot; &amp; SUBSTITUTE(TEXT(['height based'.H12];&quot;#0,#&quot;);&quot;,&quot;;&quot;.&quot;)&amp;&quot;] ,&quot;;&quot;&quot;)&amp;[.I12]">
            <text:p/>
          </table:table-cell>
          <table:table-cell table:style-name="ce15" table:formula="of:=IF(['height based'.I12]&gt;0;&quot;[&quot; &amp; ['height based'.I$1]&amp; &quot;,&quot; &amp; SUBSTITUTE(TEXT(['height based'.I12];&quot;#0,#&quot;);&quot;,&quot;;&quot;.&quot;)&amp;&quot;] ,&quot;;&quot;&quot;)&amp;[.J12]">
            <text:p/>
          </table:table-cell>
          <table:table-cell table:style-name="ce15" table:formula="of:=IF(['height based'.J12]&gt;0;&quot;[&quot; &amp; ['height based'.J$1]&amp; &quot;,&quot; &amp; SUBSTITUTE(TEXT(['height based'.J12];&quot;#0,#&quot;);&quot;,&quot;;&quot;.&quot;)&amp;&quot;] ,&quot;;&quot;&quot;)&amp;[.K12]">
            <text:p/>
          </table:table-cell>
          <table:table-cell table:style-name="ce15" table:formula="of:=IF(['height based'.K12]&gt;0;&quot;[&quot; &amp; ['height based'.K$1]&amp; &quot;,&quot; &amp; SUBSTITUTE(TEXT(['height based'.K12];&quot;#0,#&quot;);&quot;,&quot;;&quot;.&quot;)&amp;&quot;] ,&quot;;&quot;&quot;)&amp;[.L12]">
            <text:p/>
          </table:table-cell>
          <table:table-cell table:style-name="ce15" table:formula="of:=IF(['height based'.L12]&gt;0;&quot;[&quot; &amp; ['height based'.L$1]&amp; &quot;,&quot; &amp; SUBSTITUTE(TEXT(['height based'.L12];&quot;#0,#&quot;);&quot;,&quot;;&quot;.&quot;)&amp;&quot;] ,&quot;;&quot;&quot;)&amp;[.M12]">
            <text:p/>
          </table:table-cell>
          <table:table-cell table:style-name="ce15" table:formula="of:=IF(['height based'.M12]&gt;0;&quot;[&quot; &amp; ['height based'.M$1]&amp; &quot;,&quot; &amp; SUBSTITUTE(TEXT(['height based'.M12];&quot;#0,#&quot;);&quot;,&quot;;&quot;.&quot;)&amp;&quot;] ,&quot;;&quot;&quot;)&amp;[.N12]">
            <text:p/>
          </table:table-cell>
          <table:table-cell table:style-name="ce15" table:formula="of:=IF(['height based'.N12]&gt;0;&quot;[&quot; &amp; ['height based'.N$1]&amp; &quot;,&quot; &amp; SUBSTITUTE(TEXT(['height based'.N12];&quot;#0,#&quot;);&quot;,&quot;;&quot;.&quot;)&amp;&quot;] ,&quot;;&quot;&quot;)&amp;[.O12]">
            <text:p/>
          </table:table-cell>
          <table:table-cell table:style-name="ce15" table:formula="of:=IF(['height based'.O12]&gt;0;&quot;[&quot; &amp; ['height based'.O$1]&amp; &quot;,&quot; &amp; SUBSTITUTE(TEXT(['height based'.O12];&quot;#0,#&quot;);&quot;,&quot;;&quot;.&quot;)&amp;&quot;] ,&quot;;&quot;&quot;)&amp;[.P12]">
            <text:p/>
          </table:table-cell>
          <table:table-cell table:style-name="ce15" table:formula="of:=IF(['height based'.P12]&gt;0;&quot;[&quot; &amp; ['height based'.P$1]&amp; &quot;,&quot; &amp; SUBSTITUTE(TEXT(['height based'.P12];&quot;#0,#&quot;);&quot;,&quot;;&quot;.&quot;)&amp;&quot;] ,&quot;;&quot;&quot;)&amp;[.Q12]">
            <text:p/>
          </table:table-cell>
          <table:table-cell table:style-name="ce15" table:formula="of:=IF(['height based'.Q12]&gt;0;&quot;[&quot; &amp; ['height based'.Q$1]&amp; &quot;,&quot; &amp; SUBSTITUTE(TEXT(['height based'.Q12];&quot;#0,#&quot;);&quot;,&quot;;&quot;.&quot;)&amp;&quot;] ,&quot;;&quot;&quot;)&amp;[.R12]">
            <text:p/>
          </table:table-cell>
          <table:table-cell table:style-name="ce15" table:formula="of:=IF(['height based'.R12]&gt;0;&quot;[&quot; &amp; ['height based'.R$1]&amp; &quot;,&quot; &amp; SUBSTITUTE(TEXT(['height based'.R12];&quot;#0,#&quot;);&quot;,&quot;;&quot;.&quot;)&amp;&quot;] ,&quot;;&quot;&quot;)&amp;[.S12]">
            <text:p/>
          </table:table-cell>
          <table:table-cell table:style-name="ce15" table:formula="of:=IF(['height based'.S12]&gt;0;&quot;[&quot; &amp; ['height based'.S$1]&amp; &quot;,&quot; &amp; SUBSTITUTE(TEXT(['height based'.S12];&quot;#0,#&quot;);&quot;,&quot;;&quot;.&quot;)&amp;&quot;] ,&quot;;&quot;&quot;)&amp;[.T12]">
            <text:p/>
          </table:table-cell>
          <table:table-cell table:style-name="ce15" table:formula="of:=IF(['height based'.T12]&gt;0;&quot;[&quot; &amp; ['height based'.T$1]&amp; &quot;,&quot; &amp; SUBSTITUTE(TEXT(['height based'.T12];&quot;#0,#&quot;);&quot;,&quot;;&quot;.&quot;)&amp;&quot;] ,&quot;;&quot;&quot;)&amp;[.U12]">
            <text:p/>
          </table:table-cell>
          <table:table-cell table:style-name="ce15" table:formula="of:=IF(['height based'.U12]&gt;0;&quot;[&quot; &amp; ['height based'.U$1]&amp; &quot;,&quot; &amp; SUBSTITUTE(TEXT(['height based'.U12];&quot;#0,#&quot;);&quot;,&quot;;&quot;.&quot;)&amp;&quot;] ,&quot;;&quot;&quot;)&amp;[.V12]">
            <text:p/>
          </table:table-cell>
          <table:table-cell table:style-name="ce15" table:formula="of:=IF(['height based'.V12]&gt;0;&quot;[&quot; &amp; ['height based'.V$1]&amp; &quot;,&quot; &amp; SUBSTITUTE(TEXT(['height based'.V12];&quot;#0,#&quot;);&quot;,&quot;;&quot;.&quot;)&amp;&quot;] ,&quot;;&quot;&quot;)&amp;[.W12]">
            <text:p/>
          </table:table-cell>
          <table:table-cell table:style-name="ce15" table:formula="of:=IF(['height based'.W12]&gt;0;&quot;[&quot; &amp; ['height based'.W$1]&amp; &quot;,&quot; &amp; SUBSTITUTE(TEXT(['height based'.W12];&quot;#0,#&quot;);&quot;,&quot;;&quot;.&quot;)&amp;&quot;] ,&quot;;&quot;&quot;)&amp;[.X12]">
            <text:p/>
          </table:table-cell>
          <table:table-cell table:style-name="ce15" table:formula="of:=IF(['height based'.X12]&gt;0;&quot;[&quot; &amp; ['height based'.X$1]&amp; &quot;,&quot; &amp; SUBSTITUTE(TEXT(['height based'.X12];&quot;#0,#&quot;);&quot;,&quot;;&quot;.&quot;)&amp;&quot;] ,&quot;;&quot;&quot;)&amp;[.Y12]">
            <text:p/>
          </table:table-cell>
          <table:table-cell table:style-name="ce15" table:formula="of:=IF(['height based'.Y12]&gt;0;&quot;[&quot; &amp; ['height based'.Y$1]&amp; &quot;,&quot; &amp; SUBSTITUTE(TEXT(['height based'.Y12];&quot;#0,#&quot;);&quot;,&quot;;&quot;.&quot;)&amp;&quot;] ,&quot;;&quot;&quot;)&amp;[.Z12]">
            <text:p/>
          </table:table-cell>
          <table:table-cell table:style-name="ce15" table:formula="of:=IF(['height based'.Z12]&gt;0;&quot;[&quot; &amp; ['height based'.Z$1]&amp; &quot;,&quot; &amp; SUBSTITUTE(TEXT(['height based'.Z12];&quot;#0,#&quot;);&quot;,&quot;;&quot;.&quot;)&amp;&quot;] ,&quot;;&quot;&quot;)&amp;[.AA12]">
            <text:p/>
          </table:table-cell>
          <table:table-cell table:style-name="ce15" table:formula="of:=IF(['height based'.AA12]&gt;0;&quot;[&quot; &amp; ['height based'.AA$1]&amp; &quot;,&quot; &amp; SUBSTITUTE(TEXT(['height based'.AA12];&quot;#0,#&quot;);&quot;,&quot;;&quot;.&quot;)&amp;&quot;] ,&quot;;&quot;&quot;)&amp;[.AB12]">
            <text:p/>
          </table:table-cell>
          <table:table-cell table:style-name="ce15" table:formula="of:=IF(['height based'.AB12]&gt;0;&quot;[&quot; &amp; ['height based'.AB$1]&amp; &quot;,&quot; &amp; SUBSTITUTE(TEXT(['height based'.AB12];&quot;#0,#&quot;);&quot;,&quot;;&quot;.&quot;)&amp;&quot;] ,&quot;;&quot;&quot;)&amp;[.AC12]">
            <text:p/>
          </table:table-cell>
          <table:table-cell table:style-name="ce15" table:formula="of:=IF(['height based'.AC12]&gt;0;&quot;[&quot; &amp; ['height based'.AC$1]&amp; &quot;,&quot; &amp; SUBSTITUTE(TEXT(['height based'.AC12];&quot;#0,#&quot;);&quot;,&quot;;&quot;.&quot;)&amp;&quot;] ,&quot;;&quot;&quot;)&amp;[.AD12]">
            <text:p/>
          </table:table-cell>
          <table:table-cell table:style-name="ce15" table:formula="of:=IF(['height based'.AD12]&gt;0;&quot;[&quot; &amp; ['height based'.AD$1]&amp; &quot;,&quot; &amp; SUBSTITUTE(TEXT(['height based'.AD12];&quot;#0,#&quot;);&quot;,&quot;;&quot;.&quot;)&amp;&quot;] ,&quot;;&quot;&quot;)&amp;[.AE12]">
            <text:p/>
          </table:table-cell>
          <table:table-cell table:style-name="ce15" table:formula="of:=IF(['height based'.AE12]&gt;0;&quot;[&quot; &amp; ['height based'.AE$1]&amp; &quot;,&quot; &amp; SUBSTITUTE(TEXT(['height based'.AE12];&quot;#0,#&quot;);&quot;,&quot;;&quot;.&quot;)&amp;&quot;] ,&quot;;&quot;&quot;)&amp;[.AF12]">
            <text:p/>
          </table:table-cell>
          <table:table-cell table:style-name="ce15" table:formula="of:=IF(['height based'.AF12]&gt;0;&quot;[&quot; &amp; ['height based'.AF$1]&amp; &quot;,&quot; &amp; SUBSTITUTE(TEXT(['height based'.AF12];&quot;#0,#&quot;);&quot;,&quot;;&quot;.&quot;)&amp;&quot;] ,&quot;;&quot;&quot;)&amp;[.AG12]">
            <text:p/>
          </table:table-cell>
          <table:table-cell table:style-name="ce15" table:formula="of:=IF(['height based'.AG12]&gt;0;&quot;[&quot; &amp; ['height based'.AG$1]&amp; &quot;,&quot; &amp; SUBSTITUTE(TEXT(['height based'.AG12];&quot;#0,#&quot;);&quot;,&quot;;&quot;.&quot;)&amp;&quot;] ,&quot;;&quot;&quot;)&amp;[.AH12]">
            <text:p/>
          </table:table-cell>
        </table:table-row>
        <table:table-row table:style-name="ro1">
          <table:table-cell table:formula="of:=IF(['height based'.B13]&lt;&gt;&quot;&quot;;['height based concatenate'.C13]&amp;&quot;= {};&quot;;&quot;&quot;)">
            <text:p/>
          </table:table-cell>
          <table:table-cell table:formula="of:=IF(['height based'.C13]=&quot;&quot;;&quot;&quot;;['height based concatenate'.C13]&amp;&quot;.&quot;&amp;['height based'.C13]&amp;&quot; = [&quot; &amp; ['height based concatenate'.D13]&amp;&quot;];&quot;)">
            <text:p/>
          </table:table-cell>
          <table:table-cell table:formula="of:=IF(['height based'.B13]&lt;&gt;&quot;&quot;;['height based'.$B$1]&amp;&quot;.&quot;&amp;['height based'.B13];[.C12])" office:value-type="string" office:string-value="amd_stats.f.wh">
            <text:p>amd_stats.f.wh</text:p>
          </table:table-cell>
          <table:table-cell table:style-name="ce15" table:formula="of:=IF(['height based'.D13]&gt;0;&quot;[&quot; &amp; ['height based'.D$1]&amp; &quot;,&quot; &amp; SUBSTITUTE(TEXT(['height based'.D13];&quot;#0,#&quot;);&quot;,&quot;;&quot;.&quot;)&amp;&quot;] ,&quot;;&quot;&quot;)&amp;[.E13]">
            <text:p/>
          </table:table-cell>
          <table:table-cell table:style-name="ce15" table:formula="of:=IF(['height based'.E13]&gt;0;&quot;[&quot; &amp; ['height based'.E$1]&amp; &quot;,&quot; &amp; SUBSTITUTE(TEXT(['height based'.E13];&quot;#0,#&quot;);&quot;,&quot;;&quot;.&quot;)&amp;&quot;] ,&quot;;&quot;&quot;)&amp;[.F13]">
            <text:p/>
          </table:table-cell>
          <table:table-cell table:style-name="ce15" table:formula="of:=IF(['height based'.F13]&gt;0;&quot;[&quot; &amp; ['height based'.F$1]&amp; &quot;,&quot; &amp; SUBSTITUTE(TEXT(['height based'.F13];&quot;#0,#&quot;);&quot;,&quot;;&quot;.&quot;)&amp;&quot;] ,&quot;;&quot;&quot;)&amp;[.G13]">
            <text:p/>
          </table:table-cell>
          <table:table-cell table:style-name="ce15" table:formula="of:=IF(['height based'.G13]&gt;0;&quot;[&quot; &amp; ['height based'.G$1]&amp; &quot;,&quot; &amp; SUBSTITUTE(TEXT(['height based'.G13];&quot;#0,#&quot;);&quot;,&quot;;&quot;.&quot;)&amp;&quot;] ,&quot;;&quot;&quot;)&amp;[.H13]">
            <text:p/>
          </table:table-cell>
          <table:table-cell table:style-name="ce15" table:formula="of:=IF(['height based'.H13]&gt;0;&quot;[&quot; &amp; ['height based'.H$1]&amp; &quot;,&quot; &amp; SUBSTITUTE(TEXT(['height based'.H13];&quot;#0,#&quot;);&quot;,&quot;;&quot;.&quot;)&amp;&quot;] ,&quot;;&quot;&quot;)&amp;[.I13]">
            <text:p/>
          </table:table-cell>
          <table:table-cell table:style-name="ce15" table:formula="of:=IF(['height based'.I13]&gt;0;&quot;[&quot; &amp; ['height based'.I$1]&amp; &quot;,&quot; &amp; SUBSTITUTE(TEXT(['height based'.I13];&quot;#0,#&quot;);&quot;,&quot;;&quot;.&quot;)&amp;&quot;] ,&quot;;&quot;&quot;)&amp;[.J13]">
            <text:p/>
          </table:table-cell>
          <table:table-cell table:style-name="ce15" table:formula="of:=IF(['height based'.J13]&gt;0;&quot;[&quot; &amp; ['height based'.J$1]&amp; &quot;,&quot; &amp; SUBSTITUTE(TEXT(['height based'.J13];&quot;#0,#&quot;);&quot;,&quot;;&quot;.&quot;)&amp;&quot;] ,&quot;;&quot;&quot;)&amp;[.K13]">
            <text:p/>
          </table:table-cell>
          <table:table-cell table:style-name="ce15" table:formula="of:=IF(['height based'.K13]&gt;0;&quot;[&quot; &amp; ['height based'.K$1]&amp; &quot;,&quot; &amp; SUBSTITUTE(TEXT(['height based'.K13];&quot;#0,#&quot;);&quot;,&quot;;&quot;.&quot;)&amp;&quot;] ,&quot;;&quot;&quot;)&amp;[.L13]">
            <text:p/>
          </table:table-cell>
          <table:table-cell table:style-name="ce15" table:formula="of:=IF(['height based'.L13]&gt;0;&quot;[&quot; &amp; ['height based'.L$1]&amp; &quot;,&quot; &amp; SUBSTITUTE(TEXT(['height based'.L13];&quot;#0,#&quot;);&quot;,&quot;;&quot;.&quot;)&amp;&quot;] ,&quot;;&quot;&quot;)&amp;[.M13]">
            <text:p/>
          </table:table-cell>
          <table:table-cell table:style-name="ce15" table:formula="of:=IF(['height based'.M13]&gt;0;&quot;[&quot; &amp; ['height based'.M$1]&amp; &quot;,&quot; &amp; SUBSTITUTE(TEXT(['height based'.M13];&quot;#0,#&quot;);&quot;,&quot;;&quot;.&quot;)&amp;&quot;] ,&quot;;&quot;&quot;)&amp;[.N13]">
            <text:p/>
          </table:table-cell>
          <table:table-cell table:style-name="ce15" table:formula="of:=IF(['height based'.N13]&gt;0;&quot;[&quot; &amp; ['height based'.N$1]&amp; &quot;,&quot; &amp; SUBSTITUTE(TEXT(['height based'.N13];&quot;#0,#&quot;);&quot;,&quot;;&quot;.&quot;)&amp;&quot;] ,&quot;;&quot;&quot;)&amp;[.O13]">
            <text:p/>
          </table:table-cell>
          <table:table-cell table:style-name="ce15" table:formula="of:=IF(['height based'.O13]&gt;0;&quot;[&quot; &amp; ['height based'.O$1]&amp; &quot;,&quot; &amp; SUBSTITUTE(TEXT(['height based'.O13];&quot;#0,#&quot;);&quot;,&quot;;&quot;.&quot;)&amp;&quot;] ,&quot;;&quot;&quot;)&amp;[.P13]">
            <text:p/>
          </table:table-cell>
          <table:table-cell table:style-name="ce15" table:formula="of:=IF(['height based'.P13]&gt;0;&quot;[&quot; &amp; ['height based'.P$1]&amp; &quot;,&quot; &amp; SUBSTITUTE(TEXT(['height based'.P13];&quot;#0,#&quot;);&quot;,&quot;;&quot;.&quot;)&amp;&quot;] ,&quot;;&quot;&quot;)&amp;[.Q13]">
            <text:p/>
          </table:table-cell>
          <table:table-cell table:style-name="ce15" table:formula="of:=IF(['height based'.Q13]&gt;0;&quot;[&quot; &amp; ['height based'.Q$1]&amp; &quot;,&quot; &amp; SUBSTITUTE(TEXT(['height based'.Q13];&quot;#0,#&quot;);&quot;,&quot;;&quot;.&quot;)&amp;&quot;] ,&quot;;&quot;&quot;)&amp;[.R13]">
            <text:p/>
          </table:table-cell>
          <table:table-cell table:style-name="ce15" table:formula="of:=IF(['height based'.R13]&gt;0;&quot;[&quot; &amp; ['height based'.R$1]&amp; &quot;,&quot; &amp; SUBSTITUTE(TEXT(['height based'.R13];&quot;#0,#&quot;);&quot;,&quot;;&quot;.&quot;)&amp;&quot;] ,&quot;;&quot;&quot;)&amp;[.S13]">
            <text:p/>
          </table:table-cell>
          <table:table-cell table:style-name="ce15" table:formula="of:=IF(['height based'.S13]&gt;0;&quot;[&quot; &amp; ['height based'.S$1]&amp; &quot;,&quot; &amp; SUBSTITUTE(TEXT(['height based'.S13];&quot;#0,#&quot;);&quot;,&quot;;&quot;.&quot;)&amp;&quot;] ,&quot;;&quot;&quot;)&amp;[.T13]">
            <text:p/>
          </table:table-cell>
          <table:table-cell table:style-name="ce15" table:formula="of:=IF(['height based'.T13]&gt;0;&quot;[&quot; &amp; ['height based'.T$1]&amp; &quot;,&quot; &amp; SUBSTITUTE(TEXT(['height based'.T13];&quot;#0,#&quot;);&quot;,&quot;;&quot;.&quot;)&amp;&quot;] ,&quot;;&quot;&quot;)&amp;[.U13]">
            <text:p/>
          </table:table-cell>
          <table:table-cell table:style-name="ce15" table:formula="of:=IF(['height based'.U13]&gt;0;&quot;[&quot; &amp; ['height based'.U$1]&amp; &quot;,&quot; &amp; SUBSTITUTE(TEXT(['height based'.U13];&quot;#0,#&quot;);&quot;,&quot;;&quot;.&quot;)&amp;&quot;] ,&quot;;&quot;&quot;)&amp;[.V13]">
            <text:p/>
          </table:table-cell>
          <table:table-cell table:style-name="ce15" table:formula="of:=IF(['height based'.V13]&gt;0;&quot;[&quot; &amp; ['height based'.V$1]&amp; &quot;,&quot; &amp; SUBSTITUTE(TEXT(['height based'.V13];&quot;#0,#&quot;);&quot;,&quot;;&quot;.&quot;)&amp;&quot;] ,&quot;;&quot;&quot;)&amp;[.W13]">
            <text:p/>
          </table:table-cell>
          <table:table-cell table:style-name="ce15" table:formula="of:=IF(['height based'.W13]&gt;0;&quot;[&quot; &amp; ['height based'.W$1]&amp; &quot;,&quot; &amp; SUBSTITUTE(TEXT(['height based'.W13];&quot;#0,#&quot;);&quot;,&quot;;&quot;.&quot;)&amp;&quot;] ,&quot;;&quot;&quot;)&amp;[.X13]">
            <text:p/>
          </table:table-cell>
          <table:table-cell table:style-name="ce15" table:formula="of:=IF(['height based'.X13]&gt;0;&quot;[&quot; &amp; ['height based'.X$1]&amp; &quot;,&quot; &amp; SUBSTITUTE(TEXT(['height based'.X13];&quot;#0,#&quot;);&quot;,&quot;;&quot;.&quot;)&amp;&quot;] ,&quot;;&quot;&quot;)&amp;[.Y13]">
            <text:p/>
          </table:table-cell>
          <table:table-cell table:style-name="ce15" table:formula="of:=IF(['height based'.Y13]&gt;0;&quot;[&quot; &amp; ['height based'.Y$1]&amp; &quot;,&quot; &amp; SUBSTITUTE(TEXT(['height based'.Y13];&quot;#0,#&quot;);&quot;,&quot;;&quot;.&quot;)&amp;&quot;] ,&quot;;&quot;&quot;)&amp;[.Z13]">
            <text:p/>
          </table:table-cell>
          <table:table-cell table:style-name="ce15" table:formula="of:=IF(['height based'.Z13]&gt;0;&quot;[&quot; &amp; ['height based'.Z$1]&amp; &quot;,&quot; &amp; SUBSTITUTE(TEXT(['height based'.Z13];&quot;#0,#&quot;);&quot;,&quot;;&quot;.&quot;)&amp;&quot;] ,&quot;;&quot;&quot;)&amp;[.AA13]">
            <text:p/>
          </table:table-cell>
          <table:table-cell table:style-name="ce15" table:formula="of:=IF(['height based'.AA13]&gt;0;&quot;[&quot; &amp; ['height based'.AA$1]&amp; &quot;,&quot; &amp; SUBSTITUTE(TEXT(['height based'.AA13];&quot;#0,#&quot;);&quot;,&quot;;&quot;.&quot;)&amp;&quot;] ,&quot;;&quot;&quot;)&amp;[.AB13]">
            <text:p/>
          </table:table-cell>
          <table:table-cell table:style-name="ce15" table:formula="of:=IF(['height based'.AB13]&gt;0;&quot;[&quot; &amp; ['height based'.AB$1]&amp; &quot;,&quot; &amp; SUBSTITUTE(TEXT(['height based'.AB13];&quot;#0,#&quot;);&quot;,&quot;;&quot;.&quot;)&amp;&quot;] ,&quot;;&quot;&quot;)&amp;[.AC13]">
            <text:p/>
          </table:table-cell>
          <table:table-cell table:style-name="ce15" table:formula="of:=IF(['height based'.AC13]&gt;0;&quot;[&quot; &amp; ['height based'.AC$1]&amp; &quot;,&quot; &amp; SUBSTITUTE(TEXT(['height based'.AC13];&quot;#0,#&quot;);&quot;,&quot;;&quot;.&quot;)&amp;&quot;] ,&quot;;&quot;&quot;)&amp;[.AD13]">
            <text:p/>
          </table:table-cell>
          <table:table-cell table:style-name="ce15" table:formula="of:=IF(['height based'.AD13]&gt;0;&quot;[&quot; &amp; ['height based'.AD$1]&amp; &quot;,&quot; &amp; SUBSTITUTE(TEXT(['height based'.AD13];&quot;#0,#&quot;);&quot;,&quot;;&quot;.&quot;)&amp;&quot;] ,&quot;;&quot;&quot;)&amp;[.AE13]">
            <text:p/>
          </table:table-cell>
          <table:table-cell table:style-name="ce15" table:formula="of:=IF(['height based'.AE13]&gt;0;&quot;[&quot; &amp; ['height based'.AE$1]&amp; &quot;,&quot; &amp; SUBSTITUTE(TEXT(['height based'.AE13];&quot;#0,#&quot;);&quot;,&quot;;&quot;.&quot;)&amp;&quot;] ,&quot;;&quot;&quot;)&amp;[.AF13]">
            <text:p/>
          </table:table-cell>
          <table:table-cell table:style-name="ce15" table:formula="of:=IF(['height based'.AF13]&gt;0;&quot;[&quot; &amp; ['height based'.AF$1]&amp; &quot;,&quot; &amp; SUBSTITUTE(TEXT(['height based'.AF13];&quot;#0,#&quot;);&quot;,&quot;;&quot;.&quot;)&amp;&quot;] ,&quot;;&quot;&quot;)&amp;[.AG13]">
            <text:p/>
          </table:table-cell>
          <table:table-cell table:style-name="ce15" table:formula="of:=IF(['height based'.AG13]&gt;0;&quot;[&quot; &amp; ['height based'.AG$1]&amp; &quot;,&quot; &amp; SUBSTITUTE(TEXT(['height based'.AG13];&quot;#0,#&quot;);&quot;,&quot;;&quot;.&quot;)&amp;&quot;] ,&quot;;&quot;&quot;)&amp;[.AH13]">
            <text:p/>
          </table:table-cell>
        </table:table-row>
        <table:table-row table:style-name="ro1">
          <table:table-cell table:formula="of:=IF(['height based'.B14]&lt;&gt;&quot;&quot;;['height based concatenate'.C14]&amp;&quot;= {};&quot;;&quot;&quot;)">
            <text:p/>
          </table:table-cell>
          <table:table-cell table:formula="of:=IF(['height based'.C14]=&quot;&quot;;&quot;&quot;;['height based concatenate'.C14]&amp;&quot;.&quot;&amp;['height based'.C14]&amp;&quot; = [&quot; &amp; ['height based concatenate'.D14]&amp;&quot;];&quot;)">
            <text:p/>
          </table:table-cell>
          <table:table-cell table:formula="of:=IF(['height based'.B14]&lt;&gt;&quot;&quot;;['height based'.$B$1]&amp;&quot;.&quot;&amp;['height based'.B14];[.C13])" office:value-type="string" office:string-value="amd_stats.f.wh">
            <text:p>amd_stats.f.wh</text:p>
          </table:table-cell>
          <table:table-cell table:style-name="ce15" table:formula="of:=IF(['height based'.D14]&gt;0;&quot;[&quot; &amp; ['height based'.D$1]&amp; &quot;,&quot; &amp; SUBSTITUTE(TEXT(['height based'.D14];&quot;#0,#&quot;);&quot;,&quot;;&quot;.&quot;)&amp;&quot;] ,&quot;;&quot;&quot;)&amp;[.E14]">
            <text:p/>
          </table:table-cell>
          <table:table-cell table:style-name="ce15" table:formula="of:=IF(['height based'.E14]&gt;0;&quot;[&quot; &amp; ['height based'.E$1]&amp; &quot;,&quot; &amp; SUBSTITUTE(TEXT(['height based'.E14];&quot;#0,#&quot;);&quot;,&quot;;&quot;.&quot;)&amp;&quot;] ,&quot;;&quot;&quot;)&amp;[.F14]">
            <text:p/>
          </table:table-cell>
          <table:table-cell table:style-name="ce15" table:formula="of:=IF(['height based'.F14]&gt;0;&quot;[&quot; &amp; ['height based'.F$1]&amp; &quot;,&quot; &amp; SUBSTITUTE(TEXT(['height based'.F14];&quot;#0,#&quot;);&quot;,&quot;;&quot;.&quot;)&amp;&quot;] ,&quot;;&quot;&quot;)&amp;[.G14]">
            <text:p/>
          </table:table-cell>
          <table:table-cell table:style-name="ce15" table:formula="of:=IF(['height based'.G14]&gt;0;&quot;[&quot; &amp; ['height based'.G$1]&amp; &quot;,&quot; &amp; SUBSTITUTE(TEXT(['height based'.G14];&quot;#0,#&quot;);&quot;,&quot;;&quot;.&quot;)&amp;&quot;] ,&quot;;&quot;&quot;)&amp;[.H14]">
            <text:p/>
          </table:table-cell>
          <table:table-cell table:style-name="ce15" table:formula="of:=IF(['height based'.H14]&gt;0;&quot;[&quot; &amp; ['height based'.H$1]&amp; &quot;,&quot; &amp; SUBSTITUTE(TEXT(['height based'.H14];&quot;#0,#&quot;);&quot;,&quot;;&quot;.&quot;)&amp;&quot;] ,&quot;;&quot;&quot;)&amp;[.I14]">
            <text:p/>
          </table:table-cell>
          <table:table-cell table:style-name="ce15" table:formula="of:=IF(['height based'.I14]&gt;0;&quot;[&quot; &amp; ['height based'.I$1]&amp; &quot;,&quot; &amp; SUBSTITUTE(TEXT(['height based'.I14];&quot;#0,#&quot;);&quot;,&quot;;&quot;.&quot;)&amp;&quot;] ,&quot;;&quot;&quot;)&amp;[.J14]">
            <text:p/>
          </table:table-cell>
          <table:table-cell table:style-name="ce15" table:formula="of:=IF(['height based'.J14]&gt;0;&quot;[&quot; &amp; ['height based'.J$1]&amp; &quot;,&quot; &amp; SUBSTITUTE(TEXT(['height based'.J14];&quot;#0,#&quot;);&quot;,&quot;;&quot;.&quot;)&amp;&quot;] ,&quot;;&quot;&quot;)&amp;[.K14]">
            <text:p/>
          </table:table-cell>
          <table:table-cell table:style-name="ce15" table:formula="of:=IF(['height based'.K14]&gt;0;&quot;[&quot; &amp; ['height based'.K$1]&amp; &quot;,&quot; &amp; SUBSTITUTE(TEXT(['height based'.K14];&quot;#0,#&quot;);&quot;,&quot;;&quot;.&quot;)&amp;&quot;] ,&quot;;&quot;&quot;)&amp;[.L14]">
            <text:p/>
          </table:table-cell>
          <table:table-cell table:style-name="ce15" table:formula="of:=IF(['height based'.L14]&gt;0;&quot;[&quot; &amp; ['height based'.L$1]&amp; &quot;,&quot; &amp; SUBSTITUTE(TEXT(['height based'.L14];&quot;#0,#&quot;);&quot;,&quot;;&quot;.&quot;)&amp;&quot;] ,&quot;;&quot;&quot;)&amp;[.M14]">
            <text:p/>
          </table:table-cell>
          <table:table-cell table:style-name="ce15" table:formula="of:=IF(['height based'.M14]&gt;0;&quot;[&quot; &amp; ['height based'.M$1]&amp; &quot;,&quot; &amp; SUBSTITUTE(TEXT(['height based'.M14];&quot;#0,#&quot;);&quot;,&quot;;&quot;.&quot;)&amp;&quot;] ,&quot;;&quot;&quot;)&amp;[.N14]">
            <text:p/>
          </table:table-cell>
          <table:table-cell table:style-name="ce15" table:formula="of:=IF(['height based'.N14]&gt;0;&quot;[&quot; &amp; ['height based'.N$1]&amp; &quot;,&quot; &amp; SUBSTITUTE(TEXT(['height based'.N14];&quot;#0,#&quot;);&quot;,&quot;;&quot;.&quot;)&amp;&quot;] ,&quot;;&quot;&quot;)&amp;[.O14]">
            <text:p/>
          </table:table-cell>
          <table:table-cell table:style-name="ce15" table:formula="of:=IF(['height based'.O14]&gt;0;&quot;[&quot; &amp; ['height based'.O$1]&amp; &quot;,&quot; &amp; SUBSTITUTE(TEXT(['height based'.O14];&quot;#0,#&quot;);&quot;,&quot;;&quot;.&quot;)&amp;&quot;] ,&quot;;&quot;&quot;)&amp;[.P14]">
            <text:p/>
          </table:table-cell>
          <table:table-cell table:style-name="ce15" table:formula="of:=IF(['height based'.P14]&gt;0;&quot;[&quot; &amp; ['height based'.P$1]&amp; &quot;,&quot; &amp; SUBSTITUTE(TEXT(['height based'.P14];&quot;#0,#&quot;);&quot;,&quot;;&quot;.&quot;)&amp;&quot;] ,&quot;;&quot;&quot;)&amp;[.Q14]">
            <text:p/>
          </table:table-cell>
          <table:table-cell table:style-name="ce15" table:formula="of:=IF(['height based'.Q14]&gt;0;&quot;[&quot; &amp; ['height based'.Q$1]&amp; &quot;,&quot; &amp; SUBSTITUTE(TEXT(['height based'.Q14];&quot;#0,#&quot;);&quot;,&quot;;&quot;.&quot;)&amp;&quot;] ,&quot;;&quot;&quot;)&amp;[.R14]">
            <text:p/>
          </table:table-cell>
          <table:table-cell table:style-name="ce15" table:formula="of:=IF(['height based'.R14]&gt;0;&quot;[&quot; &amp; ['height based'.R$1]&amp; &quot;,&quot; &amp; SUBSTITUTE(TEXT(['height based'.R14];&quot;#0,#&quot;);&quot;,&quot;;&quot;.&quot;)&amp;&quot;] ,&quot;;&quot;&quot;)&amp;[.S14]">
            <text:p/>
          </table:table-cell>
          <table:table-cell table:style-name="ce15" table:formula="of:=IF(['height based'.S14]&gt;0;&quot;[&quot; &amp; ['height based'.S$1]&amp; &quot;,&quot; &amp; SUBSTITUTE(TEXT(['height based'.S14];&quot;#0,#&quot;);&quot;,&quot;;&quot;.&quot;)&amp;&quot;] ,&quot;;&quot;&quot;)&amp;[.T14]">
            <text:p/>
          </table:table-cell>
          <table:table-cell table:style-name="ce15" table:formula="of:=IF(['height based'.T14]&gt;0;&quot;[&quot; &amp; ['height based'.T$1]&amp; &quot;,&quot; &amp; SUBSTITUTE(TEXT(['height based'.T14];&quot;#0,#&quot;);&quot;,&quot;;&quot;.&quot;)&amp;&quot;] ,&quot;;&quot;&quot;)&amp;[.U14]">
            <text:p/>
          </table:table-cell>
          <table:table-cell table:style-name="ce15" table:formula="of:=IF(['height based'.U14]&gt;0;&quot;[&quot; &amp; ['height based'.U$1]&amp; &quot;,&quot; &amp; SUBSTITUTE(TEXT(['height based'.U14];&quot;#0,#&quot;);&quot;,&quot;;&quot;.&quot;)&amp;&quot;] ,&quot;;&quot;&quot;)&amp;[.V14]">
            <text:p/>
          </table:table-cell>
          <table:table-cell table:style-name="ce15" table:formula="of:=IF(['height based'.V14]&gt;0;&quot;[&quot; &amp; ['height based'.V$1]&amp; &quot;,&quot; &amp; SUBSTITUTE(TEXT(['height based'.V14];&quot;#0,#&quot;);&quot;,&quot;;&quot;.&quot;)&amp;&quot;] ,&quot;;&quot;&quot;)&amp;[.W14]">
            <text:p/>
          </table:table-cell>
          <table:table-cell table:style-name="ce15" table:formula="of:=IF(['height based'.W14]&gt;0;&quot;[&quot; &amp; ['height based'.W$1]&amp; &quot;,&quot; &amp; SUBSTITUTE(TEXT(['height based'.W14];&quot;#0,#&quot;);&quot;,&quot;;&quot;.&quot;)&amp;&quot;] ,&quot;;&quot;&quot;)&amp;[.X14]">
            <text:p/>
          </table:table-cell>
          <table:table-cell table:style-name="ce15" table:formula="of:=IF(['height based'.X14]&gt;0;&quot;[&quot; &amp; ['height based'.X$1]&amp; &quot;,&quot; &amp; SUBSTITUTE(TEXT(['height based'.X14];&quot;#0,#&quot;);&quot;,&quot;;&quot;.&quot;)&amp;&quot;] ,&quot;;&quot;&quot;)&amp;[.Y14]">
            <text:p/>
          </table:table-cell>
          <table:table-cell table:style-name="ce15" table:formula="of:=IF(['height based'.Y14]&gt;0;&quot;[&quot; &amp; ['height based'.Y$1]&amp; &quot;,&quot; &amp; SUBSTITUTE(TEXT(['height based'.Y14];&quot;#0,#&quot;);&quot;,&quot;;&quot;.&quot;)&amp;&quot;] ,&quot;;&quot;&quot;)&amp;[.Z14]">
            <text:p/>
          </table:table-cell>
          <table:table-cell table:style-name="ce15" table:formula="of:=IF(['height based'.Z14]&gt;0;&quot;[&quot; &amp; ['height based'.Z$1]&amp; &quot;,&quot; &amp; SUBSTITUTE(TEXT(['height based'.Z14];&quot;#0,#&quot;);&quot;,&quot;;&quot;.&quot;)&amp;&quot;] ,&quot;;&quot;&quot;)&amp;[.AA14]">
            <text:p/>
          </table:table-cell>
          <table:table-cell table:style-name="ce15" table:formula="of:=IF(['height based'.AA14]&gt;0;&quot;[&quot; &amp; ['height based'.AA$1]&amp; &quot;,&quot; &amp; SUBSTITUTE(TEXT(['height based'.AA14];&quot;#0,#&quot;);&quot;,&quot;;&quot;.&quot;)&amp;&quot;] ,&quot;;&quot;&quot;)&amp;[.AB14]">
            <text:p/>
          </table:table-cell>
          <table:table-cell table:style-name="ce15" table:formula="of:=IF(['height based'.AB14]&gt;0;&quot;[&quot; &amp; ['height based'.AB$1]&amp; &quot;,&quot; &amp; SUBSTITUTE(TEXT(['height based'.AB14];&quot;#0,#&quot;);&quot;,&quot;;&quot;.&quot;)&amp;&quot;] ,&quot;;&quot;&quot;)&amp;[.AC14]">
            <text:p/>
          </table:table-cell>
          <table:table-cell table:style-name="ce15" table:formula="of:=IF(['height based'.AC14]&gt;0;&quot;[&quot; &amp; ['height based'.AC$1]&amp; &quot;,&quot; &amp; SUBSTITUTE(TEXT(['height based'.AC14];&quot;#0,#&quot;);&quot;,&quot;;&quot;.&quot;)&amp;&quot;] ,&quot;;&quot;&quot;)&amp;[.AD14]">
            <text:p/>
          </table:table-cell>
          <table:table-cell table:style-name="ce15" table:formula="of:=IF(['height based'.AD14]&gt;0;&quot;[&quot; &amp; ['height based'.AD$1]&amp; &quot;,&quot; &amp; SUBSTITUTE(TEXT(['height based'.AD14];&quot;#0,#&quot;);&quot;,&quot;;&quot;.&quot;)&amp;&quot;] ,&quot;;&quot;&quot;)&amp;[.AE14]">
            <text:p/>
          </table:table-cell>
          <table:table-cell table:style-name="ce15" table:formula="of:=IF(['height based'.AE14]&gt;0;&quot;[&quot; &amp; ['height based'.AE$1]&amp; &quot;,&quot; &amp; SUBSTITUTE(TEXT(['height based'.AE14];&quot;#0,#&quot;);&quot;,&quot;;&quot;.&quot;)&amp;&quot;] ,&quot;;&quot;&quot;)&amp;[.AF14]">
            <text:p/>
          </table:table-cell>
          <table:table-cell table:style-name="ce15" table:formula="of:=IF(['height based'.AF14]&gt;0;&quot;[&quot; &amp; ['height based'.AF$1]&amp; &quot;,&quot; &amp; SUBSTITUTE(TEXT(['height based'.AF14];&quot;#0,#&quot;);&quot;,&quot;;&quot;.&quot;)&amp;&quot;] ,&quot;;&quot;&quot;)&amp;[.AG14]">
            <text:p/>
          </table:table-cell>
          <table:table-cell table:style-name="ce15" table:formula="of:=IF(['height based'.AG14]&gt;0;&quot;[&quot; &amp; ['height based'.AG$1]&amp; &quot;,&quot; &amp; SUBSTITUTE(TEXT(['height based'.AG14];&quot;#0,#&quot;);&quot;,&quot;;&quot;.&quot;)&amp;&quot;] ,&quot;;&quot;&quot;)&amp;[.AH14]">
            <text:p/>
          </table:table-cell>
        </table:table-row>
        <table:table-row table:style-name="ro1">
          <table:table-cell table:formula="of:=IF(['height based'.B15]&lt;&gt;&quot;&quot;;['height based concatenate'.C15]&amp;&quot;= {};&quot;;&quot;&quot;)">
            <text:p/>
          </table:table-cell>
          <table:table-cell table:formula="of:=IF(['height based'.C15]=&quot;&quot;;&quot;&quot;;['height based concatenate'.C15]&amp;&quot;.&quot;&amp;['height based'.C15]&amp;&quot; = [&quot; &amp; ['height based concatenate'.D15]&amp;&quot;];&quot;)">
            <text:p/>
          </table:table-cell>
          <table:table-cell table:formula="of:=IF(['height based'.B15]&lt;&gt;&quot;&quot;;['height based'.$B$1]&amp;&quot;.&quot;&amp;['height based'.B15];[.C14])" office:value-type="string" office:string-value="amd_stats.f.wh">
            <text:p>amd_stats.f.wh</text:p>
          </table:table-cell>
          <table:table-cell table:style-name="ce15" table:formula="of:=IF(['height based'.D15]&gt;0;&quot;[&quot; &amp; ['height based'.D$1]&amp; &quot;,&quot; &amp; SUBSTITUTE(TEXT(['height based'.D15];&quot;#0,#&quot;);&quot;,&quot;;&quot;.&quot;)&amp;&quot;] ,&quot;;&quot;&quot;)&amp;[.E15]">
            <text:p/>
          </table:table-cell>
          <table:table-cell table:style-name="ce15" table:formula="of:=IF(['height based'.E15]&gt;0;&quot;[&quot; &amp; ['height based'.E$1]&amp; &quot;,&quot; &amp; SUBSTITUTE(TEXT(['height based'.E15];&quot;#0,#&quot;);&quot;,&quot;;&quot;.&quot;)&amp;&quot;] ,&quot;;&quot;&quot;)&amp;[.F15]">
            <text:p/>
          </table:table-cell>
          <table:table-cell table:style-name="ce15" table:formula="of:=IF(['height based'.F15]&gt;0;&quot;[&quot; &amp; ['height based'.F$1]&amp; &quot;,&quot; &amp; SUBSTITUTE(TEXT(['height based'.F15];&quot;#0,#&quot;);&quot;,&quot;;&quot;.&quot;)&amp;&quot;] ,&quot;;&quot;&quot;)&amp;[.G15]">
            <text:p/>
          </table:table-cell>
          <table:table-cell table:style-name="ce15" table:formula="of:=IF(['height based'.G15]&gt;0;&quot;[&quot; &amp; ['height based'.G$1]&amp; &quot;,&quot; &amp; SUBSTITUTE(TEXT(['height based'.G15];&quot;#0,#&quot;);&quot;,&quot;;&quot;.&quot;)&amp;&quot;] ,&quot;;&quot;&quot;)&amp;[.H15]">
            <text:p/>
          </table:table-cell>
          <table:table-cell table:style-name="ce15" table:formula="of:=IF(['height based'.H15]&gt;0;&quot;[&quot; &amp; ['height based'.H$1]&amp; &quot;,&quot; &amp; SUBSTITUTE(TEXT(['height based'.H15];&quot;#0,#&quot;);&quot;,&quot;;&quot;.&quot;)&amp;&quot;] ,&quot;;&quot;&quot;)&amp;[.I15]">
            <text:p/>
          </table:table-cell>
          <table:table-cell table:style-name="ce15" table:formula="of:=IF(['height based'.I15]&gt;0;&quot;[&quot; &amp; ['height based'.I$1]&amp; &quot;,&quot; &amp; SUBSTITUTE(TEXT(['height based'.I15];&quot;#0,#&quot;);&quot;,&quot;;&quot;.&quot;)&amp;&quot;] ,&quot;;&quot;&quot;)&amp;[.J15]">
            <text:p/>
          </table:table-cell>
          <table:table-cell table:style-name="ce15" table:formula="of:=IF(['height based'.J15]&gt;0;&quot;[&quot; &amp; ['height based'.J$1]&amp; &quot;,&quot; &amp; SUBSTITUTE(TEXT(['height based'.J15];&quot;#0,#&quot;);&quot;,&quot;;&quot;.&quot;)&amp;&quot;] ,&quot;;&quot;&quot;)&amp;[.K15]">
            <text:p/>
          </table:table-cell>
          <table:table-cell table:style-name="ce15" table:formula="of:=IF(['height based'.K15]&gt;0;&quot;[&quot; &amp; ['height based'.K$1]&amp; &quot;,&quot; &amp; SUBSTITUTE(TEXT(['height based'.K15];&quot;#0,#&quot;);&quot;,&quot;;&quot;.&quot;)&amp;&quot;] ,&quot;;&quot;&quot;)&amp;[.L15]">
            <text:p/>
          </table:table-cell>
          <table:table-cell table:style-name="ce15" table:formula="of:=IF(['height based'.L15]&gt;0;&quot;[&quot; &amp; ['height based'.L$1]&amp; &quot;,&quot; &amp; SUBSTITUTE(TEXT(['height based'.L15];&quot;#0,#&quot;);&quot;,&quot;;&quot;.&quot;)&amp;&quot;] ,&quot;;&quot;&quot;)&amp;[.M15]">
            <text:p/>
          </table:table-cell>
          <table:table-cell table:style-name="ce15" table:formula="of:=IF(['height based'.M15]&gt;0;&quot;[&quot; &amp; ['height based'.M$1]&amp; &quot;,&quot; &amp; SUBSTITUTE(TEXT(['height based'.M15];&quot;#0,#&quot;);&quot;,&quot;;&quot;.&quot;)&amp;&quot;] ,&quot;;&quot;&quot;)&amp;[.N15]">
            <text:p/>
          </table:table-cell>
          <table:table-cell table:style-name="ce15" table:formula="of:=IF(['height based'.N15]&gt;0;&quot;[&quot; &amp; ['height based'.N$1]&amp; &quot;,&quot; &amp; SUBSTITUTE(TEXT(['height based'.N15];&quot;#0,#&quot;);&quot;,&quot;;&quot;.&quot;)&amp;&quot;] ,&quot;;&quot;&quot;)&amp;[.O15]">
            <text:p/>
          </table:table-cell>
          <table:table-cell table:style-name="ce15" table:formula="of:=IF(['height based'.O15]&gt;0;&quot;[&quot; &amp; ['height based'.O$1]&amp; &quot;,&quot; &amp; SUBSTITUTE(TEXT(['height based'.O15];&quot;#0,#&quot;);&quot;,&quot;;&quot;.&quot;)&amp;&quot;] ,&quot;;&quot;&quot;)&amp;[.P15]">
            <text:p/>
          </table:table-cell>
          <table:table-cell table:style-name="ce15" table:formula="of:=IF(['height based'.P15]&gt;0;&quot;[&quot; &amp; ['height based'.P$1]&amp; &quot;,&quot; &amp; SUBSTITUTE(TEXT(['height based'.P15];&quot;#0,#&quot;);&quot;,&quot;;&quot;.&quot;)&amp;&quot;] ,&quot;;&quot;&quot;)&amp;[.Q15]">
            <text:p/>
          </table:table-cell>
          <table:table-cell table:style-name="ce15" table:formula="of:=IF(['height based'.Q15]&gt;0;&quot;[&quot; &amp; ['height based'.Q$1]&amp; &quot;,&quot; &amp; SUBSTITUTE(TEXT(['height based'.Q15];&quot;#0,#&quot;);&quot;,&quot;;&quot;.&quot;)&amp;&quot;] ,&quot;;&quot;&quot;)&amp;[.R15]">
            <text:p/>
          </table:table-cell>
          <table:table-cell table:style-name="ce15" table:formula="of:=IF(['height based'.R15]&gt;0;&quot;[&quot; &amp; ['height based'.R$1]&amp; &quot;,&quot; &amp; SUBSTITUTE(TEXT(['height based'.R15];&quot;#0,#&quot;);&quot;,&quot;;&quot;.&quot;)&amp;&quot;] ,&quot;;&quot;&quot;)&amp;[.S15]">
            <text:p/>
          </table:table-cell>
          <table:table-cell table:style-name="ce15" table:formula="of:=IF(['height based'.S15]&gt;0;&quot;[&quot; &amp; ['height based'.S$1]&amp; &quot;,&quot; &amp; SUBSTITUTE(TEXT(['height based'.S15];&quot;#0,#&quot;);&quot;,&quot;;&quot;.&quot;)&amp;&quot;] ,&quot;;&quot;&quot;)&amp;[.T15]">
            <text:p/>
          </table:table-cell>
          <table:table-cell table:style-name="ce15" table:formula="of:=IF(['height based'.T15]&gt;0;&quot;[&quot; &amp; ['height based'.T$1]&amp; &quot;,&quot; &amp; SUBSTITUTE(TEXT(['height based'.T15];&quot;#0,#&quot;);&quot;,&quot;;&quot;.&quot;)&amp;&quot;] ,&quot;;&quot;&quot;)&amp;[.U15]">
            <text:p/>
          </table:table-cell>
          <table:table-cell table:style-name="ce15" table:formula="of:=IF(['height based'.U15]&gt;0;&quot;[&quot; &amp; ['height based'.U$1]&amp; &quot;,&quot; &amp; SUBSTITUTE(TEXT(['height based'.U15];&quot;#0,#&quot;);&quot;,&quot;;&quot;.&quot;)&amp;&quot;] ,&quot;;&quot;&quot;)&amp;[.V15]">
            <text:p/>
          </table:table-cell>
          <table:table-cell table:style-name="ce15" table:formula="of:=IF(['height based'.V15]&gt;0;&quot;[&quot; &amp; ['height based'.V$1]&amp; &quot;,&quot; &amp; SUBSTITUTE(TEXT(['height based'.V15];&quot;#0,#&quot;);&quot;,&quot;;&quot;.&quot;)&amp;&quot;] ,&quot;;&quot;&quot;)&amp;[.W15]">
            <text:p/>
          </table:table-cell>
          <table:table-cell table:style-name="ce15" table:formula="of:=IF(['height based'.W15]&gt;0;&quot;[&quot; &amp; ['height based'.W$1]&amp; &quot;,&quot; &amp; SUBSTITUTE(TEXT(['height based'.W15];&quot;#0,#&quot;);&quot;,&quot;;&quot;.&quot;)&amp;&quot;] ,&quot;;&quot;&quot;)&amp;[.X15]">
            <text:p/>
          </table:table-cell>
          <table:table-cell table:style-name="ce15" table:formula="of:=IF(['height based'.X15]&gt;0;&quot;[&quot; &amp; ['height based'.X$1]&amp; &quot;,&quot; &amp; SUBSTITUTE(TEXT(['height based'.X15];&quot;#0,#&quot;);&quot;,&quot;;&quot;.&quot;)&amp;&quot;] ,&quot;;&quot;&quot;)&amp;[.Y15]">
            <text:p/>
          </table:table-cell>
          <table:table-cell table:style-name="ce15" table:formula="of:=IF(['height based'.Y15]&gt;0;&quot;[&quot; &amp; ['height based'.Y$1]&amp; &quot;,&quot; &amp; SUBSTITUTE(TEXT(['height based'.Y15];&quot;#0,#&quot;);&quot;,&quot;;&quot;.&quot;)&amp;&quot;] ,&quot;;&quot;&quot;)&amp;[.Z15]">
            <text:p/>
          </table:table-cell>
          <table:table-cell table:style-name="ce15" table:formula="of:=IF(['height based'.Z15]&gt;0;&quot;[&quot; &amp; ['height based'.Z$1]&amp; &quot;,&quot; &amp; SUBSTITUTE(TEXT(['height based'.Z15];&quot;#0,#&quot;);&quot;,&quot;;&quot;.&quot;)&amp;&quot;] ,&quot;;&quot;&quot;)&amp;[.AA15]">
            <text:p/>
          </table:table-cell>
          <table:table-cell table:style-name="ce15" table:formula="of:=IF(['height based'.AA15]&gt;0;&quot;[&quot; &amp; ['height based'.AA$1]&amp; &quot;,&quot; &amp; SUBSTITUTE(TEXT(['height based'.AA15];&quot;#0,#&quot;);&quot;,&quot;;&quot;.&quot;)&amp;&quot;] ,&quot;;&quot;&quot;)&amp;[.AB15]">
            <text:p/>
          </table:table-cell>
          <table:table-cell table:style-name="ce15" table:formula="of:=IF(['height based'.AB15]&gt;0;&quot;[&quot; &amp; ['height based'.AB$1]&amp; &quot;,&quot; &amp; SUBSTITUTE(TEXT(['height based'.AB15];&quot;#0,#&quot;);&quot;,&quot;;&quot;.&quot;)&amp;&quot;] ,&quot;;&quot;&quot;)&amp;[.AC15]">
            <text:p/>
          </table:table-cell>
          <table:table-cell table:style-name="ce15" table:formula="of:=IF(['height based'.AC15]&gt;0;&quot;[&quot; &amp; ['height based'.AC$1]&amp; &quot;,&quot; &amp; SUBSTITUTE(TEXT(['height based'.AC15];&quot;#0,#&quot;);&quot;,&quot;;&quot;.&quot;)&amp;&quot;] ,&quot;;&quot;&quot;)&amp;[.AD15]">
            <text:p/>
          </table:table-cell>
          <table:table-cell table:style-name="ce15" table:formula="of:=IF(['height based'.AD15]&gt;0;&quot;[&quot; &amp; ['height based'.AD$1]&amp; &quot;,&quot; &amp; SUBSTITUTE(TEXT(['height based'.AD15];&quot;#0,#&quot;);&quot;,&quot;;&quot;.&quot;)&amp;&quot;] ,&quot;;&quot;&quot;)&amp;[.AE15]">
            <text:p/>
          </table:table-cell>
          <table:table-cell table:style-name="ce15" table:formula="of:=IF(['height based'.AE15]&gt;0;&quot;[&quot; &amp; ['height based'.AE$1]&amp; &quot;,&quot; &amp; SUBSTITUTE(TEXT(['height based'.AE15];&quot;#0,#&quot;);&quot;,&quot;;&quot;.&quot;)&amp;&quot;] ,&quot;;&quot;&quot;)&amp;[.AF15]">
            <text:p/>
          </table:table-cell>
          <table:table-cell table:style-name="ce15" table:formula="of:=IF(['height based'.AF15]&gt;0;&quot;[&quot; &amp; ['height based'.AF$1]&amp; &quot;,&quot; &amp; SUBSTITUTE(TEXT(['height based'.AF15];&quot;#0,#&quot;);&quot;,&quot;;&quot;.&quot;)&amp;&quot;] ,&quot;;&quot;&quot;)&amp;[.AG15]">
            <text:p/>
          </table:table-cell>
          <table:table-cell table:style-name="ce15" table:formula="of:=IF(['height based'.AG15]&gt;0;&quot;[&quot; &amp; ['height based'.AG$1]&amp; &quot;,&quot; &amp; SUBSTITUTE(TEXT(['height based'.AG15];&quot;#0,#&quot;);&quot;,&quot;;&quot;.&quot;)&amp;&quot;] ,&quot;;&quot;&quot;)&amp;[.AH15]">
            <text:p/>
          </table:table-cell>
        </table:table-row>
        <table:table-row table:style-name="ro1">
          <table:table-cell table:formula="of:=IF(['height based'.B16]&lt;&gt;&quot;&quot;;['height based concatenate'.C16]&amp;&quot;= {};&quot;;&quot;&quot;)">
            <text:p/>
          </table:table-cell>
          <table:table-cell table:formula="of:=IF(['height based'.C16]=&quot;&quot;;&quot;&quot;;['height based concatenate'.C16]&amp;&quot;.&quot;&amp;['height based'.C16]&amp;&quot; = [&quot; &amp; ['height based concatenate'.D16]&amp;&quot;];&quot;)">
            <text:p/>
          </table:table-cell>
          <table:table-cell table:formula="of:=IF(['height based'.B16]&lt;&gt;&quot;&quot;;['height based'.$B$1]&amp;&quot;.&quot;&amp;['height based'.B16];[.C15])" office:value-type="string" office:string-value="amd_stats.f.wh">
            <text:p>amd_stats.f.wh</text:p>
          </table:table-cell>
          <table:table-cell table:style-name="ce15" table:formula="of:=IF(['height based'.D16]&gt;0;&quot;[&quot; &amp; ['height based'.D$1]&amp; &quot;,&quot; &amp; SUBSTITUTE(TEXT(['height based'.D16];&quot;#0,#&quot;);&quot;,&quot;;&quot;.&quot;)&amp;&quot;] ,&quot;;&quot;&quot;)&amp;[.E16]">
            <text:p/>
          </table:table-cell>
          <table:table-cell table:style-name="ce15" table:formula="of:=IF(['height based'.E16]&gt;0;&quot;[&quot; &amp; ['height based'.E$1]&amp; &quot;,&quot; &amp; SUBSTITUTE(TEXT(['height based'.E16];&quot;#0,#&quot;);&quot;,&quot;;&quot;.&quot;)&amp;&quot;] ,&quot;;&quot;&quot;)&amp;[.F16]">
            <text:p/>
          </table:table-cell>
          <table:table-cell table:style-name="ce15" table:formula="of:=IF(['height based'.F16]&gt;0;&quot;[&quot; &amp; ['height based'.F$1]&amp; &quot;,&quot; &amp; SUBSTITUTE(TEXT(['height based'.F16];&quot;#0,#&quot;);&quot;,&quot;;&quot;.&quot;)&amp;&quot;] ,&quot;;&quot;&quot;)&amp;[.G16]">
            <text:p/>
          </table:table-cell>
          <table:table-cell table:style-name="ce15" table:formula="of:=IF(['height based'.G16]&gt;0;&quot;[&quot; &amp; ['height based'.G$1]&amp; &quot;,&quot; &amp; SUBSTITUTE(TEXT(['height based'.G16];&quot;#0,#&quot;);&quot;,&quot;;&quot;.&quot;)&amp;&quot;] ,&quot;;&quot;&quot;)&amp;[.H16]">
            <text:p/>
          </table:table-cell>
          <table:table-cell table:style-name="ce15" table:formula="of:=IF(['height based'.H16]&gt;0;&quot;[&quot; &amp; ['height based'.H$1]&amp; &quot;,&quot; &amp; SUBSTITUTE(TEXT(['height based'.H16];&quot;#0,#&quot;);&quot;,&quot;;&quot;.&quot;)&amp;&quot;] ,&quot;;&quot;&quot;)&amp;[.I16]">
            <text:p/>
          </table:table-cell>
          <table:table-cell table:style-name="ce15" table:formula="of:=IF(['height based'.I16]&gt;0;&quot;[&quot; &amp; ['height based'.I$1]&amp; &quot;,&quot; &amp; SUBSTITUTE(TEXT(['height based'.I16];&quot;#0,#&quot;);&quot;,&quot;;&quot;.&quot;)&amp;&quot;] ,&quot;;&quot;&quot;)&amp;[.J16]">
            <text:p/>
          </table:table-cell>
          <table:table-cell table:style-name="ce15" table:formula="of:=IF(['height based'.J16]&gt;0;&quot;[&quot; &amp; ['height based'.J$1]&amp; &quot;,&quot; &amp; SUBSTITUTE(TEXT(['height based'.J16];&quot;#0,#&quot;);&quot;,&quot;;&quot;.&quot;)&amp;&quot;] ,&quot;;&quot;&quot;)&amp;[.K16]">
            <text:p/>
          </table:table-cell>
          <table:table-cell table:style-name="ce15" table:formula="of:=IF(['height based'.K16]&gt;0;&quot;[&quot; &amp; ['height based'.K$1]&amp; &quot;,&quot; &amp; SUBSTITUTE(TEXT(['height based'.K16];&quot;#0,#&quot;);&quot;,&quot;;&quot;.&quot;)&amp;&quot;] ,&quot;;&quot;&quot;)&amp;[.L16]">
            <text:p/>
          </table:table-cell>
          <table:table-cell table:style-name="ce15" table:formula="of:=IF(['height based'.L16]&gt;0;&quot;[&quot; &amp; ['height based'.L$1]&amp; &quot;,&quot; &amp; SUBSTITUTE(TEXT(['height based'.L16];&quot;#0,#&quot;);&quot;,&quot;;&quot;.&quot;)&amp;&quot;] ,&quot;;&quot;&quot;)&amp;[.M16]">
            <text:p/>
          </table:table-cell>
          <table:table-cell table:style-name="ce15" table:formula="of:=IF(['height based'.M16]&gt;0;&quot;[&quot; &amp; ['height based'.M$1]&amp; &quot;,&quot; &amp; SUBSTITUTE(TEXT(['height based'.M16];&quot;#0,#&quot;);&quot;,&quot;;&quot;.&quot;)&amp;&quot;] ,&quot;;&quot;&quot;)&amp;[.N16]">
            <text:p/>
          </table:table-cell>
          <table:table-cell table:style-name="ce15" table:formula="of:=IF(['height based'.N16]&gt;0;&quot;[&quot; &amp; ['height based'.N$1]&amp; &quot;,&quot; &amp; SUBSTITUTE(TEXT(['height based'.N16];&quot;#0,#&quot;);&quot;,&quot;;&quot;.&quot;)&amp;&quot;] ,&quot;;&quot;&quot;)&amp;[.O16]">
            <text:p/>
          </table:table-cell>
          <table:table-cell table:style-name="ce15" table:formula="of:=IF(['height based'.O16]&gt;0;&quot;[&quot; &amp; ['height based'.O$1]&amp; &quot;,&quot; &amp; SUBSTITUTE(TEXT(['height based'.O16];&quot;#0,#&quot;);&quot;,&quot;;&quot;.&quot;)&amp;&quot;] ,&quot;;&quot;&quot;)&amp;[.P16]">
            <text:p/>
          </table:table-cell>
          <table:table-cell table:style-name="ce15" table:formula="of:=IF(['height based'.P16]&gt;0;&quot;[&quot; &amp; ['height based'.P$1]&amp; &quot;,&quot; &amp; SUBSTITUTE(TEXT(['height based'.P16];&quot;#0,#&quot;);&quot;,&quot;;&quot;.&quot;)&amp;&quot;] ,&quot;;&quot;&quot;)&amp;[.Q16]">
            <text:p/>
          </table:table-cell>
          <table:table-cell table:style-name="ce15" table:formula="of:=IF(['height based'.Q16]&gt;0;&quot;[&quot; &amp; ['height based'.Q$1]&amp; &quot;,&quot; &amp; SUBSTITUTE(TEXT(['height based'.Q16];&quot;#0,#&quot;);&quot;,&quot;;&quot;.&quot;)&amp;&quot;] ,&quot;;&quot;&quot;)&amp;[.R16]">
            <text:p/>
          </table:table-cell>
          <table:table-cell table:style-name="ce15" table:formula="of:=IF(['height based'.R16]&gt;0;&quot;[&quot; &amp; ['height based'.R$1]&amp; &quot;,&quot; &amp; SUBSTITUTE(TEXT(['height based'.R16];&quot;#0,#&quot;);&quot;,&quot;;&quot;.&quot;)&amp;&quot;] ,&quot;;&quot;&quot;)&amp;[.S16]">
            <text:p/>
          </table:table-cell>
          <table:table-cell table:style-name="ce15" table:formula="of:=IF(['height based'.S16]&gt;0;&quot;[&quot; &amp; ['height based'.S$1]&amp; &quot;,&quot; &amp; SUBSTITUTE(TEXT(['height based'.S16];&quot;#0,#&quot;);&quot;,&quot;;&quot;.&quot;)&amp;&quot;] ,&quot;;&quot;&quot;)&amp;[.T16]">
            <text:p/>
          </table:table-cell>
          <table:table-cell table:style-name="ce15" table:formula="of:=IF(['height based'.T16]&gt;0;&quot;[&quot; &amp; ['height based'.T$1]&amp; &quot;,&quot; &amp; SUBSTITUTE(TEXT(['height based'.T16];&quot;#0,#&quot;);&quot;,&quot;;&quot;.&quot;)&amp;&quot;] ,&quot;;&quot;&quot;)&amp;[.U16]">
            <text:p/>
          </table:table-cell>
          <table:table-cell table:style-name="ce15" table:formula="of:=IF(['height based'.U16]&gt;0;&quot;[&quot; &amp; ['height based'.U$1]&amp; &quot;,&quot; &amp; SUBSTITUTE(TEXT(['height based'.U16];&quot;#0,#&quot;);&quot;,&quot;;&quot;.&quot;)&amp;&quot;] ,&quot;;&quot;&quot;)&amp;[.V16]">
            <text:p/>
          </table:table-cell>
          <table:table-cell table:style-name="ce15" table:formula="of:=IF(['height based'.V16]&gt;0;&quot;[&quot; &amp; ['height based'.V$1]&amp; &quot;,&quot; &amp; SUBSTITUTE(TEXT(['height based'.V16];&quot;#0,#&quot;);&quot;,&quot;;&quot;.&quot;)&amp;&quot;] ,&quot;;&quot;&quot;)&amp;[.W16]">
            <text:p/>
          </table:table-cell>
          <table:table-cell table:style-name="ce15" table:formula="of:=IF(['height based'.W16]&gt;0;&quot;[&quot; &amp; ['height based'.W$1]&amp; &quot;,&quot; &amp; SUBSTITUTE(TEXT(['height based'.W16];&quot;#0,#&quot;);&quot;,&quot;;&quot;.&quot;)&amp;&quot;] ,&quot;;&quot;&quot;)&amp;[.X16]">
            <text:p/>
          </table:table-cell>
          <table:table-cell table:style-name="ce15" table:formula="of:=IF(['height based'.X16]&gt;0;&quot;[&quot; &amp; ['height based'.X$1]&amp; &quot;,&quot; &amp; SUBSTITUTE(TEXT(['height based'.X16];&quot;#0,#&quot;);&quot;,&quot;;&quot;.&quot;)&amp;&quot;] ,&quot;;&quot;&quot;)&amp;[.Y16]">
            <text:p/>
          </table:table-cell>
          <table:table-cell table:style-name="ce15" table:formula="of:=IF(['height based'.Y16]&gt;0;&quot;[&quot; &amp; ['height based'.Y$1]&amp; &quot;,&quot; &amp; SUBSTITUTE(TEXT(['height based'.Y16];&quot;#0,#&quot;);&quot;,&quot;;&quot;.&quot;)&amp;&quot;] ,&quot;;&quot;&quot;)&amp;[.Z16]">
            <text:p/>
          </table:table-cell>
          <table:table-cell table:style-name="ce15" table:formula="of:=IF(['height based'.Z16]&gt;0;&quot;[&quot; &amp; ['height based'.Z$1]&amp; &quot;,&quot; &amp; SUBSTITUTE(TEXT(['height based'.Z16];&quot;#0,#&quot;);&quot;,&quot;;&quot;.&quot;)&amp;&quot;] ,&quot;;&quot;&quot;)&amp;[.AA16]">
            <text:p/>
          </table:table-cell>
          <table:table-cell table:style-name="ce15" table:formula="of:=IF(['height based'.AA16]&gt;0;&quot;[&quot; &amp; ['height based'.AA$1]&amp; &quot;,&quot; &amp; SUBSTITUTE(TEXT(['height based'.AA16];&quot;#0,#&quot;);&quot;,&quot;;&quot;.&quot;)&amp;&quot;] ,&quot;;&quot;&quot;)&amp;[.AB16]">
            <text:p/>
          </table:table-cell>
          <table:table-cell table:style-name="ce15" table:formula="of:=IF(['height based'.AB16]&gt;0;&quot;[&quot; &amp; ['height based'.AB$1]&amp; &quot;,&quot; &amp; SUBSTITUTE(TEXT(['height based'.AB16];&quot;#0,#&quot;);&quot;,&quot;;&quot;.&quot;)&amp;&quot;] ,&quot;;&quot;&quot;)&amp;[.AC16]">
            <text:p/>
          </table:table-cell>
          <table:table-cell table:style-name="ce15" table:formula="of:=IF(['height based'.AC16]&gt;0;&quot;[&quot; &amp; ['height based'.AC$1]&amp; &quot;,&quot; &amp; SUBSTITUTE(TEXT(['height based'.AC16];&quot;#0,#&quot;);&quot;,&quot;;&quot;.&quot;)&amp;&quot;] ,&quot;;&quot;&quot;)&amp;[.AD16]">
            <text:p/>
          </table:table-cell>
          <table:table-cell table:style-name="ce15" table:formula="of:=IF(['height based'.AD16]&gt;0;&quot;[&quot; &amp; ['height based'.AD$1]&amp; &quot;,&quot; &amp; SUBSTITUTE(TEXT(['height based'.AD16];&quot;#0,#&quot;);&quot;,&quot;;&quot;.&quot;)&amp;&quot;] ,&quot;;&quot;&quot;)&amp;[.AE16]">
            <text:p/>
          </table:table-cell>
          <table:table-cell table:style-name="ce15" table:formula="of:=IF(['height based'.AE16]&gt;0;&quot;[&quot; &amp; ['height based'.AE$1]&amp; &quot;,&quot; &amp; SUBSTITUTE(TEXT(['height based'.AE16];&quot;#0,#&quot;);&quot;,&quot;;&quot;.&quot;)&amp;&quot;] ,&quot;;&quot;&quot;)&amp;[.AF16]">
            <text:p/>
          </table:table-cell>
          <table:table-cell table:style-name="ce15" table:formula="of:=IF(['height based'.AF16]&gt;0;&quot;[&quot; &amp; ['height based'.AF$1]&amp; &quot;,&quot; &amp; SUBSTITUTE(TEXT(['height based'.AF16];&quot;#0,#&quot;);&quot;,&quot;;&quot;.&quot;)&amp;&quot;] ,&quot;;&quot;&quot;)&amp;[.AG16]">
            <text:p/>
          </table:table-cell>
          <table:table-cell table:style-name="ce15" table:formula="of:=IF(['height based'.AG16]&gt;0;&quot;[&quot; &amp; ['height based'.AG$1]&amp; &quot;,&quot; &amp; SUBSTITUTE(TEXT(['height based'.AG16];&quot;#0,#&quot;);&quot;,&quot;;&quot;.&quot;)&amp;&quot;] ,&quot;;&quot;&quot;)&amp;[.AH16]">
            <text:p/>
          </table:table-cell>
        </table:table-row>
        <table:table-row table:style-name="ro1">
          <table:table-cell table:formula="of:=IF(['height based'.B17]&lt;&gt;&quot;&quot;;['height based concatenate'.C17]&amp;&quot;= {};&quot;;&quot;&quot;)">
            <text:p/>
          </table:table-cell>
          <table:table-cell table:formula="of:=IF(['height based'.C17]=&quot;&quot;;&quot;&quot;;['height based concatenate'.C17]&amp;&quot;.&quot;&amp;['height based'.C17]&amp;&quot; = [&quot; &amp; ['height based concatenate'.D17]&amp;&quot;];&quot;)">
            <text:p/>
          </table:table-cell>
          <table:table-cell table:formula="of:=IF(['height based'.B17]&lt;&gt;&quot;&quot;;['height based'.$B$1]&amp;&quot;.&quot;&amp;['height based'.B17];[.C16])" office:value-type="string" office:string-value="amd_stats.f.wh">
            <text:p>amd_stats.f.wh</text:p>
          </table:table-cell>
          <table:table-cell table:style-name="ce15" table:formula="of:=IF(['height based'.D17]&gt;0;&quot;[&quot; &amp; ['height based'.D$1]&amp; &quot;,&quot; &amp; SUBSTITUTE(TEXT(['height based'.D17];&quot;#0,#&quot;);&quot;,&quot;;&quot;.&quot;)&amp;&quot;] ,&quot;;&quot;&quot;)&amp;[.E17]">
            <text:p/>
          </table:table-cell>
          <table:table-cell table:style-name="ce15" table:formula="of:=IF(['height based'.E17]&gt;0;&quot;[&quot; &amp; ['height based'.E$1]&amp; &quot;,&quot; &amp; SUBSTITUTE(TEXT(['height based'.E17];&quot;#0,#&quot;);&quot;,&quot;;&quot;.&quot;)&amp;&quot;] ,&quot;;&quot;&quot;)&amp;[.F17]">
            <text:p/>
          </table:table-cell>
          <table:table-cell table:style-name="ce15" table:formula="of:=IF(['height based'.F17]&gt;0;&quot;[&quot; &amp; ['height based'.F$1]&amp; &quot;,&quot; &amp; SUBSTITUTE(TEXT(['height based'.F17];&quot;#0,#&quot;);&quot;,&quot;;&quot;.&quot;)&amp;&quot;] ,&quot;;&quot;&quot;)&amp;[.G17]">
            <text:p/>
          </table:table-cell>
          <table:table-cell table:style-name="ce15" table:formula="of:=IF(['height based'.G17]&gt;0;&quot;[&quot; &amp; ['height based'.G$1]&amp; &quot;,&quot; &amp; SUBSTITUTE(TEXT(['height based'.G17];&quot;#0,#&quot;);&quot;,&quot;;&quot;.&quot;)&amp;&quot;] ,&quot;;&quot;&quot;)&amp;[.H17]">
            <text:p/>
          </table:table-cell>
          <table:table-cell table:style-name="ce15" table:formula="of:=IF(['height based'.H17]&gt;0;&quot;[&quot; &amp; ['height based'.H$1]&amp; &quot;,&quot; &amp; SUBSTITUTE(TEXT(['height based'.H17];&quot;#0,#&quot;);&quot;,&quot;;&quot;.&quot;)&amp;&quot;] ,&quot;;&quot;&quot;)&amp;[.I17]">
            <text:p/>
          </table:table-cell>
          <table:table-cell table:style-name="ce15" table:formula="of:=IF(['height based'.I17]&gt;0;&quot;[&quot; &amp; ['height based'.I$1]&amp; &quot;,&quot; &amp; SUBSTITUTE(TEXT(['height based'.I17];&quot;#0,#&quot;);&quot;,&quot;;&quot;.&quot;)&amp;&quot;] ,&quot;;&quot;&quot;)&amp;[.J17]">
            <text:p/>
          </table:table-cell>
          <table:table-cell table:style-name="ce15" table:formula="of:=IF(['height based'.J17]&gt;0;&quot;[&quot; &amp; ['height based'.J$1]&amp; &quot;,&quot; &amp; SUBSTITUTE(TEXT(['height based'.J17];&quot;#0,#&quot;);&quot;,&quot;;&quot;.&quot;)&amp;&quot;] ,&quot;;&quot;&quot;)&amp;[.K17]">
            <text:p/>
          </table:table-cell>
          <table:table-cell table:style-name="ce15" table:formula="of:=IF(['height based'.K17]&gt;0;&quot;[&quot; &amp; ['height based'.K$1]&amp; &quot;,&quot; &amp; SUBSTITUTE(TEXT(['height based'.K17];&quot;#0,#&quot;);&quot;,&quot;;&quot;.&quot;)&amp;&quot;] ,&quot;;&quot;&quot;)&amp;[.L17]">
            <text:p/>
          </table:table-cell>
          <table:table-cell table:style-name="ce15" table:formula="of:=IF(['height based'.L17]&gt;0;&quot;[&quot; &amp; ['height based'.L$1]&amp; &quot;,&quot; &amp; SUBSTITUTE(TEXT(['height based'.L17];&quot;#0,#&quot;);&quot;,&quot;;&quot;.&quot;)&amp;&quot;] ,&quot;;&quot;&quot;)&amp;[.M17]">
            <text:p/>
          </table:table-cell>
          <table:table-cell table:style-name="ce15" table:formula="of:=IF(['height based'.M17]&gt;0;&quot;[&quot; &amp; ['height based'.M$1]&amp; &quot;,&quot; &amp; SUBSTITUTE(TEXT(['height based'.M17];&quot;#0,#&quot;);&quot;,&quot;;&quot;.&quot;)&amp;&quot;] ,&quot;;&quot;&quot;)&amp;[.N17]">
            <text:p/>
          </table:table-cell>
          <table:table-cell table:style-name="ce15" table:formula="of:=IF(['height based'.N17]&gt;0;&quot;[&quot; &amp; ['height based'.N$1]&amp; &quot;,&quot; &amp; SUBSTITUTE(TEXT(['height based'.N17];&quot;#0,#&quot;);&quot;,&quot;;&quot;.&quot;)&amp;&quot;] ,&quot;;&quot;&quot;)&amp;[.O17]">
            <text:p/>
          </table:table-cell>
          <table:table-cell table:style-name="ce15" table:formula="of:=IF(['height based'.O17]&gt;0;&quot;[&quot; &amp; ['height based'.O$1]&amp; &quot;,&quot; &amp; SUBSTITUTE(TEXT(['height based'.O17];&quot;#0,#&quot;);&quot;,&quot;;&quot;.&quot;)&amp;&quot;] ,&quot;;&quot;&quot;)&amp;[.P17]">
            <text:p/>
          </table:table-cell>
          <table:table-cell table:style-name="ce15" table:formula="of:=IF(['height based'.P17]&gt;0;&quot;[&quot; &amp; ['height based'.P$1]&amp; &quot;,&quot; &amp; SUBSTITUTE(TEXT(['height based'.P17];&quot;#0,#&quot;);&quot;,&quot;;&quot;.&quot;)&amp;&quot;] ,&quot;;&quot;&quot;)&amp;[.Q17]">
            <text:p/>
          </table:table-cell>
          <table:table-cell table:style-name="ce15" table:formula="of:=IF(['height based'.Q17]&gt;0;&quot;[&quot; &amp; ['height based'.Q$1]&amp; &quot;,&quot; &amp; SUBSTITUTE(TEXT(['height based'.Q17];&quot;#0,#&quot;);&quot;,&quot;;&quot;.&quot;)&amp;&quot;] ,&quot;;&quot;&quot;)&amp;[.R17]">
            <text:p/>
          </table:table-cell>
          <table:table-cell table:style-name="ce15" table:formula="of:=IF(['height based'.R17]&gt;0;&quot;[&quot; &amp; ['height based'.R$1]&amp; &quot;,&quot; &amp; SUBSTITUTE(TEXT(['height based'.R17];&quot;#0,#&quot;);&quot;,&quot;;&quot;.&quot;)&amp;&quot;] ,&quot;;&quot;&quot;)&amp;[.S17]">
            <text:p/>
          </table:table-cell>
          <table:table-cell table:style-name="ce15" table:formula="of:=IF(['height based'.S17]&gt;0;&quot;[&quot; &amp; ['height based'.S$1]&amp; &quot;,&quot; &amp; SUBSTITUTE(TEXT(['height based'.S17];&quot;#0,#&quot;);&quot;,&quot;;&quot;.&quot;)&amp;&quot;] ,&quot;;&quot;&quot;)&amp;[.T17]">
            <text:p/>
          </table:table-cell>
          <table:table-cell table:style-name="ce15" table:formula="of:=IF(['height based'.T17]&gt;0;&quot;[&quot; &amp; ['height based'.T$1]&amp; &quot;,&quot; &amp; SUBSTITUTE(TEXT(['height based'.T17];&quot;#0,#&quot;);&quot;,&quot;;&quot;.&quot;)&amp;&quot;] ,&quot;;&quot;&quot;)&amp;[.U17]">
            <text:p/>
          </table:table-cell>
          <table:table-cell table:style-name="ce15" table:formula="of:=IF(['height based'.U17]&gt;0;&quot;[&quot; &amp; ['height based'.U$1]&amp; &quot;,&quot; &amp; SUBSTITUTE(TEXT(['height based'.U17];&quot;#0,#&quot;);&quot;,&quot;;&quot;.&quot;)&amp;&quot;] ,&quot;;&quot;&quot;)&amp;[.V17]">
            <text:p/>
          </table:table-cell>
          <table:table-cell table:style-name="ce15" table:formula="of:=IF(['height based'.V17]&gt;0;&quot;[&quot; &amp; ['height based'.V$1]&amp; &quot;,&quot; &amp; SUBSTITUTE(TEXT(['height based'.V17];&quot;#0,#&quot;);&quot;,&quot;;&quot;.&quot;)&amp;&quot;] ,&quot;;&quot;&quot;)&amp;[.W17]">
            <text:p/>
          </table:table-cell>
          <table:table-cell table:style-name="ce15" table:formula="of:=IF(['height based'.W17]&gt;0;&quot;[&quot; &amp; ['height based'.W$1]&amp; &quot;,&quot; &amp; SUBSTITUTE(TEXT(['height based'.W17];&quot;#0,#&quot;);&quot;,&quot;;&quot;.&quot;)&amp;&quot;] ,&quot;;&quot;&quot;)&amp;[.X17]">
            <text:p/>
          </table:table-cell>
          <table:table-cell table:style-name="ce15" table:formula="of:=IF(['height based'.X17]&gt;0;&quot;[&quot; &amp; ['height based'.X$1]&amp; &quot;,&quot; &amp; SUBSTITUTE(TEXT(['height based'.X17];&quot;#0,#&quot;);&quot;,&quot;;&quot;.&quot;)&amp;&quot;] ,&quot;;&quot;&quot;)&amp;[.Y17]">
            <text:p/>
          </table:table-cell>
          <table:table-cell table:style-name="ce15" table:formula="of:=IF(['height based'.Y17]&gt;0;&quot;[&quot; &amp; ['height based'.Y$1]&amp; &quot;,&quot; &amp; SUBSTITUTE(TEXT(['height based'.Y17];&quot;#0,#&quot;);&quot;,&quot;;&quot;.&quot;)&amp;&quot;] ,&quot;;&quot;&quot;)&amp;[.Z17]">
            <text:p/>
          </table:table-cell>
          <table:table-cell table:style-name="ce15" table:formula="of:=IF(['height based'.Z17]&gt;0;&quot;[&quot; &amp; ['height based'.Z$1]&amp; &quot;,&quot; &amp; SUBSTITUTE(TEXT(['height based'.Z17];&quot;#0,#&quot;);&quot;,&quot;;&quot;.&quot;)&amp;&quot;] ,&quot;;&quot;&quot;)&amp;[.AA17]">
            <text:p/>
          </table:table-cell>
          <table:table-cell table:style-name="ce15" table:formula="of:=IF(['height based'.AA17]&gt;0;&quot;[&quot; &amp; ['height based'.AA$1]&amp; &quot;,&quot; &amp; SUBSTITUTE(TEXT(['height based'.AA17];&quot;#0,#&quot;);&quot;,&quot;;&quot;.&quot;)&amp;&quot;] ,&quot;;&quot;&quot;)&amp;[.AB17]">
            <text:p/>
          </table:table-cell>
          <table:table-cell table:style-name="ce15" table:formula="of:=IF(['height based'.AB17]&gt;0;&quot;[&quot; &amp; ['height based'.AB$1]&amp; &quot;,&quot; &amp; SUBSTITUTE(TEXT(['height based'.AB17];&quot;#0,#&quot;);&quot;,&quot;;&quot;.&quot;)&amp;&quot;] ,&quot;;&quot;&quot;)&amp;[.AC17]">
            <text:p/>
          </table:table-cell>
          <table:table-cell table:style-name="ce15" table:formula="of:=IF(['height based'.AC17]&gt;0;&quot;[&quot; &amp; ['height based'.AC$1]&amp; &quot;,&quot; &amp; SUBSTITUTE(TEXT(['height based'.AC17];&quot;#0,#&quot;);&quot;,&quot;;&quot;.&quot;)&amp;&quot;] ,&quot;;&quot;&quot;)&amp;[.AD17]">
            <text:p/>
          </table:table-cell>
          <table:table-cell table:style-name="ce15" table:formula="of:=IF(['height based'.AD17]&gt;0;&quot;[&quot; &amp; ['height based'.AD$1]&amp; &quot;,&quot; &amp; SUBSTITUTE(TEXT(['height based'.AD17];&quot;#0,#&quot;);&quot;,&quot;;&quot;.&quot;)&amp;&quot;] ,&quot;;&quot;&quot;)&amp;[.AE17]">
            <text:p/>
          </table:table-cell>
          <table:table-cell table:style-name="ce15" table:formula="of:=IF(['height based'.AE17]&gt;0;&quot;[&quot; &amp; ['height based'.AE$1]&amp; &quot;,&quot; &amp; SUBSTITUTE(TEXT(['height based'.AE17];&quot;#0,#&quot;);&quot;,&quot;;&quot;.&quot;)&amp;&quot;] ,&quot;;&quot;&quot;)&amp;[.AF17]">
            <text:p/>
          </table:table-cell>
          <table:table-cell table:style-name="ce15" table:formula="of:=IF(['height based'.AF17]&gt;0;&quot;[&quot; &amp; ['height based'.AF$1]&amp; &quot;,&quot; &amp; SUBSTITUTE(TEXT(['height based'.AF17];&quot;#0,#&quot;);&quot;,&quot;;&quot;.&quot;)&amp;&quot;] ,&quot;;&quot;&quot;)&amp;[.AG17]">
            <text:p/>
          </table:table-cell>
          <table:table-cell table:style-name="ce15" table:formula="of:=IF(['height based'.AG17]&gt;0;&quot;[&quot; &amp; ['height based'.AG$1]&amp; &quot;,&quot; &amp; SUBSTITUTE(TEXT(['height based'.AG17];&quot;#0,#&quot;);&quot;,&quot;;&quot;.&quot;)&amp;&quot;] ,&quot;;&quot;&quot;)&amp;[.AH17]">
            <text:p/>
          </table:table-cell>
        </table:table-row>
        <table:table-row table:style-name="ro1">
          <table:table-cell table:formula="of:=IF(['height based'.B18]&lt;&gt;&quot;&quot;;['height based concatenate'.C18]&amp;&quot;= {};&quot;;&quot;&quot;)">
            <text:p/>
          </table:table-cell>
          <table:table-cell table:formula="of:=IF(['height based'.C18]=&quot;&quot;;&quot;&quot;;['height based concatenate'.C18]&amp;&quot;.&quot;&amp;['height based'.C18]&amp;&quot; = [&quot; &amp; ['height based concatenate'.D18]&amp;&quot;];&quot;)">
            <text:p/>
          </table:table-cell>
          <table:table-cell table:formula="of:=IF(['height based'.B18]&lt;&gt;&quot;&quot;;['height based'.$B$1]&amp;&quot;.&quot;&amp;['height based'.B18];[.C17])" office:value-type="string" office:string-value="amd_stats.f.wh">
            <text:p>amd_stats.f.wh</text:p>
          </table:table-cell>
          <table:table-cell table:style-name="ce15" table:formula="of:=IF(['height based'.D18]&gt;0;&quot;[&quot; &amp; ['height based'.D$1]&amp; &quot;,&quot; &amp; SUBSTITUTE(TEXT(['height based'.D18];&quot;#0,#&quot;);&quot;,&quot;;&quot;.&quot;)&amp;&quot;] ,&quot;;&quot;&quot;)&amp;[.E18]">
            <text:p/>
          </table:table-cell>
          <table:table-cell table:style-name="ce15" table:formula="of:=IF(['height based'.E18]&gt;0;&quot;[&quot; &amp; ['height based'.E$1]&amp; &quot;,&quot; &amp; SUBSTITUTE(TEXT(['height based'.E18];&quot;#0,#&quot;);&quot;,&quot;;&quot;.&quot;)&amp;&quot;] ,&quot;;&quot;&quot;)&amp;[.F18]">
            <text:p/>
          </table:table-cell>
          <table:table-cell table:style-name="ce15" table:formula="of:=IF(['height based'.F18]&gt;0;&quot;[&quot; &amp; ['height based'.F$1]&amp; &quot;,&quot; &amp; SUBSTITUTE(TEXT(['height based'.F18];&quot;#0,#&quot;);&quot;,&quot;;&quot;.&quot;)&amp;&quot;] ,&quot;;&quot;&quot;)&amp;[.G18]">
            <text:p/>
          </table:table-cell>
          <table:table-cell table:style-name="ce15" table:formula="of:=IF(['height based'.G18]&gt;0;&quot;[&quot; &amp; ['height based'.G$1]&amp; &quot;,&quot; &amp; SUBSTITUTE(TEXT(['height based'.G18];&quot;#0,#&quot;);&quot;,&quot;;&quot;.&quot;)&amp;&quot;] ,&quot;;&quot;&quot;)&amp;[.H18]">
            <text:p/>
          </table:table-cell>
          <table:table-cell table:style-name="ce15" table:formula="of:=IF(['height based'.H18]&gt;0;&quot;[&quot; &amp; ['height based'.H$1]&amp; &quot;,&quot; &amp; SUBSTITUTE(TEXT(['height based'.H18];&quot;#0,#&quot;);&quot;,&quot;;&quot;.&quot;)&amp;&quot;] ,&quot;;&quot;&quot;)&amp;[.I18]">
            <text:p/>
          </table:table-cell>
          <table:table-cell table:style-name="ce15" table:formula="of:=IF(['height based'.I18]&gt;0;&quot;[&quot; &amp; ['height based'.I$1]&amp; &quot;,&quot; &amp; SUBSTITUTE(TEXT(['height based'.I18];&quot;#0,#&quot;);&quot;,&quot;;&quot;.&quot;)&amp;&quot;] ,&quot;;&quot;&quot;)&amp;[.J18]">
            <text:p/>
          </table:table-cell>
          <table:table-cell table:style-name="ce15" table:formula="of:=IF(['height based'.J18]&gt;0;&quot;[&quot; &amp; ['height based'.J$1]&amp; &quot;,&quot; &amp; SUBSTITUTE(TEXT(['height based'.J18];&quot;#0,#&quot;);&quot;,&quot;;&quot;.&quot;)&amp;&quot;] ,&quot;;&quot;&quot;)&amp;[.K18]">
            <text:p/>
          </table:table-cell>
          <table:table-cell table:style-name="ce15" table:formula="of:=IF(['height based'.K18]&gt;0;&quot;[&quot; &amp; ['height based'.K$1]&amp; &quot;,&quot; &amp; SUBSTITUTE(TEXT(['height based'.K18];&quot;#0,#&quot;);&quot;,&quot;;&quot;.&quot;)&amp;&quot;] ,&quot;;&quot;&quot;)&amp;[.L18]">
            <text:p/>
          </table:table-cell>
          <table:table-cell table:style-name="ce15" table:formula="of:=IF(['height based'.L18]&gt;0;&quot;[&quot; &amp; ['height based'.L$1]&amp; &quot;,&quot; &amp; SUBSTITUTE(TEXT(['height based'.L18];&quot;#0,#&quot;);&quot;,&quot;;&quot;.&quot;)&amp;&quot;] ,&quot;;&quot;&quot;)&amp;[.M18]">
            <text:p/>
          </table:table-cell>
          <table:table-cell table:style-name="ce15" table:formula="of:=IF(['height based'.M18]&gt;0;&quot;[&quot; &amp; ['height based'.M$1]&amp; &quot;,&quot; &amp; SUBSTITUTE(TEXT(['height based'.M18];&quot;#0,#&quot;);&quot;,&quot;;&quot;.&quot;)&amp;&quot;] ,&quot;;&quot;&quot;)&amp;[.N18]">
            <text:p/>
          </table:table-cell>
          <table:table-cell table:style-name="ce15" table:formula="of:=IF(['height based'.N18]&gt;0;&quot;[&quot; &amp; ['height based'.N$1]&amp; &quot;,&quot; &amp; SUBSTITUTE(TEXT(['height based'.N18];&quot;#0,#&quot;);&quot;,&quot;;&quot;.&quot;)&amp;&quot;] ,&quot;;&quot;&quot;)&amp;[.O18]">
            <text:p/>
          </table:table-cell>
          <table:table-cell table:style-name="ce15" table:formula="of:=IF(['height based'.O18]&gt;0;&quot;[&quot; &amp; ['height based'.O$1]&amp; &quot;,&quot; &amp; SUBSTITUTE(TEXT(['height based'.O18];&quot;#0,#&quot;);&quot;,&quot;;&quot;.&quot;)&amp;&quot;] ,&quot;;&quot;&quot;)&amp;[.P18]">
            <text:p/>
          </table:table-cell>
          <table:table-cell table:style-name="ce15" table:formula="of:=IF(['height based'.P18]&gt;0;&quot;[&quot; &amp; ['height based'.P$1]&amp; &quot;,&quot; &amp; SUBSTITUTE(TEXT(['height based'.P18];&quot;#0,#&quot;);&quot;,&quot;;&quot;.&quot;)&amp;&quot;] ,&quot;;&quot;&quot;)&amp;[.Q18]">
            <text:p/>
          </table:table-cell>
          <table:table-cell table:style-name="ce15" table:formula="of:=IF(['height based'.Q18]&gt;0;&quot;[&quot; &amp; ['height based'.Q$1]&amp; &quot;,&quot; &amp; SUBSTITUTE(TEXT(['height based'.Q18];&quot;#0,#&quot;);&quot;,&quot;;&quot;.&quot;)&amp;&quot;] ,&quot;;&quot;&quot;)&amp;[.R18]">
            <text:p/>
          </table:table-cell>
          <table:table-cell table:style-name="ce15" table:formula="of:=IF(['height based'.R18]&gt;0;&quot;[&quot; &amp; ['height based'.R$1]&amp; &quot;,&quot; &amp; SUBSTITUTE(TEXT(['height based'.R18];&quot;#0,#&quot;);&quot;,&quot;;&quot;.&quot;)&amp;&quot;] ,&quot;;&quot;&quot;)&amp;[.S18]">
            <text:p/>
          </table:table-cell>
          <table:table-cell table:style-name="ce15" table:formula="of:=IF(['height based'.S18]&gt;0;&quot;[&quot; &amp; ['height based'.S$1]&amp; &quot;,&quot; &amp; SUBSTITUTE(TEXT(['height based'.S18];&quot;#0,#&quot;);&quot;,&quot;;&quot;.&quot;)&amp;&quot;] ,&quot;;&quot;&quot;)&amp;[.T18]">
            <text:p/>
          </table:table-cell>
          <table:table-cell table:style-name="ce15" table:formula="of:=IF(['height based'.T18]&gt;0;&quot;[&quot; &amp; ['height based'.T$1]&amp; &quot;,&quot; &amp; SUBSTITUTE(TEXT(['height based'.T18];&quot;#0,#&quot;);&quot;,&quot;;&quot;.&quot;)&amp;&quot;] ,&quot;;&quot;&quot;)&amp;[.U18]">
            <text:p/>
          </table:table-cell>
          <table:table-cell table:style-name="ce15" table:formula="of:=IF(['height based'.U18]&gt;0;&quot;[&quot; &amp; ['height based'.U$1]&amp; &quot;,&quot; &amp; SUBSTITUTE(TEXT(['height based'.U18];&quot;#0,#&quot;);&quot;,&quot;;&quot;.&quot;)&amp;&quot;] ,&quot;;&quot;&quot;)&amp;[.V18]">
            <text:p/>
          </table:table-cell>
          <table:table-cell table:style-name="ce15" table:formula="of:=IF(['height based'.V18]&gt;0;&quot;[&quot; &amp; ['height based'.V$1]&amp; &quot;,&quot; &amp; SUBSTITUTE(TEXT(['height based'.V18];&quot;#0,#&quot;);&quot;,&quot;;&quot;.&quot;)&amp;&quot;] ,&quot;;&quot;&quot;)&amp;[.W18]">
            <text:p/>
          </table:table-cell>
          <table:table-cell table:style-name="ce15" table:formula="of:=IF(['height based'.W18]&gt;0;&quot;[&quot; &amp; ['height based'.W$1]&amp; &quot;,&quot; &amp; SUBSTITUTE(TEXT(['height based'.W18];&quot;#0,#&quot;);&quot;,&quot;;&quot;.&quot;)&amp;&quot;] ,&quot;;&quot;&quot;)&amp;[.X18]">
            <text:p/>
          </table:table-cell>
          <table:table-cell table:style-name="ce15" table:formula="of:=IF(['height based'.X18]&gt;0;&quot;[&quot; &amp; ['height based'.X$1]&amp; &quot;,&quot; &amp; SUBSTITUTE(TEXT(['height based'.X18];&quot;#0,#&quot;);&quot;,&quot;;&quot;.&quot;)&amp;&quot;] ,&quot;;&quot;&quot;)&amp;[.Y18]">
            <text:p/>
          </table:table-cell>
          <table:table-cell table:style-name="ce15" table:formula="of:=IF(['height based'.Y18]&gt;0;&quot;[&quot; &amp; ['height based'.Y$1]&amp; &quot;,&quot; &amp; SUBSTITUTE(TEXT(['height based'.Y18];&quot;#0,#&quot;);&quot;,&quot;;&quot;.&quot;)&amp;&quot;] ,&quot;;&quot;&quot;)&amp;[.Z18]">
            <text:p/>
          </table:table-cell>
          <table:table-cell table:style-name="ce15" table:formula="of:=IF(['height based'.Z18]&gt;0;&quot;[&quot; &amp; ['height based'.Z$1]&amp; &quot;,&quot; &amp; SUBSTITUTE(TEXT(['height based'.Z18];&quot;#0,#&quot;);&quot;,&quot;;&quot;.&quot;)&amp;&quot;] ,&quot;;&quot;&quot;)&amp;[.AA18]">
            <text:p/>
          </table:table-cell>
          <table:table-cell table:style-name="ce15" table:formula="of:=IF(['height based'.AA18]&gt;0;&quot;[&quot; &amp; ['height based'.AA$1]&amp; &quot;,&quot; &amp; SUBSTITUTE(TEXT(['height based'.AA18];&quot;#0,#&quot;);&quot;,&quot;;&quot;.&quot;)&amp;&quot;] ,&quot;;&quot;&quot;)&amp;[.AB18]">
            <text:p/>
          </table:table-cell>
          <table:table-cell table:style-name="ce15" table:formula="of:=IF(['height based'.AB18]&gt;0;&quot;[&quot; &amp; ['height based'.AB$1]&amp; &quot;,&quot; &amp; SUBSTITUTE(TEXT(['height based'.AB18];&quot;#0,#&quot;);&quot;,&quot;;&quot;.&quot;)&amp;&quot;] ,&quot;;&quot;&quot;)&amp;[.AC18]">
            <text:p/>
          </table:table-cell>
          <table:table-cell table:style-name="ce15" table:formula="of:=IF(['height based'.AC18]&gt;0;&quot;[&quot; &amp; ['height based'.AC$1]&amp; &quot;,&quot; &amp; SUBSTITUTE(TEXT(['height based'.AC18];&quot;#0,#&quot;);&quot;,&quot;;&quot;.&quot;)&amp;&quot;] ,&quot;;&quot;&quot;)&amp;[.AD18]">
            <text:p/>
          </table:table-cell>
          <table:table-cell table:style-name="ce15" table:formula="of:=IF(['height based'.AD18]&gt;0;&quot;[&quot; &amp; ['height based'.AD$1]&amp; &quot;,&quot; &amp; SUBSTITUTE(TEXT(['height based'.AD18];&quot;#0,#&quot;);&quot;,&quot;;&quot;.&quot;)&amp;&quot;] ,&quot;;&quot;&quot;)&amp;[.AE18]">
            <text:p/>
          </table:table-cell>
          <table:table-cell table:style-name="ce15" table:formula="of:=IF(['height based'.AE18]&gt;0;&quot;[&quot; &amp; ['height based'.AE$1]&amp; &quot;,&quot; &amp; SUBSTITUTE(TEXT(['height based'.AE18];&quot;#0,#&quot;);&quot;,&quot;;&quot;.&quot;)&amp;&quot;] ,&quot;;&quot;&quot;)&amp;[.AF18]">
            <text:p/>
          </table:table-cell>
          <table:table-cell table:style-name="ce15" table:formula="of:=IF(['height based'.AF18]&gt;0;&quot;[&quot; &amp; ['height based'.AF$1]&amp; &quot;,&quot; &amp; SUBSTITUTE(TEXT(['height based'.AF18];&quot;#0,#&quot;);&quot;,&quot;;&quot;.&quot;)&amp;&quot;] ,&quot;;&quot;&quot;)&amp;[.AG18]">
            <text:p/>
          </table:table-cell>
          <table:table-cell table:style-name="ce15" table:formula="of:=IF(['height based'.AG18]&gt;0;&quot;[&quot; &amp; ['height based'.AG$1]&amp; &quot;,&quot; &amp; SUBSTITUTE(TEXT(['height based'.AG18];&quot;#0,#&quot;);&quot;,&quot;;&quot;.&quot;)&amp;&quot;] ,&quot;;&quot;&quot;)&amp;[.AH18]">
            <text:p/>
          </table:table-cell>
        </table:table-row>
        <table:table-row table:style-name="ro1">
          <table:table-cell table:formula="of:=IF(['height based'.B19]&lt;&gt;&quot;&quot;;['height based concatenate'.C19]&amp;&quot;= {};&quot;;&quot;&quot;)">
            <text:p/>
          </table:table-cell>
          <table:table-cell table:formula="of:=IF(['height based'.C19]=&quot;&quot;;&quot;&quot;;['height based concatenate'.C19]&amp;&quot;.&quot;&amp;['height based'.C19]&amp;&quot; = [&quot; &amp; ['height based concatenate'.D19]&amp;&quot;];&quot;)">
            <text:p/>
          </table:table-cell>
          <table:table-cell table:formula="of:=IF(['height based'.B19]&lt;&gt;&quot;&quot;;['height based'.$B$1]&amp;&quot;.&quot;&amp;['height based'.B19];[.C18])" office:value-type="string" office:string-value="amd_stats.f.wh">
            <text:p>amd_stats.f.wh</text:p>
          </table:table-cell>
          <table:table-cell table:style-name="ce15" table:formula="of:=IF(['height based'.D19]&gt;0;&quot;[&quot; &amp; ['height based'.D$1]&amp; &quot;,&quot; &amp; SUBSTITUTE(TEXT(['height based'.D19];&quot;#0,#&quot;);&quot;,&quot;;&quot;.&quot;)&amp;&quot;] ,&quot;;&quot;&quot;)&amp;[.E19]">
            <text:p/>
          </table:table-cell>
          <table:table-cell table:style-name="ce15" table:formula="of:=IF(['height based'.E19]&gt;0;&quot;[&quot; &amp; ['height based'.E$1]&amp; &quot;,&quot; &amp; SUBSTITUTE(TEXT(['height based'.E19];&quot;#0,#&quot;);&quot;,&quot;;&quot;.&quot;)&amp;&quot;] ,&quot;;&quot;&quot;)&amp;[.F19]">
            <text:p/>
          </table:table-cell>
          <table:table-cell table:style-name="ce15" table:formula="of:=IF(['height based'.F19]&gt;0;&quot;[&quot; &amp; ['height based'.F$1]&amp; &quot;,&quot; &amp; SUBSTITUTE(TEXT(['height based'.F19];&quot;#0,#&quot;);&quot;,&quot;;&quot;.&quot;)&amp;&quot;] ,&quot;;&quot;&quot;)&amp;[.G19]">
            <text:p/>
          </table:table-cell>
          <table:table-cell table:style-name="ce15" table:formula="of:=IF(['height based'.G19]&gt;0;&quot;[&quot; &amp; ['height based'.G$1]&amp; &quot;,&quot; &amp; SUBSTITUTE(TEXT(['height based'.G19];&quot;#0,#&quot;);&quot;,&quot;;&quot;.&quot;)&amp;&quot;] ,&quot;;&quot;&quot;)&amp;[.H19]">
            <text:p/>
          </table:table-cell>
          <table:table-cell table:style-name="ce15" table:formula="of:=IF(['height based'.H19]&gt;0;&quot;[&quot; &amp; ['height based'.H$1]&amp; &quot;,&quot; &amp; SUBSTITUTE(TEXT(['height based'.H19];&quot;#0,#&quot;);&quot;,&quot;;&quot;.&quot;)&amp;&quot;] ,&quot;;&quot;&quot;)&amp;[.I19]">
            <text:p/>
          </table:table-cell>
          <table:table-cell table:style-name="ce15" table:formula="of:=IF(['height based'.I19]&gt;0;&quot;[&quot; &amp; ['height based'.I$1]&amp; &quot;,&quot; &amp; SUBSTITUTE(TEXT(['height based'.I19];&quot;#0,#&quot;);&quot;,&quot;;&quot;.&quot;)&amp;&quot;] ,&quot;;&quot;&quot;)&amp;[.J19]">
            <text:p/>
          </table:table-cell>
          <table:table-cell table:style-name="ce15" table:formula="of:=IF(['height based'.J19]&gt;0;&quot;[&quot; &amp; ['height based'.J$1]&amp; &quot;,&quot; &amp; SUBSTITUTE(TEXT(['height based'.J19];&quot;#0,#&quot;);&quot;,&quot;;&quot;.&quot;)&amp;&quot;] ,&quot;;&quot;&quot;)&amp;[.K19]">
            <text:p/>
          </table:table-cell>
          <table:table-cell table:style-name="ce15" table:formula="of:=IF(['height based'.K19]&gt;0;&quot;[&quot; &amp; ['height based'.K$1]&amp; &quot;,&quot; &amp; SUBSTITUTE(TEXT(['height based'.K19];&quot;#0,#&quot;);&quot;,&quot;;&quot;.&quot;)&amp;&quot;] ,&quot;;&quot;&quot;)&amp;[.L19]">
            <text:p/>
          </table:table-cell>
          <table:table-cell table:style-name="ce15" table:formula="of:=IF(['height based'.L19]&gt;0;&quot;[&quot; &amp; ['height based'.L$1]&amp; &quot;,&quot; &amp; SUBSTITUTE(TEXT(['height based'.L19];&quot;#0,#&quot;);&quot;,&quot;;&quot;.&quot;)&amp;&quot;] ,&quot;;&quot;&quot;)&amp;[.M19]">
            <text:p/>
          </table:table-cell>
          <table:table-cell table:style-name="ce15" table:formula="of:=IF(['height based'.M19]&gt;0;&quot;[&quot; &amp; ['height based'.M$1]&amp; &quot;,&quot; &amp; SUBSTITUTE(TEXT(['height based'.M19];&quot;#0,#&quot;);&quot;,&quot;;&quot;.&quot;)&amp;&quot;] ,&quot;;&quot;&quot;)&amp;[.N19]">
            <text:p/>
          </table:table-cell>
          <table:table-cell table:style-name="ce15" table:formula="of:=IF(['height based'.N19]&gt;0;&quot;[&quot; &amp; ['height based'.N$1]&amp; &quot;,&quot; &amp; SUBSTITUTE(TEXT(['height based'.N19];&quot;#0,#&quot;);&quot;,&quot;;&quot;.&quot;)&amp;&quot;] ,&quot;;&quot;&quot;)&amp;[.O19]">
            <text:p/>
          </table:table-cell>
          <table:table-cell table:style-name="ce15" table:formula="of:=IF(['height based'.O19]&gt;0;&quot;[&quot; &amp; ['height based'.O$1]&amp; &quot;,&quot; &amp; SUBSTITUTE(TEXT(['height based'.O19];&quot;#0,#&quot;);&quot;,&quot;;&quot;.&quot;)&amp;&quot;] ,&quot;;&quot;&quot;)&amp;[.P19]">
            <text:p/>
          </table:table-cell>
          <table:table-cell table:style-name="ce15" table:formula="of:=IF(['height based'.P19]&gt;0;&quot;[&quot; &amp; ['height based'.P$1]&amp; &quot;,&quot; &amp; SUBSTITUTE(TEXT(['height based'.P19];&quot;#0,#&quot;);&quot;,&quot;;&quot;.&quot;)&amp;&quot;] ,&quot;;&quot;&quot;)&amp;[.Q19]">
            <text:p/>
          </table:table-cell>
          <table:table-cell table:style-name="ce15" table:formula="of:=IF(['height based'.Q19]&gt;0;&quot;[&quot; &amp; ['height based'.Q$1]&amp; &quot;,&quot; &amp; SUBSTITUTE(TEXT(['height based'.Q19];&quot;#0,#&quot;);&quot;,&quot;;&quot;.&quot;)&amp;&quot;] ,&quot;;&quot;&quot;)&amp;[.R19]">
            <text:p/>
          </table:table-cell>
          <table:table-cell table:style-name="ce15" table:formula="of:=IF(['height based'.R19]&gt;0;&quot;[&quot; &amp; ['height based'.R$1]&amp; &quot;,&quot; &amp; SUBSTITUTE(TEXT(['height based'.R19];&quot;#0,#&quot;);&quot;,&quot;;&quot;.&quot;)&amp;&quot;] ,&quot;;&quot;&quot;)&amp;[.S19]">
            <text:p/>
          </table:table-cell>
          <table:table-cell table:style-name="ce15" table:formula="of:=IF(['height based'.S19]&gt;0;&quot;[&quot; &amp; ['height based'.S$1]&amp; &quot;,&quot; &amp; SUBSTITUTE(TEXT(['height based'.S19];&quot;#0,#&quot;);&quot;,&quot;;&quot;.&quot;)&amp;&quot;] ,&quot;;&quot;&quot;)&amp;[.T19]">
            <text:p/>
          </table:table-cell>
          <table:table-cell table:style-name="ce15" table:formula="of:=IF(['height based'.T19]&gt;0;&quot;[&quot; &amp; ['height based'.T$1]&amp; &quot;,&quot; &amp; SUBSTITUTE(TEXT(['height based'.T19];&quot;#0,#&quot;);&quot;,&quot;;&quot;.&quot;)&amp;&quot;] ,&quot;;&quot;&quot;)&amp;[.U19]">
            <text:p/>
          </table:table-cell>
          <table:table-cell table:style-name="ce15" table:formula="of:=IF(['height based'.U19]&gt;0;&quot;[&quot; &amp; ['height based'.U$1]&amp; &quot;,&quot; &amp; SUBSTITUTE(TEXT(['height based'.U19];&quot;#0,#&quot;);&quot;,&quot;;&quot;.&quot;)&amp;&quot;] ,&quot;;&quot;&quot;)&amp;[.V19]">
            <text:p/>
          </table:table-cell>
          <table:table-cell table:style-name="ce15" table:formula="of:=IF(['height based'.V19]&gt;0;&quot;[&quot; &amp; ['height based'.V$1]&amp; &quot;,&quot; &amp; SUBSTITUTE(TEXT(['height based'.V19];&quot;#0,#&quot;);&quot;,&quot;;&quot;.&quot;)&amp;&quot;] ,&quot;;&quot;&quot;)&amp;[.W19]">
            <text:p/>
          </table:table-cell>
          <table:table-cell table:style-name="ce15" table:formula="of:=IF(['height based'.W19]&gt;0;&quot;[&quot; &amp; ['height based'.W$1]&amp; &quot;,&quot; &amp; SUBSTITUTE(TEXT(['height based'.W19];&quot;#0,#&quot;);&quot;,&quot;;&quot;.&quot;)&amp;&quot;] ,&quot;;&quot;&quot;)&amp;[.X19]">
            <text:p/>
          </table:table-cell>
          <table:table-cell table:style-name="ce15" table:formula="of:=IF(['height based'.X19]&gt;0;&quot;[&quot; &amp; ['height based'.X$1]&amp; &quot;,&quot; &amp; SUBSTITUTE(TEXT(['height based'.X19];&quot;#0,#&quot;);&quot;,&quot;;&quot;.&quot;)&amp;&quot;] ,&quot;;&quot;&quot;)&amp;[.Y19]">
            <text:p/>
          </table:table-cell>
          <table:table-cell table:style-name="ce15" table:formula="of:=IF(['height based'.Y19]&gt;0;&quot;[&quot; &amp; ['height based'.Y$1]&amp; &quot;,&quot; &amp; SUBSTITUTE(TEXT(['height based'.Y19];&quot;#0,#&quot;);&quot;,&quot;;&quot;.&quot;)&amp;&quot;] ,&quot;;&quot;&quot;)&amp;[.Z19]">
            <text:p/>
          </table:table-cell>
          <table:table-cell table:style-name="ce15" table:formula="of:=IF(['height based'.Z19]&gt;0;&quot;[&quot; &amp; ['height based'.Z$1]&amp; &quot;,&quot; &amp; SUBSTITUTE(TEXT(['height based'.Z19];&quot;#0,#&quot;);&quot;,&quot;;&quot;.&quot;)&amp;&quot;] ,&quot;;&quot;&quot;)&amp;[.AA19]">
            <text:p/>
          </table:table-cell>
          <table:table-cell table:style-name="ce15" table:formula="of:=IF(['height based'.AA19]&gt;0;&quot;[&quot; &amp; ['height based'.AA$1]&amp; &quot;,&quot; &amp; SUBSTITUTE(TEXT(['height based'.AA19];&quot;#0,#&quot;);&quot;,&quot;;&quot;.&quot;)&amp;&quot;] ,&quot;;&quot;&quot;)&amp;[.AB19]">
            <text:p/>
          </table:table-cell>
          <table:table-cell table:style-name="ce15" table:formula="of:=IF(['height based'.AB19]&gt;0;&quot;[&quot; &amp; ['height based'.AB$1]&amp; &quot;,&quot; &amp; SUBSTITUTE(TEXT(['height based'.AB19];&quot;#0,#&quot;);&quot;,&quot;;&quot;.&quot;)&amp;&quot;] ,&quot;;&quot;&quot;)&amp;[.AC19]">
            <text:p/>
          </table:table-cell>
          <table:table-cell table:style-name="ce15" table:formula="of:=IF(['height based'.AC19]&gt;0;&quot;[&quot; &amp; ['height based'.AC$1]&amp; &quot;,&quot; &amp; SUBSTITUTE(TEXT(['height based'.AC19];&quot;#0,#&quot;);&quot;,&quot;;&quot;.&quot;)&amp;&quot;] ,&quot;;&quot;&quot;)&amp;[.AD19]">
            <text:p/>
          </table:table-cell>
          <table:table-cell table:style-name="ce15" table:formula="of:=IF(['height based'.AD19]&gt;0;&quot;[&quot; &amp; ['height based'.AD$1]&amp; &quot;,&quot; &amp; SUBSTITUTE(TEXT(['height based'.AD19];&quot;#0,#&quot;);&quot;,&quot;;&quot;.&quot;)&amp;&quot;] ,&quot;;&quot;&quot;)&amp;[.AE19]">
            <text:p/>
          </table:table-cell>
          <table:table-cell table:style-name="ce15" table:formula="of:=IF(['height based'.AE19]&gt;0;&quot;[&quot; &amp; ['height based'.AE$1]&amp; &quot;,&quot; &amp; SUBSTITUTE(TEXT(['height based'.AE19];&quot;#0,#&quot;);&quot;,&quot;;&quot;.&quot;)&amp;&quot;] ,&quot;;&quot;&quot;)&amp;[.AF19]">
            <text:p/>
          </table:table-cell>
          <table:table-cell table:style-name="ce15" table:formula="of:=IF(['height based'.AF19]&gt;0;&quot;[&quot; &amp; ['height based'.AF$1]&amp; &quot;,&quot; &amp; SUBSTITUTE(TEXT(['height based'.AF19];&quot;#0,#&quot;);&quot;,&quot;;&quot;.&quot;)&amp;&quot;] ,&quot;;&quot;&quot;)&amp;[.AG19]">
            <text:p/>
          </table:table-cell>
          <table:table-cell table:style-name="ce15" table:formula="of:=IF(['height based'.AG19]&gt;0;&quot;[&quot; &amp; ['height based'.AG$1]&amp; &quot;,&quot; &amp; SUBSTITUTE(TEXT(['height based'.AG19];&quot;#0,#&quot;);&quot;,&quot;;&quot;.&quot;)&amp;&quot;] ,&quot;;&quot;&quot;)&amp;[.AH19]">
            <text:p/>
          </table:table-cell>
        </table:table-row>
        <table:table-row table:style-name="ro1">
          <table:table-cell table:formula="of:=IF(['height based'.B20]&lt;&gt;&quot;&quot;;['height based concatenate'.C20]&amp;&quot;= {};&quot;;&quot;&quot;)">
            <text:p/>
          </table:table-cell>
          <table:table-cell table:formula="of:=IF(['height based'.C20]=&quot;&quot;;&quot;&quot;;['height based concatenate'.C20]&amp;&quot;.&quot;&amp;['height based'.C20]&amp;&quot; = [&quot; &amp; ['height based concatenate'.D20]&amp;&quot;];&quot;)">
            <text:p/>
          </table:table-cell>
          <table:table-cell table:formula="of:=IF(['height based'.B20]&lt;&gt;&quot;&quot;;['height based'.$B$1]&amp;&quot;.&quot;&amp;['height based'.B20];[.C19])" office:value-type="string" office:string-value="amd_stats.f.wh">
            <text:p>amd_stats.f.wh</text:p>
          </table:table-cell>
          <table:table-cell table:style-name="ce15" table:formula="of:=IF(['height based'.D20]&gt;0;&quot;[&quot; &amp; ['height based'.D$1]&amp; &quot;,&quot; &amp; SUBSTITUTE(TEXT(['height based'.D20];&quot;#0,#&quot;);&quot;,&quot;;&quot;.&quot;)&amp;&quot;] ,&quot;;&quot;&quot;)&amp;[.E20]">
            <text:p/>
          </table:table-cell>
          <table:table-cell table:style-name="ce15" table:formula="of:=IF(['height based'.E20]&gt;0;&quot;[&quot; &amp; ['height based'.E$1]&amp; &quot;,&quot; &amp; SUBSTITUTE(TEXT(['height based'.E20];&quot;#0,#&quot;);&quot;,&quot;;&quot;.&quot;)&amp;&quot;] ,&quot;;&quot;&quot;)&amp;[.F20]">
            <text:p/>
          </table:table-cell>
          <table:table-cell table:style-name="ce15" table:formula="of:=IF(['height based'.F20]&gt;0;&quot;[&quot; &amp; ['height based'.F$1]&amp; &quot;,&quot; &amp; SUBSTITUTE(TEXT(['height based'.F20];&quot;#0,#&quot;);&quot;,&quot;;&quot;.&quot;)&amp;&quot;] ,&quot;;&quot;&quot;)&amp;[.G20]">
            <text:p/>
          </table:table-cell>
          <table:table-cell table:style-name="ce15" table:formula="of:=IF(['height based'.G20]&gt;0;&quot;[&quot; &amp; ['height based'.G$1]&amp; &quot;,&quot; &amp; SUBSTITUTE(TEXT(['height based'.G20];&quot;#0,#&quot;);&quot;,&quot;;&quot;.&quot;)&amp;&quot;] ,&quot;;&quot;&quot;)&amp;[.H20]">
            <text:p/>
          </table:table-cell>
          <table:table-cell table:style-name="ce15" table:formula="of:=IF(['height based'.H20]&gt;0;&quot;[&quot; &amp; ['height based'.H$1]&amp; &quot;,&quot; &amp; SUBSTITUTE(TEXT(['height based'.H20];&quot;#0,#&quot;);&quot;,&quot;;&quot;.&quot;)&amp;&quot;] ,&quot;;&quot;&quot;)&amp;[.I20]">
            <text:p/>
          </table:table-cell>
          <table:table-cell table:style-name="ce15" table:formula="of:=IF(['height based'.I20]&gt;0;&quot;[&quot; &amp; ['height based'.I$1]&amp; &quot;,&quot; &amp; SUBSTITUTE(TEXT(['height based'.I20];&quot;#0,#&quot;);&quot;,&quot;;&quot;.&quot;)&amp;&quot;] ,&quot;;&quot;&quot;)&amp;[.J20]">
            <text:p/>
          </table:table-cell>
          <table:table-cell table:style-name="ce15" table:formula="of:=IF(['height based'.J20]&gt;0;&quot;[&quot; &amp; ['height based'.J$1]&amp; &quot;,&quot; &amp; SUBSTITUTE(TEXT(['height based'.J20];&quot;#0,#&quot;);&quot;,&quot;;&quot;.&quot;)&amp;&quot;] ,&quot;;&quot;&quot;)&amp;[.K20]">
            <text:p/>
          </table:table-cell>
          <table:table-cell table:style-name="ce15" table:formula="of:=IF(['height based'.K20]&gt;0;&quot;[&quot; &amp; ['height based'.K$1]&amp; &quot;,&quot; &amp; SUBSTITUTE(TEXT(['height based'.K20];&quot;#0,#&quot;);&quot;,&quot;;&quot;.&quot;)&amp;&quot;] ,&quot;;&quot;&quot;)&amp;[.L20]">
            <text:p/>
          </table:table-cell>
          <table:table-cell table:style-name="ce15" table:formula="of:=IF(['height based'.L20]&gt;0;&quot;[&quot; &amp; ['height based'.L$1]&amp; &quot;,&quot; &amp; SUBSTITUTE(TEXT(['height based'.L20];&quot;#0,#&quot;);&quot;,&quot;;&quot;.&quot;)&amp;&quot;] ,&quot;;&quot;&quot;)&amp;[.M20]">
            <text:p/>
          </table:table-cell>
          <table:table-cell table:style-name="ce15" table:formula="of:=IF(['height based'.M20]&gt;0;&quot;[&quot; &amp; ['height based'.M$1]&amp; &quot;,&quot; &amp; SUBSTITUTE(TEXT(['height based'.M20];&quot;#0,#&quot;);&quot;,&quot;;&quot;.&quot;)&amp;&quot;] ,&quot;;&quot;&quot;)&amp;[.N20]">
            <text:p/>
          </table:table-cell>
          <table:table-cell table:style-name="ce15" table:formula="of:=IF(['height based'.N20]&gt;0;&quot;[&quot; &amp; ['height based'.N$1]&amp; &quot;,&quot; &amp; SUBSTITUTE(TEXT(['height based'.N20];&quot;#0,#&quot;);&quot;,&quot;;&quot;.&quot;)&amp;&quot;] ,&quot;;&quot;&quot;)&amp;[.O20]">
            <text:p/>
          </table:table-cell>
          <table:table-cell table:style-name="ce15" table:formula="of:=IF(['height based'.O20]&gt;0;&quot;[&quot; &amp; ['height based'.O$1]&amp; &quot;,&quot; &amp; SUBSTITUTE(TEXT(['height based'.O20];&quot;#0,#&quot;);&quot;,&quot;;&quot;.&quot;)&amp;&quot;] ,&quot;;&quot;&quot;)&amp;[.P20]">
            <text:p/>
          </table:table-cell>
          <table:table-cell table:style-name="ce15" table:formula="of:=IF(['height based'.P20]&gt;0;&quot;[&quot; &amp; ['height based'.P$1]&amp; &quot;,&quot; &amp; SUBSTITUTE(TEXT(['height based'.P20];&quot;#0,#&quot;);&quot;,&quot;;&quot;.&quot;)&amp;&quot;] ,&quot;;&quot;&quot;)&amp;[.Q20]">
            <text:p/>
          </table:table-cell>
          <table:table-cell table:style-name="ce15" table:formula="of:=IF(['height based'.Q20]&gt;0;&quot;[&quot; &amp; ['height based'.Q$1]&amp; &quot;,&quot; &amp; SUBSTITUTE(TEXT(['height based'.Q20];&quot;#0,#&quot;);&quot;,&quot;;&quot;.&quot;)&amp;&quot;] ,&quot;;&quot;&quot;)&amp;[.R20]">
            <text:p/>
          </table:table-cell>
          <table:table-cell table:style-name="ce15" table:formula="of:=IF(['height based'.R20]&gt;0;&quot;[&quot; &amp; ['height based'.R$1]&amp; &quot;,&quot; &amp; SUBSTITUTE(TEXT(['height based'.R20];&quot;#0,#&quot;);&quot;,&quot;;&quot;.&quot;)&amp;&quot;] ,&quot;;&quot;&quot;)&amp;[.S20]">
            <text:p/>
          </table:table-cell>
          <table:table-cell table:style-name="ce15" table:formula="of:=IF(['height based'.S20]&gt;0;&quot;[&quot; &amp; ['height based'.S$1]&amp; &quot;,&quot; &amp; SUBSTITUTE(TEXT(['height based'.S20];&quot;#0,#&quot;);&quot;,&quot;;&quot;.&quot;)&amp;&quot;] ,&quot;;&quot;&quot;)&amp;[.T20]">
            <text:p/>
          </table:table-cell>
          <table:table-cell table:style-name="ce15" table:formula="of:=IF(['height based'.T20]&gt;0;&quot;[&quot; &amp; ['height based'.T$1]&amp; &quot;,&quot; &amp; SUBSTITUTE(TEXT(['height based'.T20];&quot;#0,#&quot;);&quot;,&quot;;&quot;.&quot;)&amp;&quot;] ,&quot;;&quot;&quot;)&amp;[.U20]">
            <text:p/>
          </table:table-cell>
          <table:table-cell table:style-name="ce15" table:formula="of:=IF(['height based'.U20]&gt;0;&quot;[&quot; &amp; ['height based'.U$1]&amp; &quot;,&quot; &amp; SUBSTITUTE(TEXT(['height based'.U20];&quot;#0,#&quot;);&quot;,&quot;;&quot;.&quot;)&amp;&quot;] ,&quot;;&quot;&quot;)&amp;[.V20]">
            <text:p/>
          </table:table-cell>
          <table:table-cell table:style-name="ce15" table:formula="of:=IF(['height based'.V20]&gt;0;&quot;[&quot; &amp; ['height based'.V$1]&amp; &quot;,&quot; &amp; SUBSTITUTE(TEXT(['height based'.V20];&quot;#0,#&quot;);&quot;,&quot;;&quot;.&quot;)&amp;&quot;] ,&quot;;&quot;&quot;)&amp;[.W20]">
            <text:p/>
          </table:table-cell>
          <table:table-cell table:style-name="ce15" table:formula="of:=IF(['height based'.W20]&gt;0;&quot;[&quot; &amp; ['height based'.W$1]&amp; &quot;,&quot; &amp; SUBSTITUTE(TEXT(['height based'.W20];&quot;#0,#&quot;);&quot;,&quot;;&quot;.&quot;)&amp;&quot;] ,&quot;;&quot;&quot;)&amp;[.X20]">
            <text:p/>
          </table:table-cell>
          <table:table-cell table:style-name="ce15" table:formula="of:=IF(['height based'.X20]&gt;0;&quot;[&quot; &amp; ['height based'.X$1]&amp; &quot;,&quot; &amp; SUBSTITUTE(TEXT(['height based'.X20];&quot;#0,#&quot;);&quot;,&quot;;&quot;.&quot;)&amp;&quot;] ,&quot;;&quot;&quot;)&amp;[.Y20]">
            <text:p/>
          </table:table-cell>
          <table:table-cell table:style-name="ce15" table:formula="of:=IF(['height based'.Y20]&gt;0;&quot;[&quot; &amp; ['height based'.Y$1]&amp; &quot;,&quot; &amp; SUBSTITUTE(TEXT(['height based'.Y20];&quot;#0,#&quot;);&quot;,&quot;;&quot;.&quot;)&amp;&quot;] ,&quot;;&quot;&quot;)&amp;[.Z20]">
            <text:p/>
          </table:table-cell>
          <table:table-cell table:style-name="ce15" table:formula="of:=IF(['height based'.Z20]&gt;0;&quot;[&quot; &amp; ['height based'.Z$1]&amp; &quot;,&quot; &amp; SUBSTITUTE(TEXT(['height based'.Z20];&quot;#0,#&quot;);&quot;,&quot;;&quot;.&quot;)&amp;&quot;] ,&quot;;&quot;&quot;)&amp;[.AA20]">
            <text:p/>
          </table:table-cell>
          <table:table-cell table:style-name="ce15" table:formula="of:=IF(['height based'.AA20]&gt;0;&quot;[&quot; &amp; ['height based'.AA$1]&amp; &quot;,&quot; &amp; SUBSTITUTE(TEXT(['height based'.AA20];&quot;#0,#&quot;);&quot;,&quot;;&quot;.&quot;)&amp;&quot;] ,&quot;;&quot;&quot;)&amp;[.AB20]">
            <text:p/>
          </table:table-cell>
          <table:table-cell table:style-name="ce15" table:formula="of:=IF(['height based'.AB20]&gt;0;&quot;[&quot; &amp; ['height based'.AB$1]&amp; &quot;,&quot; &amp; SUBSTITUTE(TEXT(['height based'.AB20];&quot;#0,#&quot;);&quot;,&quot;;&quot;.&quot;)&amp;&quot;] ,&quot;;&quot;&quot;)&amp;[.AC20]">
            <text:p/>
          </table:table-cell>
          <table:table-cell table:style-name="ce15" table:formula="of:=IF(['height based'.AC20]&gt;0;&quot;[&quot; &amp; ['height based'.AC$1]&amp; &quot;,&quot; &amp; SUBSTITUTE(TEXT(['height based'.AC20];&quot;#0,#&quot;);&quot;,&quot;;&quot;.&quot;)&amp;&quot;] ,&quot;;&quot;&quot;)&amp;[.AD20]">
            <text:p/>
          </table:table-cell>
          <table:table-cell table:style-name="ce15" table:formula="of:=IF(['height based'.AD20]&gt;0;&quot;[&quot; &amp; ['height based'.AD$1]&amp; &quot;,&quot; &amp; SUBSTITUTE(TEXT(['height based'.AD20];&quot;#0,#&quot;);&quot;,&quot;;&quot;.&quot;)&amp;&quot;] ,&quot;;&quot;&quot;)&amp;[.AE20]">
            <text:p/>
          </table:table-cell>
          <table:table-cell table:style-name="ce15" table:formula="of:=IF(['height based'.AE20]&gt;0;&quot;[&quot; &amp; ['height based'.AE$1]&amp; &quot;,&quot; &amp; SUBSTITUTE(TEXT(['height based'.AE20];&quot;#0,#&quot;);&quot;,&quot;;&quot;.&quot;)&amp;&quot;] ,&quot;;&quot;&quot;)&amp;[.AF20]">
            <text:p/>
          </table:table-cell>
          <table:table-cell table:style-name="ce15" table:formula="of:=IF(['height based'.AF20]&gt;0;&quot;[&quot; &amp; ['height based'.AF$1]&amp; &quot;,&quot; &amp; SUBSTITUTE(TEXT(['height based'.AF20];&quot;#0,#&quot;);&quot;,&quot;;&quot;.&quot;)&amp;&quot;] ,&quot;;&quot;&quot;)&amp;[.AG20]">
            <text:p/>
          </table:table-cell>
          <table:table-cell table:style-name="ce15" table:formula="of:=IF(['height based'.AG20]&gt;0;&quot;[&quot; &amp; ['height based'.AG$1]&amp; &quot;,&quot; &amp; SUBSTITUTE(TEXT(['height based'.AG20];&quot;#0,#&quot;);&quot;,&quot;;&quot;.&quot;)&amp;&quot;] ,&quot;;&quot;&quot;)&amp;[.AH20]">
            <text:p/>
          </table:table-cell>
        </table:table-row>
        <table:table-row table:style-name="ro1">
          <table:table-cell table:formula="of:=IF(['height based'.B21]&lt;&gt;&quot;&quot;;['height based concatenate'.C21]&amp;&quot;= {};&quot;;&quot;&quot;)">
            <text:p/>
          </table:table-cell>
          <table:table-cell table:formula="of:=IF(['height based'.C21]=&quot;&quot;;&quot;&quot;;['height based concatenate'.C21]&amp;&quot;.&quot;&amp;['height based'.C21]&amp;&quot; = [&quot; &amp; ['height based concatenate'.D21]&amp;&quot;];&quot;)">
            <text:p/>
          </table:table-cell>
          <table:table-cell table:formula="of:=IF(['height based'.B21]&lt;&gt;&quot;&quot;;['height based'.$B$1]&amp;&quot;.&quot;&amp;['height based'.B21];[.C20])" office:value-type="string" office:string-value="amd_stats.f.wh">
            <text:p>amd_stats.f.wh</text:p>
          </table:table-cell>
          <table:table-cell table:style-name="ce15" table:formula="of:=IF(['height based'.D21]&gt;0;&quot;[&quot; &amp; ['height based'.D$1]&amp; &quot;,&quot; &amp; SUBSTITUTE(TEXT(['height based'.D21];&quot;#0,#&quot;);&quot;,&quot;;&quot;.&quot;)&amp;&quot;] ,&quot;;&quot;&quot;)&amp;[.E21]">
            <text:p/>
          </table:table-cell>
          <table:table-cell table:style-name="ce15" table:formula="of:=IF(['height based'.E21]&gt;0;&quot;[&quot; &amp; ['height based'.E$1]&amp; &quot;,&quot; &amp; SUBSTITUTE(TEXT(['height based'.E21];&quot;#0,#&quot;);&quot;,&quot;;&quot;.&quot;)&amp;&quot;] ,&quot;;&quot;&quot;)&amp;[.F21]">
            <text:p/>
          </table:table-cell>
          <table:table-cell table:style-name="ce15" table:formula="of:=IF(['height based'.F21]&gt;0;&quot;[&quot; &amp; ['height based'.F$1]&amp; &quot;,&quot; &amp; SUBSTITUTE(TEXT(['height based'.F21];&quot;#0,#&quot;);&quot;,&quot;;&quot;.&quot;)&amp;&quot;] ,&quot;;&quot;&quot;)&amp;[.G21]">
            <text:p/>
          </table:table-cell>
          <table:table-cell table:style-name="ce15" table:formula="of:=IF(['height based'.G21]&gt;0;&quot;[&quot; &amp; ['height based'.G$1]&amp; &quot;,&quot; &amp; SUBSTITUTE(TEXT(['height based'.G21];&quot;#0,#&quot;);&quot;,&quot;;&quot;.&quot;)&amp;&quot;] ,&quot;;&quot;&quot;)&amp;[.H21]">
            <text:p/>
          </table:table-cell>
          <table:table-cell table:style-name="ce15" table:formula="of:=IF(['height based'.H21]&gt;0;&quot;[&quot; &amp; ['height based'.H$1]&amp; &quot;,&quot; &amp; SUBSTITUTE(TEXT(['height based'.H21];&quot;#0,#&quot;);&quot;,&quot;;&quot;.&quot;)&amp;&quot;] ,&quot;;&quot;&quot;)&amp;[.I21]">
            <text:p/>
          </table:table-cell>
          <table:table-cell table:style-name="ce15" table:formula="of:=IF(['height based'.I21]&gt;0;&quot;[&quot; &amp; ['height based'.I$1]&amp; &quot;,&quot; &amp; SUBSTITUTE(TEXT(['height based'.I21];&quot;#0,#&quot;);&quot;,&quot;;&quot;.&quot;)&amp;&quot;] ,&quot;;&quot;&quot;)&amp;[.J21]">
            <text:p/>
          </table:table-cell>
          <table:table-cell table:style-name="ce15" table:formula="of:=IF(['height based'.J21]&gt;0;&quot;[&quot; &amp; ['height based'.J$1]&amp; &quot;,&quot; &amp; SUBSTITUTE(TEXT(['height based'.J21];&quot;#0,#&quot;);&quot;,&quot;;&quot;.&quot;)&amp;&quot;] ,&quot;;&quot;&quot;)&amp;[.K21]">
            <text:p/>
          </table:table-cell>
          <table:table-cell table:style-name="ce15" table:formula="of:=IF(['height based'.K21]&gt;0;&quot;[&quot; &amp; ['height based'.K$1]&amp; &quot;,&quot; &amp; SUBSTITUTE(TEXT(['height based'.K21];&quot;#0,#&quot;);&quot;,&quot;;&quot;.&quot;)&amp;&quot;] ,&quot;;&quot;&quot;)&amp;[.L21]">
            <text:p/>
          </table:table-cell>
          <table:table-cell table:style-name="ce15" table:formula="of:=IF(['height based'.L21]&gt;0;&quot;[&quot; &amp; ['height based'.L$1]&amp; &quot;,&quot; &amp; SUBSTITUTE(TEXT(['height based'.L21];&quot;#0,#&quot;);&quot;,&quot;;&quot;.&quot;)&amp;&quot;] ,&quot;;&quot;&quot;)&amp;[.M21]">
            <text:p/>
          </table:table-cell>
          <table:table-cell table:style-name="ce15" table:formula="of:=IF(['height based'.M21]&gt;0;&quot;[&quot; &amp; ['height based'.M$1]&amp; &quot;,&quot; &amp; SUBSTITUTE(TEXT(['height based'.M21];&quot;#0,#&quot;);&quot;,&quot;;&quot;.&quot;)&amp;&quot;] ,&quot;;&quot;&quot;)&amp;[.N21]">
            <text:p/>
          </table:table-cell>
          <table:table-cell table:style-name="ce15" table:formula="of:=IF(['height based'.N21]&gt;0;&quot;[&quot; &amp; ['height based'.N$1]&amp; &quot;,&quot; &amp; SUBSTITUTE(TEXT(['height based'.N21];&quot;#0,#&quot;);&quot;,&quot;;&quot;.&quot;)&amp;&quot;] ,&quot;;&quot;&quot;)&amp;[.O21]">
            <text:p/>
          </table:table-cell>
          <table:table-cell table:style-name="ce15" table:formula="of:=IF(['height based'.O21]&gt;0;&quot;[&quot; &amp; ['height based'.O$1]&amp; &quot;,&quot; &amp; SUBSTITUTE(TEXT(['height based'.O21];&quot;#0,#&quot;);&quot;,&quot;;&quot;.&quot;)&amp;&quot;] ,&quot;;&quot;&quot;)&amp;[.P21]">
            <text:p/>
          </table:table-cell>
          <table:table-cell table:style-name="ce15" table:formula="of:=IF(['height based'.P21]&gt;0;&quot;[&quot; &amp; ['height based'.P$1]&amp; &quot;,&quot; &amp; SUBSTITUTE(TEXT(['height based'.P21];&quot;#0,#&quot;);&quot;,&quot;;&quot;.&quot;)&amp;&quot;] ,&quot;;&quot;&quot;)&amp;[.Q21]">
            <text:p/>
          </table:table-cell>
          <table:table-cell table:style-name="ce15" table:formula="of:=IF(['height based'.Q21]&gt;0;&quot;[&quot; &amp; ['height based'.Q$1]&amp; &quot;,&quot; &amp; SUBSTITUTE(TEXT(['height based'.Q21];&quot;#0,#&quot;);&quot;,&quot;;&quot;.&quot;)&amp;&quot;] ,&quot;;&quot;&quot;)&amp;[.R21]">
            <text:p/>
          </table:table-cell>
          <table:table-cell table:style-name="ce15" table:formula="of:=IF(['height based'.R21]&gt;0;&quot;[&quot; &amp; ['height based'.R$1]&amp; &quot;,&quot; &amp; SUBSTITUTE(TEXT(['height based'.R21];&quot;#0,#&quot;);&quot;,&quot;;&quot;.&quot;)&amp;&quot;] ,&quot;;&quot;&quot;)&amp;[.S21]">
            <text:p/>
          </table:table-cell>
          <table:table-cell table:style-name="ce15" table:formula="of:=IF(['height based'.S21]&gt;0;&quot;[&quot; &amp; ['height based'.S$1]&amp; &quot;,&quot; &amp; SUBSTITUTE(TEXT(['height based'.S21];&quot;#0,#&quot;);&quot;,&quot;;&quot;.&quot;)&amp;&quot;] ,&quot;;&quot;&quot;)&amp;[.T21]">
            <text:p/>
          </table:table-cell>
          <table:table-cell table:style-name="ce15" table:formula="of:=IF(['height based'.T21]&gt;0;&quot;[&quot; &amp; ['height based'.T$1]&amp; &quot;,&quot; &amp; SUBSTITUTE(TEXT(['height based'.T21];&quot;#0,#&quot;);&quot;,&quot;;&quot;.&quot;)&amp;&quot;] ,&quot;;&quot;&quot;)&amp;[.U21]">
            <text:p/>
          </table:table-cell>
          <table:table-cell table:style-name="ce15" table:formula="of:=IF(['height based'.U21]&gt;0;&quot;[&quot; &amp; ['height based'.U$1]&amp; &quot;,&quot; &amp; SUBSTITUTE(TEXT(['height based'.U21];&quot;#0,#&quot;);&quot;,&quot;;&quot;.&quot;)&amp;&quot;] ,&quot;;&quot;&quot;)&amp;[.V21]">
            <text:p/>
          </table:table-cell>
          <table:table-cell table:style-name="ce15" table:formula="of:=IF(['height based'.V21]&gt;0;&quot;[&quot; &amp; ['height based'.V$1]&amp; &quot;,&quot; &amp; SUBSTITUTE(TEXT(['height based'.V21];&quot;#0,#&quot;);&quot;,&quot;;&quot;.&quot;)&amp;&quot;] ,&quot;;&quot;&quot;)&amp;[.W21]">
            <text:p/>
          </table:table-cell>
          <table:table-cell table:style-name="ce15" table:formula="of:=IF(['height based'.W21]&gt;0;&quot;[&quot; &amp; ['height based'.W$1]&amp; &quot;,&quot; &amp; SUBSTITUTE(TEXT(['height based'.W21];&quot;#0,#&quot;);&quot;,&quot;;&quot;.&quot;)&amp;&quot;] ,&quot;;&quot;&quot;)&amp;[.X21]">
            <text:p/>
          </table:table-cell>
          <table:table-cell table:style-name="ce15" table:formula="of:=IF(['height based'.X21]&gt;0;&quot;[&quot; &amp; ['height based'.X$1]&amp; &quot;,&quot; &amp; SUBSTITUTE(TEXT(['height based'.X21];&quot;#0,#&quot;);&quot;,&quot;;&quot;.&quot;)&amp;&quot;] ,&quot;;&quot;&quot;)&amp;[.Y21]">
            <text:p/>
          </table:table-cell>
          <table:table-cell table:style-name="ce15" table:formula="of:=IF(['height based'.Y21]&gt;0;&quot;[&quot; &amp; ['height based'.Y$1]&amp; &quot;,&quot; &amp; SUBSTITUTE(TEXT(['height based'.Y21];&quot;#0,#&quot;);&quot;,&quot;;&quot;.&quot;)&amp;&quot;] ,&quot;;&quot;&quot;)&amp;[.Z21]">
            <text:p/>
          </table:table-cell>
          <table:table-cell table:style-name="ce15" table:formula="of:=IF(['height based'.Z21]&gt;0;&quot;[&quot; &amp; ['height based'.Z$1]&amp; &quot;,&quot; &amp; SUBSTITUTE(TEXT(['height based'.Z21];&quot;#0,#&quot;);&quot;,&quot;;&quot;.&quot;)&amp;&quot;] ,&quot;;&quot;&quot;)&amp;[.AA21]">
            <text:p/>
          </table:table-cell>
          <table:table-cell table:style-name="ce15" table:formula="of:=IF(['height based'.AA21]&gt;0;&quot;[&quot; &amp; ['height based'.AA$1]&amp; &quot;,&quot; &amp; SUBSTITUTE(TEXT(['height based'.AA21];&quot;#0,#&quot;);&quot;,&quot;;&quot;.&quot;)&amp;&quot;] ,&quot;;&quot;&quot;)&amp;[.AB21]">
            <text:p/>
          </table:table-cell>
          <table:table-cell table:style-name="ce15" table:formula="of:=IF(['height based'.AB21]&gt;0;&quot;[&quot; &amp; ['height based'.AB$1]&amp; &quot;,&quot; &amp; SUBSTITUTE(TEXT(['height based'.AB21];&quot;#0,#&quot;);&quot;,&quot;;&quot;.&quot;)&amp;&quot;] ,&quot;;&quot;&quot;)&amp;[.AC21]">
            <text:p/>
          </table:table-cell>
          <table:table-cell table:style-name="ce15" table:formula="of:=IF(['height based'.AC21]&gt;0;&quot;[&quot; &amp; ['height based'.AC$1]&amp; &quot;,&quot; &amp; SUBSTITUTE(TEXT(['height based'.AC21];&quot;#0,#&quot;);&quot;,&quot;;&quot;.&quot;)&amp;&quot;] ,&quot;;&quot;&quot;)&amp;[.AD21]">
            <text:p/>
          </table:table-cell>
          <table:table-cell table:style-name="ce15" table:formula="of:=IF(['height based'.AD21]&gt;0;&quot;[&quot; &amp; ['height based'.AD$1]&amp; &quot;,&quot; &amp; SUBSTITUTE(TEXT(['height based'.AD21];&quot;#0,#&quot;);&quot;,&quot;;&quot;.&quot;)&amp;&quot;] ,&quot;;&quot;&quot;)&amp;[.AE21]">
            <text:p/>
          </table:table-cell>
          <table:table-cell table:style-name="ce15" table:formula="of:=IF(['height based'.AE21]&gt;0;&quot;[&quot; &amp; ['height based'.AE$1]&amp; &quot;,&quot; &amp; SUBSTITUTE(TEXT(['height based'.AE21];&quot;#0,#&quot;);&quot;,&quot;;&quot;.&quot;)&amp;&quot;] ,&quot;;&quot;&quot;)&amp;[.AF21]">
            <text:p/>
          </table:table-cell>
          <table:table-cell table:style-name="ce15" table:formula="of:=IF(['height based'.AF21]&gt;0;&quot;[&quot; &amp; ['height based'.AF$1]&amp; &quot;,&quot; &amp; SUBSTITUTE(TEXT(['height based'.AF21];&quot;#0,#&quot;);&quot;,&quot;;&quot;.&quot;)&amp;&quot;] ,&quot;;&quot;&quot;)&amp;[.AG21]">
            <text:p/>
          </table:table-cell>
          <table:table-cell table:style-name="ce15" table:formula="of:=IF(['height based'.AG21]&gt;0;&quot;[&quot; &amp; ['height based'.AG$1]&amp; &quot;,&quot; &amp; SUBSTITUTE(TEXT(['height based'.AG21];&quot;#0,#&quot;);&quot;,&quot;;&quot;.&quot;)&amp;&quot;] ,&quot;;&quot;&quot;)&amp;[.AH21]">
            <text:p/>
          </table:table-cell>
        </table:table-row>
        <table:table-row table:style-name="ro1">
          <table:table-cell table:formula="of:=IF(['height based'.B22]&lt;&gt;&quot;&quot;;['height based concatenate'.C22]&amp;&quot;= {};&quot;;&quot;&quot;)">
            <text:p/>
          </table:table-cell>
          <table:table-cell table:formula="of:=IF(['height based'.C22]=&quot;&quot;;&quot;&quot;;['height based concatenate'.C22]&amp;&quot;.&quot;&amp;['height based'.C22]&amp;&quot; = [&quot; &amp; ['height based concatenate'.D22]&amp;&quot;];&quot;)">
            <text:p/>
          </table:table-cell>
          <table:table-cell table:formula="of:=IF(['height based'.B22]&lt;&gt;&quot;&quot;;['height based'.$B$1]&amp;&quot;.&quot;&amp;['height based'.B22];[.C21])" office:value-type="string" office:string-value="amd_stats.f.wh">
            <text:p>amd_stats.f.wh</text:p>
          </table:table-cell>
          <table:table-cell table:style-name="ce15" table:formula="of:=IF(['height based'.D22]&gt;0;&quot;[&quot; &amp; ['height based'.D$1]&amp; &quot;,&quot; &amp; SUBSTITUTE(TEXT(['height based'.D22];&quot;#0,#&quot;);&quot;,&quot;;&quot;.&quot;)&amp;&quot;] ,&quot;;&quot;&quot;)&amp;[.E22]">
            <text:p/>
          </table:table-cell>
          <table:table-cell table:style-name="ce15" table:formula="of:=IF(['height based'.E22]&gt;0;&quot;[&quot; &amp; ['height based'.E$1]&amp; &quot;,&quot; &amp; SUBSTITUTE(TEXT(['height based'.E22];&quot;#0,#&quot;);&quot;,&quot;;&quot;.&quot;)&amp;&quot;] ,&quot;;&quot;&quot;)&amp;[.F22]">
            <text:p/>
          </table:table-cell>
          <table:table-cell table:style-name="ce15" table:formula="of:=IF(['height based'.F22]&gt;0;&quot;[&quot; &amp; ['height based'.F$1]&amp; &quot;,&quot; &amp; SUBSTITUTE(TEXT(['height based'.F22];&quot;#0,#&quot;);&quot;,&quot;;&quot;.&quot;)&amp;&quot;] ,&quot;;&quot;&quot;)&amp;[.G22]">
            <text:p/>
          </table:table-cell>
          <table:table-cell table:style-name="ce15" table:formula="of:=IF(['height based'.G22]&gt;0;&quot;[&quot; &amp; ['height based'.G$1]&amp; &quot;,&quot; &amp; SUBSTITUTE(TEXT(['height based'.G22];&quot;#0,#&quot;);&quot;,&quot;;&quot;.&quot;)&amp;&quot;] ,&quot;;&quot;&quot;)&amp;[.H22]">
            <text:p/>
          </table:table-cell>
          <table:table-cell table:style-name="ce15" table:formula="of:=IF(['height based'.H22]&gt;0;&quot;[&quot; &amp; ['height based'.H$1]&amp; &quot;,&quot; &amp; SUBSTITUTE(TEXT(['height based'.H22];&quot;#0,#&quot;);&quot;,&quot;;&quot;.&quot;)&amp;&quot;] ,&quot;;&quot;&quot;)&amp;[.I22]">
            <text:p/>
          </table:table-cell>
          <table:table-cell table:style-name="ce15" table:formula="of:=IF(['height based'.I22]&gt;0;&quot;[&quot; &amp; ['height based'.I$1]&amp; &quot;,&quot; &amp; SUBSTITUTE(TEXT(['height based'.I22];&quot;#0,#&quot;);&quot;,&quot;;&quot;.&quot;)&amp;&quot;] ,&quot;;&quot;&quot;)&amp;[.J22]">
            <text:p/>
          </table:table-cell>
          <table:table-cell table:style-name="ce15" table:formula="of:=IF(['height based'.J22]&gt;0;&quot;[&quot; &amp; ['height based'.J$1]&amp; &quot;,&quot; &amp; SUBSTITUTE(TEXT(['height based'.J22];&quot;#0,#&quot;);&quot;,&quot;;&quot;.&quot;)&amp;&quot;] ,&quot;;&quot;&quot;)&amp;[.K22]">
            <text:p/>
          </table:table-cell>
          <table:table-cell table:style-name="ce15" table:formula="of:=IF(['height based'.K22]&gt;0;&quot;[&quot; &amp; ['height based'.K$1]&amp; &quot;,&quot; &amp; SUBSTITUTE(TEXT(['height based'.K22];&quot;#0,#&quot;);&quot;,&quot;;&quot;.&quot;)&amp;&quot;] ,&quot;;&quot;&quot;)&amp;[.L22]">
            <text:p/>
          </table:table-cell>
          <table:table-cell table:style-name="ce15" table:formula="of:=IF(['height based'.L22]&gt;0;&quot;[&quot; &amp; ['height based'.L$1]&amp; &quot;,&quot; &amp; SUBSTITUTE(TEXT(['height based'.L22];&quot;#0,#&quot;);&quot;,&quot;;&quot;.&quot;)&amp;&quot;] ,&quot;;&quot;&quot;)&amp;[.M22]">
            <text:p/>
          </table:table-cell>
          <table:table-cell table:style-name="ce15" table:formula="of:=IF(['height based'.M22]&gt;0;&quot;[&quot; &amp; ['height based'.M$1]&amp; &quot;,&quot; &amp; SUBSTITUTE(TEXT(['height based'.M22];&quot;#0,#&quot;);&quot;,&quot;;&quot;.&quot;)&amp;&quot;] ,&quot;;&quot;&quot;)&amp;[.N22]">
            <text:p/>
          </table:table-cell>
          <table:table-cell table:style-name="ce15" table:formula="of:=IF(['height based'.N22]&gt;0;&quot;[&quot; &amp; ['height based'.N$1]&amp; &quot;,&quot; &amp; SUBSTITUTE(TEXT(['height based'.N22];&quot;#0,#&quot;);&quot;,&quot;;&quot;.&quot;)&amp;&quot;] ,&quot;;&quot;&quot;)&amp;[.O22]">
            <text:p/>
          </table:table-cell>
          <table:table-cell table:style-name="ce15" table:formula="of:=IF(['height based'.O22]&gt;0;&quot;[&quot; &amp; ['height based'.O$1]&amp; &quot;,&quot; &amp; SUBSTITUTE(TEXT(['height based'.O22];&quot;#0,#&quot;);&quot;,&quot;;&quot;.&quot;)&amp;&quot;] ,&quot;;&quot;&quot;)&amp;[.P22]">
            <text:p/>
          </table:table-cell>
          <table:table-cell table:style-name="ce15" table:formula="of:=IF(['height based'.P22]&gt;0;&quot;[&quot; &amp; ['height based'.P$1]&amp; &quot;,&quot; &amp; SUBSTITUTE(TEXT(['height based'.P22];&quot;#0,#&quot;);&quot;,&quot;;&quot;.&quot;)&amp;&quot;] ,&quot;;&quot;&quot;)&amp;[.Q22]">
            <text:p/>
          </table:table-cell>
          <table:table-cell table:style-name="ce15" table:formula="of:=IF(['height based'.Q22]&gt;0;&quot;[&quot; &amp; ['height based'.Q$1]&amp; &quot;,&quot; &amp; SUBSTITUTE(TEXT(['height based'.Q22];&quot;#0,#&quot;);&quot;,&quot;;&quot;.&quot;)&amp;&quot;] ,&quot;;&quot;&quot;)&amp;[.R22]">
            <text:p/>
          </table:table-cell>
          <table:table-cell table:style-name="ce15" table:formula="of:=IF(['height based'.R22]&gt;0;&quot;[&quot; &amp; ['height based'.R$1]&amp; &quot;,&quot; &amp; SUBSTITUTE(TEXT(['height based'.R22];&quot;#0,#&quot;);&quot;,&quot;;&quot;.&quot;)&amp;&quot;] ,&quot;;&quot;&quot;)&amp;[.S22]">
            <text:p/>
          </table:table-cell>
          <table:table-cell table:style-name="ce15" table:formula="of:=IF(['height based'.S22]&gt;0;&quot;[&quot; &amp; ['height based'.S$1]&amp; &quot;,&quot; &amp; SUBSTITUTE(TEXT(['height based'.S22];&quot;#0,#&quot;);&quot;,&quot;;&quot;.&quot;)&amp;&quot;] ,&quot;;&quot;&quot;)&amp;[.T22]">
            <text:p/>
          </table:table-cell>
          <table:table-cell table:style-name="ce15" table:formula="of:=IF(['height based'.T22]&gt;0;&quot;[&quot; &amp; ['height based'.T$1]&amp; &quot;,&quot; &amp; SUBSTITUTE(TEXT(['height based'.T22];&quot;#0,#&quot;);&quot;,&quot;;&quot;.&quot;)&amp;&quot;] ,&quot;;&quot;&quot;)&amp;[.U22]">
            <text:p/>
          </table:table-cell>
          <table:table-cell table:style-name="ce15" table:formula="of:=IF(['height based'.U22]&gt;0;&quot;[&quot; &amp; ['height based'.U$1]&amp; &quot;,&quot; &amp; SUBSTITUTE(TEXT(['height based'.U22];&quot;#0,#&quot;);&quot;,&quot;;&quot;.&quot;)&amp;&quot;] ,&quot;;&quot;&quot;)&amp;[.V22]">
            <text:p/>
          </table:table-cell>
          <table:table-cell table:style-name="ce15" table:formula="of:=IF(['height based'.V22]&gt;0;&quot;[&quot; &amp; ['height based'.V$1]&amp; &quot;,&quot; &amp; SUBSTITUTE(TEXT(['height based'.V22];&quot;#0,#&quot;);&quot;,&quot;;&quot;.&quot;)&amp;&quot;] ,&quot;;&quot;&quot;)&amp;[.W22]">
            <text:p/>
          </table:table-cell>
          <table:table-cell table:style-name="ce15" table:formula="of:=IF(['height based'.W22]&gt;0;&quot;[&quot; &amp; ['height based'.W$1]&amp; &quot;,&quot; &amp; SUBSTITUTE(TEXT(['height based'.W22];&quot;#0,#&quot;);&quot;,&quot;;&quot;.&quot;)&amp;&quot;] ,&quot;;&quot;&quot;)&amp;[.X22]">
            <text:p/>
          </table:table-cell>
          <table:table-cell table:style-name="ce15" table:formula="of:=IF(['height based'.X22]&gt;0;&quot;[&quot; &amp; ['height based'.X$1]&amp; &quot;,&quot; &amp; SUBSTITUTE(TEXT(['height based'.X22];&quot;#0,#&quot;);&quot;,&quot;;&quot;.&quot;)&amp;&quot;] ,&quot;;&quot;&quot;)&amp;[.Y22]">
            <text:p/>
          </table:table-cell>
          <table:table-cell table:style-name="ce15" table:formula="of:=IF(['height based'.Y22]&gt;0;&quot;[&quot; &amp; ['height based'.Y$1]&amp; &quot;,&quot; &amp; SUBSTITUTE(TEXT(['height based'.Y22];&quot;#0,#&quot;);&quot;,&quot;;&quot;.&quot;)&amp;&quot;] ,&quot;;&quot;&quot;)&amp;[.Z22]">
            <text:p/>
          </table:table-cell>
          <table:table-cell table:style-name="ce15" table:formula="of:=IF(['height based'.Z22]&gt;0;&quot;[&quot; &amp; ['height based'.Z$1]&amp; &quot;,&quot; &amp; SUBSTITUTE(TEXT(['height based'.Z22];&quot;#0,#&quot;);&quot;,&quot;;&quot;.&quot;)&amp;&quot;] ,&quot;;&quot;&quot;)&amp;[.AA22]">
            <text:p/>
          </table:table-cell>
          <table:table-cell table:style-name="ce15" table:formula="of:=IF(['height based'.AA22]&gt;0;&quot;[&quot; &amp; ['height based'.AA$1]&amp; &quot;,&quot; &amp; SUBSTITUTE(TEXT(['height based'.AA22];&quot;#0,#&quot;);&quot;,&quot;;&quot;.&quot;)&amp;&quot;] ,&quot;;&quot;&quot;)&amp;[.AB22]">
            <text:p/>
          </table:table-cell>
          <table:table-cell table:style-name="ce15" table:formula="of:=IF(['height based'.AB22]&gt;0;&quot;[&quot; &amp; ['height based'.AB$1]&amp; &quot;,&quot; &amp; SUBSTITUTE(TEXT(['height based'.AB22];&quot;#0,#&quot;);&quot;,&quot;;&quot;.&quot;)&amp;&quot;] ,&quot;;&quot;&quot;)&amp;[.AC22]">
            <text:p/>
          </table:table-cell>
          <table:table-cell table:style-name="ce15" table:formula="of:=IF(['height based'.AC22]&gt;0;&quot;[&quot; &amp; ['height based'.AC$1]&amp; &quot;,&quot; &amp; SUBSTITUTE(TEXT(['height based'.AC22];&quot;#0,#&quot;);&quot;,&quot;;&quot;.&quot;)&amp;&quot;] ,&quot;;&quot;&quot;)&amp;[.AD22]">
            <text:p/>
          </table:table-cell>
          <table:table-cell table:style-name="ce15" table:formula="of:=IF(['height based'.AD22]&gt;0;&quot;[&quot; &amp; ['height based'.AD$1]&amp; &quot;,&quot; &amp; SUBSTITUTE(TEXT(['height based'.AD22];&quot;#0,#&quot;);&quot;,&quot;;&quot;.&quot;)&amp;&quot;] ,&quot;;&quot;&quot;)&amp;[.AE22]">
            <text:p/>
          </table:table-cell>
          <table:table-cell table:style-name="ce15" table:formula="of:=IF(['height based'.AE22]&gt;0;&quot;[&quot; &amp; ['height based'.AE$1]&amp; &quot;,&quot; &amp; SUBSTITUTE(TEXT(['height based'.AE22];&quot;#0,#&quot;);&quot;,&quot;;&quot;.&quot;)&amp;&quot;] ,&quot;;&quot;&quot;)&amp;[.AF22]">
            <text:p/>
          </table:table-cell>
          <table:table-cell table:style-name="ce15" table:formula="of:=IF(['height based'.AF22]&gt;0;&quot;[&quot; &amp; ['height based'.AF$1]&amp; &quot;,&quot; &amp; SUBSTITUTE(TEXT(['height based'.AF22];&quot;#0,#&quot;);&quot;,&quot;;&quot;.&quot;)&amp;&quot;] ,&quot;;&quot;&quot;)&amp;[.AG22]">
            <text:p/>
          </table:table-cell>
          <table:table-cell table:style-name="ce15" table:formula="of:=IF(['height based'.AG22]&gt;0;&quot;[&quot; &amp; ['height based'.AG$1]&amp; &quot;,&quot; &amp; SUBSTITUTE(TEXT(['height based'.AG22];&quot;#0,#&quot;);&quot;,&quot;;&quot;.&quot;)&amp;&quot;] ,&quot;;&quot;&quot;)&amp;[.AH22]">
            <text:p/>
          </table:table-cell>
        </table:table-row>
        <table:table-row table:style-name="ro1">
          <table:table-cell table:formula="of:=IF(['height based'.B23]&lt;&gt;&quot;&quot;;['height based concatenate'.C23]&amp;&quot;= {};&quot;;&quot;&quot;)">
            <text:p/>
          </table:table-cell>
          <table:table-cell table:formula="of:=IF(['height based'.C23]=&quot;&quot;;&quot;&quot;;['height based concatenate'.C23]&amp;&quot;.&quot;&amp;['height based'.C23]&amp;&quot; = [&quot; &amp; ['height based concatenate'.D23]&amp;&quot;];&quot;)">
            <text:p/>
          </table:table-cell>
          <table:table-cell table:formula="of:=IF(['height based'.B23]&lt;&gt;&quot;&quot;;['height based'.$B$1]&amp;&quot;.&quot;&amp;['height based'.B23];[.C22])" office:value-type="string" office:string-value="amd_stats.f.wh">
            <text:p>amd_stats.f.wh</text:p>
          </table:table-cell>
          <table:table-cell table:style-name="ce15" table:formula="of:=IF(['height based'.D23]&gt;0;&quot;[&quot; &amp; ['height based'.D$1]&amp; &quot;,&quot; &amp; SUBSTITUTE(TEXT(['height based'.D23];&quot;#0,#&quot;);&quot;,&quot;;&quot;.&quot;)&amp;&quot;] ,&quot;;&quot;&quot;)&amp;[.E23]">
            <text:p/>
          </table:table-cell>
          <table:table-cell table:style-name="ce15" table:formula="of:=IF(['height based'.E23]&gt;0;&quot;[&quot; &amp; ['height based'.E$1]&amp; &quot;,&quot; &amp; SUBSTITUTE(TEXT(['height based'.E23];&quot;#0,#&quot;);&quot;,&quot;;&quot;.&quot;)&amp;&quot;] ,&quot;;&quot;&quot;)&amp;[.F23]">
            <text:p/>
          </table:table-cell>
          <table:table-cell table:style-name="ce15" table:formula="of:=IF(['height based'.F23]&gt;0;&quot;[&quot; &amp; ['height based'.F$1]&amp; &quot;,&quot; &amp; SUBSTITUTE(TEXT(['height based'.F23];&quot;#0,#&quot;);&quot;,&quot;;&quot;.&quot;)&amp;&quot;] ,&quot;;&quot;&quot;)&amp;[.G23]">
            <text:p/>
          </table:table-cell>
          <table:table-cell table:style-name="ce15" table:formula="of:=IF(['height based'.G23]&gt;0;&quot;[&quot; &amp; ['height based'.G$1]&amp; &quot;,&quot; &amp; SUBSTITUTE(TEXT(['height based'.G23];&quot;#0,#&quot;);&quot;,&quot;;&quot;.&quot;)&amp;&quot;] ,&quot;;&quot;&quot;)&amp;[.H23]">
            <text:p/>
          </table:table-cell>
          <table:table-cell table:style-name="ce15" table:formula="of:=IF(['height based'.H23]&gt;0;&quot;[&quot; &amp; ['height based'.H$1]&amp; &quot;,&quot; &amp; SUBSTITUTE(TEXT(['height based'.H23];&quot;#0,#&quot;);&quot;,&quot;;&quot;.&quot;)&amp;&quot;] ,&quot;;&quot;&quot;)&amp;[.I23]">
            <text:p/>
          </table:table-cell>
          <table:table-cell table:style-name="ce15" table:formula="of:=IF(['height based'.I23]&gt;0;&quot;[&quot; &amp; ['height based'.I$1]&amp; &quot;,&quot; &amp; SUBSTITUTE(TEXT(['height based'.I23];&quot;#0,#&quot;);&quot;,&quot;;&quot;.&quot;)&amp;&quot;] ,&quot;;&quot;&quot;)&amp;[.J23]">
            <text:p/>
          </table:table-cell>
          <table:table-cell table:style-name="ce15" table:formula="of:=IF(['height based'.J23]&gt;0;&quot;[&quot; &amp; ['height based'.J$1]&amp; &quot;,&quot; &amp; SUBSTITUTE(TEXT(['height based'.J23];&quot;#0,#&quot;);&quot;,&quot;;&quot;.&quot;)&amp;&quot;] ,&quot;;&quot;&quot;)&amp;[.K23]">
            <text:p/>
          </table:table-cell>
          <table:table-cell table:style-name="ce15" table:formula="of:=IF(['height based'.K23]&gt;0;&quot;[&quot; &amp; ['height based'.K$1]&amp; &quot;,&quot; &amp; SUBSTITUTE(TEXT(['height based'.K23];&quot;#0,#&quot;);&quot;,&quot;;&quot;.&quot;)&amp;&quot;] ,&quot;;&quot;&quot;)&amp;[.L23]">
            <text:p/>
          </table:table-cell>
          <table:table-cell table:style-name="ce15" table:formula="of:=IF(['height based'.L23]&gt;0;&quot;[&quot; &amp; ['height based'.L$1]&amp; &quot;,&quot; &amp; SUBSTITUTE(TEXT(['height based'.L23];&quot;#0,#&quot;);&quot;,&quot;;&quot;.&quot;)&amp;&quot;] ,&quot;;&quot;&quot;)&amp;[.M23]">
            <text:p/>
          </table:table-cell>
          <table:table-cell table:style-name="ce15" table:formula="of:=IF(['height based'.M23]&gt;0;&quot;[&quot; &amp; ['height based'.M$1]&amp; &quot;,&quot; &amp; SUBSTITUTE(TEXT(['height based'.M23];&quot;#0,#&quot;);&quot;,&quot;;&quot;.&quot;)&amp;&quot;] ,&quot;;&quot;&quot;)&amp;[.N23]">
            <text:p/>
          </table:table-cell>
          <table:table-cell table:style-name="ce15" table:formula="of:=IF(['height based'.N23]&gt;0;&quot;[&quot; &amp; ['height based'.N$1]&amp; &quot;,&quot; &amp; SUBSTITUTE(TEXT(['height based'.N23];&quot;#0,#&quot;);&quot;,&quot;;&quot;.&quot;)&amp;&quot;] ,&quot;;&quot;&quot;)&amp;[.O23]">
            <text:p/>
          </table:table-cell>
          <table:table-cell table:style-name="ce15" table:formula="of:=IF(['height based'.O23]&gt;0;&quot;[&quot; &amp; ['height based'.O$1]&amp; &quot;,&quot; &amp; SUBSTITUTE(TEXT(['height based'.O23];&quot;#0,#&quot;);&quot;,&quot;;&quot;.&quot;)&amp;&quot;] ,&quot;;&quot;&quot;)&amp;[.P23]">
            <text:p/>
          </table:table-cell>
          <table:table-cell table:style-name="ce15" table:formula="of:=IF(['height based'.P23]&gt;0;&quot;[&quot; &amp; ['height based'.P$1]&amp; &quot;,&quot; &amp; SUBSTITUTE(TEXT(['height based'.P23];&quot;#0,#&quot;);&quot;,&quot;;&quot;.&quot;)&amp;&quot;] ,&quot;;&quot;&quot;)&amp;[.Q23]">
            <text:p/>
          </table:table-cell>
          <table:table-cell table:style-name="ce15" table:formula="of:=IF(['height based'.Q23]&gt;0;&quot;[&quot; &amp; ['height based'.Q$1]&amp; &quot;,&quot; &amp; SUBSTITUTE(TEXT(['height based'.Q23];&quot;#0,#&quot;);&quot;,&quot;;&quot;.&quot;)&amp;&quot;] ,&quot;;&quot;&quot;)&amp;[.R23]">
            <text:p/>
          </table:table-cell>
          <table:table-cell table:style-name="ce15" table:formula="of:=IF(['height based'.R23]&gt;0;&quot;[&quot; &amp; ['height based'.R$1]&amp; &quot;,&quot; &amp; SUBSTITUTE(TEXT(['height based'.R23];&quot;#0,#&quot;);&quot;,&quot;;&quot;.&quot;)&amp;&quot;] ,&quot;;&quot;&quot;)&amp;[.S23]">
            <text:p/>
          </table:table-cell>
          <table:table-cell table:style-name="ce15" table:formula="of:=IF(['height based'.S23]&gt;0;&quot;[&quot; &amp; ['height based'.S$1]&amp; &quot;,&quot; &amp; SUBSTITUTE(TEXT(['height based'.S23];&quot;#0,#&quot;);&quot;,&quot;;&quot;.&quot;)&amp;&quot;] ,&quot;;&quot;&quot;)&amp;[.T23]">
            <text:p/>
          </table:table-cell>
          <table:table-cell table:style-name="ce15" table:formula="of:=IF(['height based'.T23]&gt;0;&quot;[&quot; &amp; ['height based'.T$1]&amp; &quot;,&quot; &amp; SUBSTITUTE(TEXT(['height based'.T23];&quot;#0,#&quot;);&quot;,&quot;;&quot;.&quot;)&amp;&quot;] ,&quot;;&quot;&quot;)&amp;[.U23]">
            <text:p/>
          </table:table-cell>
          <table:table-cell table:style-name="ce15" table:formula="of:=IF(['height based'.U23]&gt;0;&quot;[&quot; &amp; ['height based'.U$1]&amp; &quot;,&quot; &amp; SUBSTITUTE(TEXT(['height based'.U23];&quot;#0,#&quot;);&quot;,&quot;;&quot;.&quot;)&amp;&quot;] ,&quot;;&quot;&quot;)&amp;[.V23]">
            <text:p/>
          </table:table-cell>
          <table:table-cell table:style-name="ce15" table:formula="of:=IF(['height based'.V23]&gt;0;&quot;[&quot; &amp; ['height based'.V$1]&amp; &quot;,&quot; &amp; SUBSTITUTE(TEXT(['height based'.V23];&quot;#0,#&quot;);&quot;,&quot;;&quot;.&quot;)&amp;&quot;] ,&quot;;&quot;&quot;)&amp;[.W23]">
            <text:p/>
          </table:table-cell>
          <table:table-cell table:style-name="ce15" table:formula="of:=IF(['height based'.W23]&gt;0;&quot;[&quot; &amp; ['height based'.W$1]&amp; &quot;,&quot; &amp; SUBSTITUTE(TEXT(['height based'.W23];&quot;#0,#&quot;);&quot;,&quot;;&quot;.&quot;)&amp;&quot;] ,&quot;;&quot;&quot;)&amp;[.X23]">
            <text:p/>
          </table:table-cell>
          <table:table-cell table:style-name="ce15" table:formula="of:=IF(['height based'.X23]&gt;0;&quot;[&quot; &amp; ['height based'.X$1]&amp; &quot;,&quot; &amp; SUBSTITUTE(TEXT(['height based'.X23];&quot;#0,#&quot;);&quot;,&quot;;&quot;.&quot;)&amp;&quot;] ,&quot;;&quot;&quot;)&amp;[.Y23]">
            <text:p/>
          </table:table-cell>
          <table:table-cell table:style-name="ce15" table:formula="of:=IF(['height based'.Y23]&gt;0;&quot;[&quot; &amp; ['height based'.Y$1]&amp; &quot;,&quot; &amp; SUBSTITUTE(TEXT(['height based'.Y23];&quot;#0,#&quot;);&quot;,&quot;;&quot;.&quot;)&amp;&quot;] ,&quot;;&quot;&quot;)&amp;[.Z23]">
            <text:p/>
          </table:table-cell>
          <table:table-cell table:style-name="ce15" table:formula="of:=IF(['height based'.Z23]&gt;0;&quot;[&quot; &amp; ['height based'.Z$1]&amp; &quot;,&quot; &amp; SUBSTITUTE(TEXT(['height based'.Z23];&quot;#0,#&quot;);&quot;,&quot;;&quot;.&quot;)&amp;&quot;] ,&quot;;&quot;&quot;)&amp;[.AA23]">
            <text:p/>
          </table:table-cell>
          <table:table-cell table:style-name="ce15" table:formula="of:=IF(['height based'.AA23]&gt;0;&quot;[&quot; &amp; ['height based'.AA$1]&amp; &quot;,&quot; &amp; SUBSTITUTE(TEXT(['height based'.AA23];&quot;#0,#&quot;);&quot;,&quot;;&quot;.&quot;)&amp;&quot;] ,&quot;;&quot;&quot;)&amp;[.AB23]">
            <text:p/>
          </table:table-cell>
          <table:table-cell table:style-name="ce15" table:formula="of:=IF(['height based'.AB23]&gt;0;&quot;[&quot; &amp; ['height based'.AB$1]&amp; &quot;,&quot; &amp; SUBSTITUTE(TEXT(['height based'.AB23];&quot;#0,#&quot;);&quot;,&quot;;&quot;.&quot;)&amp;&quot;] ,&quot;;&quot;&quot;)&amp;[.AC23]">
            <text:p/>
          </table:table-cell>
          <table:table-cell table:style-name="ce15" table:formula="of:=IF(['height based'.AC23]&gt;0;&quot;[&quot; &amp; ['height based'.AC$1]&amp; &quot;,&quot; &amp; SUBSTITUTE(TEXT(['height based'.AC23];&quot;#0,#&quot;);&quot;,&quot;;&quot;.&quot;)&amp;&quot;] ,&quot;;&quot;&quot;)&amp;[.AD23]">
            <text:p/>
          </table:table-cell>
          <table:table-cell table:style-name="ce15" table:formula="of:=IF(['height based'.AD23]&gt;0;&quot;[&quot; &amp; ['height based'.AD$1]&amp; &quot;,&quot; &amp; SUBSTITUTE(TEXT(['height based'.AD23];&quot;#0,#&quot;);&quot;,&quot;;&quot;.&quot;)&amp;&quot;] ,&quot;;&quot;&quot;)&amp;[.AE23]">
            <text:p/>
          </table:table-cell>
          <table:table-cell table:style-name="ce15" table:formula="of:=IF(['height based'.AE23]&gt;0;&quot;[&quot; &amp; ['height based'.AE$1]&amp; &quot;,&quot; &amp; SUBSTITUTE(TEXT(['height based'.AE23];&quot;#0,#&quot;);&quot;,&quot;;&quot;.&quot;)&amp;&quot;] ,&quot;;&quot;&quot;)&amp;[.AF23]">
            <text:p/>
          </table:table-cell>
          <table:table-cell table:style-name="ce15" table:formula="of:=IF(['height based'.AF23]&gt;0;&quot;[&quot; &amp; ['height based'.AF$1]&amp; &quot;,&quot; &amp; SUBSTITUTE(TEXT(['height based'.AF23];&quot;#0,#&quot;);&quot;,&quot;;&quot;.&quot;)&amp;&quot;] ,&quot;;&quot;&quot;)&amp;[.AG23]">
            <text:p/>
          </table:table-cell>
          <table:table-cell table:style-name="ce15" table:formula="of:=IF(['height based'.AG23]&gt;0;&quot;[&quot; &amp; ['height based'.AG$1]&amp; &quot;,&quot; &amp; SUBSTITUTE(TEXT(['height based'.AG23];&quot;#0,#&quot;);&quot;,&quot;;&quot;.&quot;)&amp;&quot;] ,&quot;;&quot;&quot;)&amp;[.AH23]">
            <text:p/>
          </table:table-cell>
        </table:table-row>
        <table:table-row table:style-name="ro1">
          <table:table-cell table:formula="of:=IF(['height based'.B24]&lt;&gt;&quot;&quot;;['height based concatenate'.C24]&amp;&quot;= {};&quot;;&quot;&quot;)">
            <text:p/>
          </table:table-cell>
          <table:table-cell table:formula="of:=IF(['height based'.C24]=&quot;&quot;;&quot;&quot;;['height based concatenate'.C24]&amp;&quot;.&quot;&amp;['height based'.C24]&amp;&quot; = [&quot; &amp; ['height based concatenate'.D24]&amp;&quot;];&quot;)">
            <text:p/>
          </table:table-cell>
          <table:table-cell table:formula="of:=IF(['height based'.B24]&lt;&gt;&quot;&quot;;['height based'.$B$1]&amp;&quot;.&quot;&amp;['height based'.B24];[.C23])" office:value-type="string" office:string-value="amd_stats.f.wh">
            <text:p>amd_stats.f.wh</text:p>
          </table:table-cell>
          <table:table-cell table:style-name="ce15" table:formula="of:=IF(['height based'.D24]&gt;0;&quot;[&quot; &amp; ['height based'.D$1]&amp; &quot;,&quot; &amp; SUBSTITUTE(TEXT(['height based'.D24];&quot;#0,#&quot;);&quot;,&quot;;&quot;.&quot;)&amp;&quot;] ,&quot;;&quot;&quot;)&amp;[.E24]">
            <text:p/>
          </table:table-cell>
          <table:table-cell table:style-name="ce15" table:formula="of:=IF(['height based'.E24]&gt;0;&quot;[&quot; &amp; ['height based'.E$1]&amp; &quot;,&quot; &amp; SUBSTITUTE(TEXT(['height based'.E24];&quot;#0,#&quot;);&quot;,&quot;;&quot;.&quot;)&amp;&quot;] ,&quot;;&quot;&quot;)&amp;[.F24]">
            <text:p/>
          </table:table-cell>
          <table:table-cell table:style-name="ce15" table:formula="of:=IF(['height based'.F24]&gt;0;&quot;[&quot; &amp; ['height based'.F$1]&amp; &quot;,&quot; &amp; SUBSTITUTE(TEXT(['height based'.F24];&quot;#0,#&quot;);&quot;,&quot;;&quot;.&quot;)&amp;&quot;] ,&quot;;&quot;&quot;)&amp;[.G24]">
            <text:p/>
          </table:table-cell>
          <table:table-cell table:style-name="ce15" table:formula="of:=IF(['height based'.G24]&gt;0;&quot;[&quot; &amp; ['height based'.G$1]&amp; &quot;,&quot; &amp; SUBSTITUTE(TEXT(['height based'.G24];&quot;#0,#&quot;);&quot;,&quot;;&quot;.&quot;)&amp;&quot;] ,&quot;;&quot;&quot;)&amp;[.H24]">
            <text:p/>
          </table:table-cell>
          <table:table-cell table:style-name="ce15" table:formula="of:=IF(['height based'.H24]&gt;0;&quot;[&quot; &amp; ['height based'.H$1]&amp; &quot;,&quot; &amp; SUBSTITUTE(TEXT(['height based'.H24];&quot;#0,#&quot;);&quot;,&quot;;&quot;.&quot;)&amp;&quot;] ,&quot;;&quot;&quot;)&amp;[.I24]">
            <text:p/>
          </table:table-cell>
          <table:table-cell table:style-name="ce15" table:formula="of:=IF(['height based'.I24]&gt;0;&quot;[&quot; &amp; ['height based'.I$1]&amp; &quot;,&quot; &amp; SUBSTITUTE(TEXT(['height based'.I24];&quot;#0,#&quot;);&quot;,&quot;;&quot;.&quot;)&amp;&quot;] ,&quot;;&quot;&quot;)&amp;[.J24]">
            <text:p/>
          </table:table-cell>
          <table:table-cell table:style-name="ce15" table:formula="of:=IF(['height based'.J24]&gt;0;&quot;[&quot; &amp; ['height based'.J$1]&amp; &quot;,&quot; &amp; SUBSTITUTE(TEXT(['height based'.J24];&quot;#0,#&quot;);&quot;,&quot;;&quot;.&quot;)&amp;&quot;] ,&quot;;&quot;&quot;)&amp;[.K24]">
            <text:p/>
          </table:table-cell>
          <table:table-cell table:style-name="ce15" table:formula="of:=IF(['height based'.K24]&gt;0;&quot;[&quot; &amp; ['height based'.K$1]&amp; &quot;,&quot; &amp; SUBSTITUTE(TEXT(['height based'.K24];&quot;#0,#&quot;);&quot;,&quot;;&quot;.&quot;)&amp;&quot;] ,&quot;;&quot;&quot;)&amp;[.L24]">
            <text:p/>
          </table:table-cell>
          <table:table-cell table:style-name="ce15" table:formula="of:=IF(['height based'.L24]&gt;0;&quot;[&quot; &amp; ['height based'.L$1]&amp; &quot;,&quot; &amp; SUBSTITUTE(TEXT(['height based'.L24];&quot;#0,#&quot;);&quot;,&quot;;&quot;.&quot;)&amp;&quot;] ,&quot;;&quot;&quot;)&amp;[.M24]">
            <text:p/>
          </table:table-cell>
          <table:table-cell table:style-name="ce15" table:formula="of:=IF(['height based'.M24]&gt;0;&quot;[&quot; &amp; ['height based'.M$1]&amp; &quot;,&quot; &amp; SUBSTITUTE(TEXT(['height based'.M24];&quot;#0,#&quot;);&quot;,&quot;;&quot;.&quot;)&amp;&quot;] ,&quot;;&quot;&quot;)&amp;[.N24]">
            <text:p/>
          </table:table-cell>
          <table:table-cell table:style-name="ce15" table:formula="of:=IF(['height based'.N24]&gt;0;&quot;[&quot; &amp; ['height based'.N$1]&amp; &quot;,&quot; &amp; SUBSTITUTE(TEXT(['height based'.N24];&quot;#0,#&quot;);&quot;,&quot;;&quot;.&quot;)&amp;&quot;] ,&quot;;&quot;&quot;)&amp;[.O24]">
            <text:p/>
          </table:table-cell>
          <table:table-cell table:style-name="ce15" table:formula="of:=IF(['height based'.O24]&gt;0;&quot;[&quot; &amp; ['height based'.O$1]&amp; &quot;,&quot; &amp; SUBSTITUTE(TEXT(['height based'.O24];&quot;#0,#&quot;);&quot;,&quot;;&quot;.&quot;)&amp;&quot;] ,&quot;;&quot;&quot;)&amp;[.P24]">
            <text:p/>
          </table:table-cell>
          <table:table-cell table:style-name="ce15" table:formula="of:=IF(['height based'.P24]&gt;0;&quot;[&quot; &amp; ['height based'.P$1]&amp; &quot;,&quot; &amp; SUBSTITUTE(TEXT(['height based'.P24];&quot;#0,#&quot;);&quot;,&quot;;&quot;.&quot;)&amp;&quot;] ,&quot;;&quot;&quot;)&amp;[.Q24]">
            <text:p/>
          </table:table-cell>
          <table:table-cell table:style-name="ce15" table:formula="of:=IF(['height based'.Q24]&gt;0;&quot;[&quot; &amp; ['height based'.Q$1]&amp; &quot;,&quot; &amp; SUBSTITUTE(TEXT(['height based'.Q24];&quot;#0,#&quot;);&quot;,&quot;;&quot;.&quot;)&amp;&quot;] ,&quot;;&quot;&quot;)&amp;[.R24]">
            <text:p/>
          </table:table-cell>
          <table:table-cell table:style-name="ce15" table:formula="of:=IF(['height based'.R24]&gt;0;&quot;[&quot; &amp; ['height based'.R$1]&amp; &quot;,&quot; &amp; SUBSTITUTE(TEXT(['height based'.R24];&quot;#0,#&quot;);&quot;,&quot;;&quot;.&quot;)&amp;&quot;] ,&quot;;&quot;&quot;)&amp;[.S24]">
            <text:p/>
          </table:table-cell>
          <table:table-cell table:style-name="ce15" table:formula="of:=IF(['height based'.S24]&gt;0;&quot;[&quot; &amp; ['height based'.S$1]&amp; &quot;,&quot; &amp; SUBSTITUTE(TEXT(['height based'.S24];&quot;#0,#&quot;);&quot;,&quot;;&quot;.&quot;)&amp;&quot;] ,&quot;;&quot;&quot;)&amp;[.T24]">
            <text:p/>
          </table:table-cell>
          <table:table-cell table:style-name="ce15" table:formula="of:=IF(['height based'.T24]&gt;0;&quot;[&quot; &amp; ['height based'.T$1]&amp; &quot;,&quot; &amp; SUBSTITUTE(TEXT(['height based'.T24];&quot;#0,#&quot;);&quot;,&quot;;&quot;.&quot;)&amp;&quot;] ,&quot;;&quot;&quot;)&amp;[.U24]">
            <text:p/>
          </table:table-cell>
          <table:table-cell table:style-name="ce15" table:formula="of:=IF(['height based'.U24]&gt;0;&quot;[&quot; &amp; ['height based'.U$1]&amp; &quot;,&quot; &amp; SUBSTITUTE(TEXT(['height based'.U24];&quot;#0,#&quot;);&quot;,&quot;;&quot;.&quot;)&amp;&quot;] ,&quot;;&quot;&quot;)&amp;[.V24]">
            <text:p/>
          </table:table-cell>
          <table:table-cell table:style-name="ce15" table:formula="of:=IF(['height based'.V24]&gt;0;&quot;[&quot; &amp; ['height based'.V$1]&amp; &quot;,&quot; &amp; SUBSTITUTE(TEXT(['height based'.V24];&quot;#0,#&quot;);&quot;,&quot;;&quot;.&quot;)&amp;&quot;] ,&quot;;&quot;&quot;)&amp;[.W24]">
            <text:p/>
          </table:table-cell>
          <table:table-cell table:style-name="ce15" table:formula="of:=IF(['height based'.W24]&gt;0;&quot;[&quot; &amp; ['height based'.W$1]&amp; &quot;,&quot; &amp; SUBSTITUTE(TEXT(['height based'.W24];&quot;#0,#&quot;);&quot;,&quot;;&quot;.&quot;)&amp;&quot;] ,&quot;;&quot;&quot;)&amp;[.X24]">
            <text:p/>
          </table:table-cell>
          <table:table-cell table:style-name="ce15" table:formula="of:=IF(['height based'.X24]&gt;0;&quot;[&quot; &amp; ['height based'.X$1]&amp; &quot;,&quot; &amp; SUBSTITUTE(TEXT(['height based'.X24];&quot;#0,#&quot;);&quot;,&quot;;&quot;.&quot;)&amp;&quot;] ,&quot;;&quot;&quot;)&amp;[.Y24]">
            <text:p/>
          </table:table-cell>
          <table:table-cell table:style-name="ce15" table:formula="of:=IF(['height based'.Y24]&gt;0;&quot;[&quot; &amp; ['height based'.Y$1]&amp; &quot;,&quot; &amp; SUBSTITUTE(TEXT(['height based'.Y24];&quot;#0,#&quot;);&quot;,&quot;;&quot;.&quot;)&amp;&quot;] ,&quot;;&quot;&quot;)&amp;[.Z24]">
            <text:p/>
          </table:table-cell>
          <table:table-cell table:style-name="ce15" table:formula="of:=IF(['height based'.Z24]&gt;0;&quot;[&quot; &amp; ['height based'.Z$1]&amp; &quot;,&quot; &amp; SUBSTITUTE(TEXT(['height based'.Z24];&quot;#0,#&quot;);&quot;,&quot;;&quot;.&quot;)&amp;&quot;] ,&quot;;&quot;&quot;)&amp;[.AA24]">
            <text:p/>
          </table:table-cell>
          <table:table-cell table:style-name="ce15" table:formula="of:=IF(['height based'.AA24]&gt;0;&quot;[&quot; &amp; ['height based'.AA$1]&amp; &quot;,&quot; &amp; SUBSTITUTE(TEXT(['height based'.AA24];&quot;#0,#&quot;);&quot;,&quot;;&quot;.&quot;)&amp;&quot;] ,&quot;;&quot;&quot;)&amp;[.AB24]">
            <text:p/>
          </table:table-cell>
          <table:table-cell table:style-name="ce15" table:formula="of:=IF(['height based'.AB24]&gt;0;&quot;[&quot; &amp; ['height based'.AB$1]&amp; &quot;,&quot; &amp; SUBSTITUTE(TEXT(['height based'.AB24];&quot;#0,#&quot;);&quot;,&quot;;&quot;.&quot;)&amp;&quot;] ,&quot;;&quot;&quot;)&amp;[.AC24]">
            <text:p/>
          </table:table-cell>
          <table:table-cell table:style-name="ce15" table:formula="of:=IF(['height based'.AC24]&gt;0;&quot;[&quot; &amp; ['height based'.AC$1]&amp; &quot;,&quot; &amp; SUBSTITUTE(TEXT(['height based'.AC24];&quot;#0,#&quot;);&quot;,&quot;;&quot;.&quot;)&amp;&quot;] ,&quot;;&quot;&quot;)&amp;[.AD24]">
            <text:p/>
          </table:table-cell>
          <table:table-cell table:style-name="ce15" table:formula="of:=IF(['height based'.AD24]&gt;0;&quot;[&quot; &amp; ['height based'.AD$1]&amp; &quot;,&quot; &amp; SUBSTITUTE(TEXT(['height based'.AD24];&quot;#0,#&quot;);&quot;,&quot;;&quot;.&quot;)&amp;&quot;] ,&quot;;&quot;&quot;)&amp;[.AE24]">
            <text:p/>
          </table:table-cell>
          <table:table-cell table:style-name="ce15" table:formula="of:=IF(['height based'.AE24]&gt;0;&quot;[&quot; &amp; ['height based'.AE$1]&amp; &quot;,&quot; &amp; SUBSTITUTE(TEXT(['height based'.AE24];&quot;#0,#&quot;);&quot;,&quot;;&quot;.&quot;)&amp;&quot;] ,&quot;;&quot;&quot;)&amp;[.AF24]">
            <text:p/>
          </table:table-cell>
          <table:table-cell table:style-name="ce15" table:formula="of:=IF(['height based'.AF24]&gt;0;&quot;[&quot; &amp; ['height based'.AF$1]&amp; &quot;,&quot; &amp; SUBSTITUTE(TEXT(['height based'.AF24];&quot;#0,#&quot;);&quot;,&quot;;&quot;.&quot;)&amp;&quot;] ,&quot;;&quot;&quot;)&amp;[.AG24]">
            <text:p/>
          </table:table-cell>
          <table:table-cell table:style-name="ce15" table:formula="of:=IF(['height based'.AG24]&gt;0;&quot;[&quot; &amp; ['height based'.AG$1]&amp; &quot;,&quot; &amp; SUBSTITUTE(TEXT(['height based'.AG24];&quot;#0,#&quot;);&quot;,&quot;;&quot;.&quot;)&amp;&quot;] ,&quot;;&quot;&quot;)&amp;[.AH24]">
            <text:p/>
          </table:table-cell>
        </table:table-row>
        <table:table-row table:style-name="ro1" table:number-rows-repeated="6">
          <table:table-cell table:number-columns-repeated="33"/>
        </table:table-row>
        <table:table-row table:style-name="ro1">
          <table:table-cell office:value-type="string">
            <text:p>TODO : changer les « , » en « . »</text:p>
          </table:table-cell>
          <table:table-cell table:number-columns-repeated="32"/>
        </table:table-row>
        <table:table-row table:style-name="ro1" table:number-rows-repeated="1048544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age based" table:style-name="ta2" table:print="false">
        <office:forms form:automatic-focus="false" form:apply-design-mode="false"/>
        <table:table-column table:style-name="co2" table:number-columns-repeated="33" table:default-cell-style-name="Default"/>
        <table:table-row table:style-name="ro2">
          <table:table-cell table:style-name="ce16"/>
          <table:table-cell table:style-name="ce1" office:value-type="string">
            <text:p>amd_stats</text:p>
          </table:table-cell>
          <table:table-cell table:style-name="ce18" office:value-type="string">
            <text:p>Age</text:p>
          </table:table-cell>
          <table:table-cell table:style-name="ce20" office:value-type="string">
            <text:p>0</text:p>
          </table:table-cell>
          <table:table-cell table:style-name="ce23" office:value-type="string">
            <text:p>0.25</text:p>
          </table:table-cell>
          <table:table-cell table:style-name="ce23" office:value-type="string">
            <text:p>0.5</text:p>
          </table:table-cell>
          <table:table-cell table:style-name="ce23" office:value-type="string">
            <text:p>0.75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1.25</text:p>
          </table:table-cell>
          <table:table-cell table:style-name="ce23" office:value-type="string">
            <text:p>1.5</text:p>
          </table:table-cell>
          <table:table-cell table:style-name="ce23" office:value-type="string">
            <text:p>1.75</text:p>
          </table:table-cell>
          <table:table-cell table:style-name="ce23" office:value-type="string">
            <text:p>2</text:p>
          </table:table-cell>
          <table:table-cell table:style-name="ce23" office:value-type="string">
            <text:p>2.25</text:p>
          </table:table-cell>
          <table:table-cell table:style-name="ce23" office:value-type="string">
            <text:p>2.5</text:p>
          </table:table-cell>
          <table:table-cell table:style-name="ce23" office:value-type="string">
            <text:p>2.75</text:p>
          </table:table-cell>
          <table:table-cell table:style-name="ce23" office:value-type="string">
            <text:p>3</text:p>
          </table:table-cell>
          <table:table-cell table:style-name="ce23" office:value-type="string">
            <text:p>4</text:p>
          </table:table-cell>
          <table:table-cell table:style-name="ce23" office:value-type="string">
            <text:p>5</text:p>
          </table:table-cell>
          <table:table-cell table:style-name="ce23" office:value-type="string">
            <text:p>6</text:p>
          </table:table-cell>
          <table:table-cell table:style-name="ce23" office:value-type="string">
            <text:p>7</text:p>
          </table:table-cell>
          <table:table-cell table:style-name="ce23" office:value-type="string">
            <text:p>8</text:p>
          </table:table-cell>
          <table:table-cell table:style-name="ce23" office:value-type="string">
            <text:p>9</text:p>
          </table:table-cell>
          <table:table-cell table:style-name="ce23" office:value-type="string">
            <text:p>10</text:p>
          </table:table-cell>
          <table:table-cell table:style-name="ce23" office:value-type="string">
            <text:p>11</text:p>
          </table:table-cell>
          <table:table-cell table:style-name="ce23" office:value-type="string">
            <text:p>12</text:p>
          </table:table-cell>
          <table:table-cell table:style-name="ce23" office:value-type="string">
            <text:p>13</text:p>
          </table:table-cell>
          <table:table-cell table:style-name="ce23" office:value-type="string">
            <text:p>14</text:p>
          </table:table-cell>
          <table:table-cell table:style-name="ce23" office:value-type="string">
            <text:p>15</text:p>
          </table:table-cell>
          <table:table-cell table:style-name="ce23" office:value-type="string">
            <text:p>16</text:p>
          </table:table-cell>
          <table:table-cell table:style-name="ce23" office:value-type="string">
            <text:p>17</text:p>
          </table:table-cell>
          <table:table-cell table:style-name="ce23" office:value-type="string">
            <text:p>18</text:p>
          </table:table-cell>
          <table:table-cell table:style-name="ce23" office:value-type="string">
            <text:p>19</text:p>
          </table:table-cell>
          <table:table-cell table:style-name="ce25" office:value-type="string">
            <text:p>20</text:p>
          </table:table-cell>
        </table:table-row>
        <table:table-row table:style-name="ro2">
          <table:table-cell/>
          <table:table-cell table:style-name="ce17" office:value-type="string">
            <text:p>m.height</text:p>
          </table:table-cell>
          <table:table-cell table:style-name="ce19" office:value-type="string">
            <text:p>min</text:p>
          </table:table-cell>
          <table:table-cell table:style-name="ce21" office:value-type="float" office:value="47">
            <text:p>47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float" office:value="91">
            <text:p>91</text:p>
          </table:table-cell>
          <table:table-cell table:number-columns-repeated="5"/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float" office:value="140">
            <text:p>140</text:p>
          </table:table-cell>
          <table:table-cell office:value-type="float" office:value="146">
            <text:p>146</text:p>
          </table:table-cell>
          <table:table-cell office:value-type="float" office:value="153">
            <text:p>153</text:p>
          </table:table-cell>
          <table:table-cell office:value-type="float" office:value="159">
            <text:p>159</text:p>
          </table:table-cell>
          <table:table-cell office:value-type="float" office:value="163">
            <text:p>163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table:style-name="ce13" office:value-type="float" office:value="170">
            <text:p>170</text:p>
          </table:table-cell>
        </table:table-row>
        <table:table-row table:style-name="ro2">
          <table:table-cell/>
          <table:table-cell table:style-name="ce8"/>
          <table:table-cell table:style-name="ce13" office:value-type="string">
            <text:p>medium</text:p>
          </table:table-cell>
          <table:table-cell table:style-name="ce8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table:number-columns-repeated="6"/>
          <table:table-cell office:value-type="float" office:value="96">
            <text:p>96</text:p>
          </table:table-cell>
          <table:table-cell table:number-columns-repeated="5"/>
          <table:table-cell office:value-type="float" office:value="134">
            <text:p>134</text:p>
          </table:table-cell>
          <table:table-cell office:value-type="float" office:value="139">
            <text:p>139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  <table:table-cell office:value-type="float" office:value="165">
            <text:p>165</text:p>
          </table:table-cell>
          <table:table-cell office:value-type="float" office:value="170">
            <text:p>170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table:style-name="ce13" office:value-type="float" office:value="177">
            <text:p>177</text:p>
          </table:table-cell>
        </table:table-row>
        <table:table-row table:style-name="ro1">
          <table:table-cell/>
          <table:table-cell table:style-name="ce8"/>
          <table:table-cell table:style-name="ce13" office:value-type="string">
            <text:p>max</text:p>
          </table:table-cell>
          <table:table-cell table:style-name="ce8" office:value-type="float" office:value="53">
            <text:p>53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table:number-columns-repeated="6"/>
          <table:table-cell office:value-type="float" office:value="101">
            <text:p>101</text:p>
          </table:table-cell>
          <table:table-cell table:number-columns-repeated="5"/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59">
            <text:p>159</text:p>
          </table:table-cell>
          <table:table-cell office:value-type="float" office:value="166">
            <text:p>166</text:p>
          </table:table-cell>
          <table:table-cell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table:style-name="ce13" office:value-type="float" office:value="186">
            <text:p>186</text:p>
          </table:table-cell>
        </table:table-row>
        <table:table-row table:style-name="ro1">
          <table:table-cell/>
          <table:table-cell table:style-name="ce8"/>
          <table:table-cell table:style-name="ce13"/>
          <table:table-cell table:style-name="ce8"/>
          <table:table-cell table:number-columns-repeated="28"/>
          <table:table-cell table:style-name="ce13"/>
        </table:table-row>
        <table:table-row table:style-name="ro2">
          <table:table-cell/>
          <table:table-cell table:style-name="ce8" office:value-type="string">
            <text:p>m.weight</text:p>
          </table:table-cell>
          <table:table-cell table:style-name="ce13" office:value-type="string">
            <text:p>min</text:p>
          </table:table-cell>
          <table:table-cell table:style-name="ce22" office:value-type="float" office:value="2.8">
            <text:p>2,8</text:p>
          </table:table-cell>
          <table:table-cell office:value-type="float" office:value="5">
            <text:p>5</text:p>
          </table:table-cell>
          <table:table-cell table:style-name="ce3" office:value-type="float" office:value="6.8">
            <text:p>6,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9.6">
            <text:p>9,6</text:p>
          </table:table-cell>
          <table:table-cell office:value-type="float" office:value="10.2">
            <text:p>10,2</text:p>
          </table:table-cell>
          <table:table-cell table:number-columns-repeated="5"/>
          <table:table-cell table:style-name="ce3" office:value-type="float" office:value="12.5">
            <text:p>12,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style-name="ce3" office:value-type="float" office:value="19.5">
            <text:p>19,5</text:p>
          </table:table-cell>
          <table:table-cell office:value-type="float" office:value="21.5">
            <text:p>21,5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table:style-name="ce13" office:value-type="float" office:value="58">
            <text:p>58</text:p>
          </table:table-cell>
        </table:table-row>
        <table:table-row table:style-name="ro2">
          <table:table-cell/>
          <table:table-cell table:style-name="ce8"/>
          <table:table-cell table:style-name="ce13" office:value-type="string">
            <text:p>medium</text:p>
          </table:table-cell>
          <table:table-cell table:style-name="ce22" office:value-type="float" office:value="3.6">
            <text:p>3,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.4">
            <text:p>9,4</text:p>
          </table:table-cell>
          <table:table-cell office:value-type="float" office:value="10.4">
            <text:p>10,4</text:p>
          </table:table-cell>
          <table:table-cell office:value-type="float" office:value="11.2">
            <text:p>11,2</text:p>
          </table:table-cell>
          <table:table-cell office:value-type="float" office:value="11.8">
            <text:p>11,8</text:p>
          </table:table-cell>
          <table:table-cell table:number-columns-repeated="5"/>
          <table:table-cell office:value-type="float" office:value="14.4">
            <text:p>14,4</text:p>
          </table:table-cell>
          <table:table-cell office:value-type="float" office:value="16.5">
            <text:p>16,5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table:style-name="ce13" office:value-type="float" office:value="71">
            <text:p>71</text:p>
          </table:table-cell>
        </table:table-row>
        <table:table-row table:style-name="ro1">
          <table:table-cell/>
          <table:table-cell table:style-name="ce8"/>
          <table:table-cell table:style-name="ce13" office:value-type="string">
            <text:p>max</text:p>
          </table:table-cell>
          <table:table-cell table:style-name="ce22" office:value-type="float" office:value="4.2">
            <text:p>4,2</text:p>
          </table:table-cell>
          <table:table-cell office:value-type="float" office:value="7">
            <text:p>7</text:p>
          </table:table-cell>
          <table:table-cell office:value-type="float" office:value="9.2">
            <text:p>9,2</text:p>
          </table:table-cell>
          <table:table-cell office:value-type="float" office:value="10.8">
            <text:p>10,8</text:p>
          </table:table-cell>
          <table:table-cell office:value-type="float" office:value="12">
            <text:p>12</text:p>
          </table:table-cell>
          <table:table-cell office:value-type="float" office:value="12.8">
            <text:p>12,8</text:p>
          </table:table-cell>
          <table:table-cell office:value-type="float" office:value="13.5">
            <text:p>13,5</text:p>
          </table:table-cell>
          <table:table-cell table:number-columns-repeated="5"/>
          <table:table-cell office:value-type="float" office:value="16.6">
            <text:p>16,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table:style-name="ce13" office:value-type="float" office:value="89">
            <text:p>89</text:p>
          </table:table-cell>
        </table:table-row>
        <table:table-row table:style-name="ro1">
          <table:table-cell/>
          <table:table-cell table:style-name="ce8"/>
          <table:table-cell table:style-name="ce13"/>
          <table:table-cell table:style-name="ce8"/>
          <table:table-cell table:number-columns-repeated="28"/>
          <table:table-cell table:style-name="ce13"/>
        </table:table-row>
        <table:table-row table:style-name="ro2">
          <table:table-cell/>
          <table:table-cell table:style-name="ce8" office:value-type="string">
            <text:p>f.height</text:p>
          </table:table-cell>
          <table:table-cell table:style-name="ce13" office:value-type="string">
            <text:p>min</text:p>
          </table:table-cell>
          <table:table-cell table:style-name="ce8"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float" office:value="141">
            <text:p>141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table:number-columns-repeated="2"/>
          <table:table-cell table:style-name="ce13" office:value-type="float" office:value="155">
            <text:p>155</text:p>
          </table:table-cell>
        </table:table-row>
        <table:table-row table:style-name="ro2">
          <table:table-cell/>
          <table:table-cell table:style-name="ce8"/>
          <table:table-cell table:style-name="ce13" office:value-type="string">
            <text:p>medium</text:p>
          </table:table-cell>
          <table:table-cell table:style-name="ce8"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28">
            <text:p>128</text:p>
          </table:table-cell>
          <table:table-cell office:value-type="float" office:value="133">
            <text:p>133</text:p>
          </table:table-cell>
          <table:table-cell office:value-type="float" office:value="138">
            <text:p>138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60">
            <text:p>160</text:p>
          </table:table-cell>
          <table:table-cell office:value-type="float" office:value="162">
            <text:p>162</text:p>
          </table:table-cell>
          <table:table-cell table:number-columns-repeated="2" office:value-type="float" office:value="164">
            <text:p>164</text:p>
          </table:table-cell>
          <table:table-cell table:number-columns-repeated="2"/>
          <table:table-cell table:style-name="ce13" office:value-type="float" office:value="164">
            <text:p>164</text:p>
          </table:table-cell>
        </table:table-row>
        <table:table-row table:style-name="ro1">
          <table:table-cell/>
          <table:table-cell table:style-name="ce8"/>
          <table:table-cell table:style-name="ce13" office:value-type="string">
            <text:p>max</text:p>
          </table:table-cell>
          <table:table-cell table:style-name="ce8" office:value-type="float" office:value="53">
            <text:p>53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135">
            <text:p>135</text:p>
          </table:table-cell>
          <table:table-cell office:value-type="float" office:value="141">
            <text:p>141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60">
            <text:p>160</text:p>
          </table:table-cell>
          <table:table-cell office:value-type="float" office:value="166">
            <text:p>166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table:number-columns-repeated="2" office:value-type="float" office:value="171">
            <text:p>171</text:p>
          </table:table-cell>
          <table:table-cell table:number-columns-repeated="2"/>
          <table:table-cell table:style-name="ce13" office:value-type="float" office:value="172">
            <text:p>172</text:p>
          </table:table-cell>
        </table:table-row>
        <table:table-row table:style-name="ro1">
          <table:table-cell/>
          <table:table-cell table:style-name="ce8"/>
          <table:table-cell table:style-name="ce13"/>
          <table:table-cell table:style-name="ce8"/>
          <table:table-cell table:number-columns-repeated="28"/>
          <table:table-cell table:style-name="ce13"/>
        </table:table-row>
        <table:table-row table:style-name="ro2">
          <table:table-cell/>
          <table:table-cell table:style-name="ce8" office:value-type="string">
            <text:p>f.weight</text:p>
          </table:table-cell>
          <table:table-cell table:style-name="ce13" office:value-type="string">
            <text:p>min</text:p>
          </table:table-cell>
          <table:table-cell table:style-name="ce22" office:value-type="float" office:value="2.8">
            <text:p>2,8</text:p>
          </table:table-cell>
          <table:table-cell office:value-type="float" office:value="4.6">
            <text:p>4,6</text:p>
          </table:table-cell>
          <table:table-cell office:value-type="float" office:value="6.2">
            <text:p>6,2</text:p>
          </table:table-cell>
          <table:table-cell office:value-type="float" office:value="7.4">
            <text:p>7,4</text:p>
          </table:table-cell>
          <table:table-cell office:value-type="float" office:value="8.4">
            <text:p>8,4</text:p>
          </table:table-cell>
          <table:table-cell office:value-type="float" office:value="9">
            <text:p>9</text:p>
          </table:table-cell>
          <table:table-cell office:value-type="float" office:value="9.6">
            <text:p>9,6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style-name="ce13" office:value-type="float" office:value="49">
            <text:p>49</text:p>
          </table:table-cell>
        </table:table-row>
        <table:table-row table:style-name="ro2">
          <table:table-cell/>
          <table:table-cell table:style-name="ce8"/>
          <table:table-cell table:style-name="ce13" office:value-type="string">
            <text:p>medium</text:p>
          </table:table-cell>
          <table:table-cell table:style-name="ce22" office:value-type="float" office:value="3.7">
            <text:p>3,7</text:p>
          </table:table-cell>
          <table:table-cell office:value-type="float" office:value="5.8">
            <text:p>5,8</text:p>
          </table:table-cell>
          <table:table-cell office:value-type="float" office:value="7.2">
            <text:p>7,2</text:p>
          </table:table-cell>
          <table:table-cell office:value-type="float" office:value="8.4">
            <text:p>8,4</text:p>
          </table:table-cell>
          <table:table-cell office:value-type="float" office:value="9.6">
            <text:p>9,6</text:p>
          </table:table-cell>
          <table:table-cell office:value-type="float" office:value="10.4">
            <text:p>10,4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13.8">
            <text:p>13,8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style-name="ce24"/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table:style-name="ce13" office:value-type="float" office:value="59">
            <text:p>59</text:p>
          </table:table-cell>
        </table:table-row>
        <table:table-row table:style-name="ro1">
          <table:table-cell/>
          <table:table-cell table:style-name="ce8"/>
          <table:table-cell table:style-name="ce13" office:value-type="string">
            <text:p>max</text:p>
          </table:table-cell>
          <table:table-cell table:style-name="ce8" office:value-type="float" office:value="4">
            <text:p>4</text:p>
          </table:table-cell>
          <table:table-cell office:value-type="float" office:value="6.4">
            <text:p>6,4</text:p>
          </table:table-cell>
          <table:table-cell office:value-type="float" office:value="8.4">
            <text:p>8,4</text:p>
          </table:table-cell>
          <table:table-cell office:value-type="float" office:value="9.8">
            <text:p>9,8</text:p>
          </table:table-cell>
          <table:table-cell office:value-type="float" office:value="11">
            <text:p>11</text:p>
          </table:table-cell>
          <table:table-cell office:value-type="float" office:value="11.8">
            <text:p>11,8</text:p>
          </table:table-cell>
          <table:table-cell office:value-type="float" office:value="12.6">
            <text:p>12,6</text:p>
          </table:table-cell>
          <table:table-cell table:number-columns-repeated="5"/>
          <table:table-cell office:value-type="float" office:value="16.4">
            <text:p>16,4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/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style-name="ce13" office:value-type="float" office:value="75">
            <text:p>75</text:p>
          </table:table-cell>
        </table:table-row>
        <table:table-row table:style-name="ro1">
          <table:table-cell/>
          <table:table-cell table:style-name="ce8"/>
          <table:table-cell table:style-name="ce13"/>
          <table:table-cell table:style-name="ce8"/>
          <table:table-cell table:number-columns-repeated="28"/>
          <table:table-cell table:style-name="ce13"/>
        </table:table-row>
        <table:table-row table:style-name="ro2">
          <table:table-cell/>
          <table:table-cell table:style-name="ce8" office:value-type="string">
            <text:p>m.BMI</text:p>
          </table:table-cell>
          <table:table-cell table:style-name="ce13" office:value-type="string">
            <text:p>min</text:p>
          </table:table-cell>
          <table:table-cell table:style-name="ce8"/>
          <table:table-cell table:number-columns-repeated="7"/>
          <table:table-cell office:value-type="float" office:value="15">
            <text:p>15</text:p>
          </table:table-cell>
          <table:table-cell table:number-columns-repeated="3"/>
          <table:table-cell office:value-type="float" office:value="14.6">
            <text:p>14,6</text:p>
          </table:table-cell>
          <table:table-cell office:value-type="float" office:value="14.4">
            <text:p>14,4</text:p>
          </table:table-cell>
          <table:table-cell office:value-type="float" office:value="14.1">
            <text:p>14,1</text:p>
          </table:table-cell>
          <table:table-cell table:number-columns-repeated="2" office:value-type="float" office:value="14">
            <text:p>14</text:p>
          </table:table-cell>
          <table:table-cell office:value-type="float" office:value="14.2">
            <text:p>14,2</text:p>
          </table:table-cell>
          <table:table-cell office:value-type="float" office:value="14.4">
            <text:p>14,4</text:p>
          </table:table-cell>
          <table:table-cell office:value-type="float" office:value="14.6">
            <text:p>14,6</text:p>
          </table:table-cell>
          <table:table-cell office:value-type="float" office:value="15">
            <text:p>15</text:p>
          </table:table-cell>
          <table:table-cell office:value-type="float" office:value="15.4">
            <text:p>15,4</text:p>
          </table:table-cell>
          <table:table-cell table:number-columns-repeated="7"/>
          <table:table-cell table:style-name="ce13" office:value-type="float" office:value="19.8">
            <text:p>19,8</text:p>
          </table:table-cell>
        </table:table-row>
        <table:table-row table:style-name="ro2">
          <table:table-cell/>
          <table:table-cell table:style-name="ce8"/>
          <table:table-cell table:style-name="ce13" office:value-type="string">
            <text:p>medium</text:p>
          </table:table-cell>
          <table:table-cell table:style-name="ce8"/>
          <table:table-cell table:number-columns-repeated="7"/>
          <table:table-cell office:value-type="float" office:value="16.8">
            <text:p>16,8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15.6">
            <text:p>15,6</text:p>
          </table:table-cell>
          <table:table-cell office:value-type="float" office:value="15.4">
            <text:p>15,4</text:p>
          </table:table-cell>
          <table:table-cell table:number-columns-repeated="2" office:value-type="float" office:value="15.5">
            <text:p>15,5</text:p>
          </table:table-cell>
          <table:table-cell office:value-type="float" office:value="15.8">
            <text:p>15,8</text:p>
          </table:table-cell>
          <table:table-cell office:value-type="float" office:value="16.2">
            <text:p>16,2</text:p>
          </table:table-cell>
          <table:table-cell office:value-type="float" office:value="16.6">
            <text:p>16,6</text:p>
          </table:table-cell>
          <table:table-cell table:style-name="ce3" office:value-type="float" office:value="17.2">
            <text:p>17,2</text:p>
          </table:table-cell>
          <table:table-cell office:value-type="float" office:value="17.8">
            <text:p>17,8</text:p>
          </table:table-cell>
          <table:table-cell table:number-columns-repeated="7"/>
          <table:table-cell table:style-name="ce13" office:value-type="float" office:value="23">
            <text:p>23</text:p>
          </table:table-cell>
        </table:table-row>
        <table:table-row table:style-name="ro1">
          <table:table-cell/>
          <table:table-cell table:style-name="ce8"/>
          <table:table-cell table:style-name="ce13" office:value-type="string">
            <text:p>max</text:p>
          </table:table-cell>
          <table:table-cell table:style-name="ce8"/>
          <table:table-cell table:number-columns-repeated="7"/>
          <table:table-cell office:value-type="float" office:value="19.2">
            <text:p>19,2</text:p>
          </table:table-cell>
          <table:table-cell table:number-columns-repeated="3"/>
          <table:table-cell office:value-type="float" office:value="18.2">
            <text:p>18,2</text:p>
          </table:table-cell>
          <table:table-cell office:value-type="float" office:value="17.8">
            <text:p>17,8</text:p>
          </table:table-cell>
          <table:table-cell office:value-type="float" office:value="18">
            <text:p>18</text:p>
          </table:table-cell>
          <table:table-cell office:value-type="float" office:value="18.4">
            <text:p>18,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.2">
            <text:p>23,2</text:p>
          </table:table-cell>
          <table:table-cell office:value-type="float" office:value="24.2">
            <text:p>24,2</text:p>
          </table:table-cell>
          <table:table-cell table:number-columns-repeated="7"/>
          <table:table-cell table:style-name="ce13" office:value-type="float" office:value="30.6">
            <text:p>30,6</text:p>
          </table:table-cell>
        </table:table-row>
        <table:table-row table:style-name="ro1">
          <table:table-cell/>
          <table:table-cell table:style-name="ce8"/>
          <table:table-cell table:style-name="ce13"/>
          <table:table-cell table:style-name="ce8"/>
          <table:table-cell table:number-columns-repeated="28"/>
          <table:table-cell table:style-name="ce13"/>
        </table:table-row>
        <table:table-row table:style-name="ro2">
          <table:table-cell/>
          <table:table-cell table:style-name="ce8" office:value-type="string">
            <text:p>f.BMI</text:p>
          </table:table-cell>
          <table:table-cell table:style-name="ce13" office:value-type="string">
            <text:p>min</text:p>
          </table:table-cell>
          <table:table-cell table:style-name="ce8"/>
          <table:table-cell table:number-columns-repeated="7"/>
          <table:table-cell office:value-type="float" office:value="14.8">
            <text:p>14,8</text:p>
          </table:table-cell>
          <table:table-cell table:number-columns-repeated="3"/>
          <table:table-cell office:value-type="float" office:value="14.4">
            <text:p>14,4</text:p>
          </table:table-cell>
          <table:table-cell office:value-type="float" office:value="14">
            <text:p>14</text:p>
          </table:table-cell>
          <table:table-cell table:number-columns-repeated="3" office:value-type="float" office:value="13.8">
            <text:p>13,8</text:p>
          </table:table-cell>
          <table:table-cell office:value-type="float" office:value="14">
            <text:p>14</text:p>
          </table:table-cell>
          <table:table-cell office:value-type="float" office:value="14.2">
            <text:p>14,2</text:p>
          </table:table-cell>
          <table:table-cell office:value-type="float" office:value="14.5">
            <text:p>14,5</text:p>
          </table:table-cell>
          <table:table-cell office:value-type="float" office:value="15">
            <text:p>15</text:p>
          </table:table-cell>
          <table:table-cell office:value-type="float" office:value="15.4">
            <text:p>15,4</text:p>
          </table:table-cell>
          <table:table-cell table:number-columns-repeated="4"/>
          <table:table-cell office:value-type="float" office:value="17.8">
            <text:p>17,8</text:p>
          </table:table-cell>
          <table:table-cell office:value-type="float" office:value="18.2">
            <text:p>18,2</text:p>
          </table:table-cell>
          <table:table-cell office:value-type="float" office:value="18.4">
            <text:p>18,4</text:p>
          </table:table-cell>
          <table:table-cell table:style-name="ce13" office:value-type="float" office:value="18.5">
            <text:p>18,5</text:p>
          </table:table-cell>
        </table:table-row>
        <table:table-row table:style-name="ro2">
          <table:table-cell/>
          <table:table-cell table:style-name="ce8"/>
          <table:table-cell table:style-name="ce13" office:value-type="string">
            <text:p>medium</text:p>
          </table:table-cell>
          <table:table-cell table:style-name="ce8"/>
          <table:table-cell table:number-columns-repeated="7"/>
          <table:table-cell office:value-type="float" office:value="16.4">
            <text:p>16,4</text:p>
          </table:table-cell>
          <table:table-cell table:number-columns-repeated="3"/>
          <table:table-cell office:value-type="float" office:value="15.8">
            <text:p>15,8</text:p>
          </table:table-cell>
          <table:table-cell office:value-type="float" office:value="15.3">
            <text:p>15,3</text:p>
          </table:table-cell>
          <table:table-cell table:number-columns-repeated="2" office:value-type="float" office:value="15.2">
            <text:p>15,2</text:p>
          </table:table-cell>
          <table:table-cell office:value-type="float" office:value="15.4">
            <text:p>15,4</text:p>
          </table:table-cell>
          <table:table-cell office:value-type="float" office:value="15.8">
            <text:p>15,8</text:p>
          </table:table-cell>
          <table:table-cell office:value-type="float" office:value="16.4">
            <text:p>16,4</text:p>
          </table:table-cell>
          <table:table-cell office:value-type="float" office:value="16.8">
            <text:p>16,8</text:p>
          </table:table-cell>
          <table:table-cell office:value-type="float" office:value="17.4">
            <text:p>17,4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20.9">
            <text:p>20,9</text:p>
          </table:table-cell>
          <table:table-cell office:value-type="float" office:value="21.3">
            <text:p>21,3</text:p>
          </table:table-cell>
          <table:table-cell office:value-type="float" office:value="21.6">
            <text:p>21,6</text:p>
          </table:table-cell>
          <table:table-cell table:style-name="ce13" office:value-type="float" office:value="21.7">
            <text:p>21,7</text:p>
          </table:table-cell>
        </table:table-row>
        <table:table-row table:style-name="ro1">
          <table:table-cell/>
          <table:table-cell table:style-name="ce9"/>
          <table:table-cell table:style-name="ce14" office:value-type="string">
            <text:p>max</text:p>
          </table:table-cell>
          <table:table-cell table:style-name="ce9"/>
          <table:table-cell table:number-columns-repeated="7" table:style-name="ce11"/>
          <table:table-cell table:style-name="ce11" office:value-type="float" office:value="19">
            <text:p>19</text:p>
          </table:table-cell>
          <table:table-cell table:number-columns-repeated="3" table:style-name="ce11"/>
          <table:table-cell table:style-name="ce11" office:value-type="float" office:value="18.2">
            <text:p>18,2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8.2">
            <text:p>18,2</text:p>
          </table:table-cell>
          <table:table-cell table:style-name="ce11" office:value-type="float" office:value="18.8">
            <text:p>18,8</text:p>
          </table:table-cell>
          <table:table-cell table:style-name="ce11" office:value-type="float" office:value="19.6">
            <text:p>19,6</text:p>
          </table:table-cell>
          <table:table-cell table:style-name="ce11" office:value-type="float" office:value="20.6">
            <text:p>20,6</text:p>
          </table:table-cell>
          <table:table-cell table:style-name="ce11" office:value-type="float" office:value="21.8">
            <text:p>21,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25.2">
            <text:p>25,2</text:p>
          </table:table-cell>
          <table:table-cell table:number-columns-repeated="4" table:style-name="ce11"/>
          <table:table-cell table:style-name="ce11" office:value-type="float" office:value="29.6">
            <text:p>29,6</text:p>
          </table:table-cell>
          <table:table-cell table:style-name="ce11" office:value-type="float" office:value="30.4">
            <text:p>30,4</text:p>
          </table:table-cell>
          <table:table-cell table:style-name="ce11" office:value-type="float" office:value="31">
            <text:p>31</text:p>
          </table:table-cell>
          <table:table-cell table:style-name="ce14" office:value-type="float" office:value="31.8">
            <text:p>31,8</text:p>
          </table:table-cell>
        </table:table-row>
        <table:table-row table:style-name="ro1" table:number-rows-repeated="5">
          <table:table-cell table:number-columns-repeated="33"/>
        </table:table-row>
        <table:table-row table:style-name="ro1">
          <table:table-cell table:number-columns-repeated="4"/>
          <table:table-cell table:formula="of:=SUBSTITUTE(TEXT(1.5;&quot;#0,#&quot;);&quot;,&quot;;&quot;.&quot;)" office:value-type="string" office:string-value="1.5">
            <text:p>1.5</text:p>
          </table:table-cell>
          <table:table-cell table:number-columns-repeated="28"/>
        </table:table-row>
        <table:table-row table:style-name="ro1" table:number-rows-repeated="1048544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age based concatenate" table:style-name="ta2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9" table:default-cell-style-name="Default"/>
        <table:table-row table:style-name="ro1">
          <table:table-cell table:formula="of:=&quot;var &quot; &amp; ['age based'.$B$1]&amp;&quot;= {};&quot;&amp;['age based'.$B$1]&amp;&quot;= { m: {}, f: {}};&quot;" office:value-type="string" office:string-value="var amd_stats= {};amd_stats= { m: {}, f: {}};">
            <text:p>var amd_stats= {};amd_stats= { m: {}, f: {}};</text:p>
          </table:table-cell>
          <table:table-cell/>
          <table:table-cell/>
          <table:table-cell table:number-columns-repeated="30"/>
        </table:table-row>
        <table:table-row table:style-name="ro1">
          <table:table-cell table:formula="of:=IF(['age based'.B2]&lt;&gt;&quot;&quot;;['age based concatenate'.C2]&amp;&quot;= {};&quot;;&quot;&quot;)" office:value-type="string" office:string-value="amd_stats.m.height= {};">
            <text:p>amd_stats.m.height= {};</text:p>
          </table:table-cell>
          <table:table-cell table:formula="of:=IF(['age based'.C2]=&quot;&quot;;&quot;&quot;;['age based concatenate'.C2]&amp;&quot;.&quot;&amp;['age based'.C2]&amp;&quot; = [&quot; &amp; ['age based concatenate'.D2]&amp;&quot;];&quot;)" office:value-type="string" office:string-value="amd_stats.m.height.min = [[0,47] ,[0.25,58] ,[0.5,64] ,[0.75,68] ,[1,72] ,[1.25,75] ,[3,91] ,[9,125] ,[10,130] ,[11,135] ,[12,140] ,[13,146] ,[14,153] ,[15,159] ,[16,163] ,[17,166] ,[18,167] ,[19,169] ,[20,170] ,];">
            <text:p>amd_stats.m.height.min = [[0,47] ,[0.25,58] ,[0.5,64] ,[0.75,68] ,[1,72] ,[1.25,75] ,[3,91] ,[9,125] ,[10,130] ,[11,135] ,[12,140] ,[13,146] ,[14,153] ,[15,159] ,[16,163] ,[17,166] ,[18,167] ,[19,169] ,[20,170] ,];</text:p>
          </table:table-cell>
          <table:table-cell table:formula="of:=IF(['age based'.B2]&lt;&gt;&quot;&quot;;['age based'.$B$1]&amp;&quot;.&quot;&amp;['age based'.B2];[.C1])" office:value-type="string" office:string-value="amd_stats.m.height">
            <text:p>amd_stats.m.height</text:p>
          </table:table-cell>
          <table:table-cell table:style-name="ce15" table:formula="of:=IF(['age based'.D2]&gt;0;&quot;[&quot; &amp; ['age based'.D$1]&amp; &quot;,&quot; &amp; SUBSTITUTE(TEXT(['age based'.D2];&quot;#0,#&quot;);&quot;,&quot;;&quot;.&quot;)&amp;&quot;] ,&quot;;&quot;&quot;)&amp;[.E2]" office:value-type="string" office:string-value="[0,47] ,[0.25,58] ,[0.5,64] ,[0.75,68] ,[1,72] ,[1.25,75] ,[3,91] ,[9,125] ,[10,130] ,[11,135] ,[12,140] ,[13,146] ,[14,153] ,[15,159] ,[16,163] ,[17,166] ,[18,167] ,[19,169] ,[20,170] ,">
            <text:p>[0,47] ,[0.25,58] ,[0.5,64] ,[0.75,68] ,[1,72] ,[1.25,75] ,[3,91] ,[9,125] ,[10,130] ,[11,135] ,[12,140] ,[13,146] ,[14,153] ,[15,159] ,[16,163] ,[17,166] ,[18,167] ,[19,169] ,[20,170] ,</text:p>
          </table:table-cell>
          <table:table-cell table:style-name="ce15" table:formula="of:=IF(['age based'.E2]&gt;0;&quot;[&quot; &amp; ['age based'.E$1]&amp; &quot;,&quot; &amp; SUBSTITUTE(TEXT(['age based'.E2];&quot;#0,#&quot;);&quot;,&quot;;&quot;.&quot;)&amp;&quot;] ,&quot;;&quot;&quot;)&amp;[.F2]" office:value-type="string" office:string-value="[0.25,58] ,[0.5,64] ,[0.75,68] ,[1,72] ,[1.25,75] ,[3,91] ,[9,125] ,[10,130] ,[11,135] ,[12,140] ,[13,146] ,[14,153] ,[15,159] ,[16,163] ,[17,166] ,[18,167] ,[19,169] ,[20,170] ,">
            <text:p>[0.25,58] ,[0.5,64] ,[0.75,68] ,[1,72] ,[1.25,75] ,[3,91] ,[9,125] ,[10,130] ,[11,135] ,[12,140] ,[13,146] ,[14,153] ,[15,159] ,[16,163] ,[17,166] ,[18,167] ,[19,169] ,[20,170] ,</text:p>
          </table:table-cell>
          <table:table-cell table:style-name="ce15" table:formula="of:=IF(['age based'.F2]&gt;0;&quot;[&quot; &amp; ['age based'.F$1]&amp; &quot;,&quot; &amp; SUBSTITUTE(TEXT(['age based'.F2];&quot;#0,#&quot;);&quot;,&quot;;&quot;.&quot;)&amp;&quot;] ,&quot;;&quot;&quot;)&amp;[.G2]" office:value-type="string" office:string-value="[0.5,64] ,[0.75,68] ,[1,72] ,[1.25,75] ,[3,91] ,[9,125] ,[10,130] ,[11,135] ,[12,140] ,[13,146] ,[14,153] ,[15,159] ,[16,163] ,[17,166] ,[18,167] ,[19,169] ,[20,170] ,">
            <text:p>[0.5,64] ,[0.75,68] ,[1,72] ,[1.25,75] ,[3,91] ,[9,125] ,[10,130] ,[11,135] ,[12,140] ,[13,146] ,[14,153] ,[15,159] ,[16,163] ,[17,166] ,[18,167] ,[19,169] ,[20,170] ,</text:p>
          </table:table-cell>
          <table:table-cell table:style-name="ce15" table:formula="of:=IF(['age based'.G2]&gt;0;&quot;[&quot; &amp; ['age based'.G$1]&amp; &quot;,&quot; &amp; SUBSTITUTE(TEXT(['age based'.G2];&quot;#0,#&quot;);&quot;,&quot;;&quot;.&quot;)&amp;&quot;] ,&quot;;&quot;&quot;)&amp;[.H2]" office:value-type="string" office:string-value="[0.75,68] ,[1,72] ,[1.25,75] ,[3,91] ,[9,125] ,[10,130] ,[11,135] ,[12,140] ,[13,146] ,[14,153] ,[15,159] ,[16,163] ,[17,166] ,[18,167] ,[19,169] ,[20,170] ,">
            <text:p>[0.75,68] ,[1,72] ,[1.25,75] ,[3,91] ,[9,125] ,[10,130] ,[11,135] ,[12,140] ,[13,146] ,[14,153] ,[15,159] ,[16,163] ,[17,166] ,[18,167] ,[19,169] ,[20,170] ,</text:p>
          </table:table-cell>
          <table:table-cell table:style-name="ce15" table:formula="of:=IF(['age based'.H2]&gt;0;&quot;[&quot; &amp; ['age based'.H$1]&amp; &quot;,&quot; &amp; SUBSTITUTE(TEXT(['age based'.H2];&quot;#0,#&quot;);&quot;,&quot;;&quot;.&quot;)&amp;&quot;] ,&quot;;&quot;&quot;)&amp;[.I2]" office:value-type="string" office:string-value="[1,72] ,[1.25,75] ,[3,91] ,[9,125] ,[10,130] ,[11,135] ,[12,140] ,[13,146] ,[14,153] ,[15,159] ,[16,163] ,[17,166] ,[18,167] ,[19,169] ,[20,170] ,">
            <text:p>[1,72] ,[1.25,75] ,[3,91] ,[9,125] ,[10,130] ,[11,135] ,[12,140] ,[13,146] ,[14,153] ,[15,159] ,[16,163] ,[17,166] ,[18,167] ,[19,169] ,[20,170] ,</text:p>
          </table:table-cell>
          <table:table-cell table:style-name="ce15" table:formula="of:=IF(['age based'.I2]&gt;0;&quot;[&quot; &amp; ['age based'.I$1]&amp; &quot;,&quot; &amp; SUBSTITUTE(TEXT(['age based'.I2];&quot;#0,#&quot;);&quot;,&quot;;&quot;.&quot;)&amp;&quot;] ,&quot;;&quot;&quot;)&amp;[.J2]" office:value-type="string" office:string-value="[1.25,75] ,[3,91] ,[9,125] ,[10,130] ,[11,135] ,[12,140] ,[13,146] ,[14,153] ,[15,159] ,[16,163] ,[17,166] ,[18,167] ,[19,169] ,[20,170] ,">
            <text:p>[1.25,75] ,[3,91] ,[9,125] ,[10,130] ,[11,135] ,[12,140] ,[13,146] ,[14,153] ,[15,159] ,[16,163] ,[17,166] ,[18,167] ,[19,169] ,[20,170] ,</text:p>
          </table:table-cell>
          <table:table-cell table:style-name="ce15" table:formula="of:=IF(['age based'.J2]&gt;0;&quot;[&quot; &amp; ['age based'.J$1]&amp; &quot;,&quot; &amp; SUBSTITUTE(TEXT(['age based'.J2];&quot;#0,#&quot;);&quot;,&quot;;&quot;.&quot;)&amp;&quot;] ,&quot;;&quot;&quot;)&amp;[.K2]" office:value-type="string" office:string-value="[3,91] ,[9,125] ,[10,130] ,[11,135] ,[12,140] ,[13,146] ,[14,153] ,[15,159] ,[16,163] ,[17,166] ,[18,167] ,[19,169] ,[20,170] ,">
            <text:p>[3,91] ,[9,125] ,[10,130] ,[11,135] ,[12,140] ,[13,146] ,[14,153] ,[15,159] ,[16,163] ,[17,166] ,[18,167] ,[19,169] ,[20,170] ,</text:p>
          </table:table-cell>
          <table:table-cell table:style-name="ce15" table:formula="of:=IF(['age based'.K2]&gt;0;&quot;[&quot; &amp; ['age based'.K$1]&amp; &quot;,&quot; &amp; SUBSTITUTE(TEXT(['age based'.K2];&quot;#0,#&quot;);&quot;,&quot;;&quot;.&quot;)&amp;&quot;] ,&quot;;&quot;&quot;)&amp;[.L2]" office:value-type="string" office:string-value="[3,91] ,[9,125] ,[10,130] ,[11,135] ,[12,140] ,[13,146] ,[14,153] ,[15,159] ,[16,163] ,[17,166] ,[18,167] ,[19,169] ,[20,170] ,">
            <text:p>[3,91] ,[9,125] ,[10,130] ,[11,135] ,[12,140] ,[13,146] ,[14,153] ,[15,159] ,[16,163] ,[17,166] ,[18,167] ,[19,169] ,[20,170] ,</text:p>
          </table:table-cell>
          <table:table-cell table:style-name="ce15" table:formula="of:=IF(['age based'.L2]&gt;0;&quot;[&quot; &amp; ['age based'.L$1]&amp; &quot;,&quot; &amp; SUBSTITUTE(TEXT(['age based'.L2];&quot;#0,#&quot;);&quot;,&quot;;&quot;.&quot;)&amp;&quot;] ,&quot;;&quot;&quot;)&amp;[.M2]" office:value-type="string" office:string-value="[3,91] ,[9,125] ,[10,130] ,[11,135] ,[12,140] ,[13,146] ,[14,153] ,[15,159] ,[16,163] ,[17,166] ,[18,167] ,[19,169] ,[20,170] ,">
            <text:p>[3,91] ,[9,125] ,[10,130] ,[11,135] ,[12,140] ,[13,146] ,[14,153] ,[15,159] ,[16,163] ,[17,166] ,[18,167] ,[19,169] ,[20,170] ,</text:p>
          </table:table-cell>
          <table:table-cell table:style-name="ce15" table:formula="of:=IF(['age based'.M2]&gt;0;&quot;[&quot; &amp; ['age based'.M$1]&amp; &quot;,&quot; &amp; SUBSTITUTE(TEXT(['age based'.M2];&quot;#0,#&quot;);&quot;,&quot;;&quot;.&quot;)&amp;&quot;] ,&quot;;&quot;&quot;)&amp;[.N2]" office:value-type="string" office:string-value="[3,91] ,[9,125] ,[10,130] ,[11,135] ,[12,140] ,[13,146] ,[14,153] ,[15,159] ,[16,163] ,[17,166] ,[18,167] ,[19,169] ,[20,170] ,">
            <text:p>[3,91] ,[9,125] ,[10,130] ,[11,135] ,[12,140] ,[13,146] ,[14,153] ,[15,159] ,[16,163] ,[17,166] ,[18,167] ,[19,169] ,[20,170] ,</text:p>
          </table:table-cell>
          <table:table-cell table:style-name="ce15" table:formula="of:=IF(['age based'.N2]&gt;0;&quot;[&quot; &amp; ['age based'.N$1]&amp; &quot;,&quot; &amp; SUBSTITUTE(TEXT(['age based'.N2];&quot;#0,#&quot;);&quot;,&quot;;&quot;.&quot;)&amp;&quot;] ,&quot;;&quot;&quot;)&amp;[.O2]" office:value-type="string" office:string-value="[3,91] ,[9,125] ,[10,130] ,[11,135] ,[12,140] ,[13,146] ,[14,153] ,[15,159] ,[16,163] ,[17,166] ,[18,167] ,[19,169] ,[20,170] ,">
            <text:p>[3,91] ,[9,125] ,[10,130] ,[11,135] ,[12,140] ,[13,146] ,[14,153] ,[15,159] ,[16,163] ,[17,166] ,[18,167] ,[19,169] ,[20,170] ,</text:p>
          </table:table-cell>
          <table:table-cell table:style-name="ce15" table:formula="of:=IF(['age based'.O2]&gt;0;&quot;[&quot; &amp; ['age based'.O$1]&amp; &quot;,&quot; &amp; SUBSTITUTE(TEXT(['age based'.O2];&quot;#0,#&quot;);&quot;,&quot;;&quot;.&quot;)&amp;&quot;] ,&quot;;&quot;&quot;)&amp;[.P2]" office:value-type="string" office:string-value="[3,91] ,[9,125] ,[10,130] ,[11,135] ,[12,140] ,[13,146] ,[14,153] ,[15,159] ,[16,163] ,[17,166] ,[18,167] ,[19,169] ,[20,170] ,">
            <text:p>[3,91] ,[9,125] ,[10,130] ,[11,135] ,[12,140] ,[13,146] ,[14,153] ,[15,159] ,[16,163] ,[17,166] ,[18,167] ,[19,169] ,[20,170] ,</text:p>
          </table:table-cell>
          <table:table-cell table:style-name="ce15" table:formula="of:=IF(['age based'.P2]&gt;0;&quot;[&quot; &amp; ['age based'.P$1]&amp; &quot;,&quot; &amp; SUBSTITUTE(TEXT(['age based'.P2];&quot;#0,#&quot;);&quot;,&quot;;&quot;.&quot;)&amp;&quot;] ,&quot;;&quot;&quot;)&amp;[.Q2]" office:value-type="string" office:string-value="[3,91] ,[9,125] ,[10,130] ,[11,135] ,[12,140] ,[13,146] ,[14,153] ,[15,159] ,[16,163] ,[17,166] ,[18,167] ,[19,169] ,[20,170] ,">
            <text:p>[3,91] ,[9,125] ,[10,130] ,[11,135] ,[12,140] ,[13,146] ,[14,153] ,[15,159] ,[16,163] ,[17,166] ,[18,167] ,[19,169] ,[20,170] ,</text:p>
          </table:table-cell>
          <table:table-cell table:style-name="ce15" table:formula="of:=IF(['age based'.Q2]&gt;0;&quot;[&quot; &amp; ['age based'.Q$1]&amp; &quot;,&quot; &amp; SUBSTITUTE(TEXT(['age based'.Q2];&quot;#0,#&quot;);&quot;,&quot;;&quot;.&quot;)&amp;&quot;] ,&quot;;&quot;&quot;)&amp;[.R2]" office:value-type="string" office:string-value="[9,125] ,[10,130] ,[11,135] ,[12,140] ,[13,146] ,[14,153] ,[15,159] ,[16,163] ,[17,166] ,[18,167] ,[19,169] ,[20,170] ,">
            <text:p>[9,125] ,[10,130] ,[11,135] ,[12,140] ,[13,146] ,[14,153] ,[15,159] ,[16,163] ,[17,166] ,[18,167] ,[19,169] ,[20,170] ,</text:p>
          </table:table-cell>
          <table:table-cell table:style-name="ce15" table:formula="of:=IF(['age based'.R2]&gt;0;&quot;[&quot; &amp; ['age based'.R$1]&amp; &quot;,&quot; &amp; SUBSTITUTE(TEXT(['age based'.R2];&quot;#0,#&quot;);&quot;,&quot;;&quot;.&quot;)&amp;&quot;] ,&quot;;&quot;&quot;)&amp;[.S2]" office:value-type="string" office:string-value="[9,125] ,[10,130] ,[11,135] ,[12,140] ,[13,146] ,[14,153] ,[15,159] ,[16,163] ,[17,166] ,[18,167] ,[19,169] ,[20,170] ,">
            <text:p>[9,125] ,[10,130] ,[11,135] ,[12,140] ,[13,146] ,[14,153] ,[15,159] ,[16,163] ,[17,166] ,[18,167] ,[19,169] ,[20,170] ,</text:p>
          </table:table-cell>
          <table:table-cell table:style-name="ce15" table:formula="of:=IF(['age based'.S2]&gt;0;&quot;[&quot; &amp; ['age based'.S$1]&amp; &quot;,&quot; &amp; SUBSTITUTE(TEXT(['age based'.S2];&quot;#0,#&quot;);&quot;,&quot;;&quot;.&quot;)&amp;&quot;] ,&quot;;&quot;&quot;)&amp;[.T2]" office:value-type="string" office:string-value="[9,125] ,[10,130] ,[11,135] ,[12,140] ,[13,146] ,[14,153] ,[15,159] ,[16,163] ,[17,166] ,[18,167] ,[19,169] ,[20,170] ,">
            <text:p>[9,125] ,[10,130] ,[11,135] ,[12,140] ,[13,146] ,[14,153] ,[15,159] ,[16,163] ,[17,166] ,[18,167] ,[19,169] ,[20,170] ,</text:p>
          </table:table-cell>
          <table:table-cell table:style-name="ce15" table:formula="of:=IF(['age based'.T2]&gt;0;&quot;[&quot; &amp; ['age based'.T$1]&amp; &quot;,&quot; &amp; SUBSTITUTE(TEXT(['age based'.T2];&quot;#0,#&quot;);&quot;,&quot;;&quot;.&quot;)&amp;&quot;] ,&quot;;&quot;&quot;)&amp;[.U2]" office:value-type="string" office:string-value="[9,125] ,[10,130] ,[11,135] ,[12,140] ,[13,146] ,[14,153] ,[15,159] ,[16,163] ,[17,166] ,[18,167] ,[19,169] ,[20,170] ,">
            <text:p>[9,125] ,[10,130] ,[11,135] ,[12,140] ,[13,146] ,[14,153] ,[15,159] ,[16,163] ,[17,166] ,[18,167] ,[19,169] ,[20,170] ,</text:p>
          </table:table-cell>
          <table:table-cell table:style-name="ce15" table:formula="of:=IF(['age based'.U2]&gt;0;&quot;[&quot; &amp; ['age based'.U$1]&amp; &quot;,&quot; &amp; SUBSTITUTE(TEXT(['age based'.U2];&quot;#0,#&quot;);&quot;,&quot;;&quot;.&quot;)&amp;&quot;] ,&quot;;&quot;&quot;)&amp;[.V2]" office:value-type="string" office:string-value="[9,125] ,[10,130] ,[11,135] ,[12,140] ,[13,146] ,[14,153] ,[15,159] ,[16,163] ,[17,166] ,[18,167] ,[19,169] ,[20,170] ,">
            <text:p>[9,125] ,[10,130] ,[11,135] ,[12,140] ,[13,146] ,[14,153] ,[15,159] ,[16,163] ,[17,166] ,[18,167] ,[19,169] ,[20,170] ,</text:p>
          </table:table-cell>
          <table:table-cell table:style-name="ce15" table:formula="of:=IF(['age based'.V2]&gt;0;&quot;[&quot; &amp; ['age based'.V$1]&amp; &quot;,&quot; &amp; SUBSTITUTE(TEXT(['age based'.V2];&quot;#0,#&quot;);&quot;,&quot;;&quot;.&quot;)&amp;&quot;] ,&quot;;&quot;&quot;)&amp;[.W2]" office:value-type="string" office:string-value="[9,125] ,[10,130] ,[11,135] ,[12,140] ,[13,146] ,[14,153] ,[15,159] ,[16,163] ,[17,166] ,[18,167] ,[19,169] ,[20,170] ,">
            <text:p>[9,125] ,[10,130] ,[11,135] ,[12,140] ,[13,146] ,[14,153] ,[15,159] ,[16,163] ,[17,166] ,[18,167] ,[19,169] ,[20,170] ,</text:p>
          </table:table-cell>
          <table:table-cell table:style-name="ce15" table:formula="of:=IF(['age based'.W2]&gt;0;&quot;[&quot; &amp; ['age based'.W$1]&amp; &quot;,&quot; &amp; SUBSTITUTE(TEXT(['age based'.W2];&quot;#0,#&quot;);&quot;,&quot;;&quot;.&quot;)&amp;&quot;] ,&quot;;&quot;&quot;)&amp;[.X2]" office:value-type="string" office:string-value="[10,130] ,[11,135] ,[12,140] ,[13,146] ,[14,153] ,[15,159] ,[16,163] ,[17,166] ,[18,167] ,[19,169] ,[20,170] ,">
            <text:p>[10,130] ,[11,135] ,[12,140] ,[13,146] ,[14,153] ,[15,159] ,[16,163] ,[17,166] ,[18,167] ,[19,169] ,[20,170] ,</text:p>
          </table:table-cell>
          <table:table-cell table:style-name="ce15" table:formula="of:=IF(['age based'.X2]&gt;0;&quot;[&quot; &amp; ['age based'.X$1]&amp; &quot;,&quot; &amp; SUBSTITUTE(TEXT(['age based'.X2];&quot;#0,#&quot;);&quot;,&quot;;&quot;.&quot;)&amp;&quot;] ,&quot;;&quot;&quot;)&amp;[.Y2]" office:value-type="string" office:string-value="[11,135] ,[12,140] ,[13,146] ,[14,153] ,[15,159] ,[16,163] ,[17,166] ,[18,167] ,[19,169] ,[20,170] ,">
            <text:p>[11,135] ,[12,140] ,[13,146] ,[14,153] ,[15,159] ,[16,163] ,[17,166] ,[18,167] ,[19,169] ,[20,170] ,</text:p>
          </table:table-cell>
          <table:table-cell table:style-name="ce15" table:formula="of:=IF(['age based'.Y2]&gt;0;&quot;[&quot; &amp; ['age based'.Y$1]&amp; &quot;,&quot; &amp; SUBSTITUTE(TEXT(['age based'.Y2];&quot;#0,#&quot;);&quot;,&quot;;&quot;.&quot;)&amp;&quot;] ,&quot;;&quot;&quot;)&amp;[.Z2]" office:value-type="string" office:string-value="[12,140] ,[13,146] ,[14,153] ,[15,159] ,[16,163] ,[17,166] ,[18,167] ,[19,169] ,[20,170] ,">
            <text:p>[12,140] ,[13,146] ,[14,153] ,[15,159] ,[16,163] ,[17,166] ,[18,167] ,[19,169] ,[20,170] ,</text:p>
          </table:table-cell>
          <table:table-cell table:style-name="ce15" table:formula="of:=IF(['age based'.Z2]&gt;0;&quot;[&quot; &amp; ['age based'.Z$1]&amp; &quot;,&quot; &amp; SUBSTITUTE(TEXT(['age based'.Z2];&quot;#0,#&quot;);&quot;,&quot;;&quot;.&quot;)&amp;&quot;] ,&quot;;&quot;&quot;)&amp;[.AA2]" office:value-type="string" office:string-value="[13,146] ,[14,153] ,[15,159] ,[16,163] ,[17,166] ,[18,167] ,[19,169] ,[20,170] ,">
            <text:p>[13,146] ,[14,153] ,[15,159] ,[16,163] ,[17,166] ,[18,167] ,[19,169] ,[20,170] ,</text:p>
          </table:table-cell>
          <table:table-cell table:style-name="ce15" table:formula="of:=IF(['age based'.AA2]&gt;0;&quot;[&quot; &amp; ['age based'.AA$1]&amp; &quot;,&quot; &amp; SUBSTITUTE(TEXT(['age based'.AA2];&quot;#0,#&quot;);&quot;,&quot;;&quot;.&quot;)&amp;&quot;] ,&quot;;&quot;&quot;)&amp;[.AB2]" office:value-type="string" office:string-value="[14,153] ,[15,159] ,[16,163] ,[17,166] ,[18,167] ,[19,169] ,[20,170] ,">
            <text:p>[14,153] ,[15,159] ,[16,163] ,[17,166] ,[18,167] ,[19,169] ,[20,170] ,</text:p>
          </table:table-cell>
          <table:table-cell table:style-name="ce15" table:formula="of:=IF(['age based'.AB2]&gt;0;&quot;[&quot; &amp; ['age based'.AB$1]&amp; &quot;,&quot; &amp; SUBSTITUTE(TEXT(['age based'.AB2];&quot;#0,#&quot;);&quot;,&quot;;&quot;.&quot;)&amp;&quot;] ,&quot;;&quot;&quot;)&amp;[.AC2]" office:value-type="string" office:string-value="[15,159] ,[16,163] ,[17,166] ,[18,167] ,[19,169] ,[20,170] ,">
            <text:p>[15,159] ,[16,163] ,[17,166] ,[18,167] ,[19,169] ,[20,170] ,</text:p>
          </table:table-cell>
          <table:table-cell table:style-name="ce15" table:formula="of:=IF(['age based'.AC2]&gt;0;&quot;[&quot; &amp; ['age based'.AC$1]&amp; &quot;,&quot; &amp; SUBSTITUTE(TEXT(['age based'.AC2];&quot;#0,#&quot;);&quot;,&quot;;&quot;.&quot;)&amp;&quot;] ,&quot;;&quot;&quot;)&amp;[.AD2]" office:value-type="string" office:string-value="[16,163] ,[17,166] ,[18,167] ,[19,169] ,[20,170] ,">
            <text:p>[16,163] ,[17,166] ,[18,167] ,[19,169] ,[20,170] ,</text:p>
          </table:table-cell>
          <table:table-cell table:style-name="ce15" table:formula="of:=IF(['age based'.AD2]&gt;0;&quot;[&quot; &amp; ['age based'.AD$1]&amp; &quot;,&quot; &amp; SUBSTITUTE(TEXT(['age based'.AD2];&quot;#0,#&quot;);&quot;,&quot;;&quot;.&quot;)&amp;&quot;] ,&quot;;&quot;&quot;)&amp;[.AE2]" office:value-type="string" office:string-value="[17,166] ,[18,167] ,[19,169] ,[20,170] ,">
            <text:p>[17,166] ,[18,167] ,[19,169] ,[20,170] ,</text:p>
          </table:table-cell>
          <table:table-cell table:style-name="ce15" table:formula="of:=IF(['age based'.AE2]&gt;0;&quot;[&quot; &amp; ['age based'.AE$1]&amp; &quot;,&quot; &amp; SUBSTITUTE(TEXT(['age based'.AE2];&quot;#0,#&quot;);&quot;,&quot;;&quot;.&quot;)&amp;&quot;] ,&quot;;&quot;&quot;)&amp;[.AF2]" office:value-type="string" office:string-value="[18,167] ,[19,169] ,[20,170] ,">
            <text:p>[18,167] ,[19,169] ,[20,170] ,</text:p>
          </table:table-cell>
          <table:table-cell table:style-name="ce15" table:formula="of:=IF(['age based'.AF2]&gt;0;&quot;[&quot; &amp; ['age based'.AF$1]&amp; &quot;,&quot; &amp; SUBSTITUTE(TEXT(['age based'.AF2];&quot;#0,#&quot;);&quot;,&quot;;&quot;.&quot;)&amp;&quot;] ,&quot;;&quot;&quot;)&amp;[.AG2]" office:value-type="string" office:string-value="[19,169] ,[20,170] ,">
            <text:p>[19,169] ,[20,170] ,</text:p>
          </table:table-cell>
          <table:table-cell table:style-name="ce15" table:formula="of:=IF(['age based'.AG2]&gt;0;&quot;[&quot; &amp; ['age based'.AG$1]&amp; &quot;,&quot; &amp; SUBSTITUTE(TEXT(['age based'.AG2];&quot;#0,#&quot;);&quot;,&quot;;&quot;.&quot;)&amp;&quot;] ,&quot;;&quot;&quot;)&amp;[.AH2]" office:value-type="string" office:string-value="[20,170] ,">
            <text:p>[20,170] ,</text:p>
          </table:table-cell>
        </table:table-row>
        <table:table-row table:style-name="ro1">
          <table:table-cell table:formula="of:=IF(['age based'.B3]&lt;&gt;&quot;&quot;;['age based concatenate'.C3]&amp;&quot;= {};&quot;;&quot;&quot;)">
            <text:p/>
          </table:table-cell>
          <table:table-cell table:formula="of:=IF(['age based'.C3]=&quot;&quot;;&quot;&quot;;['age based concatenate'.C3]&amp;&quot;.&quot;&amp;['age based'.C3]&amp;&quot; = [&quot; &amp; ['age based concatenate'.D3]&amp;&quot;];&quot;)" office:value-type="string" office:string-value="amd_stats.m.height.medium = [[0,50] ,[0.25,61] ,[0.5,67] ,[0.75,72] ,[1,76] ,[1.25,79] ,[3,96] ,[9,134] ,[10,139] ,[11,144] ,[12,149] ,[13,156] ,[14,165] ,[15,170] ,[16,174] ,[17,175] ,[18,176] ,[19,177] ,[20,177] ,];">
            <text:p>amd_stats.m.height.medium = [[0,50] ,[0.25,61] ,[0.5,67] ,[0.75,72] ,[1,76] ,[1.25,79] ,[3,96] ,[9,134] ,[10,139] ,[11,144] ,[12,149] ,[13,156] ,[14,165] ,[15,170] ,[16,174] ,[17,175] ,[18,176] ,[19,177] ,[20,177] ,];</text:p>
          </table:table-cell>
          <table:table-cell table:formula="of:=IF(['age based'.B3]&lt;&gt;&quot;&quot;;['age based'.$B$1]&amp;&quot;.&quot;&amp;['age based'.B3];[.C2])" office:value-type="string" office:string-value="amd_stats.m.height">
            <text:p>amd_stats.m.height</text:p>
          </table:table-cell>
          <table:table-cell table:style-name="ce15" table:formula="of:=IF(['age based'.D3]&gt;0;&quot;[&quot; &amp; ['age based'.D$1]&amp; &quot;,&quot; &amp; SUBSTITUTE(TEXT(['age based'.D3];&quot;#0,#&quot;);&quot;,&quot;;&quot;.&quot;)&amp;&quot;] ,&quot;;&quot;&quot;)&amp;[.E3]" office:value-type="string" office:string-value="[0,50] ,[0.25,61] ,[0.5,67] ,[0.75,72] ,[1,76] ,[1.25,79] ,[3,96] ,[9,134] ,[10,139] ,[11,144] ,[12,149] ,[13,156] ,[14,165] ,[15,170] ,[16,174] ,[17,175] ,[18,176] ,[19,177] ,[20,177] ,">
            <text:p>[0,50] ,[0.25,61] ,[0.5,67] ,[0.75,72] ,[1,76] ,[1.25,79] ,[3,96] ,[9,134] ,[10,139] ,[11,144] ,[12,149] ,[13,156] ,[14,165] ,[15,170] ,[16,174] ,[17,175] ,[18,176] ,[19,177] ,[20,177] ,</text:p>
          </table:table-cell>
          <table:table-cell table:style-name="ce15" table:formula="of:=IF(['age based'.E3]&gt;0;&quot;[&quot; &amp; ['age based'.E$1]&amp; &quot;,&quot; &amp; SUBSTITUTE(TEXT(['age based'.E3];&quot;#0,#&quot;);&quot;,&quot;;&quot;.&quot;)&amp;&quot;] ,&quot;;&quot;&quot;)&amp;[.F3]" office:value-type="string" office:string-value="[0.25,61] ,[0.5,67] ,[0.75,72] ,[1,76] ,[1.25,79] ,[3,96] ,[9,134] ,[10,139] ,[11,144] ,[12,149] ,[13,156] ,[14,165] ,[15,170] ,[16,174] ,[17,175] ,[18,176] ,[19,177] ,[20,177] ,">
            <text:p>[0.25,61] ,[0.5,67] ,[0.75,72] ,[1,76] ,[1.25,79] ,[3,96] ,[9,134] ,[10,139] ,[11,144] ,[12,149] ,[13,156] ,[14,165] ,[15,170] ,[16,174] ,[17,175] ,[18,176] ,[19,177] ,[20,177] ,</text:p>
          </table:table-cell>
          <table:table-cell table:style-name="ce15" table:formula="of:=IF(['age based'.F3]&gt;0;&quot;[&quot; &amp; ['age based'.F$1]&amp; &quot;,&quot; &amp; SUBSTITUTE(TEXT(['age based'.F3];&quot;#0,#&quot;);&quot;,&quot;;&quot;.&quot;)&amp;&quot;] ,&quot;;&quot;&quot;)&amp;[.G3]" office:value-type="string" office:string-value="[0.5,67] ,[0.75,72] ,[1,76] ,[1.25,79] ,[3,96] ,[9,134] ,[10,139] ,[11,144] ,[12,149] ,[13,156] ,[14,165] ,[15,170] ,[16,174] ,[17,175] ,[18,176] ,[19,177] ,[20,177] ,">
            <text:p>[0.5,67] ,[0.75,72] ,[1,76] ,[1.25,79] ,[3,96] ,[9,134] ,[10,139] ,[11,144] ,[12,149] ,[13,156] ,[14,165] ,[15,170] ,[16,174] ,[17,175] ,[18,176] ,[19,177] ,[20,177] ,</text:p>
          </table:table-cell>
          <table:table-cell table:style-name="ce15" table:formula="of:=IF(['age based'.G3]&gt;0;&quot;[&quot; &amp; ['age based'.G$1]&amp; &quot;,&quot; &amp; SUBSTITUTE(TEXT(['age based'.G3];&quot;#0,#&quot;);&quot;,&quot;;&quot;.&quot;)&amp;&quot;] ,&quot;;&quot;&quot;)&amp;[.H3]" office:value-type="string" office:string-value="[0.75,72] ,[1,76] ,[1.25,79] ,[3,96] ,[9,134] ,[10,139] ,[11,144] ,[12,149] ,[13,156] ,[14,165] ,[15,170] ,[16,174] ,[17,175] ,[18,176] ,[19,177] ,[20,177] ,">
            <text:p>[0.75,72] ,[1,76] ,[1.25,79] ,[3,96] ,[9,134] ,[10,139] ,[11,144] ,[12,149] ,[13,156] ,[14,165] ,[15,170] ,[16,174] ,[17,175] ,[18,176] ,[19,177] ,[20,177] ,</text:p>
          </table:table-cell>
          <table:table-cell table:style-name="ce15" table:formula="of:=IF(['age based'.H3]&gt;0;&quot;[&quot; &amp; ['age based'.H$1]&amp; &quot;,&quot; &amp; SUBSTITUTE(TEXT(['age based'.H3];&quot;#0,#&quot;);&quot;,&quot;;&quot;.&quot;)&amp;&quot;] ,&quot;;&quot;&quot;)&amp;[.I3]" office:value-type="string" office:string-value="[1,76] ,[1.25,79] ,[3,96] ,[9,134] ,[10,139] ,[11,144] ,[12,149] ,[13,156] ,[14,165] ,[15,170] ,[16,174] ,[17,175] ,[18,176] ,[19,177] ,[20,177] ,">
            <text:p>[1,76] ,[1.25,79] ,[3,96] ,[9,134] ,[10,139] ,[11,144] ,[12,149] ,[13,156] ,[14,165] ,[15,170] ,[16,174] ,[17,175] ,[18,176] ,[19,177] ,[20,177] ,</text:p>
          </table:table-cell>
          <table:table-cell table:style-name="ce15" table:formula="of:=IF(['age based'.I3]&gt;0;&quot;[&quot; &amp; ['age based'.I$1]&amp; &quot;,&quot; &amp; SUBSTITUTE(TEXT(['age based'.I3];&quot;#0,#&quot;);&quot;,&quot;;&quot;.&quot;)&amp;&quot;] ,&quot;;&quot;&quot;)&amp;[.J3]" office:value-type="string" office:string-value="[1.25,79] ,[3,96] ,[9,134] ,[10,139] ,[11,144] ,[12,149] ,[13,156] ,[14,165] ,[15,170] ,[16,174] ,[17,175] ,[18,176] ,[19,177] ,[20,177] ,">
            <text:p>[1.25,79] ,[3,96] ,[9,134] ,[10,139] ,[11,144] ,[12,149] ,[13,156] ,[14,165] ,[15,170] ,[16,174] ,[17,175] ,[18,176] ,[19,177] ,[20,177] ,</text:p>
          </table:table-cell>
          <table:table-cell table:style-name="ce15" table:formula="of:=IF(['age based'.J3]&gt;0;&quot;[&quot; &amp; ['age based'.J$1]&amp; &quot;,&quot; &amp; SUBSTITUTE(TEXT(['age based'.J3];&quot;#0,#&quot;);&quot;,&quot;;&quot;.&quot;)&amp;&quot;] ,&quot;;&quot;&quot;)&amp;[.K3]" office:value-type="string" office:string-value="[3,96] ,[9,134] ,[10,139] ,[11,144] ,[12,149] ,[13,156] ,[14,165] ,[15,170] ,[16,174] ,[17,175] ,[18,176] ,[19,177] ,[20,177] ,">
            <text:p>[3,96] ,[9,134] ,[10,139] ,[11,144] ,[12,149] ,[13,156] ,[14,165] ,[15,170] ,[16,174] ,[17,175] ,[18,176] ,[19,177] ,[20,177] ,</text:p>
          </table:table-cell>
          <table:table-cell table:style-name="ce15" table:formula="of:=IF(['age based'.K3]&gt;0;&quot;[&quot; &amp; ['age based'.K$1]&amp; &quot;,&quot; &amp; SUBSTITUTE(TEXT(['age based'.K3];&quot;#0,#&quot;);&quot;,&quot;;&quot;.&quot;)&amp;&quot;] ,&quot;;&quot;&quot;)&amp;[.L3]" office:value-type="string" office:string-value="[3,96] ,[9,134] ,[10,139] ,[11,144] ,[12,149] ,[13,156] ,[14,165] ,[15,170] ,[16,174] ,[17,175] ,[18,176] ,[19,177] ,[20,177] ,">
            <text:p>[3,96] ,[9,134] ,[10,139] ,[11,144] ,[12,149] ,[13,156] ,[14,165] ,[15,170] ,[16,174] ,[17,175] ,[18,176] ,[19,177] ,[20,177] ,</text:p>
          </table:table-cell>
          <table:table-cell table:style-name="ce15" table:formula="of:=IF(['age based'.L3]&gt;0;&quot;[&quot; &amp; ['age based'.L$1]&amp; &quot;,&quot; &amp; SUBSTITUTE(TEXT(['age based'.L3];&quot;#0,#&quot;);&quot;,&quot;;&quot;.&quot;)&amp;&quot;] ,&quot;;&quot;&quot;)&amp;[.M3]" office:value-type="string" office:string-value="[3,96] ,[9,134] ,[10,139] ,[11,144] ,[12,149] ,[13,156] ,[14,165] ,[15,170] ,[16,174] ,[17,175] ,[18,176] ,[19,177] ,[20,177] ,">
            <text:p>[3,96] ,[9,134] ,[10,139] ,[11,144] ,[12,149] ,[13,156] ,[14,165] ,[15,170] ,[16,174] ,[17,175] ,[18,176] ,[19,177] ,[20,177] ,</text:p>
          </table:table-cell>
          <table:table-cell table:style-name="ce15" table:formula="of:=IF(['age based'.M3]&gt;0;&quot;[&quot; &amp; ['age based'.M$1]&amp; &quot;,&quot; &amp; SUBSTITUTE(TEXT(['age based'.M3];&quot;#0,#&quot;);&quot;,&quot;;&quot;.&quot;)&amp;&quot;] ,&quot;;&quot;&quot;)&amp;[.N3]" office:value-type="string" office:string-value="[3,96] ,[9,134] ,[10,139] ,[11,144] ,[12,149] ,[13,156] ,[14,165] ,[15,170] ,[16,174] ,[17,175] ,[18,176] ,[19,177] ,[20,177] ,">
            <text:p>[3,96] ,[9,134] ,[10,139] ,[11,144] ,[12,149] ,[13,156] ,[14,165] ,[15,170] ,[16,174] ,[17,175] ,[18,176] ,[19,177] ,[20,177] ,</text:p>
          </table:table-cell>
          <table:table-cell table:style-name="ce15" table:formula="of:=IF(['age based'.N3]&gt;0;&quot;[&quot; &amp; ['age based'.N$1]&amp; &quot;,&quot; &amp; SUBSTITUTE(TEXT(['age based'.N3];&quot;#0,#&quot;);&quot;,&quot;;&quot;.&quot;)&amp;&quot;] ,&quot;;&quot;&quot;)&amp;[.O3]" office:value-type="string" office:string-value="[3,96] ,[9,134] ,[10,139] ,[11,144] ,[12,149] ,[13,156] ,[14,165] ,[15,170] ,[16,174] ,[17,175] ,[18,176] ,[19,177] ,[20,177] ,">
            <text:p>[3,96] ,[9,134] ,[10,139] ,[11,144] ,[12,149] ,[13,156] ,[14,165] ,[15,170] ,[16,174] ,[17,175] ,[18,176] ,[19,177] ,[20,177] ,</text:p>
          </table:table-cell>
          <table:table-cell table:style-name="ce15" table:formula="of:=IF(['age based'.O3]&gt;0;&quot;[&quot; &amp; ['age based'.O$1]&amp; &quot;,&quot; &amp; SUBSTITUTE(TEXT(['age based'.O3];&quot;#0,#&quot;);&quot;,&quot;;&quot;.&quot;)&amp;&quot;] ,&quot;;&quot;&quot;)&amp;[.P3]" office:value-type="string" office:string-value="[3,96] ,[9,134] ,[10,139] ,[11,144] ,[12,149] ,[13,156] ,[14,165] ,[15,170] ,[16,174] ,[17,175] ,[18,176] ,[19,177] ,[20,177] ,">
            <text:p>[3,96] ,[9,134] ,[10,139] ,[11,144] ,[12,149] ,[13,156] ,[14,165] ,[15,170] ,[16,174] ,[17,175] ,[18,176] ,[19,177] ,[20,177] ,</text:p>
          </table:table-cell>
          <table:table-cell table:style-name="ce15" table:formula="of:=IF(['age based'.P3]&gt;0;&quot;[&quot; &amp; ['age based'.P$1]&amp; &quot;,&quot; &amp; SUBSTITUTE(TEXT(['age based'.P3];&quot;#0,#&quot;);&quot;,&quot;;&quot;.&quot;)&amp;&quot;] ,&quot;;&quot;&quot;)&amp;[.Q3]" office:value-type="string" office:string-value="[3,96] ,[9,134] ,[10,139] ,[11,144] ,[12,149] ,[13,156] ,[14,165] ,[15,170] ,[16,174] ,[17,175] ,[18,176] ,[19,177] ,[20,177] ,">
            <text:p>[3,96] ,[9,134] ,[10,139] ,[11,144] ,[12,149] ,[13,156] ,[14,165] ,[15,170] ,[16,174] ,[17,175] ,[18,176] ,[19,177] ,[20,177] ,</text:p>
          </table:table-cell>
          <table:table-cell table:style-name="ce15" table:formula="of:=IF(['age based'.Q3]&gt;0;&quot;[&quot; &amp; ['age based'.Q$1]&amp; &quot;,&quot; &amp; SUBSTITUTE(TEXT(['age based'.Q3];&quot;#0,#&quot;);&quot;,&quot;;&quot;.&quot;)&amp;&quot;] ,&quot;;&quot;&quot;)&amp;[.R3]" office:value-type="string" office:string-value="[9,134] ,[10,139] ,[11,144] ,[12,149] ,[13,156] ,[14,165] ,[15,170] ,[16,174] ,[17,175] ,[18,176] ,[19,177] ,[20,177] ,">
            <text:p>[9,134] ,[10,139] ,[11,144] ,[12,149] ,[13,156] ,[14,165] ,[15,170] ,[16,174] ,[17,175] ,[18,176] ,[19,177] ,[20,177] ,</text:p>
          </table:table-cell>
          <table:table-cell table:style-name="ce15" table:formula="of:=IF(['age based'.R3]&gt;0;&quot;[&quot; &amp; ['age based'.R$1]&amp; &quot;,&quot; &amp; SUBSTITUTE(TEXT(['age based'.R3];&quot;#0,#&quot;);&quot;,&quot;;&quot;.&quot;)&amp;&quot;] ,&quot;;&quot;&quot;)&amp;[.S3]" office:value-type="string" office:string-value="[9,134] ,[10,139] ,[11,144] ,[12,149] ,[13,156] ,[14,165] ,[15,170] ,[16,174] ,[17,175] ,[18,176] ,[19,177] ,[20,177] ,">
            <text:p>[9,134] ,[10,139] ,[11,144] ,[12,149] ,[13,156] ,[14,165] ,[15,170] ,[16,174] ,[17,175] ,[18,176] ,[19,177] ,[20,177] ,</text:p>
          </table:table-cell>
          <table:table-cell table:style-name="ce15" table:formula="of:=IF(['age based'.S3]&gt;0;&quot;[&quot; &amp; ['age based'.S$1]&amp; &quot;,&quot; &amp; SUBSTITUTE(TEXT(['age based'.S3];&quot;#0,#&quot;);&quot;,&quot;;&quot;.&quot;)&amp;&quot;] ,&quot;;&quot;&quot;)&amp;[.T3]" office:value-type="string" office:string-value="[9,134] ,[10,139] ,[11,144] ,[12,149] ,[13,156] ,[14,165] ,[15,170] ,[16,174] ,[17,175] ,[18,176] ,[19,177] ,[20,177] ,">
            <text:p>[9,134] ,[10,139] ,[11,144] ,[12,149] ,[13,156] ,[14,165] ,[15,170] ,[16,174] ,[17,175] ,[18,176] ,[19,177] ,[20,177] ,</text:p>
          </table:table-cell>
          <table:table-cell table:style-name="ce15" table:formula="of:=IF(['age based'.T3]&gt;0;&quot;[&quot; &amp; ['age based'.T$1]&amp; &quot;,&quot; &amp; SUBSTITUTE(TEXT(['age based'.T3];&quot;#0,#&quot;);&quot;,&quot;;&quot;.&quot;)&amp;&quot;] ,&quot;;&quot;&quot;)&amp;[.U3]" office:value-type="string" office:string-value="[9,134] ,[10,139] ,[11,144] ,[12,149] ,[13,156] ,[14,165] ,[15,170] ,[16,174] ,[17,175] ,[18,176] ,[19,177] ,[20,177] ,">
            <text:p>[9,134] ,[10,139] ,[11,144] ,[12,149] ,[13,156] ,[14,165] ,[15,170] ,[16,174] ,[17,175] ,[18,176] ,[19,177] ,[20,177] ,</text:p>
          </table:table-cell>
          <table:table-cell table:style-name="ce15" table:formula="of:=IF(['age based'.U3]&gt;0;&quot;[&quot; &amp; ['age based'.U$1]&amp; &quot;,&quot; &amp; SUBSTITUTE(TEXT(['age based'.U3];&quot;#0,#&quot;);&quot;,&quot;;&quot;.&quot;)&amp;&quot;] ,&quot;;&quot;&quot;)&amp;[.V3]" office:value-type="string" office:string-value="[9,134] ,[10,139] ,[11,144] ,[12,149] ,[13,156] ,[14,165] ,[15,170] ,[16,174] ,[17,175] ,[18,176] ,[19,177] ,[20,177] ,">
            <text:p>[9,134] ,[10,139] ,[11,144] ,[12,149] ,[13,156] ,[14,165] ,[15,170] ,[16,174] ,[17,175] ,[18,176] ,[19,177] ,[20,177] ,</text:p>
          </table:table-cell>
          <table:table-cell table:style-name="ce15" table:formula="of:=IF(['age based'.V3]&gt;0;&quot;[&quot; &amp; ['age based'.V$1]&amp; &quot;,&quot; &amp; SUBSTITUTE(TEXT(['age based'.V3];&quot;#0,#&quot;);&quot;,&quot;;&quot;.&quot;)&amp;&quot;] ,&quot;;&quot;&quot;)&amp;[.W3]" office:value-type="string" office:string-value="[9,134] ,[10,139] ,[11,144] ,[12,149] ,[13,156] ,[14,165] ,[15,170] ,[16,174] ,[17,175] ,[18,176] ,[19,177] ,[20,177] ,">
            <text:p>[9,134] ,[10,139] ,[11,144] ,[12,149] ,[13,156] ,[14,165] ,[15,170] ,[16,174] ,[17,175] ,[18,176] ,[19,177] ,[20,177] ,</text:p>
          </table:table-cell>
          <table:table-cell table:style-name="ce15" table:formula="of:=IF(['age based'.W3]&gt;0;&quot;[&quot; &amp; ['age based'.W$1]&amp; &quot;,&quot; &amp; SUBSTITUTE(TEXT(['age based'.W3];&quot;#0,#&quot;);&quot;,&quot;;&quot;.&quot;)&amp;&quot;] ,&quot;;&quot;&quot;)&amp;[.X3]" office:value-type="string" office:string-value="[10,139] ,[11,144] ,[12,149] ,[13,156] ,[14,165] ,[15,170] ,[16,174] ,[17,175] ,[18,176] ,[19,177] ,[20,177] ,">
            <text:p>[10,139] ,[11,144] ,[12,149] ,[13,156] ,[14,165] ,[15,170] ,[16,174] ,[17,175] ,[18,176] ,[19,177] ,[20,177] ,</text:p>
          </table:table-cell>
          <table:table-cell table:style-name="ce15" table:formula="of:=IF(['age based'.X3]&gt;0;&quot;[&quot; &amp; ['age based'.X$1]&amp; &quot;,&quot; &amp; SUBSTITUTE(TEXT(['age based'.X3];&quot;#0,#&quot;);&quot;,&quot;;&quot;.&quot;)&amp;&quot;] ,&quot;;&quot;&quot;)&amp;[.Y3]" office:value-type="string" office:string-value="[11,144] ,[12,149] ,[13,156] ,[14,165] ,[15,170] ,[16,174] ,[17,175] ,[18,176] ,[19,177] ,[20,177] ,">
            <text:p>[11,144] ,[12,149] ,[13,156] ,[14,165] ,[15,170] ,[16,174] ,[17,175] ,[18,176] ,[19,177] ,[20,177] ,</text:p>
          </table:table-cell>
          <table:table-cell table:style-name="ce15" table:formula="of:=IF(['age based'.Y3]&gt;0;&quot;[&quot; &amp; ['age based'.Y$1]&amp; &quot;,&quot; &amp; SUBSTITUTE(TEXT(['age based'.Y3];&quot;#0,#&quot;);&quot;,&quot;;&quot;.&quot;)&amp;&quot;] ,&quot;;&quot;&quot;)&amp;[.Z3]" office:value-type="string" office:string-value="[12,149] ,[13,156] ,[14,165] ,[15,170] ,[16,174] ,[17,175] ,[18,176] ,[19,177] ,[20,177] ,">
            <text:p>[12,149] ,[13,156] ,[14,165] ,[15,170] ,[16,174] ,[17,175] ,[18,176] ,[19,177] ,[20,177] ,</text:p>
          </table:table-cell>
          <table:table-cell table:style-name="ce15" table:formula="of:=IF(['age based'.Z3]&gt;0;&quot;[&quot; &amp; ['age based'.Z$1]&amp; &quot;,&quot; &amp; SUBSTITUTE(TEXT(['age based'.Z3];&quot;#0,#&quot;);&quot;,&quot;;&quot;.&quot;)&amp;&quot;] ,&quot;;&quot;&quot;)&amp;[.AA3]" office:value-type="string" office:string-value="[13,156] ,[14,165] ,[15,170] ,[16,174] ,[17,175] ,[18,176] ,[19,177] ,[20,177] ,">
            <text:p>[13,156] ,[14,165] ,[15,170] ,[16,174] ,[17,175] ,[18,176] ,[19,177] ,[20,177] ,</text:p>
          </table:table-cell>
          <table:table-cell table:style-name="ce15" table:formula="of:=IF(['age based'.AA3]&gt;0;&quot;[&quot; &amp; ['age based'.AA$1]&amp; &quot;,&quot; &amp; SUBSTITUTE(TEXT(['age based'.AA3];&quot;#0,#&quot;);&quot;,&quot;;&quot;.&quot;)&amp;&quot;] ,&quot;;&quot;&quot;)&amp;[.AB3]" office:value-type="string" office:string-value="[14,165] ,[15,170] ,[16,174] ,[17,175] ,[18,176] ,[19,177] ,[20,177] ,">
            <text:p>[14,165] ,[15,170] ,[16,174] ,[17,175] ,[18,176] ,[19,177] ,[20,177] ,</text:p>
          </table:table-cell>
          <table:table-cell table:style-name="ce15" table:formula="of:=IF(['age based'.AB3]&gt;0;&quot;[&quot; &amp; ['age based'.AB$1]&amp; &quot;,&quot; &amp; SUBSTITUTE(TEXT(['age based'.AB3];&quot;#0,#&quot;);&quot;,&quot;;&quot;.&quot;)&amp;&quot;] ,&quot;;&quot;&quot;)&amp;[.AC3]" office:value-type="string" office:string-value="[15,170] ,[16,174] ,[17,175] ,[18,176] ,[19,177] ,[20,177] ,">
            <text:p>[15,170] ,[16,174] ,[17,175] ,[18,176] ,[19,177] ,[20,177] ,</text:p>
          </table:table-cell>
          <table:table-cell table:style-name="ce15" table:formula="of:=IF(['age based'.AC3]&gt;0;&quot;[&quot; &amp; ['age based'.AC$1]&amp; &quot;,&quot; &amp; SUBSTITUTE(TEXT(['age based'.AC3];&quot;#0,#&quot;);&quot;,&quot;;&quot;.&quot;)&amp;&quot;] ,&quot;;&quot;&quot;)&amp;[.AD3]" office:value-type="string" office:string-value="[16,174] ,[17,175] ,[18,176] ,[19,177] ,[20,177] ,">
            <text:p>[16,174] ,[17,175] ,[18,176] ,[19,177] ,[20,177] ,</text:p>
          </table:table-cell>
          <table:table-cell table:style-name="ce15" table:formula="of:=IF(['age based'.AD3]&gt;0;&quot;[&quot; &amp; ['age based'.AD$1]&amp; &quot;,&quot; &amp; SUBSTITUTE(TEXT(['age based'.AD3];&quot;#0,#&quot;);&quot;,&quot;;&quot;.&quot;)&amp;&quot;] ,&quot;;&quot;&quot;)&amp;[.AE3]" office:value-type="string" office:string-value="[17,175] ,[18,176] ,[19,177] ,[20,177] ,">
            <text:p>[17,175] ,[18,176] ,[19,177] ,[20,177] ,</text:p>
          </table:table-cell>
          <table:table-cell table:style-name="ce15" table:formula="of:=IF(['age based'.AE3]&gt;0;&quot;[&quot; &amp; ['age based'.AE$1]&amp; &quot;,&quot; &amp; SUBSTITUTE(TEXT(['age based'.AE3];&quot;#0,#&quot;);&quot;,&quot;;&quot;.&quot;)&amp;&quot;] ,&quot;;&quot;&quot;)&amp;[.AF3]" office:value-type="string" office:string-value="[18,176] ,[19,177] ,[20,177] ,">
            <text:p>[18,176] ,[19,177] ,[20,177] ,</text:p>
          </table:table-cell>
          <table:table-cell table:style-name="ce15" table:formula="of:=IF(['age based'.AF3]&gt;0;&quot;[&quot; &amp; ['age based'.AF$1]&amp; &quot;,&quot; &amp; SUBSTITUTE(TEXT(['age based'.AF3];&quot;#0,#&quot;);&quot;,&quot;;&quot;.&quot;)&amp;&quot;] ,&quot;;&quot;&quot;)&amp;[.AG3]" office:value-type="string" office:string-value="[19,177] ,[20,177] ,">
            <text:p>[19,177] ,[20,177] ,</text:p>
          </table:table-cell>
          <table:table-cell table:style-name="ce15" table:formula="of:=IF(['age based'.AG3]&gt;0;&quot;[&quot; &amp; ['age based'.AG$1]&amp; &quot;,&quot; &amp; SUBSTITUTE(TEXT(['age based'.AG3];&quot;#0,#&quot;);&quot;,&quot;;&quot;.&quot;)&amp;&quot;] ,&quot;;&quot;&quot;)&amp;[.AH3]" office:value-type="string" office:string-value="[20,177] ,">
            <text:p>[20,177] ,</text:p>
          </table:table-cell>
        </table:table-row>
        <table:table-row table:style-name="ro1">
          <table:table-cell table:formula="of:=IF(['age based'.B4]&lt;&gt;&quot;&quot;;['age based concatenate'.C4]&amp;&quot;= {};&quot;;&quot;&quot;)">
            <text:p/>
          </table:table-cell>
          <table:table-cell table:formula="of:=IF(['age based'.C4]=&quot;&quot;;&quot;&quot;;['age based concatenate'.C4]&amp;&quot;.&quot;&amp;['age based'.C4]&amp;&quot; = [&quot; &amp; ['age based concatenate'.D4]&amp;&quot;];&quot;)" office:value-type="string" office:string-value="amd_stats.m.height.max = [[0,53] ,[0.25,64] ,[0.5,70] ,[0.75,75] ,[1,79] ,[1.25,83] ,[3,101] ,[9,142] ,[10,147] ,[11,152] ,[12,159] ,[13,166] ,[14,174] ,[15,179] ,[16,183] ,[17,184] ,[18,185] ,[19,186] ,[20,186] ,];">
            <text:p>amd_stats.m.height.max = [[0,53] ,[0.25,64] ,[0.5,70] ,[0.75,75] ,[1,79] ,[1.25,83] ,[3,101] ,[9,142] ,[10,147] ,[11,152] ,[12,159] ,[13,166] ,[14,174] ,[15,179] ,[16,183] ,[17,184] ,[18,185] ,[19,186] ,[20,186] ,];</text:p>
          </table:table-cell>
          <table:table-cell table:formula="of:=IF(['age based'.B4]&lt;&gt;&quot;&quot;;['age based'.$B$1]&amp;&quot;.&quot;&amp;['age based'.B4];[.C3])" office:value-type="string" office:string-value="amd_stats.m.height">
            <text:p>amd_stats.m.height</text:p>
          </table:table-cell>
          <table:table-cell table:style-name="ce15" table:formula="of:=IF(['age based'.D4]&gt;0;&quot;[&quot; &amp; ['age based'.D$1]&amp; &quot;,&quot; &amp; SUBSTITUTE(TEXT(['age based'.D4];&quot;#0,#&quot;);&quot;,&quot;;&quot;.&quot;)&amp;&quot;] ,&quot;;&quot;&quot;)&amp;[.E4]" office:value-type="string" office:string-value="[0,53] ,[0.25,64] ,[0.5,70] ,[0.75,75] ,[1,79] ,[1.25,83] ,[3,101] ,[9,142] ,[10,147] ,[11,152] ,[12,159] ,[13,166] ,[14,174] ,[15,179] ,[16,183] ,[17,184] ,[18,185] ,[19,186] ,[20,186] ,">
            <text:p>[0,53] ,[0.25,64] ,[0.5,70] ,[0.75,75] ,[1,79] ,[1.25,83] ,[3,101] ,[9,142] ,[10,147] ,[11,152] ,[12,159] ,[13,166] ,[14,174] ,[15,179] ,[16,183] ,[17,184] ,[18,185] ,[19,186] ,[20,186] ,</text:p>
          </table:table-cell>
          <table:table-cell table:style-name="ce15" table:formula="of:=IF(['age based'.E4]&gt;0;&quot;[&quot; &amp; ['age based'.E$1]&amp; &quot;,&quot; &amp; SUBSTITUTE(TEXT(['age based'.E4];&quot;#0,#&quot;);&quot;,&quot;;&quot;.&quot;)&amp;&quot;] ,&quot;;&quot;&quot;)&amp;[.F4]" office:value-type="string" office:string-value="[0.25,64] ,[0.5,70] ,[0.75,75] ,[1,79] ,[1.25,83] ,[3,101] ,[9,142] ,[10,147] ,[11,152] ,[12,159] ,[13,166] ,[14,174] ,[15,179] ,[16,183] ,[17,184] ,[18,185] ,[19,186] ,[20,186] ,">
            <text:p>[0.25,64] ,[0.5,70] ,[0.75,75] ,[1,79] ,[1.25,83] ,[3,101] ,[9,142] ,[10,147] ,[11,152] ,[12,159] ,[13,166] ,[14,174] ,[15,179] ,[16,183] ,[17,184] ,[18,185] ,[19,186] ,[20,186] ,</text:p>
          </table:table-cell>
          <table:table-cell table:style-name="ce15" table:formula="of:=IF(['age based'.F4]&gt;0;&quot;[&quot; &amp; ['age based'.F$1]&amp; &quot;,&quot; &amp; SUBSTITUTE(TEXT(['age based'.F4];&quot;#0,#&quot;);&quot;,&quot;;&quot;.&quot;)&amp;&quot;] ,&quot;;&quot;&quot;)&amp;[.G4]" office:value-type="string" office:string-value="[0.5,70] ,[0.75,75] ,[1,79] ,[1.25,83] ,[3,101] ,[9,142] ,[10,147] ,[11,152] ,[12,159] ,[13,166] ,[14,174] ,[15,179] ,[16,183] ,[17,184] ,[18,185] ,[19,186] ,[20,186] ,">
            <text:p>[0.5,70] ,[0.75,75] ,[1,79] ,[1.25,83] ,[3,101] ,[9,142] ,[10,147] ,[11,152] ,[12,159] ,[13,166] ,[14,174] ,[15,179] ,[16,183] ,[17,184] ,[18,185] ,[19,186] ,[20,186] ,</text:p>
          </table:table-cell>
          <table:table-cell table:style-name="ce15" table:formula="of:=IF(['age based'.G4]&gt;0;&quot;[&quot; &amp; ['age based'.G$1]&amp; &quot;,&quot; &amp; SUBSTITUTE(TEXT(['age based'.G4];&quot;#0,#&quot;);&quot;,&quot;;&quot;.&quot;)&amp;&quot;] ,&quot;;&quot;&quot;)&amp;[.H4]" office:value-type="string" office:string-value="[0.75,75] ,[1,79] ,[1.25,83] ,[3,101] ,[9,142] ,[10,147] ,[11,152] ,[12,159] ,[13,166] ,[14,174] ,[15,179] ,[16,183] ,[17,184] ,[18,185] ,[19,186] ,[20,186] ,">
            <text:p>[0.75,75] ,[1,79] ,[1.25,83] ,[3,101] ,[9,142] ,[10,147] ,[11,152] ,[12,159] ,[13,166] ,[14,174] ,[15,179] ,[16,183] ,[17,184] ,[18,185] ,[19,186] ,[20,186] ,</text:p>
          </table:table-cell>
          <table:table-cell table:style-name="ce15" table:formula="of:=IF(['age based'.H4]&gt;0;&quot;[&quot; &amp; ['age based'.H$1]&amp; &quot;,&quot; &amp; SUBSTITUTE(TEXT(['age based'.H4];&quot;#0,#&quot;);&quot;,&quot;;&quot;.&quot;)&amp;&quot;] ,&quot;;&quot;&quot;)&amp;[.I4]" office:value-type="string" office:string-value="[1,79] ,[1.25,83] ,[3,101] ,[9,142] ,[10,147] ,[11,152] ,[12,159] ,[13,166] ,[14,174] ,[15,179] ,[16,183] ,[17,184] ,[18,185] ,[19,186] ,[20,186] ,">
            <text:p>[1,79] ,[1.25,83] ,[3,101] ,[9,142] ,[10,147] ,[11,152] ,[12,159] ,[13,166] ,[14,174] ,[15,179] ,[16,183] ,[17,184] ,[18,185] ,[19,186] ,[20,186] ,</text:p>
          </table:table-cell>
          <table:table-cell table:style-name="ce15" table:formula="of:=IF(['age based'.I4]&gt;0;&quot;[&quot; &amp; ['age based'.I$1]&amp; &quot;,&quot; &amp; SUBSTITUTE(TEXT(['age based'.I4];&quot;#0,#&quot;);&quot;,&quot;;&quot;.&quot;)&amp;&quot;] ,&quot;;&quot;&quot;)&amp;[.J4]" office:value-type="string" office:string-value="[1.25,83] ,[3,101] ,[9,142] ,[10,147] ,[11,152] ,[12,159] ,[13,166] ,[14,174] ,[15,179] ,[16,183] ,[17,184] ,[18,185] ,[19,186] ,[20,186] ,">
            <text:p>[1.25,83] ,[3,101] ,[9,142] ,[10,147] ,[11,152] ,[12,159] ,[13,166] ,[14,174] ,[15,179] ,[16,183] ,[17,184] ,[18,185] ,[19,186] ,[20,186] ,</text:p>
          </table:table-cell>
          <table:table-cell table:style-name="ce15" table:formula="of:=IF(['age based'.J4]&gt;0;&quot;[&quot; &amp; ['age based'.J$1]&amp; &quot;,&quot; &amp; SUBSTITUTE(TEXT(['age based'.J4];&quot;#0,#&quot;);&quot;,&quot;;&quot;.&quot;)&amp;&quot;] ,&quot;;&quot;&quot;)&amp;[.K4]" office:value-type="string" office:string-value="[3,101] ,[9,142] ,[10,147] ,[11,152] ,[12,159] ,[13,166] ,[14,174] ,[15,179] ,[16,183] ,[17,184] ,[18,185] ,[19,186] ,[20,186] ,">
            <text:p>[3,101] ,[9,142] ,[10,147] ,[11,152] ,[12,159] ,[13,166] ,[14,174] ,[15,179] ,[16,183] ,[17,184] ,[18,185] ,[19,186] ,[20,186] ,</text:p>
          </table:table-cell>
          <table:table-cell table:style-name="ce15" table:formula="of:=IF(['age based'.K4]&gt;0;&quot;[&quot; &amp; ['age based'.K$1]&amp; &quot;,&quot; &amp; SUBSTITUTE(TEXT(['age based'.K4];&quot;#0,#&quot;);&quot;,&quot;;&quot;.&quot;)&amp;&quot;] ,&quot;;&quot;&quot;)&amp;[.L4]" office:value-type="string" office:string-value="[3,101] ,[9,142] ,[10,147] ,[11,152] ,[12,159] ,[13,166] ,[14,174] ,[15,179] ,[16,183] ,[17,184] ,[18,185] ,[19,186] ,[20,186] ,">
            <text:p>[3,101] ,[9,142] ,[10,147] ,[11,152] ,[12,159] ,[13,166] ,[14,174] ,[15,179] ,[16,183] ,[17,184] ,[18,185] ,[19,186] ,[20,186] ,</text:p>
          </table:table-cell>
          <table:table-cell table:style-name="ce15" table:formula="of:=IF(['age based'.L4]&gt;0;&quot;[&quot; &amp; ['age based'.L$1]&amp; &quot;,&quot; &amp; SUBSTITUTE(TEXT(['age based'.L4];&quot;#0,#&quot;);&quot;,&quot;;&quot;.&quot;)&amp;&quot;] ,&quot;;&quot;&quot;)&amp;[.M4]" office:value-type="string" office:string-value="[3,101] ,[9,142] ,[10,147] ,[11,152] ,[12,159] ,[13,166] ,[14,174] ,[15,179] ,[16,183] ,[17,184] ,[18,185] ,[19,186] ,[20,186] ,">
            <text:p>[3,101] ,[9,142] ,[10,147] ,[11,152] ,[12,159] ,[13,166] ,[14,174] ,[15,179] ,[16,183] ,[17,184] ,[18,185] ,[19,186] ,[20,186] ,</text:p>
          </table:table-cell>
          <table:table-cell table:style-name="ce15" table:formula="of:=IF(['age based'.M4]&gt;0;&quot;[&quot; &amp; ['age based'.M$1]&amp; &quot;,&quot; &amp; SUBSTITUTE(TEXT(['age based'.M4];&quot;#0,#&quot;);&quot;,&quot;;&quot;.&quot;)&amp;&quot;] ,&quot;;&quot;&quot;)&amp;[.N4]" office:value-type="string" office:string-value="[3,101] ,[9,142] ,[10,147] ,[11,152] ,[12,159] ,[13,166] ,[14,174] ,[15,179] ,[16,183] ,[17,184] ,[18,185] ,[19,186] ,[20,186] ,">
            <text:p>[3,101] ,[9,142] ,[10,147] ,[11,152] ,[12,159] ,[13,166] ,[14,174] ,[15,179] ,[16,183] ,[17,184] ,[18,185] ,[19,186] ,[20,186] ,</text:p>
          </table:table-cell>
          <table:table-cell table:style-name="ce15" table:formula="of:=IF(['age based'.N4]&gt;0;&quot;[&quot; &amp; ['age based'.N$1]&amp; &quot;,&quot; &amp; SUBSTITUTE(TEXT(['age based'.N4];&quot;#0,#&quot;);&quot;,&quot;;&quot;.&quot;)&amp;&quot;] ,&quot;;&quot;&quot;)&amp;[.O4]" office:value-type="string" office:string-value="[3,101] ,[9,142] ,[10,147] ,[11,152] ,[12,159] ,[13,166] ,[14,174] ,[15,179] ,[16,183] ,[17,184] ,[18,185] ,[19,186] ,[20,186] ,">
            <text:p>[3,101] ,[9,142] ,[10,147] ,[11,152] ,[12,159] ,[13,166] ,[14,174] ,[15,179] ,[16,183] ,[17,184] ,[18,185] ,[19,186] ,[20,186] ,</text:p>
          </table:table-cell>
          <table:table-cell table:style-name="ce15" table:formula="of:=IF(['age based'.O4]&gt;0;&quot;[&quot; &amp; ['age based'.O$1]&amp; &quot;,&quot; &amp; SUBSTITUTE(TEXT(['age based'.O4];&quot;#0,#&quot;);&quot;,&quot;;&quot;.&quot;)&amp;&quot;] ,&quot;;&quot;&quot;)&amp;[.P4]" office:value-type="string" office:string-value="[3,101] ,[9,142] ,[10,147] ,[11,152] ,[12,159] ,[13,166] ,[14,174] ,[15,179] ,[16,183] ,[17,184] ,[18,185] ,[19,186] ,[20,186] ,">
            <text:p>[3,101] ,[9,142] ,[10,147] ,[11,152] ,[12,159] ,[13,166] ,[14,174] ,[15,179] ,[16,183] ,[17,184] ,[18,185] ,[19,186] ,[20,186] ,</text:p>
          </table:table-cell>
          <table:table-cell table:style-name="ce15" table:formula="of:=IF(['age based'.P4]&gt;0;&quot;[&quot; &amp; ['age based'.P$1]&amp; &quot;,&quot; &amp; SUBSTITUTE(TEXT(['age based'.P4];&quot;#0,#&quot;);&quot;,&quot;;&quot;.&quot;)&amp;&quot;] ,&quot;;&quot;&quot;)&amp;[.Q4]" office:value-type="string" office:string-value="[3,101] ,[9,142] ,[10,147] ,[11,152] ,[12,159] ,[13,166] ,[14,174] ,[15,179] ,[16,183] ,[17,184] ,[18,185] ,[19,186] ,[20,186] ,">
            <text:p>[3,101] ,[9,142] ,[10,147] ,[11,152] ,[12,159] ,[13,166] ,[14,174] ,[15,179] ,[16,183] ,[17,184] ,[18,185] ,[19,186] ,[20,186] ,</text:p>
          </table:table-cell>
          <table:table-cell table:style-name="ce15" table:formula="of:=IF(['age based'.Q4]&gt;0;&quot;[&quot; &amp; ['age based'.Q$1]&amp; &quot;,&quot; &amp; SUBSTITUTE(TEXT(['age based'.Q4];&quot;#0,#&quot;);&quot;,&quot;;&quot;.&quot;)&amp;&quot;] ,&quot;;&quot;&quot;)&amp;[.R4]" office:value-type="string" office:string-value="[9,142] ,[10,147] ,[11,152] ,[12,159] ,[13,166] ,[14,174] ,[15,179] ,[16,183] ,[17,184] ,[18,185] ,[19,186] ,[20,186] ,">
            <text:p>[9,142] ,[10,147] ,[11,152] ,[12,159] ,[13,166] ,[14,174] ,[15,179] ,[16,183] ,[17,184] ,[18,185] ,[19,186] ,[20,186] ,</text:p>
          </table:table-cell>
          <table:table-cell table:style-name="ce15" table:formula="of:=IF(['age based'.R4]&gt;0;&quot;[&quot; &amp; ['age based'.R$1]&amp; &quot;,&quot; &amp; SUBSTITUTE(TEXT(['age based'.R4];&quot;#0,#&quot;);&quot;,&quot;;&quot;.&quot;)&amp;&quot;] ,&quot;;&quot;&quot;)&amp;[.S4]" office:value-type="string" office:string-value="[9,142] ,[10,147] ,[11,152] ,[12,159] ,[13,166] ,[14,174] ,[15,179] ,[16,183] ,[17,184] ,[18,185] ,[19,186] ,[20,186] ,">
            <text:p>[9,142] ,[10,147] ,[11,152] ,[12,159] ,[13,166] ,[14,174] ,[15,179] ,[16,183] ,[17,184] ,[18,185] ,[19,186] ,[20,186] ,</text:p>
          </table:table-cell>
          <table:table-cell table:style-name="ce15" table:formula="of:=IF(['age based'.S4]&gt;0;&quot;[&quot; &amp; ['age based'.S$1]&amp; &quot;,&quot; &amp; SUBSTITUTE(TEXT(['age based'.S4];&quot;#0,#&quot;);&quot;,&quot;;&quot;.&quot;)&amp;&quot;] ,&quot;;&quot;&quot;)&amp;[.T4]" office:value-type="string" office:string-value="[9,142] ,[10,147] ,[11,152] ,[12,159] ,[13,166] ,[14,174] ,[15,179] ,[16,183] ,[17,184] ,[18,185] ,[19,186] ,[20,186] ,">
            <text:p>[9,142] ,[10,147] ,[11,152] ,[12,159] ,[13,166] ,[14,174] ,[15,179] ,[16,183] ,[17,184] ,[18,185] ,[19,186] ,[20,186] ,</text:p>
          </table:table-cell>
          <table:table-cell table:style-name="ce15" table:formula="of:=IF(['age based'.T4]&gt;0;&quot;[&quot; &amp; ['age based'.T$1]&amp; &quot;,&quot; &amp; SUBSTITUTE(TEXT(['age based'.T4];&quot;#0,#&quot;);&quot;,&quot;;&quot;.&quot;)&amp;&quot;] ,&quot;;&quot;&quot;)&amp;[.U4]" office:value-type="string" office:string-value="[9,142] ,[10,147] ,[11,152] ,[12,159] ,[13,166] ,[14,174] ,[15,179] ,[16,183] ,[17,184] ,[18,185] ,[19,186] ,[20,186] ,">
            <text:p>[9,142] ,[10,147] ,[11,152] ,[12,159] ,[13,166] ,[14,174] ,[15,179] ,[16,183] ,[17,184] ,[18,185] ,[19,186] ,[20,186] ,</text:p>
          </table:table-cell>
          <table:table-cell table:style-name="ce15" table:formula="of:=IF(['age based'.U4]&gt;0;&quot;[&quot; &amp; ['age based'.U$1]&amp; &quot;,&quot; &amp; SUBSTITUTE(TEXT(['age based'.U4];&quot;#0,#&quot;);&quot;,&quot;;&quot;.&quot;)&amp;&quot;] ,&quot;;&quot;&quot;)&amp;[.V4]" office:value-type="string" office:string-value="[9,142] ,[10,147] ,[11,152] ,[12,159] ,[13,166] ,[14,174] ,[15,179] ,[16,183] ,[17,184] ,[18,185] ,[19,186] ,[20,186] ,">
            <text:p>[9,142] ,[10,147] ,[11,152] ,[12,159] ,[13,166] ,[14,174] ,[15,179] ,[16,183] ,[17,184] ,[18,185] ,[19,186] ,[20,186] ,</text:p>
          </table:table-cell>
          <table:table-cell table:style-name="ce15" table:formula="of:=IF(['age based'.V4]&gt;0;&quot;[&quot; &amp; ['age based'.V$1]&amp; &quot;,&quot; &amp; SUBSTITUTE(TEXT(['age based'.V4];&quot;#0,#&quot;);&quot;,&quot;;&quot;.&quot;)&amp;&quot;] ,&quot;;&quot;&quot;)&amp;[.W4]" office:value-type="string" office:string-value="[9,142] ,[10,147] ,[11,152] ,[12,159] ,[13,166] ,[14,174] ,[15,179] ,[16,183] ,[17,184] ,[18,185] ,[19,186] ,[20,186] ,">
            <text:p>[9,142] ,[10,147] ,[11,152] ,[12,159] ,[13,166] ,[14,174] ,[15,179] ,[16,183] ,[17,184] ,[18,185] ,[19,186] ,[20,186] ,</text:p>
          </table:table-cell>
          <table:table-cell table:style-name="ce15" table:formula="of:=IF(['age based'.W4]&gt;0;&quot;[&quot; &amp; ['age based'.W$1]&amp; &quot;,&quot; &amp; SUBSTITUTE(TEXT(['age based'.W4];&quot;#0,#&quot;);&quot;,&quot;;&quot;.&quot;)&amp;&quot;] ,&quot;;&quot;&quot;)&amp;[.X4]" office:value-type="string" office:string-value="[10,147] ,[11,152] ,[12,159] ,[13,166] ,[14,174] ,[15,179] ,[16,183] ,[17,184] ,[18,185] ,[19,186] ,[20,186] ,">
            <text:p>[10,147] ,[11,152] ,[12,159] ,[13,166] ,[14,174] ,[15,179] ,[16,183] ,[17,184] ,[18,185] ,[19,186] ,[20,186] ,</text:p>
          </table:table-cell>
          <table:table-cell table:style-name="ce15" table:formula="of:=IF(['age based'.X4]&gt;0;&quot;[&quot; &amp; ['age based'.X$1]&amp; &quot;,&quot; &amp; SUBSTITUTE(TEXT(['age based'.X4];&quot;#0,#&quot;);&quot;,&quot;;&quot;.&quot;)&amp;&quot;] ,&quot;;&quot;&quot;)&amp;[.Y4]" office:value-type="string" office:string-value="[11,152] ,[12,159] ,[13,166] ,[14,174] ,[15,179] ,[16,183] ,[17,184] ,[18,185] ,[19,186] ,[20,186] ,">
            <text:p>[11,152] ,[12,159] ,[13,166] ,[14,174] ,[15,179] ,[16,183] ,[17,184] ,[18,185] ,[19,186] ,[20,186] ,</text:p>
          </table:table-cell>
          <table:table-cell table:style-name="ce15" table:formula="of:=IF(['age based'.Y4]&gt;0;&quot;[&quot; &amp; ['age based'.Y$1]&amp; &quot;,&quot; &amp; SUBSTITUTE(TEXT(['age based'.Y4];&quot;#0,#&quot;);&quot;,&quot;;&quot;.&quot;)&amp;&quot;] ,&quot;;&quot;&quot;)&amp;[.Z4]" office:value-type="string" office:string-value="[12,159] ,[13,166] ,[14,174] ,[15,179] ,[16,183] ,[17,184] ,[18,185] ,[19,186] ,[20,186] ,">
            <text:p>[12,159] ,[13,166] ,[14,174] ,[15,179] ,[16,183] ,[17,184] ,[18,185] ,[19,186] ,[20,186] ,</text:p>
          </table:table-cell>
          <table:table-cell table:style-name="ce15" table:formula="of:=IF(['age based'.Z4]&gt;0;&quot;[&quot; &amp; ['age based'.Z$1]&amp; &quot;,&quot; &amp; SUBSTITUTE(TEXT(['age based'.Z4];&quot;#0,#&quot;);&quot;,&quot;;&quot;.&quot;)&amp;&quot;] ,&quot;;&quot;&quot;)&amp;[.AA4]" office:value-type="string" office:string-value="[13,166] ,[14,174] ,[15,179] ,[16,183] ,[17,184] ,[18,185] ,[19,186] ,[20,186] ,">
            <text:p>[13,166] ,[14,174] ,[15,179] ,[16,183] ,[17,184] ,[18,185] ,[19,186] ,[20,186] ,</text:p>
          </table:table-cell>
          <table:table-cell table:style-name="ce15" table:formula="of:=IF(['age based'.AA4]&gt;0;&quot;[&quot; &amp; ['age based'.AA$1]&amp; &quot;,&quot; &amp; SUBSTITUTE(TEXT(['age based'.AA4];&quot;#0,#&quot;);&quot;,&quot;;&quot;.&quot;)&amp;&quot;] ,&quot;;&quot;&quot;)&amp;[.AB4]" office:value-type="string" office:string-value="[14,174] ,[15,179] ,[16,183] ,[17,184] ,[18,185] ,[19,186] ,[20,186] ,">
            <text:p>[14,174] ,[15,179] ,[16,183] ,[17,184] ,[18,185] ,[19,186] ,[20,186] ,</text:p>
          </table:table-cell>
          <table:table-cell table:style-name="ce15" table:formula="of:=IF(['age based'.AB4]&gt;0;&quot;[&quot; &amp; ['age based'.AB$1]&amp; &quot;,&quot; &amp; SUBSTITUTE(TEXT(['age based'.AB4];&quot;#0,#&quot;);&quot;,&quot;;&quot;.&quot;)&amp;&quot;] ,&quot;;&quot;&quot;)&amp;[.AC4]" office:value-type="string" office:string-value="[15,179] ,[16,183] ,[17,184] ,[18,185] ,[19,186] ,[20,186] ,">
            <text:p>[15,179] ,[16,183] ,[17,184] ,[18,185] ,[19,186] ,[20,186] ,</text:p>
          </table:table-cell>
          <table:table-cell table:style-name="ce15" table:formula="of:=IF(['age based'.AC4]&gt;0;&quot;[&quot; &amp; ['age based'.AC$1]&amp; &quot;,&quot; &amp; SUBSTITUTE(TEXT(['age based'.AC4];&quot;#0,#&quot;);&quot;,&quot;;&quot;.&quot;)&amp;&quot;] ,&quot;;&quot;&quot;)&amp;[.AD4]" office:value-type="string" office:string-value="[16,183] ,[17,184] ,[18,185] ,[19,186] ,[20,186] ,">
            <text:p>[16,183] ,[17,184] ,[18,185] ,[19,186] ,[20,186] ,</text:p>
          </table:table-cell>
          <table:table-cell table:style-name="ce15" table:formula="of:=IF(['age based'.AD4]&gt;0;&quot;[&quot; &amp; ['age based'.AD$1]&amp; &quot;,&quot; &amp; SUBSTITUTE(TEXT(['age based'.AD4];&quot;#0,#&quot;);&quot;,&quot;;&quot;.&quot;)&amp;&quot;] ,&quot;;&quot;&quot;)&amp;[.AE4]" office:value-type="string" office:string-value="[17,184] ,[18,185] ,[19,186] ,[20,186] ,">
            <text:p>[17,184] ,[18,185] ,[19,186] ,[20,186] ,</text:p>
          </table:table-cell>
          <table:table-cell table:style-name="ce15" table:formula="of:=IF(['age based'.AE4]&gt;0;&quot;[&quot; &amp; ['age based'.AE$1]&amp; &quot;,&quot; &amp; SUBSTITUTE(TEXT(['age based'.AE4];&quot;#0,#&quot;);&quot;,&quot;;&quot;.&quot;)&amp;&quot;] ,&quot;;&quot;&quot;)&amp;[.AF4]" office:value-type="string" office:string-value="[18,185] ,[19,186] ,[20,186] ,">
            <text:p>[18,185] ,[19,186] ,[20,186] ,</text:p>
          </table:table-cell>
          <table:table-cell table:style-name="ce15" table:formula="of:=IF(['age based'.AF4]&gt;0;&quot;[&quot; &amp; ['age based'.AF$1]&amp; &quot;,&quot; &amp; SUBSTITUTE(TEXT(['age based'.AF4];&quot;#0,#&quot;);&quot;,&quot;;&quot;.&quot;)&amp;&quot;] ,&quot;;&quot;&quot;)&amp;[.AG4]" office:value-type="string" office:string-value="[19,186] ,[20,186] ,">
            <text:p>[19,186] ,[20,186] ,</text:p>
          </table:table-cell>
          <table:table-cell table:style-name="ce15" table:formula="of:=IF(['age based'.AG4]&gt;0;&quot;[&quot; &amp; ['age based'.AG$1]&amp; &quot;,&quot; &amp; SUBSTITUTE(TEXT(['age based'.AG4];&quot;#0,#&quot;);&quot;,&quot;;&quot;.&quot;)&amp;&quot;] ,&quot;;&quot;&quot;)&amp;[.AH4]" office:value-type="string" office:string-value="[20,186] ,">
            <text:p>[20,186] ,</text:p>
          </table:table-cell>
        </table:table-row>
        <table:table-row table:style-name="ro1">
          <table:table-cell table:formula="of:=IF(['age based'.B5]&lt;&gt;&quot;&quot;;['age based concatenate'.C5]&amp;&quot;= {};&quot;;&quot;&quot;)">
            <text:p/>
          </table:table-cell>
          <table:table-cell table:formula="of:=IF(['age based'.C5]=&quot;&quot;;&quot;&quot;;['age based concatenate'.C5]&amp;&quot;.&quot;&amp;['age based'.C5]&amp;&quot; = [&quot; &amp; ['age based concatenate'.D5]&amp;&quot;];&quot;)">
            <text:p/>
          </table:table-cell>
          <table:table-cell table:formula="of:=IF(['age based'.B5]&lt;&gt;&quot;&quot;;['age based'.$B$1]&amp;&quot;.&quot;&amp;['age based'.B5];[.C4])" office:value-type="string" office:string-value="amd_stats.m.height">
            <text:p>amd_stats.m.height</text:p>
          </table:table-cell>
          <table:table-cell table:style-name="ce15" table:formula="of:=IF(['age based'.D5]&gt;0;&quot;[&quot; &amp; ['age based'.D$1]&amp; &quot;,&quot; &amp; SUBSTITUTE(TEXT(['age based'.D5];&quot;#0,#&quot;);&quot;,&quot;;&quot;.&quot;)&amp;&quot;] ,&quot;;&quot;&quot;)&amp;[.E5]">
            <text:p/>
          </table:table-cell>
          <table:table-cell table:style-name="ce15" table:formula="of:=IF(['age based'.E5]&gt;0;&quot;[&quot; &amp; ['age based'.E$1]&amp; &quot;,&quot; &amp; SUBSTITUTE(TEXT(['age based'.E5];&quot;#0,#&quot;);&quot;,&quot;;&quot;.&quot;)&amp;&quot;] ,&quot;;&quot;&quot;)&amp;[.F5]">
            <text:p/>
          </table:table-cell>
          <table:table-cell table:style-name="ce15" table:formula="of:=IF(['age based'.F5]&gt;0;&quot;[&quot; &amp; ['age based'.F$1]&amp; &quot;,&quot; &amp; SUBSTITUTE(TEXT(['age based'.F5];&quot;#0,#&quot;);&quot;,&quot;;&quot;.&quot;)&amp;&quot;] ,&quot;;&quot;&quot;)&amp;[.G5]">
            <text:p/>
          </table:table-cell>
          <table:table-cell table:style-name="ce15" table:formula="of:=IF(['age based'.G5]&gt;0;&quot;[&quot; &amp; ['age based'.G$1]&amp; &quot;,&quot; &amp; SUBSTITUTE(TEXT(['age based'.G5];&quot;#0,#&quot;);&quot;,&quot;;&quot;.&quot;)&amp;&quot;] ,&quot;;&quot;&quot;)&amp;[.H5]">
            <text:p/>
          </table:table-cell>
          <table:table-cell table:style-name="ce15" table:formula="of:=IF(['age based'.H5]&gt;0;&quot;[&quot; &amp; ['age based'.H$1]&amp; &quot;,&quot; &amp; SUBSTITUTE(TEXT(['age based'.H5];&quot;#0,#&quot;);&quot;,&quot;;&quot;.&quot;)&amp;&quot;] ,&quot;;&quot;&quot;)&amp;[.I5]">
            <text:p/>
          </table:table-cell>
          <table:table-cell table:style-name="ce15" table:formula="of:=IF(['age based'.I5]&gt;0;&quot;[&quot; &amp; ['age based'.I$1]&amp; &quot;,&quot; &amp; SUBSTITUTE(TEXT(['age based'.I5];&quot;#0,#&quot;);&quot;,&quot;;&quot;.&quot;)&amp;&quot;] ,&quot;;&quot;&quot;)&amp;[.J5]">
            <text:p/>
          </table:table-cell>
          <table:table-cell table:style-name="ce15" table:formula="of:=IF(['age based'.J5]&gt;0;&quot;[&quot; &amp; ['age based'.J$1]&amp; &quot;,&quot; &amp; SUBSTITUTE(TEXT(['age based'.J5];&quot;#0,#&quot;);&quot;,&quot;;&quot;.&quot;)&amp;&quot;] ,&quot;;&quot;&quot;)&amp;[.K5]">
            <text:p/>
          </table:table-cell>
          <table:table-cell table:style-name="ce15" table:formula="of:=IF(['age based'.K5]&gt;0;&quot;[&quot; &amp; ['age based'.K$1]&amp; &quot;,&quot; &amp; SUBSTITUTE(TEXT(['age based'.K5];&quot;#0,#&quot;);&quot;,&quot;;&quot;.&quot;)&amp;&quot;] ,&quot;;&quot;&quot;)&amp;[.L5]">
            <text:p/>
          </table:table-cell>
          <table:table-cell table:style-name="ce15" table:formula="of:=IF(['age based'.L5]&gt;0;&quot;[&quot; &amp; ['age based'.L$1]&amp; &quot;,&quot; &amp; SUBSTITUTE(TEXT(['age based'.L5];&quot;#0,#&quot;);&quot;,&quot;;&quot;.&quot;)&amp;&quot;] ,&quot;;&quot;&quot;)&amp;[.M5]">
            <text:p/>
          </table:table-cell>
          <table:table-cell table:style-name="ce15" table:formula="of:=IF(['age based'.M5]&gt;0;&quot;[&quot; &amp; ['age based'.M$1]&amp; &quot;,&quot; &amp; SUBSTITUTE(TEXT(['age based'.M5];&quot;#0,#&quot;);&quot;,&quot;;&quot;.&quot;)&amp;&quot;] ,&quot;;&quot;&quot;)&amp;[.N5]">
            <text:p/>
          </table:table-cell>
          <table:table-cell table:style-name="ce15" table:formula="of:=IF(['age based'.N5]&gt;0;&quot;[&quot; &amp; ['age based'.N$1]&amp; &quot;,&quot; &amp; SUBSTITUTE(TEXT(['age based'.N5];&quot;#0,#&quot;);&quot;,&quot;;&quot;.&quot;)&amp;&quot;] ,&quot;;&quot;&quot;)&amp;[.O5]">
            <text:p/>
          </table:table-cell>
          <table:table-cell table:style-name="ce15" table:formula="of:=IF(['age based'.O5]&gt;0;&quot;[&quot; &amp; ['age based'.O$1]&amp; &quot;,&quot; &amp; SUBSTITUTE(TEXT(['age based'.O5];&quot;#0,#&quot;);&quot;,&quot;;&quot;.&quot;)&amp;&quot;] ,&quot;;&quot;&quot;)&amp;[.P5]">
            <text:p/>
          </table:table-cell>
          <table:table-cell table:style-name="ce15" table:formula="of:=IF(['age based'.P5]&gt;0;&quot;[&quot; &amp; ['age based'.P$1]&amp; &quot;,&quot; &amp; SUBSTITUTE(TEXT(['age based'.P5];&quot;#0,#&quot;);&quot;,&quot;;&quot;.&quot;)&amp;&quot;] ,&quot;;&quot;&quot;)&amp;[.Q5]">
            <text:p/>
          </table:table-cell>
          <table:table-cell table:style-name="ce15" table:formula="of:=IF(['age based'.Q5]&gt;0;&quot;[&quot; &amp; ['age based'.Q$1]&amp; &quot;,&quot; &amp; SUBSTITUTE(TEXT(['age based'.Q5];&quot;#0,#&quot;);&quot;,&quot;;&quot;.&quot;)&amp;&quot;] ,&quot;;&quot;&quot;)&amp;[.R5]">
            <text:p/>
          </table:table-cell>
          <table:table-cell table:style-name="ce15" table:formula="of:=IF(['age based'.R5]&gt;0;&quot;[&quot; &amp; ['age based'.R$1]&amp; &quot;,&quot; &amp; SUBSTITUTE(TEXT(['age based'.R5];&quot;#0,#&quot;);&quot;,&quot;;&quot;.&quot;)&amp;&quot;] ,&quot;;&quot;&quot;)&amp;[.S5]">
            <text:p/>
          </table:table-cell>
          <table:table-cell table:style-name="ce15" table:formula="of:=IF(['age based'.S5]&gt;0;&quot;[&quot; &amp; ['age based'.S$1]&amp; &quot;,&quot; &amp; SUBSTITUTE(TEXT(['age based'.S5];&quot;#0,#&quot;);&quot;,&quot;;&quot;.&quot;)&amp;&quot;] ,&quot;;&quot;&quot;)&amp;[.T5]">
            <text:p/>
          </table:table-cell>
          <table:table-cell table:style-name="ce15" table:formula="of:=IF(['age based'.T5]&gt;0;&quot;[&quot; &amp; ['age based'.T$1]&amp; &quot;,&quot; &amp; SUBSTITUTE(TEXT(['age based'.T5];&quot;#0,#&quot;);&quot;,&quot;;&quot;.&quot;)&amp;&quot;] ,&quot;;&quot;&quot;)&amp;[.U5]">
            <text:p/>
          </table:table-cell>
          <table:table-cell table:style-name="ce15" table:formula="of:=IF(['age based'.U5]&gt;0;&quot;[&quot; &amp; ['age based'.U$1]&amp; &quot;,&quot; &amp; SUBSTITUTE(TEXT(['age based'.U5];&quot;#0,#&quot;);&quot;,&quot;;&quot;.&quot;)&amp;&quot;] ,&quot;;&quot;&quot;)&amp;[.V5]">
            <text:p/>
          </table:table-cell>
          <table:table-cell table:style-name="ce15" table:formula="of:=IF(['age based'.V5]&gt;0;&quot;[&quot; &amp; ['age based'.V$1]&amp; &quot;,&quot; &amp; SUBSTITUTE(TEXT(['age based'.V5];&quot;#0,#&quot;);&quot;,&quot;;&quot;.&quot;)&amp;&quot;] ,&quot;;&quot;&quot;)&amp;[.W5]">
            <text:p/>
          </table:table-cell>
          <table:table-cell table:style-name="ce15" table:formula="of:=IF(['age based'.W5]&gt;0;&quot;[&quot; &amp; ['age based'.W$1]&amp; &quot;,&quot; &amp; SUBSTITUTE(TEXT(['age based'.W5];&quot;#0,#&quot;);&quot;,&quot;;&quot;.&quot;)&amp;&quot;] ,&quot;;&quot;&quot;)&amp;[.X5]">
            <text:p/>
          </table:table-cell>
          <table:table-cell table:style-name="ce15" table:formula="of:=IF(['age based'.X5]&gt;0;&quot;[&quot; &amp; ['age based'.X$1]&amp; &quot;,&quot; &amp; SUBSTITUTE(TEXT(['age based'.X5];&quot;#0,#&quot;);&quot;,&quot;;&quot;.&quot;)&amp;&quot;] ,&quot;;&quot;&quot;)&amp;[.Y5]">
            <text:p/>
          </table:table-cell>
          <table:table-cell table:style-name="ce15" table:formula="of:=IF(['age based'.Y5]&gt;0;&quot;[&quot; &amp; ['age based'.Y$1]&amp; &quot;,&quot; &amp; SUBSTITUTE(TEXT(['age based'.Y5];&quot;#0,#&quot;);&quot;,&quot;;&quot;.&quot;)&amp;&quot;] ,&quot;;&quot;&quot;)&amp;[.Z5]">
            <text:p/>
          </table:table-cell>
          <table:table-cell table:style-name="ce15" table:formula="of:=IF(['age based'.Z5]&gt;0;&quot;[&quot; &amp; ['age based'.Z$1]&amp; &quot;,&quot; &amp; SUBSTITUTE(TEXT(['age based'.Z5];&quot;#0,#&quot;);&quot;,&quot;;&quot;.&quot;)&amp;&quot;] ,&quot;;&quot;&quot;)&amp;[.AA5]">
            <text:p/>
          </table:table-cell>
          <table:table-cell table:style-name="ce15" table:formula="of:=IF(['age based'.AA5]&gt;0;&quot;[&quot; &amp; ['age based'.AA$1]&amp; &quot;,&quot; &amp; SUBSTITUTE(TEXT(['age based'.AA5];&quot;#0,#&quot;);&quot;,&quot;;&quot;.&quot;)&amp;&quot;] ,&quot;;&quot;&quot;)&amp;[.AB5]">
            <text:p/>
          </table:table-cell>
          <table:table-cell table:style-name="ce15" table:formula="of:=IF(['age based'.AB5]&gt;0;&quot;[&quot; &amp; ['age based'.AB$1]&amp; &quot;,&quot; &amp; SUBSTITUTE(TEXT(['age based'.AB5];&quot;#0,#&quot;);&quot;,&quot;;&quot;.&quot;)&amp;&quot;] ,&quot;;&quot;&quot;)&amp;[.AC5]">
            <text:p/>
          </table:table-cell>
          <table:table-cell table:style-name="ce15" table:formula="of:=IF(['age based'.AC5]&gt;0;&quot;[&quot; &amp; ['age based'.AC$1]&amp; &quot;,&quot; &amp; SUBSTITUTE(TEXT(['age based'.AC5];&quot;#0,#&quot;);&quot;,&quot;;&quot;.&quot;)&amp;&quot;] ,&quot;;&quot;&quot;)&amp;[.AD5]">
            <text:p/>
          </table:table-cell>
          <table:table-cell table:style-name="ce15" table:formula="of:=IF(['age based'.AD5]&gt;0;&quot;[&quot; &amp; ['age based'.AD$1]&amp; &quot;,&quot; &amp; SUBSTITUTE(TEXT(['age based'.AD5];&quot;#0,#&quot;);&quot;,&quot;;&quot;.&quot;)&amp;&quot;] ,&quot;;&quot;&quot;)&amp;[.AE5]">
            <text:p/>
          </table:table-cell>
          <table:table-cell table:style-name="ce15" table:formula="of:=IF(['age based'.AE5]&gt;0;&quot;[&quot; &amp; ['age based'.AE$1]&amp; &quot;,&quot; &amp; SUBSTITUTE(TEXT(['age based'.AE5];&quot;#0,#&quot;);&quot;,&quot;;&quot;.&quot;)&amp;&quot;] ,&quot;;&quot;&quot;)&amp;[.AF5]">
            <text:p/>
          </table:table-cell>
          <table:table-cell table:style-name="ce15" table:formula="of:=IF(['age based'.AF5]&gt;0;&quot;[&quot; &amp; ['age based'.AF$1]&amp; &quot;,&quot; &amp; SUBSTITUTE(TEXT(['age based'.AF5];&quot;#0,#&quot;);&quot;,&quot;;&quot;.&quot;)&amp;&quot;] ,&quot;;&quot;&quot;)&amp;[.AG5]">
            <text:p/>
          </table:table-cell>
          <table:table-cell table:style-name="ce15" table:formula="of:=IF(['age based'.AG5]&gt;0;&quot;[&quot; &amp; ['age based'.AG$1]&amp; &quot;,&quot; &amp; SUBSTITUTE(TEXT(['age based'.AG5];&quot;#0,#&quot;);&quot;,&quot;;&quot;.&quot;)&amp;&quot;] ,&quot;;&quot;&quot;)&amp;[.AH5]">
            <text:p/>
          </table:table-cell>
        </table:table-row>
        <table:table-row table:style-name="ro1">
          <table:table-cell table:formula="of:=IF(['age based'.B6]&lt;&gt;&quot;&quot;;['age based concatenate'.C6]&amp;&quot;= {};&quot;;&quot;&quot;)" office:value-type="string" office:string-value="amd_stats.m.weight= {};">
            <text:p>amd_stats.m.weight= {};</text:p>
          </table:table-cell>
          <table:table-cell table:formula="of:=IF(['age based'.C6]=&quot;&quot;;&quot;&quot;;['age based concatenate'.C6]&amp;&quot;.&quot;&amp;['age based'.C6]&amp;&quot; = [&quot; &amp; ['age based concatenate'.D6]&amp;&quot;];&quot;)" office:value-type="string" office:string-value="amd_stats.m.weight.min = [[0,2.8] ,[0.25,5] ,[0.5,6.8] ,[0.75,8] ,[1,9] ,[1.25,9.6] ,[1.5,10.2] ,[3,12.5] ,[4,14] ,[5,16] ,[6,17] ,[7,19.5] ,[8,21.5] ,[9,24] ,[10,26] ,[11,29] ,[12,33] ,[13,36] ,[14,40] ,[15,45] ,[16,50] ,[17,53] ,[18,56] ,[19,57] ,[20,58] ,];">
            <text:p>amd_stats.m.weight.min = [[0,2.8] ,[0.25,5] ,[0.5,6.8] ,[0.75,8] ,[1,9] ,[1.25,9.6] ,[1.5,10.2] ,[3,12.5] ,[4,14] ,[5,16] ,[6,17] ,[7,19.5] ,[8,21.5] ,[9,24] ,[10,26] ,[11,29] ,[12,33] ,[13,36] ,[14,40] ,[15,45] ,[16,50] ,[17,53] ,[18,56] ,[19,57] ,[20,58] ,];</text:p>
          </table:table-cell>
          <table:table-cell table:formula="of:=IF(['age based'.B6]&lt;&gt;&quot;&quot;;['age based'.$B$1]&amp;&quot;.&quot;&amp;['age based'.B6];[.C5])" office:value-type="string" office:string-value="amd_stats.m.weight">
            <text:p>amd_stats.m.weight</text:p>
          </table:table-cell>
          <table:table-cell table:style-name="ce15" table:formula="of:=IF(['age based'.D6]&gt;0;&quot;[&quot; &amp; ['age based'.D$1]&amp; &quot;,&quot; &amp; SUBSTITUTE(TEXT(['age based'.D6];&quot;#0,#&quot;);&quot;,&quot;;&quot;.&quot;)&amp;&quot;] ,&quot;;&quot;&quot;)&amp;[.E6]" office:value-type="string" office:string-value="[0,2.8] ,[0.25,5] ,[0.5,6.8] ,[0.75,8] ,[1,9] ,[1.25,9.6] ,[1.5,10.2] ,[3,12.5] ,[4,14] ,[5,16] ,[6,17] ,[7,19.5] ,[8,21.5] ,[9,24] ,[10,26] ,[11,29] ,[12,33] ,[13,36] ,[14,40] ,[15,45] ,[16,50] ,[17,53] ,[18,56] ,[19,57] ,[20,58] ,">
            <text:p>[0,2.8] ,[0.25,5] ,[0.5,6.8] ,[0.75,8] ,[1,9] ,[1.25,9.6] ,[1.5,10.2] ,[3,12.5] ,[4,14] ,[5,16] ,[6,17] ,[7,19.5] ,[8,21.5] ,[9,24] ,[10,26] ,[11,29] ,[12,33] ,[13,36] ,[14,40] ,[15,45] ,[16,50] ,[17,53] ,[18,56] ,[19,57] ,[20,58] ,</text:p>
          </table:table-cell>
          <table:table-cell table:style-name="ce15" table:formula="of:=IF(['age based'.E6]&gt;0;&quot;[&quot; &amp; ['age based'.E$1]&amp; &quot;,&quot; &amp; SUBSTITUTE(TEXT(['age based'.E6];&quot;#0,#&quot;);&quot;,&quot;;&quot;.&quot;)&amp;&quot;] ,&quot;;&quot;&quot;)&amp;[.F6]" office:value-type="string" office:string-value="[0.25,5] ,[0.5,6.8] ,[0.75,8] ,[1,9] ,[1.25,9.6] ,[1.5,10.2] ,[3,12.5] ,[4,14] ,[5,16] ,[6,17] ,[7,19.5] ,[8,21.5] ,[9,24] ,[10,26] ,[11,29] ,[12,33] ,[13,36] ,[14,40] ,[15,45] ,[16,50] ,[17,53] ,[18,56] ,[19,57] ,[20,58] ,">
            <text:p>[0.25,5] ,[0.5,6.8] ,[0.75,8] ,[1,9] ,[1.25,9.6] ,[1.5,10.2] ,[3,12.5] ,[4,14] ,[5,16] ,[6,17] ,[7,19.5] ,[8,21.5] ,[9,24] ,[10,26] ,[11,29] ,[12,33] ,[13,36] ,[14,40] ,[15,45] ,[16,50] ,[17,53] ,[18,56] ,[19,57] ,[20,58] ,</text:p>
          </table:table-cell>
          <table:table-cell table:style-name="ce15" table:formula="of:=IF(['age based'.F6]&gt;0;&quot;[&quot; &amp; ['age based'.F$1]&amp; &quot;,&quot; &amp; SUBSTITUTE(TEXT(['age based'.F6];&quot;#0,#&quot;);&quot;,&quot;;&quot;.&quot;)&amp;&quot;] ,&quot;;&quot;&quot;)&amp;[.G6]" office:value-type="string" office:string-value="[0.5,6.8] ,[0.75,8] ,[1,9] ,[1.25,9.6] ,[1.5,10.2] ,[3,12.5] ,[4,14] ,[5,16] ,[6,17] ,[7,19.5] ,[8,21.5] ,[9,24] ,[10,26] ,[11,29] ,[12,33] ,[13,36] ,[14,40] ,[15,45] ,[16,50] ,[17,53] ,[18,56] ,[19,57] ,[20,58] ,">
            <text:p>[0.5,6.8] ,[0.75,8] ,[1,9] ,[1.25,9.6] ,[1.5,10.2] ,[3,12.5] ,[4,14] ,[5,16] ,[6,17] ,[7,19.5] ,[8,21.5] ,[9,24] ,[10,26] ,[11,29] ,[12,33] ,[13,36] ,[14,40] ,[15,45] ,[16,50] ,[17,53] ,[18,56] ,[19,57] ,[20,58] ,</text:p>
          </table:table-cell>
          <table:table-cell table:style-name="ce15" table:formula="of:=IF(['age based'.G6]&gt;0;&quot;[&quot; &amp; ['age based'.G$1]&amp; &quot;,&quot; &amp; SUBSTITUTE(TEXT(['age based'.G6];&quot;#0,#&quot;);&quot;,&quot;;&quot;.&quot;)&amp;&quot;] ,&quot;;&quot;&quot;)&amp;[.H6]" office:value-type="string" office:string-value="[0.75,8] ,[1,9] ,[1.25,9.6] ,[1.5,10.2] ,[3,12.5] ,[4,14] ,[5,16] ,[6,17] ,[7,19.5] ,[8,21.5] ,[9,24] ,[10,26] ,[11,29] ,[12,33] ,[13,36] ,[14,40] ,[15,45] ,[16,50] ,[17,53] ,[18,56] ,[19,57] ,[20,58] ,">
            <text:p>[0.75,8] ,[1,9] ,[1.25,9.6] ,[1.5,10.2] ,[3,12.5] ,[4,14] ,[5,16] ,[6,17] ,[7,19.5] ,[8,21.5] ,[9,24] ,[10,26] ,[11,29] ,[12,33] ,[13,36] ,[14,40] ,[15,45] ,[16,50] ,[17,53] ,[18,56] ,[19,57] ,[20,58] ,</text:p>
          </table:table-cell>
          <table:table-cell table:style-name="ce15" table:formula="of:=IF(['age based'.H6]&gt;0;&quot;[&quot; &amp; ['age based'.H$1]&amp; &quot;,&quot; &amp; SUBSTITUTE(TEXT(['age based'.H6];&quot;#0,#&quot;);&quot;,&quot;;&quot;.&quot;)&amp;&quot;] ,&quot;;&quot;&quot;)&amp;[.I6]" office:value-type="string" office:string-value="[1,9] ,[1.25,9.6] ,[1.5,10.2] ,[3,12.5] ,[4,14] ,[5,16] ,[6,17] ,[7,19.5] ,[8,21.5] ,[9,24] ,[10,26] ,[11,29] ,[12,33] ,[13,36] ,[14,40] ,[15,45] ,[16,50] ,[17,53] ,[18,56] ,[19,57] ,[20,58] ,">
            <text:p>[1,9] ,[1.25,9.6] ,[1.5,10.2] ,[3,12.5] ,[4,14] ,[5,16] ,[6,17] ,[7,19.5] ,[8,21.5] ,[9,24] ,[10,26] ,[11,29] ,[12,33] ,[13,36] ,[14,40] ,[15,45] ,[16,50] ,[17,53] ,[18,56] ,[19,57] ,[20,58] ,</text:p>
          </table:table-cell>
          <table:table-cell table:style-name="ce15" table:formula="of:=IF(['age based'.I6]&gt;0;&quot;[&quot; &amp; ['age based'.I$1]&amp; &quot;,&quot; &amp; SUBSTITUTE(TEXT(['age based'.I6];&quot;#0,#&quot;);&quot;,&quot;;&quot;.&quot;)&amp;&quot;] ,&quot;;&quot;&quot;)&amp;[.J6]" office:value-type="string" office:string-value="[1.25,9.6] ,[1.5,10.2] ,[3,12.5] ,[4,14] ,[5,16] ,[6,17] ,[7,19.5] ,[8,21.5] ,[9,24] ,[10,26] ,[11,29] ,[12,33] ,[13,36] ,[14,40] ,[15,45] ,[16,50] ,[17,53] ,[18,56] ,[19,57] ,[20,58] ,">
            <text:p>[1.25,9.6] ,[1.5,10.2] ,[3,12.5] ,[4,14] ,[5,16] ,[6,17] ,[7,19.5] ,[8,21.5] ,[9,24] ,[10,26] ,[11,29] ,[12,33] ,[13,36] ,[14,40] ,[15,45] ,[16,50] ,[17,53] ,[18,56] ,[19,57] ,[20,58] ,</text:p>
          </table:table-cell>
          <table:table-cell table:style-name="ce15" table:formula="of:=IF(['age based'.J6]&gt;0;&quot;[&quot; &amp; ['age based'.J$1]&amp; &quot;,&quot; &amp; SUBSTITUTE(TEXT(['age based'.J6];&quot;#0,#&quot;);&quot;,&quot;;&quot;.&quot;)&amp;&quot;] ,&quot;;&quot;&quot;)&amp;[.K6]" office:value-type="string" office:string-value="[1.5,10.2] ,[3,12.5] ,[4,14] ,[5,16] ,[6,17] ,[7,19.5] ,[8,21.5] ,[9,24] ,[10,26] ,[11,29] ,[12,33] ,[13,36] ,[14,40] ,[15,45] ,[16,50] ,[17,53] ,[18,56] ,[19,57] ,[20,58] ,">
            <text:p>[1.5,10.2] ,[3,12.5] ,[4,14] ,[5,16] ,[6,17] ,[7,19.5] ,[8,21.5] ,[9,24] ,[10,26] ,[11,29] ,[12,33] ,[13,36] ,[14,40] ,[15,45] ,[16,50] ,[17,53] ,[18,56] ,[19,57] ,[20,58] ,</text:p>
          </table:table-cell>
          <table:table-cell table:style-name="ce15" table:formula="of:=IF(['age based'.K6]&gt;0;&quot;[&quot; &amp; ['age based'.K$1]&amp; &quot;,&quot; &amp; SUBSTITUTE(TEXT(['age based'.K6];&quot;#0,#&quot;);&quot;,&quot;;&quot;.&quot;)&amp;&quot;] ,&quot;;&quot;&quot;)&amp;[.L6]" office:value-type="string" office:string-value="[3,12.5] ,[4,14] ,[5,16] ,[6,17] ,[7,19.5] ,[8,21.5] ,[9,24] ,[10,26] ,[11,29] ,[12,33] ,[13,36] ,[14,40] ,[15,45] ,[16,50] ,[17,53] ,[18,56] ,[19,57] ,[20,58] ,">
            <text:p>[3,12.5] ,[4,14] ,[5,16] ,[6,17] ,[7,19.5] ,[8,21.5] ,[9,24] ,[10,26] ,[11,29] ,[12,33] ,[13,36] ,[14,40] ,[15,45] ,[16,50] ,[17,53] ,[18,56] ,[19,57] ,[20,58] ,</text:p>
          </table:table-cell>
          <table:table-cell table:style-name="ce15" table:formula="of:=IF(['age based'.L6]&gt;0;&quot;[&quot; &amp; ['age based'.L$1]&amp; &quot;,&quot; &amp; SUBSTITUTE(TEXT(['age based'.L6];&quot;#0,#&quot;);&quot;,&quot;;&quot;.&quot;)&amp;&quot;] ,&quot;;&quot;&quot;)&amp;[.M6]" office:value-type="string" office:string-value="[3,12.5] ,[4,14] ,[5,16] ,[6,17] ,[7,19.5] ,[8,21.5] ,[9,24] ,[10,26] ,[11,29] ,[12,33] ,[13,36] ,[14,40] ,[15,45] ,[16,50] ,[17,53] ,[18,56] ,[19,57] ,[20,58] ,">
            <text:p>[3,12.5] ,[4,14] ,[5,16] ,[6,17] ,[7,19.5] ,[8,21.5] ,[9,24] ,[10,26] ,[11,29] ,[12,33] ,[13,36] ,[14,40] ,[15,45] ,[16,50] ,[17,53] ,[18,56] ,[19,57] ,[20,58] ,</text:p>
          </table:table-cell>
          <table:table-cell table:style-name="ce15" table:formula="of:=IF(['age based'.M6]&gt;0;&quot;[&quot; &amp; ['age based'.M$1]&amp; &quot;,&quot; &amp; SUBSTITUTE(TEXT(['age based'.M6];&quot;#0,#&quot;);&quot;,&quot;;&quot;.&quot;)&amp;&quot;] ,&quot;;&quot;&quot;)&amp;[.N6]" office:value-type="string" office:string-value="[3,12.5] ,[4,14] ,[5,16] ,[6,17] ,[7,19.5] ,[8,21.5] ,[9,24] ,[10,26] ,[11,29] ,[12,33] ,[13,36] ,[14,40] ,[15,45] ,[16,50] ,[17,53] ,[18,56] ,[19,57] ,[20,58] ,">
            <text:p>[3,12.5] ,[4,14] ,[5,16] ,[6,17] ,[7,19.5] ,[8,21.5] ,[9,24] ,[10,26] ,[11,29] ,[12,33] ,[13,36] ,[14,40] ,[15,45] ,[16,50] ,[17,53] ,[18,56] ,[19,57] ,[20,58] ,</text:p>
          </table:table-cell>
          <table:table-cell table:style-name="ce15" table:formula="of:=IF(['age based'.N6]&gt;0;&quot;[&quot; &amp; ['age based'.N$1]&amp; &quot;,&quot; &amp; SUBSTITUTE(TEXT(['age based'.N6];&quot;#0,#&quot;);&quot;,&quot;;&quot;.&quot;)&amp;&quot;] ,&quot;;&quot;&quot;)&amp;[.O6]" office:value-type="string" office:string-value="[3,12.5] ,[4,14] ,[5,16] ,[6,17] ,[7,19.5] ,[8,21.5] ,[9,24] ,[10,26] ,[11,29] ,[12,33] ,[13,36] ,[14,40] ,[15,45] ,[16,50] ,[17,53] ,[18,56] ,[19,57] ,[20,58] ,">
            <text:p>[3,12.5] ,[4,14] ,[5,16] ,[6,17] ,[7,19.5] ,[8,21.5] ,[9,24] ,[10,26] ,[11,29] ,[12,33] ,[13,36] ,[14,40] ,[15,45] ,[16,50] ,[17,53] ,[18,56] ,[19,57] ,[20,58] ,</text:p>
          </table:table-cell>
          <table:table-cell table:style-name="ce15" table:formula="of:=IF(['age based'.O6]&gt;0;&quot;[&quot; &amp; ['age based'.O$1]&amp; &quot;,&quot; &amp; SUBSTITUTE(TEXT(['age based'.O6];&quot;#0,#&quot;);&quot;,&quot;;&quot;.&quot;)&amp;&quot;] ,&quot;;&quot;&quot;)&amp;[.P6]" office:value-type="string" office:string-value="[3,12.5] ,[4,14] ,[5,16] ,[6,17] ,[7,19.5] ,[8,21.5] ,[9,24] ,[10,26] ,[11,29] ,[12,33] ,[13,36] ,[14,40] ,[15,45] ,[16,50] ,[17,53] ,[18,56] ,[19,57] ,[20,58] ,">
            <text:p>[3,12.5] ,[4,14] ,[5,16] ,[6,17] ,[7,19.5] ,[8,21.5] ,[9,24] ,[10,26] ,[11,29] ,[12,33] ,[13,36] ,[14,40] ,[15,45] ,[16,50] ,[17,53] ,[18,56] ,[19,57] ,[20,58] ,</text:p>
          </table:table-cell>
          <table:table-cell table:style-name="ce15" table:formula="of:=IF(['age based'.P6]&gt;0;&quot;[&quot; &amp; ['age based'.P$1]&amp; &quot;,&quot; &amp; SUBSTITUTE(TEXT(['age based'.P6];&quot;#0,#&quot;);&quot;,&quot;;&quot;.&quot;)&amp;&quot;] ,&quot;;&quot;&quot;)&amp;[.Q6]" office:value-type="string" office:string-value="[3,12.5] ,[4,14] ,[5,16] ,[6,17] ,[7,19.5] ,[8,21.5] ,[9,24] ,[10,26] ,[11,29] ,[12,33] ,[13,36] ,[14,40] ,[15,45] ,[16,50] ,[17,53] ,[18,56] ,[19,57] ,[20,58] ,">
            <text:p>[3,12.5] ,[4,14] ,[5,16] ,[6,17] ,[7,19.5] ,[8,21.5] ,[9,24] ,[10,26] ,[11,29] ,[12,33] ,[13,36] ,[14,40] ,[15,45] ,[16,50] ,[17,53] ,[18,56] ,[19,57] ,[20,58] ,</text:p>
          </table:table-cell>
          <table:table-cell table:style-name="ce15" table:formula="of:=IF(['age based'.Q6]&gt;0;&quot;[&quot; &amp; ['age based'.Q$1]&amp; &quot;,&quot; &amp; SUBSTITUTE(TEXT(['age based'.Q6];&quot;#0,#&quot;);&quot;,&quot;;&quot;.&quot;)&amp;&quot;] ,&quot;;&quot;&quot;)&amp;[.R6]" office:value-type="string" office:string-value="[4,14] ,[5,16] ,[6,17] ,[7,19.5] ,[8,21.5] ,[9,24] ,[10,26] ,[11,29] ,[12,33] ,[13,36] ,[14,40] ,[15,45] ,[16,50] ,[17,53] ,[18,56] ,[19,57] ,[20,58] ,">
            <text:p>[4,14] ,[5,16] ,[6,17] ,[7,19.5] ,[8,21.5] ,[9,24] ,[10,26] ,[11,29] ,[12,33] ,[13,36] ,[14,40] ,[15,45] ,[16,50] ,[17,53] ,[18,56] ,[19,57] ,[20,58] ,</text:p>
          </table:table-cell>
          <table:table-cell table:style-name="ce15" table:formula="of:=IF(['age based'.R6]&gt;0;&quot;[&quot; &amp; ['age based'.R$1]&amp; &quot;,&quot; &amp; SUBSTITUTE(TEXT(['age based'.R6];&quot;#0,#&quot;);&quot;,&quot;;&quot;.&quot;)&amp;&quot;] ,&quot;;&quot;&quot;)&amp;[.S6]" office:value-type="string" office:string-value="[5,16] ,[6,17] ,[7,19.5] ,[8,21.5] ,[9,24] ,[10,26] ,[11,29] ,[12,33] ,[13,36] ,[14,40] ,[15,45] ,[16,50] ,[17,53] ,[18,56] ,[19,57] ,[20,58] ,">
            <text:p>[5,16] ,[6,17] ,[7,19.5] ,[8,21.5] ,[9,24] ,[10,26] ,[11,29] ,[12,33] ,[13,36] ,[14,40] ,[15,45] ,[16,50] ,[17,53] ,[18,56] ,[19,57] ,[20,58] ,</text:p>
          </table:table-cell>
          <table:table-cell table:style-name="ce15" table:formula="of:=IF(['age based'.S6]&gt;0;&quot;[&quot; &amp; ['age based'.S$1]&amp; &quot;,&quot; &amp; SUBSTITUTE(TEXT(['age based'.S6];&quot;#0,#&quot;);&quot;,&quot;;&quot;.&quot;)&amp;&quot;] ,&quot;;&quot;&quot;)&amp;[.T6]" office:value-type="string" office:string-value="[6,17] ,[7,19.5] ,[8,21.5] ,[9,24] ,[10,26] ,[11,29] ,[12,33] ,[13,36] ,[14,40] ,[15,45] ,[16,50] ,[17,53] ,[18,56] ,[19,57] ,[20,58] ,">
            <text:p>[6,17] ,[7,19.5] ,[8,21.5] ,[9,24] ,[10,26] ,[11,29] ,[12,33] ,[13,36] ,[14,40] ,[15,45] ,[16,50] ,[17,53] ,[18,56] ,[19,57] ,[20,58] ,</text:p>
          </table:table-cell>
          <table:table-cell table:style-name="ce15" table:formula="of:=IF(['age based'.T6]&gt;0;&quot;[&quot; &amp; ['age based'.T$1]&amp; &quot;,&quot; &amp; SUBSTITUTE(TEXT(['age based'.T6];&quot;#0,#&quot;);&quot;,&quot;;&quot;.&quot;)&amp;&quot;] ,&quot;;&quot;&quot;)&amp;[.U6]" office:value-type="string" office:string-value="[7,19.5] ,[8,21.5] ,[9,24] ,[10,26] ,[11,29] ,[12,33] ,[13,36] ,[14,40] ,[15,45] ,[16,50] ,[17,53] ,[18,56] ,[19,57] ,[20,58] ,">
            <text:p>[7,19.5] ,[8,21.5] ,[9,24] ,[10,26] ,[11,29] ,[12,33] ,[13,36] ,[14,40] ,[15,45] ,[16,50] ,[17,53] ,[18,56] ,[19,57] ,[20,58] ,</text:p>
          </table:table-cell>
          <table:table-cell table:style-name="ce15" table:formula="of:=IF(['age based'.U6]&gt;0;&quot;[&quot; &amp; ['age based'.U$1]&amp; &quot;,&quot; &amp; SUBSTITUTE(TEXT(['age based'.U6];&quot;#0,#&quot;);&quot;,&quot;;&quot;.&quot;)&amp;&quot;] ,&quot;;&quot;&quot;)&amp;[.V6]" office:value-type="string" office:string-value="[8,21.5] ,[9,24] ,[10,26] ,[11,29] ,[12,33] ,[13,36] ,[14,40] ,[15,45] ,[16,50] ,[17,53] ,[18,56] ,[19,57] ,[20,58] ,">
            <text:p>[8,21.5] ,[9,24] ,[10,26] ,[11,29] ,[12,33] ,[13,36] ,[14,40] ,[15,45] ,[16,50] ,[17,53] ,[18,56] ,[19,57] ,[20,58] ,</text:p>
          </table:table-cell>
          <table:table-cell table:style-name="ce15" table:formula="of:=IF(['age based'.V6]&gt;0;&quot;[&quot; &amp; ['age based'.V$1]&amp; &quot;,&quot; &amp; SUBSTITUTE(TEXT(['age based'.V6];&quot;#0,#&quot;);&quot;,&quot;;&quot;.&quot;)&amp;&quot;] ,&quot;;&quot;&quot;)&amp;[.W6]" office:value-type="string" office:string-value="[9,24] ,[10,26] ,[11,29] ,[12,33] ,[13,36] ,[14,40] ,[15,45] ,[16,50] ,[17,53] ,[18,56] ,[19,57] ,[20,58] ,">
            <text:p>[9,24] ,[10,26] ,[11,29] ,[12,33] ,[13,36] ,[14,40] ,[15,45] ,[16,50] ,[17,53] ,[18,56] ,[19,57] ,[20,58] ,</text:p>
          </table:table-cell>
          <table:table-cell table:style-name="ce15" table:formula="of:=IF(['age based'.W6]&gt;0;&quot;[&quot; &amp; ['age based'.W$1]&amp; &quot;,&quot; &amp; SUBSTITUTE(TEXT(['age based'.W6];&quot;#0,#&quot;);&quot;,&quot;;&quot;.&quot;)&amp;&quot;] ,&quot;;&quot;&quot;)&amp;[.X6]" office:value-type="string" office:string-value="[10,26] ,[11,29] ,[12,33] ,[13,36] ,[14,40] ,[15,45] ,[16,50] ,[17,53] ,[18,56] ,[19,57] ,[20,58] ,">
            <text:p>[10,26] ,[11,29] ,[12,33] ,[13,36] ,[14,40] ,[15,45] ,[16,50] ,[17,53] ,[18,56] ,[19,57] ,[20,58] ,</text:p>
          </table:table-cell>
          <table:table-cell table:style-name="ce15" table:formula="of:=IF(['age based'.X6]&gt;0;&quot;[&quot; &amp; ['age based'.X$1]&amp; &quot;,&quot; &amp; SUBSTITUTE(TEXT(['age based'.X6];&quot;#0,#&quot;);&quot;,&quot;;&quot;.&quot;)&amp;&quot;] ,&quot;;&quot;&quot;)&amp;[.Y6]" office:value-type="string" office:string-value="[11,29] ,[12,33] ,[13,36] ,[14,40] ,[15,45] ,[16,50] ,[17,53] ,[18,56] ,[19,57] ,[20,58] ,">
            <text:p>[11,29] ,[12,33] ,[13,36] ,[14,40] ,[15,45] ,[16,50] ,[17,53] ,[18,56] ,[19,57] ,[20,58] ,</text:p>
          </table:table-cell>
          <table:table-cell table:style-name="ce15" table:formula="of:=IF(['age based'.Y6]&gt;0;&quot;[&quot; &amp; ['age based'.Y$1]&amp; &quot;,&quot; &amp; SUBSTITUTE(TEXT(['age based'.Y6];&quot;#0,#&quot;);&quot;,&quot;;&quot;.&quot;)&amp;&quot;] ,&quot;;&quot;&quot;)&amp;[.Z6]" office:value-type="string" office:string-value="[12,33] ,[13,36] ,[14,40] ,[15,45] ,[16,50] ,[17,53] ,[18,56] ,[19,57] ,[20,58] ,">
            <text:p>[12,33] ,[13,36] ,[14,40] ,[15,45] ,[16,50] ,[17,53] ,[18,56] ,[19,57] ,[20,58] ,</text:p>
          </table:table-cell>
          <table:table-cell table:style-name="ce15" table:formula="of:=IF(['age based'.Z6]&gt;0;&quot;[&quot; &amp; ['age based'.Z$1]&amp; &quot;,&quot; &amp; SUBSTITUTE(TEXT(['age based'.Z6];&quot;#0,#&quot;);&quot;,&quot;;&quot;.&quot;)&amp;&quot;] ,&quot;;&quot;&quot;)&amp;[.AA6]" office:value-type="string" office:string-value="[13,36] ,[14,40] ,[15,45] ,[16,50] ,[17,53] ,[18,56] ,[19,57] ,[20,58] ,">
            <text:p>[13,36] ,[14,40] ,[15,45] ,[16,50] ,[17,53] ,[18,56] ,[19,57] ,[20,58] ,</text:p>
          </table:table-cell>
          <table:table-cell table:style-name="ce15" table:formula="of:=IF(['age based'.AA6]&gt;0;&quot;[&quot; &amp; ['age based'.AA$1]&amp; &quot;,&quot; &amp; SUBSTITUTE(TEXT(['age based'.AA6];&quot;#0,#&quot;);&quot;,&quot;;&quot;.&quot;)&amp;&quot;] ,&quot;;&quot;&quot;)&amp;[.AB6]" office:value-type="string" office:string-value="[14,40] ,[15,45] ,[16,50] ,[17,53] ,[18,56] ,[19,57] ,[20,58] ,">
            <text:p>[14,40] ,[15,45] ,[16,50] ,[17,53] ,[18,56] ,[19,57] ,[20,58] ,</text:p>
          </table:table-cell>
          <table:table-cell table:style-name="ce15" table:formula="of:=IF(['age based'.AB6]&gt;0;&quot;[&quot; &amp; ['age based'.AB$1]&amp; &quot;,&quot; &amp; SUBSTITUTE(TEXT(['age based'.AB6];&quot;#0,#&quot;);&quot;,&quot;;&quot;.&quot;)&amp;&quot;] ,&quot;;&quot;&quot;)&amp;[.AC6]" office:value-type="string" office:string-value="[15,45] ,[16,50] ,[17,53] ,[18,56] ,[19,57] ,[20,58] ,">
            <text:p>[15,45] ,[16,50] ,[17,53] ,[18,56] ,[19,57] ,[20,58] ,</text:p>
          </table:table-cell>
          <table:table-cell table:style-name="ce15" table:formula="of:=IF(['age based'.AC6]&gt;0;&quot;[&quot; &amp; ['age based'.AC$1]&amp; &quot;,&quot; &amp; SUBSTITUTE(TEXT(['age based'.AC6];&quot;#0,#&quot;);&quot;,&quot;;&quot;.&quot;)&amp;&quot;] ,&quot;;&quot;&quot;)&amp;[.AD6]" office:value-type="string" office:string-value="[16,50] ,[17,53] ,[18,56] ,[19,57] ,[20,58] ,">
            <text:p>[16,50] ,[17,53] ,[18,56] ,[19,57] ,[20,58] ,</text:p>
          </table:table-cell>
          <table:table-cell table:style-name="ce15" table:formula="of:=IF(['age based'.AD6]&gt;0;&quot;[&quot; &amp; ['age based'.AD$1]&amp; &quot;,&quot; &amp; SUBSTITUTE(TEXT(['age based'.AD6];&quot;#0,#&quot;);&quot;,&quot;;&quot;.&quot;)&amp;&quot;] ,&quot;;&quot;&quot;)&amp;[.AE6]" office:value-type="string" office:string-value="[17,53] ,[18,56] ,[19,57] ,[20,58] ,">
            <text:p>[17,53] ,[18,56] ,[19,57] ,[20,58] ,</text:p>
          </table:table-cell>
          <table:table-cell table:style-name="ce15" table:formula="of:=IF(['age based'.AE6]&gt;0;&quot;[&quot; &amp; ['age based'.AE$1]&amp; &quot;,&quot; &amp; SUBSTITUTE(TEXT(['age based'.AE6];&quot;#0,#&quot;);&quot;,&quot;;&quot;.&quot;)&amp;&quot;] ,&quot;;&quot;&quot;)&amp;[.AF6]" office:value-type="string" office:string-value="[18,56] ,[19,57] ,[20,58] ,">
            <text:p>[18,56] ,[19,57] ,[20,58] ,</text:p>
          </table:table-cell>
          <table:table-cell table:style-name="ce15" table:formula="of:=IF(['age based'.AF6]&gt;0;&quot;[&quot; &amp; ['age based'.AF$1]&amp; &quot;,&quot; &amp; SUBSTITUTE(TEXT(['age based'.AF6];&quot;#0,#&quot;);&quot;,&quot;;&quot;.&quot;)&amp;&quot;] ,&quot;;&quot;&quot;)&amp;[.AG6]" office:value-type="string" office:string-value="[19,57] ,[20,58] ,">
            <text:p>[19,57] ,[20,58] ,</text:p>
          </table:table-cell>
          <table:table-cell table:style-name="ce15" table:formula="of:=IF(['age based'.AG6]&gt;0;&quot;[&quot; &amp; ['age based'.AG$1]&amp; &quot;,&quot; &amp; SUBSTITUTE(TEXT(['age based'.AG6];&quot;#0,#&quot;);&quot;,&quot;;&quot;.&quot;)&amp;&quot;] ,&quot;;&quot;&quot;)&amp;[.AH6]" office:value-type="string" office:string-value="[20,58] ,">
            <text:p>[20,58] ,</text:p>
          </table:table-cell>
        </table:table-row>
        <table:table-row table:style-name="ro1">
          <table:table-cell table:formula="of:=IF(['age based'.B7]&lt;&gt;&quot;&quot;;['age based concatenate'.C7]&amp;&quot;= {};&quot;;&quot;&quot;)">
            <text:p/>
          </table:table-cell>
          <table:table-cell table:formula="of:=IF(['age based'.C7]=&quot;&quot;;&quot;&quot;;['age based concatenate'.C7]&amp;&quot;.&quot;&amp;['age based'.C7]&amp;&quot; = [&quot; &amp; ['age based concatenate'.D7]&amp;&quot;];&quot;)" office:value-type="string" office:string-value="amd_stats.m.weight.medium = [[0,3.6] ,[0.25,6] ,[0.5,8] ,[0.75,9.4] ,[1,10.4] ,[1.25,11.2] ,[1.5,11.8] ,[3,14.4] ,[4,16.5] ,[5,19] ,[6,21] ,[7,23] ,[8,26] ,[9,29] ,[10,32] ,[11,36] ,[12,40] ,[13,45] ,[14,51] ,[15,56] ,[16,61] ,[17,65] ,[18,67] ,[19,69] ,[20,71] ,];">
            <text:p>amd_stats.m.weight.medium = [[0,3.6] ,[0.25,6] ,[0.5,8] ,[0.75,9.4] ,[1,10.4] ,[1.25,11.2] ,[1.5,11.8] ,[3,14.4] ,[4,16.5] ,[5,19] ,[6,21] ,[7,23] ,[8,26] ,[9,29] ,[10,32] ,[11,36] ,[12,40] ,[13,45] ,[14,51] ,[15,56] ,[16,61] ,[17,65] ,[18,67] ,[19,69] ,[20,71] ,];</text:p>
          </table:table-cell>
          <table:table-cell table:formula="of:=IF(['age based'.B7]&lt;&gt;&quot;&quot;;['age based'.$B$1]&amp;&quot;.&quot;&amp;['age based'.B7];[.C6])" office:value-type="string" office:string-value="amd_stats.m.weight">
            <text:p>amd_stats.m.weight</text:p>
          </table:table-cell>
          <table:table-cell table:style-name="ce15" table:formula="of:=IF(['age based'.D7]&gt;0;&quot;[&quot; &amp; ['age based'.D$1]&amp; &quot;,&quot; &amp; SUBSTITUTE(TEXT(['age based'.D7];&quot;#0,#&quot;);&quot;,&quot;;&quot;.&quot;)&amp;&quot;] ,&quot;;&quot;&quot;)&amp;[.E7]" office:value-type="string" office:string-value="[0,3.6] ,[0.25,6] ,[0.5,8] ,[0.75,9.4] ,[1,10.4] ,[1.25,11.2] ,[1.5,11.8] ,[3,14.4] ,[4,16.5] ,[5,19] ,[6,21] ,[7,23] ,[8,26] ,[9,29] ,[10,32] ,[11,36] ,[12,40] ,[13,45] ,[14,51] ,[15,56] ,[16,61] ,[17,65] ,[18,67] ,[19,69] ,[20,71] ,">
            <text:p>[0,3.6] ,[0.25,6] ,[0.5,8] ,[0.75,9.4] ,[1,10.4] ,[1.25,11.2] ,[1.5,11.8] ,[3,14.4] ,[4,16.5] ,[5,19] ,[6,21] ,[7,23] ,[8,26] ,[9,29] ,[10,32] ,[11,36] ,[12,40] ,[13,45] ,[14,51] ,[15,56] ,[16,61] ,[17,65] ,[18,67] ,[19,69] ,[20,71] ,</text:p>
          </table:table-cell>
          <table:table-cell table:style-name="ce15" table:formula="of:=IF(['age based'.E7]&gt;0;&quot;[&quot; &amp; ['age based'.E$1]&amp; &quot;,&quot; &amp; SUBSTITUTE(TEXT(['age based'.E7];&quot;#0,#&quot;);&quot;,&quot;;&quot;.&quot;)&amp;&quot;] ,&quot;;&quot;&quot;)&amp;[.F7]" office:value-type="string" office:string-value="[0.25,6] ,[0.5,8] ,[0.75,9.4] ,[1,10.4] ,[1.25,11.2] ,[1.5,11.8] ,[3,14.4] ,[4,16.5] ,[5,19] ,[6,21] ,[7,23] ,[8,26] ,[9,29] ,[10,32] ,[11,36] ,[12,40] ,[13,45] ,[14,51] ,[15,56] ,[16,61] ,[17,65] ,[18,67] ,[19,69] ,[20,71] ,">
            <text:p>[0.25,6] ,[0.5,8] ,[0.75,9.4] ,[1,10.4] ,[1.25,11.2] ,[1.5,11.8] ,[3,14.4] ,[4,16.5] ,[5,19] ,[6,21] ,[7,23] ,[8,26] ,[9,29] ,[10,32] ,[11,36] ,[12,40] ,[13,45] ,[14,51] ,[15,56] ,[16,61] ,[17,65] ,[18,67] ,[19,69] ,[20,71] ,</text:p>
          </table:table-cell>
          <table:table-cell table:style-name="ce15" table:formula="of:=IF(['age based'.F7]&gt;0;&quot;[&quot; &amp; ['age based'.F$1]&amp; &quot;,&quot; &amp; SUBSTITUTE(TEXT(['age based'.F7];&quot;#0,#&quot;);&quot;,&quot;;&quot;.&quot;)&amp;&quot;] ,&quot;;&quot;&quot;)&amp;[.G7]" office:value-type="string" office:string-value="[0.5,8] ,[0.75,9.4] ,[1,10.4] ,[1.25,11.2] ,[1.5,11.8] ,[3,14.4] ,[4,16.5] ,[5,19] ,[6,21] ,[7,23] ,[8,26] ,[9,29] ,[10,32] ,[11,36] ,[12,40] ,[13,45] ,[14,51] ,[15,56] ,[16,61] ,[17,65] ,[18,67] ,[19,69] ,[20,71] ,">
            <text:p>[0.5,8] ,[0.75,9.4] ,[1,10.4] ,[1.25,11.2] ,[1.5,11.8] ,[3,14.4] ,[4,16.5] ,[5,19] ,[6,21] ,[7,23] ,[8,26] ,[9,29] ,[10,32] ,[11,36] ,[12,40] ,[13,45] ,[14,51] ,[15,56] ,[16,61] ,[17,65] ,[18,67] ,[19,69] ,[20,71] ,</text:p>
          </table:table-cell>
          <table:table-cell table:style-name="ce15" table:formula="of:=IF(['age based'.G7]&gt;0;&quot;[&quot; &amp; ['age based'.G$1]&amp; &quot;,&quot; &amp; SUBSTITUTE(TEXT(['age based'.G7];&quot;#0,#&quot;);&quot;,&quot;;&quot;.&quot;)&amp;&quot;] ,&quot;;&quot;&quot;)&amp;[.H7]" office:value-type="string" office:string-value="[0.75,9.4] ,[1,10.4] ,[1.25,11.2] ,[1.5,11.8] ,[3,14.4] ,[4,16.5] ,[5,19] ,[6,21] ,[7,23] ,[8,26] ,[9,29] ,[10,32] ,[11,36] ,[12,40] ,[13,45] ,[14,51] ,[15,56] ,[16,61] ,[17,65] ,[18,67] ,[19,69] ,[20,71] ,">
            <text:p>[0.75,9.4] ,[1,10.4] ,[1.25,11.2] ,[1.5,11.8] ,[3,14.4] ,[4,16.5] ,[5,19] ,[6,21] ,[7,23] ,[8,26] ,[9,29] ,[10,32] ,[11,36] ,[12,40] ,[13,45] ,[14,51] ,[15,56] ,[16,61] ,[17,65] ,[18,67] ,[19,69] ,[20,71] ,</text:p>
          </table:table-cell>
          <table:table-cell table:style-name="ce15" table:formula="of:=IF(['age based'.H7]&gt;0;&quot;[&quot; &amp; ['age based'.H$1]&amp; &quot;,&quot; &amp; SUBSTITUTE(TEXT(['age based'.H7];&quot;#0,#&quot;);&quot;,&quot;;&quot;.&quot;)&amp;&quot;] ,&quot;;&quot;&quot;)&amp;[.I7]" office:value-type="string" office:string-value="[1,10.4] ,[1.25,11.2] ,[1.5,11.8] ,[3,14.4] ,[4,16.5] ,[5,19] ,[6,21] ,[7,23] ,[8,26] ,[9,29] ,[10,32] ,[11,36] ,[12,40] ,[13,45] ,[14,51] ,[15,56] ,[16,61] ,[17,65] ,[18,67] ,[19,69] ,[20,71] ,">
            <text:p>[1,10.4] ,[1.25,11.2] ,[1.5,11.8] ,[3,14.4] ,[4,16.5] ,[5,19] ,[6,21] ,[7,23] ,[8,26] ,[9,29] ,[10,32] ,[11,36] ,[12,40] ,[13,45] ,[14,51] ,[15,56] ,[16,61] ,[17,65] ,[18,67] ,[19,69] ,[20,71] ,</text:p>
          </table:table-cell>
          <table:table-cell table:style-name="ce15" table:formula="of:=IF(['age based'.I7]&gt;0;&quot;[&quot; &amp; ['age based'.I$1]&amp; &quot;,&quot; &amp; SUBSTITUTE(TEXT(['age based'.I7];&quot;#0,#&quot;);&quot;,&quot;;&quot;.&quot;)&amp;&quot;] ,&quot;;&quot;&quot;)&amp;[.J7]" office:value-type="string" office:string-value="[1.25,11.2] ,[1.5,11.8] ,[3,14.4] ,[4,16.5] ,[5,19] ,[6,21] ,[7,23] ,[8,26] ,[9,29] ,[10,32] ,[11,36] ,[12,40] ,[13,45] ,[14,51] ,[15,56] ,[16,61] ,[17,65] ,[18,67] ,[19,69] ,[20,71] ,">
            <text:p>[1.25,11.2] ,[1.5,11.8] ,[3,14.4] ,[4,16.5] ,[5,19] ,[6,21] ,[7,23] ,[8,26] ,[9,29] ,[10,32] ,[11,36] ,[12,40] ,[13,45] ,[14,51] ,[15,56] ,[16,61] ,[17,65] ,[18,67] ,[19,69] ,[20,71] ,</text:p>
          </table:table-cell>
          <table:table-cell table:style-name="ce15" table:formula="of:=IF(['age based'.J7]&gt;0;&quot;[&quot; &amp; ['age based'.J$1]&amp; &quot;,&quot; &amp; SUBSTITUTE(TEXT(['age based'.J7];&quot;#0,#&quot;);&quot;,&quot;;&quot;.&quot;)&amp;&quot;] ,&quot;;&quot;&quot;)&amp;[.K7]" office:value-type="string" office:string-value="[1.5,11.8] ,[3,14.4] ,[4,16.5] ,[5,19] ,[6,21] ,[7,23] ,[8,26] ,[9,29] ,[10,32] ,[11,36] ,[12,40] ,[13,45] ,[14,51] ,[15,56] ,[16,61] ,[17,65] ,[18,67] ,[19,69] ,[20,71] ,">
            <text:p>[1.5,11.8] ,[3,14.4] ,[4,16.5] ,[5,19] ,[6,21] ,[7,23] ,[8,26] ,[9,29] ,[10,32] ,[11,36] ,[12,40] ,[13,45] ,[14,51] ,[15,56] ,[16,61] ,[17,65] ,[18,67] ,[19,69] ,[20,71] ,</text:p>
          </table:table-cell>
          <table:table-cell table:style-name="ce15" table:formula="of:=IF(['age based'.K7]&gt;0;&quot;[&quot; &amp; ['age based'.K$1]&amp; &quot;,&quot; &amp; SUBSTITUTE(TEXT(['age based'.K7];&quot;#0,#&quot;);&quot;,&quot;;&quot;.&quot;)&amp;&quot;] ,&quot;;&quot;&quot;)&amp;[.L7]" office:value-type="string" office:string-value="[3,14.4] ,[4,16.5] ,[5,19] ,[6,21] ,[7,23] ,[8,26] ,[9,29] ,[10,32] ,[11,36] ,[12,40] ,[13,45] ,[14,51] ,[15,56] ,[16,61] ,[17,65] ,[18,67] ,[19,69] ,[20,71] ,">
            <text:p>[3,14.4] ,[4,16.5] ,[5,19] ,[6,21] ,[7,23] ,[8,26] ,[9,29] ,[10,32] ,[11,36] ,[12,40] ,[13,45] ,[14,51] ,[15,56] ,[16,61] ,[17,65] ,[18,67] ,[19,69] ,[20,71] ,</text:p>
          </table:table-cell>
          <table:table-cell table:style-name="ce15" table:formula="of:=IF(['age based'.L7]&gt;0;&quot;[&quot; &amp; ['age based'.L$1]&amp; &quot;,&quot; &amp; SUBSTITUTE(TEXT(['age based'.L7];&quot;#0,#&quot;);&quot;,&quot;;&quot;.&quot;)&amp;&quot;] ,&quot;;&quot;&quot;)&amp;[.M7]" office:value-type="string" office:string-value="[3,14.4] ,[4,16.5] ,[5,19] ,[6,21] ,[7,23] ,[8,26] ,[9,29] ,[10,32] ,[11,36] ,[12,40] ,[13,45] ,[14,51] ,[15,56] ,[16,61] ,[17,65] ,[18,67] ,[19,69] ,[20,71] ,">
            <text:p>[3,14.4] ,[4,16.5] ,[5,19] ,[6,21] ,[7,23] ,[8,26] ,[9,29] ,[10,32] ,[11,36] ,[12,40] ,[13,45] ,[14,51] ,[15,56] ,[16,61] ,[17,65] ,[18,67] ,[19,69] ,[20,71] ,</text:p>
          </table:table-cell>
          <table:table-cell table:style-name="ce15" table:formula="of:=IF(['age based'.M7]&gt;0;&quot;[&quot; &amp; ['age based'.M$1]&amp; &quot;,&quot; &amp; SUBSTITUTE(TEXT(['age based'.M7];&quot;#0,#&quot;);&quot;,&quot;;&quot;.&quot;)&amp;&quot;] ,&quot;;&quot;&quot;)&amp;[.N7]" office:value-type="string" office:string-value="[3,14.4] ,[4,16.5] ,[5,19] ,[6,21] ,[7,23] ,[8,26] ,[9,29] ,[10,32] ,[11,36] ,[12,40] ,[13,45] ,[14,51] ,[15,56] ,[16,61] ,[17,65] ,[18,67] ,[19,69] ,[20,71] ,">
            <text:p>[3,14.4] ,[4,16.5] ,[5,19] ,[6,21] ,[7,23] ,[8,26] ,[9,29] ,[10,32] ,[11,36] ,[12,40] ,[13,45] ,[14,51] ,[15,56] ,[16,61] ,[17,65] ,[18,67] ,[19,69] ,[20,71] ,</text:p>
          </table:table-cell>
          <table:table-cell table:style-name="ce15" table:formula="of:=IF(['age based'.N7]&gt;0;&quot;[&quot; &amp; ['age based'.N$1]&amp; &quot;,&quot; &amp; SUBSTITUTE(TEXT(['age based'.N7];&quot;#0,#&quot;);&quot;,&quot;;&quot;.&quot;)&amp;&quot;] ,&quot;;&quot;&quot;)&amp;[.O7]" office:value-type="string" office:string-value="[3,14.4] ,[4,16.5] ,[5,19] ,[6,21] ,[7,23] ,[8,26] ,[9,29] ,[10,32] ,[11,36] ,[12,40] ,[13,45] ,[14,51] ,[15,56] ,[16,61] ,[17,65] ,[18,67] ,[19,69] ,[20,71] ,">
            <text:p>[3,14.4] ,[4,16.5] ,[5,19] ,[6,21] ,[7,23] ,[8,26] ,[9,29] ,[10,32] ,[11,36] ,[12,40] ,[13,45] ,[14,51] ,[15,56] ,[16,61] ,[17,65] ,[18,67] ,[19,69] ,[20,71] ,</text:p>
          </table:table-cell>
          <table:table-cell table:style-name="ce15" table:formula="of:=IF(['age based'.O7]&gt;0;&quot;[&quot; &amp; ['age based'.O$1]&amp; &quot;,&quot; &amp; SUBSTITUTE(TEXT(['age based'.O7];&quot;#0,#&quot;);&quot;,&quot;;&quot;.&quot;)&amp;&quot;] ,&quot;;&quot;&quot;)&amp;[.P7]" office:value-type="string" office:string-value="[3,14.4] ,[4,16.5] ,[5,19] ,[6,21] ,[7,23] ,[8,26] ,[9,29] ,[10,32] ,[11,36] ,[12,40] ,[13,45] ,[14,51] ,[15,56] ,[16,61] ,[17,65] ,[18,67] ,[19,69] ,[20,71] ,">
            <text:p>[3,14.4] ,[4,16.5] ,[5,19] ,[6,21] ,[7,23] ,[8,26] ,[9,29] ,[10,32] ,[11,36] ,[12,40] ,[13,45] ,[14,51] ,[15,56] ,[16,61] ,[17,65] ,[18,67] ,[19,69] ,[20,71] ,</text:p>
          </table:table-cell>
          <table:table-cell table:style-name="ce15" table:formula="of:=IF(['age based'.P7]&gt;0;&quot;[&quot; &amp; ['age based'.P$1]&amp; &quot;,&quot; &amp; SUBSTITUTE(TEXT(['age based'.P7];&quot;#0,#&quot;);&quot;,&quot;;&quot;.&quot;)&amp;&quot;] ,&quot;;&quot;&quot;)&amp;[.Q7]" office:value-type="string" office:string-value="[3,14.4] ,[4,16.5] ,[5,19] ,[6,21] ,[7,23] ,[8,26] ,[9,29] ,[10,32] ,[11,36] ,[12,40] ,[13,45] ,[14,51] ,[15,56] ,[16,61] ,[17,65] ,[18,67] ,[19,69] ,[20,71] ,">
            <text:p>[3,14.4] ,[4,16.5] ,[5,19] ,[6,21] ,[7,23] ,[8,26] ,[9,29] ,[10,32] ,[11,36] ,[12,40] ,[13,45] ,[14,51] ,[15,56] ,[16,61] ,[17,65] ,[18,67] ,[19,69] ,[20,71] ,</text:p>
          </table:table-cell>
          <table:table-cell table:style-name="ce15" table:formula="of:=IF(['age based'.Q7]&gt;0;&quot;[&quot; &amp; ['age based'.Q$1]&amp; &quot;,&quot; &amp; SUBSTITUTE(TEXT(['age based'.Q7];&quot;#0,#&quot;);&quot;,&quot;;&quot;.&quot;)&amp;&quot;] ,&quot;;&quot;&quot;)&amp;[.R7]" office:value-type="string" office:string-value="[4,16.5] ,[5,19] ,[6,21] ,[7,23] ,[8,26] ,[9,29] ,[10,32] ,[11,36] ,[12,40] ,[13,45] ,[14,51] ,[15,56] ,[16,61] ,[17,65] ,[18,67] ,[19,69] ,[20,71] ,">
            <text:p>[4,16.5] ,[5,19] ,[6,21] ,[7,23] ,[8,26] ,[9,29] ,[10,32] ,[11,36] ,[12,40] ,[13,45] ,[14,51] ,[15,56] ,[16,61] ,[17,65] ,[18,67] ,[19,69] ,[20,71] ,</text:p>
          </table:table-cell>
          <table:table-cell table:style-name="ce15" table:formula="of:=IF(['age based'.R7]&gt;0;&quot;[&quot; &amp; ['age based'.R$1]&amp; &quot;,&quot; &amp; SUBSTITUTE(TEXT(['age based'.R7];&quot;#0,#&quot;);&quot;,&quot;;&quot;.&quot;)&amp;&quot;] ,&quot;;&quot;&quot;)&amp;[.S7]" office:value-type="string" office:string-value="[5,19] ,[6,21] ,[7,23] ,[8,26] ,[9,29] ,[10,32] ,[11,36] ,[12,40] ,[13,45] ,[14,51] ,[15,56] ,[16,61] ,[17,65] ,[18,67] ,[19,69] ,[20,71] ,">
            <text:p>[5,19] ,[6,21] ,[7,23] ,[8,26] ,[9,29] ,[10,32] ,[11,36] ,[12,40] ,[13,45] ,[14,51] ,[15,56] ,[16,61] ,[17,65] ,[18,67] ,[19,69] ,[20,71] ,</text:p>
          </table:table-cell>
          <table:table-cell table:style-name="ce15" table:formula="of:=IF(['age based'.S7]&gt;0;&quot;[&quot; &amp; ['age based'.S$1]&amp; &quot;,&quot; &amp; SUBSTITUTE(TEXT(['age based'.S7];&quot;#0,#&quot;);&quot;,&quot;;&quot;.&quot;)&amp;&quot;] ,&quot;;&quot;&quot;)&amp;[.T7]" office:value-type="string" office:string-value="[6,21] ,[7,23] ,[8,26] ,[9,29] ,[10,32] ,[11,36] ,[12,40] ,[13,45] ,[14,51] ,[15,56] ,[16,61] ,[17,65] ,[18,67] ,[19,69] ,[20,71] ,">
            <text:p>[6,21] ,[7,23] ,[8,26] ,[9,29] ,[10,32] ,[11,36] ,[12,40] ,[13,45] ,[14,51] ,[15,56] ,[16,61] ,[17,65] ,[18,67] ,[19,69] ,[20,71] ,</text:p>
          </table:table-cell>
          <table:table-cell table:style-name="ce15" table:formula="of:=IF(['age based'.T7]&gt;0;&quot;[&quot; &amp; ['age based'.T$1]&amp; &quot;,&quot; &amp; SUBSTITUTE(TEXT(['age based'.T7];&quot;#0,#&quot;);&quot;,&quot;;&quot;.&quot;)&amp;&quot;] ,&quot;;&quot;&quot;)&amp;[.U7]" office:value-type="string" office:string-value="[7,23] ,[8,26] ,[9,29] ,[10,32] ,[11,36] ,[12,40] ,[13,45] ,[14,51] ,[15,56] ,[16,61] ,[17,65] ,[18,67] ,[19,69] ,[20,71] ,">
            <text:p>[7,23] ,[8,26] ,[9,29] ,[10,32] ,[11,36] ,[12,40] ,[13,45] ,[14,51] ,[15,56] ,[16,61] ,[17,65] ,[18,67] ,[19,69] ,[20,71] ,</text:p>
          </table:table-cell>
          <table:table-cell table:style-name="ce15" table:formula="of:=IF(['age based'.U7]&gt;0;&quot;[&quot; &amp; ['age based'.U$1]&amp; &quot;,&quot; &amp; SUBSTITUTE(TEXT(['age based'.U7];&quot;#0,#&quot;);&quot;,&quot;;&quot;.&quot;)&amp;&quot;] ,&quot;;&quot;&quot;)&amp;[.V7]" office:value-type="string" office:string-value="[8,26] ,[9,29] ,[10,32] ,[11,36] ,[12,40] ,[13,45] ,[14,51] ,[15,56] ,[16,61] ,[17,65] ,[18,67] ,[19,69] ,[20,71] ,">
            <text:p>[8,26] ,[9,29] ,[10,32] ,[11,36] ,[12,40] ,[13,45] ,[14,51] ,[15,56] ,[16,61] ,[17,65] ,[18,67] ,[19,69] ,[20,71] ,</text:p>
          </table:table-cell>
          <table:table-cell table:style-name="ce15" table:formula="of:=IF(['age based'.V7]&gt;0;&quot;[&quot; &amp; ['age based'.V$1]&amp; &quot;,&quot; &amp; SUBSTITUTE(TEXT(['age based'.V7];&quot;#0,#&quot;);&quot;,&quot;;&quot;.&quot;)&amp;&quot;] ,&quot;;&quot;&quot;)&amp;[.W7]" office:value-type="string" office:string-value="[9,29] ,[10,32] ,[11,36] ,[12,40] ,[13,45] ,[14,51] ,[15,56] ,[16,61] ,[17,65] ,[18,67] ,[19,69] ,[20,71] ,">
            <text:p>[9,29] ,[10,32] ,[11,36] ,[12,40] ,[13,45] ,[14,51] ,[15,56] ,[16,61] ,[17,65] ,[18,67] ,[19,69] ,[20,71] ,</text:p>
          </table:table-cell>
          <table:table-cell table:style-name="ce15" table:formula="of:=IF(['age based'.W7]&gt;0;&quot;[&quot; &amp; ['age based'.W$1]&amp; &quot;,&quot; &amp; SUBSTITUTE(TEXT(['age based'.W7];&quot;#0,#&quot;);&quot;,&quot;;&quot;.&quot;)&amp;&quot;] ,&quot;;&quot;&quot;)&amp;[.X7]" office:value-type="string" office:string-value="[10,32] ,[11,36] ,[12,40] ,[13,45] ,[14,51] ,[15,56] ,[16,61] ,[17,65] ,[18,67] ,[19,69] ,[20,71] ,">
            <text:p>[10,32] ,[11,36] ,[12,40] ,[13,45] ,[14,51] ,[15,56] ,[16,61] ,[17,65] ,[18,67] ,[19,69] ,[20,71] ,</text:p>
          </table:table-cell>
          <table:table-cell table:style-name="ce15" table:formula="of:=IF(['age based'.X7]&gt;0;&quot;[&quot; &amp; ['age based'.X$1]&amp; &quot;,&quot; &amp; SUBSTITUTE(TEXT(['age based'.X7];&quot;#0,#&quot;);&quot;,&quot;;&quot;.&quot;)&amp;&quot;] ,&quot;;&quot;&quot;)&amp;[.Y7]" office:value-type="string" office:string-value="[11,36] ,[12,40] ,[13,45] ,[14,51] ,[15,56] ,[16,61] ,[17,65] ,[18,67] ,[19,69] ,[20,71] ,">
            <text:p>[11,36] ,[12,40] ,[13,45] ,[14,51] ,[15,56] ,[16,61] ,[17,65] ,[18,67] ,[19,69] ,[20,71] ,</text:p>
          </table:table-cell>
          <table:table-cell table:style-name="ce15" table:formula="of:=IF(['age based'.Y7]&gt;0;&quot;[&quot; &amp; ['age based'.Y$1]&amp; &quot;,&quot; &amp; SUBSTITUTE(TEXT(['age based'.Y7];&quot;#0,#&quot;);&quot;,&quot;;&quot;.&quot;)&amp;&quot;] ,&quot;;&quot;&quot;)&amp;[.Z7]" office:value-type="string" office:string-value="[12,40] ,[13,45] ,[14,51] ,[15,56] ,[16,61] ,[17,65] ,[18,67] ,[19,69] ,[20,71] ,">
            <text:p>[12,40] ,[13,45] ,[14,51] ,[15,56] ,[16,61] ,[17,65] ,[18,67] ,[19,69] ,[20,71] ,</text:p>
          </table:table-cell>
          <table:table-cell table:style-name="ce15" table:formula="of:=IF(['age based'.Z7]&gt;0;&quot;[&quot; &amp; ['age based'.Z$1]&amp; &quot;,&quot; &amp; SUBSTITUTE(TEXT(['age based'.Z7];&quot;#0,#&quot;);&quot;,&quot;;&quot;.&quot;)&amp;&quot;] ,&quot;;&quot;&quot;)&amp;[.AA7]" office:value-type="string" office:string-value="[13,45] ,[14,51] ,[15,56] ,[16,61] ,[17,65] ,[18,67] ,[19,69] ,[20,71] ,">
            <text:p>[13,45] ,[14,51] ,[15,56] ,[16,61] ,[17,65] ,[18,67] ,[19,69] ,[20,71] ,</text:p>
          </table:table-cell>
          <table:table-cell table:style-name="ce15" table:formula="of:=IF(['age based'.AA7]&gt;0;&quot;[&quot; &amp; ['age based'.AA$1]&amp; &quot;,&quot; &amp; SUBSTITUTE(TEXT(['age based'.AA7];&quot;#0,#&quot;);&quot;,&quot;;&quot;.&quot;)&amp;&quot;] ,&quot;;&quot;&quot;)&amp;[.AB7]" office:value-type="string" office:string-value="[14,51] ,[15,56] ,[16,61] ,[17,65] ,[18,67] ,[19,69] ,[20,71] ,">
            <text:p>[14,51] ,[15,56] ,[16,61] ,[17,65] ,[18,67] ,[19,69] ,[20,71] ,</text:p>
          </table:table-cell>
          <table:table-cell table:style-name="ce15" table:formula="of:=IF(['age based'.AB7]&gt;0;&quot;[&quot; &amp; ['age based'.AB$1]&amp; &quot;,&quot; &amp; SUBSTITUTE(TEXT(['age based'.AB7];&quot;#0,#&quot;);&quot;,&quot;;&quot;.&quot;)&amp;&quot;] ,&quot;;&quot;&quot;)&amp;[.AC7]" office:value-type="string" office:string-value="[15,56] ,[16,61] ,[17,65] ,[18,67] ,[19,69] ,[20,71] ,">
            <text:p>[15,56] ,[16,61] ,[17,65] ,[18,67] ,[19,69] ,[20,71] ,</text:p>
          </table:table-cell>
          <table:table-cell table:style-name="ce15" table:formula="of:=IF(['age based'.AC7]&gt;0;&quot;[&quot; &amp; ['age based'.AC$1]&amp; &quot;,&quot; &amp; SUBSTITUTE(TEXT(['age based'.AC7];&quot;#0,#&quot;);&quot;,&quot;;&quot;.&quot;)&amp;&quot;] ,&quot;;&quot;&quot;)&amp;[.AD7]" office:value-type="string" office:string-value="[16,61] ,[17,65] ,[18,67] ,[19,69] ,[20,71] ,">
            <text:p>[16,61] ,[17,65] ,[18,67] ,[19,69] ,[20,71] ,</text:p>
          </table:table-cell>
          <table:table-cell table:style-name="ce15" table:formula="of:=IF(['age based'.AD7]&gt;0;&quot;[&quot; &amp; ['age based'.AD$1]&amp; &quot;,&quot; &amp; SUBSTITUTE(TEXT(['age based'.AD7];&quot;#0,#&quot;);&quot;,&quot;;&quot;.&quot;)&amp;&quot;] ,&quot;;&quot;&quot;)&amp;[.AE7]" office:value-type="string" office:string-value="[17,65] ,[18,67] ,[19,69] ,[20,71] ,">
            <text:p>[17,65] ,[18,67] ,[19,69] ,[20,71] ,</text:p>
          </table:table-cell>
          <table:table-cell table:style-name="ce15" table:formula="of:=IF(['age based'.AE7]&gt;0;&quot;[&quot; &amp; ['age based'.AE$1]&amp; &quot;,&quot; &amp; SUBSTITUTE(TEXT(['age based'.AE7];&quot;#0,#&quot;);&quot;,&quot;;&quot;.&quot;)&amp;&quot;] ,&quot;;&quot;&quot;)&amp;[.AF7]" office:value-type="string" office:string-value="[18,67] ,[19,69] ,[20,71] ,">
            <text:p>[18,67] ,[19,69] ,[20,71] ,</text:p>
          </table:table-cell>
          <table:table-cell table:style-name="ce15" table:formula="of:=IF(['age based'.AF7]&gt;0;&quot;[&quot; &amp; ['age based'.AF$1]&amp; &quot;,&quot; &amp; SUBSTITUTE(TEXT(['age based'.AF7];&quot;#0,#&quot;);&quot;,&quot;;&quot;.&quot;)&amp;&quot;] ,&quot;;&quot;&quot;)&amp;[.AG7]" office:value-type="string" office:string-value="[19,69] ,[20,71] ,">
            <text:p>[19,69] ,[20,71] ,</text:p>
          </table:table-cell>
          <table:table-cell table:style-name="ce15" table:formula="of:=IF(['age based'.AG7]&gt;0;&quot;[&quot; &amp; ['age based'.AG$1]&amp; &quot;,&quot; &amp; SUBSTITUTE(TEXT(['age based'.AG7];&quot;#0,#&quot;);&quot;,&quot;;&quot;.&quot;)&amp;&quot;] ,&quot;;&quot;&quot;)&amp;[.AH7]" office:value-type="string" office:string-value="[20,71] ,">
            <text:p>[20,71] ,</text:p>
          </table:table-cell>
        </table:table-row>
        <table:table-row table:style-name="ro1">
          <table:table-cell table:formula="of:=IF(['age based'.B8]&lt;&gt;&quot;&quot;;['age based concatenate'.C8]&amp;&quot;= {};&quot;;&quot;&quot;)">
            <text:p/>
          </table:table-cell>
          <table:table-cell table:formula="of:=IF(['age based'.C8]=&quot;&quot;;&quot;&quot;;['age based concatenate'.C8]&amp;&quot;.&quot;&amp;['age based'.C8]&amp;&quot; = [&quot; &amp; ['age based concatenate'.D8]&amp;&quot;];&quot;)" office:value-type="string" office:string-value="amd_stats.m.weight.max = [[0,4.2] ,[0.25,7] ,[0.5,9.2] ,[0.75,10.8] ,[1,12] ,[1.25,12.8] ,[1.5,13.5] ,[3,16.6] ,[4,19] ,[5,22] ,[6,25] ,[7,29] ,[8,32] ,[9,37] ,[10,42] ,[11,48] ,[12,54] ,[13,60] ,[14,67] ,[15,73] ,[16,78] ,[17,82] ,[18,85] ,[19,87] ,[20,89] ,];">
            <text:p>amd_stats.m.weight.max = [[0,4.2] ,[0.25,7] ,[0.5,9.2] ,[0.75,10.8] ,[1,12] ,[1.25,12.8] ,[1.5,13.5] ,[3,16.6] ,[4,19] ,[5,22] ,[6,25] ,[7,29] ,[8,32] ,[9,37] ,[10,42] ,[11,48] ,[12,54] ,[13,60] ,[14,67] ,[15,73] ,[16,78] ,[17,82] ,[18,85] ,[19,87] ,[20,89] ,];</text:p>
          </table:table-cell>
          <table:table-cell table:formula="of:=IF(['age based'.B8]&lt;&gt;&quot;&quot;;['age based'.$B$1]&amp;&quot;.&quot;&amp;['age based'.B8];[.C7])" office:value-type="string" office:string-value="amd_stats.m.weight">
            <text:p>amd_stats.m.weight</text:p>
          </table:table-cell>
          <table:table-cell table:style-name="ce15" table:formula="of:=IF(['age based'.D8]&gt;0;&quot;[&quot; &amp; ['age based'.D$1]&amp; &quot;,&quot; &amp; SUBSTITUTE(TEXT(['age based'.D8];&quot;#0,#&quot;);&quot;,&quot;;&quot;.&quot;)&amp;&quot;] ,&quot;;&quot;&quot;)&amp;[.E8]" office:value-type="string" office:string-value="[0,4.2] ,[0.25,7] ,[0.5,9.2] ,[0.75,10.8] ,[1,12] ,[1.25,12.8] ,[1.5,13.5] ,[3,16.6] ,[4,19] ,[5,22] ,[6,25] ,[7,29] ,[8,32] ,[9,37] ,[10,42] ,[11,48] ,[12,54] ,[13,60] ,[14,67] ,[15,73] ,[16,78] ,[17,82] ,[18,85] ,[19,87] ,[20,89] ,">
            <text:p>[0,4.2] ,[0.25,7] ,[0.5,9.2] ,[0.75,10.8] ,[1,12] ,[1.25,12.8] ,[1.5,13.5] ,[3,16.6] ,[4,19] ,[5,22] ,[6,25] ,[7,29] ,[8,32] ,[9,37] ,[10,42] ,[11,48] ,[12,54] ,[13,60] ,[14,67] ,[15,73] ,[16,78] ,[17,82] ,[18,85] ,[19,87] ,[20,89] ,</text:p>
          </table:table-cell>
          <table:table-cell table:style-name="ce15" table:formula="of:=IF(['age based'.E8]&gt;0;&quot;[&quot; &amp; ['age based'.E$1]&amp; &quot;,&quot; &amp; SUBSTITUTE(TEXT(['age based'.E8];&quot;#0,#&quot;);&quot;,&quot;;&quot;.&quot;)&amp;&quot;] ,&quot;;&quot;&quot;)&amp;[.F8]" office:value-type="string" office:string-value="[0.25,7] ,[0.5,9.2] ,[0.75,10.8] ,[1,12] ,[1.25,12.8] ,[1.5,13.5] ,[3,16.6] ,[4,19] ,[5,22] ,[6,25] ,[7,29] ,[8,32] ,[9,37] ,[10,42] ,[11,48] ,[12,54] ,[13,60] ,[14,67] ,[15,73] ,[16,78] ,[17,82] ,[18,85] ,[19,87] ,[20,89] ,">
            <text:p>[0.25,7] ,[0.5,9.2] ,[0.75,10.8] ,[1,12] ,[1.25,12.8] ,[1.5,13.5] ,[3,16.6] ,[4,19] ,[5,22] ,[6,25] ,[7,29] ,[8,32] ,[9,37] ,[10,42] ,[11,48] ,[12,54] ,[13,60] ,[14,67] ,[15,73] ,[16,78] ,[17,82] ,[18,85] ,[19,87] ,[20,89] ,</text:p>
          </table:table-cell>
          <table:table-cell table:style-name="ce15" table:formula="of:=IF(['age based'.F8]&gt;0;&quot;[&quot; &amp; ['age based'.F$1]&amp; &quot;,&quot; &amp; SUBSTITUTE(TEXT(['age based'.F8];&quot;#0,#&quot;);&quot;,&quot;;&quot;.&quot;)&amp;&quot;] ,&quot;;&quot;&quot;)&amp;[.G8]" office:value-type="string" office:string-value="[0.5,9.2] ,[0.75,10.8] ,[1,12] ,[1.25,12.8] ,[1.5,13.5] ,[3,16.6] ,[4,19] ,[5,22] ,[6,25] ,[7,29] ,[8,32] ,[9,37] ,[10,42] ,[11,48] ,[12,54] ,[13,60] ,[14,67] ,[15,73] ,[16,78] ,[17,82] ,[18,85] ,[19,87] ,[20,89] ,">
            <text:p>[0.5,9.2] ,[0.75,10.8] ,[1,12] ,[1.25,12.8] ,[1.5,13.5] ,[3,16.6] ,[4,19] ,[5,22] ,[6,25] ,[7,29] ,[8,32] ,[9,37] ,[10,42] ,[11,48] ,[12,54] ,[13,60] ,[14,67] ,[15,73] ,[16,78] ,[17,82] ,[18,85] ,[19,87] ,[20,89] ,</text:p>
          </table:table-cell>
          <table:table-cell table:style-name="ce15" table:formula="of:=IF(['age based'.G8]&gt;0;&quot;[&quot; &amp; ['age based'.G$1]&amp; &quot;,&quot; &amp; SUBSTITUTE(TEXT(['age based'.G8];&quot;#0,#&quot;);&quot;,&quot;;&quot;.&quot;)&amp;&quot;] ,&quot;;&quot;&quot;)&amp;[.H8]" office:value-type="string" office:string-value="[0.75,10.8] ,[1,12] ,[1.25,12.8] ,[1.5,13.5] ,[3,16.6] ,[4,19] ,[5,22] ,[6,25] ,[7,29] ,[8,32] ,[9,37] ,[10,42] ,[11,48] ,[12,54] ,[13,60] ,[14,67] ,[15,73] ,[16,78] ,[17,82] ,[18,85] ,[19,87] ,[20,89] ,">
            <text:p>[0.75,10.8] ,[1,12] ,[1.25,12.8] ,[1.5,13.5] ,[3,16.6] ,[4,19] ,[5,22] ,[6,25] ,[7,29] ,[8,32] ,[9,37] ,[10,42] ,[11,48] ,[12,54] ,[13,60] ,[14,67] ,[15,73] ,[16,78] ,[17,82] ,[18,85] ,[19,87] ,[20,89] ,</text:p>
          </table:table-cell>
          <table:table-cell table:style-name="ce15" table:formula="of:=IF(['age based'.H8]&gt;0;&quot;[&quot; &amp; ['age based'.H$1]&amp; &quot;,&quot; &amp; SUBSTITUTE(TEXT(['age based'.H8];&quot;#0,#&quot;);&quot;,&quot;;&quot;.&quot;)&amp;&quot;] ,&quot;;&quot;&quot;)&amp;[.I8]" office:value-type="string" office:string-value="[1,12] ,[1.25,12.8] ,[1.5,13.5] ,[3,16.6] ,[4,19] ,[5,22] ,[6,25] ,[7,29] ,[8,32] ,[9,37] ,[10,42] ,[11,48] ,[12,54] ,[13,60] ,[14,67] ,[15,73] ,[16,78] ,[17,82] ,[18,85] ,[19,87] ,[20,89] ,">
            <text:p>[1,12] ,[1.25,12.8] ,[1.5,13.5] ,[3,16.6] ,[4,19] ,[5,22] ,[6,25] ,[7,29] ,[8,32] ,[9,37] ,[10,42] ,[11,48] ,[12,54] ,[13,60] ,[14,67] ,[15,73] ,[16,78] ,[17,82] ,[18,85] ,[19,87] ,[20,89] ,</text:p>
          </table:table-cell>
          <table:table-cell table:style-name="ce15" table:formula="of:=IF(['age based'.I8]&gt;0;&quot;[&quot; &amp; ['age based'.I$1]&amp; &quot;,&quot; &amp; SUBSTITUTE(TEXT(['age based'.I8];&quot;#0,#&quot;);&quot;,&quot;;&quot;.&quot;)&amp;&quot;] ,&quot;;&quot;&quot;)&amp;[.J8]" office:value-type="string" office:string-value="[1.25,12.8] ,[1.5,13.5] ,[3,16.6] ,[4,19] ,[5,22] ,[6,25] ,[7,29] ,[8,32] ,[9,37] ,[10,42] ,[11,48] ,[12,54] ,[13,60] ,[14,67] ,[15,73] ,[16,78] ,[17,82] ,[18,85] ,[19,87] ,[20,89] ,">
            <text:p>[1.25,12.8] ,[1.5,13.5] ,[3,16.6] ,[4,19] ,[5,22] ,[6,25] ,[7,29] ,[8,32] ,[9,37] ,[10,42] ,[11,48] ,[12,54] ,[13,60] ,[14,67] ,[15,73] ,[16,78] ,[17,82] ,[18,85] ,[19,87] ,[20,89] ,</text:p>
          </table:table-cell>
          <table:table-cell table:style-name="ce15" table:formula="of:=IF(['age based'.J8]&gt;0;&quot;[&quot; &amp; ['age based'.J$1]&amp; &quot;,&quot; &amp; SUBSTITUTE(TEXT(['age based'.J8];&quot;#0,#&quot;);&quot;,&quot;;&quot;.&quot;)&amp;&quot;] ,&quot;;&quot;&quot;)&amp;[.K8]" office:value-type="string" office:string-value="[1.5,13.5] ,[3,16.6] ,[4,19] ,[5,22] ,[6,25] ,[7,29] ,[8,32] ,[9,37] ,[10,42] ,[11,48] ,[12,54] ,[13,60] ,[14,67] ,[15,73] ,[16,78] ,[17,82] ,[18,85] ,[19,87] ,[20,89] ,">
            <text:p>[1.5,13.5] ,[3,16.6] ,[4,19] ,[5,22] ,[6,25] ,[7,29] ,[8,32] ,[9,37] ,[10,42] ,[11,48] ,[12,54] ,[13,60] ,[14,67] ,[15,73] ,[16,78] ,[17,82] ,[18,85] ,[19,87] ,[20,89] ,</text:p>
          </table:table-cell>
          <table:table-cell table:style-name="ce15" table:formula="of:=IF(['age based'.K8]&gt;0;&quot;[&quot; &amp; ['age based'.K$1]&amp; &quot;,&quot; &amp; SUBSTITUTE(TEXT(['age based'.K8];&quot;#0,#&quot;);&quot;,&quot;;&quot;.&quot;)&amp;&quot;] ,&quot;;&quot;&quot;)&amp;[.L8]" office:value-type="string" office:string-value="[3,16.6] ,[4,19] ,[5,22] ,[6,25] ,[7,29] ,[8,32] ,[9,37] ,[10,42] ,[11,48] ,[12,54] ,[13,60] ,[14,67] ,[15,73] ,[16,78] ,[17,82] ,[18,85] ,[19,87] ,[20,89] ,">
            <text:p>[3,16.6] ,[4,19] ,[5,22] ,[6,25] ,[7,29] ,[8,32] ,[9,37] ,[10,42] ,[11,48] ,[12,54] ,[13,60] ,[14,67] ,[15,73] ,[16,78] ,[17,82] ,[18,85] ,[19,87] ,[20,89] ,</text:p>
          </table:table-cell>
          <table:table-cell table:style-name="ce15" table:formula="of:=IF(['age based'.L8]&gt;0;&quot;[&quot; &amp; ['age based'.L$1]&amp; &quot;,&quot; &amp; SUBSTITUTE(TEXT(['age based'.L8];&quot;#0,#&quot;);&quot;,&quot;;&quot;.&quot;)&amp;&quot;] ,&quot;;&quot;&quot;)&amp;[.M8]" office:value-type="string" office:string-value="[3,16.6] ,[4,19] ,[5,22] ,[6,25] ,[7,29] ,[8,32] ,[9,37] ,[10,42] ,[11,48] ,[12,54] ,[13,60] ,[14,67] ,[15,73] ,[16,78] ,[17,82] ,[18,85] ,[19,87] ,[20,89] ,">
            <text:p>[3,16.6] ,[4,19] ,[5,22] ,[6,25] ,[7,29] ,[8,32] ,[9,37] ,[10,42] ,[11,48] ,[12,54] ,[13,60] ,[14,67] ,[15,73] ,[16,78] ,[17,82] ,[18,85] ,[19,87] ,[20,89] ,</text:p>
          </table:table-cell>
          <table:table-cell table:style-name="ce15" table:formula="of:=IF(['age based'.M8]&gt;0;&quot;[&quot; &amp; ['age based'.M$1]&amp; &quot;,&quot; &amp; SUBSTITUTE(TEXT(['age based'.M8];&quot;#0,#&quot;);&quot;,&quot;;&quot;.&quot;)&amp;&quot;] ,&quot;;&quot;&quot;)&amp;[.N8]" office:value-type="string" office:string-value="[3,16.6] ,[4,19] ,[5,22] ,[6,25] ,[7,29] ,[8,32] ,[9,37] ,[10,42] ,[11,48] ,[12,54] ,[13,60] ,[14,67] ,[15,73] ,[16,78] ,[17,82] ,[18,85] ,[19,87] ,[20,89] ,">
            <text:p>[3,16.6] ,[4,19] ,[5,22] ,[6,25] ,[7,29] ,[8,32] ,[9,37] ,[10,42] ,[11,48] ,[12,54] ,[13,60] ,[14,67] ,[15,73] ,[16,78] ,[17,82] ,[18,85] ,[19,87] ,[20,89] ,</text:p>
          </table:table-cell>
          <table:table-cell table:style-name="ce15" table:formula="of:=IF(['age based'.N8]&gt;0;&quot;[&quot; &amp; ['age based'.N$1]&amp; &quot;,&quot; &amp; SUBSTITUTE(TEXT(['age based'.N8];&quot;#0,#&quot;);&quot;,&quot;;&quot;.&quot;)&amp;&quot;] ,&quot;;&quot;&quot;)&amp;[.O8]" office:value-type="string" office:string-value="[3,16.6] ,[4,19] ,[5,22] ,[6,25] ,[7,29] ,[8,32] ,[9,37] ,[10,42] ,[11,48] ,[12,54] ,[13,60] ,[14,67] ,[15,73] ,[16,78] ,[17,82] ,[18,85] ,[19,87] ,[20,89] ,">
            <text:p>[3,16.6] ,[4,19] ,[5,22] ,[6,25] ,[7,29] ,[8,32] ,[9,37] ,[10,42] ,[11,48] ,[12,54] ,[13,60] ,[14,67] ,[15,73] ,[16,78] ,[17,82] ,[18,85] ,[19,87] ,[20,89] ,</text:p>
          </table:table-cell>
          <table:table-cell table:style-name="ce15" table:formula="of:=IF(['age based'.O8]&gt;0;&quot;[&quot; &amp; ['age based'.O$1]&amp; &quot;,&quot; &amp; SUBSTITUTE(TEXT(['age based'.O8];&quot;#0,#&quot;);&quot;,&quot;;&quot;.&quot;)&amp;&quot;] ,&quot;;&quot;&quot;)&amp;[.P8]" office:value-type="string" office:string-value="[3,16.6] ,[4,19] ,[5,22] ,[6,25] ,[7,29] ,[8,32] ,[9,37] ,[10,42] ,[11,48] ,[12,54] ,[13,60] ,[14,67] ,[15,73] ,[16,78] ,[17,82] ,[18,85] ,[19,87] ,[20,89] ,">
            <text:p>[3,16.6] ,[4,19] ,[5,22] ,[6,25] ,[7,29] ,[8,32] ,[9,37] ,[10,42] ,[11,48] ,[12,54] ,[13,60] ,[14,67] ,[15,73] ,[16,78] ,[17,82] ,[18,85] ,[19,87] ,[20,89] ,</text:p>
          </table:table-cell>
          <table:table-cell table:style-name="ce15" table:formula="of:=IF(['age based'.P8]&gt;0;&quot;[&quot; &amp; ['age based'.P$1]&amp; &quot;,&quot; &amp; SUBSTITUTE(TEXT(['age based'.P8];&quot;#0,#&quot;);&quot;,&quot;;&quot;.&quot;)&amp;&quot;] ,&quot;;&quot;&quot;)&amp;[.Q8]" office:value-type="string" office:string-value="[3,16.6] ,[4,19] ,[5,22] ,[6,25] ,[7,29] ,[8,32] ,[9,37] ,[10,42] ,[11,48] ,[12,54] ,[13,60] ,[14,67] ,[15,73] ,[16,78] ,[17,82] ,[18,85] ,[19,87] ,[20,89] ,">
            <text:p>[3,16.6] ,[4,19] ,[5,22] ,[6,25] ,[7,29] ,[8,32] ,[9,37] ,[10,42] ,[11,48] ,[12,54] ,[13,60] ,[14,67] ,[15,73] ,[16,78] ,[17,82] ,[18,85] ,[19,87] ,[20,89] ,</text:p>
          </table:table-cell>
          <table:table-cell table:style-name="ce15" table:formula="of:=IF(['age based'.Q8]&gt;0;&quot;[&quot; &amp; ['age based'.Q$1]&amp; &quot;,&quot; &amp; SUBSTITUTE(TEXT(['age based'.Q8];&quot;#0,#&quot;);&quot;,&quot;;&quot;.&quot;)&amp;&quot;] ,&quot;;&quot;&quot;)&amp;[.R8]" office:value-type="string" office:string-value="[4,19] ,[5,22] ,[6,25] ,[7,29] ,[8,32] ,[9,37] ,[10,42] ,[11,48] ,[12,54] ,[13,60] ,[14,67] ,[15,73] ,[16,78] ,[17,82] ,[18,85] ,[19,87] ,[20,89] ,">
            <text:p>[4,19] ,[5,22] ,[6,25] ,[7,29] ,[8,32] ,[9,37] ,[10,42] ,[11,48] ,[12,54] ,[13,60] ,[14,67] ,[15,73] ,[16,78] ,[17,82] ,[18,85] ,[19,87] ,[20,89] ,</text:p>
          </table:table-cell>
          <table:table-cell table:style-name="ce15" table:formula="of:=IF(['age based'.R8]&gt;0;&quot;[&quot; &amp; ['age based'.R$1]&amp; &quot;,&quot; &amp; SUBSTITUTE(TEXT(['age based'.R8];&quot;#0,#&quot;);&quot;,&quot;;&quot;.&quot;)&amp;&quot;] ,&quot;;&quot;&quot;)&amp;[.S8]" office:value-type="string" office:string-value="[5,22] ,[6,25] ,[7,29] ,[8,32] ,[9,37] ,[10,42] ,[11,48] ,[12,54] ,[13,60] ,[14,67] ,[15,73] ,[16,78] ,[17,82] ,[18,85] ,[19,87] ,[20,89] ,">
            <text:p>[5,22] ,[6,25] ,[7,29] ,[8,32] ,[9,37] ,[10,42] ,[11,48] ,[12,54] ,[13,60] ,[14,67] ,[15,73] ,[16,78] ,[17,82] ,[18,85] ,[19,87] ,[20,89] ,</text:p>
          </table:table-cell>
          <table:table-cell table:style-name="ce15" table:formula="of:=IF(['age based'.S8]&gt;0;&quot;[&quot; &amp; ['age based'.S$1]&amp; &quot;,&quot; &amp; SUBSTITUTE(TEXT(['age based'.S8];&quot;#0,#&quot;);&quot;,&quot;;&quot;.&quot;)&amp;&quot;] ,&quot;;&quot;&quot;)&amp;[.T8]" office:value-type="string" office:string-value="[6,25] ,[7,29] ,[8,32] ,[9,37] ,[10,42] ,[11,48] ,[12,54] ,[13,60] ,[14,67] ,[15,73] ,[16,78] ,[17,82] ,[18,85] ,[19,87] ,[20,89] ,">
            <text:p>[6,25] ,[7,29] ,[8,32] ,[9,37] ,[10,42] ,[11,48] ,[12,54] ,[13,60] ,[14,67] ,[15,73] ,[16,78] ,[17,82] ,[18,85] ,[19,87] ,[20,89] ,</text:p>
          </table:table-cell>
          <table:table-cell table:style-name="ce15" table:formula="of:=IF(['age based'.T8]&gt;0;&quot;[&quot; &amp; ['age based'.T$1]&amp; &quot;,&quot; &amp; SUBSTITUTE(TEXT(['age based'.T8];&quot;#0,#&quot;);&quot;,&quot;;&quot;.&quot;)&amp;&quot;] ,&quot;;&quot;&quot;)&amp;[.U8]" office:value-type="string" office:string-value="[7,29] ,[8,32] ,[9,37] ,[10,42] ,[11,48] ,[12,54] ,[13,60] ,[14,67] ,[15,73] ,[16,78] ,[17,82] ,[18,85] ,[19,87] ,[20,89] ,">
            <text:p>[7,29] ,[8,32] ,[9,37] ,[10,42] ,[11,48] ,[12,54] ,[13,60] ,[14,67] ,[15,73] ,[16,78] ,[17,82] ,[18,85] ,[19,87] ,[20,89] ,</text:p>
          </table:table-cell>
          <table:table-cell table:style-name="ce15" table:formula="of:=IF(['age based'.U8]&gt;0;&quot;[&quot; &amp; ['age based'.U$1]&amp; &quot;,&quot; &amp; SUBSTITUTE(TEXT(['age based'.U8];&quot;#0,#&quot;);&quot;,&quot;;&quot;.&quot;)&amp;&quot;] ,&quot;;&quot;&quot;)&amp;[.V8]" office:value-type="string" office:string-value="[8,32] ,[9,37] ,[10,42] ,[11,48] ,[12,54] ,[13,60] ,[14,67] ,[15,73] ,[16,78] ,[17,82] ,[18,85] ,[19,87] ,[20,89] ,">
            <text:p>[8,32] ,[9,37] ,[10,42] ,[11,48] ,[12,54] ,[13,60] ,[14,67] ,[15,73] ,[16,78] ,[17,82] ,[18,85] ,[19,87] ,[20,89] ,</text:p>
          </table:table-cell>
          <table:table-cell table:style-name="ce15" table:formula="of:=IF(['age based'.V8]&gt;0;&quot;[&quot; &amp; ['age based'.V$1]&amp; &quot;,&quot; &amp; SUBSTITUTE(TEXT(['age based'.V8];&quot;#0,#&quot;);&quot;,&quot;;&quot;.&quot;)&amp;&quot;] ,&quot;;&quot;&quot;)&amp;[.W8]" office:value-type="string" office:string-value="[9,37] ,[10,42] ,[11,48] ,[12,54] ,[13,60] ,[14,67] ,[15,73] ,[16,78] ,[17,82] ,[18,85] ,[19,87] ,[20,89] ,">
            <text:p>[9,37] ,[10,42] ,[11,48] ,[12,54] ,[13,60] ,[14,67] ,[15,73] ,[16,78] ,[17,82] ,[18,85] ,[19,87] ,[20,89] ,</text:p>
          </table:table-cell>
          <table:table-cell table:style-name="ce15" table:formula="of:=IF(['age based'.W8]&gt;0;&quot;[&quot; &amp; ['age based'.W$1]&amp; &quot;,&quot; &amp; SUBSTITUTE(TEXT(['age based'.W8];&quot;#0,#&quot;);&quot;,&quot;;&quot;.&quot;)&amp;&quot;] ,&quot;;&quot;&quot;)&amp;[.X8]" office:value-type="string" office:string-value="[10,42] ,[11,48] ,[12,54] ,[13,60] ,[14,67] ,[15,73] ,[16,78] ,[17,82] ,[18,85] ,[19,87] ,[20,89] ,">
            <text:p>[10,42] ,[11,48] ,[12,54] ,[13,60] ,[14,67] ,[15,73] ,[16,78] ,[17,82] ,[18,85] ,[19,87] ,[20,89] ,</text:p>
          </table:table-cell>
          <table:table-cell table:style-name="ce15" table:formula="of:=IF(['age based'.X8]&gt;0;&quot;[&quot; &amp; ['age based'.X$1]&amp; &quot;,&quot; &amp; SUBSTITUTE(TEXT(['age based'.X8];&quot;#0,#&quot;);&quot;,&quot;;&quot;.&quot;)&amp;&quot;] ,&quot;;&quot;&quot;)&amp;[.Y8]" office:value-type="string" office:string-value="[11,48] ,[12,54] ,[13,60] ,[14,67] ,[15,73] ,[16,78] ,[17,82] ,[18,85] ,[19,87] ,[20,89] ,">
            <text:p>[11,48] ,[12,54] ,[13,60] ,[14,67] ,[15,73] ,[16,78] ,[17,82] ,[18,85] ,[19,87] ,[20,89] ,</text:p>
          </table:table-cell>
          <table:table-cell table:style-name="ce15" table:formula="of:=IF(['age based'.Y8]&gt;0;&quot;[&quot; &amp; ['age based'.Y$1]&amp; &quot;,&quot; &amp; SUBSTITUTE(TEXT(['age based'.Y8];&quot;#0,#&quot;);&quot;,&quot;;&quot;.&quot;)&amp;&quot;] ,&quot;;&quot;&quot;)&amp;[.Z8]" office:value-type="string" office:string-value="[12,54] ,[13,60] ,[14,67] ,[15,73] ,[16,78] ,[17,82] ,[18,85] ,[19,87] ,[20,89] ,">
            <text:p>[12,54] ,[13,60] ,[14,67] ,[15,73] ,[16,78] ,[17,82] ,[18,85] ,[19,87] ,[20,89] ,</text:p>
          </table:table-cell>
          <table:table-cell table:style-name="ce15" table:formula="of:=IF(['age based'.Z8]&gt;0;&quot;[&quot; &amp; ['age based'.Z$1]&amp; &quot;,&quot; &amp; SUBSTITUTE(TEXT(['age based'.Z8];&quot;#0,#&quot;);&quot;,&quot;;&quot;.&quot;)&amp;&quot;] ,&quot;;&quot;&quot;)&amp;[.AA8]" office:value-type="string" office:string-value="[13,60] ,[14,67] ,[15,73] ,[16,78] ,[17,82] ,[18,85] ,[19,87] ,[20,89] ,">
            <text:p>[13,60] ,[14,67] ,[15,73] ,[16,78] ,[17,82] ,[18,85] ,[19,87] ,[20,89] ,</text:p>
          </table:table-cell>
          <table:table-cell table:style-name="ce15" table:formula="of:=IF(['age based'.AA8]&gt;0;&quot;[&quot; &amp; ['age based'.AA$1]&amp; &quot;,&quot; &amp; SUBSTITUTE(TEXT(['age based'.AA8];&quot;#0,#&quot;);&quot;,&quot;;&quot;.&quot;)&amp;&quot;] ,&quot;;&quot;&quot;)&amp;[.AB8]" office:value-type="string" office:string-value="[14,67] ,[15,73] ,[16,78] ,[17,82] ,[18,85] ,[19,87] ,[20,89] ,">
            <text:p>[14,67] ,[15,73] ,[16,78] ,[17,82] ,[18,85] ,[19,87] ,[20,89] ,</text:p>
          </table:table-cell>
          <table:table-cell table:style-name="ce15" table:formula="of:=IF(['age based'.AB8]&gt;0;&quot;[&quot; &amp; ['age based'.AB$1]&amp; &quot;,&quot; &amp; SUBSTITUTE(TEXT(['age based'.AB8];&quot;#0,#&quot;);&quot;,&quot;;&quot;.&quot;)&amp;&quot;] ,&quot;;&quot;&quot;)&amp;[.AC8]" office:value-type="string" office:string-value="[15,73] ,[16,78] ,[17,82] ,[18,85] ,[19,87] ,[20,89] ,">
            <text:p>[15,73] ,[16,78] ,[17,82] ,[18,85] ,[19,87] ,[20,89] ,</text:p>
          </table:table-cell>
          <table:table-cell table:style-name="ce15" table:formula="of:=IF(['age based'.AC8]&gt;0;&quot;[&quot; &amp; ['age based'.AC$1]&amp; &quot;,&quot; &amp; SUBSTITUTE(TEXT(['age based'.AC8];&quot;#0,#&quot;);&quot;,&quot;;&quot;.&quot;)&amp;&quot;] ,&quot;;&quot;&quot;)&amp;[.AD8]" office:value-type="string" office:string-value="[16,78] ,[17,82] ,[18,85] ,[19,87] ,[20,89] ,">
            <text:p>[16,78] ,[17,82] ,[18,85] ,[19,87] ,[20,89] ,</text:p>
          </table:table-cell>
          <table:table-cell table:style-name="ce15" table:formula="of:=IF(['age based'.AD8]&gt;0;&quot;[&quot; &amp; ['age based'.AD$1]&amp; &quot;,&quot; &amp; SUBSTITUTE(TEXT(['age based'.AD8];&quot;#0,#&quot;);&quot;,&quot;;&quot;.&quot;)&amp;&quot;] ,&quot;;&quot;&quot;)&amp;[.AE8]" office:value-type="string" office:string-value="[17,82] ,[18,85] ,[19,87] ,[20,89] ,">
            <text:p>[17,82] ,[18,85] ,[19,87] ,[20,89] ,</text:p>
          </table:table-cell>
          <table:table-cell table:style-name="ce15" table:formula="of:=IF(['age based'.AE8]&gt;0;&quot;[&quot; &amp; ['age based'.AE$1]&amp; &quot;,&quot; &amp; SUBSTITUTE(TEXT(['age based'.AE8];&quot;#0,#&quot;);&quot;,&quot;;&quot;.&quot;)&amp;&quot;] ,&quot;;&quot;&quot;)&amp;[.AF8]" office:value-type="string" office:string-value="[18,85] ,[19,87] ,[20,89] ,">
            <text:p>[18,85] ,[19,87] ,[20,89] ,</text:p>
          </table:table-cell>
          <table:table-cell table:style-name="ce15" table:formula="of:=IF(['age based'.AF8]&gt;0;&quot;[&quot; &amp; ['age based'.AF$1]&amp; &quot;,&quot; &amp; SUBSTITUTE(TEXT(['age based'.AF8];&quot;#0,#&quot;);&quot;,&quot;;&quot;.&quot;)&amp;&quot;] ,&quot;;&quot;&quot;)&amp;[.AG8]" office:value-type="string" office:string-value="[19,87] ,[20,89] ,">
            <text:p>[19,87] ,[20,89] ,</text:p>
          </table:table-cell>
          <table:table-cell table:style-name="ce15" table:formula="of:=IF(['age based'.AG8]&gt;0;&quot;[&quot; &amp; ['age based'.AG$1]&amp; &quot;,&quot; &amp; SUBSTITUTE(TEXT(['age based'.AG8];&quot;#0,#&quot;);&quot;,&quot;;&quot;.&quot;)&amp;&quot;] ,&quot;;&quot;&quot;)&amp;[.AH8]" office:value-type="string" office:string-value="[20,89] ,">
            <text:p>[20,89] ,</text:p>
          </table:table-cell>
        </table:table-row>
        <table:table-row table:style-name="ro1">
          <table:table-cell table:formula="of:=IF(['age based'.B9]&lt;&gt;&quot;&quot;;['age based concatenate'.C9]&amp;&quot;= {};&quot;;&quot;&quot;)">
            <text:p/>
          </table:table-cell>
          <table:table-cell table:formula="of:=IF(['age based'.C9]=&quot;&quot;;&quot;&quot;;['age based concatenate'.C9]&amp;&quot;.&quot;&amp;['age based'.C9]&amp;&quot; = [&quot; &amp; ['age based concatenate'.D9]&amp;&quot;];&quot;)">
            <text:p/>
          </table:table-cell>
          <table:table-cell table:formula="of:=IF(['age based'.B9]&lt;&gt;&quot;&quot;;['age based'.$B$1]&amp;&quot;.&quot;&amp;['age based'.B9];[.C8])" office:value-type="string" office:string-value="amd_stats.m.weight">
            <text:p>amd_stats.m.weight</text:p>
          </table:table-cell>
          <table:table-cell table:style-name="ce15" table:formula="of:=IF(['age based'.D9]&gt;0;&quot;[&quot; &amp; ['age based'.D$1]&amp; &quot;,&quot; &amp; SUBSTITUTE(TEXT(['age based'.D9];&quot;#0,#&quot;);&quot;,&quot;;&quot;.&quot;)&amp;&quot;] ,&quot;;&quot;&quot;)&amp;[.E9]">
            <text:p/>
          </table:table-cell>
          <table:table-cell table:style-name="ce15" table:formula="of:=IF(['age based'.E9]&gt;0;&quot;[&quot; &amp; ['age based'.E$1]&amp; &quot;,&quot; &amp; SUBSTITUTE(TEXT(['age based'.E9];&quot;#0,#&quot;);&quot;,&quot;;&quot;.&quot;)&amp;&quot;] ,&quot;;&quot;&quot;)&amp;[.F9]">
            <text:p/>
          </table:table-cell>
          <table:table-cell table:style-name="ce15" table:formula="of:=IF(['age based'.F9]&gt;0;&quot;[&quot; &amp; ['age based'.F$1]&amp; &quot;,&quot; &amp; SUBSTITUTE(TEXT(['age based'.F9];&quot;#0,#&quot;);&quot;,&quot;;&quot;.&quot;)&amp;&quot;] ,&quot;;&quot;&quot;)&amp;[.G9]">
            <text:p/>
          </table:table-cell>
          <table:table-cell table:style-name="ce15" table:formula="of:=IF(['age based'.G9]&gt;0;&quot;[&quot; &amp; ['age based'.G$1]&amp; &quot;,&quot; &amp; SUBSTITUTE(TEXT(['age based'.G9];&quot;#0,#&quot;);&quot;,&quot;;&quot;.&quot;)&amp;&quot;] ,&quot;;&quot;&quot;)&amp;[.H9]">
            <text:p/>
          </table:table-cell>
          <table:table-cell table:style-name="ce15" table:formula="of:=IF(['age based'.H9]&gt;0;&quot;[&quot; &amp; ['age based'.H$1]&amp; &quot;,&quot; &amp; SUBSTITUTE(TEXT(['age based'.H9];&quot;#0,#&quot;);&quot;,&quot;;&quot;.&quot;)&amp;&quot;] ,&quot;;&quot;&quot;)&amp;[.I9]">
            <text:p/>
          </table:table-cell>
          <table:table-cell table:style-name="ce15" table:formula="of:=IF(['age based'.I9]&gt;0;&quot;[&quot; &amp; ['age based'.I$1]&amp; &quot;,&quot; &amp; SUBSTITUTE(TEXT(['age based'.I9];&quot;#0,#&quot;);&quot;,&quot;;&quot;.&quot;)&amp;&quot;] ,&quot;;&quot;&quot;)&amp;[.J9]">
            <text:p/>
          </table:table-cell>
          <table:table-cell table:style-name="ce15" table:formula="of:=IF(['age based'.J9]&gt;0;&quot;[&quot; &amp; ['age based'.J$1]&amp; &quot;,&quot; &amp; SUBSTITUTE(TEXT(['age based'.J9];&quot;#0,#&quot;);&quot;,&quot;;&quot;.&quot;)&amp;&quot;] ,&quot;;&quot;&quot;)&amp;[.K9]">
            <text:p/>
          </table:table-cell>
          <table:table-cell table:style-name="ce15" table:formula="of:=IF(['age based'.K9]&gt;0;&quot;[&quot; &amp; ['age based'.K$1]&amp; &quot;,&quot; &amp; SUBSTITUTE(TEXT(['age based'.K9];&quot;#0,#&quot;);&quot;,&quot;;&quot;.&quot;)&amp;&quot;] ,&quot;;&quot;&quot;)&amp;[.L9]">
            <text:p/>
          </table:table-cell>
          <table:table-cell table:style-name="ce15" table:formula="of:=IF(['age based'.L9]&gt;0;&quot;[&quot; &amp; ['age based'.L$1]&amp; &quot;,&quot; &amp; SUBSTITUTE(TEXT(['age based'.L9];&quot;#0,#&quot;);&quot;,&quot;;&quot;.&quot;)&amp;&quot;] ,&quot;;&quot;&quot;)&amp;[.M9]">
            <text:p/>
          </table:table-cell>
          <table:table-cell table:style-name="ce15" table:formula="of:=IF(['age based'.M9]&gt;0;&quot;[&quot; &amp; ['age based'.M$1]&amp; &quot;,&quot; &amp; SUBSTITUTE(TEXT(['age based'.M9];&quot;#0,#&quot;);&quot;,&quot;;&quot;.&quot;)&amp;&quot;] ,&quot;;&quot;&quot;)&amp;[.N9]">
            <text:p/>
          </table:table-cell>
          <table:table-cell table:style-name="ce15" table:formula="of:=IF(['age based'.N9]&gt;0;&quot;[&quot; &amp; ['age based'.N$1]&amp; &quot;,&quot; &amp; SUBSTITUTE(TEXT(['age based'.N9];&quot;#0,#&quot;);&quot;,&quot;;&quot;.&quot;)&amp;&quot;] ,&quot;;&quot;&quot;)&amp;[.O9]">
            <text:p/>
          </table:table-cell>
          <table:table-cell table:style-name="ce15" table:formula="of:=IF(['age based'.O9]&gt;0;&quot;[&quot; &amp; ['age based'.O$1]&amp; &quot;,&quot; &amp; SUBSTITUTE(TEXT(['age based'.O9];&quot;#0,#&quot;);&quot;,&quot;;&quot;.&quot;)&amp;&quot;] ,&quot;;&quot;&quot;)&amp;[.P9]">
            <text:p/>
          </table:table-cell>
          <table:table-cell table:style-name="ce15" table:formula="of:=IF(['age based'.P9]&gt;0;&quot;[&quot; &amp; ['age based'.P$1]&amp; &quot;,&quot; &amp; SUBSTITUTE(TEXT(['age based'.P9];&quot;#0,#&quot;);&quot;,&quot;;&quot;.&quot;)&amp;&quot;] ,&quot;;&quot;&quot;)&amp;[.Q9]">
            <text:p/>
          </table:table-cell>
          <table:table-cell table:style-name="ce15" table:formula="of:=IF(['age based'.Q9]&gt;0;&quot;[&quot; &amp; ['age based'.Q$1]&amp; &quot;,&quot; &amp; SUBSTITUTE(TEXT(['age based'.Q9];&quot;#0,#&quot;);&quot;,&quot;;&quot;.&quot;)&amp;&quot;] ,&quot;;&quot;&quot;)&amp;[.R9]">
            <text:p/>
          </table:table-cell>
          <table:table-cell table:style-name="ce15" table:formula="of:=IF(['age based'.R9]&gt;0;&quot;[&quot; &amp; ['age based'.R$1]&amp; &quot;,&quot; &amp; SUBSTITUTE(TEXT(['age based'.R9];&quot;#0,#&quot;);&quot;,&quot;;&quot;.&quot;)&amp;&quot;] ,&quot;;&quot;&quot;)&amp;[.S9]">
            <text:p/>
          </table:table-cell>
          <table:table-cell table:style-name="ce15" table:formula="of:=IF(['age based'.S9]&gt;0;&quot;[&quot; &amp; ['age based'.S$1]&amp; &quot;,&quot; &amp; SUBSTITUTE(TEXT(['age based'.S9];&quot;#0,#&quot;);&quot;,&quot;;&quot;.&quot;)&amp;&quot;] ,&quot;;&quot;&quot;)&amp;[.T9]">
            <text:p/>
          </table:table-cell>
          <table:table-cell table:style-name="ce15" table:formula="of:=IF(['age based'.T9]&gt;0;&quot;[&quot; &amp; ['age based'.T$1]&amp; &quot;,&quot; &amp; SUBSTITUTE(TEXT(['age based'.T9];&quot;#0,#&quot;);&quot;,&quot;;&quot;.&quot;)&amp;&quot;] ,&quot;;&quot;&quot;)&amp;[.U9]">
            <text:p/>
          </table:table-cell>
          <table:table-cell table:style-name="ce15" table:formula="of:=IF(['age based'.U9]&gt;0;&quot;[&quot; &amp; ['age based'.U$1]&amp; &quot;,&quot; &amp; SUBSTITUTE(TEXT(['age based'.U9];&quot;#0,#&quot;);&quot;,&quot;;&quot;.&quot;)&amp;&quot;] ,&quot;;&quot;&quot;)&amp;[.V9]">
            <text:p/>
          </table:table-cell>
          <table:table-cell table:style-name="ce15" table:formula="of:=IF(['age based'.V9]&gt;0;&quot;[&quot; &amp; ['age based'.V$1]&amp; &quot;,&quot; &amp; SUBSTITUTE(TEXT(['age based'.V9];&quot;#0,#&quot;);&quot;,&quot;;&quot;.&quot;)&amp;&quot;] ,&quot;;&quot;&quot;)&amp;[.W9]">
            <text:p/>
          </table:table-cell>
          <table:table-cell table:style-name="ce15" table:formula="of:=IF(['age based'.W9]&gt;0;&quot;[&quot; &amp; ['age based'.W$1]&amp; &quot;,&quot; &amp; SUBSTITUTE(TEXT(['age based'.W9];&quot;#0,#&quot;);&quot;,&quot;;&quot;.&quot;)&amp;&quot;] ,&quot;;&quot;&quot;)&amp;[.X9]">
            <text:p/>
          </table:table-cell>
          <table:table-cell table:style-name="ce15" table:formula="of:=IF(['age based'.X9]&gt;0;&quot;[&quot; &amp; ['age based'.X$1]&amp; &quot;,&quot; &amp; SUBSTITUTE(TEXT(['age based'.X9];&quot;#0,#&quot;);&quot;,&quot;;&quot;.&quot;)&amp;&quot;] ,&quot;;&quot;&quot;)&amp;[.Y9]">
            <text:p/>
          </table:table-cell>
          <table:table-cell table:style-name="ce15" table:formula="of:=IF(['age based'.Y9]&gt;0;&quot;[&quot; &amp; ['age based'.Y$1]&amp; &quot;,&quot; &amp; SUBSTITUTE(TEXT(['age based'.Y9];&quot;#0,#&quot;);&quot;,&quot;;&quot;.&quot;)&amp;&quot;] ,&quot;;&quot;&quot;)&amp;[.Z9]">
            <text:p/>
          </table:table-cell>
          <table:table-cell table:style-name="ce15" table:formula="of:=IF(['age based'.Z9]&gt;0;&quot;[&quot; &amp; ['age based'.Z$1]&amp; &quot;,&quot; &amp; SUBSTITUTE(TEXT(['age based'.Z9];&quot;#0,#&quot;);&quot;,&quot;;&quot;.&quot;)&amp;&quot;] ,&quot;;&quot;&quot;)&amp;[.AA9]">
            <text:p/>
          </table:table-cell>
          <table:table-cell table:style-name="ce15" table:formula="of:=IF(['age based'.AA9]&gt;0;&quot;[&quot; &amp; ['age based'.AA$1]&amp; &quot;,&quot; &amp; SUBSTITUTE(TEXT(['age based'.AA9];&quot;#0,#&quot;);&quot;,&quot;;&quot;.&quot;)&amp;&quot;] ,&quot;;&quot;&quot;)&amp;[.AB9]">
            <text:p/>
          </table:table-cell>
          <table:table-cell table:style-name="ce15" table:formula="of:=IF(['age based'.AB9]&gt;0;&quot;[&quot; &amp; ['age based'.AB$1]&amp; &quot;,&quot; &amp; SUBSTITUTE(TEXT(['age based'.AB9];&quot;#0,#&quot;);&quot;,&quot;;&quot;.&quot;)&amp;&quot;] ,&quot;;&quot;&quot;)&amp;[.AC9]">
            <text:p/>
          </table:table-cell>
          <table:table-cell table:style-name="ce15" table:formula="of:=IF(['age based'.AC9]&gt;0;&quot;[&quot; &amp; ['age based'.AC$1]&amp; &quot;,&quot; &amp; SUBSTITUTE(TEXT(['age based'.AC9];&quot;#0,#&quot;);&quot;,&quot;;&quot;.&quot;)&amp;&quot;] ,&quot;;&quot;&quot;)&amp;[.AD9]">
            <text:p/>
          </table:table-cell>
          <table:table-cell table:style-name="ce15" table:formula="of:=IF(['age based'.AD9]&gt;0;&quot;[&quot; &amp; ['age based'.AD$1]&amp; &quot;,&quot; &amp; SUBSTITUTE(TEXT(['age based'.AD9];&quot;#0,#&quot;);&quot;,&quot;;&quot;.&quot;)&amp;&quot;] ,&quot;;&quot;&quot;)&amp;[.AE9]">
            <text:p/>
          </table:table-cell>
          <table:table-cell table:style-name="ce15" table:formula="of:=IF(['age based'.AE9]&gt;0;&quot;[&quot; &amp; ['age based'.AE$1]&amp; &quot;,&quot; &amp; SUBSTITUTE(TEXT(['age based'.AE9];&quot;#0,#&quot;);&quot;,&quot;;&quot;.&quot;)&amp;&quot;] ,&quot;;&quot;&quot;)&amp;[.AF9]">
            <text:p/>
          </table:table-cell>
          <table:table-cell table:style-name="ce15" table:formula="of:=IF(['age based'.AF9]&gt;0;&quot;[&quot; &amp; ['age based'.AF$1]&amp; &quot;,&quot; &amp; SUBSTITUTE(TEXT(['age based'.AF9];&quot;#0,#&quot;);&quot;,&quot;;&quot;.&quot;)&amp;&quot;] ,&quot;;&quot;&quot;)&amp;[.AG9]">
            <text:p/>
          </table:table-cell>
          <table:table-cell table:style-name="ce15" table:formula="of:=IF(['age based'.AG9]&gt;0;&quot;[&quot; &amp; ['age based'.AG$1]&amp; &quot;,&quot; &amp; SUBSTITUTE(TEXT(['age based'.AG9];&quot;#0,#&quot;);&quot;,&quot;;&quot;.&quot;)&amp;&quot;] ,&quot;;&quot;&quot;)&amp;[.AH9]">
            <text:p/>
          </table:table-cell>
        </table:table-row>
        <table:table-row table:style-name="ro1">
          <table:table-cell table:formula="of:=IF(['age based'.B10]&lt;&gt;&quot;&quot;;['age based concatenate'.C10]&amp;&quot;= {};&quot;;&quot;&quot;)" office:value-type="string" office:string-value="amd_stats.f.height= {};">
            <text:p>amd_stats.f.height= {};</text:p>
          </table:table-cell>
          <table:table-cell table:formula="of:=IF(['age based'.C10]=&quot;&quot;;&quot;&quot;;['age based concatenate'.C10]&amp;&quot;.&quot;&amp;['age based'.C10]&amp;&quot; = [&quot; &amp; ['age based concatenate'.D10]&amp;&quot;];&quot;)" office:value-type="string" office:string-value="amd_stats.f.height.min = [[0,46] ,[0.25,56] ,[0.5,62] ,[0.75,66] ,[1,70] ,[1.25,73] ,[1.5,76] ,[1.75,79] ,[2,81] ,[2.25,84] ,[2.5,86] ,[2.75,87] ,[3,90] ,[4,95] ,[7,115] ,[8,120] ,[9,125] ,[10,130] ,[11,135] ,[12,141] ,[13,148] ,[14,152] ,[15,153] ,[16,154] ,[17,155] ,[20,155] ,];">
            <text:p>amd_stats.f.height.min = [[0,46] ,[0.25,56] ,[0.5,62] ,[0.75,66] ,[1,70] ,[1.25,73] ,[1.5,76] ,[1.75,79] ,[2,81] ,[2.25,84] ,[2.5,86] ,[2.75,87] ,[3,90] ,[4,95] ,[7,115] ,[8,120] ,[9,125] ,[10,130] ,[11,135] ,[12,141] ,[13,148] ,[14,152] ,[15,153] ,[16,154] ,[17,155] ,[20,155] ,];</text:p>
          </table:table-cell>
          <table:table-cell table:formula="of:=IF(['age based'.B10]&lt;&gt;&quot;&quot;;['age based'.$B$1]&amp;&quot;.&quot;&amp;['age based'.B10];[.C9])" office:value-type="string" office:string-value="amd_stats.f.height">
            <text:p>amd_stats.f.height</text:p>
          </table:table-cell>
          <table:table-cell table:style-name="ce15" table:formula="of:=IF(['age based'.D10]&gt;0;&quot;[&quot; &amp; ['age based'.D$1]&amp; &quot;,&quot; &amp; SUBSTITUTE(TEXT(['age based'.D10];&quot;#0,#&quot;);&quot;,&quot;;&quot;.&quot;)&amp;&quot;] ,&quot;;&quot;&quot;)&amp;[.E10]" office:value-type="string" office:string-value="[0,46] ,[0.25,56] ,[0.5,62] ,[0.75,66] ,[1,70] ,[1.25,73] ,[1.5,76] ,[1.75,79] ,[2,81] ,[2.25,84] ,[2.5,86] ,[2.75,87] ,[3,90] ,[4,95] ,[7,115] ,[8,120] ,[9,125] ,[10,130] ,[11,135] ,[12,141] ,[13,148] ,[14,152] ,[15,153] ,[16,154] ,[17,155] ,[20,155] ,">
            <text:p>[0,46] ,[0.25,56] ,[0.5,62] ,[0.75,66] ,[1,70] ,[1.25,73] ,[1.5,76] ,[1.75,79] ,[2,81] ,[2.25,84] ,[2.5,86] ,[2.75,87] ,[3,90] ,[4,95] ,[7,115] ,[8,120] ,[9,125] ,[10,130] ,[11,135] ,[12,141] ,[13,148] ,[14,152] ,[15,153] ,[16,154] ,[17,155] ,[20,155] ,</text:p>
          </table:table-cell>
          <table:table-cell table:style-name="ce15" table:formula="of:=IF(['age based'.E10]&gt;0;&quot;[&quot; &amp; ['age based'.E$1]&amp; &quot;,&quot; &amp; SUBSTITUTE(TEXT(['age based'.E10];&quot;#0,#&quot;);&quot;,&quot;;&quot;.&quot;)&amp;&quot;] ,&quot;;&quot;&quot;)&amp;[.F10]" office:value-type="string" office:string-value="[0.25,56] ,[0.5,62] ,[0.75,66] ,[1,70] ,[1.25,73] ,[1.5,76] ,[1.75,79] ,[2,81] ,[2.25,84] ,[2.5,86] ,[2.75,87] ,[3,90] ,[4,95] ,[7,115] ,[8,120] ,[9,125] ,[10,130] ,[11,135] ,[12,141] ,[13,148] ,[14,152] ,[15,153] ,[16,154] ,[17,155] ,[20,155] ,">
            <text:p>[0.25,56] ,[0.5,62] ,[0.75,66] ,[1,70] ,[1.25,73] ,[1.5,76] ,[1.75,79] ,[2,81] ,[2.25,84] ,[2.5,86] ,[2.75,87] ,[3,90] ,[4,95] ,[7,115] ,[8,120] ,[9,125] ,[10,130] ,[11,135] ,[12,141] ,[13,148] ,[14,152] ,[15,153] ,[16,154] ,[17,155] ,[20,155] ,</text:p>
          </table:table-cell>
          <table:table-cell table:style-name="ce15" table:formula="of:=IF(['age based'.F10]&gt;0;&quot;[&quot; &amp; ['age based'.F$1]&amp; &quot;,&quot; &amp; SUBSTITUTE(TEXT(['age based'.F10];&quot;#0,#&quot;);&quot;,&quot;;&quot;.&quot;)&amp;&quot;] ,&quot;;&quot;&quot;)&amp;[.G10]" office:value-type="string" office:string-value="[0.5,62] ,[0.75,66] ,[1,70] ,[1.25,73] ,[1.5,76] ,[1.75,79] ,[2,81] ,[2.25,84] ,[2.5,86] ,[2.75,87] ,[3,90] ,[4,95] ,[7,115] ,[8,120] ,[9,125] ,[10,130] ,[11,135] ,[12,141] ,[13,148] ,[14,152] ,[15,153] ,[16,154] ,[17,155] ,[20,155] ,">
            <text:p>[0.5,62] ,[0.75,66] ,[1,70] ,[1.25,73] ,[1.5,76] ,[1.75,79] ,[2,81] ,[2.25,84] ,[2.5,86] ,[2.75,87] ,[3,90] ,[4,95] ,[7,115] ,[8,120] ,[9,125] ,[10,130] ,[11,135] ,[12,141] ,[13,148] ,[14,152] ,[15,153] ,[16,154] ,[17,155] ,[20,155] ,</text:p>
          </table:table-cell>
          <table:table-cell table:style-name="ce15" table:formula="of:=IF(['age based'.G10]&gt;0;&quot;[&quot; &amp; ['age based'.G$1]&amp; &quot;,&quot; &amp; SUBSTITUTE(TEXT(['age based'.G10];&quot;#0,#&quot;);&quot;,&quot;;&quot;.&quot;)&amp;&quot;] ,&quot;;&quot;&quot;)&amp;[.H10]" office:value-type="string" office:string-value="[0.75,66] ,[1,70] ,[1.25,73] ,[1.5,76] ,[1.75,79] ,[2,81] ,[2.25,84] ,[2.5,86] ,[2.75,87] ,[3,90] ,[4,95] ,[7,115] ,[8,120] ,[9,125] ,[10,130] ,[11,135] ,[12,141] ,[13,148] ,[14,152] ,[15,153] ,[16,154] ,[17,155] ,[20,155] ,">
            <text:p>[0.75,66] ,[1,70] ,[1.25,73] ,[1.5,76] ,[1.75,79] ,[2,81] ,[2.25,84] ,[2.5,86] ,[2.75,87] ,[3,90] ,[4,95] ,[7,115] ,[8,120] ,[9,125] ,[10,130] ,[11,135] ,[12,141] ,[13,148] ,[14,152] ,[15,153] ,[16,154] ,[17,155] ,[20,155] ,</text:p>
          </table:table-cell>
          <table:table-cell table:style-name="ce15" table:formula="of:=IF(['age based'.H10]&gt;0;&quot;[&quot; &amp; ['age based'.H$1]&amp; &quot;,&quot; &amp; SUBSTITUTE(TEXT(['age based'.H10];&quot;#0,#&quot;);&quot;,&quot;;&quot;.&quot;)&amp;&quot;] ,&quot;;&quot;&quot;)&amp;[.I10]" office:value-type="string" office:string-value="[1,70] ,[1.25,73] ,[1.5,76] ,[1.75,79] ,[2,81] ,[2.25,84] ,[2.5,86] ,[2.75,87] ,[3,90] ,[4,95] ,[7,115] ,[8,120] ,[9,125] ,[10,130] ,[11,135] ,[12,141] ,[13,148] ,[14,152] ,[15,153] ,[16,154] ,[17,155] ,[20,155] ,">
            <text:p>[1,70] ,[1.25,73] ,[1.5,76] ,[1.75,79] ,[2,81] ,[2.25,84] ,[2.5,86] ,[2.75,87] ,[3,90] ,[4,95] ,[7,115] ,[8,120] ,[9,125] ,[10,130] ,[11,135] ,[12,141] ,[13,148] ,[14,152] ,[15,153] ,[16,154] ,[17,155] ,[20,155] ,</text:p>
          </table:table-cell>
          <table:table-cell table:style-name="ce15" table:formula="of:=IF(['age based'.I10]&gt;0;&quot;[&quot; &amp; ['age based'.I$1]&amp; &quot;,&quot; &amp; SUBSTITUTE(TEXT(['age based'.I10];&quot;#0,#&quot;);&quot;,&quot;;&quot;.&quot;)&amp;&quot;] ,&quot;;&quot;&quot;)&amp;[.J10]" office:value-type="string" office:string-value="[1.25,73] ,[1.5,76] ,[1.75,79] ,[2,81] ,[2.25,84] ,[2.5,86] ,[2.75,87] ,[3,90] ,[4,95] ,[7,115] ,[8,120] ,[9,125] ,[10,130] ,[11,135] ,[12,141] ,[13,148] ,[14,152] ,[15,153] ,[16,154] ,[17,155] ,[20,155] ,">
            <text:p>[1.25,73] ,[1.5,76] ,[1.75,79] ,[2,81] ,[2.25,84] ,[2.5,86] ,[2.75,87] ,[3,90] ,[4,95] ,[7,115] ,[8,120] ,[9,125] ,[10,130] ,[11,135] ,[12,141] ,[13,148] ,[14,152] ,[15,153] ,[16,154] ,[17,155] ,[20,155] ,</text:p>
          </table:table-cell>
          <table:table-cell table:style-name="ce15" table:formula="of:=IF(['age based'.J10]&gt;0;&quot;[&quot; &amp; ['age based'.J$1]&amp; &quot;,&quot; &amp; SUBSTITUTE(TEXT(['age based'.J10];&quot;#0,#&quot;);&quot;,&quot;;&quot;.&quot;)&amp;&quot;] ,&quot;;&quot;&quot;)&amp;[.K10]" office:value-type="string" office:string-value="[1.5,76] ,[1.75,79] ,[2,81] ,[2.25,84] ,[2.5,86] ,[2.75,87] ,[3,90] ,[4,95] ,[7,115] ,[8,120] ,[9,125] ,[10,130] ,[11,135] ,[12,141] ,[13,148] ,[14,152] ,[15,153] ,[16,154] ,[17,155] ,[20,155] ,">
            <text:p>[1.5,76] ,[1.75,79] ,[2,81] ,[2.25,84] ,[2.5,86] ,[2.75,87] ,[3,90] ,[4,95] ,[7,115] ,[8,120] ,[9,125] ,[10,130] ,[11,135] ,[12,141] ,[13,148] ,[14,152] ,[15,153] ,[16,154] ,[17,155] ,[20,155] ,</text:p>
          </table:table-cell>
          <table:table-cell table:style-name="ce15" table:formula="of:=IF(['age based'.K10]&gt;0;&quot;[&quot; &amp; ['age based'.K$1]&amp; &quot;,&quot; &amp; SUBSTITUTE(TEXT(['age based'.K10];&quot;#0,#&quot;);&quot;,&quot;;&quot;.&quot;)&amp;&quot;] ,&quot;;&quot;&quot;)&amp;[.L10]" office:value-type="string" office:string-value="[1.75,79] ,[2,81] ,[2.25,84] ,[2.5,86] ,[2.75,87] ,[3,90] ,[4,95] ,[7,115] ,[8,120] ,[9,125] ,[10,130] ,[11,135] ,[12,141] ,[13,148] ,[14,152] ,[15,153] ,[16,154] ,[17,155] ,[20,155] ,">
            <text:p>[1.75,79] ,[2,81] ,[2.25,84] ,[2.5,86] ,[2.75,87] ,[3,90] ,[4,95] ,[7,115] ,[8,120] ,[9,125] ,[10,130] ,[11,135] ,[12,141] ,[13,148] ,[14,152] ,[15,153] ,[16,154] ,[17,155] ,[20,155] ,</text:p>
          </table:table-cell>
          <table:table-cell table:style-name="ce15" table:formula="of:=IF(['age based'.L10]&gt;0;&quot;[&quot; &amp; ['age based'.L$1]&amp; &quot;,&quot; &amp; SUBSTITUTE(TEXT(['age based'.L10];&quot;#0,#&quot;);&quot;,&quot;;&quot;.&quot;)&amp;&quot;] ,&quot;;&quot;&quot;)&amp;[.M10]" office:value-type="string" office:string-value="[2,81] ,[2.25,84] ,[2.5,86] ,[2.75,87] ,[3,90] ,[4,95] ,[7,115] ,[8,120] ,[9,125] ,[10,130] ,[11,135] ,[12,141] ,[13,148] ,[14,152] ,[15,153] ,[16,154] ,[17,155] ,[20,155] ,">
            <text:p>[2,81] ,[2.25,84] ,[2.5,86] ,[2.75,87] ,[3,90] ,[4,95] ,[7,115] ,[8,120] ,[9,125] ,[10,130] ,[11,135] ,[12,141] ,[13,148] ,[14,152] ,[15,153] ,[16,154] ,[17,155] ,[20,155] ,</text:p>
          </table:table-cell>
          <table:table-cell table:style-name="ce15" table:formula="of:=IF(['age based'.M10]&gt;0;&quot;[&quot; &amp; ['age based'.M$1]&amp; &quot;,&quot; &amp; SUBSTITUTE(TEXT(['age based'.M10];&quot;#0,#&quot;);&quot;,&quot;;&quot;.&quot;)&amp;&quot;] ,&quot;;&quot;&quot;)&amp;[.N10]" office:value-type="string" office:string-value="[2.25,84] ,[2.5,86] ,[2.75,87] ,[3,90] ,[4,95] ,[7,115] ,[8,120] ,[9,125] ,[10,130] ,[11,135] ,[12,141] ,[13,148] ,[14,152] ,[15,153] ,[16,154] ,[17,155] ,[20,155] ,">
            <text:p>[2.25,84] ,[2.5,86] ,[2.75,87] ,[3,90] ,[4,95] ,[7,115] ,[8,120] ,[9,125] ,[10,130] ,[11,135] ,[12,141] ,[13,148] ,[14,152] ,[15,153] ,[16,154] ,[17,155] ,[20,155] ,</text:p>
          </table:table-cell>
          <table:table-cell table:style-name="ce15" table:formula="of:=IF(['age based'.N10]&gt;0;&quot;[&quot; &amp; ['age based'.N$1]&amp; &quot;,&quot; &amp; SUBSTITUTE(TEXT(['age based'.N10];&quot;#0,#&quot;);&quot;,&quot;;&quot;.&quot;)&amp;&quot;] ,&quot;;&quot;&quot;)&amp;[.O10]" office:value-type="string" office:string-value="[2.5,86] ,[2.75,87] ,[3,90] ,[4,95] ,[7,115] ,[8,120] ,[9,125] ,[10,130] ,[11,135] ,[12,141] ,[13,148] ,[14,152] ,[15,153] ,[16,154] ,[17,155] ,[20,155] ,">
            <text:p>[2.5,86] ,[2.75,87] ,[3,90] ,[4,95] ,[7,115] ,[8,120] ,[9,125] ,[10,130] ,[11,135] ,[12,141] ,[13,148] ,[14,152] ,[15,153] ,[16,154] ,[17,155] ,[20,155] ,</text:p>
          </table:table-cell>
          <table:table-cell table:style-name="ce15" table:formula="of:=IF(['age based'.O10]&gt;0;&quot;[&quot; &amp; ['age based'.O$1]&amp; &quot;,&quot; &amp; SUBSTITUTE(TEXT(['age based'.O10];&quot;#0,#&quot;);&quot;,&quot;;&quot;.&quot;)&amp;&quot;] ,&quot;;&quot;&quot;)&amp;[.P10]" office:value-type="string" office:string-value="[2.75,87] ,[3,90] ,[4,95] ,[7,115] ,[8,120] ,[9,125] ,[10,130] ,[11,135] ,[12,141] ,[13,148] ,[14,152] ,[15,153] ,[16,154] ,[17,155] ,[20,155] ,">
            <text:p>[2.75,87] ,[3,90] ,[4,95] ,[7,115] ,[8,120] ,[9,125] ,[10,130] ,[11,135] ,[12,141] ,[13,148] ,[14,152] ,[15,153] ,[16,154] ,[17,155] ,[20,155] ,</text:p>
          </table:table-cell>
          <table:table-cell table:style-name="ce15" table:formula="of:=IF(['age based'.P10]&gt;0;&quot;[&quot; &amp; ['age based'.P$1]&amp; &quot;,&quot; &amp; SUBSTITUTE(TEXT(['age based'.P10];&quot;#0,#&quot;);&quot;,&quot;;&quot;.&quot;)&amp;&quot;] ,&quot;;&quot;&quot;)&amp;[.Q10]" office:value-type="string" office:string-value="[3,90] ,[4,95] ,[7,115] ,[8,120] ,[9,125] ,[10,130] ,[11,135] ,[12,141] ,[13,148] ,[14,152] ,[15,153] ,[16,154] ,[17,155] ,[20,155] ,">
            <text:p>[3,90] ,[4,95] ,[7,115] ,[8,120] ,[9,125] ,[10,130] ,[11,135] ,[12,141] ,[13,148] ,[14,152] ,[15,153] ,[16,154] ,[17,155] ,[20,155] ,</text:p>
          </table:table-cell>
          <table:table-cell table:style-name="ce15" table:formula="of:=IF(['age based'.Q10]&gt;0;&quot;[&quot; &amp; ['age based'.Q$1]&amp; &quot;,&quot; &amp; SUBSTITUTE(TEXT(['age based'.Q10];&quot;#0,#&quot;);&quot;,&quot;;&quot;.&quot;)&amp;&quot;] ,&quot;;&quot;&quot;)&amp;[.R10]" office:value-type="string" office:string-value="[4,95] ,[7,115] ,[8,120] ,[9,125] ,[10,130] ,[11,135] ,[12,141] ,[13,148] ,[14,152] ,[15,153] ,[16,154] ,[17,155] ,[20,155] ,">
            <text:p>[4,95] ,[7,115] ,[8,120] ,[9,125] ,[10,130] ,[11,135] ,[12,141] ,[13,148] ,[14,152] ,[15,153] ,[16,154] ,[17,155] ,[20,155] ,</text:p>
          </table:table-cell>
          <table:table-cell table:style-name="ce15" table:formula="of:=IF(['age based'.R10]&gt;0;&quot;[&quot; &amp; ['age based'.R$1]&amp; &quot;,&quot; &amp; SUBSTITUTE(TEXT(['age based'.R10];&quot;#0,#&quot;);&quot;,&quot;;&quot;.&quot;)&amp;&quot;] ,&quot;;&quot;&quot;)&amp;[.S10]" office:value-type="string" office:string-value="[7,115] ,[8,120] ,[9,125] ,[10,130] ,[11,135] ,[12,141] ,[13,148] ,[14,152] ,[15,153] ,[16,154] ,[17,155] ,[20,155] ,">
            <text:p>[7,115] ,[8,120] ,[9,125] ,[10,130] ,[11,135] ,[12,141] ,[13,148] ,[14,152] ,[15,153] ,[16,154] ,[17,155] ,[20,155] ,</text:p>
          </table:table-cell>
          <table:table-cell table:style-name="ce15" table:formula="of:=IF(['age based'.S10]&gt;0;&quot;[&quot; &amp; ['age based'.S$1]&amp; &quot;,&quot; &amp; SUBSTITUTE(TEXT(['age based'.S10];&quot;#0,#&quot;);&quot;,&quot;;&quot;.&quot;)&amp;&quot;] ,&quot;;&quot;&quot;)&amp;[.T10]" office:value-type="string" office:string-value="[7,115] ,[8,120] ,[9,125] ,[10,130] ,[11,135] ,[12,141] ,[13,148] ,[14,152] ,[15,153] ,[16,154] ,[17,155] ,[20,155] ,">
            <text:p>[7,115] ,[8,120] ,[9,125] ,[10,130] ,[11,135] ,[12,141] ,[13,148] ,[14,152] ,[15,153] ,[16,154] ,[17,155] ,[20,155] ,</text:p>
          </table:table-cell>
          <table:table-cell table:style-name="ce15" table:formula="of:=IF(['age based'.T10]&gt;0;&quot;[&quot; &amp; ['age based'.T$1]&amp; &quot;,&quot; &amp; SUBSTITUTE(TEXT(['age based'.T10];&quot;#0,#&quot;);&quot;,&quot;;&quot;.&quot;)&amp;&quot;] ,&quot;;&quot;&quot;)&amp;[.U10]" office:value-type="string" office:string-value="[7,115] ,[8,120] ,[9,125] ,[10,130] ,[11,135] ,[12,141] ,[13,148] ,[14,152] ,[15,153] ,[16,154] ,[17,155] ,[20,155] ,">
            <text:p>[7,115] ,[8,120] ,[9,125] ,[10,130] ,[11,135] ,[12,141] ,[13,148] ,[14,152] ,[15,153] ,[16,154] ,[17,155] ,[20,155] ,</text:p>
          </table:table-cell>
          <table:table-cell table:style-name="ce15" table:formula="of:=IF(['age based'.U10]&gt;0;&quot;[&quot; &amp; ['age based'.U$1]&amp; &quot;,&quot; &amp; SUBSTITUTE(TEXT(['age based'.U10];&quot;#0,#&quot;);&quot;,&quot;;&quot;.&quot;)&amp;&quot;] ,&quot;;&quot;&quot;)&amp;[.V10]" office:value-type="string" office:string-value="[8,120] ,[9,125] ,[10,130] ,[11,135] ,[12,141] ,[13,148] ,[14,152] ,[15,153] ,[16,154] ,[17,155] ,[20,155] ,">
            <text:p>[8,120] ,[9,125] ,[10,130] ,[11,135] ,[12,141] ,[13,148] ,[14,152] ,[15,153] ,[16,154] ,[17,155] ,[20,155] ,</text:p>
          </table:table-cell>
          <table:table-cell table:style-name="ce15" table:formula="of:=IF(['age based'.V10]&gt;0;&quot;[&quot; &amp; ['age based'.V$1]&amp; &quot;,&quot; &amp; SUBSTITUTE(TEXT(['age based'.V10];&quot;#0,#&quot;);&quot;,&quot;;&quot;.&quot;)&amp;&quot;] ,&quot;;&quot;&quot;)&amp;[.W10]" office:value-type="string" office:string-value="[9,125] ,[10,130] ,[11,135] ,[12,141] ,[13,148] ,[14,152] ,[15,153] ,[16,154] ,[17,155] ,[20,155] ,">
            <text:p>[9,125] ,[10,130] ,[11,135] ,[12,141] ,[13,148] ,[14,152] ,[15,153] ,[16,154] ,[17,155] ,[20,155] ,</text:p>
          </table:table-cell>
          <table:table-cell table:style-name="ce15" table:formula="of:=IF(['age based'.W10]&gt;0;&quot;[&quot; &amp; ['age based'.W$1]&amp; &quot;,&quot; &amp; SUBSTITUTE(TEXT(['age based'.W10];&quot;#0,#&quot;);&quot;,&quot;;&quot;.&quot;)&amp;&quot;] ,&quot;;&quot;&quot;)&amp;[.X10]" office:value-type="string" office:string-value="[10,130] ,[11,135] ,[12,141] ,[13,148] ,[14,152] ,[15,153] ,[16,154] ,[17,155] ,[20,155] ,">
            <text:p>[10,130] ,[11,135] ,[12,141] ,[13,148] ,[14,152] ,[15,153] ,[16,154] ,[17,155] ,[20,155] ,</text:p>
          </table:table-cell>
          <table:table-cell table:style-name="ce15" table:formula="of:=IF(['age based'.X10]&gt;0;&quot;[&quot; &amp; ['age based'.X$1]&amp; &quot;,&quot; &amp; SUBSTITUTE(TEXT(['age based'.X10];&quot;#0,#&quot;);&quot;,&quot;;&quot;.&quot;)&amp;&quot;] ,&quot;;&quot;&quot;)&amp;[.Y10]" office:value-type="string" office:string-value="[11,135] ,[12,141] ,[13,148] ,[14,152] ,[15,153] ,[16,154] ,[17,155] ,[20,155] ,">
            <text:p>[11,135] ,[12,141] ,[13,148] ,[14,152] ,[15,153] ,[16,154] ,[17,155] ,[20,155] ,</text:p>
          </table:table-cell>
          <table:table-cell table:style-name="ce15" table:formula="of:=IF(['age based'.Y10]&gt;0;&quot;[&quot; &amp; ['age based'.Y$1]&amp; &quot;,&quot; &amp; SUBSTITUTE(TEXT(['age based'.Y10];&quot;#0,#&quot;);&quot;,&quot;;&quot;.&quot;)&amp;&quot;] ,&quot;;&quot;&quot;)&amp;[.Z10]" office:value-type="string" office:string-value="[12,141] ,[13,148] ,[14,152] ,[15,153] ,[16,154] ,[17,155] ,[20,155] ,">
            <text:p>[12,141] ,[13,148] ,[14,152] ,[15,153] ,[16,154] ,[17,155] ,[20,155] ,</text:p>
          </table:table-cell>
          <table:table-cell table:style-name="ce15" table:formula="of:=IF(['age based'.Z10]&gt;0;&quot;[&quot; &amp; ['age based'.Z$1]&amp; &quot;,&quot; &amp; SUBSTITUTE(TEXT(['age based'.Z10];&quot;#0,#&quot;);&quot;,&quot;;&quot;.&quot;)&amp;&quot;] ,&quot;;&quot;&quot;)&amp;[.AA10]" office:value-type="string" office:string-value="[13,148] ,[14,152] ,[15,153] ,[16,154] ,[17,155] ,[20,155] ,">
            <text:p>[13,148] ,[14,152] ,[15,153] ,[16,154] ,[17,155] ,[20,155] ,</text:p>
          </table:table-cell>
          <table:table-cell table:style-name="ce15" table:formula="of:=IF(['age based'.AA10]&gt;0;&quot;[&quot; &amp; ['age based'.AA$1]&amp; &quot;,&quot; &amp; SUBSTITUTE(TEXT(['age based'.AA10];&quot;#0,#&quot;);&quot;,&quot;;&quot;.&quot;)&amp;&quot;] ,&quot;;&quot;&quot;)&amp;[.AB10]" office:value-type="string" office:string-value="[14,152] ,[15,153] ,[16,154] ,[17,155] ,[20,155] ,">
            <text:p>[14,152] ,[15,153] ,[16,154] ,[17,155] ,[20,155] ,</text:p>
          </table:table-cell>
          <table:table-cell table:style-name="ce15" table:formula="of:=IF(['age based'.AB10]&gt;0;&quot;[&quot; &amp; ['age based'.AB$1]&amp; &quot;,&quot; &amp; SUBSTITUTE(TEXT(['age based'.AB10];&quot;#0,#&quot;);&quot;,&quot;;&quot;.&quot;)&amp;&quot;] ,&quot;;&quot;&quot;)&amp;[.AC10]" office:value-type="string" office:string-value="[15,153] ,[16,154] ,[17,155] ,[20,155] ,">
            <text:p>[15,153] ,[16,154] ,[17,155] ,[20,155] ,</text:p>
          </table:table-cell>
          <table:table-cell table:style-name="ce15" table:formula="of:=IF(['age based'.AC10]&gt;0;&quot;[&quot; &amp; ['age based'.AC$1]&amp; &quot;,&quot; &amp; SUBSTITUTE(TEXT(['age based'.AC10];&quot;#0,#&quot;);&quot;,&quot;;&quot;.&quot;)&amp;&quot;] ,&quot;;&quot;&quot;)&amp;[.AD10]" office:value-type="string" office:string-value="[16,154] ,[17,155] ,[20,155] ,">
            <text:p>[16,154] ,[17,155] ,[20,155] ,</text:p>
          </table:table-cell>
          <table:table-cell table:style-name="ce15" table:formula="of:=IF(['age based'.AD10]&gt;0;&quot;[&quot; &amp; ['age based'.AD$1]&amp; &quot;,&quot; &amp; SUBSTITUTE(TEXT(['age based'.AD10];&quot;#0,#&quot;);&quot;,&quot;;&quot;.&quot;)&amp;&quot;] ,&quot;;&quot;&quot;)&amp;[.AE10]" office:value-type="string" office:string-value="[17,155] ,[20,155] ,">
            <text:p>[17,155] ,[20,155] ,</text:p>
          </table:table-cell>
          <table:table-cell table:style-name="ce15" table:formula="of:=IF(['age based'.AE10]&gt;0;&quot;[&quot; &amp; ['age based'.AE$1]&amp; &quot;,&quot; &amp; SUBSTITUTE(TEXT(['age based'.AE10];&quot;#0,#&quot;);&quot;,&quot;;&quot;.&quot;)&amp;&quot;] ,&quot;;&quot;&quot;)&amp;[.AF10]" office:value-type="string" office:string-value="[20,155] ,">
            <text:p>[20,155] ,</text:p>
          </table:table-cell>
          <table:table-cell table:style-name="ce15" table:formula="of:=IF(['age based'.AF10]&gt;0;&quot;[&quot; &amp; ['age based'.AF$1]&amp; &quot;,&quot; &amp; SUBSTITUTE(TEXT(['age based'.AF10];&quot;#0,#&quot;);&quot;,&quot;;&quot;.&quot;)&amp;&quot;] ,&quot;;&quot;&quot;)&amp;[.AG10]" office:value-type="string" office:string-value="[20,155] ,">
            <text:p>[20,155] ,</text:p>
          </table:table-cell>
          <table:table-cell table:style-name="ce15" table:formula="of:=IF(['age based'.AG10]&gt;0;&quot;[&quot; &amp; ['age based'.AG$1]&amp; &quot;,&quot; &amp; SUBSTITUTE(TEXT(['age based'.AG10];&quot;#0,#&quot;);&quot;,&quot;;&quot;.&quot;)&amp;&quot;] ,&quot;;&quot;&quot;)&amp;[.AH10]" office:value-type="string" office:string-value="[20,155] ,">
            <text:p>[20,155] ,</text:p>
          </table:table-cell>
        </table:table-row>
        <table:table-row table:style-name="ro1">
          <table:table-cell table:formula="of:=IF(['age based'.B11]&lt;&gt;&quot;&quot;;['age based concatenate'.C11]&amp;&quot;= {};&quot;;&quot;&quot;)">
            <text:p/>
          </table:table-cell>
          <table:table-cell table:formula="of:=IF(['age based'.C11]=&quot;&quot;;&quot;&quot;;['age based concatenate'.C11]&amp;&quot;.&quot;&amp;['age based'.C11]&amp;&quot; = [&quot; &amp; ['age based concatenate'.D11]&amp;&quot;];&quot;)" office:value-type="string" office:string-value="amd_stats.f.height.medium = [[0,51] ,[0.25,59] ,[0.5,65] ,[0.75,70] ,[1,74] ,[1.25,77] ,[1.5,81] ,[1.75,83] ,[2,86] ,[2.25,88] ,[2.5,91] ,[2.75,93] ,[3,95] ,[4,100] ,[7,122] ,[8,128] ,[9,133] ,[10,138] ,[11,144] ,[12,151] ,[13,155] ,[14,160] ,[15,162] ,[16,164] ,[17,164] ,[20,164] ,];">
            <text:p>amd_stats.f.height.medium = [[0,51] ,[0.25,59] ,[0.5,65] ,[0.75,70] ,[1,74] ,[1.25,77] ,[1.5,81] ,[1.75,83] ,[2,86] ,[2.25,88] ,[2.5,91] ,[2.75,93] ,[3,95] ,[4,100] ,[7,122] ,[8,128] ,[9,133] ,[10,138] ,[11,144] ,[12,151] ,[13,155] ,[14,160] ,[15,162] ,[16,164] ,[17,164] ,[20,164] ,];</text:p>
          </table:table-cell>
          <table:table-cell table:formula="of:=IF(['age based'.B11]&lt;&gt;&quot;&quot;;['age based'.$B$1]&amp;&quot;.&quot;&amp;['age based'.B11];[.C10])" office:value-type="string" office:string-value="amd_stats.f.height">
            <text:p>amd_stats.f.height</text:p>
          </table:table-cell>
          <table:table-cell table:style-name="ce15" table:formula="of:=IF(['age based'.D11]&gt;0;&quot;[&quot; &amp; ['age based'.D$1]&amp; &quot;,&quot; &amp; SUBSTITUTE(TEXT(['age based'.D11];&quot;#0,#&quot;);&quot;,&quot;;&quot;.&quot;)&amp;&quot;] ,&quot;;&quot;&quot;)&amp;[.E11]" office:value-type="string" office:string-value="[0,51] ,[0.25,59] ,[0.5,65] ,[0.75,70] ,[1,74] ,[1.25,77] ,[1.5,81] ,[1.75,83] ,[2,86] ,[2.25,88] ,[2.5,91] ,[2.75,93] ,[3,95] ,[4,100] ,[7,122] ,[8,128] ,[9,133] ,[10,138] ,[11,144] ,[12,151] ,[13,155] ,[14,160] ,[15,162] ,[16,164] ,[17,164] ,[20,164] ,">
            <text:p>[0,51] ,[0.25,59] ,[0.5,65] ,[0.75,70] ,[1,74] ,[1.25,77] ,[1.5,81] ,[1.75,83] ,[2,86] ,[2.25,88] ,[2.5,91] ,[2.75,93] ,[3,95] ,[4,100] ,[7,122] ,[8,128] ,[9,133] ,[10,138] ,[11,144] ,[12,151] ,[13,155] ,[14,160] ,[15,162] ,[16,164] ,[17,164] ,[20,164] ,</text:p>
          </table:table-cell>
          <table:table-cell table:style-name="ce15" table:formula="of:=IF(['age based'.E11]&gt;0;&quot;[&quot; &amp; ['age based'.E$1]&amp; &quot;,&quot; &amp; SUBSTITUTE(TEXT(['age based'.E11];&quot;#0,#&quot;);&quot;,&quot;;&quot;.&quot;)&amp;&quot;] ,&quot;;&quot;&quot;)&amp;[.F11]" office:value-type="string" office:string-value="[0.25,59] ,[0.5,65] ,[0.75,70] ,[1,74] ,[1.25,77] ,[1.5,81] ,[1.75,83] ,[2,86] ,[2.25,88] ,[2.5,91] ,[2.75,93] ,[3,95] ,[4,100] ,[7,122] ,[8,128] ,[9,133] ,[10,138] ,[11,144] ,[12,151] ,[13,155] ,[14,160] ,[15,162] ,[16,164] ,[17,164] ,[20,164] ,">
            <text:p>[0.25,59] ,[0.5,65] ,[0.75,70] ,[1,74] ,[1.25,77] ,[1.5,81] ,[1.75,83] ,[2,86] ,[2.25,88] ,[2.5,91] ,[2.75,93] ,[3,95] ,[4,100] ,[7,122] ,[8,128] ,[9,133] ,[10,138] ,[11,144] ,[12,151] ,[13,155] ,[14,160] ,[15,162] ,[16,164] ,[17,164] ,[20,164] ,</text:p>
          </table:table-cell>
          <table:table-cell table:style-name="ce15" table:formula="of:=IF(['age based'.F11]&gt;0;&quot;[&quot; &amp; ['age based'.F$1]&amp; &quot;,&quot; &amp; SUBSTITUTE(TEXT(['age based'.F11];&quot;#0,#&quot;);&quot;,&quot;;&quot;.&quot;)&amp;&quot;] ,&quot;;&quot;&quot;)&amp;[.G11]" office:value-type="string" office:string-value="[0.5,65] ,[0.75,70] ,[1,74] ,[1.25,77] ,[1.5,81] ,[1.75,83] ,[2,86] ,[2.25,88] ,[2.5,91] ,[2.75,93] ,[3,95] ,[4,100] ,[7,122] ,[8,128] ,[9,133] ,[10,138] ,[11,144] ,[12,151] ,[13,155] ,[14,160] ,[15,162] ,[16,164] ,[17,164] ,[20,164] ,">
            <text:p>[0.5,65] ,[0.75,70] ,[1,74] ,[1.25,77] ,[1.5,81] ,[1.75,83] ,[2,86] ,[2.25,88] ,[2.5,91] ,[2.75,93] ,[3,95] ,[4,100] ,[7,122] ,[8,128] ,[9,133] ,[10,138] ,[11,144] ,[12,151] ,[13,155] ,[14,160] ,[15,162] ,[16,164] ,[17,164] ,[20,164] ,</text:p>
          </table:table-cell>
          <table:table-cell table:style-name="ce15" table:formula="of:=IF(['age based'.G11]&gt;0;&quot;[&quot; &amp; ['age based'.G$1]&amp; &quot;,&quot; &amp; SUBSTITUTE(TEXT(['age based'.G11];&quot;#0,#&quot;);&quot;,&quot;;&quot;.&quot;)&amp;&quot;] ,&quot;;&quot;&quot;)&amp;[.H11]" office:value-type="string" office:string-value="[0.75,70] ,[1,74] ,[1.25,77] ,[1.5,81] ,[1.75,83] ,[2,86] ,[2.25,88] ,[2.5,91] ,[2.75,93] ,[3,95] ,[4,100] ,[7,122] ,[8,128] ,[9,133] ,[10,138] ,[11,144] ,[12,151] ,[13,155] ,[14,160] ,[15,162] ,[16,164] ,[17,164] ,[20,164] ,">
            <text:p>[0.75,70] ,[1,74] ,[1.25,77] ,[1.5,81] ,[1.75,83] ,[2,86] ,[2.25,88] ,[2.5,91] ,[2.75,93] ,[3,95] ,[4,100] ,[7,122] ,[8,128] ,[9,133] ,[10,138] ,[11,144] ,[12,151] ,[13,155] ,[14,160] ,[15,162] ,[16,164] ,[17,164] ,[20,164] ,</text:p>
          </table:table-cell>
          <table:table-cell table:style-name="ce15" table:formula="of:=IF(['age based'.H11]&gt;0;&quot;[&quot; &amp; ['age based'.H$1]&amp; &quot;,&quot; &amp; SUBSTITUTE(TEXT(['age based'.H11];&quot;#0,#&quot;);&quot;,&quot;;&quot;.&quot;)&amp;&quot;] ,&quot;;&quot;&quot;)&amp;[.I11]" office:value-type="string" office:string-value="[1,74] ,[1.25,77] ,[1.5,81] ,[1.75,83] ,[2,86] ,[2.25,88] ,[2.5,91] ,[2.75,93] ,[3,95] ,[4,100] ,[7,122] ,[8,128] ,[9,133] ,[10,138] ,[11,144] ,[12,151] ,[13,155] ,[14,160] ,[15,162] ,[16,164] ,[17,164] ,[20,164] ,">
            <text:p>[1,74] ,[1.25,77] ,[1.5,81] ,[1.75,83] ,[2,86] ,[2.25,88] ,[2.5,91] ,[2.75,93] ,[3,95] ,[4,100] ,[7,122] ,[8,128] ,[9,133] ,[10,138] ,[11,144] ,[12,151] ,[13,155] ,[14,160] ,[15,162] ,[16,164] ,[17,164] ,[20,164] ,</text:p>
          </table:table-cell>
          <table:table-cell table:style-name="ce15" table:formula="of:=IF(['age based'.I11]&gt;0;&quot;[&quot; &amp; ['age based'.I$1]&amp; &quot;,&quot; &amp; SUBSTITUTE(TEXT(['age based'.I11];&quot;#0,#&quot;);&quot;,&quot;;&quot;.&quot;)&amp;&quot;] ,&quot;;&quot;&quot;)&amp;[.J11]" office:value-type="string" office:string-value="[1.25,77] ,[1.5,81] ,[1.75,83] ,[2,86] ,[2.25,88] ,[2.5,91] ,[2.75,93] ,[3,95] ,[4,100] ,[7,122] ,[8,128] ,[9,133] ,[10,138] ,[11,144] ,[12,151] ,[13,155] ,[14,160] ,[15,162] ,[16,164] ,[17,164] ,[20,164] ,">
            <text:p>[1.25,77] ,[1.5,81] ,[1.75,83] ,[2,86] ,[2.25,88] ,[2.5,91] ,[2.75,93] ,[3,95] ,[4,100] ,[7,122] ,[8,128] ,[9,133] ,[10,138] ,[11,144] ,[12,151] ,[13,155] ,[14,160] ,[15,162] ,[16,164] ,[17,164] ,[20,164] ,</text:p>
          </table:table-cell>
          <table:table-cell table:style-name="ce15" table:formula="of:=IF(['age based'.J11]&gt;0;&quot;[&quot; &amp; ['age based'.J$1]&amp; &quot;,&quot; &amp; SUBSTITUTE(TEXT(['age based'.J11];&quot;#0,#&quot;);&quot;,&quot;;&quot;.&quot;)&amp;&quot;] ,&quot;;&quot;&quot;)&amp;[.K11]" office:value-type="string" office:string-value="[1.5,81] ,[1.75,83] ,[2,86] ,[2.25,88] ,[2.5,91] ,[2.75,93] ,[3,95] ,[4,100] ,[7,122] ,[8,128] ,[9,133] ,[10,138] ,[11,144] ,[12,151] ,[13,155] ,[14,160] ,[15,162] ,[16,164] ,[17,164] ,[20,164] ,">
            <text:p>[1.5,81] ,[1.75,83] ,[2,86] ,[2.25,88] ,[2.5,91] ,[2.75,93] ,[3,95] ,[4,100] ,[7,122] ,[8,128] ,[9,133] ,[10,138] ,[11,144] ,[12,151] ,[13,155] ,[14,160] ,[15,162] ,[16,164] ,[17,164] ,[20,164] ,</text:p>
          </table:table-cell>
          <table:table-cell table:style-name="ce15" table:formula="of:=IF(['age based'.K11]&gt;0;&quot;[&quot; &amp; ['age based'.K$1]&amp; &quot;,&quot; &amp; SUBSTITUTE(TEXT(['age based'.K11];&quot;#0,#&quot;);&quot;,&quot;;&quot;.&quot;)&amp;&quot;] ,&quot;;&quot;&quot;)&amp;[.L11]" office:value-type="string" office:string-value="[1.75,83] ,[2,86] ,[2.25,88] ,[2.5,91] ,[2.75,93] ,[3,95] ,[4,100] ,[7,122] ,[8,128] ,[9,133] ,[10,138] ,[11,144] ,[12,151] ,[13,155] ,[14,160] ,[15,162] ,[16,164] ,[17,164] ,[20,164] ,">
            <text:p>[1.75,83] ,[2,86] ,[2.25,88] ,[2.5,91] ,[2.75,93] ,[3,95] ,[4,100] ,[7,122] ,[8,128] ,[9,133] ,[10,138] ,[11,144] ,[12,151] ,[13,155] ,[14,160] ,[15,162] ,[16,164] ,[17,164] ,[20,164] ,</text:p>
          </table:table-cell>
          <table:table-cell table:style-name="ce15" table:formula="of:=IF(['age based'.L11]&gt;0;&quot;[&quot; &amp; ['age based'.L$1]&amp; &quot;,&quot; &amp; SUBSTITUTE(TEXT(['age based'.L11];&quot;#0,#&quot;);&quot;,&quot;;&quot;.&quot;)&amp;&quot;] ,&quot;;&quot;&quot;)&amp;[.M11]" office:value-type="string" office:string-value="[2,86] ,[2.25,88] ,[2.5,91] ,[2.75,93] ,[3,95] ,[4,100] ,[7,122] ,[8,128] ,[9,133] ,[10,138] ,[11,144] ,[12,151] ,[13,155] ,[14,160] ,[15,162] ,[16,164] ,[17,164] ,[20,164] ,">
            <text:p>[2,86] ,[2.25,88] ,[2.5,91] ,[2.75,93] ,[3,95] ,[4,100] ,[7,122] ,[8,128] ,[9,133] ,[10,138] ,[11,144] ,[12,151] ,[13,155] ,[14,160] ,[15,162] ,[16,164] ,[17,164] ,[20,164] ,</text:p>
          </table:table-cell>
          <table:table-cell table:style-name="ce15" table:formula="of:=IF(['age based'.M11]&gt;0;&quot;[&quot; &amp; ['age based'.M$1]&amp; &quot;,&quot; &amp; SUBSTITUTE(TEXT(['age based'.M11];&quot;#0,#&quot;);&quot;,&quot;;&quot;.&quot;)&amp;&quot;] ,&quot;;&quot;&quot;)&amp;[.N11]" office:value-type="string" office:string-value="[2.25,88] ,[2.5,91] ,[2.75,93] ,[3,95] ,[4,100] ,[7,122] ,[8,128] ,[9,133] ,[10,138] ,[11,144] ,[12,151] ,[13,155] ,[14,160] ,[15,162] ,[16,164] ,[17,164] ,[20,164] ,">
            <text:p>[2.25,88] ,[2.5,91] ,[2.75,93] ,[3,95] ,[4,100] ,[7,122] ,[8,128] ,[9,133] ,[10,138] ,[11,144] ,[12,151] ,[13,155] ,[14,160] ,[15,162] ,[16,164] ,[17,164] ,[20,164] ,</text:p>
          </table:table-cell>
          <table:table-cell table:style-name="ce15" table:formula="of:=IF(['age based'.N11]&gt;0;&quot;[&quot; &amp; ['age based'.N$1]&amp; &quot;,&quot; &amp; SUBSTITUTE(TEXT(['age based'.N11];&quot;#0,#&quot;);&quot;,&quot;;&quot;.&quot;)&amp;&quot;] ,&quot;;&quot;&quot;)&amp;[.O11]" office:value-type="string" office:string-value="[2.5,91] ,[2.75,93] ,[3,95] ,[4,100] ,[7,122] ,[8,128] ,[9,133] ,[10,138] ,[11,144] ,[12,151] ,[13,155] ,[14,160] ,[15,162] ,[16,164] ,[17,164] ,[20,164] ,">
            <text:p>[2.5,91] ,[2.75,93] ,[3,95] ,[4,100] ,[7,122] ,[8,128] ,[9,133] ,[10,138] ,[11,144] ,[12,151] ,[13,155] ,[14,160] ,[15,162] ,[16,164] ,[17,164] ,[20,164] ,</text:p>
          </table:table-cell>
          <table:table-cell table:style-name="ce15" table:formula="of:=IF(['age based'.O11]&gt;0;&quot;[&quot; &amp; ['age based'.O$1]&amp; &quot;,&quot; &amp; SUBSTITUTE(TEXT(['age based'.O11];&quot;#0,#&quot;);&quot;,&quot;;&quot;.&quot;)&amp;&quot;] ,&quot;;&quot;&quot;)&amp;[.P11]" office:value-type="string" office:string-value="[2.75,93] ,[3,95] ,[4,100] ,[7,122] ,[8,128] ,[9,133] ,[10,138] ,[11,144] ,[12,151] ,[13,155] ,[14,160] ,[15,162] ,[16,164] ,[17,164] ,[20,164] ,">
            <text:p>[2.75,93] ,[3,95] ,[4,100] ,[7,122] ,[8,128] ,[9,133] ,[10,138] ,[11,144] ,[12,151] ,[13,155] ,[14,160] ,[15,162] ,[16,164] ,[17,164] ,[20,164] ,</text:p>
          </table:table-cell>
          <table:table-cell table:style-name="ce15" table:formula="of:=IF(['age based'.P11]&gt;0;&quot;[&quot; &amp; ['age based'.P$1]&amp; &quot;,&quot; &amp; SUBSTITUTE(TEXT(['age based'.P11];&quot;#0,#&quot;);&quot;,&quot;;&quot;.&quot;)&amp;&quot;] ,&quot;;&quot;&quot;)&amp;[.Q11]" office:value-type="string" office:string-value="[3,95] ,[4,100] ,[7,122] ,[8,128] ,[9,133] ,[10,138] ,[11,144] ,[12,151] ,[13,155] ,[14,160] ,[15,162] ,[16,164] ,[17,164] ,[20,164] ,">
            <text:p>[3,95] ,[4,100] ,[7,122] ,[8,128] ,[9,133] ,[10,138] ,[11,144] ,[12,151] ,[13,155] ,[14,160] ,[15,162] ,[16,164] ,[17,164] ,[20,164] ,</text:p>
          </table:table-cell>
          <table:table-cell table:style-name="ce15" table:formula="of:=IF(['age based'.Q11]&gt;0;&quot;[&quot; &amp; ['age based'.Q$1]&amp; &quot;,&quot; &amp; SUBSTITUTE(TEXT(['age based'.Q11];&quot;#0,#&quot;);&quot;,&quot;;&quot;.&quot;)&amp;&quot;] ,&quot;;&quot;&quot;)&amp;[.R11]" office:value-type="string" office:string-value="[4,100] ,[7,122] ,[8,128] ,[9,133] ,[10,138] ,[11,144] ,[12,151] ,[13,155] ,[14,160] ,[15,162] ,[16,164] ,[17,164] ,[20,164] ,">
            <text:p>[4,100] ,[7,122] ,[8,128] ,[9,133] ,[10,138] ,[11,144] ,[12,151] ,[13,155] ,[14,160] ,[15,162] ,[16,164] ,[17,164] ,[20,164] ,</text:p>
          </table:table-cell>
          <table:table-cell table:style-name="ce15" table:formula="of:=IF(['age based'.R11]&gt;0;&quot;[&quot; &amp; ['age based'.R$1]&amp; &quot;,&quot; &amp; SUBSTITUTE(TEXT(['age based'.R11];&quot;#0,#&quot;);&quot;,&quot;;&quot;.&quot;)&amp;&quot;] ,&quot;;&quot;&quot;)&amp;[.S11]" office:value-type="string" office:string-value="[7,122] ,[8,128] ,[9,133] ,[10,138] ,[11,144] ,[12,151] ,[13,155] ,[14,160] ,[15,162] ,[16,164] ,[17,164] ,[20,164] ,">
            <text:p>[7,122] ,[8,128] ,[9,133] ,[10,138] ,[11,144] ,[12,151] ,[13,155] ,[14,160] ,[15,162] ,[16,164] ,[17,164] ,[20,164] ,</text:p>
          </table:table-cell>
          <table:table-cell table:style-name="ce15" table:formula="of:=IF(['age based'.S11]&gt;0;&quot;[&quot; &amp; ['age based'.S$1]&amp; &quot;,&quot; &amp; SUBSTITUTE(TEXT(['age based'.S11];&quot;#0,#&quot;);&quot;,&quot;;&quot;.&quot;)&amp;&quot;] ,&quot;;&quot;&quot;)&amp;[.T11]" office:value-type="string" office:string-value="[7,122] ,[8,128] ,[9,133] ,[10,138] ,[11,144] ,[12,151] ,[13,155] ,[14,160] ,[15,162] ,[16,164] ,[17,164] ,[20,164] ,">
            <text:p>[7,122] ,[8,128] ,[9,133] ,[10,138] ,[11,144] ,[12,151] ,[13,155] ,[14,160] ,[15,162] ,[16,164] ,[17,164] ,[20,164] ,</text:p>
          </table:table-cell>
          <table:table-cell table:style-name="ce15" table:formula="of:=IF(['age based'.T11]&gt;0;&quot;[&quot; &amp; ['age based'.T$1]&amp; &quot;,&quot; &amp; SUBSTITUTE(TEXT(['age based'.T11];&quot;#0,#&quot;);&quot;,&quot;;&quot;.&quot;)&amp;&quot;] ,&quot;;&quot;&quot;)&amp;[.U11]" office:value-type="string" office:string-value="[7,122] ,[8,128] ,[9,133] ,[10,138] ,[11,144] ,[12,151] ,[13,155] ,[14,160] ,[15,162] ,[16,164] ,[17,164] ,[20,164] ,">
            <text:p>[7,122] ,[8,128] ,[9,133] ,[10,138] ,[11,144] ,[12,151] ,[13,155] ,[14,160] ,[15,162] ,[16,164] ,[17,164] ,[20,164] ,</text:p>
          </table:table-cell>
          <table:table-cell table:style-name="ce15" table:formula="of:=IF(['age based'.U11]&gt;0;&quot;[&quot; &amp; ['age based'.U$1]&amp; &quot;,&quot; &amp; SUBSTITUTE(TEXT(['age based'.U11];&quot;#0,#&quot;);&quot;,&quot;;&quot;.&quot;)&amp;&quot;] ,&quot;;&quot;&quot;)&amp;[.V11]" office:value-type="string" office:string-value="[8,128] ,[9,133] ,[10,138] ,[11,144] ,[12,151] ,[13,155] ,[14,160] ,[15,162] ,[16,164] ,[17,164] ,[20,164] ,">
            <text:p>[8,128] ,[9,133] ,[10,138] ,[11,144] ,[12,151] ,[13,155] ,[14,160] ,[15,162] ,[16,164] ,[17,164] ,[20,164] ,</text:p>
          </table:table-cell>
          <table:table-cell table:style-name="ce15" table:formula="of:=IF(['age based'.V11]&gt;0;&quot;[&quot; &amp; ['age based'.V$1]&amp; &quot;,&quot; &amp; SUBSTITUTE(TEXT(['age based'.V11];&quot;#0,#&quot;);&quot;,&quot;;&quot;.&quot;)&amp;&quot;] ,&quot;;&quot;&quot;)&amp;[.W11]" office:value-type="string" office:string-value="[9,133] ,[10,138] ,[11,144] ,[12,151] ,[13,155] ,[14,160] ,[15,162] ,[16,164] ,[17,164] ,[20,164] ,">
            <text:p>[9,133] ,[10,138] ,[11,144] ,[12,151] ,[13,155] ,[14,160] ,[15,162] ,[16,164] ,[17,164] ,[20,164] ,</text:p>
          </table:table-cell>
          <table:table-cell table:style-name="ce15" table:formula="of:=IF(['age based'.W11]&gt;0;&quot;[&quot; &amp; ['age based'.W$1]&amp; &quot;,&quot; &amp; SUBSTITUTE(TEXT(['age based'.W11];&quot;#0,#&quot;);&quot;,&quot;;&quot;.&quot;)&amp;&quot;] ,&quot;;&quot;&quot;)&amp;[.X11]" office:value-type="string" office:string-value="[10,138] ,[11,144] ,[12,151] ,[13,155] ,[14,160] ,[15,162] ,[16,164] ,[17,164] ,[20,164] ,">
            <text:p>[10,138] ,[11,144] ,[12,151] ,[13,155] ,[14,160] ,[15,162] ,[16,164] ,[17,164] ,[20,164] ,</text:p>
          </table:table-cell>
          <table:table-cell table:style-name="ce15" table:formula="of:=IF(['age based'.X11]&gt;0;&quot;[&quot; &amp; ['age based'.X$1]&amp; &quot;,&quot; &amp; SUBSTITUTE(TEXT(['age based'.X11];&quot;#0,#&quot;);&quot;,&quot;;&quot;.&quot;)&amp;&quot;] ,&quot;;&quot;&quot;)&amp;[.Y11]" office:value-type="string" office:string-value="[11,144] ,[12,151] ,[13,155] ,[14,160] ,[15,162] ,[16,164] ,[17,164] ,[20,164] ,">
            <text:p>[11,144] ,[12,151] ,[13,155] ,[14,160] ,[15,162] ,[16,164] ,[17,164] ,[20,164] ,</text:p>
          </table:table-cell>
          <table:table-cell table:style-name="ce15" table:formula="of:=IF(['age based'.Y11]&gt;0;&quot;[&quot; &amp; ['age based'.Y$1]&amp; &quot;,&quot; &amp; SUBSTITUTE(TEXT(['age based'.Y11];&quot;#0,#&quot;);&quot;,&quot;;&quot;.&quot;)&amp;&quot;] ,&quot;;&quot;&quot;)&amp;[.Z11]" office:value-type="string" office:string-value="[12,151] ,[13,155] ,[14,160] ,[15,162] ,[16,164] ,[17,164] ,[20,164] ,">
            <text:p>[12,151] ,[13,155] ,[14,160] ,[15,162] ,[16,164] ,[17,164] ,[20,164] ,</text:p>
          </table:table-cell>
          <table:table-cell table:style-name="ce15" table:formula="of:=IF(['age based'.Z11]&gt;0;&quot;[&quot; &amp; ['age based'.Z$1]&amp; &quot;,&quot; &amp; SUBSTITUTE(TEXT(['age based'.Z11];&quot;#0,#&quot;);&quot;,&quot;;&quot;.&quot;)&amp;&quot;] ,&quot;;&quot;&quot;)&amp;[.AA11]" office:value-type="string" office:string-value="[13,155] ,[14,160] ,[15,162] ,[16,164] ,[17,164] ,[20,164] ,">
            <text:p>[13,155] ,[14,160] ,[15,162] ,[16,164] ,[17,164] ,[20,164] ,</text:p>
          </table:table-cell>
          <table:table-cell table:style-name="ce15" table:formula="of:=IF(['age based'.AA11]&gt;0;&quot;[&quot; &amp; ['age based'.AA$1]&amp; &quot;,&quot; &amp; SUBSTITUTE(TEXT(['age based'.AA11];&quot;#0,#&quot;);&quot;,&quot;;&quot;.&quot;)&amp;&quot;] ,&quot;;&quot;&quot;)&amp;[.AB11]" office:value-type="string" office:string-value="[14,160] ,[15,162] ,[16,164] ,[17,164] ,[20,164] ,">
            <text:p>[14,160] ,[15,162] ,[16,164] ,[17,164] ,[20,164] ,</text:p>
          </table:table-cell>
          <table:table-cell table:style-name="ce15" table:formula="of:=IF(['age based'.AB11]&gt;0;&quot;[&quot; &amp; ['age based'.AB$1]&amp; &quot;,&quot; &amp; SUBSTITUTE(TEXT(['age based'.AB11];&quot;#0,#&quot;);&quot;,&quot;;&quot;.&quot;)&amp;&quot;] ,&quot;;&quot;&quot;)&amp;[.AC11]" office:value-type="string" office:string-value="[15,162] ,[16,164] ,[17,164] ,[20,164] ,">
            <text:p>[15,162] ,[16,164] ,[17,164] ,[20,164] ,</text:p>
          </table:table-cell>
          <table:table-cell table:style-name="ce15" table:formula="of:=IF(['age based'.AC11]&gt;0;&quot;[&quot; &amp; ['age based'.AC$1]&amp; &quot;,&quot; &amp; SUBSTITUTE(TEXT(['age based'.AC11];&quot;#0,#&quot;);&quot;,&quot;;&quot;.&quot;)&amp;&quot;] ,&quot;;&quot;&quot;)&amp;[.AD11]" office:value-type="string" office:string-value="[16,164] ,[17,164] ,[20,164] ,">
            <text:p>[16,164] ,[17,164] ,[20,164] ,</text:p>
          </table:table-cell>
          <table:table-cell table:style-name="ce15" table:formula="of:=IF(['age based'.AD11]&gt;0;&quot;[&quot; &amp; ['age based'.AD$1]&amp; &quot;,&quot; &amp; SUBSTITUTE(TEXT(['age based'.AD11];&quot;#0,#&quot;);&quot;,&quot;;&quot;.&quot;)&amp;&quot;] ,&quot;;&quot;&quot;)&amp;[.AE11]" office:value-type="string" office:string-value="[17,164] ,[20,164] ,">
            <text:p>[17,164] ,[20,164] ,</text:p>
          </table:table-cell>
          <table:table-cell table:style-name="ce15" table:formula="of:=IF(['age based'.AE11]&gt;0;&quot;[&quot; &amp; ['age based'.AE$1]&amp; &quot;,&quot; &amp; SUBSTITUTE(TEXT(['age based'.AE11];&quot;#0,#&quot;);&quot;,&quot;;&quot;.&quot;)&amp;&quot;] ,&quot;;&quot;&quot;)&amp;[.AF11]" office:value-type="string" office:string-value="[20,164] ,">
            <text:p>[20,164] ,</text:p>
          </table:table-cell>
          <table:table-cell table:style-name="ce15" table:formula="of:=IF(['age based'.AF11]&gt;0;&quot;[&quot; &amp; ['age based'.AF$1]&amp; &quot;,&quot; &amp; SUBSTITUTE(TEXT(['age based'.AF11];&quot;#0,#&quot;);&quot;,&quot;;&quot;.&quot;)&amp;&quot;] ,&quot;;&quot;&quot;)&amp;[.AG11]" office:value-type="string" office:string-value="[20,164] ,">
            <text:p>[20,164] ,</text:p>
          </table:table-cell>
          <table:table-cell table:style-name="ce15" table:formula="of:=IF(['age based'.AG11]&gt;0;&quot;[&quot; &amp; ['age based'.AG$1]&amp; &quot;,&quot; &amp; SUBSTITUTE(TEXT(['age based'.AG11];&quot;#0,#&quot;);&quot;,&quot;;&quot;.&quot;)&amp;&quot;] ,&quot;;&quot;&quot;)&amp;[.AH11]" office:value-type="string" office:string-value="[20,164] ,">
            <text:p>[20,164] ,</text:p>
          </table:table-cell>
        </table:table-row>
        <table:table-row table:style-name="ro1">
          <table:table-cell table:formula="of:=IF(['age based'.B12]&lt;&gt;&quot;&quot;;['age based concatenate'.C12]&amp;&quot;= {};&quot;;&quot;&quot;)">
            <text:p/>
          </table:table-cell>
          <table:table-cell table:formula="of:=IF(['age based'.C12]=&quot;&quot;;&quot;&quot;;['age based concatenate'.C12]&amp;&quot;.&quot;&amp;['age based'.C12]&amp;&quot; = [&quot; &amp; ['age based concatenate'.D12]&amp;&quot;];&quot;)" office:value-type="string" office:string-value="amd_stats.f.height.max = [[0,53] ,[0.25,63] ,[0.5,67] ,[0.75,73] ,[1,76] ,[1.25,81] ,[1.5,84] ,[1.75,87] ,[2,90] ,[2.25,93] ,[2.5,96] ,[2.75,98] ,[3,100] ,[4,106] ,[7,129] ,[8,135] ,[9,141] ,[10,147] ,[11,153] ,[12,160] ,[13,166] ,[14,169] ,[15,170] ,[16,171] ,[17,171] ,[20,172] ,];">
            <text:p>amd_stats.f.height.max = [[0,53] ,[0.25,63] ,[0.5,67] ,[0.75,73] ,[1,76] ,[1.25,81] ,[1.5,84] ,[1.75,87] ,[2,90] ,[2.25,93] ,[2.5,96] ,[2.75,98] ,[3,100] ,[4,106] ,[7,129] ,[8,135] ,[9,141] ,[10,147] ,[11,153] ,[12,160] ,[13,166] ,[14,169] ,[15,170] ,[16,171] ,[17,171] ,[20,172] ,];</text:p>
          </table:table-cell>
          <table:table-cell table:formula="of:=IF(['age based'.B12]&lt;&gt;&quot;&quot;;['age based'.$B$1]&amp;&quot;.&quot;&amp;['age based'.B12];[.C11])" office:value-type="string" office:string-value="amd_stats.f.height">
            <text:p>amd_stats.f.height</text:p>
          </table:table-cell>
          <table:table-cell table:style-name="ce15" table:formula="of:=IF(['age based'.D12]&gt;0;&quot;[&quot; &amp; ['age based'.D$1]&amp; &quot;,&quot; &amp; SUBSTITUTE(TEXT(['age based'.D12];&quot;#0,#&quot;);&quot;,&quot;;&quot;.&quot;)&amp;&quot;] ,&quot;;&quot;&quot;)&amp;[.E12]" office:value-type="string" office:string-value="[0,53] ,[0.25,63] ,[0.5,67] ,[0.75,73] ,[1,76] ,[1.25,81] ,[1.5,84] ,[1.75,87] ,[2,90] ,[2.25,93] ,[2.5,96] ,[2.75,98] ,[3,100] ,[4,106] ,[7,129] ,[8,135] ,[9,141] ,[10,147] ,[11,153] ,[12,160] ,[13,166] ,[14,169] ,[15,170] ,[16,171] ,[17,171] ,[20,172] ,">
            <text:p>[0,53] ,[0.25,63] ,[0.5,67] ,[0.75,73] ,[1,76] ,[1.25,81] ,[1.5,84] ,[1.75,87] ,[2,90] ,[2.25,93] ,[2.5,96] ,[2.75,98] ,[3,100] ,[4,106] ,[7,129] ,[8,135] ,[9,141] ,[10,147] ,[11,153] ,[12,160] ,[13,166] ,[14,169] ,[15,170] ,[16,171] ,[17,171] ,[20,172] ,</text:p>
          </table:table-cell>
          <table:table-cell table:style-name="ce15" table:formula="of:=IF(['age based'.E12]&gt;0;&quot;[&quot; &amp; ['age based'.E$1]&amp; &quot;,&quot; &amp; SUBSTITUTE(TEXT(['age based'.E12];&quot;#0,#&quot;);&quot;,&quot;;&quot;.&quot;)&amp;&quot;] ,&quot;;&quot;&quot;)&amp;[.F12]" office:value-type="string" office:string-value="[0.25,63] ,[0.5,67] ,[0.75,73] ,[1,76] ,[1.25,81] ,[1.5,84] ,[1.75,87] ,[2,90] ,[2.25,93] ,[2.5,96] ,[2.75,98] ,[3,100] ,[4,106] ,[7,129] ,[8,135] ,[9,141] ,[10,147] ,[11,153] ,[12,160] ,[13,166] ,[14,169] ,[15,170] ,[16,171] ,[17,171] ,[20,172] ,">
            <text:p>[0.25,63] ,[0.5,67] ,[0.75,73] ,[1,76] ,[1.25,81] ,[1.5,84] ,[1.75,87] ,[2,90] ,[2.25,93] ,[2.5,96] ,[2.75,98] ,[3,100] ,[4,106] ,[7,129] ,[8,135] ,[9,141] ,[10,147] ,[11,153] ,[12,160] ,[13,166] ,[14,169] ,[15,170] ,[16,171] ,[17,171] ,[20,172] ,</text:p>
          </table:table-cell>
          <table:table-cell table:style-name="ce15" table:formula="of:=IF(['age based'.F12]&gt;0;&quot;[&quot; &amp; ['age based'.F$1]&amp; &quot;,&quot; &amp; SUBSTITUTE(TEXT(['age based'.F12];&quot;#0,#&quot;);&quot;,&quot;;&quot;.&quot;)&amp;&quot;] ,&quot;;&quot;&quot;)&amp;[.G12]" office:value-type="string" office:string-value="[0.5,67] ,[0.75,73] ,[1,76] ,[1.25,81] ,[1.5,84] ,[1.75,87] ,[2,90] ,[2.25,93] ,[2.5,96] ,[2.75,98] ,[3,100] ,[4,106] ,[7,129] ,[8,135] ,[9,141] ,[10,147] ,[11,153] ,[12,160] ,[13,166] ,[14,169] ,[15,170] ,[16,171] ,[17,171] ,[20,172] ,">
            <text:p>[0.5,67] ,[0.75,73] ,[1,76] ,[1.25,81] ,[1.5,84] ,[1.75,87] ,[2,90] ,[2.25,93] ,[2.5,96] ,[2.75,98] ,[3,100] ,[4,106] ,[7,129] ,[8,135] ,[9,141] ,[10,147] ,[11,153] ,[12,160] ,[13,166] ,[14,169] ,[15,170] ,[16,171] ,[17,171] ,[20,172] ,</text:p>
          </table:table-cell>
          <table:table-cell table:style-name="ce15" table:formula="of:=IF(['age based'.G12]&gt;0;&quot;[&quot; &amp; ['age based'.G$1]&amp; &quot;,&quot; &amp; SUBSTITUTE(TEXT(['age based'.G12];&quot;#0,#&quot;);&quot;,&quot;;&quot;.&quot;)&amp;&quot;] ,&quot;;&quot;&quot;)&amp;[.H12]" office:value-type="string" office:string-value="[0.75,73] ,[1,76] ,[1.25,81] ,[1.5,84] ,[1.75,87] ,[2,90] ,[2.25,93] ,[2.5,96] ,[2.75,98] ,[3,100] ,[4,106] ,[7,129] ,[8,135] ,[9,141] ,[10,147] ,[11,153] ,[12,160] ,[13,166] ,[14,169] ,[15,170] ,[16,171] ,[17,171] ,[20,172] ,">
            <text:p>[0.75,73] ,[1,76] ,[1.25,81] ,[1.5,84] ,[1.75,87] ,[2,90] ,[2.25,93] ,[2.5,96] ,[2.75,98] ,[3,100] ,[4,106] ,[7,129] ,[8,135] ,[9,141] ,[10,147] ,[11,153] ,[12,160] ,[13,166] ,[14,169] ,[15,170] ,[16,171] ,[17,171] ,[20,172] ,</text:p>
          </table:table-cell>
          <table:table-cell table:style-name="ce15" table:formula="of:=IF(['age based'.H12]&gt;0;&quot;[&quot; &amp; ['age based'.H$1]&amp; &quot;,&quot; &amp; SUBSTITUTE(TEXT(['age based'.H12];&quot;#0,#&quot;);&quot;,&quot;;&quot;.&quot;)&amp;&quot;] ,&quot;;&quot;&quot;)&amp;[.I12]" office:value-type="string" office:string-value="[1,76] ,[1.25,81] ,[1.5,84] ,[1.75,87] ,[2,90] ,[2.25,93] ,[2.5,96] ,[2.75,98] ,[3,100] ,[4,106] ,[7,129] ,[8,135] ,[9,141] ,[10,147] ,[11,153] ,[12,160] ,[13,166] ,[14,169] ,[15,170] ,[16,171] ,[17,171] ,[20,172] ,">
            <text:p>[1,76] ,[1.25,81] ,[1.5,84] ,[1.75,87] ,[2,90] ,[2.25,93] ,[2.5,96] ,[2.75,98] ,[3,100] ,[4,106] ,[7,129] ,[8,135] ,[9,141] ,[10,147] ,[11,153] ,[12,160] ,[13,166] ,[14,169] ,[15,170] ,[16,171] ,[17,171] ,[20,172] ,</text:p>
          </table:table-cell>
          <table:table-cell table:style-name="ce15" table:formula="of:=IF(['age based'.I12]&gt;0;&quot;[&quot; &amp; ['age based'.I$1]&amp; &quot;,&quot; &amp; SUBSTITUTE(TEXT(['age based'.I12];&quot;#0,#&quot;);&quot;,&quot;;&quot;.&quot;)&amp;&quot;] ,&quot;;&quot;&quot;)&amp;[.J12]" office:value-type="string" office:string-value="[1.25,81] ,[1.5,84] ,[1.75,87] ,[2,90] ,[2.25,93] ,[2.5,96] ,[2.75,98] ,[3,100] ,[4,106] ,[7,129] ,[8,135] ,[9,141] ,[10,147] ,[11,153] ,[12,160] ,[13,166] ,[14,169] ,[15,170] ,[16,171] ,[17,171] ,[20,172] ,">
            <text:p>[1.25,81] ,[1.5,84] ,[1.75,87] ,[2,90] ,[2.25,93] ,[2.5,96] ,[2.75,98] ,[3,100] ,[4,106] ,[7,129] ,[8,135] ,[9,141] ,[10,147] ,[11,153] ,[12,160] ,[13,166] ,[14,169] ,[15,170] ,[16,171] ,[17,171] ,[20,172] ,</text:p>
          </table:table-cell>
          <table:table-cell table:style-name="ce15" table:formula="of:=IF(['age based'.J12]&gt;0;&quot;[&quot; &amp; ['age based'.J$1]&amp; &quot;,&quot; &amp; SUBSTITUTE(TEXT(['age based'.J12];&quot;#0,#&quot;);&quot;,&quot;;&quot;.&quot;)&amp;&quot;] ,&quot;;&quot;&quot;)&amp;[.K12]" office:value-type="string" office:string-value="[1.5,84] ,[1.75,87] ,[2,90] ,[2.25,93] ,[2.5,96] ,[2.75,98] ,[3,100] ,[4,106] ,[7,129] ,[8,135] ,[9,141] ,[10,147] ,[11,153] ,[12,160] ,[13,166] ,[14,169] ,[15,170] ,[16,171] ,[17,171] ,[20,172] ,">
            <text:p>[1.5,84] ,[1.75,87] ,[2,90] ,[2.25,93] ,[2.5,96] ,[2.75,98] ,[3,100] ,[4,106] ,[7,129] ,[8,135] ,[9,141] ,[10,147] ,[11,153] ,[12,160] ,[13,166] ,[14,169] ,[15,170] ,[16,171] ,[17,171] ,[20,172] ,</text:p>
          </table:table-cell>
          <table:table-cell table:style-name="ce15" table:formula="of:=IF(['age based'.K12]&gt;0;&quot;[&quot; &amp; ['age based'.K$1]&amp; &quot;,&quot; &amp; SUBSTITUTE(TEXT(['age based'.K12];&quot;#0,#&quot;);&quot;,&quot;;&quot;.&quot;)&amp;&quot;] ,&quot;;&quot;&quot;)&amp;[.L12]" office:value-type="string" office:string-value="[1.75,87] ,[2,90] ,[2.25,93] ,[2.5,96] ,[2.75,98] ,[3,100] ,[4,106] ,[7,129] ,[8,135] ,[9,141] ,[10,147] ,[11,153] ,[12,160] ,[13,166] ,[14,169] ,[15,170] ,[16,171] ,[17,171] ,[20,172] ,">
            <text:p>[1.75,87] ,[2,90] ,[2.25,93] ,[2.5,96] ,[2.75,98] ,[3,100] ,[4,106] ,[7,129] ,[8,135] ,[9,141] ,[10,147] ,[11,153] ,[12,160] ,[13,166] ,[14,169] ,[15,170] ,[16,171] ,[17,171] ,[20,172] ,</text:p>
          </table:table-cell>
          <table:table-cell table:style-name="ce15" table:formula="of:=IF(['age based'.L12]&gt;0;&quot;[&quot; &amp; ['age based'.L$1]&amp; &quot;,&quot; &amp; SUBSTITUTE(TEXT(['age based'.L12];&quot;#0,#&quot;);&quot;,&quot;;&quot;.&quot;)&amp;&quot;] ,&quot;;&quot;&quot;)&amp;[.M12]" office:value-type="string" office:string-value="[2,90] ,[2.25,93] ,[2.5,96] ,[2.75,98] ,[3,100] ,[4,106] ,[7,129] ,[8,135] ,[9,141] ,[10,147] ,[11,153] ,[12,160] ,[13,166] ,[14,169] ,[15,170] ,[16,171] ,[17,171] ,[20,172] ,">
            <text:p>[2,90] ,[2.25,93] ,[2.5,96] ,[2.75,98] ,[3,100] ,[4,106] ,[7,129] ,[8,135] ,[9,141] ,[10,147] ,[11,153] ,[12,160] ,[13,166] ,[14,169] ,[15,170] ,[16,171] ,[17,171] ,[20,172] ,</text:p>
          </table:table-cell>
          <table:table-cell table:style-name="ce15" table:formula="of:=IF(['age based'.M12]&gt;0;&quot;[&quot; &amp; ['age based'.M$1]&amp; &quot;,&quot; &amp; SUBSTITUTE(TEXT(['age based'.M12];&quot;#0,#&quot;);&quot;,&quot;;&quot;.&quot;)&amp;&quot;] ,&quot;;&quot;&quot;)&amp;[.N12]" office:value-type="string" office:string-value="[2.25,93] ,[2.5,96] ,[2.75,98] ,[3,100] ,[4,106] ,[7,129] ,[8,135] ,[9,141] ,[10,147] ,[11,153] ,[12,160] ,[13,166] ,[14,169] ,[15,170] ,[16,171] ,[17,171] ,[20,172] ,">
            <text:p>[2.25,93] ,[2.5,96] ,[2.75,98] ,[3,100] ,[4,106] ,[7,129] ,[8,135] ,[9,141] ,[10,147] ,[11,153] ,[12,160] ,[13,166] ,[14,169] ,[15,170] ,[16,171] ,[17,171] ,[20,172] ,</text:p>
          </table:table-cell>
          <table:table-cell table:style-name="ce15" table:formula="of:=IF(['age based'.N12]&gt;0;&quot;[&quot; &amp; ['age based'.N$1]&amp; &quot;,&quot; &amp; SUBSTITUTE(TEXT(['age based'.N12];&quot;#0,#&quot;);&quot;,&quot;;&quot;.&quot;)&amp;&quot;] ,&quot;;&quot;&quot;)&amp;[.O12]" office:value-type="string" office:string-value="[2.5,96] ,[2.75,98] ,[3,100] ,[4,106] ,[7,129] ,[8,135] ,[9,141] ,[10,147] ,[11,153] ,[12,160] ,[13,166] ,[14,169] ,[15,170] ,[16,171] ,[17,171] ,[20,172] ,">
            <text:p>[2.5,96] ,[2.75,98] ,[3,100] ,[4,106] ,[7,129] ,[8,135] ,[9,141] ,[10,147] ,[11,153] ,[12,160] ,[13,166] ,[14,169] ,[15,170] ,[16,171] ,[17,171] ,[20,172] ,</text:p>
          </table:table-cell>
          <table:table-cell table:style-name="ce15" table:formula="of:=IF(['age based'.O12]&gt;0;&quot;[&quot; &amp; ['age based'.O$1]&amp; &quot;,&quot; &amp; SUBSTITUTE(TEXT(['age based'.O12];&quot;#0,#&quot;);&quot;,&quot;;&quot;.&quot;)&amp;&quot;] ,&quot;;&quot;&quot;)&amp;[.P12]" office:value-type="string" office:string-value="[2.75,98] ,[3,100] ,[4,106] ,[7,129] ,[8,135] ,[9,141] ,[10,147] ,[11,153] ,[12,160] ,[13,166] ,[14,169] ,[15,170] ,[16,171] ,[17,171] ,[20,172] ,">
            <text:p>[2.75,98] ,[3,100] ,[4,106] ,[7,129] ,[8,135] ,[9,141] ,[10,147] ,[11,153] ,[12,160] ,[13,166] ,[14,169] ,[15,170] ,[16,171] ,[17,171] ,[20,172] ,</text:p>
          </table:table-cell>
          <table:table-cell table:style-name="ce15" table:formula="of:=IF(['age based'.P12]&gt;0;&quot;[&quot; &amp; ['age based'.P$1]&amp; &quot;,&quot; &amp; SUBSTITUTE(TEXT(['age based'.P12];&quot;#0,#&quot;);&quot;,&quot;;&quot;.&quot;)&amp;&quot;] ,&quot;;&quot;&quot;)&amp;[.Q12]" office:value-type="string" office:string-value="[3,100] ,[4,106] ,[7,129] ,[8,135] ,[9,141] ,[10,147] ,[11,153] ,[12,160] ,[13,166] ,[14,169] ,[15,170] ,[16,171] ,[17,171] ,[20,172] ,">
            <text:p>[3,100] ,[4,106] ,[7,129] ,[8,135] ,[9,141] ,[10,147] ,[11,153] ,[12,160] ,[13,166] ,[14,169] ,[15,170] ,[16,171] ,[17,171] ,[20,172] ,</text:p>
          </table:table-cell>
          <table:table-cell table:style-name="ce15" table:formula="of:=IF(['age based'.Q12]&gt;0;&quot;[&quot; &amp; ['age based'.Q$1]&amp; &quot;,&quot; &amp; SUBSTITUTE(TEXT(['age based'.Q12];&quot;#0,#&quot;);&quot;,&quot;;&quot;.&quot;)&amp;&quot;] ,&quot;;&quot;&quot;)&amp;[.R12]" office:value-type="string" office:string-value="[4,106] ,[7,129] ,[8,135] ,[9,141] ,[10,147] ,[11,153] ,[12,160] ,[13,166] ,[14,169] ,[15,170] ,[16,171] ,[17,171] ,[20,172] ,">
            <text:p>[4,106] ,[7,129] ,[8,135] ,[9,141] ,[10,147] ,[11,153] ,[12,160] ,[13,166] ,[14,169] ,[15,170] ,[16,171] ,[17,171] ,[20,172] ,</text:p>
          </table:table-cell>
          <table:table-cell table:style-name="ce15" table:formula="of:=IF(['age based'.R12]&gt;0;&quot;[&quot; &amp; ['age based'.R$1]&amp; &quot;,&quot; &amp; SUBSTITUTE(TEXT(['age based'.R12];&quot;#0,#&quot;);&quot;,&quot;;&quot;.&quot;)&amp;&quot;] ,&quot;;&quot;&quot;)&amp;[.S12]" office:value-type="string" office:string-value="[7,129] ,[8,135] ,[9,141] ,[10,147] ,[11,153] ,[12,160] ,[13,166] ,[14,169] ,[15,170] ,[16,171] ,[17,171] ,[20,172] ,">
            <text:p>[7,129] ,[8,135] ,[9,141] ,[10,147] ,[11,153] ,[12,160] ,[13,166] ,[14,169] ,[15,170] ,[16,171] ,[17,171] ,[20,172] ,</text:p>
          </table:table-cell>
          <table:table-cell table:style-name="ce15" table:formula="of:=IF(['age based'.S12]&gt;0;&quot;[&quot; &amp; ['age based'.S$1]&amp; &quot;,&quot; &amp; SUBSTITUTE(TEXT(['age based'.S12];&quot;#0,#&quot;);&quot;,&quot;;&quot;.&quot;)&amp;&quot;] ,&quot;;&quot;&quot;)&amp;[.T12]" office:value-type="string" office:string-value="[7,129] ,[8,135] ,[9,141] ,[10,147] ,[11,153] ,[12,160] ,[13,166] ,[14,169] ,[15,170] ,[16,171] ,[17,171] ,[20,172] ,">
            <text:p>[7,129] ,[8,135] ,[9,141] ,[10,147] ,[11,153] ,[12,160] ,[13,166] ,[14,169] ,[15,170] ,[16,171] ,[17,171] ,[20,172] ,</text:p>
          </table:table-cell>
          <table:table-cell table:style-name="ce15" table:formula="of:=IF(['age based'.T12]&gt;0;&quot;[&quot; &amp; ['age based'.T$1]&amp; &quot;,&quot; &amp; SUBSTITUTE(TEXT(['age based'.T12];&quot;#0,#&quot;);&quot;,&quot;;&quot;.&quot;)&amp;&quot;] ,&quot;;&quot;&quot;)&amp;[.U12]" office:value-type="string" office:string-value="[7,129] ,[8,135] ,[9,141] ,[10,147] ,[11,153] ,[12,160] ,[13,166] ,[14,169] ,[15,170] ,[16,171] ,[17,171] ,[20,172] ,">
            <text:p>[7,129] ,[8,135] ,[9,141] ,[10,147] ,[11,153] ,[12,160] ,[13,166] ,[14,169] ,[15,170] ,[16,171] ,[17,171] ,[20,172] ,</text:p>
          </table:table-cell>
          <table:table-cell table:style-name="ce15" table:formula="of:=IF(['age based'.U12]&gt;0;&quot;[&quot; &amp; ['age based'.U$1]&amp; &quot;,&quot; &amp; SUBSTITUTE(TEXT(['age based'.U12];&quot;#0,#&quot;);&quot;,&quot;;&quot;.&quot;)&amp;&quot;] ,&quot;;&quot;&quot;)&amp;[.V12]" office:value-type="string" office:string-value="[8,135] ,[9,141] ,[10,147] ,[11,153] ,[12,160] ,[13,166] ,[14,169] ,[15,170] ,[16,171] ,[17,171] ,[20,172] ,">
            <text:p>[8,135] ,[9,141] ,[10,147] ,[11,153] ,[12,160] ,[13,166] ,[14,169] ,[15,170] ,[16,171] ,[17,171] ,[20,172] ,</text:p>
          </table:table-cell>
          <table:table-cell table:style-name="ce15" table:formula="of:=IF(['age based'.V12]&gt;0;&quot;[&quot; &amp; ['age based'.V$1]&amp; &quot;,&quot; &amp; SUBSTITUTE(TEXT(['age based'.V12];&quot;#0,#&quot;);&quot;,&quot;;&quot;.&quot;)&amp;&quot;] ,&quot;;&quot;&quot;)&amp;[.W12]" office:value-type="string" office:string-value="[9,141] ,[10,147] ,[11,153] ,[12,160] ,[13,166] ,[14,169] ,[15,170] ,[16,171] ,[17,171] ,[20,172] ,">
            <text:p>[9,141] ,[10,147] ,[11,153] ,[12,160] ,[13,166] ,[14,169] ,[15,170] ,[16,171] ,[17,171] ,[20,172] ,</text:p>
          </table:table-cell>
          <table:table-cell table:style-name="ce15" table:formula="of:=IF(['age based'.W12]&gt;0;&quot;[&quot; &amp; ['age based'.W$1]&amp; &quot;,&quot; &amp; SUBSTITUTE(TEXT(['age based'.W12];&quot;#0,#&quot;);&quot;,&quot;;&quot;.&quot;)&amp;&quot;] ,&quot;;&quot;&quot;)&amp;[.X12]" office:value-type="string" office:string-value="[10,147] ,[11,153] ,[12,160] ,[13,166] ,[14,169] ,[15,170] ,[16,171] ,[17,171] ,[20,172] ,">
            <text:p>[10,147] ,[11,153] ,[12,160] ,[13,166] ,[14,169] ,[15,170] ,[16,171] ,[17,171] ,[20,172] ,</text:p>
          </table:table-cell>
          <table:table-cell table:style-name="ce15" table:formula="of:=IF(['age based'.X12]&gt;0;&quot;[&quot; &amp; ['age based'.X$1]&amp; &quot;,&quot; &amp; SUBSTITUTE(TEXT(['age based'.X12];&quot;#0,#&quot;);&quot;,&quot;;&quot;.&quot;)&amp;&quot;] ,&quot;;&quot;&quot;)&amp;[.Y12]" office:value-type="string" office:string-value="[11,153] ,[12,160] ,[13,166] ,[14,169] ,[15,170] ,[16,171] ,[17,171] ,[20,172] ,">
            <text:p>[11,153] ,[12,160] ,[13,166] ,[14,169] ,[15,170] ,[16,171] ,[17,171] ,[20,172] ,</text:p>
          </table:table-cell>
          <table:table-cell table:style-name="ce15" table:formula="of:=IF(['age based'.Y12]&gt;0;&quot;[&quot; &amp; ['age based'.Y$1]&amp; &quot;,&quot; &amp; SUBSTITUTE(TEXT(['age based'.Y12];&quot;#0,#&quot;);&quot;,&quot;;&quot;.&quot;)&amp;&quot;] ,&quot;;&quot;&quot;)&amp;[.Z12]" office:value-type="string" office:string-value="[12,160] ,[13,166] ,[14,169] ,[15,170] ,[16,171] ,[17,171] ,[20,172] ,">
            <text:p>[12,160] ,[13,166] ,[14,169] ,[15,170] ,[16,171] ,[17,171] ,[20,172] ,</text:p>
          </table:table-cell>
          <table:table-cell table:style-name="ce15" table:formula="of:=IF(['age based'.Z12]&gt;0;&quot;[&quot; &amp; ['age based'.Z$1]&amp; &quot;,&quot; &amp; SUBSTITUTE(TEXT(['age based'.Z12];&quot;#0,#&quot;);&quot;,&quot;;&quot;.&quot;)&amp;&quot;] ,&quot;;&quot;&quot;)&amp;[.AA12]" office:value-type="string" office:string-value="[13,166] ,[14,169] ,[15,170] ,[16,171] ,[17,171] ,[20,172] ,">
            <text:p>[13,166] ,[14,169] ,[15,170] ,[16,171] ,[17,171] ,[20,172] ,</text:p>
          </table:table-cell>
          <table:table-cell table:style-name="ce15" table:formula="of:=IF(['age based'.AA12]&gt;0;&quot;[&quot; &amp; ['age based'.AA$1]&amp; &quot;,&quot; &amp; SUBSTITUTE(TEXT(['age based'.AA12];&quot;#0,#&quot;);&quot;,&quot;;&quot;.&quot;)&amp;&quot;] ,&quot;;&quot;&quot;)&amp;[.AB12]" office:value-type="string" office:string-value="[14,169] ,[15,170] ,[16,171] ,[17,171] ,[20,172] ,">
            <text:p>[14,169] ,[15,170] ,[16,171] ,[17,171] ,[20,172] ,</text:p>
          </table:table-cell>
          <table:table-cell table:style-name="ce15" table:formula="of:=IF(['age based'.AB12]&gt;0;&quot;[&quot; &amp; ['age based'.AB$1]&amp; &quot;,&quot; &amp; SUBSTITUTE(TEXT(['age based'.AB12];&quot;#0,#&quot;);&quot;,&quot;;&quot;.&quot;)&amp;&quot;] ,&quot;;&quot;&quot;)&amp;[.AC12]" office:value-type="string" office:string-value="[15,170] ,[16,171] ,[17,171] ,[20,172] ,">
            <text:p>[15,170] ,[16,171] ,[17,171] ,[20,172] ,</text:p>
          </table:table-cell>
          <table:table-cell table:style-name="ce15" table:formula="of:=IF(['age based'.AC12]&gt;0;&quot;[&quot; &amp; ['age based'.AC$1]&amp; &quot;,&quot; &amp; SUBSTITUTE(TEXT(['age based'.AC12];&quot;#0,#&quot;);&quot;,&quot;;&quot;.&quot;)&amp;&quot;] ,&quot;;&quot;&quot;)&amp;[.AD12]" office:value-type="string" office:string-value="[16,171] ,[17,171] ,[20,172] ,">
            <text:p>[16,171] ,[17,171] ,[20,172] ,</text:p>
          </table:table-cell>
          <table:table-cell table:style-name="ce15" table:formula="of:=IF(['age based'.AD12]&gt;0;&quot;[&quot; &amp; ['age based'.AD$1]&amp; &quot;,&quot; &amp; SUBSTITUTE(TEXT(['age based'.AD12];&quot;#0,#&quot;);&quot;,&quot;;&quot;.&quot;)&amp;&quot;] ,&quot;;&quot;&quot;)&amp;[.AE12]" office:value-type="string" office:string-value="[17,171] ,[20,172] ,">
            <text:p>[17,171] ,[20,172] ,</text:p>
          </table:table-cell>
          <table:table-cell table:style-name="ce15" table:formula="of:=IF(['age based'.AE12]&gt;0;&quot;[&quot; &amp; ['age based'.AE$1]&amp; &quot;,&quot; &amp; SUBSTITUTE(TEXT(['age based'.AE12];&quot;#0,#&quot;);&quot;,&quot;;&quot;.&quot;)&amp;&quot;] ,&quot;;&quot;&quot;)&amp;[.AF12]" office:value-type="string" office:string-value="[20,172] ,">
            <text:p>[20,172] ,</text:p>
          </table:table-cell>
          <table:table-cell table:style-name="ce15" table:formula="of:=IF(['age based'.AF12]&gt;0;&quot;[&quot; &amp; ['age based'.AF$1]&amp; &quot;,&quot; &amp; SUBSTITUTE(TEXT(['age based'.AF12];&quot;#0,#&quot;);&quot;,&quot;;&quot;.&quot;)&amp;&quot;] ,&quot;;&quot;&quot;)&amp;[.AG12]" office:value-type="string" office:string-value="[20,172] ,">
            <text:p>[20,172] ,</text:p>
          </table:table-cell>
          <table:table-cell table:style-name="ce15" table:formula="of:=IF(['age based'.AG12]&gt;0;&quot;[&quot; &amp; ['age based'.AG$1]&amp; &quot;,&quot; &amp; SUBSTITUTE(TEXT(['age based'.AG12];&quot;#0,#&quot;);&quot;,&quot;;&quot;.&quot;)&amp;&quot;] ,&quot;;&quot;&quot;)&amp;[.AH12]" office:value-type="string" office:string-value="[20,172] ,">
            <text:p>[20,172] ,</text:p>
          </table:table-cell>
        </table:table-row>
        <table:table-row table:style-name="ro1">
          <table:table-cell table:formula="of:=IF(['age based'.B13]&lt;&gt;&quot;&quot;;['age based concatenate'.C13]&amp;&quot;= {};&quot;;&quot;&quot;)">
            <text:p/>
          </table:table-cell>
          <table:table-cell table:formula="of:=IF(['age based'.C13]=&quot;&quot;;&quot;&quot;;['age based concatenate'.C13]&amp;&quot;.&quot;&amp;['age based'.C13]&amp;&quot; = [&quot; &amp; ['age based concatenate'.D13]&amp;&quot;];&quot;)">
            <text:p/>
          </table:table-cell>
          <table:table-cell table:formula="of:=IF(['age based'.B13]&lt;&gt;&quot;&quot;;['age based'.$B$1]&amp;&quot;.&quot;&amp;['age based'.B13];[.C12])" office:value-type="string" office:string-value="amd_stats.f.height">
            <text:p>amd_stats.f.height</text:p>
          </table:table-cell>
          <table:table-cell table:style-name="ce15" table:formula="of:=IF(['age based'.D13]&gt;0;&quot;[&quot; &amp; ['age based'.D$1]&amp; &quot;,&quot; &amp; SUBSTITUTE(TEXT(['age based'.D13];&quot;#0,#&quot;);&quot;,&quot;;&quot;.&quot;)&amp;&quot;] ,&quot;;&quot;&quot;)&amp;[.E13]">
            <text:p/>
          </table:table-cell>
          <table:table-cell table:style-name="ce15" table:formula="of:=IF(['age based'.E13]&gt;0;&quot;[&quot; &amp; ['age based'.E$1]&amp; &quot;,&quot; &amp; SUBSTITUTE(TEXT(['age based'.E13];&quot;#0,#&quot;);&quot;,&quot;;&quot;.&quot;)&amp;&quot;] ,&quot;;&quot;&quot;)&amp;[.F13]">
            <text:p/>
          </table:table-cell>
          <table:table-cell table:style-name="ce15" table:formula="of:=IF(['age based'.F13]&gt;0;&quot;[&quot; &amp; ['age based'.F$1]&amp; &quot;,&quot; &amp; SUBSTITUTE(TEXT(['age based'.F13];&quot;#0,#&quot;);&quot;,&quot;;&quot;.&quot;)&amp;&quot;] ,&quot;;&quot;&quot;)&amp;[.G13]">
            <text:p/>
          </table:table-cell>
          <table:table-cell table:style-name="ce15" table:formula="of:=IF(['age based'.G13]&gt;0;&quot;[&quot; &amp; ['age based'.G$1]&amp; &quot;,&quot; &amp; SUBSTITUTE(TEXT(['age based'.G13];&quot;#0,#&quot;);&quot;,&quot;;&quot;.&quot;)&amp;&quot;] ,&quot;;&quot;&quot;)&amp;[.H13]">
            <text:p/>
          </table:table-cell>
          <table:table-cell table:style-name="ce15" table:formula="of:=IF(['age based'.H13]&gt;0;&quot;[&quot; &amp; ['age based'.H$1]&amp; &quot;,&quot; &amp; SUBSTITUTE(TEXT(['age based'.H13];&quot;#0,#&quot;);&quot;,&quot;;&quot;.&quot;)&amp;&quot;] ,&quot;;&quot;&quot;)&amp;[.I13]">
            <text:p/>
          </table:table-cell>
          <table:table-cell table:style-name="ce15" table:formula="of:=IF(['age based'.I13]&gt;0;&quot;[&quot; &amp; ['age based'.I$1]&amp; &quot;,&quot; &amp; SUBSTITUTE(TEXT(['age based'.I13];&quot;#0,#&quot;);&quot;,&quot;;&quot;.&quot;)&amp;&quot;] ,&quot;;&quot;&quot;)&amp;[.J13]">
            <text:p/>
          </table:table-cell>
          <table:table-cell table:style-name="ce15" table:formula="of:=IF(['age based'.J13]&gt;0;&quot;[&quot; &amp; ['age based'.J$1]&amp; &quot;,&quot; &amp; SUBSTITUTE(TEXT(['age based'.J13];&quot;#0,#&quot;);&quot;,&quot;;&quot;.&quot;)&amp;&quot;] ,&quot;;&quot;&quot;)&amp;[.K13]">
            <text:p/>
          </table:table-cell>
          <table:table-cell table:style-name="ce15" table:formula="of:=IF(['age based'.K13]&gt;0;&quot;[&quot; &amp; ['age based'.K$1]&amp; &quot;,&quot; &amp; SUBSTITUTE(TEXT(['age based'.K13];&quot;#0,#&quot;);&quot;,&quot;;&quot;.&quot;)&amp;&quot;] ,&quot;;&quot;&quot;)&amp;[.L13]">
            <text:p/>
          </table:table-cell>
          <table:table-cell table:style-name="ce15" table:formula="of:=IF(['age based'.L13]&gt;0;&quot;[&quot; &amp; ['age based'.L$1]&amp; &quot;,&quot; &amp; SUBSTITUTE(TEXT(['age based'.L13];&quot;#0,#&quot;);&quot;,&quot;;&quot;.&quot;)&amp;&quot;] ,&quot;;&quot;&quot;)&amp;[.M13]">
            <text:p/>
          </table:table-cell>
          <table:table-cell table:style-name="ce15" table:formula="of:=IF(['age based'.M13]&gt;0;&quot;[&quot; &amp; ['age based'.M$1]&amp; &quot;,&quot; &amp; SUBSTITUTE(TEXT(['age based'.M13];&quot;#0,#&quot;);&quot;,&quot;;&quot;.&quot;)&amp;&quot;] ,&quot;;&quot;&quot;)&amp;[.N13]">
            <text:p/>
          </table:table-cell>
          <table:table-cell table:style-name="ce15" table:formula="of:=IF(['age based'.N13]&gt;0;&quot;[&quot; &amp; ['age based'.N$1]&amp; &quot;,&quot; &amp; SUBSTITUTE(TEXT(['age based'.N13];&quot;#0,#&quot;);&quot;,&quot;;&quot;.&quot;)&amp;&quot;] ,&quot;;&quot;&quot;)&amp;[.O13]">
            <text:p/>
          </table:table-cell>
          <table:table-cell table:style-name="ce15" table:formula="of:=IF(['age based'.O13]&gt;0;&quot;[&quot; &amp; ['age based'.O$1]&amp; &quot;,&quot; &amp; SUBSTITUTE(TEXT(['age based'.O13];&quot;#0,#&quot;);&quot;,&quot;;&quot;.&quot;)&amp;&quot;] ,&quot;;&quot;&quot;)&amp;[.P13]">
            <text:p/>
          </table:table-cell>
          <table:table-cell table:style-name="ce15" table:formula="of:=IF(['age based'.P13]&gt;0;&quot;[&quot; &amp; ['age based'.P$1]&amp; &quot;,&quot; &amp; SUBSTITUTE(TEXT(['age based'.P13];&quot;#0,#&quot;);&quot;,&quot;;&quot;.&quot;)&amp;&quot;] ,&quot;;&quot;&quot;)&amp;[.Q13]">
            <text:p/>
          </table:table-cell>
          <table:table-cell table:style-name="ce15" table:formula="of:=IF(['age based'.Q13]&gt;0;&quot;[&quot; &amp; ['age based'.Q$1]&amp; &quot;,&quot; &amp; SUBSTITUTE(TEXT(['age based'.Q13];&quot;#0,#&quot;);&quot;,&quot;;&quot;.&quot;)&amp;&quot;] ,&quot;;&quot;&quot;)&amp;[.R13]">
            <text:p/>
          </table:table-cell>
          <table:table-cell table:style-name="ce15" table:formula="of:=IF(['age based'.R13]&gt;0;&quot;[&quot; &amp; ['age based'.R$1]&amp; &quot;,&quot; &amp; SUBSTITUTE(TEXT(['age based'.R13];&quot;#0,#&quot;);&quot;,&quot;;&quot;.&quot;)&amp;&quot;] ,&quot;;&quot;&quot;)&amp;[.S13]">
            <text:p/>
          </table:table-cell>
          <table:table-cell table:style-name="ce15" table:formula="of:=IF(['age based'.S13]&gt;0;&quot;[&quot; &amp; ['age based'.S$1]&amp; &quot;,&quot; &amp; SUBSTITUTE(TEXT(['age based'.S13];&quot;#0,#&quot;);&quot;,&quot;;&quot;.&quot;)&amp;&quot;] ,&quot;;&quot;&quot;)&amp;[.T13]">
            <text:p/>
          </table:table-cell>
          <table:table-cell table:style-name="ce15" table:formula="of:=IF(['age based'.T13]&gt;0;&quot;[&quot; &amp; ['age based'.T$1]&amp; &quot;,&quot; &amp; SUBSTITUTE(TEXT(['age based'.T13];&quot;#0,#&quot;);&quot;,&quot;;&quot;.&quot;)&amp;&quot;] ,&quot;;&quot;&quot;)&amp;[.U13]">
            <text:p/>
          </table:table-cell>
          <table:table-cell table:style-name="ce15" table:formula="of:=IF(['age based'.U13]&gt;0;&quot;[&quot; &amp; ['age based'.U$1]&amp; &quot;,&quot; &amp; SUBSTITUTE(TEXT(['age based'.U13];&quot;#0,#&quot;);&quot;,&quot;;&quot;.&quot;)&amp;&quot;] ,&quot;;&quot;&quot;)&amp;[.V13]">
            <text:p/>
          </table:table-cell>
          <table:table-cell table:style-name="ce15" table:formula="of:=IF(['age based'.V13]&gt;0;&quot;[&quot; &amp; ['age based'.V$1]&amp; &quot;,&quot; &amp; SUBSTITUTE(TEXT(['age based'.V13];&quot;#0,#&quot;);&quot;,&quot;;&quot;.&quot;)&amp;&quot;] ,&quot;;&quot;&quot;)&amp;[.W13]">
            <text:p/>
          </table:table-cell>
          <table:table-cell table:style-name="ce15" table:formula="of:=IF(['age based'.W13]&gt;0;&quot;[&quot; &amp; ['age based'.W$1]&amp; &quot;,&quot; &amp; SUBSTITUTE(TEXT(['age based'.W13];&quot;#0,#&quot;);&quot;,&quot;;&quot;.&quot;)&amp;&quot;] ,&quot;;&quot;&quot;)&amp;[.X13]">
            <text:p/>
          </table:table-cell>
          <table:table-cell table:style-name="ce15" table:formula="of:=IF(['age based'.X13]&gt;0;&quot;[&quot; &amp; ['age based'.X$1]&amp; &quot;,&quot; &amp; SUBSTITUTE(TEXT(['age based'.X13];&quot;#0,#&quot;);&quot;,&quot;;&quot;.&quot;)&amp;&quot;] ,&quot;;&quot;&quot;)&amp;[.Y13]">
            <text:p/>
          </table:table-cell>
          <table:table-cell table:style-name="ce15" table:formula="of:=IF(['age based'.Y13]&gt;0;&quot;[&quot; &amp; ['age based'.Y$1]&amp; &quot;,&quot; &amp; SUBSTITUTE(TEXT(['age based'.Y13];&quot;#0,#&quot;);&quot;,&quot;;&quot;.&quot;)&amp;&quot;] ,&quot;;&quot;&quot;)&amp;[.Z13]">
            <text:p/>
          </table:table-cell>
          <table:table-cell table:style-name="ce15" table:formula="of:=IF(['age based'.Z13]&gt;0;&quot;[&quot; &amp; ['age based'.Z$1]&amp; &quot;,&quot; &amp; SUBSTITUTE(TEXT(['age based'.Z13];&quot;#0,#&quot;);&quot;,&quot;;&quot;.&quot;)&amp;&quot;] ,&quot;;&quot;&quot;)&amp;[.AA13]">
            <text:p/>
          </table:table-cell>
          <table:table-cell table:style-name="ce15" table:formula="of:=IF(['age based'.AA13]&gt;0;&quot;[&quot; &amp; ['age based'.AA$1]&amp; &quot;,&quot; &amp; SUBSTITUTE(TEXT(['age based'.AA13];&quot;#0,#&quot;);&quot;,&quot;;&quot;.&quot;)&amp;&quot;] ,&quot;;&quot;&quot;)&amp;[.AB13]">
            <text:p/>
          </table:table-cell>
          <table:table-cell table:style-name="ce15" table:formula="of:=IF(['age based'.AB13]&gt;0;&quot;[&quot; &amp; ['age based'.AB$1]&amp; &quot;,&quot; &amp; SUBSTITUTE(TEXT(['age based'.AB13];&quot;#0,#&quot;);&quot;,&quot;;&quot;.&quot;)&amp;&quot;] ,&quot;;&quot;&quot;)&amp;[.AC13]">
            <text:p/>
          </table:table-cell>
          <table:table-cell table:style-name="ce15" table:formula="of:=IF(['age based'.AC13]&gt;0;&quot;[&quot; &amp; ['age based'.AC$1]&amp; &quot;,&quot; &amp; SUBSTITUTE(TEXT(['age based'.AC13];&quot;#0,#&quot;);&quot;,&quot;;&quot;.&quot;)&amp;&quot;] ,&quot;;&quot;&quot;)&amp;[.AD13]">
            <text:p/>
          </table:table-cell>
          <table:table-cell table:style-name="ce15" table:formula="of:=IF(['age based'.AD13]&gt;0;&quot;[&quot; &amp; ['age based'.AD$1]&amp; &quot;,&quot; &amp; SUBSTITUTE(TEXT(['age based'.AD13];&quot;#0,#&quot;);&quot;,&quot;;&quot;.&quot;)&amp;&quot;] ,&quot;;&quot;&quot;)&amp;[.AE13]">
            <text:p/>
          </table:table-cell>
          <table:table-cell table:style-name="ce15" table:formula="of:=IF(['age based'.AE13]&gt;0;&quot;[&quot; &amp; ['age based'.AE$1]&amp; &quot;,&quot; &amp; SUBSTITUTE(TEXT(['age based'.AE13];&quot;#0,#&quot;);&quot;,&quot;;&quot;.&quot;)&amp;&quot;] ,&quot;;&quot;&quot;)&amp;[.AF13]">
            <text:p/>
          </table:table-cell>
          <table:table-cell table:style-name="ce15" table:formula="of:=IF(['age based'.AF13]&gt;0;&quot;[&quot; &amp; ['age based'.AF$1]&amp; &quot;,&quot; &amp; SUBSTITUTE(TEXT(['age based'.AF13];&quot;#0,#&quot;);&quot;,&quot;;&quot;.&quot;)&amp;&quot;] ,&quot;;&quot;&quot;)&amp;[.AG13]">
            <text:p/>
          </table:table-cell>
          <table:table-cell table:style-name="ce15" table:formula="of:=IF(['age based'.AG13]&gt;0;&quot;[&quot; &amp; ['age based'.AG$1]&amp; &quot;,&quot; &amp; SUBSTITUTE(TEXT(['age based'.AG13];&quot;#0,#&quot;);&quot;,&quot;;&quot;.&quot;)&amp;&quot;] ,&quot;;&quot;&quot;)&amp;[.AH13]">
            <text:p/>
          </table:table-cell>
        </table:table-row>
        <table:table-row table:style-name="ro1">
          <table:table-cell table:formula="of:=IF(['age based'.B14]&lt;&gt;&quot;&quot;;['age based concatenate'.C14]&amp;&quot;= {};&quot;;&quot;&quot;)" office:value-type="string" office:string-value="amd_stats.f.weight= {};">
            <text:p>amd_stats.f.weight= {};</text:p>
          </table:table-cell>
          <table:table-cell table:formula="of:=IF(['age based'.C14]=&quot;&quot;;&quot;&quot;;['age based concatenate'.C14]&amp;&quot;.&quot;&amp;['age based'.C14]&amp;&quot; = [&quot; &amp; ['age based concatenate'.D14]&amp;&quot;];&quot;)" office:value-type="string" office:string-value="amd_stats.f.weight.min = [[0,2.8] ,[0.25,4.6] ,[0.5,6.2] ,[0.75,7.4] ,[1,8.4] ,[1.25,9] ,[1.5,9.6] ,[3,12] ,[4,14] ,[5,15] ,[6,17] ,[8,21] ,[9,23] ,[10,26] ,[11,29] ,[12,34] ,[13,36] ,[14,40] ,[15,43] ,[16,45] ,[17,46] ,[18,47] ,[19,48] ,[20,49] ,];">
            <text:p>amd_stats.f.weight.min = [[0,2.8] ,[0.25,4.6] ,[0.5,6.2] ,[0.75,7.4] ,[1,8.4] ,[1.25,9] ,[1.5,9.6] ,[3,12] ,[4,14] ,[5,15] ,[6,17] ,[8,21] ,[9,23] ,[10,26] ,[11,29] ,[12,34] ,[13,36] ,[14,40] ,[15,43] ,[16,45] ,[17,46] ,[18,47] ,[19,48] ,[20,49] ,];</text:p>
          </table:table-cell>
          <table:table-cell table:formula="of:=IF(['age based'.B14]&lt;&gt;&quot;&quot;;['age based'.$B$1]&amp;&quot;.&quot;&amp;['age based'.B14];[.C13])" office:value-type="string" office:string-value="amd_stats.f.weight">
            <text:p>amd_stats.f.weight</text:p>
          </table:table-cell>
          <table:table-cell table:style-name="ce15" table:formula="of:=IF(['age based'.D14]&gt;0;&quot;[&quot; &amp; ['age based'.D$1]&amp; &quot;,&quot; &amp; SUBSTITUTE(TEXT(['age based'.D14];&quot;#0,#&quot;);&quot;,&quot;;&quot;.&quot;)&amp;&quot;] ,&quot;;&quot;&quot;)&amp;[.E14]" office:value-type="string" office:string-value="[0,2.8] ,[0.25,4.6] ,[0.5,6.2] ,[0.75,7.4] ,[1,8.4] ,[1.25,9] ,[1.5,9.6] ,[3,12] ,[4,14] ,[5,15] ,[6,17] ,[8,21] ,[9,23] ,[10,26] ,[11,29] ,[12,34] ,[13,36] ,[14,40] ,[15,43] ,[16,45] ,[17,46] ,[18,47] ,[19,48] ,[20,49] ,">
            <text:p>[0,2.8] ,[0.25,4.6] ,[0.5,6.2] ,[0.75,7.4] ,[1,8.4] ,[1.25,9] ,[1.5,9.6] ,[3,12] ,[4,14] ,[5,15] ,[6,17] ,[8,21] ,[9,23] ,[10,26] ,[11,29] ,[12,34] ,[13,36] ,[14,40] ,[15,43] ,[16,45] ,[17,46] ,[18,47] ,[19,48] ,[20,49] ,</text:p>
          </table:table-cell>
          <table:table-cell table:style-name="ce15" table:formula="of:=IF(['age based'.E14]&gt;0;&quot;[&quot; &amp; ['age based'.E$1]&amp; &quot;,&quot; &amp; SUBSTITUTE(TEXT(['age based'.E14];&quot;#0,#&quot;);&quot;,&quot;;&quot;.&quot;)&amp;&quot;] ,&quot;;&quot;&quot;)&amp;[.F14]" office:value-type="string" office:string-value="[0.25,4.6] ,[0.5,6.2] ,[0.75,7.4] ,[1,8.4] ,[1.25,9] ,[1.5,9.6] ,[3,12] ,[4,14] ,[5,15] ,[6,17] ,[8,21] ,[9,23] ,[10,26] ,[11,29] ,[12,34] ,[13,36] ,[14,40] ,[15,43] ,[16,45] ,[17,46] ,[18,47] ,[19,48] ,[20,49] ,">
            <text:p>[0.25,4.6] ,[0.5,6.2] ,[0.75,7.4] ,[1,8.4] ,[1.25,9] ,[1.5,9.6] ,[3,12] ,[4,14] ,[5,15] ,[6,17] ,[8,21] ,[9,23] ,[10,26] ,[11,29] ,[12,34] ,[13,36] ,[14,40] ,[15,43] ,[16,45] ,[17,46] ,[18,47] ,[19,48] ,[20,49] ,</text:p>
          </table:table-cell>
          <table:table-cell table:style-name="ce15" table:formula="of:=IF(['age based'.F14]&gt;0;&quot;[&quot; &amp; ['age based'.F$1]&amp; &quot;,&quot; &amp; SUBSTITUTE(TEXT(['age based'.F14];&quot;#0,#&quot;);&quot;,&quot;;&quot;.&quot;)&amp;&quot;] ,&quot;;&quot;&quot;)&amp;[.G14]" office:value-type="string" office:string-value="[0.5,6.2] ,[0.75,7.4] ,[1,8.4] ,[1.25,9] ,[1.5,9.6] ,[3,12] ,[4,14] ,[5,15] ,[6,17] ,[8,21] ,[9,23] ,[10,26] ,[11,29] ,[12,34] ,[13,36] ,[14,40] ,[15,43] ,[16,45] ,[17,46] ,[18,47] ,[19,48] ,[20,49] ,">
            <text:p>[0.5,6.2] ,[0.75,7.4] ,[1,8.4] ,[1.25,9] ,[1.5,9.6] ,[3,12] ,[4,14] ,[5,15] ,[6,17] ,[8,21] ,[9,23] ,[10,26] ,[11,29] ,[12,34] ,[13,36] ,[14,40] ,[15,43] ,[16,45] ,[17,46] ,[18,47] ,[19,48] ,[20,49] ,</text:p>
          </table:table-cell>
          <table:table-cell table:style-name="ce15" table:formula="of:=IF(['age based'.G14]&gt;0;&quot;[&quot; &amp; ['age based'.G$1]&amp; &quot;,&quot; &amp; SUBSTITUTE(TEXT(['age based'.G14];&quot;#0,#&quot;);&quot;,&quot;;&quot;.&quot;)&amp;&quot;] ,&quot;;&quot;&quot;)&amp;[.H14]" office:value-type="string" office:string-value="[0.75,7.4] ,[1,8.4] ,[1.25,9] ,[1.5,9.6] ,[3,12] ,[4,14] ,[5,15] ,[6,17] ,[8,21] ,[9,23] ,[10,26] ,[11,29] ,[12,34] ,[13,36] ,[14,40] ,[15,43] ,[16,45] ,[17,46] ,[18,47] ,[19,48] ,[20,49] ,">
            <text:p>[0.75,7.4] ,[1,8.4] ,[1.25,9] ,[1.5,9.6] ,[3,12] ,[4,14] ,[5,15] ,[6,17] ,[8,21] ,[9,23] ,[10,26] ,[11,29] ,[12,34] ,[13,36] ,[14,40] ,[15,43] ,[16,45] ,[17,46] ,[18,47] ,[19,48] ,[20,49] ,</text:p>
          </table:table-cell>
          <table:table-cell table:style-name="ce15" table:formula="of:=IF(['age based'.H14]&gt;0;&quot;[&quot; &amp; ['age based'.H$1]&amp; &quot;,&quot; &amp; SUBSTITUTE(TEXT(['age based'.H14];&quot;#0,#&quot;);&quot;,&quot;;&quot;.&quot;)&amp;&quot;] ,&quot;;&quot;&quot;)&amp;[.I14]" office:value-type="string" office:string-value="[1,8.4] ,[1.25,9] ,[1.5,9.6] ,[3,12] ,[4,14] ,[5,15] ,[6,17] ,[8,21] ,[9,23] ,[10,26] ,[11,29] ,[12,34] ,[13,36] ,[14,40] ,[15,43] ,[16,45] ,[17,46] ,[18,47] ,[19,48] ,[20,49] ,">
            <text:p>[1,8.4] ,[1.25,9] ,[1.5,9.6] ,[3,12] ,[4,14] ,[5,15] ,[6,17] ,[8,21] ,[9,23] ,[10,26] ,[11,29] ,[12,34] ,[13,36] ,[14,40] ,[15,43] ,[16,45] ,[17,46] ,[18,47] ,[19,48] ,[20,49] ,</text:p>
          </table:table-cell>
          <table:table-cell table:style-name="ce15" table:formula="of:=IF(['age based'.I14]&gt;0;&quot;[&quot; &amp; ['age based'.I$1]&amp; &quot;,&quot; &amp; SUBSTITUTE(TEXT(['age based'.I14];&quot;#0,#&quot;);&quot;,&quot;;&quot;.&quot;)&amp;&quot;] ,&quot;;&quot;&quot;)&amp;[.J14]" office:value-type="string" office:string-value="[1.25,9] ,[1.5,9.6] ,[3,12] ,[4,14] ,[5,15] ,[6,17] ,[8,21] ,[9,23] ,[10,26] ,[11,29] ,[12,34] ,[13,36] ,[14,40] ,[15,43] ,[16,45] ,[17,46] ,[18,47] ,[19,48] ,[20,49] ,">
            <text:p>[1.25,9] ,[1.5,9.6] ,[3,12] ,[4,14] ,[5,15] ,[6,17] ,[8,21] ,[9,23] ,[10,26] ,[11,29] ,[12,34] ,[13,36] ,[14,40] ,[15,43] ,[16,45] ,[17,46] ,[18,47] ,[19,48] ,[20,49] ,</text:p>
          </table:table-cell>
          <table:table-cell table:style-name="ce15" table:formula="of:=IF(['age based'.J14]&gt;0;&quot;[&quot; &amp; ['age based'.J$1]&amp; &quot;,&quot; &amp; SUBSTITUTE(TEXT(['age based'.J14];&quot;#0,#&quot;);&quot;,&quot;;&quot;.&quot;)&amp;&quot;] ,&quot;;&quot;&quot;)&amp;[.K14]" office:value-type="string" office:string-value="[1.5,9.6] ,[3,12] ,[4,14] ,[5,15] ,[6,17] ,[8,21] ,[9,23] ,[10,26] ,[11,29] ,[12,34] ,[13,36] ,[14,40] ,[15,43] ,[16,45] ,[17,46] ,[18,47] ,[19,48] ,[20,49] ,">
            <text:p>[1.5,9.6] ,[3,12] ,[4,14] ,[5,15] ,[6,17] ,[8,21] ,[9,23] ,[10,26] ,[11,29] ,[12,34] ,[13,36] ,[14,40] ,[15,43] ,[16,45] ,[17,46] ,[18,47] ,[19,48] ,[20,49] ,</text:p>
          </table:table-cell>
          <table:table-cell table:style-name="ce15" table:formula="of:=IF(['age based'.K14]&gt;0;&quot;[&quot; &amp; ['age based'.K$1]&amp; &quot;,&quot; &amp; SUBSTITUTE(TEXT(['age based'.K14];&quot;#0,#&quot;);&quot;,&quot;;&quot;.&quot;)&amp;&quot;] ,&quot;;&quot;&quot;)&amp;[.L14]" office:value-type="string" office:string-value="[3,12] ,[4,14] ,[5,15] ,[6,17] ,[8,21] ,[9,23] ,[10,26] ,[11,29] ,[12,34] ,[13,36] ,[14,40] ,[15,43] ,[16,45] ,[17,46] ,[18,47] ,[19,48] ,[20,49] ,">
            <text:p>[3,12] ,[4,14] ,[5,15] ,[6,17] ,[8,21] ,[9,23] ,[10,26] ,[11,29] ,[12,34] ,[13,36] ,[14,40] ,[15,43] ,[16,45] ,[17,46] ,[18,47] ,[19,48] ,[20,49] ,</text:p>
          </table:table-cell>
          <table:table-cell table:style-name="ce15" table:formula="of:=IF(['age based'.L14]&gt;0;&quot;[&quot; &amp; ['age based'.L$1]&amp; &quot;,&quot; &amp; SUBSTITUTE(TEXT(['age based'.L14];&quot;#0,#&quot;);&quot;,&quot;;&quot;.&quot;)&amp;&quot;] ,&quot;;&quot;&quot;)&amp;[.M14]" office:value-type="string" office:string-value="[3,12] ,[4,14] ,[5,15] ,[6,17] ,[8,21] ,[9,23] ,[10,26] ,[11,29] ,[12,34] ,[13,36] ,[14,40] ,[15,43] ,[16,45] ,[17,46] ,[18,47] ,[19,48] ,[20,49] ,">
            <text:p>[3,12] ,[4,14] ,[5,15] ,[6,17] ,[8,21] ,[9,23] ,[10,26] ,[11,29] ,[12,34] ,[13,36] ,[14,40] ,[15,43] ,[16,45] ,[17,46] ,[18,47] ,[19,48] ,[20,49] ,</text:p>
          </table:table-cell>
          <table:table-cell table:style-name="ce15" table:formula="of:=IF(['age based'.M14]&gt;0;&quot;[&quot; &amp; ['age based'.M$1]&amp; &quot;,&quot; &amp; SUBSTITUTE(TEXT(['age based'.M14];&quot;#0,#&quot;);&quot;,&quot;;&quot;.&quot;)&amp;&quot;] ,&quot;;&quot;&quot;)&amp;[.N14]" office:value-type="string" office:string-value="[3,12] ,[4,14] ,[5,15] ,[6,17] ,[8,21] ,[9,23] ,[10,26] ,[11,29] ,[12,34] ,[13,36] ,[14,40] ,[15,43] ,[16,45] ,[17,46] ,[18,47] ,[19,48] ,[20,49] ,">
            <text:p>[3,12] ,[4,14] ,[5,15] ,[6,17] ,[8,21] ,[9,23] ,[10,26] ,[11,29] ,[12,34] ,[13,36] ,[14,40] ,[15,43] ,[16,45] ,[17,46] ,[18,47] ,[19,48] ,[20,49] ,</text:p>
          </table:table-cell>
          <table:table-cell table:style-name="ce15" table:formula="of:=IF(['age based'.N14]&gt;0;&quot;[&quot; &amp; ['age based'.N$1]&amp; &quot;,&quot; &amp; SUBSTITUTE(TEXT(['age based'.N14];&quot;#0,#&quot;);&quot;,&quot;;&quot;.&quot;)&amp;&quot;] ,&quot;;&quot;&quot;)&amp;[.O14]" office:value-type="string" office:string-value="[3,12] ,[4,14] ,[5,15] ,[6,17] ,[8,21] ,[9,23] ,[10,26] ,[11,29] ,[12,34] ,[13,36] ,[14,40] ,[15,43] ,[16,45] ,[17,46] ,[18,47] ,[19,48] ,[20,49] ,">
            <text:p>[3,12] ,[4,14] ,[5,15] ,[6,17] ,[8,21] ,[9,23] ,[10,26] ,[11,29] ,[12,34] ,[13,36] ,[14,40] ,[15,43] ,[16,45] ,[17,46] ,[18,47] ,[19,48] ,[20,49] ,</text:p>
          </table:table-cell>
          <table:table-cell table:style-name="ce15" table:formula="of:=IF(['age based'.O14]&gt;0;&quot;[&quot; &amp; ['age based'.O$1]&amp; &quot;,&quot; &amp; SUBSTITUTE(TEXT(['age based'.O14];&quot;#0,#&quot;);&quot;,&quot;;&quot;.&quot;)&amp;&quot;] ,&quot;;&quot;&quot;)&amp;[.P14]" office:value-type="string" office:string-value="[3,12] ,[4,14] ,[5,15] ,[6,17] ,[8,21] ,[9,23] ,[10,26] ,[11,29] ,[12,34] ,[13,36] ,[14,40] ,[15,43] ,[16,45] ,[17,46] ,[18,47] ,[19,48] ,[20,49] ,">
            <text:p>[3,12] ,[4,14] ,[5,15] ,[6,17] ,[8,21] ,[9,23] ,[10,26] ,[11,29] ,[12,34] ,[13,36] ,[14,40] ,[15,43] ,[16,45] ,[17,46] ,[18,47] ,[19,48] ,[20,49] ,</text:p>
          </table:table-cell>
          <table:table-cell table:style-name="ce15" table:formula="of:=IF(['age based'.P14]&gt;0;&quot;[&quot; &amp; ['age based'.P$1]&amp; &quot;,&quot; &amp; SUBSTITUTE(TEXT(['age based'.P14];&quot;#0,#&quot;);&quot;,&quot;;&quot;.&quot;)&amp;&quot;] ,&quot;;&quot;&quot;)&amp;[.Q14]" office:value-type="string" office:string-value="[3,12] ,[4,14] ,[5,15] ,[6,17] ,[8,21] ,[9,23] ,[10,26] ,[11,29] ,[12,34] ,[13,36] ,[14,40] ,[15,43] ,[16,45] ,[17,46] ,[18,47] ,[19,48] ,[20,49] ,">
            <text:p>[3,12] ,[4,14] ,[5,15] ,[6,17] ,[8,21] ,[9,23] ,[10,26] ,[11,29] ,[12,34] ,[13,36] ,[14,40] ,[15,43] ,[16,45] ,[17,46] ,[18,47] ,[19,48] ,[20,49] ,</text:p>
          </table:table-cell>
          <table:table-cell table:style-name="ce15" table:formula="of:=IF(['age based'.Q14]&gt;0;&quot;[&quot; &amp; ['age based'.Q$1]&amp; &quot;,&quot; &amp; SUBSTITUTE(TEXT(['age based'.Q14];&quot;#0,#&quot;);&quot;,&quot;;&quot;.&quot;)&amp;&quot;] ,&quot;;&quot;&quot;)&amp;[.R14]" office:value-type="string" office:string-value="[4,14] ,[5,15] ,[6,17] ,[8,21] ,[9,23] ,[10,26] ,[11,29] ,[12,34] ,[13,36] ,[14,40] ,[15,43] ,[16,45] ,[17,46] ,[18,47] ,[19,48] ,[20,49] ,">
            <text:p>[4,14] ,[5,15] ,[6,17] ,[8,21] ,[9,23] ,[10,26] ,[11,29] ,[12,34] ,[13,36] ,[14,40] ,[15,43] ,[16,45] ,[17,46] ,[18,47] ,[19,48] ,[20,49] ,</text:p>
          </table:table-cell>
          <table:table-cell table:style-name="ce15" table:formula="of:=IF(['age based'.R14]&gt;0;&quot;[&quot; &amp; ['age based'.R$1]&amp; &quot;,&quot; &amp; SUBSTITUTE(TEXT(['age based'.R14];&quot;#0,#&quot;);&quot;,&quot;;&quot;.&quot;)&amp;&quot;] ,&quot;;&quot;&quot;)&amp;[.S14]" office:value-type="string" office:string-value="[5,15] ,[6,17] ,[8,21] ,[9,23] ,[10,26] ,[11,29] ,[12,34] ,[13,36] ,[14,40] ,[15,43] ,[16,45] ,[17,46] ,[18,47] ,[19,48] ,[20,49] ,">
            <text:p>[5,15] ,[6,17] ,[8,21] ,[9,23] ,[10,26] ,[11,29] ,[12,34] ,[13,36] ,[14,40] ,[15,43] ,[16,45] ,[17,46] ,[18,47] ,[19,48] ,[20,49] ,</text:p>
          </table:table-cell>
          <table:table-cell table:style-name="ce15" table:formula="of:=IF(['age based'.S14]&gt;0;&quot;[&quot; &amp; ['age based'.S$1]&amp; &quot;,&quot; &amp; SUBSTITUTE(TEXT(['age based'.S14];&quot;#0,#&quot;);&quot;,&quot;;&quot;.&quot;)&amp;&quot;] ,&quot;;&quot;&quot;)&amp;[.T14]" office:value-type="string" office:string-value="[6,17] ,[8,21] ,[9,23] ,[10,26] ,[11,29] ,[12,34] ,[13,36] ,[14,40] ,[15,43] ,[16,45] ,[17,46] ,[18,47] ,[19,48] ,[20,49] ,">
            <text:p>[6,17] ,[8,21] ,[9,23] ,[10,26] ,[11,29] ,[12,34] ,[13,36] ,[14,40] ,[15,43] ,[16,45] ,[17,46] ,[18,47] ,[19,48] ,[20,49] ,</text:p>
          </table:table-cell>
          <table:table-cell table:style-name="ce15" table:formula="of:=IF(['age based'.T14]&gt;0;&quot;[&quot; &amp; ['age based'.T$1]&amp; &quot;,&quot; &amp; SUBSTITUTE(TEXT(['age based'.T14];&quot;#0,#&quot;);&quot;,&quot;;&quot;.&quot;)&amp;&quot;] ,&quot;;&quot;&quot;)&amp;[.U14]" office:value-type="string" office:string-value="[8,21] ,[9,23] ,[10,26] ,[11,29] ,[12,34] ,[13,36] ,[14,40] ,[15,43] ,[16,45] ,[17,46] ,[18,47] ,[19,48] ,[20,49] ,">
            <text:p>[8,21] ,[9,23] ,[10,26] ,[11,29] ,[12,34] ,[13,36] ,[14,40] ,[15,43] ,[16,45] ,[17,46] ,[18,47] ,[19,48] ,[20,49] ,</text:p>
          </table:table-cell>
          <table:table-cell table:style-name="ce15" table:formula="of:=IF(['age based'.U14]&gt;0;&quot;[&quot; &amp; ['age based'.U$1]&amp; &quot;,&quot; &amp; SUBSTITUTE(TEXT(['age based'.U14];&quot;#0,#&quot;);&quot;,&quot;;&quot;.&quot;)&amp;&quot;] ,&quot;;&quot;&quot;)&amp;[.V14]" office:value-type="string" office:string-value="[8,21] ,[9,23] ,[10,26] ,[11,29] ,[12,34] ,[13,36] ,[14,40] ,[15,43] ,[16,45] ,[17,46] ,[18,47] ,[19,48] ,[20,49] ,">
            <text:p>[8,21] ,[9,23] ,[10,26] ,[11,29] ,[12,34] ,[13,36] ,[14,40] ,[15,43] ,[16,45] ,[17,46] ,[18,47] ,[19,48] ,[20,49] ,</text:p>
          </table:table-cell>
          <table:table-cell table:style-name="ce15" table:formula="of:=IF(['age based'.V14]&gt;0;&quot;[&quot; &amp; ['age based'.V$1]&amp; &quot;,&quot; &amp; SUBSTITUTE(TEXT(['age based'.V14];&quot;#0,#&quot;);&quot;,&quot;;&quot;.&quot;)&amp;&quot;] ,&quot;;&quot;&quot;)&amp;[.W14]" office:value-type="string" office:string-value="[9,23] ,[10,26] ,[11,29] ,[12,34] ,[13,36] ,[14,40] ,[15,43] ,[16,45] ,[17,46] ,[18,47] ,[19,48] ,[20,49] ,">
            <text:p>[9,23] ,[10,26] ,[11,29] ,[12,34] ,[13,36] ,[14,40] ,[15,43] ,[16,45] ,[17,46] ,[18,47] ,[19,48] ,[20,49] ,</text:p>
          </table:table-cell>
          <table:table-cell table:style-name="ce15" table:formula="of:=IF(['age based'.W14]&gt;0;&quot;[&quot; &amp; ['age based'.W$1]&amp; &quot;,&quot; &amp; SUBSTITUTE(TEXT(['age based'.W14];&quot;#0,#&quot;);&quot;,&quot;;&quot;.&quot;)&amp;&quot;] ,&quot;;&quot;&quot;)&amp;[.X14]" office:value-type="string" office:string-value="[10,26] ,[11,29] ,[12,34] ,[13,36] ,[14,40] ,[15,43] ,[16,45] ,[17,46] ,[18,47] ,[19,48] ,[20,49] ,">
            <text:p>[10,26] ,[11,29] ,[12,34] ,[13,36] ,[14,40] ,[15,43] ,[16,45] ,[17,46] ,[18,47] ,[19,48] ,[20,49] ,</text:p>
          </table:table-cell>
          <table:table-cell table:style-name="ce15" table:formula="of:=IF(['age based'.X14]&gt;0;&quot;[&quot; &amp; ['age based'.X$1]&amp; &quot;,&quot; &amp; SUBSTITUTE(TEXT(['age based'.X14];&quot;#0,#&quot;);&quot;,&quot;;&quot;.&quot;)&amp;&quot;] ,&quot;;&quot;&quot;)&amp;[.Y14]" office:value-type="string" office:string-value="[11,29] ,[12,34] ,[13,36] ,[14,40] ,[15,43] ,[16,45] ,[17,46] ,[18,47] ,[19,48] ,[20,49] ,">
            <text:p>[11,29] ,[12,34] ,[13,36] ,[14,40] ,[15,43] ,[16,45] ,[17,46] ,[18,47] ,[19,48] ,[20,49] ,</text:p>
          </table:table-cell>
          <table:table-cell table:style-name="ce15" table:formula="of:=IF(['age based'.Y14]&gt;0;&quot;[&quot; &amp; ['age based'.Y$1]&amp; &quot;,&quot; &amp; SUBSTITUTE(TEXT(['age based'.Y14];&quot;#0,#&quot;);&quot;,&quot;;&quot;.&quot;)&amp;&quot;] ,&quot;;&quot;&quot;)&amp;[.Z14]" office:value-type="string" office:string-value="[12,34] ,[13,36] ,[14,40] ,[15,43] ,[16,45] ,[17,46] ,[18,47] ,[19,48] ,[20,49] ,">
            <text:p>[12,34] ,[13,36] ,[14,40] ,[15,43] ,[16,45] ,[17,46] ,[18,47] ,[19,48] ,[20,49] ,</text:p>
          </table:table-cell>
          <table:table-cell table:style-name="ce15" table:formula="of:=IF(['age based'.Z14]&gt;0;&quot;[&quot; &amp; ['age based'.Z$1]&amp; &quot;,&quot; &amp; SUBSTITUTE(TEXT(['age based'.Z14];&quot;#0,#&quot;);&quot;,&quot;;&quot;.&quot;)&amp;&quot;] ,&quot;;&quot;&quot;)&amp;[.AA14]" office:value-type="string" office:string-value="[13,36] ,[14,40] ,[15,43] ,[16,45] ,[17,46] ,[18,47] ,[19,48] ,[20,49] ,">
            <text:p>[13,36] ,[14,40] ,[15,43] ,[16,45] ,[17,46] ,[18,47] ,[19,48] ,[20,49] ,</text:p>
          </table:table-cell>
          <table:table-cell table:style-name="ce15" table:formula="of:=IF(['age based'.AA14]&gt;0;&quot;[&quot; &amp; ['age based'.AA$1]&amp; &quot;,&quot; &amp; SUBSTITUTE(TEXT(['age based'.AA14];&quot;#0,#&quot;);&quot;,&quot;;&quot;.&quot;)&amp;&quot;] ,&quot;;&quot;&quot;)&amp;[.AB14]" office:value-type="string" office:string-value="[14,40] ,[15,43] ,[16,45] ,[17,46] ,[18,47] ,[19,48] ,[20,49] ,">
            <text:p>[14,40] ,[15,43] ,[16,45] ,[17,46] ,[18,47] ,[19,48] ,[20,49] ,</text:p>
          </table:table-cell>
          <table:table-cell table:style-name="ce15" table:formula="of:=IF(['age based'.AB14]&gt;0;&quot;[&quot; &amp; ['age based'.AB$1]&amp; &quot;,&quot; &amp; SUBSTITUTE(TEXT(['age based'.AB14];&quot;#0,#&quot;);&quot;,&quot;;&quot;.&quot;)&amp;&quot;] ,&quot;;&quot;&quot;)&amp;[.AC14]" office:value-type="string" office:string-value="[15,43] ,[16,45] ,[17,46] ,[18,47] ,[19,48] ,[20,49] ,">
            <text:p>[15,43] ,[16,45] ,[17,46] ,[18,47] ,[19,48] ,[20,49] ,</text:p>
          </table:table-cell>
          <table:table-cell table:style-name="ce15" table:formula="of:=IF(['age based'.AC14]&gt;0;&quot;[&quot; &amp; ['age based'.AC$1]&amp; &quot;,&quot; &amp; SUBSTITUTE(TEXT(['age based'.AC14];&quot;#0,#&quot;);&quot;,&quot;;&quot;.&quot;)&amp;&quot;] ,&quot;;&quot;&quot;)&amp;[.AD14]" office:value-type="string" office:string-value="[16,45] ,[17,46] ,[18,47] ,[19,48] ,[20,49] ,">
            <text:p>[16,45] ,[17,46] ,[18,47] ,[19,48] ,[20,49] ,</text:p>
          </table:table-cell>
          <table:table-cell table:style-name="ce15" table:formula="of:=IF(['age based'.AD14]&gt;0;&quot;[&quot; &amp; ['age based'.AD$1]&amp; &quot;,&quot; &amp; SUBSTITUTE(TEXT(['age based'.AD14];&quot;#0,#&quot;);&quot;,&quot;;&quot;.&quot;)&amp;&quot;] ,&quot;;&quot;&quot;)&amp;[.AE14]" office:value-type="string" office:string-value="[17,46] ,[18,47] ,[19,48] ,[20,49] ,">
            <text:p>[17,46] ,[18,47] ,[19,48] ,[20,49] ,</text:p>
          </table:table-cell>
          <table:table-cell table:style-name="ce15" table:formula="of:=IF(['age based'.AE14]&gt;0;&quot;[&quot; &amp; ['age based'.AE$1]&amp; &quot;,&quot; &amp; SUBSTITUTE(TEXT(['age based'.AE14];&quot;#0,#&quot;);&quot;,&quot;;&quot;.&quot;)&amp;&quot;] ,&quot;;&quot;&quot;)&amp;[.AF14]" office:value-type="string" office:string-value="[18,47] ,[19,48] ,[20,49] ,">
            <text:p>[18,47] ,[19,48] ,[20,49] ,</text:p>
          </table:table-cell>
          <table:table-cell table:style-name="ce15" table:formula="of:=IF(['age based'.AF14]&gt;0;&quot;[&quot; &amp; ['age based'.AF$1]&amp; &quot;,&quot; &amp; SUBSTITUTE(TEXT(['age based'.AF14];&quot;#0,#&quot;);&quot;,&quot;;&quot;.&quot;)&amp;&quot;] ,&quot;;&quot;&quot;)&amp;[.AG14]" office:value-type="string" office:string-value="[19,48] ,[20,49] ,">
            <text:p>[19,48] ,[20,49] ,</text:p>
          </table:table-cell>
          <table:table-cell table:style-name="ce15" table:formula="of:=IF(['age based'.AG14]&gt;0;&quot;[&quot; &amp; ['age based'.AG$1]&amp; &quot;,&quot; &amp; SUBSTITUTE(TEXT(['age based'.AG14];&quot;#0,#&quot;);&quot;,&quot;;&quot;.&quot;)&amp;&quot;] ,&quot;;&quot;&quot;)&amp;[.AH14]" office:value-type="string" office:string-value="[20,49] ,">
            <text:p>[20,49] ,</text:p>
          </table:table-cell>
        </table:table-row>
        <table:table-row table:style-name="ro1">
          <table:table-cell table:formula="of:=IF(['age based'.B15]&lt;&gt;&quot;&quot;;['age based concatenate'.C15]&amp;&quot;= {};&quot;;&quot;&quot;)">
            <text:p/>
          </table:table-cell>
          <table:table-cell table:formula="of:=IF(['age based'.C15]=&quot;&quot;;&quot;&quot;;['age based concatenate'.C15]&amp;&quot;.&quot;&amp;['age based'.C15]&amp;&quot; = [&quot; &amp; ['age based concatenate'.D15]&amp;&quot;];&quot;)" office:value-type="string" office:string-value="amd_stats.f.weight.medium = [[0,3.7] ,[0.25,5.8] ,[0.5,7.2] ,[0.75,8.4] ,[1,9.6] ,[1.25,10.4] ,[1.5,11] ,[3,13.8] ,[4,16] ,[5,18] ,[6,20] ,[8,26] ,[9,29] ,[10,33] ,[11,37] ,[12,42] ,[13,46] ,[14,49] ,[15,52] ,[16,54] ,[17,55] ,[18,56] ,[19,57] ,[20,59] ,];">
            <text:p>amd_stats.f.weight.medium = [[0,3.7] ,[0.25,5.8] ,[0.5,7.2] ,[0.75,8.4] ,[1,9.6] ,[1.25,10.4] ,[1.5,11] ,[3,13.8] ,[4,16] ,[5,18] ,[6,20] ,[8,26] ,[9,29] ,[10,33] ,[11,37] ,[12,42] ,[13,46] ,[14,49] ,[15,52] ,[16,54] ,[17,55] ,[18,56] ,[19,57] ,[20,59] ,];</text:p>
          </table:table-cell>
          <table:table-cell table:formula="of:=IF(['age based'.B15]&lt;&gt;&quot;&quot;;['age based'.$B$1]&amp;&quot;.&quot;&amp;['age based'.B15];[.C14])" office:value-type="string" office:string-value="amd_stats.f.weight">
            <text:p>amd_stats.f.weight</text:p>
          </table:table-cell>
          <table:table-cell table:style-name="ce15" table:formula="of:=IF(['age based'.D15]&gt;0;&quot;[&quot; &amp; ['age based'.D$1]&amp; &quot;,&quot; &amp; SUBSTITUTE(TEXT(['age based'.D15];&quot;#0,#&quot;);&quot;,&quot;;&quot;.&quot;)&amp;&quot;] ,&quot;;&quot;&quot;)&amp;[.E15]" office:value-type="string" office:string-value="[0,3.7] ,[0.25,5.8] ,[0.5,7.2] ,[0.75,8.4] ,[1,9.6] ,[1.25,10.4] ,[1.5,11] ,[3,13.8] ,[4,16] ,[5,18] ,[6,20] ,[8,26] ,[9,29] ,[10,33] ,[11,37] ,[12,42] ,[13,46] ,[14,49] ,[15,52] ,[16,54] ,[17,55] ,[18,56] ,[19,57] ,[20,59] ,">
            <text:p>[0,3.7] ,[0.25,5.8] ,[0.5,7.2] ,[0.75,8.4] ,[1,9.6] ,[1.25,10.4] ,[1.5,11] ,[3,13.8] ,[4,16] ,[5,18] ,[6,20] ,[8,26] ,[9,29] ,[10,33] ,[11,37] ,[12,42] ,[13,46] ,[14,49] ,[15,52] ,[16,54] ,[17,55] ,[18,56] ,[19,57] ,[20,59] ,</text:p>
          </table:table-cell>
          <table:table-cell table:style-name="ce15" table:formula="of:=IF(['age based'.E15]&gt;0;&quot;[&quot; &amp; ['age based'.E$1]&amp; &quot;,&quot; &amp; SUBSTITUTE(TEXT(['age based'.E15];&quot;#0,#&quot;);&quot;,&quot;;&quot;.&quot;)&amp;&quot;] ,&quot;;&quot;&quot;)&amp;[.F15]" office:value-type="string" office:string-value="[0.25,5.8] ,[0.5,7.2] ,[0.75,8.4] ,[1,9.6] ,[1.25,10.4] ,[1.5,11] ,[3,13.8] ,[4,16] ,[5,18] ,[6,20] ,[8,26] ,[9,29] ,[10,33] ,[11,37] ,[12,42] ,[13,46] ,[14,49] ,[15,52] ,[16,54] ,[17,55] ,[18,56] ,[19,57] ,[20,59] ,">
            <text:p>[0.25,5.8] ,[0.5,7.2] ,[0.75,8.4] ,[1,9.6] ,[1.25,10.4] ,[1.5,11] ,[3,13.8] ,[4,16] ,[5,18] ,[6,20] ,[8,26] ,[9,29] ,[10,33] ,[11,37] ,[12,42] ,[13,46] ,[14,49] ,[15,52] ,[16,54] ,[17,55] ,[18,56] ,[19,57] ,[20,59] ,</text:p>
          </table:table-cell>
          <table:table-cell table:style-name="ce15" table:formula="of:=IF(['age based'.F15]&gt;0;&quot;[&quot; &amp; ['age based'.F$1]&amp; &quot;,&quot; &amp; SUBSTITUTE(TEXT(['age based'.F15];&quot;#0,#&quot;);&quot;,&quot;;&quot;.&quot;)&amp;&quot;] ,&quot;;&quot;&quot;)&amp;[.G15]" office:value-type="string" office:string-value="[0.5,7.2] ,[0.75,8.4] ,[1,9.6] ,[1.25,10.4] ,[1.5,11] ,[3,13.8] ,[4,16] ,[5,18] ,[6,20] ,[8,26] ,[9,29] ,[10,33] ,[11,37] ,[12,42] ,[13,46] ,[14,49] ,[15,52] ,[16,54] ,[17,55] ,[18,56] ,[19,57] ,[20,59] ,">
            <text:p>[0.5,7.2] ,[0.75,8.4] ,[1,9.6] ,[1.25,10.4] ,[1.5,11] ,[3,13.8] ,[4,16] ,[5,18] ,[6,20] ,[8,26] ,[9,29] ,[10,33] ,[11,37] ,[12,42] ,[13,46] ,[14,49] ,[15,52] ,[16,54] ,[17,55] ,[18,56] ,[19,57] ,[20,59] ,</text:p>
          </table:table-cell>
          <table:table-cell table:style-name="ce15" table:formula="of:=IF(['age based'.G15]&gt;0;&quot;[&quot; &amp; ['age based'.G$1]&amp; &quot;,&quot; &amp; SUBSTITUTE(TEXT(['age based'.G15];&quot;#0,#&quot;);&quot;,&quot;;&quot;.&quot;)&amp;&quot;] ,&quot;;&quot;&quot;)&amp;[.H15]" office:value-type="string" office:string-value="[0.75,8.4] ,[1,9.6] ,[1.25,10.4] ,[1.5,11] ,[3,13.8] ,[4,16] ,[5,18] ,[6,20] ,[8,26] ,[9,29] ,[10,33] ,[11,37] ,[12,42] ,[13,46] ,[14,49] ,[15,52] ,[16,54] ,[17,55] ,[18,56] ,[19,57] ,[20,59] ,">
            <text:p>[0.75,8.4] ,[1,9.6] ,[1.25,10.4] ,[1.5,11] ,[3,13.8] ,[4,16] ,[5,18] ,[6,20] ,[8,26] ,[9,29] ,[10,33] ,[11,37] ,[12,42] ,[13,46] ,[14,49] ,[15,52] ,[16,54] ,[17,55] ,[18,56] ,[19,57] ,[20,59] ,</text:p>
          </table:table-cell>
          <table:table-cell table:style-name="ce15" table:formula="of:=IF(['age based'.H15]&gt;0;&quot;[&quot; &amp; ['age based'.H$1]&amp; &quot;,&quot; &amp; SUBSTITUTE(TEXT(['age based'.H15];&quot;#0,#&quot;);&quot;,&quot;;&quot;.&quot;)&amp;&quot;] ,&quot;;&quot;&quot;)&amp;[.I15]" office:value-type="string" office:string-value="[1,9.6] ,[1.25,10.4] ,[1.5,11] ,[3,13.8] ,[4,16] ,[5,18] ,[6,20] ,[8,26] ,[9,29] ,[10,33] ,[11,37] ,[12,42] ,[13,46] ,[14,49] ,[15,52] ,[16,54] ,[17,55] ,[18,56] ,[19,57] ,[20,59] ,">
            <text:p>[1,9.6] ,[1.25,10.4] ,[1.5,11] ,[3,13.8] ,[4,16] ,[5,18] ,[6,20] ,[8,26] ,[9,29] ,[10,33] ,[11,37] ,[12,42] ,[13,46] ,[14,49] ,[15,52] ,[16,54] ,[17,55] ,[18,56] ,[19,57] ,[20,59] ,</text:p>
          </table:table-cell>
          <table:table-cell table:style-name="ce15" table:formula="of:=IF(['age based'.I15]&gt;0;&quot;[&quot; &amp; ['age based'.I$1]&amp; &quot;,&quot; &amp; SUBSTITUTE(TEXT(['age based'.I15];&quot;#0,#&quot;);&quot;,&quot;;&quot;.&quot;)&amp;&quot;] ,&quot;;&quot;&quot;)&amp;[.J15]" office:value-type="string" office:string-value="[1.25,10.4] ,[1.5,11] ,[3,13.8] ,[4,16] ,[5,18] ,[6,20] ,[8,26] ,[9,29] ,[10,33] ,[11,37] ,[12,42] ,[13,46] ,[14,49] ,[15,52] ,[16,54] ,[17,55] ,[18,56] ,[19,57] ,[20,59] ,">
            <text:p>[1.25,10.4] ,[1.5,11] ,[3,13.8] ,[4,16] ,[5,18] ,[6,20] ,[8,26] ,[9,29] ,[10,33] ,[11,37] ,[12,42] ,[13,46] ,[14,49] ,[15,52] ,[16,54] ,[17,55] ,[18,56] ,[19,57] ,[20,59] ,</text:p>
          </table:table-cell>
          <table:table-cell table:style-name="ce15" table:formula="of:=IF(['age based'.J15]&gt;0;&quot;[&quot; &amp; ['age based'.J$1]&amp; &quot;,&quot; &amp; SUBSTITUTE(TEXT(['age based'.J15];&quot;#0,#&quot;);&quot;,&quot;;&quot;.&quot;)&amp;&quot;] ,&quot;;&quot;&quot;)&amp;[.K15]" office:value-type="string" office:string-value="[1.5,11] ,[3,13.8] ,[4,16] ,[5,18] ,[6,20] ,[8,26] ,[9,29] ,[10,33] ,[11,37] ,[12,42] ,[13,46] ,[14,49] ,[15,52] ,[16,54] ,[17,55] ,[18,56] ,[19,57] ,[20,59] ,">
            <text:p>[1.5,11] ,[3,13.8] ,[4,16] ,[5,18] ,[6,20] ,[8,26] ,[9,29] ,[10,33] ,[11,37] ,[12,42] ,[13,46] ,[14,49] ,[15,52] ,[16,54] ,[17,55] ,[18,56] ,[19,57] ,[20,59] ,</text:p>
          </table:table-cell>
          <table:table-cell table:style-name="ce15" table:formula="of:=IF(['age based'.K15]&gt;0;&quot;[&quot; &amp; ['age based'.K$1]&amp; &quot;,&quot; &amp; SUBSTITUTE(TEXT(['age based'.K15];&quot;#0,#&quot;);&quot;,&quot;;&quot;.&quot;)&amp;&quot;] ,&quot;;&quot;&quot;)&amp;[.L15]" office:value-type="string" office:string-value="[3,13.8] ,[4,16] ,[5,18] ,[6,20] ,[8,26] ,[9,29] ,[10,33] ,[11,37] ,[12,42] ,[13,46] ,[14,49] ,[15,52] ,[16,54] ,[17,55] ,[18,56] ,[19,57] ,[20,59] ,">
            <text:p>[3,13.8] ,[4,16] ,[5,18] ,[6,20] ,[8,26] ,[9,29] ,[10,33] ,[11,37] ,[12,42] ,[13,46] ,[14,49] ,[15,52] ,[16,54] ,[17,55] ,[18,56] ,[19,57] ,[20,59] ,</text:p>
          </table:table-cell>
          <table:table-cell table:style-name="ce15" table:formula="of:=IF(['age based'.L15]&gt;0;&quot;[&quot; &amp; ['age based'.L$1]&amp; &quot;,&quot; &amp; SUBSTITUTE(TEXT(['age based'.L15];&quot;#0,#&quot;);&quot;,&quot;;&quot;.&quot;)&amp;&quot;] ,&quot;;&quot;&quot;)&amp;[.M15]" office:value-type="string" office:string-value="[3,13.8] ,[4,16] ,[5,18] ,[6,20] ,[8,26] ,[9,29] ,[10,33] ,[11,37] ,[12,42] ,[13,46] ,[14,49] ,[15,52] ,[16,54] ,[17,55] ,[18,56] ,[19,57] ,[20,59] ,">
            <text:p>[3,13.8] ,[4,16] ,[5,18] ,[6,20] ,[8,26] ,[9,29] ,[10,33] ,[11,37] ,[12,42] ,[13,46] ,[14,49] ,[15,52] ,[16,54] ,[17,55] ,[18,56] ,[19,57] ,[20,59] ,</text:p>
          </table:table-cell>
          <table:table-cell table:style-name="ce15" table:formula="of:=IF(['age based'.M15]&gt;0;&quot;[&quot; &amp; ['age based'.M$1]&amp; &quot;,&quot; &amp; SUBSTITUTE(TEXT(['age based'.M15];&quot;#0,#&quot;);&quot;,&quot;;&quot;.&quot;)&amp;&quot;] ,&quot;;&quot;&quot;)&amp;[.N15]" office:value-type="string" office:string-value="[3,13.8] ,[4,16] ,[5,18] ,[6,20] ,[8,26] ,[9,29] ,[10,33] ,[11,37] ,[12,42] ,[13,46] ,[14,49] ,[15,52] ,[16,54] ,[17,55] ,[18,56] ,[19,57] ,[20,59] ,">
            <text:p>[3,13.8] ,[4,16] ,[5,18] ,[6,20] ,[8,26] ,[9,29] ,[10,33] ,[11,37] ,[12,42] ,[13,46] ,[14,49] ,[15,52] ,[16,54] ,[17,55] ,[18,56] ,[19,57] ,[20,59] ,</text:p>
          </table:table-cell>
          <table:table-cell table:style-name="ce15" table:formula="of:=IF(['age based'.N15]&gt;0;&quot;[&quot; &amp; ['age based'.N$1]&amp; &quot;,&quot; &amp; SUBSTITUTE(TEXT(['age based'.N15];&quot;#0,#&quot;);&quot;,&quot;;&quot;.&quot;)&amp;&quot;] ,&quot;;&quot;&quot;)&amp;[.O15]" office:value-type="string" office:string-value="[3,13.8] ,[4,16] ,[5,18] ,[6,20] ,[8,26] ,[9,29] ,[10,33] ,[11,37] ,[12,42] ,[13,46] ,[14,49] ,[15,52] ,[16,54] ,[17,55] ,[18,56] ,[19,57] ,[20,59] ,">
            <text:p>[3,13.8] ,[4,16] ,[5,18] ,[6,20] ,[8,26] ,[9,29] ,[10,33] ,[11,37] ,[12,42] ,[13,46] ,[14,49] ,[15,52] ,[16,54] ,[17,55] ,[18,56] ,[19,57] ,[20,59] ,</text:p>
          </table:table-cell>
          <table:table-cell table:style-name="ce15" table:formula="of:=IF(['age based'.O15]&gt;0;&quot;[&quot; &amp; ['age based'.O$1]&amp; &quot;,&quot; &amp; SUBSTITUTE(TEXT(['age based'.O15];&quot;#0,#&quot;);&quot;,&quot;;&quot;.&quot;)&amp;&quot;] ,&quot;;&quot;&quot;)&amp;[.P15]" office:value-type="string" office:string-value="[3,13.8] ,[4,16] ,[5,18] ,[6,20] ,[8,26] ,[9,29] ,[10,33] ,[11,37] ,[12,42] ,[13,46] ,[14,49] ,[15,52] ,[16,54] ,[17,55] ,[18,56] ,[19,57] ,[20,59] ,">
            <text:p>[3,13.8] ,[4,16] ,[5,18] ,[6,20] ,[8,26] ,[9,29] ,[10,33] ,[11,37] ,[12,42] ,[13,46] ,[14,49] ,[15,52] ,[16,54] ,[17,55] ,[18,56] ,[19,57] ,[20,59] ,</text:p>
          </table:table-cell>
          <table:table-cell table:style-name="ce15" table:formula="of:=IF(['age based'.P15]&gt;0;&quot;[&quot; &amp; ['age based'.P$1]&amp; &quot;,&quot; &amp; SUBSTITUTE(TEXT(['age based'.P15];&quot;#0,#&quot;);&quot;,&quot;;&quot;.&quot;)&amp;&quot;] ,&quot;;&quot;&quot;)&amp;[.Q15]" office:value-type="string" office:string-value="[3,13.8] ,[4,16] ,[5,18] ,[6,20] ,[8,26] ,[9,29] ,[10,33] ,[11,37] ,[12,42] ,[13,46] ,[14,49] ,[15,52] ,[16,54] ,[17,55] ,[18,56] ,[19,57] ,[20,59] ,">
            <text:p>[3,13.8] ,[4,16] ,[5,18] ,[6,20] ,[8,26] ,[9,29] ,[10,33] ,[11,37] ,[12,42] ,[13,46] ,[14,49] ,[15,52] ,[16,54] ,[17,55] ,[18,56] ,[19,57] ,[20,59] ,</text:p>
          </table:table-cell>
          <table:table-cell table:style-name="ce15" table:formula="of:=IF(['age based'.Q15]&gt;0;&quot;[&quot; &amp; ['age based'.Q$1]&amp; &quot;,&quot; &amp; SUBSTITUTE(TEXT(['age based'.Q15];&quot;#0,#&quot;);&quot;,&quot;;&quot;.&quot;)&amp;&quot;] ,&quot;;&quot;&quot;)&amp;[.R15]" office:value-type="string" office:string-value="[4,16] ,[5,18] ,[6,20] ,[8,26] ,[9,29] ,[10,33] ,[11,37] ,[12,42] ,[13,46] ,[14,49] ,[15,52] ,[16,54] ,[17,55] ,[18,56] ,[19,57] ,[20,59] ,">
            <text:p>[4,16] ,[5,18] ,[6,20] ,[8,26] ,[9,29] ,[10,33] ,[11,37] ,[12,42] ,[13,46] ,[14,49] ,[15,52] ,[16,54] ,[17,55] ,[18,56] ,[19,57] ,[20,59] ,</text:p>
          </table:table-cell>
          <table:table-cell table:style-name="ce15" table:formula="of:=IF(['age based'.R15]&gt;0;&quot;[&quot; &amp; ['age based'.R$1]&amp; &quot;,&quot; &amp; SUBSTITUTE(TEXT(['age based'.R15];&quot;#0,#&quot;);&quot;,&quot;;&quot;.&quot;)&amp;&quot;] ,&quot;;&quot;&quot;)&amp;[.S15]" office:value-type="string" office:string-value="[5,18] ,[6,20] ,[8,26] ,[9,29] ,[10,33] ,[11,37] ,[12,42] ,[13,46] ,[14,49] ,[15,52] ,[16,54] ,[17,55] ,[18,56] ,[19,57] ,[20,59] ,">
            <text:p>[5,18] ,[6,20] ,[8,26] ,[9,29] ,[10,33] ,[11,37] ,[12,42] ,[13,46] ,[14,49] ,[15,52] ,[16,54] ,[17,55] ,[18,56] ,[19,57] ,[20,59] ,</text:p>
          </table:table-cell>
          <table:table-cell table:style-name="ce15" table:formula="of:=IF(['age based'.S15]&gt;0;&quot;[&quot; &amp; ['age based'.S$1]&amp; &quot;,&quot; &amp; SUBSTITUTE(TEXT(['age based'.S15];&quot;#0,#&quot;);&quot;,&quot;;&quot;.&quot;)&amp;&quot;] ,&quot;;&quot;&quot;)&amp;[.T15]" office:value-type="string" office:string-value="[6,20] ,[8,26] ,[9,29] ,[10,33] ,[11,37] ,[12,42] ,[13,46] ,[14,49] ,[15,52] ,[16,54] ,[17,55] ,[18,56] ,[19,57] ,[20,59] ,">
            <text:p>[6,20] ,[8,26] ,[9,29] ,[10,33] ,[11,37] ,[12,42] ,[13,46] ,[14,49] ,[15,52] ,[16,54] ,[17,55] ,[18,56] ,[19,57] ,[20,59] ,</text:p>
          </table:table-cell>
          <table:table-cell table:style-name="ce15" table:formula="of:=IF(['age based'.T15]&gt;0;&quot;[&quot; &amp; ['age based'.T$1]&amp; &quot;,&quot; &amp; SUBSTITUTE(TEXT(['age based'.T15];&quot;#0,#&quot;);&quot;,&quot;;&quot;.&quot;)&amp;&quot;] ,&quot;;&quot;&quot;)&amp;[.U15]" office:value-type="string" office:string-value="[8,26] ,[9,29] ,[10,33] ,[11,37] ,[12,42] ,[13,46] ,[14,49] ,[15,52] ,[16,54] ,[17,55] ,[18,56] ,[19,57] ,[20,59] ,">
            <text:p>[8,26] ,[9,29] ,[10,33] ,[11,37] ,[12,42] ,[13,46] ,[14,49] ,[15,52] ,[16,54] ,[17,55] ,[18,56] ,[19,57] ,[20,59] ,</text:p>
          </table:table-cell>
          <table:table-cell table:style-name="ce15" table:formula="of:=IF(['age based'.U15]&gt;0;&quot;[&quot; &amp; ['age based'.U$1]&amp; &quot;,&quot; &amp; SUBSTITUTE(TEXT(['age based'.U15];&quot;#0,#&quot;);&quot;,&quot;;&quot;.&quot;)&amp;&quot;] ,&quot;;&quot;&quot;)&amp;[.V15]" office:value-type="string" office:string-value="[8,26] ,[9,29] ,[10,33] ,[11,37] ,[12,42] ,[13,46] ,[14,49] ,[15,52] ,[16,54] ,[17,55] ,[18,56] ,[19,57] ,[20,59] ,">
            <text:p>[8,26] ,[9,29] ,[10,33] ,[11,37] ,[12,42] ,[13,46] ,[14,49] ,[15,52] ,[16,54] ,[17,55] ,[18,56] ,[19,57] ,[20,59] ,</text:p>
          </table:table-cell>
          <table:table-cell table:style-name="ce15" table:formula="of:=IF(['age based'.V15]&gt;0;&quot;[&quot; &amp; ['age based'.V$1]&amp; &quot;,&quot; &amp; SUBSTITUTE(TEXT(['age based'.V15];&quot;#0,#&quot;);&quot;,&quot;;&quot;.&quot;)&amp;&quot;] ,&quot;;&quot;&quot;)&amp;[.W15]" office:value-type="string" office:string-value="[9,29] ,[10,33] ,[11,37] ,[12,42] ,[13,46] ,[14,49] ,[15,52] ,[16,54] ,[17,55] ,[18,56] ,[19,57] ,[20,59] ,">
            <text:p>[9,29] ,[10,33] ,[11,37] ,[12,42] ,[13,46] ,[14,49] ,[15,52] ,[16,54] ,[17,55] ,[18,56] ,[19,57] ,[20,59] ,</text:p>
          </table:table-cell>
          <table:table-cell table:style-name="ce15" table:formula="of:=IF(['age based'.W15]&gt;0;&quot;[&quot; &amp; ['age based'.W$1]&amp; &quot;,&quot; &amp; SUBSTITUTE(TEXT(['age based'.W15];&quot;#0,#&quot;);&quot;,&quot;;&quot;.&quot;)&amp;&quot;] ,&quot;;&quot;&quot;)&amp;[.X15]" office:value-type="string" office:string-value="[10,33] ,[11,37] ,[12,42] ,[13,46] ,[14,49] ,[15,52] ,[16,54] ,[17,55] ,[18,56] ,[19,57] ,[20,59] ,">
            <text:p>[10,33] ,[11,37] ,[12,42] ,[13,46] ,[14,49] ,[15,52] ,[16,54] ,[17,55] ,[18,56] ,[19,57] ,[20,59] ,</text:p>
          </table:table-cell>
          <table:table-cell table:style-name="ce15" table:formula="of:=IF(['age based'.X15]&gt;0;&quot;[&quot; &amp; ['age based'.X$1]&amp; &quot;,&quot; &amp; SUBSTITUTE(TEXT(['age based'.X15];&quot;#0,#&quot;);&quot;,&quot;;&quot;.&quot;)&amp;&quot;] ,&quot;;&quot;&quot;)&amp;[.Y15]" office:value-type="string" office:string-value="[11,37] ,[12,42] ,[13,46] ,[14,49] ,[15,52] ,[16,54] ,[17,55] ,[18,56] ,[19,57] ,[20,59] ,">
            <text:p>[11,37] ,[12,42] ,[13,46] ,[14,49] ,[15,52] ,[16,54] ,[17,55] ,[18,56] ,[19,57] ,[20,59] ,</text:p>
          </table:table-cell>
          <table:table-cell table:style-name="ce15" table:formula="of:=IF(['age based'.Y15]&gt;0;&quot;[&quot; &amp; ['age based'.Y$1]&amp; &quot;,&quot; &amp; SUBSTITUTE(TEXT(['age based'.Y15];&quot;#0,#&quot;);&quot;,&quot;;&quot;.&quot;)&amp;&quot;] ,&quot;;&quot;&quot;)&amp;[.Z15]" office:value-type="string" office:string-value="[12,42] ,[13,46] ,[14,49] ,[15,52] ,[16,54] ,[17,55] ,[18,56] ,[19,57] ,[20,59] ,">
            <text:p>[12,42] ,[13,46] ,[14,49] ,[15,52] ,[16,54] ,[17,55] ,[18,56] ,[19,57] ,[20,59] ,</text:p>
          </table:table-cell>
          <table:table-cell table:style-name="ce15" table:formula="of:=IF(['age based'.Z15]&gt;0;&quot;[&quot; &amp; ['age based'.Z$1]&amp; &quot;,&quot; &amp; SUBSTITUTE(TEXT(['age based'.Z15];&quot;#0,#&quot;);&quot;,&quot;;&quot;.&quot;)&amp;&quot;] ,&quot;;&quot;&quot;)&amp;[.AA15]" office:value-type="string" office:string-value="[13,46] ,[14,49] ,[15,52] ,[16,54] ,[17,55] ,[18,56] ,[19,57] ,[20,59] ,">
            <text:p>[13,46] ,[14,49] ,[15,52] ,[16,54] ,[17,55] ,[18,56] ,[19,57] ,[20,59] ,</text:p>
          </table:table-cell>
          <table:table-cell table:style-name="ce15" table:formula="of:=IF(['age based'.AA15]&gt;0;&quot;[&quot; &amp; ['age based'.AA$1]&amp; &quot;,&quot; &amp; SUBSTITUTE(TEXT(['age based'.AA15];&quot;#0,#&quot;);&quot;,&quot;;&quot;.&quot;)&amp;&quot;] ,&quot;;&quot;&quot;)&amp;[.AB15]" office:value-type="string" office:string-value="[14,49] ,[15,52] ,[16,54] ,[17,55] ,[18,56] ,[19,57] ,[20,59] ,">
            <text:p>[14,49] ,[15,52] ,[16,54] ,[17,55] ,[18,56] ,[19,57] ,[20,59] ,</text:p>
          </table:table-cell>
          <table:table-cell table:style-name="ce15" table:formula="of:=IF(['age based'.AB15]&gt;0;&quot;[&quot; &amp; ['age based'.AB$1]&amp; &quot;,&quot; &amp; SUBSTITUTE(TEXT(['age based'.AB15];&quot;#0,#&quot;);&quot;,&quot;;&quot;.&quot;)&amp;&quot;] ,&quot;;&quot;&quot;)&amp;[.AC15]" office:value-type="string" office:string-value="[15,52] ,[16,54] ,[17,55] ,[18,56] ,[19,57] ,[20,59] ,">
            <text:p>[15,52] ,[16,54] ,[17,55] ,[18,56] ,[19,57] ,[20,59] ,</text:p>
          </table:table-cell>
          <table:table-cell table:style-name="ce15" table:formula="of:=IF(['age based'.AC15]&gt;0;&quot;[&quot; &amp; ['age based'.AC$1]&amp; &quot;,&quot; &amp; SUBSTITUTE(TEXT(['age based'.AC15];&quot;#0,#&quot;);&quot;,&quot;;&quot;.&quot;)&amp;&quot;] ,&quot;;&quot;&quot;)&amp;[.AD15]" office:value-type="string" office:string-value="[16,54] ,[17,55] ,[18,56] ,[19,57] ,[20,59] ,">
            <text:p>[16,54] ,[17,55] ,[18,56] ,[19,57] ,[20,59] ,</text:p>
          </table:table-cell>
          <table:table-cell table:style-name="ce15" table:formula="of:=IF(['age based'.AD15]&gt;0;&quot;[&quot; &amp; ['age based'.AD$1]&amp; &quot;,&quot; &amp; SUBSTITUTE(TEXT(['age based'.AD15];&quot;#0,#&quot;);&quot;,&quot;;&quot;.&quot;)&amp;&quot;] ,&quot;;&quot;&quot;)&amp;[.AE15]" office:value-type="string" office:string-value="[17,55] ,[18,56] ,[19,57] ,[20,59] ,">
            <text:p>[17,55] ,[18,56] ,[19,57] ,[20,59] ,</text:p>
          </table:table-cell>
          <table:table-cell table:style-name="ce15" table:formula="of:=IF(['age based'.AE15]&gt;0;&quot;[&quot; &amp; ['age based'.AE$1]&amp; &quot;,&quot; &amp; SUBSTITUTE(TEXT(['age based'.AE15];&quot;#0,#&quot;);&quot;,&quot;;&quot;.&quot;)&amp;&quot;] ,&quot;;&quot;&quot;)&amp;[.AF15]" office:value-type="string" office:string-value="[18,56] ,[19,57] ,[20,59] ,">
            <text:p>[18,56] ,[19,57] ,[20,59] ,</text:p>
          </table:table-cell>
          <table:table-cell table:style-name="ce15" table:formula="of:=IF(['age based'.AF15]&gt;0;&quot;[&quot; &amp; ['age based'.AF$1]&amp; &quot;,&quot; &amp; SUBSTITUTE(TEXT(['age based'.AF15];&quot;#0,#&quot;);&quot;,&quot;;&quot;.&quot;)&amp;&quot;] ,&quot;;&quot;&quot;)&amp;[.AG15]" office:value-type="string" office:string-value="[19,57] ,[20,59] ,">
            <text:p>[19,57] ,[20,59] ,</text:p>
          </table:table-cell>
          <table:table-cell table:style-name="ce15" table:formula="of:=IF(['age based'.AG15]&gt;0;&quot;[&quot; &amp; ['age based'.AG$1]&amp; &quot;,&quot; &amp; SUBSTITUTE(TEXT(['age based'.AG15];&quot;#0,#&quot;);&quot;,&quot;;&quot;.&quot;)&amp;&quot;] ,&quot;;&quot;&quot;)&amp;[.AH15]" office:value-type="string" office:string-value="[20,59] ,">
            <text:p>[20,59] ,</text:p>
          </table:table-cell>
        </table:table-row>
        <table:table-row table:style-name="ro1">
          <table:table-cell table:formula="of:=IF(['age based'.B16]&lt;&gt;&quot;&quot;;['age based concatenate'.C16]&amp;&quot;= {};&quot;;&quot;&quot;)">
            <text:p/>
          </table:table-cell>
          <table:table-cell table:formula="of:=IF(['age based'.C16]=&quot;&quot;;&quot;&quot;;['age based concatenate'.C16]&amp;&quot;.&quot;&amp;['age based'.C16]&amp;&quot; = [&quot; &amp; ['age based concatenate'.D16]&amp;&quot;];&quot;)" office:value-type="string" office:string-value="amd_stats.f.weight.max = [[0,4] ,[0.25,6.4] ,[0.5,8.4] ,[0.75,9.8] ,[1,11] ,[1.25,11.8] ,[1.5,12.6] ,[3,16.4] ,[4,19] ,[5,22] ,[6,25] ,[8,33] ,[9,38] ,[10,43] ,[11,50] ,[12,55] ,[13,61] ,[14,66] ,[15,68] ,[16,70] ,[17,72] ,[18,73] ,[19,74] ,[20,75] ,];">
            <text:p>amd_stats.f.weight.max = [[0,4] ,[0.25,6.4] ,[0.5,8.4] ,[0.75,9.8] ,[1,11] ,[1.25,11.8] ,[1.5,12.6] ,[3,16.4] ,[4,19] ,[5,22] ,[6,25] ,[8,33] ,[9,38] ,[10,43] ,[11,50] ,[12,55] ,[13,61] ,[14,66] ,[15,68] ,[16,70] ,[17,72] ,[18,73] ,[19,74] ,[20,75] ,];</text:p>
          </table:table-cell>
          <table:table-cell table:formula="of:=IF(['age based'.B16]&lt;&gt;&quot;&quot;;['age based'.$B$1]&amp;&quot;.&quot;&amp;['age based'.B16];[.C15])" office:value-type="string" office:string-value="amd_stats.f.weight">
            <text:p>amd_stats.f.weight</text:p>
          </table:table-cell>
          <table:table-cell table:style-name="ce15" table:formula="of:=IF(['age based'.D16]&gt;0;&quot;[&quot; &amp; ['age based'.D$1]&amp; &quot;,&quot; &amp; SUBSTITUTE(TEXT(['age based'.D16];&quot;#0,#&quot;);&quot;,&quot;;&quot;.&quot;)&amp;&quot;] ,&quot;;&quot;&quot;)&amp;[.E16]" office:value-type="string" office:string-value="[0,4] ,[0.25,6.4] ,[0.5,8.4] ,[0.75,9.8] ,[1,11] ,[1.25,11.8] ,[1.5,12.6] ,[3,16.4] ,[4,19] ,[5,22] ,[6,25] ,[8,33] ,[9,38] ,[10,43] ,[11,50] ,[12,55] ,[13,61] ,[14,66] ,[15,68] ,[16,70] ,[17,72] ,[18,73] ,[19,74] ,[20,75] ,">
            <text:p>[0,4] ,[0.25,6.4] ,[0.5,8.4] ,[0.75,9.8] ,[1,11] ,[1.25,11.8] ,[1.5,12.6] ,[3,16.4] ,[4,19] ,[5,22] ,[6,25] ,[8,33] ,[9,38] ,[10,43] ,[11,50] ,[12,55] ,[13,61] ,[14,66] ,[15,68] ,[16,70] ,[17,72] ,[18,73] ,[19,74] ,[20,75] ,</text:p>
          </table:table-cell>
          <table:table-cell table:style-name="ce15" table:formula="of:=IF(['age based'.E16]&gt;0;&quot;[&quot; &amp; ['age based'.E$1]&amp; &quot;,&quot; &amp; SUBSTITUTE(TEXT(['age based'.E16];&quot;#0,#&quot;);&quot;,&quot;;&quot;.&quot;)&amp;&quot;] ,&quot;;&quot;&quot;)&amp;[.F16]" office:value-type="string" office:string-value="[0.25,6.4] ,[0.5,8.4] ,[0.75,9.8] ,[1,11] ,[1.25,11.8] ,[1.5,12.6] ,[3,16.4] ,[4,19] ,[5,22] ,[6,25] ,[8,33] ,[9,38] ,[10,43] ,[11,50] ,[12,55] ,[13,61] ,[14,66] ,[15,68] ,[16,70] ,[17,72] ,[18,73] ,[19,74] ,[20,75] ,">
            <text:p>[0.25,6.4] ,[0.5,8.4] ,[0.75,9.8] ,[1,11] ,[1.25,11.8] ,[1.5,12.6] ,[3,16.4] ,[4,19] ,[5,22] ,[6,25] ,[8,33] ,[9,38] ,[10,43] ,[11,50] ,[12,55] ,[13,61] ,[14,66] ,[15,68] ,[16,70] ,[17,72] ,[18,73] ,[19,74] ,[20,75] ,</text:p>
          </table:table-cell>
          <table:table-cell table:style-name="ce15" table:formula="of:=IF(['age based'.F16]&gt;0;&quot;[&quot; &amp; ['age based'.F$1]&amp; &quot;,&quot; &amp; SUBSTITUTE(TEXT(['age based'.F16];&quot;#0,#&quot;);&quot;,&quot;;&quot;.&quot;)&amp;&quot;] ,&quot;;&quot;&quot;)&amp;[.G16]" office:value-type="string" office:string-value="[0.5,8.4] ,[0.75,9.8] ,[1,11] ,[1.25,11.8] ,[1.5,12.6] ,[3,16.4] ,[4,19] ,[5,22] ,[6,25] ,[8,33] ,[9,38] ,[10,43] ,[11,50] ,[12,55] ,[13,61] ,[14,66] ,[15,68] ,[16,70] ,[17,72] ,[18,73] ,[19,74] ,[20,75] ,">
            <text:p>[0.5,8.4] ,[0.75,9.8] ,[1,11] ,[1.25,11.8] ,[1.5,12.6] ,[3,16.4] ,[4,19] ,[5,22] ,[6,25] ,[8,33] ,[9,38] ,[10,43] ,[11,50] ,[12,55] ,[13,61] ,[14,66] ,[15,68] ,[16,70] ,[17,72] ,[18,73] ,[19,74] ,[20,75] ,</text:p>
          </table:table-cell>
          <table:table-cell table:style-name="ce15" table:formula="of:=IF(['age based'.G16]&gt;0;&quot;[&quot; &amp; ['age based'.G$1]&amp; &quot;,&quot; &amp; SUBSTITUTE(TEXT(['age based'.G16];&quot;#0,#&quot;);&quot;,&quot;;&quot;.&quot;)&amp;&quot;] ,&quot;;&quot;&quot;)&amp;[.H16]" office:value-type="string" office:string-value="[0.75,9.8] ,[1,11] ,[1.25,11.8] ,[1.5,12.6] ,[3,16.4] ,[4,19] ,[5,22] ,[6,25] ,[8,33] ,[9,38] ,[10,43] ,[11,50] ,[12,55] ,[13,61] ,[14,66] ,[15,68] ,[16,70] ,[17,72] ,[18,73] ,[19,74] ,[20,75] ,">
            <text:p>[0.75,9.8] ,[1,11] ,[1.25,11.8] ,[1.5,12.6] ,[3,16.4] ,[4,19] ,[5,22] ,[6,25] ,[8,33] ,[9,38] ,[10,43] ,[11,50] ,[12,55] ,[13,61] ,[14,66] ,[15,68] ,[16,70] ,[17,72] ,[18,73] ,[19,74] ,[20,75] ,</text:p>
          </table:table-cell>
          <table:table-cell table:style-name="ce15" table:formula="of:=IF(['age based'.H16]&gt;0;&quot;[&quot; &amp; ['age based'.H$1]&amp; &quot;,&quot; &amp; SUBSTITUTE(TEXT(['age based'.H16];&quot;#0,#&quot;);&quot;,&quot;;&quot;.&quot;)&amp;&quot;] ,&quot;;&quot;&quot;)&amp;[.I16]" office:value-type="string" office:string-value="[1,11] ,[1.25,11.8] ,[1.5,12.6] ,[3,16.4] ,[4,19] ,[5,22] ,[6,25] ,[8,33] ,[9,38] ,[10,43] ,[11,50] ,[12,55] ,[13,61] ,[14,66] ,[15,68] ,[16,70] ,[17,72] ,[18,73] ,[19,74] ,[20,75] ,">
            <text:p>[1,11] ,[1.25,11.8] ,[1.5,12.6] ,[3,16.4] ,[4,19] ,[5,22] ,[6,25] ,[8,33] ,[9,38] ,[10,43] ,[11,50] ,[12,55] ,[13,61] ,[14,66] ,[15,68] ,[16,70] ,[17,72] ,[18,73] ,[19,74] ,[20,75] ,</text:p>
          </table:table-cell>
          <table:table-cell table:style-name="ce15" table:formula="of:=IF(['age based'.I16]&gt;0;&quot;[&quot; &amp; ['age based'.I$1]&amp; &quot;,&quot; &amp; SUBSTITUTE(TEXT(['age based'.I16];&quot;#0,#&quot;);&quot;,&quot;;&quot;.&quot;)&amp;&quot;] ,&quot;;&quot;&quot;)&amp;[.J16]" office:value-type="string" office:string-value="[1.25,11.8] ,[1.5,12.6] ,[3,16.4] ,[4,19] ,[5,22] ,[6,25] ,[8,33] ,[9,38] ,[10,43] ,[11,50] ,[12,55] ,[13,61] ,[14,66] ,[15,68] ,[16,70] ,[17,72] ,[18,73] ,[19,74] ,[20,75] ,">
            <text:p>[1.25,11.8] ,[1.5,12.6] ,[3,16.4] ,[4,19] ,[5,22] ,[6,25] ,[8,33] ,[9,38] ,[10,43] ,[11,50] ,[12,55] ,[13,61] ,[14,66] ,[15,68] ,[16,70] ,[17,72] ,[18,73] ,[19,74] ,[20,75] ,</text:p>
          </table:table-cell>
          <table:table-cell table:style-name="ce15" table:formula="of:=IF(['age based'.J16]&gt;0;&quot;[&quot; &amp; ['age based'.J$1]&amp; &quot;,&quot; &amp; SUBSTITUTE(TEXT(['age based'.J16];&quot;#0,#&quot;);&quot;,&quot;;&quot;.&quot;)&amp;&quot;] ,&quot;;&quot;&quot;)&amp;[.K16]" office:value-type="string" office:string-value="[1.5,12.6] ,[3,16.4] ,[4,19] ,[5,22] ,[6,25] ,[8,33] ,[9,38] ,[10,43] ,[11,50] ,[12,55] ,[13,61] ,[14,66] ,[15,68] ,[16,70] ,[17,72] ,[18,73] ,[19,74] ,[20,75] ,">
            <text:p>[1.5,12.6] ,[3,16.4] ,[4,19] ,[5,22] ,[6,25] ,[8,33] ,[9,38] ,[10,43] ,[11,50] ,[12,55] ,[13,61] ,[14,66] ,[15,68] ,[16,70] ,[17,72] ,[18,73] ,[19,74] ,[20,75] ,</text:p>
          </table:table-cell>
          <table:table-cell table:style-name="ce15" table:formula="of:=IF(['age based'.K16]&gt;0;&quot;[&quot; &amp; ['age based'.K$1]&amp; &quot;,&quot; &amp; SUBSTITUTE(TEXT(['age based'.K16];&quot;#0,#&quot;);&quot;,&quot;;&quot;.&quot;)&amp;&quot;] ,&quot;;&quot;&quot;)&amp;[.L16]" office:value-type="string" office:string-value="[3,16.4] ,[4,19] ,[5,22] ,[6,25] ,[8,33] ,[9,38] ,[10,43] ,[11,50] ,[12,55] ,[13,61] ,[14,66] ,[15,68] ,[16,70] ,[17,72] ,[18,73] ,[19,74] ,[20,75] ,">
            <text:p>[3,16.4] ,[4,19] ,[5,22] ,[6,25] ,[8,33] ,[9,38] ,[10,43] ,[11,50] ,[12,55] ,[13,61] ,[14,66] ,[15,68] ,[16,70] ,[17,72] ,[18,73] ,[19,74] ,[20,75] ,</text:p>
          </table:table-cell>
          <table:table-cell table:style-name="ce15" table:formula="of:=IF(['age based'.L16]&gt;0;&quot;[&quot; &amp; ['age based'.L$1]&amp; &quot;,&quot; &amp; SUBSTITUTE(TEXT(['age based'.L16];&quot;#0,#&quot;);&quot;,&quot;;&quot;.&quot;)&amp;&quot;] ,&quot;;&quot;&quot;)&amp;[.M16]" office:value-type="string" office:string-value="[3,16.4] ,[4,19] ,[5,22] ,[6,25] ,[8,33] ,[9,38] ,[10,43] ,[11,50] ,[12,55] ,[13,61] ,[14,66] ,[15,68] ,[16,70] ,[17,72] ,[18,73] ,[19,74] ,[20,75] ,">
            <text:p>[3,16.4] ,[4,19] ,[5,22] ,[6,25] ,[8,33] ,[9,38] ,[10,43] ,[11,50] ,[12,55] ,[13,61] ,[14,66] ,[15,68] ,[16,70] ,[17,72] ,[18,73] ,[19,74] ,[20,75] ,</text:p>
          </table:table-cell>
          <table:table-cell table:style-name="ce15" table:formula="of:=IF(['age based'.M16]&gt;0;&quot;[&quot; &amp; ['age based'.M$1]&amp; &quot;,&quot; &amp; SUBSTITUTE(TEXT(['age based'.M16];&quot;#0,#&quot;);&quot;,&quot;;&quot;.&quot;)&amp;&quot;] ,&quot;;&quot;&quot;)&amp;[.N16]" office:value-type="string" office:string-value="[3,16.4] ,[4,19] ,[5,22] ,[6,25] ,[8,33] ,[9,38] ,[10,43] ,[11,50] ,[12,55] ,[13,61] ,[14,66] ,[15,68] ,[16,70] ,[17,72] ,[18,73] ,[19,74] ,[20,75] ,">
            <text:p>[3,16.4] ,[4,19] ,[5,22] ,[6,25] ,[8,33] ,[9,38] ,[10,43] ,[11,50] ,[12,55] ,[13,61] ,[14,66] ,[15,68] ,[16,70] ,[17,72] ,[18,73] ,[19,74] ,[20,75] ,</text:p>
          </table:table-cell>
          <table:table-cell table:style-name="ce15" table:formula="of:=IF(['age based'.N16]&gt;0;&quot;[&quot; &amp; ['age based'.N$1]&amp; &quot;,&quot; &amp; SUBSTITUTE(TEXT(['age based'.N16];&quot;#0,#&quot;);&quot;,&quot;;&quot;.&quot;)&amp;&quot;] ,&quot;;&quot;&quot;)&amp;[.O16]" office:value-type="string" office:string-value="[3,16.4] ,[4,19] ,[5,22] ,[6,25] ,[8,33] ,[9,38] ,[10,43] ,[11,50] ,[12,55] ,[13,61] ,[14,66] ,[15,68] ,[16,70] ,[17,72] ,[18,73] ,[19,74] ,[20,75] ,">
            <text:p>[3,16.4] ,[4,19] ,[5,22] ,[6,25] ,[8,33] ,[9,38] ,[10,43] ,[11,50] ,[12,55] ,[13,61] ,[14,66] ,[15,68] ,[16,70] ,[17,72] ,[18,73] ,[19,74] ,[20,75] ,</text:p>
          </table:table-cell>
          <table:table-cell table:style-name="ce15" table:formula="of:=IF(['age based'.O16]&gt;0;&quot;[&quot; &amp; ['age based'.O$1]&amp; &quot;,&quot; &amp; SUBSTITUTE(TEXT(['age based'.O16];&quot;#0,#&quot;);&quot;,&quot;;&quot;.&quot;)&amp;&quot;] ,&quot;;&quot;&quot;)&amp;[.P16]" office:value-type="string" office:string-value="[3,16.4] ,[4,19] ,[5,22] ,[6,25] ,[8,33] ,[9,38] ,[10,43] ,[11,50] ,[12,55] ,[13,61] ,[14,66] ,[15,68] ,[16,70] ,[17,72] ,[18,73] ,[19,74] ,[20,75] ,">
            <text:p>[3,16.4] ,[4,19] ,[5,22] ,[6,25] ,[8,33] ,[9,38] ,[10,43] ,[11,50] ,[12,55] ,[13,61] ,[14,66] ,[15,68] ,[16,70] ,[17,72] ,[18,73] ,[19,74] ,[20,75] ,</text:p>
          </table:table-cell>
          <table:table-cell table:style-name="ce15" table:formula="of:=IF(['age based'.P16]&gt;0;&quot;[&quot; &amp; ['age based'.P$1]&amp; &quot;,&quot; &amp; SUBSTITUTE(TEXT(['age based'.P16];&quot;#0,#&quot;);&quot;,&quot;;&quot;.&quot;)&amp;&quot;] ,&quot;;&quot;&quot;)&amp;[.Q16]" office:value-type="string" office:string-value="[3,16.4] ,[4,19] ,[5,22] ,[6,25] ,[8,33] ,[9,38] ,[10,43] ,[11,50] ,[12,55] ,[13,61] ,[14,66] ,[15,68] ,[16,70] ,[17,72] ,[18,73] ,[19,74] ,[20,75] ,">
            <text:p>[3,16.4] ,[4,19] ,[5,22] ,[6,25] ,[8,33] ,[9,38] ,[10,43] ,[11,50] ,[12,55] ,[13,61] ,[14,66] ,[15,68] ,[16,70] ,[17,72] ,[18,73] ,[19,74] ,[20,75] ,</text:p>
          </table:table-cell>
          <table:table-cell table:style-name="ce15" table:formula="of:=IF(['age based'.Q16]&gt;0;&quot;[&quot; &amp; ['age based'.Q$1]&amp; &quot;,&quot; &amp; SUBSTITUTE(TEXT(['age based'.Q16];&quot;#0,#&quot;);&quot;,&quot;;&quot;.&quot;)&amp;&quot;] ,&quot;;&quot;&quot;)&amp;[.R16]" office:value-type="string" office:string-value="[4,19] ,[5,22] ,[6,25] ,[8,33] ,[9,38] ,[10,43] ,[11,50] ,[12,55] ,[13,61] ,[14,66] ,[15,68] ,[16,70] ,[17,72] ,[18,73] ,[19,74] ,[20,75] ,">
            <text:p>[4,19] ,[5,22] ,[6,25] ,[8,33] ,[9,38] ,[10,43] ,[11,50] ,[12,55] ,[13,61] ,[14,66] ,[15,68] ,[16,70] ,[17,72] ,[18,73] ,[19,74] ,[20,75] ,</text:p>
          </table:table-cell>
          <table:table-cell table:style-name="ce15" table:formula="of:=IF(['age based'.R16]&gt;0;&quot;[&quot; &amp; ['age based'.R$1]&amp; &quot;,&quot; &amp; SUBSTITUTE(TEXT(['age based'.R16];&quot;#0,#&quot;);&quot;,&quot;;&quot;.&quot;)&amp;&quot;] ,&quot;;&quot;&quot;)&amp;[.S16]" office:value-type="string" office:string-value="[5,22] ,[6,25] ,[8,33] ,[9,38] ,[10,43] ,[11,50] ,[12,55] ,[13,61] ,[14,66] ,[15,68] ,[16,70] ,[17,72] ,[18,73] ,[19,74] ,[20,75] ,">
            <text:p>[5,22] ,[6,25] ,[8,33] ,[9,38] ,[10,43] ,[11,50] ,[12,55] ,[13,61] ,[14,66] ,[15,68] ,[16,70] ,[17,72] ,[18,73] ,[19,74] ,[20,75] ,</text:p>
          </table:table-cell>
          <table:table-cell table:style-name="ce15" table:formula="of:=IF(['age based'.S16]&gt;0;&quot;[&quot; &amp; ['age based'.S$1]&amp; &quot;,&quot; &amp; SUBSTITUTE(TEXT(['age based'.S16];&quot;#0,#&quot;);&quot;,&quot;;&quot;.&quot;)&amp;&quot;] ,&quot;;&quot;&quot;)&amp;[.T16]" office:value-type="string" office:string-value="[6,25] ,[8,33] ,[9,38] ,[10,43] ,[11,50] ,[12,55] ,[13,61] ,[14,66] ,[15,68] ,[16,70] ,[17,72] ,[18,73] ,[19,74] ,[20,75] ,">
            <text:p>[6,25] ,[8,33] ,[9,38] ,[10,43] ,[11,50] ,[12,55] ,[13,61] ,[14,66] ,[15,68] ,[16,70] ,[17,72] ,[18,73] ,[19,74] ,[20,75] ,</text:p>
          </table:table-cell>
          <table:table-cell table:style-name="ce15" table:formula="of:=IF(['age based'.T16]&gt;0;&quot;[&quot; &amp; ['age based'.T$1]&amp; &quot;,&quot; &amp; SUBSTITUTE(TEXT(['age based'.T16];&quot;#0,#&quot;);&quot;,&quot;;&quot;.&quot;)&amp;&quot;] ,&quot;;&quot;&quot;)&amp;[.U16]" office:value-type="string" office:string-value="[8,33] ,[9,38] ,[10,43] ,[11,50] ,[12,55] ,[13,61] ,[14,66] ,[15,68] ,[16,70] ,[17,72] ,[18,73] ,[19,74] ,[20,75] ,">
            <text:p>[8,33] ,[9,38] ,[10,43] ,[11,50] ,[12,55] ,[13,61] ,[14,66] ,[15,68] ,[16,70] ,[17,72] ,[18,73] ,[19,74] ,[20,75] ,</text:p>
          </table:table-cell>
          <table:table-cell table:style-name="ce15" table:formula="of:=IF(['age based'.U16]&gt;0;&quot;[&quot; &amp; ['age based'.U$1]&amp; &quot;,&quot; &amp; SUBSTITUTE(TEXT(['age based'.U16];&quot;#0,#&quot;);&quot;,&quot;;&quot;.&quot;)&amp;&quot;] ,&quot;;&quot;&quot;)&amp;[.V16]" office:value-type="string" office:string-value="[8,33] ,[9,38] ,[10,43] ,[11,50] ,[12,55] ,[13,61] ,[14,66] ,[15,68] ,[16,70] ,[17,72] ,[18,73] ,[19,74] ,[20,75] ,">
            <text:p>[8,33] ,[9,38] ,[10,43] ,[11,50] ,[12,55] ,[13,61] ,[14,66] ,[15,68] ,[16,70] ,[17,72] ,[18,73] ,[19,74] ,[20,75] ,</text:p>
          </table:table-cell>
          <table:table-cell table:style-name="ce15" table:formula="of:=IF(['age based'.V16]&gt;0;&quot;[&quot; &amp; ['age based'.V$1]&amp; &quot;,&quot; &amp; SUBSTITUTE(TEXT(['age based'.V16];&quot;#0,#&quot;);&quot;,&quot;;&quot;.&quot;)&amp;&quot;] ,&quot;;&quot;&quot;)&amp;[.W16]" office:value-type="string" office:string-value="[9,38] ,[10,43] ,[11,50] ,[12,55] ,[13,61] ,[14,66] ,[15,68] ,[16,70] ,[17,72] ,[18,73] ,[19,74] ,[20,75] ,">
            <text:p>[9,38] ,[10,43] ,[11,50] ,[12,55] ,[13,61] ,[14,66] ,[15,68] ,[16,70] ,[17,72] ,[18,73] ,[19,74] ,[20,75] ,</text:p>
          </table:table-cell>
          <table:table-cell table:style-name="ce15" table:formula="of:=IF(['age based'.W16]&gt;0;&quot;[&quot; &amp; ['age based'.W$1]&amp; &quot;,&quot; &amp; SUBSTITUTE(TEXT(['age based'.W16];&quot;#0,#&quot;);&quot;,&quot;;&quot;.&quot;)&amp;&quot;] ,&quot;;&quot;&quot;)&amp;[.X16]" office:value-type="string" office:string-value="[10,43] ,[11,50] ,[12,55] ,[13,61] ,[14,66] ,[15,68] ,[16,70] ,[17,72] ,[18,73] ,[19,74] ,[20,75] ,">
            <text:p>[10,43] ,[11,50] ,[12,55] ,[13,61] ,[14,66] ,[15,68] ,[16,70] ,[17,72] ,[18,73] ,[19,74] ,[20,75] ,</text:p>
          </table:table-cell>
          <table:table-cell table:style-name="ce15" table:formula="of:=IF(['age based'.X16]&gt;0;&quot;[&quot; &amp; ['age based'.X$1]&amp; &quot;,&quot; &amp; SUBSTITUTE(TEXT(['age based'.X16];&quot;#0,#&quot;);&quot;,&quot;;&quot;.&quot;)&amp;&quot;] ,&quot;;&quot;&quot;)&amp;[.Y16]" office:value-type="string" office:string-value="[11,50] ,[12,55] ,[13,61] ,[14,66] ,[15,68] ,[16,70] ,[17,72] ,[18,73] ,[19,74] ,[20,75] ,">
            <text:p>[11,50] ,[12,55] ,[13,61] ,[14,66] ,[15,68] ,[16,70] ,[17,72] ,[18,73] ,[19,74] ,[20,75] ,</text:p>
          </table:table-cell>
          <table:table-cell table:style-name="ce15" table:formula="of:=IF(['age based'.Y16]&gt;0;&quot;[&quot; &amp; ['age based'.Y$1]&amp; &quot;,&quot; &amp; SUBSTITUTE(TEXT(['age based'.Y16];&quot;#0,#&quot;);&quot;,&quot;;&quot;.&quot;)&amp;&quot;] ,&quot;;&quot;&quot;)&amp;[.Z16]" office:value-type="string" office:string-value="[12,55] ,[13,61] ,[14,66] ,[15,68] ,[16,70] ,[17,72] ,[18,73] ,[19,74] ,[20,75] ,">
            <text:p>[12,55] ,[13,61] ,[14,66] ,[15,68] ,[16,70] ,[17,72] ,[18,73] ,[19,74] ,[20,75] ,</text:p>
          </table:table-cell>
          <table:table-cell table:style-name="ce15" table:formula="of:=IF(['age based'.Z16]&gt;0;&quot;[&quot; &amp; ['age based'.Z$1]&amp; &quot;,&quot; &amp; SUBSTITUTE(TEXT(['age based'.Z16];&quot;#0,#&quot;);&quot;,&quot;;&quot;.&quot;)&amp;&quot;] ,&quot;;&quot;&quot;)&amp;[.AA16]" office:value-type="string" office:string-value="[13,61] ,[14,66] ,[15,68] ,[16,70] ,[17,72] ,[18,73] ,[19,74] ,[20,75] ,">
            <text:p>[13,61] ,[14,66] ,[15,68] ,[16,70] ,[17,72] ,[18,73] ,[19,74] ,[20,75] ,</text:p>
          </table:table-cell>
          <table:table-cell table:style-name="ce15" table:formula="of:=IF(['age based'.AA16]&gt;0;&quot;[&quot; &amp; ['age based'.AA$1]&amp; &quot;,&quot; &amp; SUBSTITUTE(TEXT(['age based'.AA16];&quot;#0,#&quot;);&quot;,&quot;;&quot;.&quot;)&amp;&quot;] ,&quot;;&quot;&quot;)&amp;[.AB16]" office:value-type="string" office:string-value="[14,66] ,[15,68] ,[16,70] ,[17,72] ,[18,73] ,[19,74] ,[20,75] ,">
            <text:p>[14,66] ,[15,68] ,[16,70] ,[17,72] ,[18,73] ,[19,74] ,[20,75] ,</text:p>
          </table:table-cell>
          <table:table-cell table:style-name="ce15" table:formula="of:=IF(['age based'.AB16]&gt;0;&quot;[&quot; &amp; ['age based'.AB$1]&amp; &quot;,&quot; &amp; SUBSTITUTE(TEXT(['age based'.AB16];&quot;#0,#&quot;);&quot;,&quot;;&quot;.&quot;)&amp;&quot;] ,&quot;;&quot;&quot;)&amp;[.AC16]" office:value-type="string" office:string-value="[15,68] ,[16,70] ,[17,72] ,[18,73] ,[19,74] ,[20,75] ,">
            <text:p>[15,68] ,[16,70] ,[17,72] ,[18,73] ,[19,74] ,[20,75] ,</text:p>
          </table:table-cell>
          <table:table-cell table:style-name="ce15" table:formula="of:=IF(['age based'.AC16]&gt;0;&quot;[&quot; &amp; ['age based'.AC$1]&amp; &quot;,&quot; &amp; SUBSTITUTE(TEXT(['age based'.AC16];&quot;#0,#&quot;);&quot;,&quot;;&quot;.&quot;)&amp;&quot;] ,&quot;;&quot;&quot;)&amp;[.AD16]" office:value-type="string" office:string-value="[16,70] ,[17,72] ,[18,73] ,[19,74] ,[20,75] ,">
            <text:p>[16,70] ,[17,72] ,[18,73] ,[19,74] ,[20,75] ,</text:p>
          </table:table-cell>
          <table:table-cell table:style-name="ce15" table:formula="of:=IF(['age based'.AD16]&gt;0;&quot;[&quot; &amp; ['age based'.AD$1]&amp; &quot;,&quot; &amp; SUBSTITUTE(TEXT(['age based'.AD16];&quot;#0,#&quot;);&quot;,&quot;;&quot;.&quot;)&amp;&quot;] ,&quot;;&quot;&quot;)&amp;[.AE16]" office:value-type="string" office:string-value="[17,72] ,[18,73] ,[19,74] ,[20,75] ,">
            <text:p>[17,72] ,[18,73] ,[19,74] ,[20,75] ,</text:p>
          </table:table-cell>
          <table:table-cell table:style-name="ce15" table:formula="of:=IF(['age based'.AE16]&gt;0;&quot;[&quot; &amp; ['age based'.AE$1]&amp; &quot;,&quot; &amp; SUBSTITUTE(TEXT(['age based'.AE16];&quot;#0,#&quot;);&quot;,&quot;;&quot;.&quot;)&amp;&quot;] ,&quot;;&quot;&quot;)&amp;[.AF16]" office:value-type="string" office:string-value="[18,73] ,[19,74] ,[20,75] ,">
            <text:p>[18,73] ,[19,74] ,[20,75] ,</text:p>
          </table:table-cell>
          <table:table-cell table:style-name="ce15" table:formula="of:=IF(['age based'.AF16]&gt;0;&quot;[&quot; &amp; ['age based'.AF$1]&amp; &quot;,&quot; &amp; SUBSTITUTE(TEXT(['age based'.AF16];&quot;#0,#&quot;);&quot;,&quot;;&quot;.&quot;)&amp;&quot;] ,&quot;;&quot;&quot;)&amp;[.AG16]" office:value-type="string" office:string-value="[19,74] ,[20,75] ,">
            <text:p>[19,74] ,[20,75] ,</text:p>
          </table:table-cell>
          <table:table-cell table:style-name="ce15" table:formula="of:=IF(['age based'.AG16]&gt;0;&quot;[&quot; &amp; ['age based'.AG$1]&amp; &quot;,&quot; &amp; SUBSTITUTE(TEXT(['age based'.AG16];&quot;#0,#&quot;);&quot;,&quot;;&quot;.&quot;)&amp;&quot;] ,&quot;;&quot;&quot;)&amp;[.AH16]" office:value-type="string" office:string-value="[20,75] ,">
            <text:p>[20,75] ,</text:p>
          </table:table-cell>
        </table:table-row>
        <table:table-row table:style-name="ro1">
          <table:table-cell table:formula="of:=IF(['age based'.B17]&lt;&gt;&quot;&quot;;['age based concatenate'.C17]&amp;&quot;= {};&quot;;&quot;&quot;)">
            <text:p/>
          </table:table-cell>
          <table:table-cell table:formula="of:=IF(['age based'.C17]=&quot;&quot;;&quot;&quot;;['age based concatenate'.C17]&amp;&quot;.&quot;&amp;['age based'.C17]&amp;&quot; = [&quot; &amp; ['age based concatenate'.D17]&amp;&quot;];&quot;)">
            <text:p/>
          </table:table-cell>
          <table:table-cell table:formula="of:=IF(['age based'.B17]&lt;&gt;&quot;&quot;;['age based'.$B$1]&amp;&quot;.&quot;&amp;['age based'.B17];[.C16])" office:value-type="string" office:string-value="amd_stats.f.weight">
            <text:p>amd_stats.f.weight</text:p>
          </table:table-cell>
          <table:table-cell table:style-name="ce15" table:formula="of:=IF(['age based'.D17]&gt;0;&quot;[&quot; &amp; ['age based'.D$1]&amp; &quot;,&quot; &amp; SUBSTITUTE(TEXT(['age based'.D17];&quot;#0,#&quot;);&quot;,&quot;;&quot;.&quot;)&amp;&quot;] ,&quot;;&quot;&quot;)&amp;[.E17]">
            <text:p/>
          </table:table-cell>
          <table:table-cell table:style-name="ce15" table:formula="of:=IF(['age based'.E17]&gt;0;&quot;[&quot; &amp; ['age based'.E$1]&amp; &quot;,&quot; &amp; SUBSTITUTE(TEXT(['age based'.E17];&quot;#0,#&quot;);&quot;,&quot;;&quot;.&quot;)&amp;&quot;] ,&quot;;&quot;&quot;)&amp;[.F17]">
            <text:p/>
          </table:table-cell>
          <table:table-cell table:style-name="ce15" table:formula="of:=IF(['age based'.F17]&gt;0;&quot;[&quot; &amp; ['age based'.F$1]&amp; &quot;,&quot; &amp; SUBSTITUTE(TEXT(['age based'.F17];&quot;#0,#&quot;);&quot;,&quot;;&quot;.&quot;)&amp;&quot;] ,&quot;;&quot;&quot;)&amp;[.G17]">
            <text:p/>
          </table:table-cell>
          <table:table-cell table:style-name="ce15" table:formula="of:=IF(['age based'.G17]&gt;0;&quot;[&quot; &amp; ['age based'.G$1]&amp; &quot;,&quot; &amp; SUBSTITUTE(TEXT(['age based'.G17];&quot;#0,#&quot;);&quot;,&quot;;&quot;.&quot;)&amp;&quot;] ,&quot;;&quot;&quot;)&amp;[.H17]">
            <text:p/>
          </table:table-cell>
          <table:table-cell table:style-name="ce15" table:formula="of:=IF(['age based'.H17]&gt;0;&quot;[&quot; &amp; ['age based'.H$1]&amp; &quot;,&quot; &amp; SUBSTITUTE(TEXT(['age based'.H17];&quot;#0,#&quot;);&quot;,&quot;;&quot;.&quot;)&amp;&quot;] ,&quot;;&quot;&quot;)&amp;[.I17]">
            <text:p/>
          </table:table-cell>
          <table:table-cell table:style-name="ce15" table:formula="of:=IF(['age based'.I17]&gt;0;&quot;[&quot; &amp; ['age based'.I$1]&amp; &quot;,&quot; &amp; SUBSTITUTE(TEXT(['age based'.I17];&quot;#0,#&quot;);&quot;,&quot;;&quot;.&quot;)&amp;&quot;] ,&quot;;&quot;&quot;)&amp;[.J17]">
            <text:p/>
          </table:table-cell>
          <table:table-cell table:style-name="ce15" table:formula="of:=IF(['age based'.J17]&gt;0;&quot;[&quot; &amp; ['age based'.J$1]&amp; &quot;,&quot; &amp; SUBSTITUTE(TEXT(['age based'.J17];&quot;#0,#&quot;);&quot;,&quot;;&quot;.&quot;)&amp;&quot;] ,&quot;;&quot;&quot;)&amp;[.K17]">
            <text:p/>
          </table:table-cell>
          <table:table-cell table:style-name="ce15" table:formula="of:=IF(['age based'.K17]&gt;0;&quot;[&quot; &amp; ['age based'.K$1]&amp; &quot;,&quot; &amp; SUBSTITUTE(TEXT(['age based'.K17];&quot;#0,#&quot;);&quot;,&quot;;&quot;.&quot;)&amp;&quot;] ,&quot;;&quot;&quot;)&amp;[.L17]">
            <text:p/>
          </table:table-cell>
          <table:table-cell table:style-name="ce15" table:formula="of:=IF(['age based'.L17]&gt;0;&quot;[&quot; &amp; ['age based'.L$1]&amp; &quot;,&quot; &amp; SUBSTITUTE(TEXT(['age based'.L17];&quot;#0,#&quot;);&quot;,&quot;;&quot;.&quot;)&amp;&quot;] ,&quot;;&quot;&quot;)&amp;[.M17]">
            <text:p/>
          </table:table-cell>
          <table:table-cell table:style-name="ce15" table:formula="of:=IF(['age based'.M17]&gt;0;&quot;[&quot; &amp; ['age based'.M$1]&amp; &quot;,&quot; &amp; SUBSTITUTE(TEXT(['age based'.M17];&quot;#0,#&quot;);&quot;,&quot;;&quot;.&quot;)&amp;&quot;] ,&quot;;&quot;&quot;)&amp;[.N17]">
            <text:p/>
          </table:table-cell>
          <table:table-cell table:style-name="ce15" table:formula="of:=IF(['age based'.N17]&gt;0;&quot;[&quot; &amp; ['age based'.N$1]&amp; &quot;,&quot; &amp; SUBSTITUTE(TEXT(['age based'.N17];&quot;#0,#&quot;);&quot;,&quot;;&quot;.&quot;)&amp;&quot;] ,&quot;;&quot;&quot;)&amp;[.O17]">
            <text:p/>
          </table:table-cell>
          <table:table-cell table:style-name="ce15" table:formula="of:=IF(['age based'.O17]&gt;0;&quot;[&quot; &amp; ['age based'.O$1]&amp; &quot;,&quot; &amp; SUBSTITUTE(TEXT(['age based'.O17];&quot;#0,#&quot;);&quot;,&quot;;&quot;.&quot;)&amp;&quot;] ,&quot;;&quot;&quot;)&amp;[.P17]">
            <text:p/>
          </table:table-cell>
          <table:table-cell table:style-name="ce15" table:formula="of:=IF(['age based'.P17]&gt;0;&quot;[&quot; &amp; ['age based'.P$1]&amp; &quot;,&quot; &amp; SUBSTITUTE(TEXT(['age based'.P17];&quot;#0,#&quot;);&quot;,&quot;;&quot;.&quot;)&amp;&quot;] ,&quot;;&quot;&quot;)&amp;[.Q17]">
            <text:p/>
          </table:table-cell>
          <table:table-cell table:style-name="ce15" table:formula="of:=IF(['age based'.Q17]&gt;0;&quot;[&quot; &amp; ['age based'.Q$1]&amp; &quot;,&quot; &amp; SUBSTITUTE(TEXT(['age based'.Q17];&quot;#0,#&quot;);&quot;,&quot;;&quot;.&quot;)&amp;&quot;] ,&quot;;&quot;&quot;)&amp;[.R17]">
            <text:p/>
          </table:table-cell>
          <table:table-cell table:style-name="ce15" table:formula="of:=IF(['age based'.R17]&gt;0;&quot;[&quot; &amp; ['age based'.R$1]&amp; &quot;,&quot; &amp; SUBSTITUTE(TEXT(['age based'.R17];&quot;#0,#&quot;);&quot;,&quot;;&quot;.&quot;)&amp;&quot;] ,&quot;;&quot;&quot;)&amp;[.S17]">
            <text:p/>
          </table:table-cell>
          <table:table-cell table:style-name="ce15" table:formula="of:=IF(['age based'.S17]&gt;0;&quot;[&quot; &amp; ['age based'.S$1]&amp; &quot;,&quot; &amp; SUBSTITUTE(TEXT(['age based'.S17];&quot;#0,#&quot;);&quot;,&quot;;&quot;.&quot;)&amp;&quot;] ,&quot;;&quot;&quot;)&amp;[.T17]">
            <text:p/>
          </table:table-cell>
          <table:table-cell table:style-name="ce15" table:formula="of:=IF(['age based'.T17]&gt;0;&quot;[&quot; &amp; ['age based'.T$1]&amp; &quot;,&quot; &amp; SUBSTITUTE(TEXT(['age based'.T17];&quot;#0,#&quot;);&quot;,&quot;;&quot;.&quot;)&amp;&quot;] ,&quot;;&quot;&quot;)&amp;[.U17]">
            <text:p/>
          </table:table-cell>
          <table:table-cell table:style-name="ce15" table:formula="of:=IF(['age based'.U17]&gt;0;&quot;[&quot; &amp; ['age based'.U$1]&amp; &quot;,&quot; &amp; SUBSTITUTE(TEXT(['age based'.U17];&quot;#0,#&quot;);&quot;,&quot;;&quot;.&quot;)&amp;&quot;] ,&quot;;&quot;&quot;)&amp;[.V17]">
            <text:p/>
          </table:table-cell>
          <table:table-cell table:style-name="ce15" table:formula="of:=IF(['age based'.V17]&gt;0;&quot;[&quot; &amp; ['age based'.V$1]&amp; &quot;,&quot; &amp; SUBSTITUTE(TEXT(['age based'.V17];&quot;#0,#&quot;);&quot;,&quot;;&quot;.&quot;)&amp;&quot;] ,&quot;;&quot;&quot;)&amp;[.W17]">
            <text:p/>
          </table:table-cell>
          <table:table-cell table:style-name="ce15" table:formula="of:=IF(['age based'.W17]&gt;0;&quot;[&quot; &amp; ['age based'.W$1]&amp; &quot;,&quot; &amp; SUBSTITUTE(TEXT(['age based'.W17];&quot;#0,#&quot;);&quot;,&quot;;&quot;.&quot;)&amp;&quot;] ,&quot;;&quot;&quot;)&amp;[.X17]">
            <text:p/>
          </table:table-cell>
          <table:table-cell table:style-name="ce15" table:formula="of:=IF(['age based'.X17]&gt;0;&quot;[&quot; &amp; ['age based'.X$1]&amp; &quot;,&quot; &amp; SUBSTITUTE(TEXT(['age based'.X17];&quot;#0,#&quot;);&quot;,&quot;;&quot;.&quot;)&amp;&quot;] ,&quot;;&quot;&quot;)&amp;[.Y17]">
            <text:p/>
          </table:table-cell>
          <table:table-cell table:style-name="ce15" table:formula="of:=IF(['age based'.Y17]&gt;0;&quot;[&quot; &amp; ['age based'.Y$1]&amp; &quot;,&quot; &amp; SUBSTITUTE(TEXT(['age based'.Y17];&quot;#0,#&quot;);&quot;,&quot;;&quot;.&quot;)&amp;&quot;] ,&quot;;&quot;&quot;)&amp;[.Z17]">
            <text:p/>
          </table:table-cell>
          <table:table-cell table:style-name="ce15" table:formula="of:=IF(['age based'.Z17]&gt;0;&quot;[&quot; &amp; ['age based'.Z$1]&amp; &quot;,&quot; &amp; SUBSTITUTE(TEXT(['age based'.Z17];&quot;#0,#&quot;);&quot;,&quot;;&quot;.&quot;)&amp;&quot;] ,&quot;;&quot;&quot;)&amp;[.AA17]">
            <text:p/>
          </table:table-cell>
          <table:table-cell table:style-name="ce15" table:formula="of:=IF(['age based'.AA17]&gt;0;&quot;[&quot; &amp; ['age based'.AA$1]&amp; &quot;,&quot; &amp; SUBSTITUTE(TEXT(['age based'.AA17];&quot;#0,#&quot;);&quot;,&quot;;&quot;.&quot;)&amp;&quot;] ,&quot;;&quot;&quot;)&amp;[.AB17]">
            <text:p/>
          </table:table-cell>
          <table:table-cell table:style-name="ce15" table:formula="of:=IF(['age based'.AB17]&gt;0;&quot;[&quot; &amp; ['age based'.AB$1]&amp; &quot;,&quot; &amp; SUBSTITUTE(TEXT(['age based'.AB17];&quot;#0,#&quot;);&quot;,&quot;;&quot;.&quot;)&amp;&quot;] ,&quot;;&quot;&quot;)&amp;[.AC17]">
            <text:p/>
          </table:table-cell>
          <table:table-cell table:style-name="ce15" table:formula="of:=IF(['age based'.AC17]&gt;0;&quot;[&quot; &amp; ['age based'.AC$1]&amp; &quot;,&quot; &amp; SUBSTITUTE(TEXT(['age based'.AC17];&quot;#0,#&quot;);&quot;,&quot;;&quot;.&quot;)&amp;&quot;] ,&quot;;&quot;&quot;)&amp;[.AD17]">
            <text:p/>
          </table:table-cell>
          <table:table-cell table:style-name="ce15" table:formula="of:=IF(['age based'.AD17]&gt;0;&quot;[&quot; &amp; ['age based'.AD$1]&amp; &quot;,&quot; &amp; SUBSTITUTE(TEXT(['age based'.AD17];&quot;#0,#&quot;);&quot;,&quot;;&quot;.&quot;)&amp;&quot;] ,&quot;;&quot;&quot;)&amp;[.AE17]">
            <text:p/>
          </table:table-cell>
          <table:table-cell table:style-name="ce15" table:formula="of:=IF(['age based'.AE17]&gt;0;&quot;[&quot; &amp; ['age based'.AE$1]&amp; &quot;,&quot; &amp; SUBSTITUTE(TEXT(['age based'.AE17];&quot;#0,#&quot;);&quot;,&quot;;&quot;.&quot;)&amp;&quot;] ,&quot;;&quot;&quot;)&amp;[.AF17]">
            <text:p/>
          </table:table-cell>
          <table:table-cell table:style-name="ce15" table:formula="of:=IF(['age based'.AF17]&gt;0;&quot;[&quot; &amp; ['age based'.AF$1]&amp; &quot;,&quot; &amp; SUBSTITUTE(TEXT(['age based'.AF17];&quot;#0,#&quot;);&quot;,&quot;;&quot;.&quot;)&amp;&quot;] ,&quot;;&quot;&quot;)&amp;[.AG17]">
            <text:p/>
          </table:table-cell>
          <table:table-cell table:style-name="ce15" table:formula="of:=IF(['age based'.AG17]&gt;0;&quot;[&quot; &amp; ['age based'.AG$1]&amp; &quot;,&quot; &amp; SUBSTITUTE(TEXT(['age based'.AG17];&quot;#0,#&quot;);&quot;,&quot;;&quot;.&quot;)&amp;&quot;] ,&quot;;&quot;&quot;)&amp;[.AH17]">
            <text:p/>
          </table:table-cell>
        </table:table-row>
        <table:table-row table:style-name="ro1">
          <table:table-cell table:formula="of:=IF(['age based'.B18]&lt;&gt;&quot;&quot;;['age based concatenate'.C18]&amp;&quot;= {};&quot;;&quot;&quot;)" office:value-type="string" office:string-value="amd_stats.m.BMI= {};">
            <text:p>amd_stats.m.BMI= {};</text:p>
          </table:table-cell>
          <table:table-cell table:formula="of:=IF(['age based'.C18]=&quot;&quot;;&quot;&quot;;['age based concatenate'.C18]&amp;&quot;.&quot;&amp;['age based'.C18]&amp;&quot; = [&quot; &amp; ['age based concatenate'.D18]&amp;&quot;];&quot;)" office:value-type="string" office:string-value="amd_stats.m.BMI.min = [[2,15] ,[3,14.6] ,[4,14.4] ,[5,14.1] ,[6,14] ,[7,14] ,[8,14.2] ,[9,14.4] ,[10,14.6] ,[11,15] ,[12,15.4] ,[20,19.8] ,];">
            <text:p>amd_stats.m.BMI.min = [[2,15] ,[3,14.6] ,[4,14.4] ,[5,14.1] ,[6,14] ,[7,14] ,[8,14.2] ,[9,14.4] ,[10,14.6] ,[11,15] ,[12,15.4] ,[20,19.8] ,];</text:p>
          </table:table-cell>
          <table:table-cell table:formula="of:=IF(['age based'.B18]&lt;&gt;&quot;&quot;;['age based'.$B$1]&amp;&quot;.&quot;&amp;['age based'.B18];[.C17])" office:value-type="string" office:string-value="amd_stats.m.BMI">
            <text:p>amd_stats.m.BMI</text:p>
          </table:table-cell>
          <table:table-cell table:style-name="ce15" table:formula="of:=IF(['age based'.D18]&gt;0;&quot;[&quot; &amp; ['age based'.D$1]&amp; &quot;,&quot; &amp; SUBSTITUTE(TEXT(['age based'.D18];&quot;#0,#&quot;);&quot;,&quot;;&quot;.&quot;)&amp;&quot;] ,&quot;;&quot;&quot;)&amp;[.E18]" office:value-type="string" office:string-value="[2,15] ,[3,14.6] ,[4,14.4] ,[5,14.1] ,[6,14] ,[7,14] ,[8,14.2] ,[9,14.4] ,[10,14.6] ,[11,15] ,[12,15.4] ,[20,19.8] ,">
            <text:p>[2,15] ,[3,14.6] ,[4,14.4] ,[5,14.1] ,[6,14] ,[7,14] ,[8,14.2] ,[9,14.4] ,[10,14.6] ,[11,15] ,[12,15.4] ,[20,19.8] ,</text:p>
          </table:table-cell>
          <table:table-cell table:style-name="ce15" table:formula="of:=IF(['age based'.E18]&gt;0;&quot;[&quot; &amp; ['age based'.E$1]&amp; &quot;,&quot; &amp; SUBSTITUTE(TEXT(['age based'.E18];&quot;#0,#&quot;);&quot;,&quot;;&quot;.&quot;)&amp;&quot;] ,&quot;;&quot;&quot;)&amp;[.F18]" office:value-type="string" office:string-value="[2,15] ,[3,14.6] ,[4,14.4] ,[5,14.1] ,[6,14] ,[7,14] ,[8,14.2] ,[9,14.4] ,[10,14.6] ,[11,15] ,[12,15.4] ,[20,19.8] ,">
            <text:p>[2,15] ,[3,14.6] ,[4,14.4] ,[5,14.1] ,[6,14] ,[7,14] ,[8,14.2] ,[9,14.4] ,[10,14.6] ,[11,15] ,[12,15.4] ,[20,19.8] ,</text:p>
          </table:table-cell>
          <table:table-cell table:style-name="ce15" table:formula="of:=IF(['age based'.F18]&gt;0;&quot;[&quot; &amp; ['age based'.F$1]&amp; &quot;,&quot; &amp; SUBSTITUTE(TEXT(['age based'.F18];&quot;#0,#&quot;);&quot;,&quot;;&quot;.&quot;)&amp;&quot;] ,&quot;;&quot;&quot;)&amp;[.G18]" office:value-type="string" office:string-value="[2,15] ,[3,14.6] ,[4,14.4] ,[5,14.1] ,[6,14] ,[7,14] ,[8,14.2] ,[9,14.4] ,[10,14.6] ,[11,15] ,[12,15.4] ,[20,19.8] ,">
            <text:p>[2,15] ,[3,14.6] ,[4,14.4] ,[5,14.1] ,[6,14] ,[7,14] ,[8,14.2] ,[9,14.4] ,[10,14.6] ,[11,15] ,[12,15.4] ,[20,19.8] ,</text:p>
          </table:table-cell>
          <table:table-cell table:style-name="ce15" table:formula="of:=IF(['age based'.G18]&gt;0;&quot;[&quot; &amp; ['age based'.G$1]&amp; &quot;,&quot; &amp; SUBSTITUTE(TEXT(['age based'.G18];&quot;#0,#&quot;);&quot;,&quot;;&quot;.&quot;)&amp;&quot;] ,&quot;;&quot;&quot;)&amp;[.H18]" office:value-type="string" office:string-value="[2,15] ,[3,14.6] ,[4,14.4] ,[5,14.1] ,[6,14] ,[7,14] ,[8,14.2] ,[9,14.4] ,[10,14.6] ,[11,15] ,[12,15.4] ,[20,19.8] ,">
            <text:p>[2,15] ,[3,14.6] ,[4,14.4] ,[5,14.1] ,[6,14] ,[7,14] ,[8,14.2] ,[9,14.4] ,[10,14.6] ,[11,15] ,[12,15.4] ,[20,19.8] ,</text:p>
          </table:table-cell>
          <table:table-cell table:style-name="ce15" table:formula="of:=IF(['age based'.H18]&gt;0;&quot;[&quot; &amp; ['age based'.H$1]&amp; &quot;,&quot; &amp; SUBSTITUTE(TEXT(['age based'.H18];&quot;#0,#&quot;);&quot;,&quot;;&quot;.&quot;)&amp;&quot;] ,&quot;;&quot;&quot;)&amp;[.I18]" office:value-type="string" office:string-value="[2,15] ,[3,14.6] ,[4,14.4] ,[5,14.1] ,[6,14] ,[7,14] ,[8,14.2] ,[9,14.4] ,[10,14.6] ,[11,15] ,[12,15.4] ,[20,19.8] ,">
            <text:p>[2,15] ,[3,14.6] ,[4,14.4] ,[5,14.1] ,[6,14] ,[7,14] ,[8,14.2] ,[9,14.4] ,[10,14.6] ,[11,15] ,[12,15.4] ,[20,19.8] ,</text:p>
          </table:table-cell>
          <table:table-cell table:style-name="ce15" table:formula="of:=IF(['age based'.I18]&gt;0;&quot;[&quot; &amp; ['age based'.I$1]&amp; &quot;,&quot; &amp; SUBSTITUTE(TEXT(['age based'.I18];&quot;#0,#&quot;);&quot;,&quot;;&quot;.&quot;)&amp;&quot;] ,&quot;;&quot;&quot;)&amp;[.J18]" office:value-type="string" office:string-value="[2,15] ,[3,14.6] ,[4,14.4] ,[5,14.1] ,[6,14] ,[7,14] ,[8,14.2] ,[9,14.4] ,[10,14.6] ,[11,15] ,[12,15.4] ,[20,19.8] ,">
            <text:p>[2,15] ,[3,14.6] ,[4,14.4] ,[5,14.1] ,[6,14] ,[7,14] ,[8,14.2] ,[9,14.4] ,[10,14.6] ,[11,15] ,[12,15.4] ,[20,19.8] ,</text:p>
          </table:table-cell>
          <table:table-cell table:style-name="ce15" table:formula="of:=IF(['age based'.J18]&gt;0;&quot;[&quot; &amp; ['age based'.J$1]&amp; &quot;,&quot; &amp; SUBSTITUTE(TEXT(['age based'.J18];&quot;#0,#&quot;);&quot;,&quot;;&quot;.&quot;)&amp;&quot;] ,&quot;;&quot;&quot;)&amp;[.K18]" office:value-type="string" office:string-value="[2,15] ,[3,14.6] ,[4,14.4] ,[5,14.1] ,[6,14] ,[7,14] ,[8,14.2] ,[9,14.4] ,[10,14.6] ,[11,15] ,[12,15.4] ,[20,19.8] ,">
            <text:p>[2,15] ,[3,14.6] ,[4,14.4] ,[5,14.1] ,[6,14] ,[7,14] ,[8,14.2] ,[9,14.4] ,[10,14.6] ,[11,15] ,[12,15.4] ,[20,19.8] ,</text:p>
          </table:table-cell>
          <table:table-cell table:style-name="ce15" table:formula="of:=IF(['age based'.K18]&gt;0;&quot;[&quot; &amp; ['age based'.K$1]&amp; &quot;,&quot; &amp; SUBSTITUTE(TEXT(['age based'.K18];&quot;#0,#&quot;);&quot;,&quot;;&quot;.&quot;)&amp;&quot;] ,&quot;;&quot;&quot;)&amp;[.L18]" office:value-type="string" office:string-value="[2,15] ,[3,14.6] ,[4,14.4] ,[5,14.1] ,[6,14] ,[7,14] ,[8,14.2] ,[9,14.4] ,[10,14.6] ,[11,15] ,[12,15.4] ,[20,19.8] ,">
            <text:p>[2,15] ,[3,14.6] ,[4,14.4] ,[5,14.1] ,[6,14] ,[7,14] ,[8,14.2] ,[9,14.4] ,[10,14.6] ,[11,15] ,[12,15.4] ,[20,19.8] ,</text:p>
          </table:table-cell>
          <table:table-cell table:style-name="ce15" table:formula="of:=IF(['age based'.L18]&gt;0;&quot;[&quot; &amp; ['age based'.L$1]&amp; &quot;,&quot; &amp; SUBSTITUTE(TEXT(['age based'.L18];&quot;#0,#&quot;);&quot;,&quot;;&quot;.&quot;)&amp;&quot;] ,&quot;;&quot;&quot;)&amp;[.M18]" office:value-type="string" office:string-value="[2,15] ,[3,14.6] ,[4,14.4] ,[5,14.1] ,[6,14] ,[7,14] ,[8,14.2] ,[9,14.4] ,[10,14.6] ,[11,15] ,[12,15.4] ,[20,19.8] ,">
            <text:p>[2,15] ,[3,14.6] ,[4,14.4] ,[5,14.1] ,[6,14] ,[7,14] ,[8,14.2] ,[9,14.4] ,[10,14.6] ,[11,15] ,[12,15.4] ,[20,19.8] ,</text:p>
          </table:table-cell>
          <table:table-cell table:style-name="ce15" table:formula="of:=IF(['age based'.M18]&gt;0;&quot;[&quot; &amp; ['age based'.M$1]&amp; &quot;,&quot; &amp; SUBSTITUTE(TEXT(['age based'.M18];&quot;#0,#&quot;);&quot;,&quot;;&quot;.&quot;)&amp;&quot;] ,&quot;;&quot;&quot;)&amp;[.N18]" office:value-type="string" office:string-value="[3,14.6] ,[4,14.4] ,[5,14.1] ,[6,14] ,[7,14] ,[8,14.2] ,[9,14.4] ,[10,14.6] ,[11,15] ,[12,15.4] ,[20,19.8] ,">
            <text:p>[3,14.6] ,[4,14.4] ,[5,14.1] ,[6,14] ,[7,14] ,[8,14.2] ,[9,14.4] ,[10,14.6] ,[11,15] ,[12,15.4] ,[20,19.8] ,</text:p>
          </table:table-cell>
          <table:table-cell table:style-name="ce15" table:formula="of:=IF(['age based'.N18]&gt;0;&quot;[&quot; &amp; ['age based'.N$1]&amp; &quot;,&quot; &amp; SUBSTITUTE(TEXT(['age based'.N18];&quot;#0,#&quot;);&quot;,&quot;;&quot;.&quot;)&amp;&quot;] ,&quot;;&quot;&quot;)&amp;[.O18]" office:value-type="string" office:string-value="[3,14.6] ,[4,14.4] ,[5,14.1] ,[6,14] ,[7,14] ,[8,14.2] ,[9,14.4] ,[10,14.6] ,[11,15] ,[12,15.4] ,[20,19.8] ,">
            <text:p>[3,14.6] ,[4,14.4] ,[5,14.1] ,[6,14] ,[7,14] ,[8,14.2] ,[9,14.4] ,[10,14.6] ,[11,15] ,[12,15.4] ,[20,19.8] ,</text:p>
          </table:table-cell>
          <table:table-cell table:style-name="ce15" table:formula="of:=IF(['age based'.O18]&gt;0;&quot;[&quot; &amp; ['age based'.O$1]&amp; &quot;,&quot; &amp; SUBSTITUTE(TEXT(['age based'.O18];&quot;#0,#&quot;);&quot;,&quot;;&quot;.&quot;)&amp;&quot;] ,&quot;;&quot;&quot;)&amp;[.P18]" office:value-type="string" office:string-value="[3,14.6] ,[4,14.4] ,[5,14.1] ,[6,14] ,[7,14] ,[8,14.2] ,[9,14.4] ,[10,14.6] ,[11,15] ,[12,15.4] ,[20,19.8] ,">
            <text:p>[3,14.6] ,[4,14.4] ,[5,14.1] ,[6,14] ,[7,14] ,[8,14.2] ,[9,14.4] ,[10,14.6] ,[11,15] ,[12,15.4] ,[20,19.8] ,</text:p>
          </table:table-cell>
          <table:table-cell table:style-name="ce15" table:formula="of:=IF(['age based'.P18]&gt;0;&quot;[&quot; &amp; ['age based'.P$1]&amp; &quot;,&quot; &amp; SUBSTITUTE(TEXT(['age based'.P18];&quot;#0,#&quot;);&quot;,&quot;;&quot;.&quot;)&amp;&quot;] ,&quot;;&quot;&quot;)&amp;[.Q18]" office:value-type="string" office:string-value="[3,14.6] ,[4,14.4] ,[5,14.1] ,[6,14] ,[7,14] ,[8,14.2] ,[9,14.4] ,[10,14.6] ,[11,15] ,[12,15.4] ,[20,19.8] ,">
            <text:p>[3,14.6] ,[4,14.4] ,[5,14.1] ,[6,14] ,[7,14] ,[8,14.2] ,[9,14.4] ,[10,14.6] ,[11,15] ,[12,15.4] ,[20,19.8] ,</text:p>
          </table:table-cell>
          <table:table-cell table:style-name="ce15" table:formula="of:=IF(['age based'.Q18]&gt;0;&quot;[&quot; &amp; ['age based'.Q$1]&amp; &quot;,&quot; &amp; SUBSTITUTE(TEXT(['age based'.Q18];&quot;#0,#&quot;);&quot;,&quot;;&quot;.&quot;)&amp;&quot;] ,&quot;;&quot;&quot;)&amp;[.R18]" office:value-type="string" office:string-value="[4,14.4] ,[5,14.1] ,[6,14] ,[7,14] ,[8,14.2] ,[9,14.4] ,[10,14.6] ,[11,15] ,[12,15.4] ,[20,19.8] ,">
            <text:p>[4,14.4] ,[5,14.1] ,[6,14] ,[7,14] ,[8,14.2] ,[9,14.4] ,[10,14.6] ,[11,15] ,[12,15.4] ,[20,19.8] ,</text:p>
          </table:table-cell>
          <table:table-cell table:style-name="ce15" table:formula="of:=IF(['age based'.R18]&gt;0;&quot;[&quot; &amp; ['age based'.R$1]&amp; &quot;,&quot; &amp; SUBSTITUTE(TEXT(['age based'.R18];&quot;#0,#&quot;);&quot;,&quot;;&quot;.&quot;)&amp;&quot;] ,&quot;;&quot;&quot;)&amp;[.S18]" office:value-type="string" office:string-value="[5,14.1] ,[6,14] ,[7,14] ,[8,14.2] ,[9,14.4] ,[10,14.6] ,[11,15] ,[12,15.4] ,[20,19.8] ,">
            <text:p>[5,14.1] ,[6,14] ,[7,14] ,[8,14.2] ,[9,14.4] ,[10,14.6] ,[11,15] ,[12,15.4] ,[20,19.8] ,</text:p>
          </table:table-cell>
          <table:table-cell table:style-name="ce15" table:formula="of:=IF(['age based'.S18]&gt;0;&quot;[&quot; &amp; ['age based'.S$1]&amp; &quot;,&quot; &amp; SUBSTITUTE(TEXT(['age based'.S18];&quot;#0,#&quot;);&quot;,&quot;;&quot;.&quot;)&amp;&quot;] ,&quot;;&quot;&quot;)&amp;[.T18]" office:value-type="string" office:string-value="[6,14] ,[7,14] ,[8,14.2] ,[9,14.4] ,[10,14.6] ,[11,15] ,[12,15.4] ,[20,19.8] ,">
            <text:p>[6,14] ,[7,14] ,[8,14.2] ,[9,14.4] ,[10,14.6] ,[11,15] ,[12,15.4] ,[20,19.8] ,</text:p>
          </table:table-cell>
          <table:table-cell table:style-name="ce15" table:formula="of:=IF(['age based'.T18]&gt;0;&quot;[&quot; &amp; ['age based'.T$1]&amp; &quot;,&quot; &amp; SUBSTITUTE(TEXT(['age based'.T18];&quot;#0,#&quot;);&quot;,&quot;;&quot;.&quot;)&amp;&quot;] ,&quot;;&quot;&quot;)&amp;[.U18]" office:value-type="string" office:string-value="[7,14] ,[8,14.2] ,[9,14.4] ,[10,14.6] ,[11,15] ,[12,15.4] ,[20,19.8] ,">
            <text:p>[7,14] ,[8,14.2] ,[9,14.4] ,[10,14.6] ,[11,15] ,[12,15.4] ,[20,19.8] ,</text:p>
          </table:table-cell>
          <table:table-cell table:style-name="ce15" table:formula="of:=IF(['age based'.U18]&gt;0;&quot;[&quot; &amp; ['age based'.U$1]&amp; &quot;,&quot; &amp; SUBSTITUTE(TEXT(['age based'.U18];&quot;#0,#&quot;);&quot;,&quot;;&quot;.&quot;)&amp;&quot;] ,&quot;;&quot;&quot;)&amp;[.V18]" office:value-type="string" office:string-value="[8,14.2] ,[9,14.4] ,[10,14.6] ,[11,15] ,[12,15.4] ,[20,19.8] ,">
            <text:p>[8,14.2] ,[9,14.4] ,[10,14.6] ,[11,15] ,[12,15.4] ,[20,19.8] ,</text:p>
          </table:table-cell>
          <table:table-cell table:style-name="ce15" table:formula="of:=IF(['age based'.V18]&gt;0;&quot;[&quot; &amp; ['age based'.V$1]&amp; &quot;,&quot; &amp; SUBSTITUTE(TEXT(['age based'.V18];&quot;#0,#&quot;);&quot;,&quot;;&quot;.&quot;)&amp;&quot;] ,&quot;;&quot;&quot;)&amp;[.W18]" office:value-type="string" office:string-value="[9,14.4] ,[10,14.6] ,[11,15] ,[12,15.4] ,[20,19.8] ,">
            <text:p>[9,14.4] ,[10,14.6] ,[11,15] ,[12,15.4] ,[20,19.8] ,</text:p>
          </table:table-cell>
          <table:table-cell table:style-name="ce15" table:formula="of:=IF(['age based'.W18]&gt;0;&quot;[&quot; &amp; ['age based'.W$1]&amp; &quot;,&quot; &amp; SUBSTITUTE(TEXT(['age based'.W18];&quot;#0,#&quot;);&quot;,&quot;;&quot;.&quot;)&amp;&quot;] ,&quot;;&quot;&quot;)&amp;[.X18]" office:value-type="string" office:string-value="[10,14.6] ,[11,15] ,[12,15.4] ,[20,19.8] ,">
            <text:p>[10,14.6] ,[11,15] ,[12,15.4] ,[20,19.8] ,</text:p>
          </table:table-cell>
          <table:table-cell table:style-name="ce15" table:formula="of:=IF(['age based'.X18]&gt;0;&quot;[&quot; &amp; ['age based'.X$1]&amp; &quot;,&quot; &amp; SUBSTITUTE(TEXT(['age based'.X18];&quot;#0,#&quot;);&quot;,&quot;;&quot;.&quot;)&amp;&quot;] ,&quot;;&quot;&quot;)&amp;[.Y18]" office:value-type="string" office:string-value="[11,15] ,[12,15.4] ,[20,19.8] ,">
            <text:p>[11,15] ,[12,15.4] ,[20,19.8] ,</text:p>
          </table:table-cell>
          <table:table-cell table:style-name="ce15" table:formula="of:=IF(['age based'.Y18]&gt;0;&quot;[&quot; &amp; ['age based'.Y$1]&amp; &quot;,&quot; &amp; SUBSTITUTE(TEXT(['age based'.Y18];&quot;#0,#&quot;);&quot;,&quot;;&quot;.&quot;)&amp;&quot;] ,&quot;;&quot;&quot;)&amp;[.Z18]" office:value-type="string" office:string-value="[12,15.4] ,[20,19.8] ,">
            <text:p>[12,15.4] ,[20,19.8] ,</text:p>
          </table:table-cell>
          <table:table-cell table:style-name="ce15" table:formula="of:=IF(['age based'.Z18]&gt;0;&quot;[&quot; &amp; ['age based'.Z$1]&amp; &quot;,&quot; &amp; SUBSTITUTE(TEXT(['age based'.Z18];&quot;#0,#&quot;);&quot;,&quot;;&quot;.&quot;)&amp;&quot;] ,&quot;;&quot;&quot;)&amp;[.AA18]" office:value-type="string" office:string-value="[20,19.8] ,">
            <text:p>[20,19.8] ,</text:p>
          </table:table-cell>
          <table:table-cell table:style-name="ce15" table:formula="of:=IF(['age based'.AA18]&gt;0;&quot;[&quot; &amp; ['age based'.AA$1]&amp; &quot;,&quot; &amp; SUBSTITUTE(TEXT(['age based'.AA18];&quot;#0,#&quot;);&quot;,&quot;;&quot;.&quot;)&amp;&quot;] ,&quot;;&quot;&quot;)&amp;[.AB18]" office:value-type="string" office:string-value="[20,19.8] ,">
            <text:p>[20,19.8] ,</text:p>
          </table:table-cell>
          <table:table-cell table:style-name="ce15" table:formula="of:=IF(['age based'.AB18]&gt;0;&quot;[&quot; &amp; ['age based'.AB$1]&amp; &quot;,&quot; &amp; SUBSTITUTE(TEXT(['age based'.AB18];&quot;#0,#&quot;);&quot;,&quot;;&quot;.&quot;)&amp;&quot;] ,&quot;;&quot;&quot;)&amp;[.AC18]" office:value-type="string" office:string-value="[20,19.8] ,">
            <text:p>[20,19.8] ,</text:p>
          </table:table-cell>
          <table:table-cell table:style-name="ce15" table:formula="of:=IF(['age based'.AC18]&gt;0;&quot;[&quot; &amp; ['age based'.AC$1]&amp; &quot;,&quot; &amp; SUBSTITUTE(TEXT(['age based'.AC18];&quot;#0,#&quot;);&quot;,&quot;;&quot;.&quot;)&amp;&quot;] ,&quot;;&quot;&quot;)&amp;[.AD18]" office:value-type="string" office:string-value="[20,19.8] ,">
            <text:p>[20,19.8] ,</text:p>
          </table:table-cell>
          <table:table-cell table:style-name="ce15" table:formula="of:=IF(['age based'.AD18]&gt;0;&quot;[&quot; &amp; ['age based'.AD$1]&amp; &quot;,&quot; &amp; SUBSTITUTE(TEXT(['age based'.AD18];&quot;#0,#&quot;);&quot;,&quot;;&quot;.&quot;)&amp;&quot;] ,&quot;;&quot;&quot;)&amp;[.AE18]" office:value-type="string" office:string-value="[20,19.8] ,">
            <text:p>[20,19.8] ,</text:p>
          </table:table-cell>
          <table:table-cell table:style-name="ce15" table:formula="of:=IF(['age based'.AE18]&gt;0;&quot;[&quot; &amp; ['age based'.AE$1]&amp; &quot;,&quot; &amp; SUBSTITUTE(TEXT(['age based'.AE18];&quot;#0,#&quot;);&quot;,&quot;;&quot;.&quot;)&amp;&quot;] ,&quot;;&quot;&quot;)&amp;[.AF18]" office:value-type="string" office:string-value="[20,19.8] ,">
            <text:p>[20,19.8] ,</text:p>
          </table:table-cell>
          <table:table-cell table:style-name="ce15" table:formula="of:=IF(['age based'.AF18]&gt;0;&quot;[&quot; &amp; ['age based'.AF$1]&amp; &quot;,&quot; &amp; SUBSTITUTE(TEXT(['age based'.AF18];&quot;#0,#&quot;);&quot;,&quot;;&quot;.&quot;)&amp;&quot;] ,&quot;;&quot;&quot;)&amp;[.AG18]" office:value-type="string" office:string-value="[20,19.8] ,">
            <text:p>[20,19.8] ,</text:p>
          </table:table-cell>
          <table:table-cell table:style-name="ce15" table:formula="of:=IF(['age based'.AG18]&gt;0;&quot;[&quot; &amp; ['age based'.AG$1]&amp; &quot;,&quot; &amp; SUBSTITUTE(TEXT(['age based'.AG18];&quot;#0,#&quot;);&quot;,&quot;;&quot;.&quot;)&amp;&quot;] ,&quot;;&quot;&quot;)&amp;[.AH18]" office:value-type="string" office:string-value="[20,19.8] ,">
            <text:p>[20,19.8] ,</text:p>
          </table:table-cell>
        </table:table-row>
        <table:table-row table:style-name="ro1">
          <table:table-cell table:formula="of:=IF(['age based'.B19]&lt;&gt;&quot;&quot;;['age based concatenate'.C19]&amp;&quot;= {};&quot;;&quot;&quot;)">
            <text:p/>
          </table:table-cell>
          <table:table-cell table:formula="of:=IF(['age based'.C19]=&quot;&quot;;&quot;&quot;;['age based concatenate'.C19]&amp;&quot;.&quot;&amp;['age based'.C19]&amp;&quot; = [&quot; &amp; ['age based concatenate'.D19]&amp;&quot;];&quot;)" office:value-type="string" office:string-value="amd_stats.m.BMI.medium = [[2,16.8] ,[3,16] ,[4,15.6] ,[5,15.4] ,[6,15.5] ,[7,15.5] ,[8,15.8] ,[9,16.2] ,[10,16.6] ,[11,17.2] ,[12,17.8] ,[20,23] ,];">
            <text:p>amd_stats.m.BMI.medium = [[2,16.8] ,[3,16] ,[4,15.6] ,[5,15.4] ,[6,15.5] ,[7,15.5] ,[8,15.8] ,[9,16.2] ,[10,16.6] ,[11,17.2] ,[12,17.8] ,[20,23] ,];</text:p>
          </table:table-cell>
          <table:table-cell table:formula="of:=IF(['age based'.B19]&lt;&gt;&quot;&quot;;['age based'.$B$1]&amp;&quot;.&quot;&amp;['age based'.B19];[.C18])" office:value-type="string" office:string-value="amd_stats.m.BMI">
            <text:p>amd_stats.m.BMI</text:p>
          </table:table-cell>
          <table:table-cell table:style-name="ce15" table:formula="of:=IF(['age based'.D19]&gt;0;&quot;[&quot; &amp; ['age based'.D$1]&amp; &quot;,&quot; &amp; SUBSTITUTE(TEXT(['age based'.D19];&quot;#0,#&quot;);&quot;,&quot;;&quot;.&quot;)&amp;&quot;] ,&quot;;&quot;&quot;)&amp;[.E19]" office:value-type="string" office:string-value="[2,16.8] ,[3,16] ,[4,15.6] ,[5,15.4] ,[6,15.5] ,[7,15.5] ,[8,15.8] ,[9,16.2] ,[10,16.6] ,[11,17.2] ,[12,17.8] ,[20,23] ,">
            <text:p>[2,16.8] ,[3,16] ,[4,15.6] ,[5,15.4] ,[6,15.5] ,[7,15.5] ,[8,15.8] ,[9,16.2] ,[10,16.6] ,[11,17.2] ,[12,17.8] ,[20,23] ,</text:p>
          </table:table-cell>
          <table:table-cell table:style-name="ce15" table:formula="of:=IF(['age based'.E19]&gt;0;&quot;[&quot; &amp; ['age based'.E$1]&amp; &quot;,&quot; &amp; SUBSTITUTE(TEXT(['age based'.E19];&quot;#0,#&quot;);&quot;,&quot;;&quot;.&quot;)&amp;&quot;] ,&quot;;&quot;&quot;)&amp;[.F19]" office:value-type="string" office:string-value="[2,16.8] ,[3,16] ,[4,15.6] ,[5,15.4] ,[6,15.5] ,[7,15.5] ,[8,15.8] ,[9,16.2] ,[10,16.6] ,[11,17.2] ,[12,17.8] ,[20,23] ,">
            <text:p>[2,16.8] ,[3,16] ,[4,15.6] ,[5,15.4] ,[6,15.5] ,[7,15.5] ,[8,15.8] ,[9,16.2] ,[10,16.6] ,[11,17.2] ,[12,17.8] ,[20,23] ,</text:p>
          </table:table-cell>
          <table:table-cell table:style-name="ce15" table:formula="of:=IF(['age based'.F19]&gt;0;&quot;[&quot; &amp; ['age based'.F$1]&amp; &quot;,&quot; &amp; SUBSTITUTE(TEXT(['age based'.F19];&quot;#0,#&quot;);&quot;,&quot;;&quot;.&quot;)&amp;&quot;] ,&quot;;&quot;&quot;)&amp;[.G19]" office:value-type="string" office:string-value="[2,16.8] ,[3,16] ,[4,15.6] ,[5,15.4] ,[6,15.5] ,[7,15.5] ,[8,15.8] ,[9,16.2] ,[10,16.6] ,[11,17.2] ,[12,17.8] ,[20,23] ,">
            <text:p>[2,16.8] ,[3,16] ,[4,15.6] ,[5,15.4] ,[6,15.5] ,[7,15.5] ,[8,15.8] ,[9,16.2] ,[10,16.6] ,[11,17.2] ,[12,17.8] ,[20,23] ,</text:p>
          </table:table-cell>
          <table:table-cell table:style-name="ce15" table:formula="of:=IF(['age based'.G19]&gt;0;&quot;[&quot; &amp; ['age based'.G$1]&amp; &quot;,&quot; &amp; SUBSTITUTE(TEXT(['age based'.G19];&quot;#0,#&quot;);&quot;,&quot;;&quot;.&quot;)&amp;&quot;] ,&quot;;&quot;&quot;)&amp;[.H19]" office:value-type="string" office:string-value="[2,16.8] ,[3,16] ,[4,15.6] ,[5,15.4] ,[6,15.5] ,[7,15.5] ,[8,15.8] ,[9,16.2] ,[10,16.6] ,[11,17.2] ,[12,17.8] ,[20,23] ,">
            <text:p>[2,16.8] ,[3,16] ,[4,15.6] ,[5,15.4] ,[6,15.5] ,[7,15.5] ,[8,15.8] ,[9,16.2] ,[10,16.6] ,[11,17.2] ,[12,17.8] ,[20,23] ,</text:p>
          </table:table-cell>
          <table:table-cell table:style-name="ce15" table:formula="of:=IF(['age based'.H19]&gt;0;&quot;[&quot; &amp; ['age based'.H$1]&amp; &quot;,&quot; &amp; SUBSTITUTE(TEXT(['age based'.H19];&quot;#0,#&quot;);&quot;,&quot;;&quot;.&quot;)&amp;&quot;] ,&quot;;&quot;&quot;)&amp;[.I19]" office:value-type="string" office:string-value="[2,16.8] ,[3,16] ,[4,15.6] ,[5,15.4] ,[6,15.5] ,[7,15.5] ,[8,15.8] ,[9,16.2] ,[10,16.6] ,[11,17.2] ,[12,17.8] ,[20,23] ,">
            <text:p>[2,16.8] ,[3,16] ,[4,15.6] ,[5,15.4] ,[6,15.5] ,[7,15.5] ,[8,15.8] ,[9,16.2] ,[10,16.6] ,[11,17.2] ,[12,17.8] ,[20,23] ,</text:p>
          </table:table-cell>
          <table:table-cell table:style-name="ce15" table:formula="of:=IF(['age based'.I19]&gt;0;&quot;[&quot; &amp; ['age based'.I$1]&amp; &quot;,&quot; &amp; SUBSTITUTE(TEXT(['age based'.I19];&quot;#0,#&quot;);&quot;,&quot;;&quot;.&quot;)&amp;&quot;] ,&quot;;&quot;&quot;)&amp;[.J19]" office:value-type="string" office:string-value="[2,16.8] ,[3,16] ,[4,15.6] ,[5,15.4] ,[6,15.5] ,[7,15.5] ,[8,15.8] ,[9,16.2] ,[10,16.6] ,[11,17.2] ,[12,17.8] ,[20,23] ,">
            <text:p>[2,16.8] ,[3,16] ,[4,15.6] ,[5,15.4] ,[6,15.5] ,[7,15.5] ,[8,15.8] ,[9,16.2] ,[10,16.6] ,[11,17.2] ,[12,17.8] ,[20,23] ,</text:p>
          </table:table-cell>
          <table:table-cell table:style-name="ce15" table:formula="of:=IF(['age based'.J19]&gt;0;&quot;[&quot; &amp; ['age based'.J$1]&amp; &quot;,&quot; &amp; SUBSTITUTE(TEXT(['age based'.J19];&quot;#0,#&quot;);&quot;,&quot;;&quot;.&quot;)&amp;&quot;] ,&quot;;&quot;&quot;)&amp;[.K19]" office:value-type="string" office:string-value="[2,16.8] ,[3,16] ,[4,15.6] ,[5,15.4] ,[6,15.5] ,[7,15.5] ,[8,15.8] ,[9,16.2] ,[10,16.6] ,[11,17.2] ,[12,17.8] ,[20,23] ,">
            <text:p>[2,16.8] ,[3,16] ,[4,15.6] ,[5,15.4] ,[6,15.5] ,[7,15.5] ,[8,15.8] ,[9,16.2] ,[10,16.6] ,[11,17.2] ,[12,17.8] ,[20,23] ,</text:p>
          </table:table-cell>
          <table:table-cell table:style-name="ce15" table:formula="of:=IF(['age based'.K19]&gt;0;&quot;[&quot; &amp; ['age based'.K$1]&amp; &quot;,&quot; &amp; SUBSTITUTE(TEXT(['age based'.K19];&quot;#0,#&quot;);&quot;,&quot;;&quot;.&quot;)&amp;&quot;] ,&quot;;&quot;&quot;)&amp;[.L19]" office:value-type="string" office:string-value="[2,16.8] ,[3,16] ,[4,15.6] ,[5,15.4] ,[6,15.5] ,[7,15.5] ,[8,15.8] ,[9,16.2] ,[10,16.6] ,[11,17.2] ,[12,17.8] ,[20,23] ,">
            <text:p>[2,16.8] ,[3,16] ,[4,15.6] ,[5,15.4] ,[6,15.5] ,[7,15.5] ,[8,15.8] ,[9,16.2] ,[10,16.6] ,[11,17.2] ,[12,17.8] ,[20,23] ,</text:p>
          </table:table-cell>
          <table:table-cell table:style-name="ce15" table:formula="of:=IF(['age based'.L19]&gt;0;&quot;[&quot; &amp; ['age based'.L$1]&amp; &quot;,&quot; &amp; SUBSTITUTE(TEXT(['age based'.L19];&quot;#0,#&quot;);&quot;,&quot;;&quot;.&quot;)&amp;&quot;] ,&quot;;&quot;&quot;)&amp;[.M19]" office:value-type="string" office:string-value="[2,16.8] ,[3,16] ,[4,15.6] ,[5,15.4] ,[6,15.5] ,[7,15.5] ,[8,15.8] ,[9,16.2] ,[10,16.6] ,[11,17.2] ,[12,17.8] ,[20,23] ,">
            <text:p>[2,16.8] ,[3,16] ,[4,15.6] ,[5,15.4] ,[6,15.5] ,[7,15.5] ,[8,15.8] ,[9,16.2] ,[10,16.6] ,[11,17.2] ,[12,17.8] ,[20,23] ,</text:p>
          </table:table-cell>
          <table:table-cell table:style-name="ce15" table:formula="of:=IF(['age based'.M19]&gt;0;&quot;[&quot; &amp; ['age based'.M$1]&amp; &quot;,&quot; &amp; SUBSTITUTE(TEXT(['age based'.M19];&quot;#0,#&quot;);&quot;,&quot;;&quot;.&quot;)&amp;&quot;] ,&quot;;&quot;&quot;)&amp;[.N19]" office:value-type="string" office:string-value="[3,16] ,[4,15.6] ,[5,15.4] ,[6,15.5] ,[7,15.5] ,[8,15.8] ,[9,16.2] ,[10,16.6] ,[11,17.2] ,[12,17.8] ,[20,23] ,">
            <text:p>[3,16] ,[4,15.6] ,[5,15.4] ,[6,15.5] ,[7,15.5] ,[8,15.8] ,[9,16.2] ,[10,16.6] ,[11,17.2] ,[12,17.8] ,[20,23] ,</text:p>
          </table:table-cell>
          <table:table-cell table:style-name="ce15" table:formula="of:=IF(['age based'.N19]&gt;0;&quot;[&quot; &amp; ['age based'.N$1]&amp; &quot;,&quot; &amp; SUBSTITUTE(TEXT(['age based'.N19];&quot;#0,#&quot;);&quot;,&quot;;&quot;.&quot;)&amp;&quot;] ,&quot;;&quot;&quot;)&amp;[.O19]" office:value-type="string" office:string-value="[3,16] ,[4,15.6] ,[5,15.4] ,[6,15.5] ,[7,15.5] ,[8,15.8] ,[9,16.2] ,[10,16.6] ,[11,17.2] ,[12,17.8] ,[20,23] ,">
            <text:p>[3,16] ,[4,15.6] ,[5,15.4] ,[6,15.5] ,[7,15.5] ,[8,15.8] ,[9,16.2] ,[10,16.6] ,[11,17.2] ,[12,17.8] ,[20,23] ,</text:p>
          </table:table-cell>
          <table:table-cell table:style-name="ce15" table:formula="of:=IF(['age based'.O19]&gt;0;&quot;[&quot; &amp; ['age based'.O$1]&amp; &quot;,&quot; &amp; SUBSTITUTE(TEXT(['age based'.O19];&quot;#0,#&quot;);&quot;,&quot;;&quot;.&quot;)&amp;&quot;] ,&quot;;&quot;&quot;)&amp;[.P19]" office:value-type="string" office:string-value="[3,16] ,[4,15.6] ,[5,15.4] ,[6,15.5] ,[7,15.5] ,[8,15.8] ,[9,16.2] ,[10,16.6] ,[11,17.2] ,[12,17.8] ,[20,23] ,">
            <text:p>[3,16] ,[4,15.6] ,[5,15.4] ,[6,15.5] ,[7,15.5] ,[8,15.8] ,[9,16.2] ,[10,16.6] ,[11,17.2] ,[12,17.8] ,[20,23] ,</text:p>
          </table:table-cell>
          <table:table-cell table:style-name="ce15" table:formula="of:=IF(['age based'.P19]&gt;0;&quot;[&quot; &amp; ['age based'.P$1]&amp; &quot;,&quot; &amp; SUBSTITUTE(TEXT(['age based'.P19];&quot;#0,#&quot;);&quot;,&quot;;&quot;.&quot;)&amp;&quot;] ,&quot;;&quot;&quot;)&amp;[.Q19]" office:value-type="string" office:string-value="[3,16] ,[4,15.6] ,[5,15.4] ,[6,15.5] ,[7,15.5] ,[8,15.8] ,[9,16.2] ,[10,16.6] ,[11,17.2] ,[12,17.8] ,[20,23] ,">
            <text:p>[3,16] ,[4,15.6] ,[5,15.4] ,[6,15.5] ,[7,15.5] ,[8,15.8] ,[9,16.2] ,[10,16.6] ,[11,17.2] ,[12,17.8] ,[20,23] ,</text:p>
          </table:table-cell>
          <table:table-cell table:style-name="ce15" table:formula="of:=IF(['age based'.Q19]&gt;0;&quot;[&quot; &amp; ['age based'.Q$1]&amp; &quot;,&quot; &amp; SUBSTITUTE(TEXT(['age based'.Q19];&quot;#0,#&quot;);&quot;,&quot;;&quot;.&quot;)&amp;&quot;] ,&quot;;&quot;&quot;)&amp;[.R19]" office:value-type="string" office:string-value="[4,15.6] ,[5,15.4] ,[6,15.5] ,[7,15.5] ,[8,15.8] ,[9,16.2] ,[10,16.6] ,[11,17.2] ,[12,17.8] ,[20,23] ,">
            <text:p>[4,15.6] ,[5,15.4] ,[6,15.5] ,[7,15.5] ,[8,15.8] ,[9,16.2] ,[10,16.6] ,[11,17.2] ,[12,17.8] ,[20,23] ,</text:p>
          </table:table-cell>
          <table:table-cell table:style-name="ce15" table:formula="of:=IF(['age based'.R19]&gt;0;&quot;[&quot; &amp; ['age based'.R$1]&amp; &quot;,&quot; &amp; SUBSTITUTE(TEXT(['age based'.R19];&quot;#0,#&quot;);&quot;,&quot;;&quot;.&quot;)&amp;&quot;] ,&quot;;&quot;&quot;)&amp;[.S19]" office:value-type="string" office:string-value="[5,15.4] ,[6,15.5] ,[7,15.5] ,[8,15.8] ,[9,16.2] ,[10,16.6] ,[11,17.2] ,[12,17.8] ,[20,23] ,">
            <text:p>[5,15.4] ,[6,15.5] ,[7,15.5] ,[8,15.8] ,[9,16.2] ,[10,16.6] ,[11,17.2] ,[12,17.8] ,[20,23] ,</text:p>
          </table:table-cell>
          <table:table-cell table:style-name="ce15" table:formula="of:=IF(['age based'.S19]&gt;0;&quot;[&quot; &amp; ['age based'.S$1]&amp; &quot;,&quot; &amp; SUBSTITUTE(TEXT(['age based'.S19];&quot;#0,#&quot;);&quot;,&quot;;&quot;.&quot;)&amp;&quot;] ,&quot;;&quot;&quot;)&amp;[.T19]" office:value-type="string" office:string-value="[6,15.5] ,[7,15.5] ,[8,15.8] ,[9,16.2] ,[10,16.6] ,[11,17.2] ,[12,17.8] ,[20,23] ,">
            <text:p>[6,15.5] ,[7,15.5] ,[8,15.8] ,[9,16.2] ,[10,16.6] ,[11,17.2] ,[12,17.8] ,[20,23] ,</text:p>
          </table:table-cell>
          <table:table-cell table:style-name="ce15" table:formula="of:=IF(['age based'.T19]&gt;0;&quot;[&quot; &amp; ['age based'.T$1]&amp; &quot;,&quot; &amp; SUBSTITUTE(TEXT(['age based'.T19];&quot;#0,#&quot;);&quot;,&quot;;&quot;.&quot;)&amp;&quot;] ,&quot;;&quot;&quot;)&amp;[.U19]" office:value-type="string" office:string-value="[7,15.5] ,[8,15.8] ,[9,16.2] ,[10,16.6] ,[11,17.2] ,[12,17.8] ,[20,23] ,">
            <text:p>[7,15.5] ,[8,15.8] ,[9,16.2] ,[10,16.6] ,[11,17.2] ,[12,17.8] ,[20,23] ,</text:p>
          </table:table-cell>
          <table:table-cell table:style-name="ce15" table:formula="of:=IF(['age based'.U19]&gt;0;&quot;[&quot; &amp; ['age based'.U$1]&amp; &quot;,&quot; &amp; SUBSTITUTE(TEXT(['age based'.U19];&quot;#0,#&quot;);&quot;,&quot;;&quot;.&quot;)&amp;&quot;] ,&quot;;&quot;&quot;)&amp;[.V19]" office:value-type="string" office:string-value="[8,15.8] ,[9,16.2] ,[10,16.6] ,[11,17.2] ,[12,17.8] ,[20,23] ,">
            <text:p>[8,15.8] ,[9,16.2] ,[10,16.6] ,[11,17.2] ,[12,17.8] ,[20,23] ,</text:p>
          </table:table-cell>
          <table:table-cell table:style-name="ce15" table:formula="of:=IF(['age based'.V19]&gt;0;&quot;[&quot; &amp; ['age based'.V$1]&amp; &quot;,&quot; &amp; SUBSTITUTE(TEXT(['age based'.V19];&quot;#0,#&quot;);&quot;,&quot;;&quot;.&quot;)&amp;&quot;] ,&quot;;&quot;&quot;)&amp;[.W19]" office:value-type="string" office:string-value="[9,16.2] ,[10,16.6] ,[11,17.2] ,[12,17.8] ,[20,23] ,">
            <text:p>[9,16.2] ,[10,16.6] ,[11,17.2] ,[12,17.8] ,[20,23] ,</text:p>
          </table:table-cell>
          <table:table-cell table:style-name="ce15" table:formula="of:=IF(['age based'.W19]&gt;0;&quot;[&quot; &amp; ['age based'.W$1]&amp; &quot;,&quot; &amp; SUBSTITUTE(TEXT(['age based'.W19];&quot;#0,#&quot;);&quot;,&quot;;&quot;.&quot;)&amp;&quot;] ,&quot;;&quot;&quot;)&amp;[.X19]" office:value-type="string" office:string-value="[10,16.6] ,[11,17.2] ,[12,17.8] ,[20,23] ,">
            <text:p>[10,16.6] ,[11,17.2] ,[12,17.8] ,[20,23] ,</text:p>
          </table:table-cell>
          <table:table-cell table:style-name="ce15" table:formula="of:=IF(['age based'.X19]&gt;0;&quot;[&quot; &amp; ['age based'.X$1]&amp; &quot;,&quot; &amp; SUBSTITUTE(TEXT(['age based'.X19];&quot;#0,#&quot;);&quot;,&quot;;&quot;.&quot;)&amp;&quot;] ,&quot;;&quot;&quot;)&amp;[.Y19]" office:value-type="string" office:string-value="[11,17.2] ,[12,17.8] ,[20,23] ,">
            <text:p>[11,17.2] ,[12,17.8] ,[20,23] ,</text:p>
          </table:table-cell>
          <table:table-cell table:style-name="ce15" table:formula="of:=IF(['age based'.Y19]&gt;0;&quot;[&quot; &amp; ['age based'.Y$1]&amp; &quot;,&quot; &amp; SUBSTITUTE(TEXT(['age based'.Y19];&quot;#0,#&quot;);&quot;,&quot;;&quot;.&quot;)&amp;&quot;] ,&quot;;&quot;&quot;)&amp;[.Z19]" office:value-type="string" office:string-value="[12,17.8] ,[20,23] ,">
            <text:p>[12,17.8] ,[20,23] ,</text:p>
          </table:table-cell>
          <table:table-cell table:style-name="ce15" table:formula="of:=IF(['age based'.Z19]&gt;0;&quot;[&quot; &amp; ['age based'.Z$1]&amp; &quot;,&quot; &amp; SUBSTITUTE(TEXT(['age based'.Z19];&quot;#0,#&quot;);&quot;,&quot;;&quot;.&quot;)&amp;&quot;] ,&quot;;&quot;&quot;)&amp;[.AA19]" office:value-type="string" office:string-value="[20,23] ,">
            <text:p>[20,23] ,</text:p>
          </table:table-cell>
          <table:table-cell table:style-name="ce15" table:formula="of:=IF(['age based'.AA19]&gt;0;&quot;[&quot; &amp; ['age based'.AA$1]&amp; &quot;,&quot; &amp; SUBSTITUTE(TEXT(['age based'.AA19];&quot;#0,#&quot;);&quot;,&quot;;&quot;.&quot;)&amp;&quot;] ,&quot;;&quot;&quot;)&amp;[.AB19]" office:value-type="string" office:string-value="[20,23] ,">
            <text:p>[20,23] ,</text:p>
          </table:table-cell>
          <table:table-cell table:style-name="ce15" table:formula="of:=IF(['age based'.AB19]&gt;0;&quot;[&quot; &amp; ['age based'.AB$1]&amp; &quot;,&quot; &amp; SUBSTITUTE(TEXT(['age based'.AB19];&quot;#0,#&quot;);&quot;,&quot;;&quot;.&quot;)&amp;&quot;] ,&quot;;&quot;&quot;)&amp;[.AC19]" office:value-type="string" office:string-value="[20,23] ,">
            <text:p>[20,23] ,</text:p>
          </table:table-cell>
          <table:table-cell table:style-name="ce15" table:formula="of:=IF(['age based'.AC19]&gt;0;&quot;[&quot; &amp; ['age based'.AC$1]&amp; &quot;,&quot; &amp; SUBSTITUTE(TEXT(['age based'.AC19];&quot;#0,#&quot;);&quot;,&quot;;&quot;.&quot;)&amp;&quot;] ,&quot;;&quot;&quot;)&amp;[.AD19]" office:value-type="string" office:string-value="[20,23] ,">
            <text:p>[20,23] ,</text:p>
          </table:table-cell>
          <table:table-cell table:style-name="ce15" table:formula="of:=IF(['age based'.AD19]&gt;0;&quot;[&quot; &amp; ['age based'.AD$1]&amp; &quot;,&quot; &amp; SUBSTITUTE(TEXT(['age based'.AD19];&quot;#0,#&quot;);&quot;,&quot;;&quot;.&quot;)&amp;&quot;] ,&quot;;&quot;&quot;)&amp;[.AE19]" office:value-type="string" office:string-value="[20,23] ,">
            <text:p>[20,23] ,</text:p>
          </table:table-cell>
          <table:table-cell table:style-name="ce15" table:formula="of:=IF(['age based'.AE19]&gt;0;&quot;[&quot; &amp; ['age based'.AE$1]&amp; &quot;,&quot; &amp; SUBSTITUTE(TEXT(['age based'.AE19];&quot;#0,#&quot;);&quot;,&quot;;&quot;.&quot;)&amp;&quot;] ,&quot;;&quot;&quot;)&amp;[.AF19]" office:value-type="string" office:string-value="[20,23] ,">
            <text:p>[20,23] ,</text:p>
          </table:table-cell>
          <table:table-cell table:style-name="ce15" table:formula="of:=IF(['age based'.AF19]&gt;0;&quot;[&quot; &amp; ['age based'.AF$1]&amp; &quot;,&quot; &amp; SUBSTITUTE(TEXT(['age based'.AF19];&quot;#0,#&quot;);&quot;,&quot;;&quot;.&quot;)&amp;&quot;] ,&quot;;&quot;&quot;)&amp;[.AG19]" office:value-type="string" office:string-value="[20,23] ,">
            <text:p>[20,23] ,</text:p>
          </table:table-cell>
          <table:table-cell table:style-name="ce15" table:formula="of:=IF(['age based'.AG19]&gt;0;&quot;[&quot; &amp; ['age based'.AG$1]&amp; &quot;,&quot; &amp; SUBSTITUTE(TEXT(['age based'.AG19];&quot;#0,#&quot;);&quot;,&quot;;&quot;.&quot;)&amp;&quot;] ,&quot;;&quot;&quot;)&amp;[.AH19]" office:value-type="string" office:string-value="[20,23] ,">
            <text:p>[20,23] ,</text:p>
          </table:table-cell>
        </table:table-row>
        <table:table-row table:style-name="ro1">
          <table:table-cell table:formula="of:=IF(['age based'.B20]&lt;&gt;&quot;&quot;;['age based concatenate'.C20]&amp;&quot;= {};&quot;;&quot;&quot;)">
            <text:p/>
          </table:table-cell>
          <table:table-cell table:formula="of:=IF(['age based'.C20]=&quot;&quot;;&quot;&quot;;['age based concatenate'.C20]&amp;&quot;.&quot;&amp;['age based'.C20]&amp;&quot; = [&quot; &amp; ['age based concatenate'.D20]&amp;&quot;];&quot;)" office:value-type="string" office:string-value="amd_stats.m.BMI.max = [[2,19.2] ,[3,18.2] ,[4,17.8] ,[5,18] ,[6,18.4] ,[7,19] ,[8,20] ,[9,21] ,[10,22] ,[11,23.2] ,[12,24.2] ,[20,30.6] ,];">
            <text:p>amd_stats.m.BMI.max = [[2,19.2] ,[3,18.2] ,[4,17.8] ,[5,18] ,[6,18.4] ,[7,19] ,[8,20] ,[9,21] ,[10,22] ,[11,23.2] ,[12,24.2] ,[20,30.6] ,];</text:p>
          </table:table-cell>
          <table:table-cell table:formula="of:=IF(['age based'.B20]&lt;&gt;&quot;&quot;;['age based'.$B$1]&amp;&quot;.&quot;&amp;['age based'.B20];[.C19])" office:value-type="string" office:string-value="amd_stats.m.BMI">
            <text:p>amd_stats.m.BMI</text:p>
          </table:table-cell>
          <table:table-cell table:style-name="ce15" table:formula="of:=IF(['age based'.D20]&gt;0;&quot;[&quot; &amp; ['age based'.D$1]&amp; &quot;,&quot; &amp; SUBSTITUTE(TEXT(['age based'.D20];&quot;#0,#&quot;);&quot;,&quot;;&quot;.&quot;)&amp;&quot;] ,&quot;;&quot;&quot;)&amp;[.E20]" office:value-type="string" office:string-value="[2,19.2] ,[3,18.2] ,[4,17.8] ,[5,18] ,[6,18.4] ,[7,19] ,[8,20] ,[9,21] ,[10,22] ,[11,23.2] ,[12,24.2] ,[20,30.6] ,">
            <text:p>[2,19.2] ,[3,18.2] ,[4,17.8] ,[5,18] ,[6,18.4] ,[7,19] ,[8,20] ,[9,21] ,[10,22] ,[11,23.2] ,[12,24.2] ,[20,30.6] ,</text:p>
          </table:table-cell>
          <table:table-cell table:style-name="ce15" table:formula="of:=IF(['age based'.E20]&gt;0;&quot;[&quot; &amp; ['age based'.E$1]&amp; &quot;,&quot; &amp; SUBSTITUTE(TEXT(['age based'.E20];&quot;#0,#&quot;);&quot;,&quot;;&quot;.&quot;)&amp;&quot;] ,&quot;;&quot;&quot;)&amp;[.F20]" office:value-type="string" office:string-value="[2,19.2] ,[3,18.2] ,[4,17.8] ,[5,18] ,[6,18.4] ,[7,19] ,[8,20] ,[9,21] ,[10,22] ,[11,23.2] ,[12,24.2] ,[20,30.6] ,">
            <text:p>[2,19.2] ,[3,18.2] ,[4,17.8] ,[5,18] ,[6,18.4] ,[7,19] ,[8,20] ,[9,21] ,[10,22] ,[11,23.2] ,[12,24.2] ,[20,30.6] ,</text:p>
          </table:table-cell>
          <table:table-cell table:style-name="ce15" table:formula="of:=IF(['age based'.F20]&gt;0;&quot;[&quot; &amp; ['age based'.F$1]&amp; &quot;,&quot; &amp; SUBSTITUTE(TEXT(['age based'.F20];&quot;#0,#&quot;);&quot;,&quot;;&quot;.&quot;)&amp;&quot;] ,&quot;;&quot;&quot;)&amp;[.G20]" office:value-type="string" office:string-value="[2,19.2] ,[3,18.2] ,[4,17.8] ,[5,18] ,[6,18.4] ,[7,19] ,[8,20] ,[9,21] ,[10,22] ,[11,23.2] ,[12,24.2] ,[20,30.6] ,">
            <text:p>[2,19.2] ,[3,18.2] ,[4,17.8] ,[5,18] ,[6,18.4] ,[7,19] ,[8,20] ,[9,21] ,[10,22] ,[11,23.2] ,[12,24.2] ,[20,30.6] ,</text:p>
          </table:table-cell>
          <table:table-cell table:style-name="ce15" table:formula="of:=IF(['age based'.G20]&gt;0;&quot;[&quot; &amp; ['age based'.G$1]&amp; &quot;,&quot; &amp; SUBSTITUTE(TEXT(['age based'.G20];&quot;#0,#&quot;);&quot;,&quot;;&quot;.&quot;)&amp;&quot;] ,&quot;;&quot;&quot;)&amp;[.H20]" office:value-type="string" office:string-value="[2,19.2] ,[3,18.2] ,[4,17.8] ,[5,18] ,[6,18.4] ,[7,19] ,[8,20] ,[9,21] ,[10,22] ,[11,23.2] ,[12,24.2] ,[20,30.6] ,">
            <text:p>[2,19.2] ,[3,18.2] ,[4,17.8] ,[5,18] ,[6,18.4] ,[7,19] ,[8,20] ,[9,21] ,[10,22] ,[11,23.2] ,[12,24.2] ,[20,30.6] ,</text:p>
          </table:table-cell>
          <table:table-cell table:style-name="ce15" table:formula="of:=IF(['age based'.H20]&gt;0;&quot;[&quot; &amp; ['age based'.H$1]&amp; &quot;,&quot; &amp; SUBSTITUTE(TEXT(['age based'.H20];&quot;#0,#&quot;);&quot;,&quot;;&quot;.&quot;)&amp;&quot;] ,&quot;;&quot;&quot;)&amp;[.I20]" office:value-type="string" office:string-value="[2,19.2] ,[3,18.2] ,[4,17.8] ,[5,18] ,[6,18.4] ,[7,19] ,[8,20] ,[9,21] ,[10,22] ,[11,23.2] ,[12,24.2] ,[20,30.6] ,">
            <text:p>[2,19.2] ,[3,18.2] ,[4,17.8] ,[5,18] ,[6,18.4] ,[7,19] ,[8,20] ,[9,21] ,[10,22] ,[11,23.2] ,[12,24.2] ,[20,30.6] ,</text:p>
          </table:table-cell>
          <table:table-cell table:style-name="ce15" table:formula="of:=IF(['age based'.I20]&gt;0;&quot;[&quot; &amp; ['age based'.I$1]&amp; &quot;,&quot; &amp; SUBSTITUTE(TEXT(['age based'.I20];&quot;#0,#&quot;);&quot;,&quot;;&quot;.&quot;)&amp;&quot;] ,&quot;;&quot;&quot;)&amp;[.J20]" office:value-type="string" office:string-value="[2,19.2] ,[3,18.2] ,[4,17.8] ,[5,18] ,[6,18.4] ,[7,19] ,[8,20] ,[9,21] ,[10,22] ,[11,23.2] ,[12,24.2] ,[20,30.6] ,">
            <text:p>[2,19.2] ,[3,18.2] ,[4,17.8] ,[5,18] ,[6,18.4] ,[7,19] ,[8,20] ,[9,21] ,[10,22] ,[11,23.2] ,[12,24.2] ,[20,30.6] ,</text:p>
          </table:table-cell>
          <table:table-cell table:style-name="ce15" table:formula="of:=IF(['age based'.J20]&gt;0;&quot;[&quot; &amp; ['age based'.J$1]&amp; &quot;,&quot; &amp; SUBSTITUTE(TEXT(['age based'.J20];&quot;#0,#&quot;);&quot;,&quot;;&quot;.&quot;)&amp;&quot;] ,&quot;;&quot;&quot;)&amp;[.K20]" office:value-type="string" office:string-value="[2,19.2] ,[3,18.2] ,[4,17.8] ,[5,18] ,[6,18.4] ,[7,19] ,[8,20] ,[9,21] ,[10,22] ,[11,23.2] ,[12,24.2] ,[20,30.6] ,">
            <text:p>[2,19.2] ,[3,18.2] ,[4,17.8] ,[5,18] ,[6,18.4] ,[7,19] ,[8,20] ,[9,21] ,[10,22] ,[11,23.2] ,[12,24.2] ,[20,30.6] ,</text:p>
          </table:table-cell>
          <table:table-cell table:style-name="ce15" table:formula="of:=IF(['age based'.K20]&gt;0;&quot;[&quot; &amp; ['age based'.K$1]&amp; &quot;,&quot; &amp; SUBSTITUTE(TEXT(['age based'.K20];&quot;#0,#&quot;);&quot;,&quot;;&quot;.&quot;)&amp;&quot;] ,&quot;;&quot;&quot;)&amp;[.L20]" office:value-type="string" office:string-value="[2,19.2] ,[3,18.2] ,[4,17.8] ,[5,18] ,[6,18.4] ,[7,19] ,[8,20] ,[9,21] ,[10,22] ,[11,23.2] ,[12,24.2] ,[20,30.6] ,">
            <text:p>[2,19.2] ,[3,18.2] ,[4,17.8] ,[5,18] ,[6,18.4] ,[7,19] ,[8,20] ,[9,21] ,[10,22] ,[11,23.2] ,[12,24.2] ,[20,30.6] ,</text:p>
          </table:table-cell>
          <table:table-cell table:style-name="ce15" table:formula="of:=IF(['age based'.L20]&gt;0;&quot;[&quot; &amp; ['age based'.L$1]&amp; &quot;,&quot; &amp; SUBSTITUTE(TEXT(['age based'.L20];&quot;#0,#&quot;);&quot;,&quot;;&quot;.&quot;)&amp;&quot;] ,&quot;;&quot;&quot;)&amp;[.M20]" office:value-type="string" office:string-value="[2,19.2] ,[3,18.2] ,[4,17.8] ,[5,18] ,[6,18.4] ,[7,19] ,[8,20] ,[9,21] ,[10,22] ,[11,23.2] ,[12,24.2] ,[20,30.6] ,">
            <text:p>[2,19.2] ,[3,18.2] ,[4,17.8] ,[5,18] ,[6,18.4] ,[7,19] ,[8,20] ,[9,21] ,[10,22] ,[11,23.2] ,[12,24.2] ,[20,30.6] ,</text:p>
          </table:table-cell>
          <table:table-cell table:style-name="ce15" table:formula="of:=IF(['age based'.M20]&gt;0;&quot;[&quot; &amp; ['age based'.M$1]&amp; &quot;,&quot; &amp; SUBSTITUTE(TEXT(['age based'.M20];&quot;#0,#&quot;);&quot;,&quot;;&quot;.&quot;)&amp;&quot;] ,&quot;;&quot;&quot;)&amp;[.N20]" office:value-type="string" office:string-value="[3,18.2] ,[4,17.8] ,[5,18] ,[6,18.4] ,[7,19] ,[8,20] ,[9,21] ,[10,22] ,[11,23.2] ,[12,24.2] ,[20,30.6] ,">
            <text:p>[3,18.2] ,[4,17.8] ,[5,18] ,[6,18.4] ,[7,19] ,[8,20] ,[9,21] ,[10,22] ,[11,23.2] ,[12,24.2] ,[20,30.6] ,</text:p>
          </table:table-cell>
          <table:table-cell table:style-name="ce15" table:formula="of:=IF(['age based'.N20]&gt;0;&quot;[&quot; &amp; ['age based'.N$1]&amp; &quot;,&quot; &amp; SUBSTITUTE(TEXT(['age based'.N20];&quot;#0,#&quot;);&quot;,&quot;;&quot;.&quot;)&amp;&quot;] ,&quot;;&quot;&quot;)&amp;[.O20]" office:value-type="string" office:string-value="[3,18.2] ,[4,17.8] ,[5,18] ,[6,18.4] ,[7,19] ,[8,20] ,[9,21] ,[10,22] ,[11,23.2] ,[12,24.2] ,[20,30.6] ,">
            <text:p>[3,18.2] ,[4,17.8] ,[5,18] ,[6,18.4] ,[7,19] ,[8,20] ,[9,21] ,[10,22] ,[11,23.2] ,[12,24.2] ,[20,30.6] ,</text:p>
          </table:table-cell>
          <table:table-cell table:style-name="ce15" table:formula="of:=IF(['age based'.O20]&gt;0;&quot;[&quot; &amp; ['age based'.O$1]&amp; &quot;,&quot; &amp; SUBSTITUTE(TEXT(['age based'.O20];&quot;#0,#&quot;);&quot;,&quot;;&quot;.&quot;)&amp;&quot;] ,&quot;;&quot;&quot;)&amp;[.P20]" office:value-type="string" office:string-value="[3,18.2] ,[4,17.8] ,[5,18] ,[6,18.4] ,[7,19] ,[8,20] ,[9,21] ,[10,22] ,[11,23.2] ,[12,24.2] ,[20,30.6] ,">
            <text:p>[3,18.2] ,[4,17.8] ,[5,18] ,[6,18.4] ,[7,19] ,[8,20] ,[9,21] ,[10,22] ,[11,23.2] ,[12,24.2] ,[20,30.6] ,</text:p>
          </table:table-cell>
          <table:table-cell table:style-name="ce15" table:formula="of:=IF(['age based'.P20]&gt;0;&quot;[&quot; &amp; ['age based'.P$1]&amp; &quot;,&quot; &amp; SUBSTITUTE(TEXT(['age based'.P20];&quot;#0,#&quot;);&quot;,&quot;;&quot;.&quot;)&amp;&quot;] ,&quot;;&quot;&quot;)&amp;[.Q20]" office:value-type="string" office:string-value="[3,18.2] ,[4,17.8] ,[5,18] ,[6,18.4] ,[7,19] ,[8,20] ,[9,21] ,[10,22] ,[11,23.2] ,[12,24.2] ,[20,30.6] ,">
            <text:p>[3,18.2] ,[4,17.8] ,[5,18] ,[6,18.4] ,[7,19] ,[8,20] ,[9,21] ,[10,22] ,[11,23.2] ,[12,24.2] ,[20,30.6] ,</text:p>
          </table:table-cell>
          <table:table-cell table:style-name="ce15" table:formula="of:=IF(['age based'.Q20]&gt;0;&quot;[&quot; &amp; ['age based'.Q$1]&amp; &quot;,&quot; &amp; SUBSTITUTE(TEXT(['age based'.Q20];&quot;#0,#&quot;);&quot;,&quot;;&quot;.&quot;)&amp;&quot;] ,&quot;;&quot;&quot;)&amp;[.R20]" office:value-type="string" office:string-value="[4,17.8] ,[5,18] ,[6,18.4] ,[7,19] ,[8,20] ,[9,21] ,[10,22] ,[11,23.2] ,[12,24.2] ,[20,30.6] ,">
            <text:p>[4,17.8] ,[5,18] ,[6,18.4] ,[7,19] ,[8,20] ,[9,21] ,[10,22] ,[11,23.2] ,[12,24.2] ,[20,30.6] ,</text:p>
          </table:table-cell>
          <table:table-cell table:style-name="ce15" table:formula="of:=IF(['age based'.R20]&gt;0;&quot;[&quot; &amp; ['age based'.R$1]&amp; &quot;,&quot; &amp; SUBSTITUTE(TEXT(['age based'.R20];&quot;#0,#&quot;);&quot;,&quot;;&quot;.&quot;)&amp;&quot;] ,&quot;;&quot;&quot;)&amp;[.S20]" office:value-type="string" office:string-value="[5,18] ,[6,18.4] ,[7,19] ,[8,20] ,[9,21] ,[10,22] ,[11,23.2] ,[12,24.2] ,[20,30.6] ,">
            <text:p>[5,18] ,[6,18.4] ,[7,19] ,[8,20] ,[9,21] ,[10,22] ,[11,23.2] ,[12,24.2] ,[20,30.6] ,</text:p>
          </table:table-cell>
          <table:table-cell table:style-name="ce15" table:formula="of:=IF(['age based'.S20]&gt;0;&quot;[&quot; &amp; ['age based'.S$1]&amp; &quot;,&quot; &amp; SUBSTITUTE(TEXT(['age based'.S20];&quot;#0,#&quot;);&quot;,&quot;;&quot;.&quot;)&amp;&quot;] ,&quot;;&quot;&quot;)&amp;[.T20]" office:value-type="string" office:string-value="[6,18.4] ,[7,19] ,[8,20] ,[9,21] ,[10,22] ,[11,23.2] ,[12,24.2] ,[20,30.6] ,">
            <text:p>[6,18.4] ,[7,19] ,[8,20] ,[9,21] ,[10,22] ,[11,23.2] ,[12,24.2] ,[20,30.6] ,</text:p>
          </table:table-cell>
          <table:table-cell table:style-name="ce15" table:formula="of:=IF(['age based'.T20]&gt;0;&quot;[&quot; &amp; ['age based'.T$1]&amp; &quot;,&quot; &amp; SUBSTITUTE(TEXT(['age based'.T20];&quot;#0,#&quot;);&quot;,&quot;;&quot;.&quot;)&amp;&quot;] ,&quot;;&quot;&quot;)&amp;[.U20]" office:value-type="string" office:string-value="[7,19] ,[8,20] ,[9,21] ,[10,22] ,[11,23.2] ,[12,24.2] ,[20,30.6] ,">
            <text:p>[7,19] ,[8,20] ,[9,21] ,[10,22] ,[11,23.2] ,[12,24.2] ,[20,30.6] ,</text:p>
          </table:table-cell>
          <table:table-cell table:style-name="ce15" table:formula="of:=IF(['age based'.U20]&gt;0;&quot;[&quot; &amp; ['age based'.U$1]&amp; &quot;,&quot; &amp; SUBSTITUTE(TEXT(['age based'.U20];&quot;#0,#&quot;);&quot;,&quot;;&quot;.&quot;)&amp;&quot;] ,&quot;;&quot;&quot;)&amp;[.V20]" office:value-type="string" office:string-value="[8,20] ,[9,21] ,[10,22] ,[11,23.2] ,[12,24.2] ,[20,30.6] ,">
            <text:p>[8,20] ,[9,21] ,[10,22] ,[11,23.2] ,[12,24.2] ,[20,30.6] ,</text:p>
          </table:table-cell>
          <table:table-cell table:style-name="ce15" table:formula="of:=IF(['age based'.V20]&gt;0;&quot;[&quot; &amp; ['age based'.V$1]&amp; &quot;,&quot; &amp; SUBSTITUTE(TEXT(['age based'.V20];&quot;#0,#&quot;);&quot;,&quot;;&quot;.&quot;)&amp;&quot;] ,&quot;;&quot;&quot;)&amp;[.W20]" office:value-type="string" office:string-value="[9,21] ,[10,22] ,[11,23.2] ,[12,24.2] ,[20,30.6] ,">
            <text:p>[9,21] ,[10,22] ,[11,23.2] ,[12,24.2] ,[20,30.6] ,</text:p>
          </table:table-cell>
          <table:table-cell table:style-name="ce15" table:formula="of:=IF(['age based'.W20]&gt;0;&quot;[&quot; &amp; ['age based'.W$1]&amp; &quot;,&quot; &amp; SUBSTITUTE(TEXT(['age based'.W20];&quot;#0,#&quot;);&quot;,&quot;;&quot;.&quot;)&amp;&quot;] ,&quot;;&quot;&quot;)&amp;[.X20]" office:value-type="string" office:string-value="[10,22] ,[11,23.2] ,[12,24.2] ,[20,30.6] ,">
            <text:p>[10,22] ,[11,23.2] ,[12,24.2] ,[20,30.6] ,</text:p>
          </table:table-cell>
          <table:table-cell table:style-name="ce15" table:formula="of:=IF(['age based'.X20]&gt;0;&quot;[&quot; &amp; ['age based'.X$1]&amp; &quot;,&quot; &amp; SUBSTITUTE(TEXT(['age based'.X20];&quot;#0,#&quot;);&quot;,&quot;;&quot;.&quot;)&amp;&quot;] ,&quot;;&quot;&quot;)&amp;[.Y20]" office:value-type="string" office:string-value="[11,23.2] ,[12,24.2] ,[20,30.6] ,">
            <text:p>[11,23.2] ,[12,24.2] ,[20,30.6] ,</text:p>
          </table:table-cell>
          <table:table-cell table:style-name="ce15" table:formula="of:=IF(['age based'.Y20]&gt;0;&quot;[&quot; &amp; ['age based'.Y$1]&amp; &quot;,&quot; &amp; SUBSTITUTE(TEXT(['age based'.Y20];&quot;#0,#&quot;);&quot;,&quot;;&quot;.&quot;)&amp;&quot;] ,&quot;;&quot;&quot;)&amp;[.Z20]" office:value-type="string" office:string-value="[12,24.2] ,[20,30.6] ,">
            <text:p>[12,24.2] ,[20,30.6] ,</text:p>
          </table:table-cell>
          <table:table-cell table:style-name="ce15" table:formula="of:=IF(['age based'.Z20]&gt;0;&quot;[&quot; &amp; ['age based'.Z$1]&amp; &quot;,&quot; &amp; SUBSTITUTE(TEXT(['age based'.Z20];&quot;#0,#&quot;);&quot;,&quot;;&quot;.&quot;)&amp;&quot;] ,&quot;;&quot;&quot;)&amp;[.AA20]" office:value-type="string" office:string-value="[20,30.6] ,">
            <text:p>[20,30.6] ,</text:p>
          </table:table-cell>
          <table:table-cell table:style-name="ce15" table:formula="of:=IF(['age based'.AA20]&gt;0;&quot;[&quot; &amp; ['age based'.AA$1]&amp; &quot;,&quot; &amp; SUBSTITUTE(TEXT(['age based'.AA20];&quot;#0,#&quot;);&quot;,&quot;;&quot;.&quot;)&amp;&quot;] ,&quot;;&quot;&quot;)&amp;[.AB20]" office:value-type="string" office:string-value="[20,30.6] ,">
            <text:p>[20,30.6] ,</text:p>
          </table:table-cell>
          <table:table-cell table:style-name="ce15" table:formula="of:=IF(['age based'.AB20]&gt;0;&quot;[&quot; &amp; ['age based'.AB$1]&amp; &quot;,&quot; &amp; SUBSTITUTE(TEXT(['age based'.AB20];&quot;#0,#&quot;);&quot;,&quot;;&quot;.&quot;)&amp;&quot;] ,&quot;;&quot;&quot;)&amp;[.AC20]" office:value-type="string" office:string-value="[20,30.6] ,">
            <text:p>[20,30.6] ,</text:p>
          </table:table-cell>
          <table:table-cell table:style-name="ce15" table:formula="of:=IF(['age based'.AC20]&gt;0;&quot;[&quot; &amp; ['age based'.AC$1]&amp; &quot;,&quot; &amp; SUBSTITUTE(TEXT(['age based'.AC20];&quot;#0,#&quot;);&quot;,&quot;;&quot;.&quot;)&amp;&quot;] ,&quot;;&quot;&quot;)&amp;[.AD20]" office:value-type="string" office:string-value="[20,30.6] ,">
            <text:p>[20,30.6] ,</text:p>
          </table:table-cell>
          <table:table-cell table:style-name="ce15" table:formula="of:=IF(['age based'.AD20]&gt;0;&quot;[&quot; &amp; ['age based'.AD$1]&amp; &quot;,&quot; &amp; SUBSTITUTE(TEXT(['age based'.AD20];&quot;#0,#&quot;);&quot;,&quot;;&quot;.&quot;)&amp;&quot;] ,&quot;;&quot;&quot;)&amp;[.AE20]" office:value-type="string" office:string-value="[20,30.6] ,">
            <text:p>[20,30.6] ,</text:p>
          </table:table-cell>
          <table:table-cell table:style-name="ce15" table:formula="of:=IF(['age based'.AE20]&gt;0;&quot;[&quot; &amp; ['age based'.AE$1]&amp; &quot;,&quot; &amp; SUBSTITUTE(TEXT(['age based'.AE20];&quot;#0,#&quot;);&quot;,&quot;;&quot;.&quot;)&amp;&quot;] ,&quot;;&quot;&quot;)&amp;[.AF20]" office:value-type="string" office:string-value="[20,30.6] ,">
            <text:p>[20,30.6] ,</text:p>
          </table:table-cell>
          <table:table-cell table:style-name="ce15" table:formula="of:=IF(['age based'.AF20]&gt;0;&quot;[&quot; &amp; ['age based'.AF$1]&amp; &quot;,&quot; &amp; SUBSTITUTE(TEXT(['age based'.AF20];&quot;#0,#&quot;);&quot;,&quot;;&quot;.&quot;)&amp;&quot;] ,&quot;;&quot;&quot;)&amp;[.AG20]" office:value-type="string" office:string-value="[20,30.6] ,">
            <text:p>[20,30.6] ,</text:p>
          </table:table-cell>
          <table:table-cell table:style-name="ce15" table:formula="of:=IF(['age based'.AG20]&gt;0;&quot;[&quot; &amp; ['age based'.AG$1]&amp; &quot;,&quot; &amp; SUBSTITUTE(TEXT(['age based'.AG20];&quot;#0,#&quot;);&quot;,&quot;;&quot;.&quot;)&amp;&quot;] ,&quot;;&quot;&quot;)&amp;[.AH20]" office:value-type="string" office:string-value="[20,30.6] ,">
            <text:p>[20,30.6] ,</text:p>
          </table:table-cell>
        </table:table-row>
        <table:table-row table:style-name="ro1">
          <table:table-cell table:formula="of:=IF(['age based'.B21]&lt;&gt;&quot;&quot;;['age based concatenate'.C21]&amp;&quot;= {};&quot;;&quot;&quot;)">
            <text:p/>
          </table:table-cell>
          <table:table-cell table:formula="of:=IF(['age based'.C21]=&quot;&quot;;&quot;&quot;;['age based concatenate'.C21]&amp;&quot;.&quot;&amp;['age based'.C21]&amp;&quot; = [&quot; &amp; ['age based concatenate'.D21]&amp;&quot;];&quot;)">
            <text:p/>
          </table:table-cell>
          <table:table-cell table:formula="of:=IF(['age based'.B21]&lt;&gt;&quot;&quot;;['age based'.$B$1]&amp;&quot;.&quot;&amp;['age based'.B21];[.C20])" office:value-type="string" office:string-value="amd_stats.m.BMI">
            <text:p>amd_stats.m.BMI</text:p>
          </table:table-cell>
          <table:table-cell table:style-name="ce15" table:formula="of:=IF(['age based'.D21]&gt;0;&quot;[&quot; &amp; ['age based'.D$1]&amp; &quot;,&quot; &amp; SUBSTITUTE(TEXT(['age based'.D21];&quot;#0,#&quot;);&quot;,&quot;;&quot;.&quot;)&amp;&quot;] ,&quot;;&quot;&quot;)&amp;[.E21]">
            <text:p/>
          </table:table-cell>
          <table:table-cell table:style-name="ce15" table:formula="of:=IF(['age based'.E21]&gt;0;&quot;[&quot; &amp; ['age based'.E$1]&amp; &quot;,&quot; &amp; SUBSTITUTE(TEXT(['age based'.E21];&quot;#0,#&quot;);&quot;,&quot;;&quot;.&quot;)&amp;&quot;] ,&quot;;&quot;&quot;)&amp;[.F21]">
            <text:p/>
          </table:table-cell>
          <table:table-cell table:style-name="ce15" table:formula="of:=IF(['age based'.F21]&gt;0;&quot;[&quot; &amp; ['age based'.F$1]&amp; &quot;,&quot; &amp; SUBSTITUTE(TEXT(['age based'.F21];&quot;#0,#&quot;);&quot;,&quot;;&quot;.&quot;)&amp;&quot;] ,&quot;;&quot;&quot;)&amp;[.G21]">
            <text:p/>
          </table:table-cell>
          <table:table-cell table:style-name="ce15" table:formula="of:=IF(['age based'.G21]&gt;0;&quot;[&quot; &amp; ['age based'.G$1]&amp; &quot;,&quot; &amp; SUBSTITUTE(TEXT(['age based'.G21];&quot;#0,#&quot;);&quot;,&quot;;&quot;.&quot;)&amp;&quot;] ,&quot;;&quot;&quot;)&amp;[.H21]">
            <text:p/>
          </table:table-cell>
          <table:table-cell table:style-name="ce15" table:formula="of:=IF(['age based'.H21]&gt;0;&quot;[&quot; &amp; ['age based'.H$1]&amp; &quot;,&quot; &amp; SUBSTITUTE(TEXT(['age based'.H21];&quot;#0,#&quot;);&quot;,&quot;;&quot;.&quot;)&amp;&quot;] ,&quot;;&quot;&quot;)&amp;[.I21]">
            <text:p/>
          </table:table-cell>
          <table:table-cell table:style-name="ce15" table:formula="of:=IF(['age based'.I21]&gt;0;&quot;[&quot; &amp; ['age based'.I$1]&amp; &quot;,&quot; &amp; SUBSTITUTE(TEXT(['age based'.I21];&quot;#0,#&quot;);&quot;,&quot;;&quot;.&quot;)&amp;&quot;] ,&quot;;&quot;&quot;)&amp;[.J21]">
            <text:p/>
          </table:table-cell>
          <table:table-cell table:style-name="ce15" table:formula="of:=IF(['age based'.J21]&gt;0;&quot;[&quot; &amp; ['age based'.J$1]&amp; &quot;,&quot; &amp; SUBSTITUTE(TEXT(['age based'.J21];&quot;#0,#&quot;);&quot;,&quot;;&quot;.&quot;)&amp;&quot;] ,&quot;;&quot;&quot;)&amp;[.K21]">
            <text:p/>
          </table:table-cell>
          <table:table-cell table:style-name="ce15" table:formula="of:=IF(['age based'.K21]&gt;0;&quot;[&quot; &amp; ['age based'.K$1]&amp; &quot;,&quot; &amp; SUBSTITUTE(TEXT(['age based'.K21];&quot;#0,#&quot;);&quot;,&quot;;&quot;.&quot;)&amp;&quot;] ,&quot;;&quot;&quot;)&amp;[.L21]">
            <text:p/>
          </table:table-cell>
          <table:table-cell table:style-name="ce15" table:formula="of:=IF(['age based'.L21]&gt;0;&quot;[&quot; &amp; ['age based'.L$1]&amp; &quot;,&quot; &amp; SUBSTITUTE(TEXT(['age based'.L21];&quot;#0,#&quot;);&quot;,&quot;;&quot;.&quot;)&amp;&quot;] ,&quot;;&quot;&quot;)&amp;[.M21]">
            <text:p/>
          </table:table-cell>
          <table:table-cell table:style-name="ce15" table:formula="of:=IF(['age based'.M21]&gt;0;&quot;[&quot; &amp; ['age based'.M$1]&amp; &quot;,&quot; &amp; SUBSTITUTE(TEXT(['age based'.M21];&quot;#0,#&quot;);&quot;,&quot;;&quot;.&quot;)&amp;&quot;] ,&quot;;&quot;&quot;)&amp;[.N21]">
            <text:p/>
          </table:table-cell>
          <table:table-cell table:style-name="ce15" table:formula="of:=IF(['age based'.N21]&gt;0;&quot;[&quot; &amp; ['age based'.N$1]&amp; &quot;,&quot; &amp; SUBSTITUTE(TEXT(['age based'.N21];&quot;#0,#&quot;);&quot;,&quot;;&quot;.&quot;)&amp;&quot;] ,&quot;;&quot;&quot;)&amp;[.O21]">
            <text:p/>
          </table:table-cell>
          <table:table-cell table:style-name="ce15" table:formula="of:=IF(['age based'.O21]&gt;0;&quot;[&quot; &amp; ['age based'.O$1]&amp; &quot;,&quot; &amp; SUBSTITUTE(TEXT(['age based'.O21];&quot;#0,#&quot;);&quot;,&quot;;&quot;.&quot;)&amp;&quot;] ,&quot;;&quot;&quot;)&amp;[.P21]">
            <text:p/>
          </table:table-cell>
          <table:table-cell table:style-name="ce15" table:formula="of:=IF(['age based'.P21]&gt;0;&quot;[&quot; &amp; ['age based'.P$1]&amp; &quot;,&quot; &amp; SUBSTITUTE(TEXT(['age based'.P21];&quot;#0,#&quot;);&quot;,&quot;;&quot;.&quot;)&amp;&quot;] ,&quot;;&quot;&quot;)&amp;[.Q21]">
            <text:p/>
          </table:table-cell>
          <table:table-cell table:style-name="ce15" table:formula="of:=IF(['age based'.Q21]&gt;0;&quot;[&quot; &amp; ['age based'.Q$1]&amp; &quot;,&quot; &amp; SUBSTITUTE(TEXT(['age based'.Q21];&quot;#0,#&quot;);&quot;,&quot;;&quot;.&quot;)&amp;&quot;] ,&quot;;&quot;&quot;)&amp;[.R21]">
            <text:p/>
          </table:table-cell>
          <table:table-cell table:style-name="ce15" table:formula="of:=IF(['age based'.R21]&gt;0;&quot;[&quot; &amp; ['age based'.R$1]&amp; &quot;,&quot; &amp; SUBSTITUTE(TEXT(['age based'.R21];&quot;#0,#&quot;);&quot;,&quot;;&quot;.&quot;)&amp;&quot;] ,&quot;;&quot;&quot;)&amp;[.S21]">
            <text:p/>
          </table:table-cell>
          <table:table-cell table:style-name="ce15" table:formula="of:=IF(['age based'.S21]&gt;0;&quot;[&quot; &amp; ['age based'.S$1]&amp; &quot;,&quot; &amp; SUBSTITUTE(TEXT(['age based'.S21];&quot;#0,#&quot;);&quot;,&quot;;&quot;.&quot;)&amp;&quot;] ,&quot;;&quot;&quot;)&amp;[.T21]">
            <text:p/>
          </table:table-cell>
          <table:table-cell table:style-name="ce15" table:formula="of:=IF(['age based'.T21]&gt;0;&quot;[&quot; &amp; ['age based'.T$1]&amp; &quot;,&quot; &amp; SUBSTITUTE(TEXT(['age based'.T21];&quot;#0,#&quot;);&quot;,&quot;;&quot;.&quot;)&amp;&quot;] ,&quot;;&quot;&quot;)&amp;[.U21]">
            <text:p/>
          </table:table-cell>
          <table:table-cell table:style-name="ce15" table:formula="of:=IF(['age based'.U21]&gt;0;&quot;[&quot; &amp; ['age based'.U$1]&amp; &quot;,&quot; &amp; SUBSTITUTE(TEXT(['age based'.U21];&quot;#0,#&quot;);&quot;,&quot;;&quot;.&quot;)&amp;&quot;] ,&quot;;&quot;&quot;)&amp;[.V21]">
            <text:p/>
          </table:table-cell>
          <table:table-cell table:style-name="ce15" table:formula="of:=IF(['age based'.V21]&gt;0;&quot;[&quot; &amp; ['age based'.V$1]&amp; &quot;,&quot; &amp; SUBSTITUTE(TEXT(['age based'.V21];&quot;#0,#&quot;);&quot;,&quot;;&quot;.&quot;)&amp;&quot;] ,&quot;;&quot;&quot;)&amp;[.W21]">
            <text:p/>
          </table:table-cell>
          <table:table-cell table:style-name="ce15" table:formula="of:=IF(['age based'.W21]&gt;0;&quot;[&quot; &amp; ['age based'.W$1]&amp; &quot;,&quot; &amp; SUBSTITUTE(TEXT(['age based'.W21];&quot;#0,#&quot;);&quot;,&quot;;&quot;.&quot;)&amp;&quot;] ,&quot;;&quot;&quot;)&amp;[.X21]">
            <text:p/>
          </table:table-cell>
          <table:table-cell table:style-name="ce15" table:formula="of:=IF(['age based'.X21]&gt;0;&quot;[&quot; &amp; ['age based'.X$1]&amp; &quot;,&quot; &amp; SUBSTITUTE(TEXT(['age based'.X21];&quot;#0,#&quot;);&quot;,&quot;;&quot;.&quot;)&amp;&quot;] ,&quot;;&quot;&quot;)&amp;[.Y21]">
            <text:p/>
          </table:table-cell>
          <table:table-cell table:style-name="ce15" table:formula="of:=IF(['age based'.Y21]&gt;0;&quot;[&quot; &amp; ['age based'.Y$1]&amp; &quot;,&quot; &amp; SUBSTITUTE(TEXT(['age based'.Y21];&quot;#0,#&quot;);&quot;,&quot;;&quot;.&quot;)&amp;&quot;] ,&quot;;&quot;&quot;)&amp;[.Z21]">
            <text:p/>
          </table:table-cell>
          <table:table-cell table:style-name="ce15" table:formula="of:=IF(['age based'.Z21]&gt;0;&quot;[&quot; &amp; ['age based'.Z$1]&amp; &quot;,&quot; &amp; SUBSTITUTE(TEXT(['age based'.Z21];&quot;#0,#&quot;);&quot;,&quot;;&quot;.&quot;)&amp;&quot;] ,&quot;;&quot;&quot;)&amp;[.AA21]">
            <text:p/>
          </table:table-cell>
          <table:table-cell table:style-name="ce15" table:formula="of:=IF(['age based'.AA21]&gt;0;&quot;[&quot; &amp; ['age based'.AA$1]&amp; &quot;,&quot; &amp; SUBSTITUTE(TEXT(['age based'.AA21];&quot;#0,#&quot;);&quot;,&quot;;&quot;.&quot;)&amp;&quot;] ,&quot;;&quot;&quot;)&amp;[.AB21]">
            <text:p/>
          </table:table-cell>
          <table:table-cell table:style-name="ce15" table:formula="of:=IF(['age based'.AB21]&gt;0;&quot;[&quot; &amp; ['age based'.AB$1]&amp; &quot;,&quot; &amp; SUBSTITUTE(TEXT(['age based'.AB21];&quot;#0,#&quot;);&quot;,&quot;;&quot;.&quot;)&amp;&quot;] ,&quot;;&quot;&quot;)&amp;[.AC21]">
            <text:p/>
          </table:table-cell>
          <table:table-cell table:style-name="ce15" table:formula="of:=IF(['age based'.AC21]&gt;0;&quot;[&quot; &amp; ['age based'.AC$1]&amp; &quot;,&quot; &amp; SUBSTITUTE(TEXT(['age based'.AC21];&quot;#0,#&quot;);&quot;,&quot;;&quot;.&quot;)&amp;&quot;] ,&quot;;&quot;&quot;)&amp;[.AD21]">
            <text:p/>
          </table:table-cell>
          <table:table-cell table:style-name="ce15" table:formula="of:=IF(['age based'.AD21]&gt;0;&quot;[&quot; &amp; ['age based'.AD$1]&amp; &quot;,&quot; &amp; SUBSTITUTE(TEXT(['age based'.AD21];&quot;#0,#&quot;);&quot;,&quot;;&quot;.&quot;)&amp;&quot;] ,&quot;;&quot;&quot;)&amp;[.AE21]">
            <text:p/>
          </table:table-cell>
          <table:table-cell table:style-name="ce15" table:formula="of:=IF(['age based'.AE21]&gt;0;&quot;[&quot; &amp; ['age based'.AE$1]&amp; &quot;,&quot; &amp; SUBSTITUTE(TEXT(['age based'.AE21];&quot;#0,#&quot;);&quot;,&quot;;&quot;.&quot;)&amp;&quot;] ,&quot;;&quot;&quot;)&amp;[.AF21]">
            <text:p/>
          </table:table-cell>
          <table:table-cell table:style-name="ce15" table:formula="of:=IF(['age based'.AF21]&gt;0;&quot;[&quot; &amp; ['age based'.AF$1]&amp; &quot;,&quot; &amp; SUBSTITUTE(TEXT(['age based'.AF21];&quot;#0,#&quot;);&quot;,&quot;;&quot;.&quot;)&amp;&quot;] ,&quot;;&quot;&quot;)&amp;[.AG21]">
            <text:p/>
          </table:table-cell>
          <table:table-cell table:style-name="ce15" table:formula="of:=IF(['age based'.AG21]&gt;0;&quot;[&quot; &amp; ['age based'.AG$1]&amp; &quot;,&quot; &amp; SUBSTITUTE(TEXT(['age based'.AG21];&quot;#0,#&quot;);&quot;,&quot;;&quot;.&quot;)&amp;&quot;] ,&quot;;&quot;&quot;)&amp;[.AH21]">
            <text:p/>
          </table:table-cell>
        </table:table-row>
        <table:table-row table:style-name="ro1">
          <table:table-cell table:formula="of:=IF(['age based'.B22]&lt;&gt;&quot;&quot;;['age based concatenate'.C22]&amp;&quot;= {};&quot;;&quot;&quot;)" office:value-type="string" office:string-value="amd_stats.f.BMI= {};">
            <text:p>amd_stats.f.BMI= {};</text:p>
          </table:table-cell>
          <table:table-cell table:formula="of:=IF(['age based'.C22]=&quot;&quot;;&quot;&quot;;['age based concatenate'.C22]&amp;&quot;.&quot;&amp;['age based'.C22]&amp;&quot; = [&quot; &amp; ['age based concatenate'.D22]&amp;&quot;];&quot;)" office:value-type="string" office:string-value="amd_stats.f.BMI.min = [[2,14.8] ,[3,14.4] ,[4,14] ,[5,13.8] ,[6,13.8] ,[7,13.8] ,[8,14] ,[9,14.2] ,[10,14.5] ,[11,15] ,[12,15.4] ,[17,17.8] ,[18,18.2] ,[19,18.4] ,[20,18.5] ,];">
            <text:p>amd_stats.f.BMI.min = [[2,14.8] ,[3,14.4] ,[4,14] ,[5,13.8] ,[6,13.8] ,[7,13.8] ,[8,14] ,[9,14.2] ,[10,14.5] ,[11,15] ,[12,15.4] ,[17,17.8] ,[18,18.2] ,[19,18.4] ,[20,18.5] ,];</text:p>
          </table:table-cell>
          <table:table-cell table:formula="of:=IF(['age based'.B22]&lt;&gt;&quot;&quot;;['age based'.$B$1]&amp;&quot;.&quot;&amp;['age based'.B22];[.C21])" office:value-type="string" office:string-value="amd_stats.f.BMI">
            <text:p>amd_stats.f.BMI</text:p>
          </table:table-cell>
          <table:table-cell table:style-name="ce15" table:formula="of:=IF(['age based'.D22]&gt;0;&quot;[&quot; &amp; ['age based'.D$1]&amp; &quot;,&quot; &amp; SUBSTITUTE(TEXT(['age based'.D22];&quot;#0,#&quot;);&quot;,&quot;;&quot;.&quot;)&amp;&quot;] ,&quot;;&quot;&quot;)&amp;[.E22]" office:value-type="string" office:string-value="[2,14.8] ,[3,14.4] ,[4,14] ,[5,13.8] ,[6,13.8] ,[7,13.8] ,[8,14] ,[9,14.2] ,[10,14.5] ,[11,15] ,[12,15.4] ,[17,17.8] ,[18,18.2] ,[19,18.4] ,[20,18.5] ,">
            <text:p>[2,14.8] ,[3,14.4] ,[4,14] ,[5,13.8] ,[6,13.8] ,[7,13.8] ,[8,14] ,[9,14.2] ,[10,14.5] ,[11,15] ,[12,15.4] ,[17,17.8] ,[18,18.2] ,[19,18.4] ,[20,18.5] ,</text:p>
          </table:table-cell>
          <table:table-cell table:style-name="ce15" table:formula="of:=IF(['age based'.E22]&gt;0;&quot;[&quot; &amp; ['age based'.E$1]&amp; &quot;,&quot; &amp; SUBSTITUTE(TEXT(['age based'.E22];&quot;#0,#&quot;);&quot;,&quot;;&quot;.&quot;)&amp;&quot;] ,&quot;;&quot;&quot;)&amp;[.F22]" office:value-type="string" office:string-value="[2,14.8] ,[3,14.4] ,[4,14] ,[5,13.8] ,[6,13.8] ,[7,13.8] ,[8,14] ,[9,14.2] ,[10,14.5] ,[11,15] ,[12,15.4] ,[17,17.8] ,[18,18.2] ,[19,18.4] ,[20,18.5] ,">
            <text:p>[2,14.8] ,[3,14.4] ,[4,14] ,[5,13.8] ,[6,13.8] ,[7,13.8] ,[8,14] ,[9,14.2] ,[10,14.5] ,[11,15] ,[12,15.4] ,[17,17.8] ,[18,18.2] ,[19,18.4] ,[20,18.5] ,</text:p>
          </table:table-cell>
          <table:table-cell table:style-name="ce15" table:formula="of:=IF(['age based'.F22]&gt;0;&quot;[&quot; &amp; ['age based'.F$1]&amp; &quot;,&quot; &amp; SUBSTITUTE(TEXT(['age based'.F22];&quot;#0,#&quot;);&quot;,&quot;;&quot;.&quot;)&amp;&quot;] ,&quot;;&quot;&quot;)&amp;[.G22]" office:value-type="string" office:string-value="[2,14.8] ,[3,14.4] ,[4,14] ,[5,13.8] ,[6,13.8] ,[7,13.8] ,[8,14] ,[9,14.2] ,[10,14.5] ,[11,15] ,[12,15.4] ,[17,17.8] ,[18,18.2] ,[19,18.4] ,[20,18.5] ,">
            <text:p>[2,14.8] ,[3,14.4] ,[4,14] ,[5,13.8] ,[6,13.8] ,[7,13.8] ,[8,14] ,[9,14.2] ,[10,14.5] ,[11,15] ,[12,15.4] ,[17,17.8] ,[18,18.2] ,[19,18.4] ,[20,18.5] ,</text:p>
          </table:table-cell>
          <table:table-cell table:style-name="ce15" table:formula="of:=IF(['age based'.G22]&gt;0;&quot;[&quot; &amp; ['age based'.G$1]&amp; &quot;,&quot; &amp; SUBSTITUTE(TEXT(['age based'.G22];&quot;#0,#&quot;);&quot;,&quot;;&quot;.&quot;)&amp;&quot;] ,&quot;;&quot;&quot;)&amp;[.H22]" office:value-type="string" office:string-value="[2,14.8] ,[3,14.4] ,[4,14] ,[5,13.8] ,[6,13.8] ,[7,13.8] ,[8,14] ,[9,14.2] ,[10,14.5] ,[11,15] ,[12,15.4] ,[17,17.8] ,[18,18.2] ,[19,18.4] ,[20,18.5] ,">
            <text:p>[2,14.8] ,[3,14.4] ,[4,14] ,[5,13.8] ,[6,13.8] ,[7,13.8] ,[8,14] ,[9,14.2] ,[10,14.5] ,[11,15] ,[12,15.4] ,[17,17.8] ,[18,18.2] ,[19,18.4] ,[20,18.5] ,</text:p>
          </table:table-cell>
          <table:table-cell table:style-name="ce15" table:formula="of:=IF(['age based'.H22]&gt;0;&quot;[&quot; &amp; ['age based'.H$1]&amp; &quot;,&quot; &amp; SUBSTITUTE(TEXT(['age based'.H22];&quot;#0,#&quot;);&quot;,&quot;;&quot;.&quot;)&amp;&quot;] ,&quot;;&quot;&quot;)&amp;[.I22]" office:value-type="string" office:string-value="[2,14.8] ,[3,14.4] ,[4,14] ,[5,13.8] ,[6,13.8] ,[7,13.8] ,[8,14] ,[9,14.2] ,[10,14.5] ,[11,15] ,[12,15.4] ,[17,17.8] ,[18,18.2] ,[19,18.4] ,[20,18.5] ,">
            <text:p>[2,14.8] ,[3,14.4] ,[4,14] ,[5,13.8] ,[6,13.8] ,[7,13.8] ,[8,14] ,[9,14.2] ,[10,14.5] ,[11,15] ,[12,15.4] ,[17,17.8] ,[18,18.2] ,[19,18.4] ,[20,18.5] ,</text:p>
          </table:table-cell>
          <table:table-cell table:style-name="ce15" table:formula="of:=IF(['age based'.I22]&gt;0;&quot;[&quot; &amp; ['age based'.I$1]&amp; &quot;,&quot; &amp; SUBSTITUTE(TEXT(['age based'.I22];&quot;#0,#&quot;);&quot;,&quot;;&quot;.&quot;)&amp;&quot;] ,&quot;;&quot;&quot;)&amp;[.J22]" office:value-type="string" office:string-value="[2,14.8] ,[3,14.4] ,[4,14] ,[5,13.8] ,[6,13.8] ,[7,13.8] ,[8,14] ,[9,14.2] ,[10,14.5] ,[11,15] ,[12,15.4] ,[17,17.8] ,[18,18.2] ,[19,18.4] ,[20,18.5] ,">
            <text:p>[2,14.8] ,[3,14.4] ,[4,14] ,[5,13.8] ,[6,13.8] ,[7,13.8] ,[8,14] ,[9,14.2] ,[10,14.5] ,[11,15] ,[12,15.4] ,[17,17.8] ,[18,18.2] ,[19,18.4] ,[20,18.5] ,</text:p>
          </table:table-cell>
          <table:table-cell table:style-name="ce15" table:formula="of:=IF(['age based'.J22]&gt;0;&quot;[&quot; &amp; ['age based'.J$1]&amp; &quot;,&quot; &amp; SUBSTITUTE(TEXT(['age based'.J22];&quot;#0,#&quot;);&quot;,&quot;;&quot;.&quot;)&amp;&quot;] ,&quot;;&quot;&quot;)&amp;[.K22]" office:value-type="string" office:string-value="[2,14.8] ,[3,14.4] ,[4,14] ,[5,13.8] ,[6,13.8] ,[7,13.8] ,[8,14] ,[9,14.2] ,[10,14.5] ,[11,15] ,[12,15.4] ,[17,17.8] ,[18,18.2] ,[19,18.4] ,[20,18.5] ,">
            <text:p>[2,14.8] ,[3,14.4] ,[4,14] ,[5,13.8] ,[6,13.8] ,[7,13.8] ,[8,14] ,[9,14.2] ,[10,14.5] ,[11,15] ,[12,15.4] ,[17,17.8] ,[18,18.2] ,[19,18.4] ,[20,18.5] ,</text:p>
          </table:table-cell>
          <table:table-cell table:style-name="ce15" table:formula="of:=IF(['age based'.K22]&gt;0;&quot;[&quot; &amp; ['age based'.K$1]&amp; &quot;,&quot; &amp; SUBSTITUTE(TEXT(['age based'.K22];&quot;#0,#&quot;);&quot;,&quot;;&quot;.&quot;)&amp;&quot;] ,&quot;;&quot;&quot;)&amp;[.L22]" office:value-type="string" office:string-value="[2,14.8] ,[3,14.4] ,[4,14] ,[5,13.8] ,[6,13.8] ,[7,13.8] ,[8,14] ,[9,14.2] ,[10,14.5] ,[11,15] ,[12,15.4] ,[17,17.8] ,[18,18.2] ,[19,18.4] ,[20,18.5] ,">
            <text:p>[2,14.8] ,[3,14.4] ,[4,14] ,[5,13.8] ,[6,13.8] ,[7,13.8] ,[8,14] ,[9,14.2] ,[10,14.5] ,[11,15] ,[12,15.4] ,[17,17.8] ,[18,18.2] ,[19,18.4] ,[20,18.5] ,</text:p>
          </table:table-cell>
          <table:table-cell table:style-name="ce15" table:formula="of:=IF(['age based'.L22]&gt;0;&quot;[&quot; &amp; ['age based'.L$1]&amp; &quot;,&quot; &amp; SUBSTITUTE(TEXT(['age based'.L22];&quot;#0,#&quot;);&quot;,&quot;;&quot;.&quot;)&amp;&quot;] ,&quot;;&quot;&quot;)&amp;[.M22]" office:value-type="string" office:string-value="[2,14.8] ,[3,14.4] ,[4,14] ,[5,13.8] ,[6,13.8] ,[7,13.8] ,[8,14] ,[9,14.2] ,[10,14.5] ,[11,15] ,[12,15.4] ,[17,17.8] ,[18,18.2] ,[19,18.4] ,[20,18.5] ,">
            <text:p>[2,14.8] ,[3,14.4] ,[4,14] ,[5,13.8] ,[6,13.8] ,[7,13.8] ,[8,14] ,[9,14.2] ,[10,14.5] ,[11,15] ,[12,15.4] ,[17,17.8] ,[18,18.2] ,[19,18.4] ,[20,18.5] ,</text:p>
          </table:table-cell>
          <table:table-cell table:style-name="ce15" table:formula="of:=IF(['age based'.M22]&gt;0;&quot;[&quot; &amp; ['age based'.M$1]&amp; &quot;,&quot; &amp; SUBSTITUTE(TEXT(['age based'.M22];&quot;#0,#&quot;);&quot;,&quot;;&quot;.&quot;)&amp;&quot;] ,&quot;;&quot;&quot;)&amp;[.N22]" office:value-type="string" office:string-value="[3,14.4] ,[4,14] ,[5,13.8] ,[6,13.8] ,[7,13.8] ,[8,14] ,[9,14.2] ,[10,14.5] ,[11,15] ,[12,15.4] ,[17,17.8] ,[18,18.2] ,[19,18.4] ,[20,18.5] ,">
            <text:p>[3,14.4] ,[4,14] ,[5,13.8] ,[6,13.8] ,[7,13.8] ,[8,14] ,[9,14.2] ,[10,14.5] ,[11,15] ,[12,15.4] ,[17,17.8] ,[18,18.2] ,[19,18.4] ,[20,18.5] ,</text:p>
          </table:table-cell>
          <table:table-cell table:style-name="ce15" table:formula="of:=IF(['age based'.N22]&gt;0;&quot;[&quot; &amp; ['age based'.N$1]&amp; &quot;,&quot; &amp; SUBSTITUTE(TEXT(['age based'.N22];&quot;#0,#&quot;);&quot;,&quot;;&quot;.&quot;)&amp;&quot;] ,&quot;;&quot;&quot;)&amp;[.O22]" office:value-type="string" office:string-value="[3,14.4] ,[4,14] ,[5,13.8] ,[6,13.8] ,[7,13.8] ,[8,14] ,[9,14.2] ,[10,14.5] ,[11,15] ,[12,15.4] ,[17,17.8] ,[18,18.2] ,[19,18.4] ,[20,18.5] ,">
            <text:p>[3,14.4] ,[4,14] ,[5,13.8] ,[6,13.8] ,[7,13.8] ,[8,14] ,[9,14.2] ,[10,14.5] ,[11,15] ,[12,15.4] ,[17,17.8] ,[18,18.2] ,[19,18.4] ,[20,18.5] ,</text:p>
          </table:table-cell>
          <table:table-cell table:style-name="ce15" table:formula="of:=IF(['age based'.O22]&gt;0;&quot;[&quot; &amp; ['age based'.O$1]&amp; &quot;,&quot; &amp; SUBSTITUTE(TEXT(['age based'.O22];&quot;#0,#&quot;);&quot;,&quot;;&quot;.&quot;)&amp;&quot;] ,&quot;;&quot;&quot;)&amp;[.P22]" office:value-type="string" office:string-value="[3,14.4] ,[4,14] ,[5,13.8] ,[6,13.8] ,[7,13.8] ,[8,14] ,[9,14.2] ,[10,14.5] ,[11,15] ,[12,15.4] ,[17,17.8] ,[18,18.2] ,[19,18.4] ,[20,18.5] ,">
            <text:p>[3,14.4] ,[4,14] ,[5,13.8] ,[6,13.8] ,[7,13.8] ,[8,14] ,[9,14.2] ,[10,14.5] ,[11,15] ,[12,15.4] ,[17,17.8] ,[18,18.2] ,[19,18.4] ,[20,18.5] ,</text:p>
          </table:table-cell>
          <table:table-cell table:style-name="ce15" table:formula="of:=IF(['age based'.P22]&gt;0;&quot;[&quot; &amp; ['age based'.P$1]&amp; &quot;,&quot; &amp; SUBSTITUTE(TEXT(['age based'.P22];&quot;#0,#&quot;);&quot;,&quot;;&quot;.&quot;)&amp;&quot;] ,&quot;;&quot;&quot;)&amp;[.Q22]" office:value-type="string" office:string-value="[3,14.4] ,[4,14] ,[5,13.8] ,[6,13.8] ,[7,13.8] ,[8,14] ,[9,14.2] ,[10,14.5] ,[11,15] ,[12,15.4] ,[17,17.8] ,[18,18.2] ,[19,18.4] ,[20,18.5] ,">
            <text:p>[3,14.4] ,[4,14] ,[5,13.8] ,[6,13.8] ,[7,13.8] ,[8,14] ,[9,14.2] ,[10,14.5] ,[11,15] ,[12,15.4] ,[17,17.8] ,[18,18.2] ,[19,18.4] ,[20,18.5] ,</text:p>
          </table:table-cell>
          <table:table-cell table:style-name="ce15" table:formula="of:=IF(['age based'.Q22]&gt;0;&quot;[&quot; &amp; ['age based'.Q$1]&amp; &quot;,&quot; &amp; SUBSTITUTE(TEXT(['age based'.Q22];&quot;#0,#&quot;);&quot;,&quot;;&quot;.&quot;)&amp;&quot;] ,&quot;;&quot;&quot;)&amp;[.R22]" office:value-type="string" office:string-value="[4,14] ,[5,13.8] ,[6,13.8] ,[7,13.8] ,[8,14] ,[9,14.2] ,[10,14.5] ,[11,15] ,[12,15.4] ,[17,17.8] ,[18,18.2] ,[19,18.4] ,[20,18.5] ,">
            <text:p>[4,14] ,[5,13.8] ,[6,13.8] ,[7,13.8] ,[8,14] ,[9,14.2] ,[10,14.5] ,[11,15] ,[12,15.4] ,[17,17.8] ,[18,18.2] ,[19,18.4] ,[20,18.5] ,</text:p>
          </table:table-cell>
          <table:table-cell table:style-name="ce15" table:formula="of:=IF(['age based'.R22]&gt;0;&quot;[&quot; &amp; ['age based'.R$1]&amp; &quot;,&quot; &amp; SUBSTITUTE(TEXT(['age based'.R22];&quot;#0,#&quot;);&quot;,&quot;;&quot;.&quot;)&amp;&quot;] ,&quot;;&quot;&quot;)&amp;[.S22]" office:value-type="string" office:string-value="[5,13.8] ,[6,13.8] ,[7,13.8] ,[8,14] ,[9,14.2] ,[10,14.5] ,[11,15] ,[12,15.4] ,[17,17.8] ,[18,18.2] ,[19,18.4] ,[20,18.5] ,">
            <text:p>[5,13.8] ,[6,13.8] ,[7,13.8] ,[8,14] ,[9,14.2] ,[10,14.5] ,[11,15] ,[12,15.4] ,[17,17.8] ,[18,18.2] ,[19,18.4] ,[20,18.5] ,</text:p>
          </table:table-cell>
          <table:table-cell table:style-name="ce15" table:formula="of:=IF(['age based'.S22]&gt;0;&quot;[&quot; &amp; ['age based'.S$1]&amp; &quot;,&quot; &amp; SUBSTITUTE(TEXT(['age based'.S22];&quot;#0,#&quot;);&quot;,&quot;;&quot;.&quot;)&amp;&quot;] ,&quot;;&quot;&quot;)&amp;[.T22]" office:value-type="string" office:string-value="[6,13.8] ,[7,13.8] ,[8,14] ,[9,14.2] ,[10,14.5] ,[11,15] ,[12,15.4] ,[17,17.8] ,[18,18.2] ,[19,18.4] ,[20,18.5] ,">
            <text:p>[6,13.8] ,[7,13.8] ,[8,14] ,[9,14.2] ,[10,14.5] ,[11,15] ,[12,15.4] ,[17,17.8] ,[18,18.2] ,[19,18.4] ,[20,18.5] ,</text:p>
          </table:table-cell>
          <table:table-cell table:style-name="ce15" table:formula="of:=IF(['age based'.T22]&gt;0;&quot;[&quot; &amp; ['age based'.T$1]&amp; &quot;,&quot; &amp; SUBSTITUTE(TEXT(['age based'.T22];&quot;#0,#&quot;);&quot;,&quot;;&quot;.&quot;)&amp;&quot;] ,&quot;;&quot;&quot;)&amp;[.U22]" office:value-type="string" office:string-value="[7,13.8] ,[8,14] ,[9,14.2] ,[10,14.5] ,[11,15] ,[12,15.4] ,[17,17.8] ,[18,18.2] ,[19,18.4] ,[20,18.5] ,">
            <text:p>[7,13.8] ,[8,14] ,[9,14.2] ,[10,14.5] ,[11,15] ,[12,15.4] ,[17,17.8] ,[18,18.2] ,[19,18.4] ,[20,18.5] ,</text:p>
          </table:table-cell>
          <table:table-cell table:style-name="ce15" table:formula="of:=IF(['age based'.U22]&gt;0;&quot;[&quot; &amp; ['age based'.U$1]&amp; &quot;,&quot; &amp; SUBSTITUTE(TEXT(['age based'.U22];&quot;#0,#&quot;);&quot;,&quot;;&quot;.&quot;)&amp;&quot;] ,&quot;;&quot;&quot;)&amp;[.V22]" office:value-type="string" office:string-value="[8,14] ,[9,14.2] ,[10,14.5] ,[11,15] ,[12,15.4] ,[17,17.8] ,[18,18.2] ,[19,18.4] ,[20,18.5] ,">
            <text:p>[8,14] ,[9,14.2] ,[10,14.5] ,[11,15] ,[12,15.4] ,[17,17.8] ,[18,18.2] ,[19,18.4] ,[20,18.5] ,</text:p>
          </table:table-cell>
          <table:table-cell table:style-name="ce15" table:formula="of:=IF(['age based'.V22]&gt;0;&quot;[&quot; &amp; ['age based'.V$1]&amp; &quot;,&quot; &amp; SUBSTITUTE(TEXT(['age based'.V22];&quot;#0,#&quot;);&quot;,&quot;;&quot;.&quot;)&amp;&quot;] ,&quot;;&quot;&quot;)&amp;[.W22]" office:value-type="string" office:string-value="[9,14.2] ,[10,14.5] ,[11,15] ,[12,15.4] ,[17,17.8] ,[18,18.2] ,[19,18.4] ,[20,18.5] ,">
            <text:p>[9,14.2] ,[10,14.5] ,[11,15] ,[12,15.4] ,[17,17.8] ,[18,18.2] ,[19,18.4] ,[20,18.5] ,</text:p>
          </table:table-cell>
          <table:table-cell table:style-name="ce15" table:formula="of:=IF(['age based'.W22]&gt;0;&quot;[&quot; &amp; ['age based'.W$1]&amp; &quot;,&quot; &amp; SUBSTITUTE(TEXT(['age based'.W22];&quot;#0,#&quot;);&quot;,&quot;;&quot;.&quot;)&amp;&quot;] ,&quot;;&quot;&quot;)&amp;[.X22]" office:value-type="string" office:string-value="[10,14.5] ,[11,15] ,[12,15.4] ,[17,17.8] ,[18,18.2] ,[19,18.4] ,[20,18.5] ,">
            <text:p>[10,14.5] ,[11,15] ,[12,15.4] ,[17,17.8] ,[18,18.2] ,[19,18.4] ,[20,18.5] ,</text:p>
          </table:table-cell>
          <table:table-cell table:style-name="ce15" table:formula="of:=IF(['age based'.X22]&gt;0;&quot;[&quot; &amp; ['age based'.X$1]&amp; &quot;,&quot; &amp; SUBSTITUTE(TEXT(['age based'.X22];&quot;#0,#&quot;);&quot;,&quot;;&quot;.&quot;)&amp;&quot;] ,&quot;;&quot;&quot;)&amp;[.Y22]" office:value-type="string" office:string-value="[11,15] ,[12,15.4] ,[17,17.8] ,[18,18.2] ,[19,18.4] ,[20,18.5] ,">
            <text:p>[11,15] ,[12,15.4] ,[17,17.8] ,[18,18.2] ,[19,18.4] ,[20,18.5] ,</text:p>
          </table:table-cell>
          <table:table-cell table:style-name="ce15" table:formula="of:=IF(['age based'.Y22]&gt;0;&quot;[&quot; &amp; ['age based'.Y$1]&amp; &quot;,&quot; &amp; SUBSTITUTE(TEXT(['age based'.Y22];&quot;#0,#&quot;);&quot;,&quot;;&quot;.&quot;)&amp;&quot;] ,&quot;;&quot;&quot;)&amp;[.Z22]" office:value-type="string" office:string-value="[12,15.4] ,[17,17.8] ,[18,18.2] ,[19,18.4] ,[20,18.5] ,">
            <text:p>[12,15.4] ,[17,17.8] ,[18,18.2] ,[19,18.4] ,[20,18.5] ,</text:p>
          </table:table-cell>
          <table:table-cell table:style-name="ce15" table:formula="of:=IF(['age based'.Z22]&gt;0;&quot;[&quot; &amp; ['age based'.Z$1]&amp; &quot;,&quot; &amp; SUBSTITUTE(TEXT(['age based'.Z22];&quot;#0,#&quot;);&quot;,&quot;;&quot;.&quot;)&amp;&quot;] ,&quot;;&quot;&quot;)&amp;[.AA22]" office:value-type="string" office:string-value="[17,17.8] ,[18,18.2] ,[19,18.4] ,[20,18.5] ,">
            <text:p>[17,17.8] ,[18,18.2] ,[19,18.4] ,[20,18.5] ,</text:p>
          </table:table-cell>
          <table:table-cell table:style-name="ce15" table:formula="of:=IF(['age based'.AA22]&gt;0;&quot;[&quot; &amp; ['age based'.AA$1]&amp; &quot;,&quot; &amp; SUBSTITUTE(TEXT(['age based'.AA22];&quot;#0,#&quot;);&quot;,&quot;;&quot;.&quot;)&amp;&quot;] ,&quot;;&quot;&quot;)&amp;[.AB22]" office:value-type="string" office:string-value="[17,17.8] ,[18,18.2] ,[19,18.4] ,[20,18.5] ,">
            <text:p>[17,17.8] ,[18,18.2] ,[19,18.4] ,[20,18.5] ,</text:p>
          </table:table-cell>
          <table:table-cell table:style-name="ce15" table:formula="of:=IF(['age based'.AB22]&gt;0;&quot;[&quot; &amp; ['age based'.AB$1]&amp; &quot;,&quot; &amp; SUBSTITUTE(TEXT(['age based'.AB22];&quot;#0,#&quot;);&quot;,&quot;;&quot;.&quot;)&amp;&quot;] ,&quot;;&quot;&quot;)&amp;[.AC22]" office:value-type="string" office:string-value="[17,17.8] ,[18,18.2] ,[19,18.4] ,[20,18.5] ,">
            <text:p>[17,17.8] ,[18,18.2] ,[19,18.4] ,[20,18.5] ,</text:p>
          </table:table-cell>
          <table:table-cell table:style-name="ce15" table:formula="of:=IF(['age based'.AC22]&gt;0;&quot;[&quot; &amp; ['age based'.AC$1]&amp; &quot;,&quot; &amp; SUBSTITUTE(TEXT(['age based'.AC22];&quot;#0,#&quot;);&quot;,&quot;;&quot;.&quot;)&amp;&quot;] ,&quot;;&quot;&quot;)&amp;[.AD22]" office:value-type="string" office:string-value="[17,17.8] ,[18,18.2] ,[19,18.4] ,[20,18.5] ,">
            <text:p>[17,17.8] ,[18,18.2] ,[19,18.4] ,[20,18.5] ,</text:p>
          </table:table-cell>
          <table:table-cell table:style-name="ce15" table:formula="of:=IF(['age based'.AD22]&gt;0;&quot;[&quot; &amp; ['age based'.AD$1]&amp; &quot;,&quot; &amp; SUBSTITUTE(TEXT(['age based'.AD22];&quot;#0,#&quot;);&quot;,&quot;;&quot;.&quot;)&amp;&quot;] ,&quot;;&quot;&quot;)&amp;[.AE22]" office:value-type="string" office:string-value="[17,17.8] ,[18,18.2] ,[19,18.4] ,[20,18.5] ,">
            <text:p>[17,17.8] ,[18,18.2] ,[19,18.4] ,[20,18.5] ,</text:p>
          </table:table-cell>
          <table:table-cell table:style-name="ce15" table:formula="of:=IF(['age based'.AE22]&gt;0;&quot;[&quot; &amp; ['age based'.AE$1]&amp; &quot;,&quot; &amp; SUBSTITUTE(TEXT(['age based'.AE22];&quot;#0,#&quot;);&quot;,&quot;;&quot;.&quot;)&amp;&quot;] ,&quot;;&quot;&quot;)&amp;[.AF22]" office:value-type="string" office:string-value="[18,18.2] ,[19,18.4] ,[20,18.5] ,">
            <text:p>[18,18.2] ,[19,18.4] ,[20,18.5] ,</text:p>
          </table:table-cell>
          <table:table-cell table:style-name="ce15" table:formula="of:=IF(['age based'.AF22]&gt;0;&quot;[&quot; &amp; ['age based'.AF$1]&amp; &quot;,&quot; &amp; SUBSTITUTE(TEXT(['age based'.AF22];&quot;#0,#&quot;);&quot;,&quot;;&quot;.&quot;)&amp;&quot;] ,&quot;;&quot;&quot;)&amp;[.AG22]" office:value-type="string" office:string-value="[19,18.4] ,[20,18.5] ,">
            <text:p>[19,18.4] ,[20,18.5] ,</text:p>
          </table:table-cell>
          <table:table-cell table:style-name="ce15" table:formula="of:=IF(['age based'.AG22]&gt;0;&quot;[&quot; &amp; ['age based'.AG$1]&amp; &quot;,&quot; &amp; SUBSTITUTE(TEXT(['age based'.AG22];&quot;#0,#&quot;);&quot;,&quot;;&quot;.&quot;)&amp;&quot;] ,&quot;;&quot;&quot;)&amp;[.AH22]" office:value-type="string" office:string-value="[20,18.5] ,">
            <text:p>[20,18.5] ,</text:p>
          </table:table-cell>
        </table:table-row>
        <table:table-row table:style-name="ro1">
          <table:table-cell table:formula="of:=IF(['age based'.B23]&lt;&gt;&quot;&quot;;['age based concatenate'.C23]&amp;&quot;= {};&quot;;&quot;&quot;)">
            <text:p/>
          </table:table-cell>
          <table:table-cell table:formula="of:=IF(['age based'.C23]=&quot;&quot;;&quot;&quot;;['age based concatenate'.C23]&amp;&quot;.&quot;&amp;['age based'.C23]&amp;&quot; = [&quot; &amp; ['age based concatenate'.D23]&amp;&quot;];&quot;)" office:value-type="string" office:string-value="amd_stats.f.BMI.medium = [[2,16.4] ,[3,15.8] ,[4,15.3] ,[5,15.2] ,[6,15.2] ,[7,15.4] ,[8,15.8] ,[9,16.4] ,[10,16.8] ,[11,17.4] ,[12,18] ,[17,20.9] ,[18,21.3] ,[19,21.6] ,[20,21.7] ,];">
            <text:p>amd_stats.f.BMI.medium = [[2,16.4] ,[3,15.8] ,[4,15.3] ,[5,15.2] ,[6,15.2] ,[7,15.4] ,[8,15.8] ,[9,16.4] ,[10,16.8] ,[11,17.4] ,[12,18] ,[17,20.9] ,[18,21.3] ,[19,21.6] ,[20,21.7] ,];</text:p>
          </table:table-cell>
          <table:table-cell table:formula="of:=IF(['age based'.B23]&lt;&gt;&quot;&quot;;['age based'.$B$1]&amp;&quot;.&quot;&amp;['age based'.B23];[.C22])" office:value-type="string" office:string-value="amd_stats.f.BMI">
            <text:p>amd_stats.f.BMI</text:p>
          </table:table-cell>
          <table:table-cell table:style-name="ce15" table:formula="of:=IF(['age based'.D23]&gt;0;&quot;[&quot; &amp; ['age based'.D$1]&amp; &quot;,&quot; &amp; SUBSTITUTE(TEXT(['age based'.D23];&quot;#0,#&quot;);&quot;,&quot;;&quot;.&quot;)&amp;&quot;] ,&quot;;&quot;&quot;)&amp;[.E23]" office:value-type="string" office:string-value="[2,16.4] ,[3,15.8] ,[4,15.3] ,[5,15.2] ,[6,15.2] ,[7,15.4] ,[8,15.8] ,[9,16.4] ,[10,16.8] ,[11,17.4] ,[12,18] ,[17,20.9] ,[18,21.3] ,[19,21.6] ,[20,21.7] ,">
            <text:p>[2,16.4] ,[3,15.8] ,[4,15.3] ,[5,15.2] ,[6,15.2] ,[7,15.4] ,[8,15.8] ,[9,16.4] ,[10,16.8] ,[11,17.4] ,[12,18] ,[17,20.9] ,[18,21.3] ,[19,21.6] ,[20,21.7] ,</text:p>
          </table:table-cell>
          <table:table-cell table:style-name="ce15" table:formula="of:=IF(['age based'.E23]&gt;0;&quot;[&quot; &amp; ['age based'.E$1]&amp; &quot;,&quot; &amp; SUBSTITUTE(TEXT(['age based'.E23];&quot;#0,#&quot;);&quot;,&quot;;&quot;.&quot;)&amp;&quot;] ,&quot;;&quot;&quot;)&amp;[.F23]" office:value-type="string" office:string-value="[2,16.4] ,[3,15.8] ,[4,15.3] ,[5,15.2] ,[6,15.2] ,[7,15.4] ,[8,15.8] ,[9,16.4] ,[10,16.8] ,[11,17.4] ,[12,18] ,[17,20.9] ,[18,21.3] ,[19,21.6] ,[20,21.7] ,">
            <text:p>[2,16.4] ,[3,15.8] ,[4,15.3] ,[5,15.2] ,[6,15.2] ,[7,15.4] ,[8,15.8] ,[9,16.4] ,[10,16.8] ,[11,17.4] ,[12,18] ,[17,20.9] ,[18,21.3] ,[19,21.6] ,[20,21.7] ,</text:p>
          </table:table-cell>
          <table:table-cell table:style-name="ce15" table:formula="of:=IF(['age based'.F23]&gt;0;&quot;[&quot; &amp; ['age based'.F$1]&amp; &quot;,&quot; &amp; SUBSTITUTE(TEXT(['age based'.F23];&quot;#0,#&quot;);&quot;,&quot;;&quot;.&quot;)&amp;&quot;] ,&quot;;&quot;&quot;)&amp;[.G23]" office:value-type="string" office:string-value="[2,16.4] ,[3,15.8] ,[4,15.3] ,[5,15.2] ,[6,15.2] ,[7,15.4] ,[8,15.8] ,[9,16.4] ,[10,16.8] ,[11,17.4] ,[12,18] ,[17,20.9] ,[18,21.3] ,[19,21.6] ,[20,21.7] ,">
            <text:p>[2,16.4] ,[3,15.8] ,[4,15.3] ,[5,15.2] ,[6,15.2] ,[7,15.4] ,[8,15.8] ,[9,16.4] ,[10,16.8] ,[11,17.4] ,[12,18] ,[17,20.9] ,[18,21.3] ,[19,21.6] ,[20,21.7] ,</text:p>
          </table:table-cell>
          <table:table-cell table:style-name="ce15" table:formula="of:=IF(['age based'.G23]&gt;0;&quot;[&quot; &amp; ['age based'.G$1]&amp; &quot;,&quot; &amp; SUBSTITUTE(TEXT(['age based'.G23];&quot;#0,#&quot;);&quot;,&quot;;&quot;.&quot;)&amp;&quot;] ,&quot;;&quot;&quot;)&amp;[.H23]" office:value-type="string" office:string-value="[2,16.4] ,[3,15.8] ,[4,15.3] ,[5,15.2] ,[6,15.2] ,[7,15.4] ,[8,15.8] ,[9,16.4] ,[10,16.8] ,[11,17.4] ,[12,18] ,[17,20.9] ,[18,21.3] ,[19,21.6] ,[20,21.7] ,">
            <text:p>[2,16.4] ,[3,15.8] ,[4,15.3] ,[5,15.2] ,[6,15.2] ,[7,15.4] ,[8,15.8] ,[9,16.4] ,[10,16.8] ,[11,17.4] ,[12,18] ,[17,20.9] ,[18,21.3] ,[19,21.6] ,[20,21.7] ,</text:p>
          </table:table-cell>
          <table:table-cell table:style-name="ce15" table:formula="of:=IF(['age based'.H23]&gt;0;&quot;[&quot; &amp; ['age based'.H$1]&amp; &quot;,&quot; &amp; SUBSTITUTE(TEXT(['age based'.H23];&quot;#0,#&quot;);&quot;,&quot;;&quot;.&quot;)&amp;&quot;] ,&quot;;&quot;&quot;)&amp;[.I23]" office:value-type="string" office:string-value="[2,16.4] ,[3,15.8] ,[4,15.3] ,[5,15.2] ,[6,15.2] ,[7,15.4] ,[8,15.8] ,[9,16.4] ,[10,16.8] ,[11,17.4] ,[12,18] ,[17,20.9] ,[18,21.3] ,[19,21.6] ,[20,21.7] ,">
            <text:p>[2,16.4] ,[3,15.8] ,[4,15.3] ,[5,15.2] ,[6,15.2] ,[7,15.4] ,[8,15.8] ,[9,16.4] ,[10,16.8] ,[11,17.4] ,[12,18] ,[17,20.9] ,[18,21.3] ,[19,21.6] ,[20,21.7] ,</text:p>
          </table:table-cell>
          <table:table-cell table:style-name="ce15" table:formula="of:=IF(['age based'.I23]&gt;0;&quot;[&quot; &amp; ['age based'.I$1]&amp; &quot;,&quot; &amp; SUBSTITUTE(TEXT(['age based'.I23];&quot;#0,#&quot;);&quot;,&quot;;&quot;.&quot;)&amp;&quot;] ,&quot;;&quot;&quot;)&amp;[.J23]" office:value-type="string" office:string-value="[2,16.4] ,[3,15.8] ,[4,15.3] ,[5,15.2] ,[6,15.2] ,[7,15.4] ,[8,15.8] ,[9,16.4] ,[10,16.8] ,[11,17.4] ,[12,18] ,[17,20.9] ,[18,21.3] ,[19,21.6] ,[20,21.7] ,">
            <text:p>[2,16.4] ,[3,15.8] ,[4,15.3] ,[5,15.2] ,[6,15.2] ,[7,15.4] ,[8,15.8] ,[9,16.4] ,[10,16.8] ,[11,17.4] ,[12,18] ,[17,20.9] ,[18,21.3] ,[19,21.6] ,[20,21.7] ,</text:p>
          </table:table-cell>
          <table:table-cell table:style-name="ce15" table:formula="of:=IF(['age based'.J23]&gt;0;&quot;[&quot; &amp; ['age based'.J$1]&amp; &quot;,&quot; &amp; SUBSTITUTE(TEXT(['age based'.J23];&quot;#0,#&quot;);&quot;,&quot;;&quot;.&quot;)&amp;&quot;] ,&quot;;&quot;&quot;)&amp;[.K23]" office:value-type="string" office:string-value="[2,16.4] ,[3,15.8] ,[4,15.3] ,[5,15.2] ,[6,15.2] ,[7,15.4] ,[8,15.8] ,[9,16.4] ,[10,16.8] ,[11,17.4] ,[12,18] ,[17,20.9] ,[18,21.3] ,[19,21.6] ,[20,21.7] ,">
            <text:p>[2,16.4] ,[3,15.8] ,[4,15.3] ,[5,15.2] ,[6,15.2] ,[7,15.4] ,[8,15.8] ,[9,16.4] ,[10,16.8] ,[11,17.4] ,[12,18] ,[17,20.9] ,[18,21.3] ,[19,21.6] ,[20,21.7] ,</text:p>
          </table:table-cell>
          <table:table-cell table:style-name="ce15" table:formula="of:=IF(['age based'.K23]&gt;0;&quot;[&quot; &amp; ['age based'.K$1]&amp; &quot;,&quot; &amp; SUBSTITUTE(TEXT(['age based'.K23];&quot;#0,#&quot;);&quot;,&quot;;&quot;.&quot;)&amp;&quot;] ,&quot;;&quot;&quot;)&amp;[.L23]" office:value-type="string" office:string-value="[2,16.4] ,[3,15.8] ,[4,15.3] ,[5,15.2] ,[6,15.2] ,[7,15.4] ,[8,15.8] ,[9,16.4] ,[10,16.8] ,[11,17.4] ,[12,18] ,[17,20.9] ,[18,21.3] ,[19,21.6] ,[20,21.7] ,">
            <text:p>[2,16.4] ,[3,15.8] ,[4,15.3] ,[5,15.2] ,[6,15.2] ,[7,15.4] ,[8,15.8] ,[9,16.4] ,[10,16.8] ,[11,17.4] ,[12,18] ,[17,20.9] ,[18,21.3] ,[19,21.6] ,[20,21.7] ,</text:p>
          </table:table-cell>
          <table:table-cell table:style-name="ce15" table:formula="of:=IF(['age based'.L23]&gt;0;&quot;[&quot; &amp; ['age based'.L$1]&amp; &quot;,&quot; &amp; SUBSTITUTE(TEXT(['age based'.L23];&quot;#0,#&quot;);&quot;,&quot;;&quot;.&quot;)&amp;&quot;] ,&quot;;&quot;&quot;)&amp;[.M23]" office:value-type="string" office:string-value="[2,16.4] ,[3,15.8] ,[4,15.3] ,[5,15.2] ,[6,15.2] ,[7,15.4] ,[8,15.8] ,[9,16.4] ,[10,16.8] ,[11,17.4] ,[12,18] ,[17,20.9] ,[18,21.3] ,[19,21.6] ,[20,21.7] ,">
            <text:p>[2,16.4] ,[3,15.8] ,[4,15.3] ,[5,15.2] ,[6,15.2] ,[7,15.4] ,[8,15.8] ,[9,16.4] ,[10,16.8] ,[11,17.4] ,[12,18] ,[17,20.9] ,[18,21.3] ,[19,21.6] ,[20,21.7] ,</text:p>
          </table:table-cell>
          <table:table-cell table:style-name="ce15" table:formula="of:=IF(['age based'.M23]&gt;0;&quot;[&quot; &amp; ['age based'.M$1]&amp; &quot;,&quot; &amp; SUBSTITUTE(TEXT(['age based'.M23];&quot;#0,#&quot;);&quot;,&quot;;&quot;.&quot;)&amp;&quot;] ,&quot;;&quot;&quot;)&amp;[.N23]" office:value-type="string" office:string-value="[3,15.8] ,[4,15.3] ,[5,15.2] ,[6,15.2] ,[7,15.4] ,[8,15.8] ,[9,16.4] ,[10,16.8] ,[11,17.4] ,[12,18] ,[17,20.9] ,[18,21.3] ,[19,21.6] ,[20,21.7] ,">
            <text:p>[3,15.8] ,[4,15.3] ,[5,15.2] ,[6,15.2] ,[7,15.4] ,[8,15.8] ,[9,16.4] ,[10,16.8] ,[11,17.4] ,[12,18] ,[17,20.9] ,[18,21.3] ,[19,21.6] ,[20,21.7] ,</text:p>
          </table:table-cell>
          <table:table-cell table:style-name="ce15" table:formula="of:=IF(['age based'.N23]&gt;0;&quot;[&quot; &amp; ['age based'.N$1]&amp; &quot;,&quot; &amp; SUBSTITUTE(TEXT(['age based'.N23];&quot;#0,#&quot;);&quot;,&quot;;&quot;.&quot;)&amp;&quot;] ,&quot;;&quot;&quot;)&amp;[.O23]" office:value-type="string" office:string-value="[3,15.8] ,[4,15.3] ,[5,15.2] ,[6,15.2] ,[7,15.4] ,[8,15.8] ,[9,16.4] ,[10,16.8] ,[11,17.4] ,[12,18] ,[17,20.9] ,[18,21.3] ,[19,21.6] ,[20,21.7] ,">
            <text:p>[3,15.8] ,[4,15.3] ,[5,15.2] ,[6,15.2] ,[7,15.4] ,[8,15.8] ,[9,16.4] ,[10,16.8] ,[11,17.4] ,[12,18] ,[17,20.9] ,[18,21.3] ,[19,21.6] ,[20,21.7] ,</text:p>
          </table:table-cell>
          <table:table-cell table:style-name="ce15" table:formula="of:=IF(['age based'.O23]&gt;0;&quot;[&quot; &amp; ['age based'.O$1]&amp; &quot;,&quot; &amp; SUBSTITUTE(TEXT(['age based'.O23];&quot;#0,#&quot;);&quot;,&quot;;&quot;.&quot;)&amp;&quot;] ,&quot;;&quot;&quot;)&amp;[.P23]" office:value-type="string" office:string-value="[3,15.8] ,[4,15.3] ,[5,15.2] ,[6,15.2] ,[7,15.4] ,[8,15.8] ,[9,16.4] ,[10,16.8] ,[11,17.4] ,[12,18] ,[17,20.9] ,[18,21.3] ,[19,21.6] ,[20,21.7] ,">
            <text:p>[3,15.8] ,[4,15.3] ,[5,15.2] ,[6,15.2] ,[7,15.4] ,[8,15.8] ,[9,16.4] ,[10,16.8] ,[11,17.4] ,[12,18] ,[17,20.9] ,[18,21.3] ,[19,21.6] ,[20,21.7] ,</text:p>
          </table:table-cell>
          <table:table-cell table:style-name="ce15" table:formula="of:=IF(['age based'.P23]&gt;0;&quot;[&quot; &amp; ['age based'.P$1]&amp; &quot;,&quot; &amp; SUBSTITUTE(TEXT(['age based'.P23];&quot;#0,#&quot;);&quot;,&quot;;&quot;.&quot;)&amp;&quot;] ,&quot;;&quot;&quot;)&amp;[.Q23]" office:value-type="string" office:string-value="[3,15.8] ,[4,15.3] ,[5,15.2] ,[6,15.2] ,[7,15.4] ,[8,15.8] ,[9,16.4] ,[10,16.8] ,[11,17.4] ,[12,18] ,[17,20.9] ,[18,21.3] ,[19,21.6] ,[20,21.7] ,">
            <text:p>[3,15.8] ,[4,15.3] ,[5,15.2] ,[6,15.2] ,[7,15.4] ,[8,15.8] ,[9,16.4] ,[10,16.8] ,[11,17.4] ,[12,18] ,[17,20.9] ,[18,21.3] ,[19,21.6] ,[20,21.7] ,</text:p>
          </table:table-cell>
          <table:table-cell table:style-name="ce15" table:formula="of:=IF(['age based'.Q23]&gt;0;&quot;[&quot; &amp; ['age based'.Q$1]&amp; &quot;,&quot; &amp; SUBSTITUTE(TEXT(['age based'.Q23];&quot;#0,#&quot;);&quot;,&quot;;&quot;.&quot;)&amp;&quot;] ,&quot;;&quot;&quot;)&amp;[.R23]" office:value-type="string" office:string-value="[4,15.3] ,[5,15.2] ,[6,15.2] ,[7,15.4] ,[8,15.8] ,[9,16.4] ,[10,16.8] ,[11,17.4] ,[12,18] ,[17,20.9] ,[18,21.3] ,[19,21.6] ,[20,21.7] ,">
            <text:p>[4,15.3] ,[5,15.2] ,[6,15.2] ,[7,15.4] ,[8,15.8] ,[9,16.4] ,[10,16.8] ,[11,17.4] ,[12,18] ,[17,20.9] ,[18,21.3] ,[19,21.6] ,[20,21.7] ,</text:p>
          </table:table-cell>
          <table:table-cell table:style-name="ce15" table:formula="of:=IF(['age based'.R23]&gt;0;&quot;[&quot; &amp; ['age based'.R$1]&amp; &quot;,&quot; &amp; SUBSTITUTE(TEXT(['age based'.R23];&quot;#0,#&quot;);&quot;,&quot;;&quot;.&quot;)&amp;&quot;] ,&quot;;&quot;&quot;)&amp;[.S23]" office:value-type="string" office:string-value="[5,15.2] ,[6,15.2] ,[7,15.4] ,[8,15.8] ,[9,16.4] ,[10,16.8] ,[11,17.4] ,[12,18] ,[17,20.9] ,[18,21.3] ,[19,21.6] ,[20,21.7] ,">
            <text:p>[5,15.2] ,[6,15.2] ,[7,15.4] ,[8,15.8] ,[9,16.4] ,[10,16.8] ,[11,17.4] ,[12,18] ,[17,20.9] ,[18,21.3] ,[19,21.6] ,[20,21.7] ,</text:p>
          </table:table-cell>
          <table:table-cell table:style-name="ce15" table:formula="of:=IF(['age based'.S23]&gt;0;&quot;[&quot; &amp; ['age based'.S$1]&amp; &quot;,&quot; &amp; SUBSTITUTE(TEXT(['age based'.S23];&quot;#0,#&quot;);&quot;,&quot;;&quot;.&quot;)&amp;&quot;] ,&quot;;&quot;&quot;)&amp;[.T23]" office:value-type="string" office:string-value="[6,15.2] ,[7,15.4] ,[8,15.8] ,[9,16.4] ,[10,16.8] ,[11,17.4] ,[12,18] ,[17,20.9] ,[18,21.3] ,[19,21.6] ,[20,21.7] ,">
            <text:p>[6,15.2] ,[7,15.4] ,[8,15.8] ,[9,16.4] ,[10,16.8] ,[11,17.4] ,[12,18] ,[17,20.9] ,[18,21.3] ,[19,21.6] ,[20,21.7] ,</text:p>
          </table:table-cell>
          <table:table-cell table:style-name="ce15" table:formula="of:=IF(['age based'.T23]&gt;0;&quot;[&quot; &amp; ['age based'.T$1]&amp; &quot;,&quot; &amp; SUBSTITUTE(TEXT(['age based'.T23];&quot;#0,#&quot;);&quot;,&quot;;&quot;.&quot;)&amp;&quot;] ,&quot;;&quot;&quot;)&amp;[.U23]" office:value-type="string" office:string-value="[7,15.4] ,[8,15.8] ,[9,16.4] ,[10,16.8] ,[11,17.4] ,[12,18] ,[17,20.9] ,[18,21.3] ,[19,21.6] ,[20,21.7] ,">
            <text:p>[7,15.4] ,[8,15.8] ,[9,16.4] ,[10,16.8] ,[11,17.4] ,[12,18] ,[17,20.9] ,[18,21.3] ,[19,21.6] ,[20,21.7] ,</text:p>
          </table:table-cell>
          <table:table-cell table:style-name="ce15" table:formula="of:=IF(['age based'.U23]&gt;0;&quot;[&quot; &amp; ['age based'.U$1]&amp; &quot;,&quot; &amp; SUBSTITUTE(TEXT(['age based'.U23];&quot;#0,#&quot;);&quot;,&quot;;&quot;.&quot;)&amp;&quot;] ,&quot;;&quot;&quot;)&amp;[.V23]" office:value-type="string" office:string-value="[8,15.8] ,[9,16.4] ,[10,16.8] ,[11,17.4] ,[12,18] ,[17,20.9] ,[18,21.3] ,[19,21.6] ,[20,21.7] ,">
            <text:p>[8,15.8] ,[9,16.4] ,[10,16.8] ,[11,17.4] ,[12,18] ,[17,20.9] ,[18,21.3] ,[19,21.6] ,[20,21.7] ,</text:p>
          </table:table-cell>
          <table:table-cell table:style-name="ce15" table:formula="of:=IF(['age based'.V23]&gt;0;&quot;[&quot; &amp; ['age based'.V$1]&amp; &quot;,&quot; &amp; SUBSTITUTE(TEXT(['age based'.V23];&quot;#0,#&quot;);&quot;,&quot;;&quot;.&quot;)&amp;&quot;] ,&quot;;&quot;&quot;)&amp;[.W23]" office:value-type="string" office:string-value="[9,16.4] ,[10,16.8] ,[11,17.4] ,[12,18] ,[17,20.9] ,[18,21.3] ,[19,21.6] ,[20,21.7] ,">
            <text:p>[9,16.4] ,[10,16.8] ,[11,17.4] ,[12,18] ,[17,20.9] ,[18,21.3] ,[19,21.6] ,[20,21.7] ,</text:p>
          </table:table-cell>
          <table:table-cell table:style-name="ce15" table:formula="of:=IF(['age based'.W23]&gt;0;&quot;[&quot; &amp; ['age based'.W$1]&amp; &quot;,&quot; &amp; SUBSTITUTE(TEXT(['age based'.W23];&quot;#0,#&quot;);&quot;,&quot;;&quot;.&quot;)&amp;&quot;] ,&quot;;&quot;&quot;)&amp;[.X23]" office:value-type="string" office:string-value="[10,16.8] ,[11,17.4] ,[12,18] ,[17,20.9] ,[18,21.3] ,[19,21.6] ,[20,21.7] ,">
            <text:p>[10,16.8] ,[11,17.4] ,[12,18] ,[17,20.9] ,[18,21.3] ,[19,21.6] ,[20,21.7] ,</text:p>
          </table:table-cell>
          <table:table-cell table:style-name="ce15" table:formula="of:=IF(['age based'.X23]&gt;0;&quot;[&quot; &amp; ['age based'.X$1]&amp; &quot;,&quot; &amp; SUBSTITUTE(TEXT(['age based'.X23];&quot;#0,#&quot;);&quot;,&quot;;&quot;.&quot;)&amp;&quot;] ,&quot;;&quot;&quot;)&amp;[.Y23]" office:value-type="string" office:string-value="[11,17.4] ,[12,18] ,[17,20.9] ,[18,21.3] ,[19,21.6] ,[20,21.7] ,">
            <text:p>[11,17.4] ,[12,18] ,[17,20.9] ,[18,21.3] ,[19,21.6] ,[20,21.7] ,</text:p>
          </table:table-cell>
          <table:table-cell table:style-name="ce15" table:formula="of:=IF(['age based'.Y23]&gt;0;&quot;[&quot; &amp; ['age based'.Y$1]&amp; &quot;,&quot; &amp; SUBSTITUTE(TEXT(['age based'.Y23];&quot;#0,#&quot;);&quot;,&quot;;&quot;.&quot;)&amp;&quot;] ,&quot;;&quot;&quot;)&amp;[.Z23]" office:value-type="string" office:string-value="[12,18] ,[17,20.9] ,[18,21.3] ,[19,21.6] ,[20,21.7] ,">
            <text:p>[12,18] ,[17,20.9] ,[18,21.3] ,[19,21.6] ,[20,21.7] ,</text:p>
          </table:table-cell>
          <table:table-cell table:style-name="ce15" table:formula="of:=IF(['age based'.Z23]&gt;0;&quot;[&quot; &amp; ['age based'.Z$1]&amp; &quot;,&quot; &amp; SUBSTITUTE(TEXT(['age based'.Z23];&quot;#0,#&quot;);&quot;,&quot;;&quot;.&quot;)&amp;&quot;] ,&quot;;&quot;&quot;)&amp;[.AA23]" office:value-type="string" office:string-value="[17,20.9] ,[18,21.3] ,[19,21.6] ,[20,21.7] ,">
            <text:p>[17,20.9] ,[18,21.3] ,[19,21.6] ,[20,21.7] ,</text:p>
          </table:table-cell>
          <table:table-cell table:style-name="ce15" table:formula="of:=IF(['age based'.AA23]&gt;0;&quot;[&quot; &amp; ['age based'.AA$1]&amp; &quot;,&quot; &amp; SUBSTITUTE(TEXT(['age based'.AA23];&quot;#0,#&quot;);&quot;,&quot;;&quot;.&quot;)&amp;&quot;] ,&quot;;&quot;&quot;)&amp;[.AB23]" office:value-type="string" office:string-value="[17,20.9] ,[18,21.3] ,[19,21.6] ,[20,21.7] ,">
            <text:p>[17,20.9] ,[18,21.3] ,[19,21.6] ,[20,21.7] ,</text:p>
          </table:table-cell>
          <table:table-cell table:style-name="ce15" table:formula="of:=IF(['age based'.AB23]&gt;0;&quot;[&quot; &amp; ['age based'.AB$1]&amp; &quot;,&quot; &amp; SUBSTITUTE(TEXT(['age based'.AB23];&quot;#0,#&quot;);&quot;,&quot;;&quot;.&quot;)&amp;&quot;] ,&quot;;&quot;&quot;)&amp;[.AC23]" office:value-type="string" office:string-value="[17,20.9] ,[18,21.3] ,[19,21.6] ,[20,21.7] ,">
            <text:p>[17,20.9] ,[18,21.3] ,[19,21.6] ,[20,21.7] ,</text:p>
          </table:table-cell>
          <table:table-cell table:style-name="ce15" table:formula="of:=IF(['age based'.AC23]&gt;0;&quot;[&quot; &amp; ['age based'.AC$1]&amp; &quot;,&quot; &amp; SUBSTITUTE(TEXT(['age based'.AC23];&quot;#0,#&quot;);&quot;,&quot;;&quot;.&quot;)&amp;&quot;] ,&quot;;&quot;&quot;)&amp;[.AD23]" office:value-type="string" office:string-value="[17,20.9] ,[18,21.3] ,[19,21.6] ,[20,21.7] ,">
            <text:p>[17,20.9] ,[18,21.3] ,[19,21.6] ,[20,21.7] ,</text:p>
          </table:table-cell>
          <table:table-cell table:style-name="ce15" table:formula="of:=IF(['age based'.AD23]&gt;0;&quot;[&quot; &amp; ['age based'.AD$1]&amp; &quot;,&quot; &amp; SUBSTITUTE(TEXT(['age based'.AD23];&quot;#0,#&quot;);&quot;,&quot;;&quot;.&quot;)&amp;&quot;] ,&quot;;&quot;&quot;)&amp;[.AE23]" office:value-type="string" office:string-value="[17,20.9] ,[18,21.3] ,[19,21.6] ,[20,21.7] ,">
            <text:p>[17,20.9] ,[18,21.3] ,[19,21.6] ,[20,21.7] ,</text:p>
          </table:table-cell>
          <table:table-cell table:style-name="ce15" table:formula="of:=IF(['age based'.AE23]&gt;0;&quot;[&quot; &amp; ['age based'.AE$1]&amp; &quot;,&quot; &amp; SUBSTITUTE(TEXT(['age based'.AE23];&quot;#0,#&quot;);&quot;,&quot;;&quot;.&quot;)&amp;&quot;] ,&quot;;&quot;&quot;)&amp;[.AF23]" office:value-type="string" office:string-value="[18,21.3] ,[19,21.6] ,[20,21.7] ,">
            <text:p>[18,21.3] ,[19,21.6] ,[20,21.7] ,</text:p>
          </table:table-cell>
          <table:table-cell table:style-name="ce15" table:formula="of:=IF(['age based'.AF23]&gt;0;&quot;[&quot; &amp; ['age based'.AF$1]&amp; &quot;,&quot; &amp; SUBSTITUTE(TEXT(['age based'.AF23];&quot;#0,#&quot;);&quot;,&quot;;&quot;.&quot;)&amp;&quot;] ,&quot;;&quot;&quot;)&amp;[.AG23]" office:value-type="string" office:string-value="[19,21.6] ,[20,21.7] ,">
            <text:p>[19,21.6] ,[20,21.7] ,</text:p>
          </table:table-cell>
          <table:table-cell table:style-name="ce15" table:formula="of:=IF(['age based'.AG23]&gt;0;&quot;[&quot; &amp; ['age based'.AG$1]&amp; &quot;,&quot; &amp; SUBSTITUTE(TEXT(['age based'.AG23];&quot;#0,#&quot;);&quot;,&quot;;&quot;.&quot;)&amp;&quot;] ,&quot;;&quot;&quot;)&amp;[.AH23]" office:value-type="string" office:string-value="[20,21.7] ,">
            <text:p>[20,21.7] ,</text:p>
          </table:table-cell>
        </table:table-row>
        <table:table-row table:style-name="ro1">
          <table:table-cell table:formula="of:=IF(['age based'.B24]&lt;&gt;&quot;&quot;;['age based concatenate'.C24]&amp;&quot;= {};&quot;;&quot;&quot;)">
            <text:p/>
          </table:table-cell>
          <table:table-cell table:formula="of:=IF(['age based'.C24]=&quot;&quot;;&quot;&quot;;['age based concatenate'.C24]&amp;&quot;.&quot;&amp;['age based'.C24]&amp;&quot; = [&quot; &amp; ['age based concatenate'.D24]&amp;&quot;];&quot;)" office:value-type="string" office:string-value="amd_stats.f.BMI.max = [[2,19] ,[3,18.2] ,[4,18] ,[5,18.2] ,[6,18.8] ,[7,19.6] ,[8,20.6] ,[9,21.8] ,[10,23] ,[11,24] ,[12,25.2] ,[17,29.6] ,[18,30.4] ,[19,31] ,[20,31.8] ,];">
            <text:p>amd_stats.f.BMI.max = [[2,19] ,[3,18.2] ,[4,18] ,[5,18.2] ,[6,18.8] ,[7,19.6] ,[8,20.6] ,[9,21.8] ,[10,23] ,[11,24] ,[12,25.2] ,[17,29.6] ,[18,30.4] ,[19,31] ,[20,31.8] ,];</text:p>
          </table:table-cell>
          <table:table-cell table:formula="of:=IF(['age based'.B24]&lt;&gt;&quot;&quot;;['age based'.$B$1]&amp;&quot;.&quot;&amp;['age based'.B24];[.C23])" office:value-type="string" office:string-value="amd_stats.f.BMI">
            <text:p>amd_stats.f.BMI</text:p>
          </table:table-cell>
          <table:table-cell table:style-name="ce15" table:formula="of:=IF(['age based'.D24]&gt;0;&quot;[&quot; &amp; ['age based'.D$1]&amp; &quot;,&quot; &amp; SUBSTITUTE(TEXT(['age based'.D24];&quot;#0,#&quot;);&quot;,&quot;;&quot;.&quot;)&amp;&quot;] ,&quot;;&quot;&quot;)&amp;[.E24]" office:value-type="string" office:string-value="[2,19] ,[3,18.2] ,[4,18] ,[5,18.2] ,[6,18.8] ,[7,19.6] ,[8,20.6] ,[9,21.8] ,[10,23] ,[11,24] ,[12,25.2] ,[17,29.6] ,[18,30.4] ,[19,31] ,[20,31.8] ,">
            <text:p>[2,19] ,[3,18.2] ,[4,18] ,[5,18.2] ,[6,18.8] ,[7,19.6] ,[8,20.6] ,[9,21.8] ,[10,23] ,[11,24] ,[12,25.2] ,[17,29.6] ,[18,30.4] ,[19,31] ,[20,31.8] ,</text:p>
          </table:table-cell>
          <table:table-cell table:style-name="ce15" table:formula="of:=IF(['age based'.E24]&gt;0;&quot;[&quot; &amp; ['age based'.E$1]&amp; &quot;,&quot; &amp; SUBSTITUTE(TEXT(['age based'.E24];&quot;#0,#&quot;);&quot;,&quot;;&quot;.&quot;)&amp;&quot;] ,&quot;;&quot;&quot;)&amp;[.F24]" office:value-type="string" office:string-value="[2,19] ,[3,18.2] ,[4,18] ,[5,18.2] ,[6,18.8] ,[7,19.6] ,[8,20.6] ,[9,21.8] ,[10,23] ,[11,24] ,[12,25.2] ,[17,29.6] ,[18,30.4] ,[19,31] ,[20,31.8] ,">
            <text:p>[2,19] ,[3,18.2] ,[4,18] ,[5,18.2] ,[6,18.8] ,[7,19.6] ,[8,20.6] ,[9,21.8] ,[10,23] ,[11,24] ,[12,25.2] ,[17,29.6] ,[18,30.4] ,[19,31] ,[20,31.8] ,</text:p>
          </table:table-cell>
          <table:table-cell table:style-name="ce15" table:formula="of:=IF(['age based'.F24]&gt;0;&quot;[&quot; &amp; ['age based'.F$1]&amp; &quot;,&quot; &amp; SUBSTITUTE(TEXT(['age based'.F24];&quot;#0,#&quot;);&quot;,&quot;;&quot;.&quot;)&amp;&quot;] ,&quot;;&quot;&quot;)&amp;[.G24]" office:value-type="string" office:string-value="[2,19] ,[3,18.2] ,[4,18] ,[5,18.2] ,[6,18.8] ,[7,19.6] ,[8,20.6] ,[9,21.8] ,[10,23] ,[11,24] ,[12,25.2] ,[17,29.6] ,[18,30.4] ,[19,31] ,[20,31.8] ,">
            <text:p>[2,19] ,[3,18.2] ,[4,18] ,[5,18.2] ,[6,18.8] ,[7,19.6] ,[8,20.6] ,[9,21.8] ,[10,23] ,[11,24] ,[12,25.2] ,[17,29.6] ,[18,30.4] ,[19,31] ,[20,31.8] ,</text:p>
          </table:table-cell>
          <table:table-cell table:style-name="ce15" table:formula="of:=IF(['age based'.G24]&gt;0;&quot;[&quot; &amp; ['age based'.G$1]&amp; &quot;,&quot; &amp; SUBSTITUTE(TEXT(['age based'.G24];&quot;#0,#&quot;);&quot;,&quot;;&quot;.&quot;)&amp;&quot;] ,&quot;;&quot;&quot;)&amp;[.H24]" office:value-type="string" office:string-value="[2,19] ,[3,18.2] ,[4,18] ,[5,18.2] ,[6,18.8] ,[7,19.6] ,[8,20.6] ,[9,21.8] ,[10,23] ,[11,24] ,[12,25.2] ,[17,29.6] ,[18,30.4] ,[19,31] ,[20,31.8] ,">
            <text:p>[2,19] ,[3,18.2] ,[4,18] ,[5,18.2] ,[6,18.8] ,[7,19.6] ,[8,20.6] ,[9,21.8] ,[10,23] ,[11,24] ,[12,25.2] ,[17,29.6] ,[18,30.4] ,[19,31] ,[20,31.8] ,</text:p>
          </table:table-cell>
          <table:table-cell table:style-name="ce15" table:formula="of:=IF(['age based'.H24]&gt;0;&quot;[&quot; &amp; ['age based'.H$1]&amp; &quot;,&quot; &amp; SUBSTITUTE(TEXT(['age based'.H24];&quot;#0,#&quot;);&quot;,&quot;;&quot;.&quot;)&amp;&quot;] ,&quot;;&quot;&quot;)&amp;[.I24]" office:value-type="string" office:string-value="[2,19] ,[3,18.2] ,[4,18] ,[5,18.2] ,[6,18.8] ,[7,19.6] ,[8,20.6] ,[9,21.8] ,[10,23] ,[11,24] ,[12,25.2] ,[17,29.6] ,[18,30.4] ,[19,31] ,[20,31.8] ,">
            <text:p>[2,19] ,[3,18.2] ,[4,18] ,[5,18.2] ,[6,18.8] ,[7,19.6] ,[8,20.6] ,[9,21.8] ,[10,23] ,[11,24] ,[12,25.2] ,[17,29.6] ,[18,30.4] ,[19,31] ,[20,31.8] ,</text:p>
          </table:table-cell>
          <table:table-cell table:style-name="ce15" table:formula="of:=IF(['age based'.I24]&gt;0;&quot;[&quot; &amp; ['age based'.I$1]&amp; &quot;,&quot; &amp; SUBSTITUTE(TEXT(['age based'.I24];&quot;#0,#&quot;);&quot;,&quot;;&quot;.&quot;)&amp;&quot;] ,&quot;;&quot;&quot;)&amp;[.J24]" office:value-type="string" office:string-value="[2,19] ,[3,18.2] ,[4,18] ,[5,18.2] ,[6,18.8] ,[7,19.6] ,[8,20.6] ,[9,21.8] ,[10,23] ,[11,24] ,[12,25.2] ,[17,29.6] ,[18,30.4] ,[19,31] ,[20,31.8] ,">
            <text:p>[2,19] ,[3,18.2] ,[4,18] ,[5,18.2] ,[6,18.8] ,[7,19.6] ,[8,20.6] ,[9,21.8] ,[10,23] ,[11,24] ,[12,25.2] ,[17,29.6] ,[18,30.4] ,[19,31] ,[20,31.8] ,</text:p>
          </table:table-cell>
          <table:table-cell table:style-name="ce15" table:formula="of:=IF(['age based'.J24]&gt;0;&quot;[&quot; &amp; ['age based'.J$1]&amp; &quot;,&quot; &amp; SUBSTITUTE(TEXT(['age based'.J24];&quot;#0,#&quot;);&quot;,&quot;;&quot;.&quot;)&amp;&quot;] ,&quot;;&quot;&quot;)&amp;[.K24]" office:value-type="string" office:string-value="[2,19] ,[3,18.2] ,[4,18] ,[5,18.2] ,[6,18.8] ,[7,19.6] ,[8,20.6] ,[9,21.8] ,[10,23] ,[11,24] ,[12,25.2] ,[17,29.6] ,[18,30.4] ,[19,31] ,[20,31.8] ,">
            <text:p>[2,19] ,[3,18.2] ,[4,18] ,[5,18.2] ,[6,18.8] ,[7,19.6] ,[8,20.6] ,[9,21.8] ,[10,23] ,[11,24] ,[12,25.2] ,[17,29.6] ,[18,30.4] ,[19,31] ,[20,31.8] ,</text:p>
          </table:table-cell>
          <table:table-cell table:style-name="ce15" table:formula="of:=IF(['age based'.K24]&gt;0;&quot;[&quot; &amp; ['age based'.K$1]&amp; &quot;,&quot; &amp; SUBSTITUTE(TEXT(['age based'.K24];&quot;#0,#&quot;);&quot;,&quot;;&quot;.&quot;)&amp;&quot;] ,&quot;;&quot;&quot;)&amp;[.L24]" office:value-type="string" office:string-value="[2,19] ,[3,18.2] ,[4,18] ,[5,18.2] ,[6,18.8] ,[7,19.6] ,[8,20.6] ,[9,21.8] ,[10,23] ,[11,24] ,[12,25.2] ,[17,29.6] ,[18,30.4] ,[19,31] ,[20,31.8] ,">
            <text:p>[2,19] ,[3,18.2] ,[4,18] ,[5,18.2] ,[6,18.8] ,[7,19.6] ,[8,20.6] ,[9,21.8] ,[10,23] ,[11,24] ,[12,25.2] ,[17,29.6] ,[18,30.4] ,[19,31] ,[20,31.8] ,</text:p>
          </table:table-cell>
          <table:table-cell table:style-name="ce15" table:formula="of:=IF(['age based'.L24]&gt;0;&quot;[&quot; &amp; ['age based'.L$1]&amp; &quot;,&quot; &amp; SUBSTITUTE(TEXT(['age based'.L24];&quot;#0,#&quot;);&quot;,&quot;;&quot;.&quot;)&amp;&quot;] ,&quot;;&quot;&quot;)&amp;[.M24]" office:value-type="string" office:string-value="[2,19] ,[3,18.2] ,[4,18] ,[5,18.2] ,[6,18.8] ,[7,19.6] ,[8,20.6] ,[9,21.8] ,[10,23] ,[11,24] ,[12,25.2] ,[17,29.6] ,[18,30.4] ,[19,31] ,[20,31.8] ,">
            <text:p>[2,19] ,[3,18.2] ,[4,18] ,[5,18.2] ,[6,18.8] ,[7,19.6] ,[8,20.6] ,[9,21.8] ,[10,23] ,[11,24] ,[12,25.2] ,[17,29.6] ,[18,30.4] ,[19,31] ,[20,31.8] ,</text:p>
          </table:table-cell>
          <table:table-cell table:style-name="ce15" table:formula="of:=IF(['age based'.M24]&gt;0;&quot;[&quot; &amp; ['age based'.M$1]&amp; &quot;,&quot; &amp; SUBSTITUTE(TEXT(['age based'.M24];&quot;#0,#&quot;);&quot;,&quot;;&quot;.&quot;)&amp;&quot;] ,&quot;;&quot;&quot;)&amp;[.N24]" office:value-type="string" office:string-value="[3,18.2] ,[4,18] ,[5,18.2] ,[6,18.8] ,[7,19.6] ,[8,20.6] ,[9,21.8] ,[10,23] ,[11,24] ,[12,25.2] ,[17,29.6] ,[18,30.4] ,[19,31] ,[20,31.8] ,">
            <text:p>[3,18.2] ,[4,18] ,[5,18.2] ,[6,18.8] ,[7,19.6] ,[8,20.6] ,[9,21.8] ,[10,23] ,[11,24] ,[12,25.2] ,[17,29.6] ,[18,30.4] ,[19,31] ,[20,31.8] ,</text:p>
          </table:table-cell>
          <table:table-cell table:style-name="ce15" table:formula="of:=IF(['age based'.N24]&gt;0;&quot;[&quot; &amp; ['age based'.N$1]&amp; &quot;,&quot; &amp; SUBSTITUTE(TEXT(['age based'.N24];&quot;#0,#&quot;);&quot;,&quot;;&quot;.&quot;)&amp;&quot;] ,&quot;;&quot;&quot;)&amp;[.O24]" office:value-type="string" office:string-value="[3,18.2] ,[4,18] ,[5,18.2] ,[6,18.8] ,[7,19.6] ,[8,20.6] ,[9,21.8] ,[10,23] ,[11,24] ,[12,25.2] ,[17,29.6] ,[18,30.4] ,[19,31] ,[20,31.8] ,">
            <text:p>[3,18.2] ,[4,18] ,[5,18.2] ,[6,18.8] ,[7,19.6] ,[8,20.6] ,[9,21.8] ,[10,23] ,[11,24] ,[12,25.2] ,[17,29.6] ,[18,30.4] ,[19,31] ,[20,31.8] ,</text:p>
          </table:table-cell>
          <table:table-cell table:style-name="ce15" table:formula="of:=IF(['age based'.O24]&gt;0;&quot;[&quot; &amp; ['age based'.O$1]&amp; &quot;,&quot; &amp; SUBSTITUTE(TEXT(['age based'.O24];&quot;#0,#&quot;);&quot;,&quot;;&quot;.&quot;)&amp;&quot;] ,&quot;;&quot;&quot;)&amp;[.P24]" office:value-type="string" office:string-value="[3,18.2] ,[4,18] ,[5,18.2] ,[6,18.8] ,[7,19.6] ,[8,20.6] ,[9,21.8] ,[10,23] ,[11,24] ,[12,25.2] ,[17,29.6] ,[18,30.4] ,[19,31] ,[20,31.8] ,">
            <text:p>[3,18.2] ,[4,18] ,[5,18.2] ,[6,18.8] ,[7,19.6] ,[8,20.6] ,[9,21.8] ,[10,23] ,[11,24] ,[12,25.2] ,[17,29.6] ,[18,30.4] ,[19,31] ,[20,31.8] ,</text:p>
          </table:table-cell>
          <table:table-cell table:style-name="ce15" table:formula="of:=IF(['age based'.P24]&gt;0;&quot;[&quot; &amp; ['age based'.P$1]&amp; &quot;,&quot; &amp; SUBSTITUTE(TEXT(['age based'.P24];&quot;#0,#&quot;);&quot;,&quot;;&quot;.&quot;)&amp;&quot;] ,&quot;;&quot;&quot;)&amp;[.Q24]" office:value-type="string" office:string-value="[3,18.2] ,[4,18] ,[5,18.2] ,[6,18.8] ,[7,19.6] ,[8,20.6] ,[9,21.8] ,[10,23] ,[11,24] ,[12,25.2] ,[17,29.6] ,[18,30.4] ,[19,31] ,[20,31.8] ,">
            <text:p>[3,18.2] ,[4,18] ,[5,18.2] ,[6,18.8] ,[7,19.6] ,[8,20.6] ,[9,21.8] ,[10,23] ,[11,24] ,[12,25.2] ,[17,29.6] ,[18,30.4] ,[19,31] ,[20,31.8] ,</text:p>
          </table:table-cell>
          <table:table-cell table:style-name="ce15" table:formula="of:=IF(['age based'.Q24]&gt;0;&quot;[&quot; &amp; ['age based'.Q$1]&amp; &quot;,&quot; &amp; SUBSTITUTE(TEXT(['age based'.Q24];&quot;#0,#&quot;);&quot;,&quot;;&quot;.&quot;)&amp;&quot;] ,&quot;;&quot;&quot;)&amp;[.R24]" office:value-type="string" office:string-value="[4,18] ,[5,18.2] ,[6,18.8] ,[7,19.6] ,[8,20.6] ,[9,21.8] ,[10,23] ,[11,24] ,[12,25.2] ,[17,29.6] ,[18,30.4] ,[19,31] ,[20,31.8] ,">
            <text:p>[4,18] ,[5,18.2] ,[6,18.8] ,[7,19.6] ,[8,20.6] ,[9,21.8] ,[10,23] ,[11,24] ,[12,25.2] ,[17,29.6] ,[18,30.4] ,[19,31] ,[20,31.8] ,</text:p>
          </table:table-cell>
          <table:table-cell table:style-name="ce15" table:formula="of:=IF(['age based'.R24]&gt;0;&quot;[&quot; &amp; ['age based'.R$1]&amp; &quot;,&quot; &amp; SUBSTITUTE(TEXT(['age based'.R24];&quot;#0,#&quot;);&quot;,&quot;;&quot;.&quot;)&amp;&quot;] ,&quot;;&quot;&quot;)&amp;[.S24]" office:value-type="string" office:string-value="[5,18.2] ,[6,18.8] ,[7,19.6] ,[8,20.6] ,[9,21.8] ,[10,23] ,[11,24] ,[12,25.2] ,[17,29.6] ,[18,30.4] ,[19,31] ,[20,31.8] ,">
            <text:p>[5,18.2] ,[6,18.8] ,[7,19.6] ,[8,20.6] ,[9,21.8] ,[10,23] ,[11,24] ,[12,25.2] ,[17,29.6] ,[18,30.4] ,[19,31] ,[20,31.8] ,</text:p>
          </table:table-cell>
          <table:table-cell table:style-name="ce15" table:formula="of:=IF(['age based'.S24]&gt;0;&quot;[&quot; &amp; ['age based'.S$1]&amp; &quot;,&quot; &amp; SUBSTITUTE(TEXT(['age based'.S24];&quot;#0,#&quot;);&quot;,&quot;;&quot;.&quot;)&amp;&quot;] ,&quot;;&quot;&quot;)&amp;[.T24]" office:value-type="string" office:string-value="[6,18.8] ,[7,19.6] ,[8,20.6] ,[9,21.8] ,[10,23] ,[11,24] ,[12,25.2] ,[17,29.6] ,[18,30.4] ,[19,31] ,[20,31.8] ,">
            <text:p>[6,18.8] ,[7,19.6] ,[8,20.6] ,[9,21.8] ,[10,23] ,[11,24] ,[12,25.2] ,[17,29.6] ,[18,30.4] ,[19,31] ,[20,31.8] ,</text:p>
          </table:table-cell>
          <table:table-cell table:style-name="ce15" table:formula="of:=IF(['age based'.T24]&gt;0;&quot;[&quot; &amp; ['age based'.T$1]&amp; &quot;,&quot; &amp; SUBSTITUTE(TEXT(['age based'.T24];&quot;#0,#&quot;);&quot;,&quot;;&quot;.&quot;)&amp;&quot;] ,&quot;;&quot;&quot;)&amp;[.U24]" office:value-type="string" office:string-value="[7,19.6] ,[8,20.6] ,[9,21.8] ,[10,23] ,[11,24] ,[12,25.2] ,[17,29.6] ,[18,30.4] ,[19,31] ,[20,31.8] ,">
            <text:p>[7,19.6] ,[8,20.6] ,[9,21.8] ,[10,23] ,[11,24] ,[12,25.2] ,[17,29.6] ,[18,30.4] ,[19,31] ,[20,31.8] ,</text:p>
          </table:table-cell>
          <table:table-cell table:style-name="ce15" table:formula="of:=IF(['age based'.U24]&gt;0;&quot;[&quot; &amp; ['age based'.U$1]&amp; &quot;,&quot; &amp; SUBSTITUTE(TEXT(['age based'.U24];&quot;#0,#&quot;);&quot;,&quot;;&quot;.&quot;)&amp;&quot;] ,&quot;;&quot;&quot;)&amp;[.V24]" office:value-type="string" office:string-value="[8,20.6] ,[9,21.8] ,[10,23] ,[11,24] ,[12,25.2] ,[17,29.6] ,[18,30.4] ,[19,31] ,[20,31.8] ,">
            <text:p>[8,20.6] ,[9,21.8] ,[10,23] ,[11,24] ,[12,25.2] ,[17,29.6] ,[18,30.4] ,[19,31] ,[20,31.8] ,</text:p>
          </table:table-cell>
          <table:table-cell table:style-name="ce15" table:formula="of:=IF(['age based'.V24]&gt;0;&quot;[&quot; &amp; ['age based'.V$1]&amp; &quot;,&quot; &amp; SUBSTITUTE(TEXT(['age based'.V24];&quot;#0,#&quot;);&quot;,&quot;;&quot;.&quot;)&amp;&quot;] ,&quot;;&quot;&quot;)&amp;[.W24]" office:value-type="string" office:string-value="[9,21.8] ,[10,23] ,[11,24] ,[12,25.2] ,[17,29.6] ,[18,30.4] ,[19,31] ,[20,31.8] ,">
            <text:p>[9,21.8] ,[10,23] ,[11,24] ,[12,25.2] ,[17,29.6] ,[18,30.4] ,[19,31] ,[20,31.8] ,</text:p>
          </table:table-cell>
          <table:table-cell table:style-name="ce15" table:formula="of:=IF(['age based'.W24]&gt;0;&quot;[&quot; &amp; ['age based'.W$1]&amp; &quot;,&quot; &amp; SUBSTITUTE(TEXT(['age based'.W24];&quot;#0,#&quot;);&quot;,&quot;;&quot;.&quot;)&amp;&quot;] ,&quot;;&quot;&quot;)&amp;[.X24]" office:value-type="string" office:string-value="[10,23] ,[11,24] ,[12,25.2] ,[17,29.6] ,[18,30.4] ,[19,31] ,[20,31.8] ,">
            <text:p>[10,23] ,[11,24] ,[12,25.2] ,[17,29.6] ,[18,30.4] ,[19,31] ,[20,31.8] ,</text:p>
          </table:table-cell>
          <table:table-cell table:style-name="ce15" table:formula="of:=IF(['age based'.X24]&gt;0;&quot;[&quot; &amp; ['age based'.X$1]&amp; &quot;,&quot; &amp; SUBSTITUTE(TEXT(['age based'.X24];&quot;#0,#&quot;);&quot;,&quot;;&quot;.&quot;)&amp;&quot;] ,&quot;;&quot;&quot;)&amp;[.Y24]" office:value-type="string" office:string-value="[11,24] ,[12,25.2] ,[17,29.6] ,[18,30.4] ,[19,31] ,[20,31.8] ,">
            <text:p>[11,24] ,[12,25.2] ,[17,29.6] ,[18,30.4] ,[19,31] ,[20,31.8] ,</text:p>
          </table:table-cell>
          <table:table-cell table:style-name="ce15" table:formula="of:=IF(['age based'.Y24]&gt;0;&quot;[&quot; &amp; ['age based'.Y$1]&amp; &quot;,&quot; &amp; SUBSTITUTE(TEXT(['age based'.Y24];&quot;#0,#&quot;);&quot;,&quot;;&quot;.&quot;)&amp;&quot;] ,&quot;;&quot;&quot;)&amp;[.Z24]" office:value-type="string" office:string-value="[12,25.2] ,[17,29.6] ,[18,30.4] ,[19,31] ,[20,31.8] ,">
            <text:p>[12,25.2] ,[17,29.6] ,[18,30.4] ,[19,31] ,[20,31.8] ,</text:p>
          </table:table-cell>
          <table:table-cell table:style-name="ce15" table:formula="of:=IF(['age based'.Z24]&gt;0;&quot;[&quot; &amp; ['age based'.Z$1]&amp; &quot;,&quot; &amp; SUBSTITUTE(TEXT(['age based'.Z24];&quot;#0,#&quot;);&quot;,&quot;;&quot;.&quot;)&amp;&quot;] ,&quot;;&quot;&quot;)&amp;[.AA24]" office:value-type="string" office:string-value="[17,29.6] ,[18,30.4] ,[19,31] ,[20,31.8] ,">
            <text:p>[17,29.6] ,[18,30.4] ,[19,31] ,[20,31.8] ,</text:p>
          </table:table-cell>
          <table:table-cell table:style-name="ce15" table:formula="of:=IF(['age based'.AA24]&gt;0;&quot;[&quot; &amp; ['age based'.AA$1]&amp; &quot;,&quot; &amp; SUBSTITUTE(TEXT(['age based'.AA24];&quot;#0,#&quot;);&quot;,&quot;;&quot;.&quot;)&amp;&quot;] ,&quot;;&quot;&quot;)&amp;[.AB24]" office:value-type="string" office:string-value="[17,29.6] ,[18,30.4] ,[19,31] ,[20,31.8] ,">
            <text:p>[17,29.6] ,[18,30.4] ,[19,31] ,[20,31.8] ,</text:p>
          </table:table-cell>
          <table:table-cell table:style-name="ce15" table:formula="of:=IF(['age based'.AB24]&gt;0;&quot;[&quot; &amp; ['age based'.AB$1]&amp; &quot;,&quot; &amp; SUBSTITUTE(TEXT(['age based'.AB24];&quot;#0,#&quot;);&quot;,&quot;;&quot;.&quot;)&amp;&quot;] ,&quot;;&quot;&quot;)&amp;[.AC24]" office:value-type="string" office:string-value="[17,29.6] ,[18,30.4] ,[19,31] ,[20,31.8] ,">
            <text:p>[17,29.6] ,[18,30.4] ,[19,31] ,[20,31.8] ,</text:p>
          </table:table-cell>
          <table:table-cell table:style-name="ce15" table:formula="of:=IF(['age based'.AC24]&gt;0;&quot;[&quot; &amp; ['age based'.AC$1]&amp; &quot;,&quot; &amp; SUBSTITUTE(TEXT(['age based'.AC24];&quot;#0,#&quot;);&quot;,&quot;;&quot;.&quot;)&amp;&quot;] ,&quot;;&quot;&quot;)&amp;[.AD24]" office:value-type="string" office:string-value="[17,29.6] ,[18,30.4] ,[19,31] ,[20,31.8] ,">
            <text:p>[17,29.6] ,[18,30.4] ,[19,31] ,[20,31.8] ,</text:p>
          </table:table-cell>
          <table:table-cell table:style-name="ce15" table:formula="of:=IF(['age based'.AD24]&gt;0;&quot;[&quot; &amp; ['age based'.AD$1]&amp; &quot;,&quot; &amp; SUBSTITUTE(TEXT(['age based'.AD24];&quot;#0,#&quot;);&quot;,&quot;;&quot;.&quot;)&amp;&quot;] ,&quot;;&quot;&quot;)&amp;[.AE24]" office:value-type="string" office:string-value="[17,29.6] ,[18,30.4] ,[19,31] ,[20,31.8] ,">
            <text:p>[17,29.6] ,[18,30.4] ,[19,31] ,[20,31.8] ,</text:p>
          </table:table-cell>
          <table:table-cell table:style-name="ce15" table:formula="of:=IF(['age based'.AE24]&gt;0;&quot;[&quot; &amp; ['age based'.AE$1]&amp; &quot;,&quot; &amp; SUBSTITUTE(TEXT(['age based'.AE24];&quot;#0,#&quot;);&quot;,&quot;;&quot;.&quot;)&amp;&quot;] ,&quot;;&quot;&quot;)&amp;[.AF24]" office:value-type="string" office:string-value="[18,30.4] ,[19,31] ,[20,31.8] ,">
            <text:p>[18,30.4] ,[19,31] ,[20,31.8] ,</text:p>
          </table:table-cell>
          <table:table-cell table:style-name="ce15" table:formula="of:=IF(['age based'.AF24]&gt;0;&quot;[&quot; &amp; ['age based'.AF$1]&amp; &quot;,&quot; &amp; SUBSTITUTE(TEXT(['age based'.AF24];&quot;#0,#&quot;);&quot;,&quot;;&quot;.&quot;)&amp;&quot;] ,&quot;;&quot;&quot;)&amp;[.AG24]" office:value-type="string" office:string-value="[19,31] ,[20,31.8] ,">
            <text:p>[19,31] ,[20,31.8] ,</text:p>
          </table:table-cell>
          <table:table-cell table:style-name="ce15" table:formula="of:=IF(['age based'.AG24]&gt;0;&quot;[&quot; &amp; ['age based'.AG$1]&amp; &quot;,&quot; &amp; SUBSTITUTE(TEXT(['age based'.AG24];&quot;#0,#&quot;);&quot;,&quot;;&quot;.&quot;)&amp;&quot;] ,&quot;;&quot;&quot;)&amp;[.AH24]" office:value-type="string" office:string-value="[20,31.8] ,">
            <text:p>[20,31.8] ,</text:p>
          </table:table-cell>
        </table:table-row>
        <table:table-row table:style-name="ro1" table:number-rows-repeated="1048550">
          <table:table-cell table:number-columns-repeated="33"/>
        </table:table-row>
        <table:table-row table:style-name="ro1">
          <table:table-cell table:number-columns-repeated="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5107" number:language="fr" number:country="BE">
      <number:day/>
      <number:text>-</number:text>
      <number:month number:textual="true"/>
      <number:text>-</number:text>
      <number:year/>
    </number:date-style>
    <number:date-style style:name="N5108" number:language="fr" number:country="BE">
      <number:day/>
      <number:text>-</number:text>
      <number:month number:textual="true"/>
    </number:date-style>
    <number:date-style style:name="N5109" number:language="fr" number:country="BE">
      <number:month number:textual="true"/>
      <number:text>-</number:text>
      <number:year/>
    </number:date-style>
    <number:time-style style:name="N5110" number:language="fr" number:country="BE">
      <number:hours/>
      <number:text>:</number:text>
      <number:minutes number:style="long"/>
      <number:text> </number:text>
      <number:am-pm/>
    </number:time-style>
    <number:time-style style:name="N5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fr" number:country="BE">
      <number:hours/>
      <number:text>:</number:text>
      <number:minutes number:style="long"/>
    </number:time-style>
    <number:time-style style:name="N5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5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fr" number:country="BE">
      <number:number number:decimal-places="0" number:min-integer-digits="1" number:grouping="true"/>
      <number:text>   </number:text>
    </number:number-style>
    <number:number-style style:name="N5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BE">
      <number:number number:decimal-places="0" number:min-integer-digits="1" number:grouping="true"/>
      <number:text>   </number:text>
    </number:number-style>
    <number:number-style style:name="N5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BE">
      <number:number number:decimal-places="2" number:min-integer-digits="1" number:grouping="true"/>
      <number:text>   </number:text>
    </number:number-style>
    <number:number-style style:name="N5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BE">
      <number:number number:decimal-places="2" number:min-integer-digits="1" number:grouping="true"/>
      <number:text>   </number:text>
    </number:number-style>
    <number:number-style style:name="N5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BE">
      <number:number number:decimal-places="0" number:min-integer-digits="1" number:grouping="true"/>
      <number:text> €</number:text>
    </number:number-style>
    <number:number-style style:name="N5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BE">
      <number:number number:decimal-places="0" number:min-integer-digits="1" number:grouping="true"/>
      <number:text> €</number:text>
    </number:number-style>
    <number:number-style style:name="N5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3P0"/>
    </number:number-style>
    <number:number-style style:name="N5125P0" style:volatile="true" number:language="fr" number:country="BE">
      <number:number number:decimal-places="2" number:min-integer-digits="1" number:grouping="true"/>
      <number:text> €</number:text>
    </number:number-style>
    <number:number-style style:name="N5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number:number-style style:name="N5126P0" style:volatile="true" number:language="fr" number:country="BE">
      <number:number number:decimal-places="2" number:min-integer-digits="1" number:grouping="true"/>
      <number:text> €</number:text>
    </number:number-style>
    <number:number-style style:name="N5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6P0"/>
    </number:number-style>
    <style:style style:name="Default" style:family="table-cell">
      <style:table-cell-properties fo:padding="0.071cm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4">24/08/2011</text:date>, <text:time>10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an Honlet</meta:initial-creator>
    <meta:creation-date>2010-08-29T14:32:31</meta:creation-date>
    <dc:creator>Jean Honlet</dc:creator>
    <dc:date>2011-08-24T10:13:09</dc:date>
    <meta:editing-cycles>231</meta:editing-cycles>
    <meta:editing-duration>PT15H22M35S</meta:editing-duration>
    <meta:generator>LibreOffice/3.3$Linux LibreOffice_project/330m19$Build-301</meta:generator>
    <meta:document-statistic meta:table-count="5" meta:cell-count="3579" meta:object-count="0"/>
  </office:meta>
</office:document-meta>
</file>